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61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1.723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1.423cm"/>
    </style:style>
    <style:style style:name="co13" style:family="table-column">
      <style:table-column-properties fo:break-before="auto" style:column-width="1.533cm"/>
    </style:style>
    <style:style style:name="co14" style:family="table-column">
      <style:table-column-properties fo:break-before="auto" style:column-width="1.887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percentage-style style:name="N11">
      <number:number number:decimal-places="2" number:min-decimal-places="2" number:min-integer-digits="1"/>
      <number:text> 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"/>
    <style:style style:name="ce4" style:family="table-cell" style:parent-style-name="Default" style:data-style-name="N10"/>
    <style:style style:name="ce5" style:family="table-cell" style:parent-style-name="Default" style:data-style-name="N124"/>
    <style:style style:name="ce6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93_carEXA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1" table:number-columns-repeated="5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car_nat</text:p>
          </table:table-cell>
          <table:table-cell office:value-type="string" calcext:value-type="string">
            <text:p>i_est_1km</text:p>
          </table:table-cell>
          <table:table-cell table:style-name="Default" office:value-type="string" calcext:value-type="string">
            <text:p>lcog_geo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men_pauv</text:p>
          </table:table-cell>
          <table:table-cell office:value-type="string" calcext:value-type="string">
            <text:p>men_1ind</text:p>
          </table:table-cell>
          <table:table-cell office:value-type="string" calcext:value-type="string">
            <text:p>men_5ind</text:p>
          </table:table-cell>
          <table:table-cell office:value-type="string" calcext:value-type="string">
            <text:p>men_prop</text:p>
          </table:table-cell>
          <table:table-cell office:value-type="string" calcext:value-type="string">
            <text:p>men_fmp</text:p>
          </table:table-cell>
          <table:table-cell office:value-type="string" calcext:value-type="string">
            <text:p>ind_snv</text:p>
          </table:table-cell>
          <table:table-cell office:value-type="string" calcext:value-type="string">
            <text:p>men_surf</text:p>
          </table:table-cell>
          <table:table-cell office:value-type="string" calcext:value-type="string">
            <text:p>men_coll</text:p>
          </table:table-cell>
          <table:table-cell office:value-type="string" calcext:value-type="string">
            <text:p>men_mais</text:p>
          </table:table-cell>
          <table:table-cell office:value-type="string" calcext:value-type="string">
            <text:p>log_av45</text:p>
          </table:table-cell>
          <table:table-cell office:value-type="string" calcext:value-type="string">
            <text:p>log_45_70</text:p>
          </table:table-cell>
          <table:table-cell office:value-type="string" calcext:value-type="string">
            <text:p>log_70_90</text:p>
          </table:table-cell>
          <table:table-cell office:value-type="string" calcext:value-type="string">
            <text:p>log_ap90</text:p>
          </table:table-cell>
          <table:table-cell office:value-type="string" calcext:value-type="string">
            <text:p>log_inc</text:p>
          </table:table-cell>
          <table:table-cell office:value-type="string" calcext:value-type="string">
            <text:p>log_soc</text:p>
          </table:table-cell>
          <table:table-cell office:value-type="string" calcext:value-type="string">
            <text:p>ind_0_3</text:p>
          </table:table-cell>
          <table:table-cell office:value-type="string" calcext:value-type="string">
            <text:p>ind_4_5</text:p>
          </table:table-cell>
          <table:table-cell office:value-type="string" calcext:value-type="string">
            <text:p>ind_6_10</text:p>
          </table:table-cell>
          <table:table-cell office:value-type="string" calcext:value-type="string">
            <text:p>ind_11_17</text:p>
          </table:table-cell>
          <table:table-cell office:value-type="string" calcext:value-type="string">
            <text:p>ind_18_24</text:p>
          </table:table-cell>
          <table:table-cell office:value-type="string" calcext:value-type="string">
            <text:p>ind_25_39</text:p>
          </table:table-cell>
          <table:table-cell office:value-type="string" calcext:value-type="string">
            <text:p>ind_40_54</text:p>
          </table:table-cell>
          <table:table-cell office:value-type="string" calcext:value-type="string">
            <text:p>ind_55_64</text:p>
          </table:table-cell>
          <table:table-cell office:value-type="string" calcext:value-type="string">
            <text:p>ind_65_79</text:p>
          </table:table-cell>
          <table:table-cell office:value-type="string" calcext:value-type="string">
            <text:p>ind_80p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93048</text:p>
          </table:table-cell>
          <table:table-cell office:value-type="float" office:value="341.5" calcext:value-type="float">
            <text:p>341,5</text:p>
          </table:table-cell>
          <table:table-cell office:value-type="float" office:value="131" calcext:value-type="float">
            <text:p>13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7842392.3" calcext:value-type="float">
            <text:p>7842392,3</text:p>
          </table:table-cell>
          <table:table-cell office:value-type="float" office:value="9454" calcext:value-type="float">
            <text:p>9454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.5" calcext:value-type="float">
            <text:p>8,5</text:p>
          </table:table-cell>
          <table:table-cell office:value-type="float" office:value="22.5" calcext:value-type="float">
            <text:p>22,5</text:p>
          </table:table-cell>
          <table:table-cell office:value-type="float" office:value="25" calcext:value-type="float">
            <text:p>25</text:p>
          </table:table-cell>
          <table:table-cell office:value-type="float" office:value="32.5" calcext:value-type="float">
            <text:p>32,5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CRS3035RES1000mN2890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93048</text:p>
          </table:table-cell>
          <table:table-cell office:value-type="float" office:value="379" calcext:value-type="float">
            <text:p>379</text:p>
          </table:table-cell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9440584.5" calcext:value-type="float">
            <text:p>9440584,5</text:p>
          </table:table-cell>
          <table:table-cell office:value-type="float" office:value="9141" calcext:value-type="float">
            <text:p>9141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0.5" calcext:value-type="float">
            <text:p>40,5</text:p>
          </table:table-cell>
          <table:table-cell office:value-type="float" office:value="41.5" calcext:value-type="float">
            <text:p>41,5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CRS3035RES1000mN2890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219" calcext:value-type="float">
            <text:p>219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4745438.2" calcext:value-type="float">
            <text:p>4745438,2</text:p>
          </table:table-cell>
          <table:table-cell office:value-type="float" office:value="4544" calcext:value-type="float">
            <text:p>4544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.5" calcext:value-type="float">
            <text:p>11,5</text:p>
          </table:table-cell>
          <table:table-cell office:value-type="float" office:value="22.5" calcext:value-type="float">
            <text:p>22,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RS3035RES1000mN2890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385.5" calcext:value-type="float">
            <text:p>385,5</text:p>
          </table:table-cell>
          <table:table-cell office:value-type="float" office:value="151" calcext:value-type="float">
            <text:p>151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7971337.3" calcext:value-type="float">
            <text:p>7971337,3</text:p>
          </table:table-cell>
          <table:table-cell office:value-type="float" office:value="9910" calcext:value-type="float">
            <text:p>991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4.5" calcext:value-type="float">
            <text:p>24,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RS3035RES1000mN2890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113" calcext:value-type="float">
            <text:p>113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074393.2" calcext:value-type="float">
            <text:p>2074393,2</text:p>
          </table:table-cell>
          <table:table-cell office:value-type="float" office:value="3007" calcext:value-type="float">
            <text:p>3007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RS3035RES1000mN2890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93048</text:p>
          </table:table-cell>
          <table:table-cell office:value-type="float" office:value="387" calcext:value-type="float">
            <text:p>387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office:value-type="float" office:value="8879261.4" calcext:value-type="float">
            <text:p>8879261,4</text:p>
          </table:table-cell>
          <table:table-cell office:value-type="float" office:value="9902" calcext:value-type="float">
            <text:p>9902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6.5" calcext:value-type="float">
            <text:p>36,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2.5" calcext:value-type="float">
            <text:p>22,5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RS3035RES1000mN2890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135" calcext:value-type="float">
            <text:p>13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214862.3" calcext:value-type="float">
            <text:p>3214862,3</text:p>
          </table:table-cell>
          <table:table-cell office:value-type="float" office:value="4029" calcext:value-type="float">
            <text:p>402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,5</text:p>
          </table:table-cell>
          <table:table-cell office:value-type="float" office:value="10.5" calcext:value-type="float">
            <text:p>10,5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RS3035RES1000mN2890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22" calcext:value-type="float">
            <text:p>22</text:p>
          </table:table-cell>
          <table:table-cell office:value-type="float" office:value="9.2" calcext:value-type="float">
            <text:p>9,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office:value-type="float" office:value="457801.8" calcext:value-type="float">
            <text:p>457801,8</text:p>
          </table:table-cell>
          <table:table-cell office:value-type="float" office:value="669.6" calcext:value-type="float">
            <text:p>669,6</text:p>
          </table:table-cell>
          <table:table-cell office:value-type="float" office:value="1.6" calcext:value-type="float">
            <text:p>1,6</text:p>
          </table:table-cell>
          <table:table-cell office:value-type="float" office:value="7.6" calcext:value-type="float">
            <text:p>7,6</text:p>
          </table:table-cell>
          <table:table-cell office:value-type="float" office:value="6.4" calcext:value-type="float">
            <text:p>6,4</text:p>
          </table:table-cell>
          <table:table-cell office:value-type="float" office:value="1.6" calcext:value-type="float">
            <text:p>1,6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.4" calcext:value-type="float">
            <text:p>1,4</text:p>
          </table:table-cell>
          <table:table-cell office:value-type="float" office:value="3.7" calcext:value-type="float">
            <text:p>3,7</text:p>
          </table:table-cell>
          <table:table-cell office:value-type="float" office:value="5.3" calcext:value-type="float">
            <text:p>5,3</text:p>
          </table:table-cell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,1</text:p>
          </table:table-cell>
          <table:table-cell office:value-type="float" office:value="0.7" calcext:value-type="float">
            <text:p>0,7</text:p>
          </table:table-cell>
        </table:table-row>
        <table:table-row table:style-name="ro1" table:visibility="filter">
          <table:table-cell office:value-type="string" calcext:value-type="string">
            <text:p>CRS3035RES1000mN2890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209.5" calcext:value-type="float">
            <text:p>209,5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888337.1" calcext:value-type="float">
            <text:p>3888337,1</text:p>
          </table:table-cell>
          <table:table-cell office:value-type="float" office:value="5986" calcext:value-type="float">
            <text:p>598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.5" calcext:value-type="float">
            <text:p>14,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RS3035RES1000mN2890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93048</text:p>
          </table:table-cell>
          <table:table-cell office:value-type="float" office:value="1018" calcext:value-type="float">
            <text:p>1018</text:p>
          </table:table-cell>
          <table:table-cell office:value-type="float" office:value="370" calcext:value-type="float">
            <text:p>370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9600001.4" calcext:value-type="float">
            <text:p>19600001,4</text:p>
          </table:table-cell>
          <table:table-cell office:value-type="float" office:value="25105" calcext:value-type="float">
            <text:p>25105</text:p>
          </table:table-cell>
          <table:table-cell office:value-type="float" office:value="322" calcext:value-type="float">
            <text:p>32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66.5" calcext:value-type="float">
            <text:p>66,5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65.5" calcext:value-type="float">
            <text:p>65,5</text:p>
          </table:table-cell>
          <table:table-cell office:value-type="float" office:value="227" calcext:value-type="float">
            <text:p>227</text:p>
          </table:table-cell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CRS3035RES1000mN2891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759.5" calcext:value-type="float">
            <text:p>759,5</text:p>
          </table:table-cell>
          <table:table-cell office:value-type="float" office:value="270" calcext:value-type="float">
            <text:p>270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109" calcext:value-type="float">
            <text:p>109</text:p>
          </table:table-cell>
          <table:table-cell office:value-type="float" office:value="44" calcext:value-type="float">
            <text:p>44</text:p>
          </table:table-cell>
          <table:table-cell office:value-type="float" office:value="16523385.2" calcext:value-type="float">
            <text:p>16523385,2</text:p>
          </table:table-cell>
          <table:table-cell office:value-type="float" office:value="21144" calcext:value-type="float">
            <text:p>21144</text:p>
          </table:table-cell>
          <table:table-cell office:value-type="float" office:value="204" calcext:value-type="float">
            <text:p>204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72.5" calcext:value-type="float">
            <text:p>72,5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CRS3035RES1000mN2891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191" calcext:value-type="float">
            <text:p>191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4785009.8" calcext:value-type="float">
            <text:p>4785009,8</text:p>
          </table:table-cell>
          <table:table-cell office:value-type="float" office:value="5701" calcext:value-type="float">
            <text:p>5701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.5" calcext:value-type="float">
            <text:p>16,5</text:p>
          </table:table-cell>
          <table:table-cell office:value-type="float" office:value="11.5" calcext:value-type="float">
            <text:p>11,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RS3035RES1000mN2891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16" calcext:value-type="float">
            <text:p>16</text:p>
          </table:table-cell>
          <table:table-cell office:value-type="float" office:value="6.4" calcext:value-type="float">
            <text:p>6,4</text:p>
          </table:table-cell>
          <table:table-cell office:value-type="float" office:value="1.2" calcext:value-type="float">
            <text:p>1,2</text:p>
          </table:table-cell>
          <table:table-cell office:value-type="float" office:value="2.1" calcext:value-type="float">
            <text:p>2,1</text:p>
          </table:table-cell>
          <table:table-cell office:value-type="float" office:value="0.5" calcext:value-type="float">
            <text:p>0,5</text:p>
          </table:table-cell>
          <table:table-cell office:value-type="float" office:value="4.5" calcext:value-type="float">
            <text:p>4,5</text:p>
          </table:table-cell>
          <table:table-cell office:value-type="float" office:value="0.8" calcext:value-type="float">
            <text:p>0,8</text:p>
          </table:table-cell>
          <table:table-cell office:value-type="float" office:value="409179.9" calcext:value-type="float">
            <text:p>409179,9</text:p>
          </table:table-cell>
          <table:table-cell office:value-type="float" office:value="484" calcext:value-type="float">
            <text:p>484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,4</text:p>
          </table:table-cell>
          <table:table-cell office:value-type="float" office:value="3.4" calcext:value-type="float">
            <text:p>3,4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3" calcext:value-type="float">
            <text:p>1,3</text:p>
          </table:table-cell>
          <table:table-cell office:value-type="float" office:value="1.8" calcext:value-type="float">
            <text:p>1,8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 office:value-type="float" office:value="2.1" calcext:value-type="float">
            <text:p>2,1</text:p>
          </table:table-cell>
          <table:table-cell office:value-type="float" office:value="1.2" calcext:value-type="float">
            <text:p>1,2</text:p>
          </table:table-cell>
          <table:table-cell office:value-type="float" office:value="0.9" calcext:value-type="float">
            <text:p>0,9</text:p>
          </table:table-cell>
        </table:table-row>
        <table:table-row table:style-name="ro1" table:visibility="filter">
          <table:table-cell office:value-type="string" calcext:value-type="string">
            <text:p>CRS3035RES1000mN2891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797" calcext:value-type="float">
            <text:p>797</text:p>
          </table:table-cell>
          <table:table-cell office:value-type="float" office:value="300" calcext:value-type="float">
            <text:p>300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3324611" calcext:value-type="float">
            <text:p>13324611</text:p>
          </table:table-cell>
          <table:table-cell office:value-type="float" office:value="20522" calcext:value-type="float">
            <text:p>20522</text:p>
          </table:table-cell>
          <table:table-cell office:value-type="float" office:value="285" calcext:value-type="float">
            <text:p>28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64.5" calcext:value-type="float">
            <text:p>64,5</text:p>
          </table:table-cell>
          <table:table-cell office:value-type="float" office:value="104.5" calcext:value-type="float">
            <text:p>104,5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187" calcext:value-type="float">
            <text:p>187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CRS3035RES1000mN2891000E376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93053</text:p>
          </table:table-cell>
          <table:table-cell office:value-type="float" office:value="1081.5" calcext:value-type="float">
            <text:p>1081,5</text:p>
          </table:table-cell>
          <table:table-cell office:value-type="float" office:value="422" calcext:value-type="float">
            <text:p>422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18298897.4" calcext:value-type="float">
            <text:p>18298897,4</text:p>
          </table:table-cell>
          <table:table-cell office:value-type="float" office:value="29470" calcext:value-type="float">
            <text:p>29470</text:p>
          </table:table-cell>
          <table:table-cell office:value-type="float" office:value="398" calcext:value-type="float">
            <text:p>398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52" calcext:value-type="float">
            <text:p>3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61" calcext:value-type="float">
            <text:p>61</text:p>
          </table:table-cell>
          <table:table-cell office:value-type="float" office:value="38.5" calcext:value-type="float">
            <text:p>38,5</text:p>
          </table:table-cell>
          <table:table-cell office:value-type="float" office:value="79" calcext:value-type="float">
            <text:p>79</text:p>
          </table:table-cell>
          <table:table-cell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36" calcext:value-type="float">
            <text:p>136</text:p>
          </table:table-cell>
          <table:table-cell office:value-type="float" office:value="123" calcext:value-type="float">
            <text:p>123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string" calcext:value-type="string">
            <text:p>CRS3035RES1000mN2891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93006</text:p>
          </table:table-cell>
          <table:table-cell office:value-type="float" office:value="252" calcext:value-type="float">
            <text:p>252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6426700.2" calcext:value-type="float">
            <text:p>6426700,2</text:p>
          </table:table-cell>
          <table:table-cell office:value-type="float" office:value="7359" calcext:value-type="float">
            <text:p>735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,5</text:p>
          </table:table-cell>
          <table:table-cell office:value-type="float" office:value="15.5" calcext:value-type="float">
            <text:p>15,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RS3035RES1000mN2891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508.5" calcext:value-type="float">
            <text:p>508,5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11968372" calcext:value-type="float">
            <text:p>11968372</text:p>
          </table:table-cell>
          <table:table-cell office:value-type="float" office:value="12251" calcext:value-type="float">
            <text:p>12251</text:p>
          </table:table-cell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49.5" calcext:value-type="float">
            <text:p>49,5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103" calcext:value-type="float">
            <text:p>103</text:p>
          </table:table-cell>
          <table:table-cell office:value-type="float" office:value="117" calcext:value-type="float">
            <text:p>117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CRS3035RES1000mN2891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166" calcext:value-type="float">
            <text:p>166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3545519.1" calcext:value-type="float">
            <text:p>3545519,1</text:p>
          </table:table-cell>
          <table:table-cell office:value-type="float" office:value="4505" calcext:value-type="float">
            <text:p>4505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,5</text:p>
          </table:table-cell>
          <table:table-cell office:value-type="float" office:value="9.5" calcext:value-type="float">
            <text:p>9,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RS3035RES1000mN2891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322" calcext:value-type="float">
            <text:p>322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8599890.1" calcext:value-type="float">
            <text:p>8599890,1</text:p>
          </table:table-cell>
          <table:table-cell office:value-type="float" office:value="8944" calcext:value-type="float">
            <text:p>8944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office:value-type="float" office:value="16" calcext:value-type="float">
            <text:p>16</text:p>
          </table:table-cell>
          <table:table-cell office:value-type="float" office:value="29.5" calcext:value-type="float">
            <text:p>29,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RS3035RES1000mN2891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731" calcext:value-type="float">
            <text:p>731</text:p>
          </table:table-cell>
          <table:table-cell office:value-type="float" office:value="308" calcext:value-type="float">
            <text:p>308</text:p>
          </table:table-cell>
          <table:table-cell office:value-type="float" office:value="47" calcext:value-type="float">
            <text:p>47</text:p>
          </table:table-cell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15763497.7" calcext:value-type="float">
            <text:p>15763497,7</text:p>
          </table:table-cell>
          <table:table-cell office:value-type="float" office:value="19881" calcext:value-type="float">
            <text:p>19881</text:p>
          </table:table-cell>
          <table:table-cell office:value-type="float" office:value="299" calcext:value-type="float">
            <text:p>29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224" calcext:value-type="float">
            <text:p>224</text:p>
          </table:table-cell>
          <table:table-cell office:value-type="float" office:value="143" calcext:value-type="float">
            <text:p>14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CRS3035RES1000mN2891000E376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93053</text:p>
          </table:table-cell>
          <table:table-cell office:value-type="float" office:value="141" calcext:value-type="float">
            <text:p>141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824952.5" calcext:value-type="float">
            <text:p>2824952,5</text:p>
          </table:table-cell>
          <table:table-cell office:value-type="float" office:value="3199" calcext:value-type="float">
            <text:p>3199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.5" calcext:value-type="float">
            <text:p>10,5</text:p>
          </table:table-cell>
          <table:table-cell office:value-type="float" office:value="7.5" calcext:value-type="float">
            <text:p>7,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RS3035RES200mN2891400E3766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93045</text:p>
          </table:table-cell>
          <table:table-cell office:value-type="float" office:value="689" calcext:value-type="float">
            <text:p>689</text:p>
          </table:table-cell>
          <table:table-cell office:value-type="float" office:value="282" calcext:value-type="float">
            <text:p>282</text:p>
          </table:table-cell>
          <table:table-cell office:value-type="float" office:value="52" calcext:value-type="float">
            <text:p>52</text:p>
          </table:table-cell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38" calcext:value-type="float">
            <text:p>38</text:p>
          </table:table-cell>
          <table:table-cell office:value-type="float" office:value="16776258" calcext:value-type="float">
            <text:p>16776258</text:p>
          </table:table-cell>
          <table:table-cell office:value-type="float" office:value="17865" calcext:value-type="float">
            <text:p>17865</text:p>
          </table:table-cell>
          <table:table-cell office:value-type="float" office:value="237" calcext:value-type="float">
            <text:p>2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45.5" calcext:value-type="float">
            <text:p>45,5</text:p>
          </table:table-cell>
          <table:table-cell office:value-type="float" office:value="58" calcext:value-type="float">
            <text:p>58</text:p>
          </table:table-cell>
          <table:table-cell office:value-type="float" office:value="50.5" calcext:value-type="float">
            <text:p>50,5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CRS3035RES200mN2891400E3766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1499.5" calcext:value-type="float">
            <text:p>1499,5</text:p>
          </table:table-cell>
          <table:table-cell office:value-type="float" office:value="593" calcext:value-type="float">
            <text:p>593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124" calcext:value-type="float">
            <text:p>124</text:p>
          </table:table-cell>
          <table:table-cell office:value-type="float" office:value="24365058.1" calcext:value-type="float">
            <text:p>24365058,1</text:p>
          </table:table-cell>
          <table:table-cell office:value-type="float" office:value="35886" calcext:value-type="float">
            <text:p>35886</text:p>
          </table:table-cell>
          <table:table-cell office:value-type="float" office:value="591" calcext:value-type="float">
            <text:p>5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121.5" calcext:value-type="float">
            <text:p>121,5</text:p>
          </table:table-cell>
          <table:table-cell office:value-type="float" office:value="173" calcext:value-type="float">
            <text:p>173</text:p>
          </table:table-cell>
          <table:table-cell office:value-type="float" office:value="107" calcext:value-type="float">
            <text:p>107</text:p>
          </table:table-cell>
          <table:table-cell office:value-type="float" office:value="276" calcext:value-type="float">
            <text:p>276</text:p>
          </table:table-cell>
          <table:table-cell office:value-type="float" office:value="320" calcext:value-type="float">
            <text:p>320</text:p>
          </table:table-cell>
          <table:table-cell office:value-type="float" office:value="172" calcext:value-type="float">
            <text:p>172</text:p>
          </table:table-cell>
          <table:table-cell office:value-type="float" office:value="146" calcext:value-type="float">
            <text:p>146</text:p>
          </table:table-cell>
          <table:table-cell office:value-type="float" office:value="68" calcext:value-type="float">
            <text:p>68</text:p>
          </table:table-cell>
        </table:table-row>
        <table:table-row table:style-name="ro1" table:visibility="filter">
          <table:table-cell office:value-type="string" calcext:value-type="string">
            <text:p>CRS3035RES1000mN2891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776.5" calcext:value-type="float">
            <text:p>776,5</text:p>
          </table:table-cell>
          <table:table-cell office:value-type="float" office:value="301" calcext:value-type="float">
            <text:p>301</text:p>
          </table:table-cell>
          <table:table-cell office:value-type="float" office:value="72" calcext:value-type="float">
            <text:p>72</text:p>
          </table:table-cell>
          <table:table-cell office:value-type="float" office:value="106" calcext:value-type="float">
            <text:p>106</text:p>
          </table:table-cell>
          <table:table-cell office:value-type="float" office:value="33" calcext:value-type="float">
            <text:p>33</text:p>
          </table:table-cell>
          <table:table-cell office:value-type="float" office:value="163" calcext:value-type="float">
            <text:p>163</text:p>
          </table:table-cell>
          <table:table-cell office:value-type="float" office:value="29" calcext:value-type="float">
            <text:p>29</text:p>
          </table:table-cell>
          <table:table-cell office:value-type="float" office:value="16249665.6" calcext:value-type="float">
            <text:p>16249665,6</text:p>
          </table:table-cell>
          <table:table-cell office:value-type="float" office:value="17453" calcext:value-type="float">
            <text:p>17453</text:p>
          </table:table-cell>
          <table:table-cell office:value-type="float" office:value="280" calcext:value-type="float">
            <text:p>280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68.5" calcext:value-type="float">
            <text:p>68,5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29" calcext:value-type="float">
            <text:p>229</text:p>
          </table:table-cell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CRS3035RES1000mN2891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1007.5" calcext:value-type="float">
            <text:p>1007,5</text:p>
          </table:table-cell>
          <table:table-cell office:value-type="float" office:value="415" calcext:value-type="float">
            <text:p>415</text:p>
          </table:table-cell>
          <table:table-cell office:value-type="float" office:value="95" calcext:value-type="float">
            <text:p>95</text:p>
          </table:table-cell>
          <table:table-cell office:value-type="float" office:value="145" calcext:value-type="float">
            <text:p>145</text:p>
          </table:table-cell>
          <table:table-cell office:value-type="float" office:value="46" calcext:value-type="float">
            <text:p>46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20271072.8" calcext:value-type="float">
            <text:p>20271072,8</text:p>
          </table:table-cell>
          <table:table-cell office:value-type="float" office:value="23603" calcext:value-type="float">
            <text:p>23603</text:p>
          </table:table-cell>
          <table:table-cell office:value-type="float" office:value="385" calcext:value-type="float">
            <text:p>38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36.5" calcext:value-type="float">
            <text:p>36,5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CRS3035RES1000mN2891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617" calcext:value-type="float">
            <text:p>617</text:p>
          </table:table-cell>
          <table:table-cell office:value-type="float" office:value="270" calcext:value-type="float">
            <text:p>270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12201559.7" calcext:value-type="float">
            <text:p>12201559,7</text:p>
          </table:table-cell>
          <table:table-cell office:value-type="float" office:value="15794" calcext:value-type="float">
            <text:p>15794</text:p>
          </table:table-cell>
          <table:table-cell office:value-type="float" office:value="185" calcext:value-type="float">
            <text:p>185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float" office:value="151" calcext:value-type="float">
            <text:p>151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CRS3035RES1000mN2891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697" calcext:value-type="float">
            <text:p>697</text:p>
          </table:table-cell>
          <table:table-cell office:value-type="float" office:value="254" calcext:value-type="float">
            <text:p>254</text:p>
          </table:table-cell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office:value-type="float" office:value="44" calcext:value-type="float">
            <text:p>44</text:p>
          </table:table-cell>
          <table:table-cell office:value-type="float" office:value="15013409.3" calcext:value-type="float">
            <text:p>15013409,3</text:p>
          </table:table-cell>
          <table:table-cell office:value-type="float" office:value="16367" calcext:value-type="float">
            <text:p>16367</text:p>
          </table:table-cell>
          <table:table-cell office:value-type="float" office:value="162" calcext:value-type="float">
            <text:p>162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float" office:value="26.5" calcext:value-type="float">
            <text:p>26,5</text:p>
          </table:table-cell>
          <table:table-cell office:value-type="float" office:value="54.5" calcext:value-type="float">
            <text:p>54,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CRS3035RES1000mN2891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765" calcext:value-type="float">
            <text:p>765</text:p>
          </table:table-cell>
          <table:table-cell office:value-type="float" office:value="381" calcext:value-type="float">
            <text:p>381</text:p>
          </table:table-cell>
          <table:table-cell office:value-type="float" office:value="168" calcext:value-type="float">
            <text:p>168</text:p>
          </table:table-cell>
          <table:table-cell office:value-type="float" office:value="181" calcext:value-type="float">
            <text:p>181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12565516.7" calcext:value-type="float">
            <text:p>12565516,7</text:p>
          </table:table-cell>
          <table:table-cell office:value-type="float" office:value="9570" calcext:value-type="float">
            <text:p>9570</text:p>
          </table:table-cell>
          <table:table-cell office:value-type="float" office:value="324" calcext:value-type="float">
            <text:p>324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262" calcext:value-type="float">
            <text:p>262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8.5" calcext:value-type="float">
            <text:p>38,5</text:p>
          </table:table-cell>
          <table:table-cell office:value-type="float" office:value="55.5" calcext:value-type="float">
            <text:p>55,5</text:p>
          </table:table-cell>
          <table:table-cell office:value-type="float" office:value="22" calcext:value-type="float">
            <text:p>22</text:p>
          </table:table-cell>
          <table:table-cell office:value-type="float" office:value="113" calcext:value-type="float">
            <text:p>113</text:p>
          </table:table-cell>
          <table:table-cell office:value-type="float" office:value="198" calcext:value-type="float">
            <text:p>198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CRS3035RES1000mN2891000E376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93053</text:p>
          </table:table-cell>
          <table:table-cell office:value-type="float" office:value="22" calcext:value-type="float">
            <text:p>22</text:p>
          </table:table-cell>
          <table:table-cell office:value-type="float" office:value="10.2" calcext:value-type="float">
            <text:p>10,2</text:p>
          </table:table-cell>
          <table:table-cell office:value-type="float" office:value="1.5" calcext:value-type="float">
            <text:p>1,5</text:p>
          </table:table-cell>
          <table:table-cell office:value-type="float" office:value="4.6" calcext:value-type="float">
            <text:p>4,6</text:p>
          </table:table-cell>
          <table:table-cell office:value-type="float" office:value="0.5" calcext:value-type="float">
            <text:p>0,5</text:p>
          </table:table-cell>
          <table:table-cell office:value-type="float" office:value="4.6" calcext:value-type="float">
            <text:p>4,6</text:p>
          </table:table-cell>
          <table:table-cell office:value-type="float" office:value="1" calcext:value-type="float">
            <text:p>1</text:p>
          </table:table-cell>
          <table:table-cell office:value-type="float" office:value="464923.2" calcext:value-type="float">
            <text:p>464923,2</text:p>
          </table:table-cell>
          <table:table-cell office:value-type="float" office:value="616" calcext:value-type="float">
            <text:p>616</text:p>
          </table:table-cell>
          <table:table-cell office:value-type="float" office:value="4.6" calcext:value-type="float">
            <text:p>4,6</text:p>
          </table:table-cell>
          <table:table-cell office:value-type="float" office:value="5.6" calcext:value-type="float">
            <text:p>5,6</text:p>
          </table:table-cell>
          <table:table-cell office:value-type="float" office:value="4.6" calcext:value-type="float">
            <text:p>4,6</text:p>
          </table:table-cell>
          <table:table-cell office:value-type="float" office:value="0.5" calcext:value-type="float">
            <text:p>0,5</text:p>
          </table:table-cell>
          <table:table-cell office:value-type="float" office:value="3.6" calcext:value-type="float">
            <text:p>3,6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 office:value-type="float" office:value="0.5" calcext:value-type="float">
            <text:p>0,5</text:p>
          </table:table-cell>
          <table:table-cell office:value-type="float" office:value="3.6" calcext:value-type="float">
            <text:p>3,6</text:p>
          </table:table-cell>
          <table:table-cell office:value-type="float" office:value="6.7" calcext:value-type="float">
            <text:p>6,7</text:p>
          </table:table-cell>
          <table:table-cell office:value-type="float" office:value="4.1" calcext:value-type="float">
            <text:p>4,1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RS3035RES200mN2891600E3766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93045</text:p>
          </table:table-cell>
          <table:table-cell office:value-type="float" office:value="522" calcext:value-type="float">
            <text:p>522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  <table:table-cell office:value-type="float" office:value="13681164.6" calcext:value-type="float">
            <text:p>13681164,6</text:p>
          </table:table-cell>
          <table:table-cell office:value-type="float" office:value="14443" calcext:value-type="float">
            <text:p>14443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3.5" calcext:value-type="float">
            <text:p>13,5</text:p>
          </table:table-cell>
          <table:table-cell office:value-type="float" office:value="29.5" calcext:value-type="float">
            <text:p>29,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CRS3035RES200mN2891600E3766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279.5" calcext:value-type="float">
            <text:p>279,5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6555117.7" calcext:value-type="float">
            <text:p>6555117,7</text:p>
          </table:table-cell>
          <table:table-cell office:value-type="float" office:value="7909" calcext:value-type="float">
            <text:p>7909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.5" calcext:value-type="float">
            <text:p>20,5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CRS3035RES1000mN2891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953" calcext:value-type="float">
            <text:p>953</text:p>
          </table:table-cell>
          <table:table-cell office:value-type="float" office:value="412" calcext:value-type="float">
            <text:p>412</text:p>
          </table:table-cell>
          <table:table-cell office:value-type="float" office:value="58" calcext:value-type="float">
            <text:p>58</text:p>
          </table:table-cell>
          <table:table-cell office:value-type="float" office:value="155" calcext:value-type="float">
            <text:p>155</text:p>
          </table:table-cell>
          <table:table-cell office:value-type="float" office:value="25" calcext:value-type="float">
            <text:p>25</text:p>
          </table:table-cell>
          <table:table-cell office:value-type="float" office:value="216" calcext:value-type="float">
            <text:p>216</text:p>
          </table:table-cell>
          <table:table-cell office:value-type="float" office:value="47" calcext:value-type="float">
            <text:p>47</text:p>
          </table:table-cell>
          <table:table-cell office:value-type="float" office:value="22876454.5" calcext:value-type="float">
            <text:p>22876454,5</text:p>
          </table:table-cell>
          <table:table-cell office:value-type="float" office:value="23347" calcext:value-type="float">
            <text:p>23347</text:p>
          </table:table-cell>
          <table:table-cell office:value-type="float" office:value="372" calcext:value-type="float">
            <text:p>372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323" calcext:value-type="float">
            <text:p>323</text:p>
          </table:table-cell>
          <table:table-cell office:value-type="float" office:value="169" calcext:value-type="float">
            <text:p>169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CRS3035RES1000mN2891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652.5" calcext:value-type="float">
            <text:p>652,5</text:p>
          </table:table-cell>
          <table:table-cell office:value-type="float" office:value="282" calcext:value-type="float">
            <text:p>282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48" calcext:value-type="float">
            <text:p>148</text:p>
          </table:table-cell>
          <table:table-cell office:value-type="float" office:value="33" calcext:value-type="float">
            <text:p>33</text:p>
          </table:table-cell>
          <table:table-cell office:value-type="float" office:value="15175393.6" calcext:value-type="float">
            <text:p>15175393,6</text:p>
          </table:table-cell>
          <table:table-cell office:value-type="float" office:value="17003" calcext:value-type="float">
            <text:p>17003</text:p>
          </table:table-cell>
          <table:table-cell office:value-type="float" office:value="236" calcext:value-type="float">
            <text:p>236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0.5" calcext:value-type="float">
            <text:p>20,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153" calcext:value-type="float">
            <text:p>153</text:p>
          </table:table-cell>
          <table:table-cell office:value-type="float" office:value="165" calcext:value-type="float">
            <text:p>165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CRS3035RES1000mN2891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780" calcext:value-type="float">
            <text:p>780</text:p>
          </table:table-cell>
          <table:table-cell office:value-type="float" office:value="337" calcext:value-type="float">
            <text:p>337</text:p>
          </table:table-cell>
          <table:table-cell office:value-type="float" office:value="57" calcext:value-type="float">
            <text:p>57</text:p>
          </table:table-cell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office:value-type="float" office:value="187" calcext:value-type="float">
            <text:p>187</text:p>
          </table:table-cell>
          <table:table-cell office:value-type="float" office:value="34" calcext:value-type="float">
            <text:p>34</text:p>
          </table:table-cell>
          <table:table-cell office:value-type="float" office:value="17969920.5" calcext:value-type="float">
            <text:p>17969920,5</text:p>
          </table:table-cell>
          <table:table-cell office:value-type="float" office:value="19086" calcext:value-type="float">
            <text:p>19086</text:p>
          </table:table-cell>
          <table:table-cell office:value-type="float" office:value="306" calcext:value-type="float">
            <text:p>306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54.5" calcext:value-type="float">
            <text:p>54,5</text:p>
          </table:table-cell>
          <table:table-cell office:value-type="float" office:value="24.5" calcext:value-type="float">
            <text:p>24,5</text:p>
          </table:table-cell>
          <table:table-cell office:value-type="float" office:value="230" calcext:value-type="float">
            <text:p>230</text:p>
          </table:table-cell>
          <table:table-cell office:value-type="float" office:value="161" calcext:value-type="float">
            <text:p>161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CRS3035RES1000mN2891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93053</text:p>
          </table:table-cell>
          <table:table-cell office:value-type="float" office:value="423.5" calcext:value-type="float">
            <text:p>423,5</text:p>
          </table:table-cell>
          <table:table-cell office:value-type="float" office:value="166" calcext:value-type="float">
            <text:p>166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8917410" calcext:value-type="float">
            <text:p>8917410</text:p>
          </table:table-cell>
          <table:table-cell office:value-type="float" office:value="9990" calcext:value-type="float">
            <text:p>999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.5" calcext:value-type="float">
            <text:p>36,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RS3035RES200mN2891800E3766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93045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172912.8" calcext:value-type="float">
            <text:p>1172912,8</text:p>
          </table:table-cell>
          <table:table-cell office:value-type="float" office:value="1445" calcext:value-type="float">
            <text:p>14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RS3035RES200mN2891800E3766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93045</text:p>
          </table:table-cell>
          <table:table-cell office:value-type="float" office:value="798" calcext:value-type="float">
            <text:p>798</text:p>
          </table:table-cell>
          <table:table-cell office:value-type="float" office:value="321" calcext:value-type="float">
            <text:p>321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229" calcext:value-type="float">
            <text:p>229</text:p>
          </table:table-cell>
          <table:table-cell office:value-type="float" office:value="32" calcext:value-type="float">
            <text:p>32</text:p>
          </table:table-cell>
          <table:table-cell office:value-type="float" office:value="19651083.1" calcext:value-type="float">
            <text:p>19651083,1</text:p>
          </table:table-cell>
          <table:table-cell office:value-type="float" office:value="22690" calcext:value-type="float">
            <text:p>22690</text:p>
          </table:table-cell>
          <table:table-cell office:value-type="float" office:value="275" calcext:value-type="float">
            <text:p>275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60.5" calcext:value-type="float">
            <text:p>60,5</text:p>
          </table:table-cell>
          <table:table-cell office:value-type="float" office:value="50.5" calcext:value-type="float">
            <text:p>50,5</text:p>
          </table:table-cell>
          <table:table-cell office:value-type="float" office:value="174" calcext:value-type="float">
            <text:p>174</text:p>
          </table:table-cell>
          <table:table-cell office:value-type="float" office:value="165" calcext:value-type="float">
            <text:p>165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CRS3035RES200mN2891800E3766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662" calcext:value-type="float">
            <text:p>662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office:value-type="float" office:value="16032703.2" calcext:value-type="float">
            <text:p>16032703,2</text:p>
          </table:table-cell>
          <table:table-cell office:value-type="float" office:value="16753" calcext:value-type="float">
            <text:p>16753</text:p>
          </table:table-cell>
          <table:table-cell office:value-type="float" office:value="224" calcext:value-type="float">
            <text:p>224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5.5" calcext:value-type="float">
            <text:p>45,5</text:p>
          </table:table-cell>
          <table:table-cell office:value-type="float" office:value="30" calcext:value-type="float">
            <text:p>30</text:p>
          </table:table-cell>
          <table:table-cell office:value-type="float" office:value="50.5" calcext:value-type="float">
            <text:p>50,5</text:p>
          </table:table-cell>
          <table:table-cell office:value-type="float" office:value="62.5" calcext:value-type="float">
            <text:p>62,5</text:p>
          </table:table-cell>
          <table:table-cell office:value-type="float" office:value="51.5" calcext:value-type="float">
            <text:p>51,5</text:p>
          </table:table-cell>
          <table:table-cell office:value-type="float" office:value="158" calcext:value-type="float">
            <text:p>158</text:p>
          </table:table-cell>
          <table:table-cell office:value-type="float" office:value="136" calcext:value-type="float">
            <text:p>136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CRS3035RES1000mN2891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590.5" calcext:value-type="float">
            <text:p>590,5</text:p>
          </table:table-cell>
          <table:table-cell office:value-type="float" office:value="269" calcext:value-type="float">
            <text:p>269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  <table:table-cell office:value-type="float" office:value="46" calcext:value-type="float">
            <text:p>46</text:p>
          </table:table-cell>
          <table:table-cell office:value-type="float" office:value="13489045.9" calcext:value-type="float">
            <text:p>13489045,9</text:p>
          </table:table-cell>
          <table:table-cell office:value-type="float" office:value="15062" calcext:value-type="float">
            <text:p>15062</text:p>
          </table:table-cell>
          <table:table-cell office:value-type="float" office:value="237" calcext:value-type="float">
            <text:p>237</text:p>
          </table:table-cell>
          <table:table-cell office:value-type="float" office:value="32" calcext:value-type="float">
            <text:p>32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12.5" calcext:value-type="float">
            <text:p>12,5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RS3035RES1000mN2891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881" calcext:value-type="float">
            <text:p>881</text:p>
          </table:table-cell>
          <table:table-cell office:value-type="float" office:value="402" calcext:value-type="float">
            <text:p>402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office:value-type="float" office:value="210" calcext:value-type="float">
            <text:p>210</text:p>
          </table:table-cell>
          <table:table-cell office:value-type="float" office:value="50" calcext:value-type="float">
            <text:p>50</text:p>
          </table:table-cell>
          <table:table-cell office:value-type="float" office:value="21766942.9" calcext:value-type="float">
            <text:p>21766942,9</text:p>
          </table:table-cell>
          <table:table-cell office:value-type="float" office:value="22521" calcext:value-type="float">
            <text:p>22521</text:p>
          </table:table-cell>
          <table:table-cell office:value-type="float" office:value="331" calcext:value-type="float">
            <text:p>331</text:p>
          </table:table-cell>
          <table:table-cell office:value-type="float" office:value="71" calcext:value-type="float">
            <text:p>71</text:p>
          </table:table-cell>
          <table:table-cell office:value-type="float" office:value="152" calcext:value-type="float">
            <text:p>15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6.5" calcext:value-type="float">
            <text:p>46,5</text:p>
          </table:table-cell>
          <table:table-cell office:value-type="float" office:value="31.5" calcext:value-type="float">
            <text:p>31,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241" calcext:value-type="float">
            <text:p>241</text:p>
          </table:table-cell>
          <table:table-cell office:value-type="float" office:value="214" calcext:value-type="float">
            <text:p>214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CRS3035RES1000mN2891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93053</text:p>
          </table:table-cell>
          <table:table-cell office:value-type="float" office:value="490" calcext:value-type="float">
            <text:p>490</text:p>
          </table:table-cell>
          <table:table-cell office:value-type="float" office:value="215" calcext:value-type="float">
            <text:p>215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11249749.7" calcext:value-type="float">
            <text:p>11249749,7</text:p>
          </table:table-cell>
          <table:table-cell office:value-type="float" office:value="12931" calcext:value-type="float">
            <text:p>12931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32.5" calcext:value-type="float">
            <text:p>32,5</text:p>
          </table:table-cell>
          <table:table-cell office:value-type="float" office:value="31.5" calcext:value-type="float">
            <text:p>31,5</text:p>
          </table:table-cell>
          <table:table-cell office:value-type="float" office:value="26" calcext:value-type="float">
            <text:p>26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CRS3035RES1000mN2891000E376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9305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1132.9" calcext:value-type="float">
            <text:p>21132,9</text:p>
          </table:table-cell>
          <table:table-cell office:value-type="float" office:value="28" calcext:value-type="float">
            <text:p>28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RS3035RES1000mN2891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6493077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table:number-columns-repeated="3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46212.2" calcext:value-type="float">
            <text:p>46212,2</text:p>
          </table:table-cell>
          <table:table-cell office:value-type="float" office:value="60.1" calcext:value-type="float">
            <text:p>60,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RS3035RES1000mN2892000E376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93045</text:p>
          </table:table-cell>
          <table:table-cell office:value-type="float" office:value="1286" calcext:value-type="float">
            <text:p>1286</text:p>
          </table:table-cell>
          <table:table-cell office:value-type="float" office:value="383" calcext:value-type="float">
            <text:p>383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25921470" calcext:value-type="float">
            <text:p>25921470</text:p>
          </table:table-cell>
          <table:table-cell office:value-type="float" office:value="31581" calcext:value-type="float">
            <text:p>31581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136.5" calcext:value-type="float">
            <text:p>136,5</text:p>
          </table:table-cell>
          <table:table-cell office:value-type="float" office:value="179.5" calcext:value-type="float">
            <text:p>179,5</text:p>
          </table:table-cell>
          <table:table-cell office:value-type="float" office:value="118" calcext:value-type="float">
            <text:p>118</text:p>
          </table:table-cell>
          <table:table-cell office:value-type="float" office:value="186" calcext:value-type="float">
            <text:p>186</text:p>
          </table:table-cell>
          <table:table-cell office:value-type="float" office:value="275" calcext:value-type="float">
            <text:p>275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string" calcext:value-type="string">
            <text:p>CRS3035RES1000mN2892000E376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2225.5" calcext:value-type="float">
            <text:p>2225,5</text:p>
          </table:table-cell>
          <table:table-cell office:value-type="float" office:value="807" calcext:value-type="float">
            <text:p>807</text:p>
          </table:table-cell>
          <table:table-cell office:value-type="float" office:value="226" calcext:value-type="float">
            <text:p>226</text:p>
          </table:table-cell>
          <table:table-cell office:value-type="float" office:value="237" calcext:value-type="float">
            <text:p>237</text:p>
          </table:table-cell>
          <table:table-cell office:value-type="float" office:value="140" calcext:value-type="float">
            <text:p>140</text:p>
          </table:table-cell>
          <table:table-cell office:value-type="float" office:value="61" calcext:value-type="float">
            <text:p>61</text:p>
          </table:table-cell>
          <table:table-cell office:value-type="float" office:value="151" calcext:value-type="float">
            <text:p>151</text:p>
          </table:table-cell>
          <table:table-cell office:value-type="float" office:value="38363643.1" calcext:value-type="float">
            <text:p>38363643,1</text:p>
          </table:table-cell>
          <table:table-cell office:value-type="float" office:value="60740" calcext:value-type="float">
            <text:p>60740</text:p>
          </table:table-cell>
          <table:table-cell office:value-type="float" office:value="807" calcext:value-type="float">
            <text:p>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73.5" calcext:value-type="float">
            <text:p>73,5</text:p>
          </table:table-cell>
          <table:table-cell office:value-type="float" office:value="64" calcext:value-type="float">
            <text:p>64</text:p>
          </table:table-cell>
          <table:table-cell office:value-type="float" office:value="175.5" calcext:value-type="float">
            <text:p>175,5</text:p>
          </table:table-cell>
          <table:table-cell office:value-type="float" office:value="275.5" calcext:value-type="float">
            <text:p>275,5</text:p>
          </table:table-cell>
          <table:table-cell office:value-type="float" office:value="192" calcext:value-type="float">
            <text:p>192</text:p>
          </table:table-cell>
          <table:table-cell office:value-type="float" office:value="314" calcext:value-type="float">
            <text:p>314</text:p>
          </table:table-cell>
          <table:table-cell office:value-type="float" office:value="456" calcext:value-type="float">
            <text:p>456</text:p>
          </table:table-cell>
          <table:table-cell office:value-type="float" office:value="303" calcext:value-type="float">
            <text:p>303</text:p>
          </table:table-cell>
          <table:table-cell office:value-type="float" office:value="268" calcext:value-type="float">
            <text:p>268</text:p>
          </table:table-cell>
          <table:table-cell office:value-type="float" office:value="103" calcext:value-type="float">
            <text:p>103</text:p>
          </table:table-cell>
        </table:table-row>
        <table:table-row table:style-name="ro1" table:visibility="filter">
          <table:table-cell office:value-type="string" calcext:value-type="string">
            <text:p>CRS3035RES1000mN2892000E376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206" calcext:value-type="float">
            <text:p>206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784085" calcext:value-type="float">
            <text:p>3784085</text:p>
          </table:table-cell>
          <table:table-cell office:value-type="float" office:value="4206" calcext:value-type="float">
            <text:p>4206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CRS3035RES1000mN2892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193.5" calcext:value-type="float">
            <text:p>193,5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5034700.4" calcext:value-type="float">
            <text:p>5034700,4</text:p>
          </table:table-cell>
          <table:table-cell office:value-type="float" office:value="4475" calcext:value-type="float">
            <text:p>447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.5" calcext:value-type="float">
            <text:p>17,5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RS3035RES1000mN2892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213" calcext:value-type="float">
            <text:p>213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5146926.3" calcext:value-type="float">
            <text:p>5146926,3</text:p>
          </table:table-cell>
          <table:table-cell office:value-type="float" office:value="6672" calcext:value-type="float">
            <text:p>6672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CRS3035RES1000mN2892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93053</text:p>
          </table:table-cell>
          <table:table-cell office:value-type="float" office:value="170.5" calcext:value-type="float">
            <text:p>170,5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4756870.2" calcext:value-type="float">
            <text:p>4756870,2</text:p>
          </table:table-cell>
          <table:table-cell office:value-type="float" office:value="5407" calcext:value-type="float">
            <text:p>5407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,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RS3035RES1000mN2892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64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835627.6" calcext:value-type="float">
            <text:p>1835627,6</text:p>
          </table:table-cell>
          <table:table-cell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S3035RES1000mN2892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82.5" calcext:value-type="float">
            <text:p>82,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559695.6" calcext:value-type="float">
            <text:p>2559695,6</text:p>
          </table:table-cell>
          <table:table-cell office:value-type="float" office:value="3005" calcext:value-type="float">
            <text:p>300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S3035RES1000mN2892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211" calcext:value-type="float">
            <text:p>211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5954606.3" calcext:value-type="float">
            <text:p>5954606,3</text:p>
          </table:table-cell>
          <table:table-cell office:value-type="float" office:value="8118" calcext:value-type="float">
            <text:p>811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RS3035RES1000mN2892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77</text:p>
          </table:table-cell>
          <table:table-cell office:value-type="float" office:value="18" calcext:value-type="float">
            <text:p>18</text:p>
          </table:table-cell>
          <table:table-cell office:value-type="float" office:value="8.2" calcext:value-type="float">
            <text:p>8,2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,9</text:p>
          </table:table-cell>
          <table:table-cell office:value-type="float" office:value="0.6" calcext:value-type="float">
            <text:p>0,6</text:p>
          </table:table-cell>
          <table:table-cell office:value-type="float" office:value="6.6" calcext:value-type="float">
            <text:p>6,6</text:p>
          </table:table-cell>
          <table:table-cell office:value-type="float" office:value="0.7" calcext:value-type="float">
            <text:p>0,7</text:p>
          </table:table-cell>
          <table:table-cell office:value-type="float" office:value="473876.5" calcext:value-type="float">
            <text:p>473876,5</text:p>
          </table:table-cell>
          <table:table-cell office:value-type="float" office:value="626.8" calcext:value-type="float">
            <text:p>626,8</text:p>
          </table:table-cell>
          <table:table-cell office:value-type="float" office:value="1.6" calcext:value-type="float">
            <text:p>1,6</text:p>
          </table:table-cell>
          <table:table-cell office:value-type="float" office:value="6.6" calcext:value-type="float">
            <text:p>6,6</text:p>
          </table:table-cell>
          <table:table-cell office:value-type="float" office:value="5.2" calcext:value-type="float">
            <text:p>5,2</text:p>
          </table:table-cell>
          <table:table-cell office:value-type="float" office:value="1.3" calcext:value-type="float">
            <text:p>1,3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office:value-type="float" office:value="3.6" calcext:value-type="float">
            <text:p>3,6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,3</text:p>
          </table:table-cell>
        </table:table-row>
        <table:table-row table:style-name="ro1" table:visibility="filter">
          <table:table-cell office:value-type="string" calcext:value-type="string">
            <text:p>CRS3035RES1000mN2892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77</text:p>
          </table:table-cell>
          <table:table-cell office:value-type="float" office:value="644.5" calcext:value-type="float">
            <text:p>644,5</text:p>
          </table:table-cell>
          <table:table-cell office:value-type="float" office:value="236" calcext:value-type="float">
            <text:p>236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12749977" calcext:value-type="float">
            <text:p>12749977</text:p>
          </table:table-cell>
          <table:table-cell office:value-type="float" office:value="15407" calcext:value-type="float">
            <text:p>15407</text:p>
          </table:table-cell>
          <table:table-cell office:value-type="float" office:value="175" calcext:value-type="float">
            <text:p>175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35" calcext:value-type="float">
            <text:p>35</text:p>
          </table:table-cell>
          <table:table-cell office:value-type="float" office:value="21.5" calcext:value-type="float">
            <text:p>21,5</text:p>
          </table:table-cell>
          <table:table-cell office:value-type="float" office:value="49.5" calcext:value-type="float">
            <text:p>49,5</text:p>
          </table:table-cell>
          <table:table-cell office:value-type="float" office:value="79.5" calcext:value-type="float">
            <text:p>79,5</text:p>
          </table:table-cell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CRS3035RES1000mN2892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77</text:p>
          </table:table-cell>
          <table:table-cell office:value-type="float" office:value="361.5" calcext:value-type="float">
            <text:p>361,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8511995.9" calcext:value-type="float">
            <text:p>8511995,9</text:p>
          </table:table-cell>
          <table:table-cell office:value-type="float" office:value="9516" calcext:value-type="float">
            <text:p>9516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5.5" calcext:value-type="float">
            <text:p>25,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CRS3035RES1000mN2892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452040" calcext:value-type="float">
            <text:p>1452040</text:p>
          </table:table-cell>
          <table:table-cell office:value-type="float" office:value="1706" calcext:value-type="float">
            <text:p>170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RS3035RES1000mN2892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29.5" calcext:value-type="float">
            <text:p>29,5</text:p>
          </table:table-cell>
          <table:table-cell office:value-type="float" office:value="9.2" calcext:value-type="float">
            <text:p>9,2</text:p>
          </table:table-cell>
          <table:table-cell office:value-type="float" office:value="1.6" calcext:value-type="float">
            <text:p>1,6</text:p>
          </table:table-cell>
          <table:table-cell office:value-type="float" office:value="1.2" calcext:value-type="float">
            <text:p>1,2</text:p>
          </table:table-cell>
          <table:table-cell office:value-type="float" office:value="2.4" calcext:value-type="float">
            <text:p>2,4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office:value-type="float" office:value="740843.6" calcext:value-type="float">
            <text:p>740843,6</text:p>
          </table:table-cell>
          <table:table-cell office:value-type="float" office:value="761" calcext:value-type="float">
            <text:p>761</text:p>
          </table:table-cell>
          <table:table-cell office:value-type="float" office:value="2.4" calcext:value-type="float">
            <text:p>2,4</text:p>
          </table:table-cell>
          <table:table-cell office:value-type="float" office:value="6.8" calcext:value-type="float">
            <text:p>6,8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3.2" calcext:value-type="float">
            <text:p>3,2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7.3" calcext:value-type="float">
            <text:p>7,3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</table:table-row>
        <table:table-row table:style-name="ro1" table:visibility="filter">
          <table:table-cell office:value-type="string" calcext:value-type="string">
            <text:p>CRS3035RES1000mN2892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93053</text:p>
          </table:table-cell>
          <table:table-cell office:value-type="float" office:value="25" calcext:value-type="float">
            <text:p>25</text:p>
          </table:table-cell>
          <table:table-cell office:value-type="float" office:value="7.8" calcext:value-type="float">
            <text:p>7,8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,8</text:p>
          </table:table-cell>
          <table:table-cell office:value-type="float" office:value="0.3" calcext:value-type="float">
            <text:p>0,3</text:p>
          </table:table-cell>
          <table:table-cell office:value-type="float" office:value="627833.5" calcext:value-type="float">
            <text:p>627833,5</text:p>
          </table:table-cell>
          <table:table-cell office:value-type="float" office:value="644.9" calcext:value-type="float">
            <text:p>644,9</text:p>
          </table:table-cell>
          <table:table-cell office:value-type="float" office:value="2" calcext:value-type="float">
            <text:p>2</text:p>
          </table:table-cell>
          <table:table-cell office:value-type="float" office:value="5.8" calcext:value-type="float">
            <text:p>5,8</text:p>
          </table:table-cell>
          <table:table-cell office:value-type="float" office:value="5.1" calcext:value-type="float">
            <text:p>5,1</text:p>
          </table:table-cell>
          <table:table-cell office:value-type="float" office:value="1.4" calcext:value-type="float">
            <text:p>1,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2.7" calcext:value-type="float">
            <text:p>2,7</text:p>
          </table:table-cell>
          <table:table-cell office:value-type="float" office:value="2.6" calcext:value-type="float">
            <text:p>2,6</text:p>
          </table:table-cell>
          <table:table-cell office:value-type="float" office:value="2.7" calcext:value-type="float">
            <text:p>2,7</text:p>
          </table:table-cell>
          <table:table-cell office:value-type="float" office:value="5.1" calcext:value-type="float">
            <text:p>5,1</text:p>
          </table:table-cell>
          <table:table-cell office:value-type="float" office:value="6.1" calcext:value-type="float">
            <text:p>6,1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</table:table-row>
        <table:table-row table:style-name="ro1" table:visibility="filter">
          <table:table-cell office:value-type="string" calcext:value-type="string">
            <text:p>CRS3035RES1000mN2892000E376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53</text:p>
          </table:table-cell>
          <table:table-cell office:value-type="float" office:value="179" calcext:value-type="float">
            <text:p>179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848976.6" calcext:value-type="float">
            <text:p>3848976,6</text:p>
          </table:table-cell>
          <table:table-cell office:value-type="float" office:value="4205" calcext:value-type="float">
            <text:p>4205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S3035RES1000mN2892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,6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36579.7" calcext:value-type="float">
            <text:p>136579,7</text:p>
          </table:table-cell>
          <table:table-cell office:value-type="float" office:value="127.1" calcext:value-type="float">
            <text:p>127,1</text:p>
          </table:table-cell>
          <table:table-cell office:value-type="float" office:value="0.1" calcext:value-type="float">
            <text:p>0,1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CRS3035RES1000mN2892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452" calcext:value-type="float">
            <text:p>452</text:p>
          </table:table-cell>
          <table:table-cell office:value-type="float" office:value="181" calcext:value-type="float">
            <text:p>181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27" calcext:value-type="float">
            <text:p>127</text:p>
          </table:table-cell>
          <table:table-cell office:value-type="float" office:value="16" calcext:value-type="float">
            <text:p>16</text:p>
          </table:table-cell>
          <table:table-cell office:value-type="float" office:value="9754456.5" calcext:value-type="float">
            <text:p>9754456,5</text:p>
          </table:table-cell>
          <table:table-cell office:value-type="float" office:value="12832" calcext:value-type="float">
            <text:p>12832</text:p>
          </table:table-cell>
          <table:table-cell office:value-type="float" office:value="135" calcext:value-type="float">
            <text:p>135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.5" calcext:value-type="float">
            <text:p>13,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.5" calcext:value-type="float">
            <text:p>37,5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RS3035RES1000mN2892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278.5" calcext:value-type="float">
            <text:p>278,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6652699.6" calcext:value-type="float">
            <text:p>6652699,6</text:p>
          </table:table-cell>
          <table:table-cell office:value-type="float" office:value="7926" calcext:value-type="float">
            <text:p>7926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5.5" calcext:value-type="float">
            <text:p>15,5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RS3035RES1000mN2892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421" calcext:value-type="float">
            <text:p>421</text:p>
          </table:table-cell>
          <table:table-cell office:value-type="float" office:value="155" calcext:value-type="float">
            <text:p>155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8961467.6" calcext:value-type="float">
            <text:p>8961467,6</text:p>
          </table:table-cell>
          <table:table-cell office:value-type="float" office:value="10926" calcext:value-type="float">
            <text:p>10926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RS3035RES1000mN2892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181" calcext:value-type="float">
            <text:p>181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4604253" calcext:value-type="float">
            <text:p>4604253</text:p>
          </table:table-cell>
          <table:table-cell office:value-type="float" office:value="5309" calcext:value-type="float">
            <text:p>5309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RS3035RES1000mN2892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1113.5" calcext:value-type="float">
            <text:p>1113,5</text:p>
          </table:table-cell>
          <table:table-cell office:value-type="float" office:value="346" calcext:value-type="float">
            <text:p>346</text:p>
          </table:table-cell>
          <table:table-cell office:value-type="float" office:value="133" calcext:value-type="float">
            <text:p>133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6902599.5" calcext:value-type="float">
            <text:p>16902599,5</text:p>
          </table:table-cell>
          <table:table-cell office:value-type="float" office:value="21611" calcext:value-type="float">
            <text:p>21611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85" calcext:value-type="float">
            <text:p>85</text:p>
          </table:table-cell>
          <table:table-cell office:value-type="float" office:value="56.5" calcext:value-type="float">
            <text:p>56,5</text:p>
          </table:table-cell>
          <table:table-cell office:value-type="float" office:value="120.5" calcext:value-type="float">
            <text:p>120,5</text:p>
          </table:table-cell>
          <table:table-cell office:value-type="float" office:value="158" calcext:value-type="float">
            <text:p>158</text:p>
          </table:table-cell>
          <table:table-cell office:value-type="float" office:value="80.5" calcext:value-type="float">
            <text:p>80,5</text:p>
          </table:table-cell>
          <table:table-cell office:value-type="float" office:value="196" calcext:value-type="float">
            <text:p>196</text:p>
          </table:table-cell>
          <table:table-cell office:value-type="float" office:value="221" calcext:value-type="float">
            <text:p>221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CRS3035RES1000mN2892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77</text:p>
          </table:table-cell>
          <table:table-cell office:value-type="float" office:value="231.5" calcext:value-type="float">
            <text:p>231,5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860120.9" calcext:value-type="float">
            <text:p>4860120,9</text:p>
          </table:table-cell>
          <table:table-cell office:value-type="float" office:value="5399" calcext:value-type="float">
            <text:p>5399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7.5" calcext:value-type="float">
            <text:p>27,5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S3035RES1000mN2892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175" calcext:value-type="float">
            <text:p>17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961981.1" calcext:value-type="float">
            <text:p>3961981,1</text:p>
          </table:table-cell>
          <table:table-cell office:value-type="float" office:value="4874" calcext:value-type="float">
            <text:p>4874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RS3035RES1000mN2892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77</text:p>
          </table:table-cell>
          <table:table-cell office:value-type="float" office:value="183" calcext:value-type="float">
            <text:p>183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710668.5" calcext:value-type="float">
            <text:p>3710668,5</text:p>
          </table:table-cell>
          <table:table-cell office:value-type="float" office:value="4349" calcext:value-type="float">
            <text:p>4349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RS3035RES1000mN2892000E376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70437.3" calcext:value-type="float">
            <text:p>2070437,3</text:p>
          </table:table-cell>
          <table:table-cell office:value-type="float" office:value="2130" calcext:value-type="float">
            <text:p>21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RS3035RES1000mN2892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564023.5" calcext:value-type="float">
            <text:p>1564023,5</text:p>
          </table:table-cell>
          <table:table-cell office:value-type="float" office:value="2247" calcext:value-type="float">
            <text:p>224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RS3035RES1000mN2892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175.5" calcext:value-type="float">
            <text:p>175,5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4517410.3" calcext:value-type="float">
            <text:p>4517410,3</text:p>
          </table:table-cell>
          <table:table-cell office:value-type="float" office:value="4714" calcext:value-type="float">
            <text:p>4714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.5" calcext:value-type="float">
            <text:p>11,5</text:p>
          </table:table-cell>
          <table:table-cell office:value-type="float" office:value="15.5" calcext:value-type="float">
            <text:p>15,5</text:p>
          </table:table-cell>
          <table:table-cell office:value-type="float" office:value="9.5" calcext:value-type="float">
            <text:p>9,5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RS3035RES1000mN2892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93053</text:p>
          </table:table-cell>
          <table:table-cell office:value-type="float" office:value="19" calcext:value-type="float">
            <text:p>19</text:p>
          </table:table-cell>
          <table:table-cell office:value-type="float" office:value="5.9" calcext:value-type="float">
            <text:p>5,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5.2" calcext:value-type="float">
            <text:p>5,2</text:p>
          </table:table-cell>
          <table:table-cell office:value-type="float" office:value="0.3" calcext:value-type="float">
            <text:p>0,3</text:p>
          </table:table-cell>
          <table:table-cell office:value-type="float" office:value="477153.5" calcext:value-type="float">
            <text:p>477153,5</text:p>
          </table:table-cell>
          <table:table-cell office:value-type="float" office:value="490.1" calcext:value-type="float">
            <text:p>490,1</text:p>
          </table:table-cell>
          <table:table-cell office:value-type="float" office:value="1.5" calcext:value-type="float">
            <text:p>1,5</text:p>
          </table:table-cell>
          <table:table-cell office:value-type="float" office:value="4.4" calcext:value-type="float">
            <text:p>4,4</text:p>
          </table:table-cell>
          <table:table-cell office:value-type="float" office:value="3.9" calcext:value-type="float">
            <text:p>3,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2.1" calcext:value-type="float">
            <text:p>2,1</text:p>
          </table:table-cell>
          <table:table-cell office:value-type="float" office:value="1.9" calcext:value-type="float">
            <text:p>1,9</text:p>
          </table:table-cell>
          <table:table-cell office:value-type="float" office:value="2.1" calcext:value-type="float">
            <text:p>2,1</text:p>
          </table:table-cell>
          <table:table-cell office:value-type="float" office:value="3.9" calcext:value-type="float">
            <text:p>3,9</text:p>
          </table:table-cell>
          <table:table-cell office:value-type="float" office:value="4.6" calcext:value-type="float">
            <text:p>4,6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CRS3035RES1000mN2892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148.5" calcext:value-type="float">
            <text:p>148,5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53385" calcext:value-type="float">
            <text:p>3153385</text:p>
          </table:table-cell>
          <table:table-cell office:value-type="float" office:value="3918" calcext:value-type="float">
            <text:p>3918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.5" calcext:value-type="float">
            <text:p>11,5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RS3035RES1000mN2892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457" calcext:value-type="float">
            <text:p>457</text:p>
          </table:table-cell>
          <table:table-cell office:value-type="float" office:value="191" calcext:value-type="float">
            <text:p>191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9724949.3" calcext:value-type="float">
            <text:p>9724949,3</text:p>
          </table:table-cell>
          <table:table-cell office:value-type="float" office:value="11333" calcext:value-type="float">
            <text:p>11333</text:p>
          </table:table-cell>
          <table:table-cell office:value-type="float" office:value="137" calcext:value-type="float">
            <text:p>137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RS3035RES1000mN2892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488.5" calcext:value-type="float">
            <text:p>488,5</text:p>
          </table:table-cell>
          <table:table-cell office:value-type="float" office:value="159" calcext:value-type="float">
            <text:p>15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37" calcext:value-type="float">
            <text:p>137</text:p>
          </table:table-cell>
          <table:table-cell office:value-type="float" office:value="13" calcext:value-type="float">
            <text:p>13</text:p>
          </table:table-cell>
          <table:table-cell office:value-type="float" office:value="11062624.7" calcext:value-type="float">
            <text:p>11062624,7</text:p>
          </table:table-cell>
          <table:table-cell office:value-type="float" office:value="11232" calcext:value-type="float">
            <text:p>11232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.5" calcext:value-type="float">
            <text:p>18,5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RS3035RES1000mN2892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4938420.4" calcext:value-type="float">
            <text:p>4938420,4</text:p>
          </table:table-cell>
          <table:table-cell office:value-type="float" office:value="6272" calcext:value-type="float">
            <text:p>6272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RS3035RES1000mN2892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452001.3" calcext:value-type="float">
            <text:p>1452001,3</text:p>
          </table:table-cell>
          <table:table-cell office:value-type="float" office:value="1860" calcext:value-type="float">
            <text:p>186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S3035RES1000mN2892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226.5" calcext:value-type="float">
            <text:p>226,5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5085141.5" calcext:value-type="float">
            <text:p>5085141,5</text:p>
          </table:table-cell>
          <table:table-cell office:value-type="float" office:value="5040" calcext:value-type="float">
            <text:p>5040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,5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S3035RES1000mN2892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540" calcext:value-type="float">
            <text:p>540</text:p>
          </table:table-cell>
          <table:table-cell office:value-type="float" office:value="136" calcext:value-type="float">
            <text:p>13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1317616.2" calcext:value-type="float">
            <text:p>11317616,2</text:p>
          </table:table-cell>
          <table:table-cell office:value-type="float" office:value="10973" calcext:value-type="float">
            <text:p>10973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office:value-type="float" office:value="134" calcext:value-type="float">
            <text:p>134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S3035RES1000mN2892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649.5" calcext:value-type="float">
            <text:p>649,5</text:p>
          </table:table-cell>
          <table:table-cell office:value-type="float" office:value="225" calcext:value-type="float">
            <text:p>225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131" calcext:value-type="float">
            <text:p>131</text:p>
          </table:table-cell>
          <table:table-cell office:value-type="float" office:value="31" calcext:value-type="float">
            <text:p>31</text:p>
          </table:table-cell>
          <table:table-cell office:value-type="float" office:value="13565502.8" calcext:value-type="float">
            <text:p>13565502,8</text:p>
          </table:table-cell>
          <table:table-cell office:value-type="float" office:value="15350" calcext:value-type="float">
            <text:p>15350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9.5" calcext:value-type="float">
            <text:p>29,5</text:p>
          </table:table-cell>
          <table:table-cell office:value-type="float" office:value="66.5" calcext:value-type="float">
            <text:p>66,5</text:p>
          </table:table-cell>
          <table:table-cell office:value-type="float" office:value="57.5" calcext:value-type="float">
            <text:p>57,5</text:p>
          </table:table-cell>
          <table:table-cell office:value-type="float" office:value="50" calcext:value-type="float">
            <text:p>50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RS3035RES1000mN2892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416.5" calcext:value-type="float">
            <text:p>416,5</text:p>
          </table:table-cell>
          <table:table-cell office:value-type="float" office:value="162" calcext:value-type="float">
            <text:p>162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8549631.5" calcext:value-type="float">
            <text:p>8549631,5</text:p>
          </table:table-cell>
          <table:table-cell office:value-type="float" office:value="10231" calcext:value-type="float">
            <text:p>10231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1.5" calcext:value-type="float">
            <text:p>31,5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CRS3035RES1000mN2892000E376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9304593055</text:p>
          </table:table-cell>
          <table:table-cell office:value-type="float" office:value="118" calcext:value-type="float">
            <text:p>118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3460961.3" calcext:value-type="float">
            <text:p>3460961,3</text:p>
          </table:table-cell>
          <table:table-cell office:value-type="float" office:value="4157" calcext:value-type="float">
            <text:p>4157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CRS3035RES1000mN2892000E376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381.5" calcext:value-type="float">
            <text:p>381,5</text:p>
          </table:table-cell>
          <table:table-cell office:value-type="float" office:value="147" calcext:value-type="float">
            <text:p>147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  <table:table-cell office:value-type="float" office:value="9161361.7" calcext:value-type="float">
            <text:p>9161361,7</text:p>
          </table:table-cell>
          <table:table-cell office:value-type="float" office:value="11474" calcext:value-type="float">
            <text:p>11474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.5" calcext:value-type="float">
            <text:p>11,5</text:p>
          </table:table-cell>
          <table:table-cell table:number-columns-repeated="2" office:value-type="float" office:value="32.5" calcext:value-type="float">
            <text:p>32,5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CRS3035RES1000mN2892000E376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,8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181819.9" calcext:value-type="float">
            <text:p>181819,9</text:p>
          </table:table-cell>
          <table:table-cell office:value-type="float" office:value="233.7" calcext:value-type="float">
            <text:p>233,7</text:p>
          </table:table-cell>
          <table:table-cell office:value-type="float" office:value="1.2" calcext:value-type="float">
            <text:p>1,2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,8</text:p>
          </table:table-cell>
          <table:table-cell office:value-type="float" office:value="1.9" calcext:value-type="float">
            <text:p>1,9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</table:table-row>
        <table:table-row table:style-name="ro1" table:visibility="filter">
          <table:table-cell office:value-type="string" calcext:value-type="string">
            <text:p>CRS3035RES1000mN2892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725.5" calcext:value-type="float">
            <text:p>725,5</text:p>
          </table:table-cell>
          <table:table-cell office:value-type="float" office:value="271" calcext:value-type="float">
            <text:p>271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0634405.8" calcext:value-type="float">
            <text:p>10634405,8</text:p>
          </table:table-cell>
          <table:table-cell office:value-type="float" office:value="15529" calcext:value-type="float">
            <text:p>15529</text:p>
          </table:table-cell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67.5" calcext:value-type="float">
            <text:p>67,5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CRS3035RES1000mN2892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537" calcext:value-type="float">
            <text:p>537</text:p>
          </table:table-cell>
          <table:table-cell office:value-type="float" office:value="185" calcext:value-type="float">
            <text:p>18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9220435.1" calcext:value-type="float">
            <text:p>9220435,1</text:p>
          </table:table-cell>
          <table:table-cell office:value-type="float" office:value="13408" calcext:value-type="float">
            <text:p>13408</text:p>
          </table:table-cell>
          <table:table-cell office:value-type="float" office:value="162" calcext:value-type="float">
            <text:p>16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CRS3035RES1000mN2892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918.5" calcext:value-type="float">
            <text:p>918,5</text:p>
          </table:table-cell>
          <table:table-cell office:value-type="float" office:value="405" calcext:value-type="float">
            <text:p>405</text:p>
          </table:table-cell>
          <table:table-cell office:value-type="float" office:value="31" calcext:value-type="float">
            <text:p>31</text:p>
          </table:table-cell>
          <table:table-cell office:value-type="float" office:value="152" calcext:value-type="float">
            <text:p>152</text:p>
          </table:table-cell>
          <table:table-cell office:value-type="float" office:value="32" calcext:value-type="float">
            <text:p>32</text:p>
          </table:table-cell>
          <table:table-cell office:value-type="float" office:value="194" calcext:value-type="float">
            <text:p>194</text:p>
          </table:table-cell>
          <table:table-cell office:value-type="float" office:value="39" calcext:value-type="float">
            <text:p>39</text:p>
          </table:table-cell>
          <table:table-cell office:value-type="float" office:value="22307943.8" calcext:value-type="float">
            <text:p>22307943,8</text:p>
          </table:table-cell>
          <table:table-cell office:value-type="float" office:value="24316" calcext:value-type="float">
            <text:p>24316</text:p>
          </table:table-cell>
          <table:table-cell office:value-type="float" office:value="383" calcext:value-type="float">
            <text:p>38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1.5" calcext:value-type="float">
            <text:p>121,5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26" calcext:value-type="float">
            <text:p>426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RS3035RES1000mN2892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93053</text:p>
          </table:table-cell>
          <table:table-cell office:value-type="float" office:value="541" calcext:value-type="float">
            <text:p>541</text:p>
          </table:table-cell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1281553.2" calcext:value-type="float">
            <text:p>11281553,2</text:p>
          </table:table-cell>
          <table:table-cell office:value-type="float" office:value="13730" calcext:value-type="float">
            <text:p>13730</text:p>
          </table:table-cell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.5" calcext:value-type="float">
            <text:p>22,5</text:p>
          </table:table-cell>
          <table:table-cell office:value-type="float" office:value="15" calcext:value-type="float">
            <text:p>15</text:p>
          </table:table-cell>
          <table:table-cell office:value-type="float" office:value="274" calcext:value-type="float">
            <text:p>274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RS3035RES1000mN2892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53</text:p>
          </table:table-cell>
          <table:table-cell office:value-type="float" office:value="371.5" calcext:value-type="float">
            <text:p>371,5</text:p>
          </table:table-cell>
          <table:table-cell office:value-type="float" office:value="146" calcext:value-type="float">
            <text:p>146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6723004" calcext:value-type="float">
            <text:p>6723004</text:p>
          </table:table-cell>
          <table:table-cell office:value-type="float" office:value="9102" calcext:value-type="float">
            <text:p>9102</text:p>
          </table:table-cell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30.5" calcext:value-type="float">
            <text:p>30,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RS3035RES1000mN2892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187.5" calcext:value-type="float">
            <text:p>187,5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240164.2" calcext:value-type="float">
            <text:p>3240164,2</text:p>
          </table:table-cell>
          <table:table-cell office:value-type="float" office:value="3927" calcext:value-type="float">
            <text:p>3927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.5" calcext:value-type="float">
            <text:p>9,5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S3035RES1000mN2892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273.5" calcext:value-type="float">
            <text:p>273,5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5632814.5" calcext:value-type="float">
            <text:p>5632814,5</text:p>
          </table:table-cell>
          <table:table-cell office:value-type="float" office:value="5888" calcext:value-type="float">
            <text:p>5888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5.5" calcext:value-type="float">
            <text:p>15,5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S3035RES1000mN2892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428.5" calcext:value-type="float">
            <text:p>428,5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8780475.3" calcext:value-type="float">
            <text:p>8780475,3</text:p>
          </table:table-cell>
          <table:table-cell office:value-type="float" office:value="9774" calcext:value-type="float">
            <text:p>9774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13.5" calcext:value-type="float">
            <text:p>13,5</text:p>
          </table:table-cell>
          <table:table-cell office:value-type="float" office:value="43.5" calcext:value-type="float">
            <text:p>43,5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92.5" calcext:value-type="float">
            <text:p>92,5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RS3035RES1000mN2892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621.5" calcext:value-type="float">
            <text:p>621,5</text:p>
          </table:table-cell>
          <table:table-cell office:value-type="float" office:value="189" calcext:value-type="float">
            <text:p>18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13499028.2" calcext:value-type="float">
            <text:p>13499028,2</text:p>
          </table:table-cell>
          <table:table-cell office:value-type="float" office:value="18154" calcext:value-type="float">
            <text:p>18154</text:p>
          </table:table-cell>
          <table:table-cell office:value-type="float" office:value="7" calcext:value-type="float">
            <text:p>7</text:p>
          </table:table-cell>
          <table:table-cell office:value-type="float" office:value="182" calcext:value-type="float">
            <text:p>182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67.5" calcext:value-type="float">
            <text:p>67,5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RS3035RES1000mN2892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760" calcext:value-type="float">
            <text:p>760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  <table:table-cell office:value-type="float" office:value="17157837.5" calcext:value-type="float">
            <text:p>17157837,5</text:p>
          </table:table-cell>
          <table:table-cell office:value-type="float" office:value="16633" calcext:value-type="float">
            <text:p>16633</text:p>
          </table:table-cell>
          <table:table-cell office:value-type="float" office:value="213" calcext:value-type="float">
            <text:p>213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5" calcext:value-type="float">
            <text:p>74,5</text:p>
          </table:table-cell>
          <table:table-cell office:value-type="float" office:value="36.5" calcext:value-type="float">
            <text:p>36,5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212" calcext:value-type="float">
            <text:p>212</text:p>
          </table:table-cell>
          <table:table-cell office:value-type="float" office:value="164" calcext:value-type="float">
            <text:p>164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S3035RES1000mN2892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637.5" calcext:value-type="float">
            <text:p>637,5</text:p>
          </table:table-cell>
          <table:table-cell office:value-type="float" office:value="213" calcext:value-type="float">
            <text:p>213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office:value-type="float" office:value="12914054.6" calcext:value-type="float">
            <text:p>12914054,6</text:p>
          </table:table-cell>
          <table:table-cell office:value-type="float" office:value="14164" calcext:value-type="float">
            <text:p>14164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49.5" calcext:value-type="float">
            <text:p>49,5</text:p>
          </table:table-cell>
          <table:table-cell office:value-type="float" office:value="77.5" calcext:value-type="float">
            <text:p>77,5</text:p>
          </table:table-cell>
          <table:table-cell office:value-type="float" office:value="52.5" calcext:value-type="float">
            <text:p>52,5</text:p>
          </table:table-cell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RS3035RES1000mN2892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329" calcext:value-type="float">
            <text:p>329</text:p>
          </table:table-cell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7411742" calcext:value-type="float">
            <text:p>7411742</text:p>
          </table:table-cell>
          <table:table-cell office:value-type="float" office:value="8364" calcext:value-type="float">
            <text:p>8364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RS3035RES1000mN2892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57</text:p>
          </table:table-cell>
          <table:table-cell office:value-type="float" office:value="379.5" calcext:value-type="float">
            <text:p>379,5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8200399.4" calcext:value-type="float">
            <text:p>8200399,4</text:p>
          </table:table-cell>
          <table:table-cell office:value-type="float" office:value="9003" calcext:value-type="float">
            <text:p>9003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" calcext:value-type="float">
            <text:p>23,5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RS3035RES1000mN2892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5793077</text:p>
          </table:table-cell>
          <table:table-cell office:value-type="float" office:value="180.5" calcext:value-type="float">
            <text:p>180,5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4235639.8" calcext:value-type="float">
            <text:p>4235639,8</text:p>
          </table:table-cell>
          <table:table-cell office:value-type="float" office:value="5419" calcext:value-type="float">
            <text:p>5419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.5" calcext:value-type="float">
            <text:p>12,5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RS3035RES1000mN2892000E376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93055</text:p>
          </table:table-cell>
          <table:table-cell office:value-type="float" office:value="895.5" calcext:value-type="float">
            <text:p>895,5</text:p>
          </table:table-cell>
          <table:table-cell office:value-type="float" office:value="374" calcext:value-type="float">
            <text:p>374</text:p>
          </table:table-cell>
          <table:table-cell office:value-type="float" office:value="59" calcext:value-type="float">
            <text:p>59</text:p>
          </table:table-cell>
          <table:table-cell office:value-type="float" office:value="145" calcext:value-type="float">
            <text:p>145</text:p>
          </table:table-cell>
          <table:table-cell office:value-type="float" office:value="37" calcext:value-type="float">
            <text:p>37</text:p>
          </table:table-cell>
          <table:table-cell office:value-type="float" office:value="249" calcext:value-type="float">
            <text:p>249</text:p>
          </table:table-cell>
          <table:table-cell office:value-type="float" office:value="42" calcext:value-type="float">
            <text:p>42</text:p>
          </table:table-cell>
          <table:table-cell office:value-type="float" office:value="19733266.9" calcext:value-type="float">
            <text:p>19733266,9</text:p>
          </table:table-cell>
          <table:table-cell office:value-type="float" office:value="22683" calcext:value-type="float">
            <text:p>22683</text:p>
          </table:table-cell>
          <table:table-cell office:value-type="float" office:value="327" calcext:value-type="float">
            <text:p>327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6.5" calcext:value-type="float">
            <text:p>26,5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211" calcext:value-type="float">
            <text:p>211</text:p>
          </table:table-cell>
          <table:table-cell office:value-type="float" office:value="181" calcext:value-type="float">
            <text:p>181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CRS3035RES1000mN2892000E376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93055</text:p>
          </table:table-cell>
          <table:table-cell office:value-type="float" office:value="299.5" calcext:value-type="float">
            <text:p>299,5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6919521" calcext:value-type="float">
            <text:p>6919521</text:p>
          </table:table-cell>
          <table:table-cell office:value-type="float" office:value="8092" calcext:value-type="float">
            <text:p>8092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.5" calcext:value-type="float">
            <text:p>25,5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RS3035RES1000mN2892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240.5" calcext:value-type="float">
            <text:p>240,5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5835112.9" calcext:value-type="float">
            <text:p>5835112,9</text:p>
          </table:table-cell>
          <table:table-cell office:value-type="float" office:value="5785" calcext:value-type="float">
            <text:p>5785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,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RS3035RES1000mN2892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1146.5" calcext:value-type="float">
            <text:p>1146,5</text:p>
          </table:table-cell>
          <table:table-cell office:value-type="float" office:value="516" calcext:value-type="float">
            <text:p>516</text:p>
          </table:table-cell>
          <table:table-cell office:value-type="float" office:value="141" calcext:value-type="float">
            <text:p>141</text:p>
          </table:table-cell>
          <table:table-cell office:value-type="float" office:value="231" calcext:value-type="float">
            <text:p>231</text:p>
          </table:table-cell>
          <table:table-cell office:value-type="float" office:value="48" calcext:value-type="float">
            <text:p>48</text:p>
          </table:table-cell>
          <table:table-cell office:value-type="float" office:value="131" calcext:value-type="float">
            <text:p>131</text:p>
          </table:table-cell>
          <table:table-cell office:value-type="float" office:value="79" calcext:value-type="float">
            <text:p>79</text:p>
          </table:table-cell>
          <table:table-cell office:value-type="float" office:value="20931348" calcext:value-type="float">
            <text:p>20931348</text:p>
          </table:table-cell>
          <table:table-cell office:value-type="float" office:value="25251" calcext:value-type="float">
            <text:p>25251</text:p>
          </table:table-cell>
          <table:table-cell office:value-type="float" office:value="510" calcext:value-type="float">
            <text:p>510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96.5" calcext:value-type="float">
            <text:p>96,5</text:p>
          </table:table-cell>
          <table:table-cell office:value-type="float" office:value="77" calcext:value-type="float">
            <text:p>77</text:p>
          </table:table-cell>
          <table:table-cell office:value-type="float" office:value="390" calcext:value-type="float">
            <text:p>390</text:p>
          </table:table-cell>
          <table:table-cell office:value-type="float" office:value="219" calcext:value-type="float">
            <text:p>219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CRS3035RES1000mN2892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93053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60901.1" calcext:value-type="float">
            <text:p>1560901,1</text:p>
          </table:table-cell>
          <table:table-cell office:value-type="float" office:value="1633" calcext:value-type="float">
            <text:p>16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office:value-type="float" office:value="9.5" calcext:value-type="float">
            <text:p>9,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RS3035RES1000mN2892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53</text:p>
          </table:table-cell>
          <table:table-cell office:value-type="float" office:value="653" calcext:value-type="float">
            <text:p>653</text:p>
          </table:table-cell>
          <table:table-cell office:value-type="float" office:value="260" calcext:value-type="float">
            <text:p>26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9750296.3" calcext:value-type="float">
            <text:p>9750296,3</text:p>
          </table:table-cell>
          <table:table-cell office:value-type="float" office:value="13457" calcext:value-type="float">
            <text:p>13457</text:p>
          </table:table-cell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37" calcext:value-type="float">
            <text:p>37</text:p>
          </table:table-cell>
          <table:table-cell office:value-type="float" office:value="23.5" calcext:value-type="float">
            <text:p>23,5</text:p>
          </table:table-cell>
          <table:table-cell office:value-type="float" office:value="59.5" calcext:value-type="float">
            <text:p>59,5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RS3035RES1000mN2892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770.5" calcext:value-type="float">
            <text:p>770,5</text:p>
          </table:table-cell>
          <table:table-cell office:value-type="float" office:value="314" calcext:value-type="float">
            <text:p>314</text:p>
          </table:table-cell>
          <table:table-cell office:value-type="float" office:value="77" calcext:value-type="float">
            <text:p>77</text:p>
          </table:table-cell>
          <table:table-cell office:value-type="float" office:value="113" calcext:value-type="float">
            <text:p>113</text:p>
          </table:table-cell>
          <table:table-cell office:value-type="float" office:value="36" calcext:value-type="float">
            <text:p>36</text:p>
          </table:table-cell>
          <table:table-cell office:value-type="float" office:value="158" calcext:value-type="float">
            <text:p>158</text:p>
          </table:table-cell>
          <table:table-cell office:value-type="float" office:value="35" calcext:value-type="float">
            <text:p>35</text:p>
          </table:table-cell>
          <table:table-cell office:value-type="float" office:value="15039267.7" calcext:value-type="float">
            <text:p>15039267,7</text:p>
          </table:table-cell>
          <table:table-cell office:value-type="float" office:value="18183" calcext:value-type="float">
            <text:p>18183</text:p>
          </table:table-cell>
          <table:table-cell office:value-type="float" office:value="263" calcext:value-type="float">
            <text:p>263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22.5" calcext:value-type="float">
            <text:p>22,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187" calcext:value-type="float">
            <text:p>187</text:p>
          </table:table-cell>
          <table:table-cell office:value-type="float" office:value="146" calcext:value-type="float">
            <text:p>146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RS3035RES1000mN2892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729.5" calcext:value-type="float">
            <text:p>729,5</text:p>
          </table:table-cell>
          <table:table-cell office:value-type="float" office:value="320" calcext:value-type="float">
            <text:p>32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175" calcext:value-type="float">
            <text:p>175</text:p>
          </table:table-cell>
          <table:table-cell office:value-type="float" office:value="27" calcext:value-type="float">
            <text:p>27</text:p>
          </table:table-cell>
          <table:table-cell office:value-type="float" office:value="15221127.7" calcext:value-type="float">
            <text:p>15221127,7</text:p>
          </table:table-cell>
          <table:table-cell office:value-type="float" office:value="18559" calcext:value-type="float">
            <text:p>18559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0.5" calcext:value-type="float">
            <text:p>60,5</text:p>
          </table:table-cell>
          <table:table-cell office:value-type="float" office:value="20.5" calcext:value-type="float">
            <text:p>20,5</text:p>
          </table:table-cell>
          <table:table-cell office:value-type="float" office:value="41.5" calcext:value-type="float">
            <text:p>41,5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222" calcext:value-type="float">
            <text:p>222</text:p>
          </table:table-cell>
          <table:table-cell office:value-type="float" office:value="145" calcext:value-type="float">
            <text:p>145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RS3035RES1000mN2892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380" calcext:value-type="float">
            <text:p>380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office:value-type="float" office:value="9466333.5" calcext:value-type="float">
            <text:p>9466333,5</text:p>
          </table:table-cell>
          <table:table-cell office:value-type="float" office:value="10873" calcext:value-type="float">
            <text:p>10873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.5" calcext:value-type="float">
            <text:p>20,5</text:p>
          </table:table-cell>
          <table:table-cell office:value-type="float" office:value="28" calcext:value-type="float">
            <text:p>28</text:p>
          </table:table-cell>
          <table:table-cell office:value-type="float" office:value="26.5" calcext:value-type="float">
            <text:p>26,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RS3035RES1000mN2892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362" calcext:value-type="float">
            <text:p>362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7173231.8" calcext:value-type="float">
            <text:p>7173231,8</text:p>
          </table:table-cell>
          <table:table-cell office:value-type="float" office:value="8517" calcext:value-type="float">
            <text:p>8517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28" calcext:value-type="float">
            <text:p>28</text:p>
          </table:table-cell>
          <table:table-cell office:value-type="float" office:value="39.5" calcext:value-type="float">
            <text:p>39,5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RS3035RES1000mN2892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1330" calcext:value-type="float">
            <text:p>1330</text:p>
          </table:table-cell>
          <table:table-cell office:value-type="float" office:value="489" calcext:value-type="float">
            <text:p>489</text:p>
          </table:table-cell>
          <table:table-cell office:value-type="float" office:value="202" calcext:value-type="float">
            <text:p>202</text:p>
          </table:table-cell>
          <table:table-cell office:value-type="float" office:value="162" calcext:value-type="float">
            <text:p>162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19457891.9" calcext:value-type="float">
            <text:p>19457891,9</text:p>
          </table:table-cell>
          <table:table-cell office:value-type="float" office:value="25912" calcext:value-type="float">
            <text:p>25912</text:p>
          </table:table-cell>
          <table:table-cell office:value-type="float" office:value="477" calcext:value-type="float">
            <text:p>47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79.5" calcext:value-type="float">
            <text:p>79,5</text:p>
          </table:table-cell>
          <table:table-cell office:value-type="float" office:value="49" calcext:value-type="float">
            <text:p>49</text:p>
          </table:table-cell>
          <table:table-cell office:value-type="float" office:value="112.5" calcext:value-type="float">
            <text:p>112,5</text:p>
          </table:table-cell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float" office:value="244" calcext:value-type="float">
            <text:p>244</text:p>
          </table:table-cell>
          <table:table-cell office:value-type="float" office:value="282" calcext:value-type="float">
            <text:p>282</text:p>
          </table:table-cell>
          <table:table-cell office:value-type="float" office:value="156" calcext:value-type="float">
            <text:p>156</text:p>
          </table:table-cell>
          <table:table-cell office:value-type="float" office:value="133" calcext:value-type="float">
            <text:p>1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RS3035RES1000mN2892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251.5" calcext:value-type="float">
            <text:p>251,5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5373027.7" calcext:value-type="float">
            <text:p>5373027,7</text:p>
          </table:table-cell>
          <table:table-cell office:value-type="float" office:value="6747" calcext:value-type="float">
            <text:p>6747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.5" calcext:value-type="float">
            <text:p>20,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RS3035RES1000mN2892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456.5" calcext:value-type="float">
            <text:p>456,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0566790.8" calcext:value-type="float">
            <text:p>10566790,8</text:p>
          </table:table-cell>
          <table:table-cell office:value-type="float" office:value="11050" calcext:value-type="float">
            <text:p>11050</text:p>
          </table:table-cell>
          <table:table-cell office:value-type="float" office:value="13" calcext:value-type="float">
            <text:p>13</text:p>
          </table:table-cell>
          <table:table-cell office:value-type="float" office:value="129" calcext:value-type="float">
            <text:p>129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.5" calcext:value-type="float">
            <text:p>28,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RS3035RES1000mN2892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57</text:p>
          </table:table-cell>
          <table:table-cell office:value-type="float" office:value="316.5" calcext:value-type="float">
            <text:p>316,5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7299348.7" calcext:value-type="float">
            <text:p>7299348,7</text:p>
          </table:table-cell>
          <table:table-cell office:value-type="float" office:value="8874" calcext:value-type="float">
            <text:p>8874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.5" calcext:value-type="float">
            <text:p>8,5</text:p>
          </table:table-cell>
          <table:table-cell office:value-type="float" office:value="23.5" calcext:value-type="float">
            <text:p>23,5</text:p>
          </table:table-cell>
          <table:table-cell office:value-type="float" office:value="22.5" calcext:value-type="float">
            <text:p>22,5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CRS3035RES1000mN2893000E376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93055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568269.1" calcext:value-type="float">
            <text:p>2568269,1</text:p>
          </table:table-cell>
          <table:table-cell office:value-type="float" office:value="2647" calcext:value-type="float">
            <text:p>264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RS3035RES1000mN2893000E37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63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27227.8" calcext:value-type="float">
            <text:p>727227,8</text:p>
          </table:table-cell>
          <table:table-cell office:value-type="float" office:value="966" calcext:value-type="float">
            <text:p>96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S3035RES200mN2893000E377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550.5" calcext:value-type="float">
            <text:p>550,5</text:p>
          </table:table-cell>
          <table:table-cell office:value-type="float" office:value="236" calcext:value-type="float">
            <text:p>236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11489369.2" calcext:value-type="float">
            <text:p>11489369,2</text:p>
          </table:table-cell>
          <table:table-cell office:value-type="float" office:value="13829" calcext:value-type="float">
            <text:p>13829</text:p>
          </table:table-cell>
          <table:table-cell office:value-type="float" office:value="178" calcext:value-type="float">
            <text:p>178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6.5" calcext:value-type="float">
            <text:p>36,5</text:p>
          </table:table-cell>
          <table:table-cell office:value-type="float" office:value="42.5" calcext:value-type="float">
            <text:p>42,5</text:p>
          </table:table-cell>
          <table:table-cell office:value-type="float" office:value="22" calcext:value-type="float">
            <text:p>22</text:p>
          </table:table-cell>
          <table:table-cell office:value-type="float" office:value="151.5" calcext:value-type="float">
            <text:p>151,5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RS3035RES200mN2893000E3770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741" calcext:value-type="float">
            <text:p>741</text:p>
          </table:table-cell>
          <table:table-cell office:value-type="float" office:value="336" calcext:value-type="float">
            <text:p>336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2603631.5" calcext:value-type="float">
            <text:p>12603631,5</text:p>
          </table:table-cell>
          <table:table-cell office:value-type="float" office:value="16138" calcext:value-type="float">
            <text:p>16138</text:p>
          </table:table-cell>
          <table:table-cell office:value-type="float" office:value="282" calcext:value-type="float">
            <text:p>282</text:p>
          </table:table-cell>
          <table:table-cell office:value-type="float" office:value="54" calcext:value-type="float">
            <text:p>54</text:p>
          </table:table-cell>
          <table:table-cell office:value-type="float" office:value="296" calcext:value-type="float">
            <text:p>29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44.5" calcext:value-type="float">
            <text:p>44,5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68.5" calcext:value-type="float">
            <text:p>68,5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RS3035RES200mN2893000E3770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904.5" calcext:value-type="float">
            <text:p>904,5</text:p>
          </table:table-cell>
          <table:table-cell office:value-type="float" office:value="378" calcext:value-type="float">
            <text:p>378</text:p>
          </table:table-cell>
          <table:table-cell office:value-type="float" office:value="95" calcext:value-type="float">
            <text:p>95</text:p>
          </table:table-cell>
          <table:table-cell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67" calcext:value-type="float">
            <text:p>67</text:p>
          </table:table-cell>
          <table:table-cell office:value-type="float" office:value="16977512.7" calcext:value-type="float">
            <text:p>16977512,7</text:p>
          </table:table-cell>
          <table:table-cell office:value-type="float" office:value="20895" calcext:value-type="float">
            <text:p>20895</text:p>
          </table:table-cell>
          <table:table-cell office:value-type="float" office:value="334" calcext:value-type="float">
            <text:p>334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77.5" calcext:value-type="float">
            <text:p>77,5</text:p>
          </table:table-cell>
          <table:table-cell office:value-type="float" office:value="53" calcext:value-type="float">
            <text:p>53</text:p>
          </table:table-cell>
          <table:table-cell office:value-type="float" office:value="243" calcext:value-type="float">
            <text:p>243</text:p>
          </table:table-cell>
          <table:table-cell office:value-type="float" office:value="187" calcext:value-type="float">
            <text:p>187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RS3035RES200mN2893000E3770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620" calcext:value-type="float">
            <text:p>620</text:p>
          </table:table-cell>
          <table:table-cell office:value-type="float" office:value="224" calcext:value-type="float">
            <text:p>224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10689636.7" calcext:value-type="float">
            <text:p>10689636,7</text:p>
          </table:table-cell>
          <table:table-cell office:value-type="float" office:value="12618" calcext:value-type="float">
            <text:p>12618</text:p>
          </table:table-cell>
          <table:table-cell office:value-type="float" office:value="171" calcext:value-type="float">
            <text:p>171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RS3035RES1000mN2893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222" calcext:value-type="float">
            <text:p>222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91588.4" calcext:value-type="float">
            <text:p>4491588,4</text:p>
          </table:table-cell>
          <table:table-cell office:value-type="float" office:value="5592" calcext:value-type="float">
            <text:p>5592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S3035RES1000mN2893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526" calcext:value-type="float">
            <text:p>526</text:p>
          </table:table-cell>
          <table:table-cell office:value-type="float" office:value="197" calcext:value-type="float">
            <text:p>197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8932895" calcext:value-type="float">
            <text:p>8932895</text:p>
          </table:table-cell>
          <table:table-cell office:value-type="float" office:value="12772" calcext:value-type="float">
            <text:p>12772</text:p>
          </table:table-cell>
          <table:table-cell office:value-type="float" office:value="186" calcext:value-type="float">
            <text:p>18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32.5" calcext:value-type="float">
            <text:p>32,5</text:p>
          </table:table-cell>
          <table:table-cell office:value-type="float" office:value="22.5" calcext:value-type="float">
            <text:p>22,5</text:p>
          </table:table-cell>
          <table:table-cell table:number-columns-repeated="2" office:value-type="float" office:value="60.5" calcext:value-type="float">
            <text:p>60,5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RS3035RES1000mN2893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308" calcext:value-type="float">
            <text:p>308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6402713" calcext:value-type="float">
            <text:p>6402713</text:p>
          </table:table-cell>
          <table:table-cell office:value-type="float" office:value="8134" calcext:value-type="float">
            <text:p>8134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" calcext:value-type="float">
            <text:p>15,5</text:p>
          </table:table-cell>
          <table:table-cell office:value-type="float" office:value="10" calcext:value-type="float">
            <text:p>10</text:p>
          </table:table-cell>
          <table:table-cell office:value-type="float" office:value="26.5" calcext:value-type="float">
            <text:p>26,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CRS3035RES1000mN2893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57</text:p>
          </table:table-cell>
          <table:table-cell office:value-type="float" office:value="328.5" calcext:value-type="float">
            <text:p>328,5</text:p>
          </table:table-cell>
          <table:table-cell office:value-type="float" office:value="112" calcext:value-type="float">
            <text:p>11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6779345.5" calcext:value-type="float">
            <text:p>6779345,5</text:p>
          </table:table-cell>
          <table:table-cell office:value-type="float" office:value="8578" calcext:value-type="float">
            <text:p>8578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3.5" calcext:value-type="float">
            <text:p>33,5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CRS3035RES1000mN2893000E376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53</text:p>
          </table:table-cell>
          <table:table-cell office:value-type="float" office:value="316" calcext:value-type="float">
            <text:p>316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6422151.5" calcext:value-type="float">
            <text:p>6422151,5</text:p>
          </table:table-cell>
          <table:table-cell office:value-type="float" office:value="7448" calcext:value-type="float">
            <text:p>7448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RS3035RES200mN28932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53</text:p>
          </table:table-cell>
          <table:table-cell office:value-type="float" office:value="322" calcext:value-type="float">
            <text:p>322</text:p>
          </table:table-cell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6773667" calcext:value-type="float">
            <text:p>6773667</text:p>
          </table:table-cell>
          <table:table-cell office:value-type="float" office:value="8345" calcext:value-type="float">
            <text:p>8345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" calcext:value-type="float">
            <text:p>22,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8.5" calcext:value-type="float">
            <text:p>18,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RS3035RES200mN2893200E377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454" calcext:value-type="float">
            <text:p>454</text:p>
          </table:table-cell>
          <table:table-cell office:value-type="float" office:value="177" calcext:value-type="float">
            <text:p>177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  <table:table-cell office:value-type="float" office:value="9338778.1" calcext:value-type="float">
            <text:p>9338778,1</text:p>
          </table:table-cell>
          <table:table-cell office:value-type="float" office:value="11285" calcext:value-type="float">
            <text:p>11285</text:p>
          </table:table-cell>
          <table:table-cell office:value-type="float" office:value="113" calcext:value-type="float">
            <text:p>113</text:p>
          </table:table-cell>
          <table:table-cell office:value-type="float" office:value="64" calcext:value-type="float">
            <text:p>64</text:p>
          </table:table-cell>
          <table:table-cell office:value-type="float" office:value="102" calcext:value-type="float">
            <text:p>10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RS3035RES200mN2893200E3770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846.5" calcext:value-type="float">
            <text:p>846,5</text:p>
          </table:table-cell>
          <table:table-cell office:value-type="float" office:value="397" calcext:value-type="float">
            <text:p>397</text:p>
          </table:table-cell>
          <table:table-cell office:value-type="float" office:value="74" calcext:value-type="float">
            <text:p>74</text:p>
          </table:table-cell>
          <table:table-cell office:value-type="float" office:value="184" calcext:value-type="float">
            <text:p>184</text:p>
          </table:table-cell>
          <table:table-cell office:value-type="float" office:value="32" calcext:value-type="float">
            <text:p>32</text:p>
          </table:table-cell>
          <table:table-cell office:value-type="float" office:value="245" calcext:value-type="float">
            <text:p>245</text:p>
          </table:table-cell>
          <table:table-cell office:value-type="float" office:value="38" calcext:value-type="float">
            <text:p>38</text:p>
          </table:table-cell>
          <table:table-cell office:value-type="float" office:value="17777006.3" calcext:value-type="float">
            <text:p>17777006,3</text:p>
          </table:table-cell>
          <table:table-cell office:value-type="float" office:value="21760" calcext:value-type="float">
            <text:p>21760</text:p>
          </table:table-cell>
          <table:table-cell office:value-type="float" office:value="351" calcext:value-type="float">
            <text:p>351</text:p>
          </table:table-cell>
          <table:table-cell office:value-type="float" office:value="46" calcext:value-type="float">
            <text:p>46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.5" calcext:value-type="float">
            <text:p>59,5</text:p>
          </table:table-cell>
          <table:table-cell office:value-type="float" office:value="29.5" calcext:value-type="float">
            <text:p>29,5</text:p>
          </table:table-cell>
          <table:table-cell office:value-type="float" office:value="60.5" calcext:value-type="float">
            <text:p>60,5</text:p>
          </table:table-cell>
          <table:table-cell office:value-type="float" office:value="56.5" calcext:value-type="float">
            <text:p>56,5</text:p>
          </table:table-cell>
          <table:table-cell office:value-type="float" office:value="44.5" calcext:value-type="float">
            <text:p>44,5</text:p>
          </table:table-cell>
          <table:table-cell office:value-type="float" office:value="203" calcext:value-type="float">
            <text:p>203</text:p>
          </table:table-cell>
          <table:table-cell office:value-type="float" office:value="166" calcext:value-type="float">
            <text:p>166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RS3035RES200mN2893200E3770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464" calcext:value-type="float">
            <text:p>464</text:p>
          </table:table-cell>
          <table:table-cell office:value-type="float" office:value="196" calcext:value-type="float">
            <text:p>196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129" calcext:value-type="float">
            <text:p>129</text:p>
          </table:table-cell>
          <table:table-cell office:value-type="float" office:value="18" calcext:value-type="float">
            <text:p>18</text:p>
          </table:table-cell>
          <table:table-cell office:value-type="float" office:value="9193091.8" calcext:value-type="float">
            <text:p>9193091,8</text:p>
          </table:table-cell>
          <table:table-cell office:value-type="float" office:value="10936" calcext:value-type="float">
            <text:p>10936</text:p>
          </table:table-cell>
          <table:table-cell office:value-type="float" office:value="153" calcext:value-type="float">
            <text:p>153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RS3035RES200mN2893200E3770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1151.5" calcext:value-type="float">
            <text:p>1151,5</text:p>
          </table:table-cell>
          <table:table-cell office:value-type="float" office:value="377" calcext:value-type="float">
            <text:p>377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16927854.5" calcext:value-type="float">
            <text:p>16927854,5</text:p>
          </table:table-cell>
          <table:table-cell office:value-type="float" office:value="22396" calcext:value-type="float">
            <text:p>22396</text:p>
          </table:table-cell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80" calcext:value-type="float">
            <text:p>80</text:p>
          </table:table-cell>
          <table:table-cell office:value-type="float" office:value="44.5" calcext:value-type="float">
            <text:p>44,5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float" office:value="79" calcext:value-type="float">
            <text:p>79</text:p>
          </table:table-cell>
          <table:table-cell office:value-type="float" office:value="215" calcext:value-type="float">
            <text:p>215</text:p>
          </table:table-cell>
          <table:table-cell office:value-type="float" office:value="228" calcext:value-type="float">
            <text:p>228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RS3035RES1000mN2893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1083" calcext:value-type="float">
            <text:p>1083</text:p>
          </table:table-cell>
          <table:table-cell office:value-type="float" office:value="343" calcext:value-type="float">
            <text:p>343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18880742.5" calcext:value-type="float">
            <text:p>18880742,5</text:p>
          </table:table-cell>
          <table:table-cell office:value-type="float" office:value="22393" calcext:value-type="float">
            <text:p>22393</text:p>
          </table:table-cell>
          <table:table-cell office:value-type="float" office:value="303" calcext:value-type="float">
            <text:p>303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77.5" calcext:value-type="float">
            <text:p>77,5</text:p>
          </table:table-cell>
          <table:table-cell office:value-type="float" office:value="35.5" calcext:value-type="float">
            <text:p>35,5</text:p>
          </table:table-cell>
          <table:table-cell office:value-type="float" office:value="111.5" calcext:value-type="float">
            <text:p>111,5</text:p>
          </table:table-cell>
          <table:table-cell office:value-type="float" office:value="119" calcext:value-type="float">
            <text:p>119</text:p>
          </table:table-cell>
          <table:table-cell office:value-type="float" office:value="87.5" calcext:value-type="float">
            <text:p>87,5</text:p>
          </table:table-cell>
          <table:table-cell office:value-type="float" office:value="198" calcext:value-type="float">
            <text:p>198</text:p>
          </table:table-cell>
          <table:table-cell office:value-type="float" office:value="218" calcext:value-type="float">
            <text:p>218</text:p>
          </table:table-cell>
          <table:table-cell office:value-type="float" office:value="119" calcext:value-type="float">
            <text:p>119</text:p>
          </table:table-cell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RS3035RES1000mN2893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754" calcext:value-type="float">
            <text:p>754</text:p>
          </table:table-cell>
          <table:table-cell office:value-type="float" office:value="324" calcext:value-type="float">
            <text:p>324</text:p>
          </table:table-cell>
          <table:table-cell office:value-type="float" office:value="111" calcext:value-type="float">
            <text:p>111</text:p>
          </table:table-cell>
          <table:table-cell office:value-type="float" office:value="146" calcext:value-type="float">
            <text:p>146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12222903.2" calcext:value-type="float">
            <text:p>12222903,2</text:p>
          </table:table-cell>
          <table:table-cell office:value-type="float" office:value="18937" calcext:value-type="float">
            <text:p>18937</text:p>
          </table:table-cell>
          <table:table-cell office:value-type="float" office:value="316" calcext:value-type="float">
            <text:p>3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RS3035RES1000mN2893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166" calcext:value-type="float">
            <text:p>166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853706" calcext:value-type="float">
            <text:p>2853706</text:p>
          </table:table-cell>
          <table:table-cell office:value-type="float" office:value="3802" calcext:value-type="float">
            <text:p>380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RS3035RES1000mN2893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300.5" calcext:value-type="float">
            <text:p>300,5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6526349" calcext:value-type="float">
            <text:p>6526349</text:p>
          </table:table-cell>
          <table:table-cell office:value-type="float" office:value="8238" calcext:value-type="float">
            <text:p>8238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.5" calcext:value-type="float">
            <text:p>21,5</text:p>
          </table:table-cell>
          <table:table-cell office:value-type="float" office:value="32.5" calcext:value-type="float">
            <text:p>32,5</text:p>
          </table:table-cell>
          <table:table-cell office:value-type="float" office:value="28.5" calcext:value-type="float">
            <text:p>28,5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RS3035RES1000mN2893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57</text:p>
          </table:table-cell>
          <table:table-cell office:value-type="float" office:value="298" calcext:value-type="float">
            <text:p>298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6405370.3" calcext:value-type="float">
            <text:p>6405370,3</text:p>
          </table:table-cell>
          <table:table-cell office:value-type="float" office:value="8380" calcext:value-type="float">
            <text:p>8380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CRS3035RES1000mN2893000E376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53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952230.5" calcext:value-type="float">
            <text:p>2952230,5</text:p>
          </table:table-cell>
          <table:table-cell office:value-type="float" office:value="3763" calcext:value-type="float">
            <text:p>376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S3035RES200mN28934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336.5" calcext:value-type="float">
            <text:p>336,5</text:p>
          </table:table-cell>
          <table:table-cell office:value-type="float" office:value="116" calcext:value-type="float">
            <text:p>1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7324993.2" calcext:value-type="float">
            <text:p>7324993,2</text:p>
          </table:table-cell>
          <table:table-cell office:value-type="float" office:value="8414" calcext:value-type="float">
            <text:p>8414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5.5" calcext:value-type="float">
            <text:p>25,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S3035RES200mN2893400E377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282.5" calcext:value-type="float">
            <text:p>282,5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6825420.8" calcext:value-type="float">
            <text:p>6825420,8</text:p>
          </table:table-cell>
          <table:table-cell office:value-type="float" office:value="7715" calcext:value-type="float">
            <text:p>771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.5" calcext:value-type="float">
            <text:p>11,5</text:p>
          </table:table-cell>
          <table:table-cell office:value-type="float" office:value="16.5" calcext:value-type="float">
            <text:p>16,5</text:p>
          </table:table-cell>
          <table:table-cell office:value-type="float" office:value="31.5" calcext:value-type="float">
            <text:p>31,5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RS3035RES200mN2893400E3770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574.5" calcext:value-type="float">
            <text:p>574,5</text:p>
          </table:table-cell>
          <table:table-cell office:value-type="float" office:value="243" calcext:value-type="float">
            <text:p>243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147" calcext:value-type="float">
            <text:p>147</text:p>
          </table:table-cell>
          <table:table-cell office:value-type="float" office:value="30" calcext:value-type="float">
            <text:p>30</text:p>
          </table:table-cell>
          <table:table-cell office:value-type="float" office:value="12243251.9" calcext:value-type="float">
            <text:p>12243251,9</text:p>
          </table:table-cell>
          <table:table-cell office:value-type="float" office:value="15728" calcext:value-type="float">
            <text:p>15728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25.5" calcext:value-type="float">
            <text:p>25,5</text:p>
          </table:table-cell>
          <table:table-cell office:value-type="float" office:value="112" calcext:value-type="float">
            <text:p>112</text:p>
          </table:table-cell>
          <table:table-cell office:value-type="float" office:value="131" calcext:value-type="float">
            <text:p>131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RS3035RES200mN2893400E3770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324.5" calcext:value-type="float">
            <text:p>324,5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6060047.1" calcext:value-type="float">
            <text:p>6060047,1</text:p>
          </table:table-cell>
          <table:table-cell office:value-type="float" office:value="8142" calcext:value-type="float">
            <text:p>8142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6.5" calcext:value-type="float">
            <text:p>26,5</text:p>
          </table:table-cell>
          <table:table-cell office:value-type="float" office:value="36.5" calcext:value-type="float">
            <text:p>36,5</text:p>
          </table:table-cell>
          <table:table-cell office:value-type="float" office:value="18.5" calcext:value-type="float">
            <text:p>18,5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RS3035RES200mN2893400E3770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562" calcext:value-type="float">
            <text:p>562</text:p>
          </table:table-cell>
          <table:table-cell office:value-type="float" office:value="221" calcext:value-type="float">
            <text:p>221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11273810.3" calcext:value-type="float">
            <text:p>11273810,3</text:p>
          </table:table-cell>
          <table:table-cell office:value-type="float" office:value="13772" calcext:value-type="float">
            <text:p>13772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42.5" calcext:value-type="float">
            <text:p>42,5</text:p>
          </table:table-cell>
          <table:table-cell office:value-type="float" office:value="48.5" calcext:value-type="float">
            <text:p>48,5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  <table:table-cell office:value-type="float" office:value="118" calcext:value-type="float">
            <text:p>118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RS3035RES1000mN2893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,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float" office:value="175717.9" calcext:value-type="float">
            <text:p>175717,9</text:p>
          </table:table-cell>
          <table:table-cell office:value-type="float" office:value="190.2" calcext:value-type="float">
            <text:p>190,2</text:p>
          </table:table-cell>
          <table:table-cell office:value-type="float" office:value="1.5" calcext:value-type="float">
            <text:p>1,5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2.4" calcext:value-type="float">
            <text:p>2,4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CRS3035RES1000mN2893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304" calcext:value-type="float">
            <text:p>304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5797571.1" calcext:value-type="float">
            <text:p>5797571,1</text:p>
          </table:table-cell>
          <table:table-cell office:value-type="float" office:value="6743" calcext:value-type="float">
            <text:p>6743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RS3035RES1000mN2893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470.5" calcext:value-type="float">
            <text:p>470,5</text:p>
          </table:table-cell>
          <table:table-cell office:value-type="float" office:value="215" calcext:value-type="float">
            <text:p>215</text:p>
          </table:table-cell>
          <table:table-cell office:value-type="float" office:value="71" calcext:value-type="float">
            <text:p>71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7919290.2" calcext:value-type="float">
            <text:p>7919290,2</text:p>
          </table:table-cell>
          <table:table-cell office:value-type="float" office:value="11722" calcext:value-type="float">
            <text:p>11722</text:p>
          </table:table-cell>
          <table:table-cell office:value-type="float" office:value="202" calcext:value-type="float">
            <text:p>20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1.5" calcext:value-type="float">
            <text:p>51,5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RS3035RES1000mN2893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232.5" calcext:value-type="float">
            <text:p>232,5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4484167.5" calcext:value-type="float">
            <text:p>4484167,5</text:p>
          </table:table-cell>
          <table:table-cell office:value-type="float" office:value="6170" calcext:value-type="float">
            <text:p>617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,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S3035RES1000mN2893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289" calcext:value-type="float">
            <text:p>289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6573972.6" calcext:value-type="float">
            <text:p>6573972,6</text:p>
          </table:table-cell>
          <table:table-cell office:value-type="float" office:value="8685" calcext:value-type="float">
            <text:p>8685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S3035RES200mN28936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659.5" calcext:value-type="float">
            <text:p>659,5</text:p>
          </table:table-cell>
          <table:table-cell office:value-type="float" office:value="227" calcext:value-type="float">
            <text:p>227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1074249" calcext:value-type="float">
            <text:p>11074249</text:p>
          </table:table-cell>
          <table:table-cell office:value-type="float" office:value="17007" calcext:value-type="float">
            <text:p>17007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80.5" calcext:value-type="float">
            <text:p>80,5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RS3035RES200mN2893600E377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287" calcext:value-type="float">
            <text:p>287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5829919.7" calcext:value-type="float">
            <text:p>5829919,7</text:p>
          </table:table-cell>
          <table:table-cell office:value-type="float" office:value="6798" calcext:value-type="float">
            <text:p>6798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8.5" calcext:value-type="float">
            <text:p>28,5</text:p>
          </table:table-cell>
          <table:table-cell office:value-type="float" office:value="36" calcext:value-type="float">
            <text:p>36</text:p>
          </table:table-cell>
          <table:table-cell office:value-type="float" office:value="23.5" calcext:value-type="float">
            <text:p>23,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RS3035RES200mN2893600E3770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1582" calcext:value-type="float">
            <text:p>1582</text:p>
          </table:table-cell>
          <table:table-cell office:value-type="float" office:value="632" calcext:value-type="float">
            <text:p>632</text:p>
          </table:table-cell>
          <table:table-cell office:value-type="float" office:value="152" calcext:value-type="float">
            <text:p>152</text:p>
          </table:table-cell>
          <table:table-cell office:value-type="float" office:value="254" calcext:value-type="float">
            <text:p>254</text:p>
          </table:table-cell>
          <table:table-cell office:value-type="float" office:value="86" calcext:value-type="float">
            <text:p>86</text:p>
          </table:table-cell>
          <table:table-cell office:value-type="float" office:value="196" calcext:value-type="float">
            <text:p>196</text:p>
          </table:table-cell>
          <table:table-cell office:value-type="float" office:value="104" calcext:value-type="float">
            <text:p>104</text:p>
          </table:table-cell>
          <table:table-cell office:value-type="float" office:value="28896851" calcext:value-type="float">
            <text:p>28896851</text:p>
          </table:table-cell>
          <table:table-cell office:value-type="float" office:value="35396" calcext:value-type="float">
            <text:p>35396</text:p>
          </table:table-cell>
          <table:table-cell office:value-type="float" office:value="619" calcext:value-type="float">
            <text:p>619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13.5" calcext:value-type="float">
            <text:p>113,5</text:p>
          </table:table-cell>
          <table:table-cell office:value-type="float" office:value="68" calcext:value-type="float">
            <text:p>68</text:p>
          </table:table-cell>
          <table:table-cell office:value-type="float" office:value="151.5" calcext:value-type="float">
            <text:p>151,5</text:p>
          </table:table-cell>
          <table:table-cell office:value-type="float" office:value="162.5" calcext:value-type="float">
            <text:p>162,5</text:p>
          </table:table-cell>
          <table:table-cell office:value-type="float" office:value="86.5" calcext:value-type="float">
            <text:p>86,5</text:p>
          </table:table-cell>
          <table:table-cell office:value-type="float" office:value="399" calcext:value-type="float">
            <text:p>399</text:p>
          </table:table-cell>
          <table:table-cell office:value-type="float" office:value="344" calcext:value-type="float">
            <text:p>344</text:p>
          </table:table-cell>
          <table:table-cell office:value-type="float" office:value="141" calcext:value-type="float">
            <text:p>141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RS3035RES200mN2893600E3770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803" calcext:value-type="float">
            <text:p>803</text:p>
          </table:table-cell>
          <table:table-cell office:value-type="float" office:value="317" calcext:value-type="float">
            <text:p>317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54" calcext:value-type="float">
            <text:p>54</text:p>
          </table:table-cell>
          <table:table-cell office:value-type="float" office:value="14207261.7" calcext:value-type="float">
            <text:p>14207261,7</text:p>
          </table:table-cell>
          <table:table-cell office:value-type="float" office:value="17679" calcext:value-type="float">
            <text:p>17679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59.5" calcext:value-type="float">
            <text:p>59,5</text:p>
          </table:table-cell>
          <table:table-cell office:value-type="float" office:value="30.5" calcext:value-type="float">
            <text:p>30,5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181" calcext:value-type="float">
            <text:p>181</text:p>
          </table:table-cell>
          <table:table-cell office:value-type="float" office:value="153" calcext:value-type="float">
            <text:p>153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RS3035RES200mN2893600E3770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1312.5" calcext:value-type="float">
            <text:p>1312,5</text:p>
          </table:table-cell>
          <table:table-cell office:value-type="float" office:value="462" calcext:value-type="float">
            <text:p>462</text:p>
          </table:table-cell>
          <table:table-cell office:value-type="float" office:value="158" calcext:value-type="float">
            <text:p>158</text:p>
          </table:table-cell>
          <table:table-cell office:value-type="float" office:value="144" calcext:value-type="float">
            <text:p>144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20401954.1" calcext:value-type="float">
            <text:p>20401954,1</text:p>
          </table:table-cell>
          <table:table-cell office:value-type="float" office:value="26932" calcext:value-type="float">
            <text:p>26932</text:p>
          </table:table-cell>
          <table:table-cell office:value-type="float" office:value="453" calcext:value-type="float">
            <text:p>45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18.5" calcext:value-type="float">
            <text:p>118,5</text:p>
          </table:table-cell>
          <table:table-cell office:value-type="float" office:value="47.5" calcext:value-type="float">
            <text:p>47,5</text:p>
          </table:table-cell>
          <table:table-cell office:value-type="float" office:value="137" calcext:value-type="float">
            <text:p>137</text:p>
          </table:table-cell>
          <table:table-cell office:value-type="float" office:value="140.5" calcext:value-type="float">
            <text:p>140,5</text:p>
          </table:table-cell>
          <table:table-cell office:value-type="float" office:value="84" calcext:value-type="float">
            <text:p>84</text:p>
          </table:table-cell>
          <table:table-cell office:value-type="float" office:value="304" calcext:value-type="float">
            <text:p>304</text:p>
          </table:table-cell>
          <table:table-cell office:value-type="float" office:value="219" calcext:value-type="float">
            <text:p>219</text:p>
          </table:table-cell>
          <table:table-cell office:value-type="float" office:value="129" calcext:value-type="float">
            <text:p>129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RS3035RES1000mN2893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760" calcext:value-type="float">
            <text:p>760</text:p>
          </table:table-cell>
          <table:table-cell office:value-type="float" office:value="297" calcext:value-type="float">
            <text:p>297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12602163.9" calcext:value-type="float">
            <text:p>12602163,9</text:p>
          </table:table-cell>
          <table:table-cell office:value-type="float" office:value="15645" calcext:value-type="float">
            <text:p>15645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41" calcext:value-type="float">
            <text:p>41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RS3035RES1000mN2893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64" calcext:value-type="float">
            <text:p>64</text:p>
          </table:table-cell>
          <table:table-cell office:value-type="float" office:value="17.6" calcext:value-type="float">
            <text:p>17,6</text:p>
          </table:table-cell>
          <table:table-cell office:value-type="float" office:value="2.6" calcext:value-type="float">
            <text:p>2,6</text:p>
          </table:table-cell>
          <table:table-cell office:value-type="float" office:value="1.3" calcext:value-type="float">
            <text:p>1,3</text:p>
          </table:table-cell>
          <table:table-cell office:value-type="float" office:value="4.6" calcext:value-type="float">
            <text:p>4,6</text:p>
          </table:table-cell>
          <table:table-cell office:value-type="float" office:value="5.2" calcext:value-type="float">
            <text:p>5,2</text:p>
          </table:table-cell>
          <table:table-cell office:value-type="float" office:value="2" calcext:value-type="float">
            <text:p>2</text:p>
          </table:table-cell>
          <table:table-cell office:value-type="float" office:value="1405743" calcext:value-type="float">
            <text:p>1405743</text:p>
          </table:table-cell>
          <table:table-cell office:value-type="float" office:value="1521.6" calcext:value-type="float">
            <text:p>1521,6</text:p>
          </table:table-cell>
          <table:table-cell office:value-type="float" office:value="11.7" calcext:value-type="float">
            <text:p>11,7</text:p>
          </table:table-cell>
          <table:table-cell office:value-type="float" office:value="5.9" calcext:value-type="float">
            <text:p>5,9</text:p>
          </table:table-cell>
          <table:table-cell office:value-type="float" office:value="3.9" calcext:value-type="float">
            <text:p>3,9</text:p>
          </table:table-cell>
          <table:table-cell office:value-type="float" office:value="2.6" calcext:value-type="float">
            <text:p>2,6</text:p>
          </table:table-cell>
          <table:table-cell office:value-type="float" office:value="0.7" calcext:value-type="float">
            <text:p>0,7</text:p>
          </table:table-cell>
          <table:table-cell office:value-type="float" office:value="10.4" calcext:value-type="float">
            <text:p>1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office:value-type="float" office:value="4.9" calcext:value-type="float">
            <text:p>4,9</text:p>
          </table:table-cell>
          <table:table-cell office:value-type="float" office:value="6.2" calcext:value-type="float">
            <text:p>6,2</text:p>
          </table:table-cell>
          <table:table-cell office:value-type="float" office:value="6.5" calcext:value-type="float">
            <text:p>6,5</text:p>
          </table:table-cell>
          <table:table-cell office:value-type="float" office:value="1.3" calcext:value-type="float">
            <text:p>1,3</text:p>
          </table:table-cell>
          <table:table-cell office:value-type="float" office:value="18.9" calcext:value-type="float">
            <text:p>18,9</text:p>
          </table:table-cell>
          <table:table-cell office:value-type="float" office:value="9.8" calcext:value-type="float">
            <text:p>9,8</text:p>
          </table:table-cell>
          <table:table-cell office:value-type="float" office:value="4.6" calcext:value-type="float">
            <text:p>4,6</text:p>
          </table:table-cell>
          <table:table-cell office:value-type="float" office:value="5.2" calcext:value-type="float">
            <text:p>5,2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CRS3035RES1000mN2893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3377513.2" calcext:value-type="float">
            <text:p>3377513,2</text:p>
          </table:table-cell>
          <table:table-cell office:value-type="float" office:value="4630" calcext:value-type="float">
            <text:p>463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S3035RES1000mN2893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330" calcext:value-type="float">
            <text:p>330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7347141.4" calcext:value-type="float">
            <text:p>7347141,4</text:p>
          </table:table-cell>
          <table:table-cell office:value-type="float" office:value="8584" calcext:value-type="float">
            <text:p>8584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3.5" calcext:value-type="float">
            <text:p>33,5</text:p>
          </table:table-cell>
          <table:table-cell office:value-type="float" office:value="31.5" calcext:value-type="float">
            <text:p>31,5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CRS3035RES1000mN2893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57</text:p>
          </table:table-cell>
          <table:table-cell office:value-type="float" office:value="344" calcext:value-type="float">
            <text:p>344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8437039.7" calcext:value-type="float">
            <text:p>8437039,7</text:p>
          </table:table-cell>
          <table:table-cell office:value-type="float" office:value="9366" calcext:value-type="float">
            <text:p>9366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6.5" calcext:value-type="float">
            <text:p>26,5</text:p>
          </table:table-cell>
          <table:table-cell office:value-type="float" office:value="25.5" calcext:value-type="float">
            <text:p>25,5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RS3035RES200mN2893800E377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302.5" calcext:value-type="float">
            <text:p>302,5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877439.5" calcext:value-type="float">
            <text:p>4877439,5</text:p>
          </table:table-cell>
          <table:table-cell office:value-type="float" office:value="7440" calcext:value-type="float">
            <text:p>744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32.5" calcext:value-type="float">
            <text:p>32,5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S3035RES200mN2893800E3770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615.5" calcext:value-type="float">
            <text:p>615,5</text:p>
          </table:table-cell>
          <table:table-cell office:value-type="float" office:value="237" calcext:value-type="float">
            <text:p>237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10960630.7" calcext:value-type="float">
            <text:p>10960630,7</text:p>
          </table:table-cell>
          <table:table-cell office:value-type="float" office:value="14370" calcext:value-type="float">
            <text:p>14370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55.5" calcext:value-type="float">
            <text:p>55,5</text:p>
          </table:table-cell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131" calcext:value-type="float">
            <text:p>131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RS3035RES200mN2893800E3770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202" calcext:value-type="float">
            <text:p>202</text:p>
          </table:table-cell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4115423.4" calcext:value-type="float">
            <text:p>4115423,4</text:p>
          </table:table-cell>
          <table:table-cell office:value-type="float" office:value="5050" calcext:value-type="float">
            <text:p>505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RS3035RES200mN2893800E3770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764.5" calcext:value-type="float">
            <text:p>764,5</text:p>
          </table:table-cell>
          <table:table-cell office:value-type="float" office:value="286" calcext:value-type="float">
            <text:p>286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393599.3" calcext:value-type="float">
            <text:p>12393599,3</text:p>
          </table:table-cell>
          <table:table-cell office:value-type="float" office:value="15591" calcext:value-type="float">
            <text:p>15591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65.5" calcext:value-type="float">
            <text:p>65,5</text:p>
          </table:table-cell>
          <table:table-cell office:value-type="float" office:value="29.5" calcext:value-type="float">
            <text:p>29,5</text:p>
          </table:table-cell>
          <table:table-cell office:value-type="float" office:value="67" calcext:value-type="float">
            <text:p>67</text:p>
          </table:table-cell>
          <table:table-cell office:value-type="float" office:value="87.5" calcext:value-type="float">
            <text:p>87,5</text:p>
          </table:table-cell>
          <table:table-cell office:value-type="float" office:value="42" calcext:value-type="float">
            <text:p>42</text:p>
          </table:table-cell>
          <table:table-cell office:value-type="float" office:value="176" calcext:value-type="float">
            <text:p>176</text:p>
          </table:table-cell>
          <table:table-cell office:value-type="float" office:value="146" calcext:value-type="float">
            <text:p>146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RS3035RES1000mN2893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449" calcext:value-type="float">
            <text:p>449</text:p>
          </table:table-cell>
          <table:table-cell office:value-type="float" office:value="253" calcext:value-type="float">
            <text:p>253</text:p>
          </table:table-cell>
          <table:table-cell office:value-type="float" office:value="77" calcext:value-type="float">
            <text:p>77</text:p>
          </table:table-cell>
          <table:table-cell office:value-type="float" office:value="163" calcext:value-type="float">
            <text:p>163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8090910.2" calcext:value-type="float">
            <text:p>8090910,2</text:p>
          </table:table-cell>
          <table:table-cell office:value-type="float" office:value="8933" calcext:value-type="float">
            <text:p>8933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49" calcext:value-type="float">
            <text:p>49</text:p>
          </table:table-cell>
          <table:table-cell office:value-type="float" office:value="9.5" calcext:value-type="float">
            <text:p>9,5</text:p>
          </table:table-cell>
          <table:table-cell office:value-type="float" office:value="23.5" calcext:value-type="float">
            <text:p>23,5</text:p>
          </table:table-cell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RS3035RES1000mN2893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26" calcext:value-type="float">
            <text:p>26</text:p>
          </table:table-cell>
          <table:table-cell office:value-type="float" office:value="7.2" calcext:value-type="float">
            <text:p>7,2</text:p>
          </table:table-cell>
          <table:table-cell office:value-type="float" office:value="1.1" calcext:value-type="float">
            <text:p>1,1</text:p>
          </table:table-cell>
          <table:table-cell office:value-type="float" office:value="0.5" calcext:value-type="float">
            <text:p>0,5</text:p>
          </table:table-cell>
          <table:table-cell office:value-type="float" office:value="1.9" calcext:value-type="float">
            <text:p>1,9</text:p>
          </table:table-cell>
          <table:table-cell office:value-type="float" office:value="2.1" calcext:value-type="float">
            <text:p>2,1</text:p>
          </table:table-cell>
          <table:table-cell office:value-type="float" office:value="0.8" calcext:value-type="float">
            <text:p>0,8</text:p>
          </table:table-cell>
          <table:table-cell office:value-type="float" office:value="571083.1" calcext:value-type="float">
            <text:p>571083,1</text:p>
          </table:table-cell>
          <table:table-cell office:value-type="float" office:value="618.2" calcext:value-type="float">
            <text:p>618,2</text:p>
          </table:table-cell>
          <table:table-cell office:value-type="float" office:value="4.8" calcext:value-type="float">
            <text:p>4,8</text:p>
          </table:table-cell>
          <table:table-cell office:value-type="float" office:value="2.4" calcext:value-type="float">
            <text:p>2,4</text:p>
          </table:table-cell>
          <table:table-cell office:value-type="float" office:value="1.6" calcext:value-type="float">
            <text:p>1,6</text:p>
          </table:table-cell>
          <table:table-cell office:value-type="float" office:value="1.1" calcext:value-type="float">
            <text:p>1,1</text:p>
          </table:table-cell>
          <table:table-cell office:value-type="float" office:value="0.3" calcext:value-type="float">
            <text:p>0,3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2.6" calcext:value-type="float">
            <text:p>2,6</text:p>
          </table:table-cell>
          <table:table-cell office:value-type="float" office:value="0.5" calcext:value-type="float">
            <text:p>0,5</text:p>
          </table:table-cell>
          <table:table-cell office:value-type="float" office:value="7.7" calcext:value-type="float">
            <text:p>7,7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,9</text:p>
          </table:table-cell>
          <table:table-cell office:value-type="float" office:value="2.1" calcext:value-type="float">
            <text:p>2,1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CRS3035RES1000mN2893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263" calcext:value-type="float">
            <text:p>263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5748169.5" calcext:value-type="float">
            <text:p>5748169,5</text:p>
          </table:table-cell>
          <table:table-cell office:value-type="float" office:value="6615" calcext:value-type="float">
            <text:p>661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10.5" calcext:value-type="float">
            <text:p>10,5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CRS3035RES1000mN2894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08</text:p>
          </table:table-cell>
          <table:table-cell office:value-type="float" office:value="61.5" calcext:value-type="float">
            <text:p>61,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09213.8" calcext:value-type="float">
            <text:p>809213,8</text:p>
          </table:table-cell>
          <table:table-cell office:value-type="float" office:value="1005" calcext:value-type="float">
            <text:p>100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S3035RES1000mN2894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53" calcext:value-type="float">
            <text:p>53</text:p>
          </table:table-cell>
          <table:table-cell office:value-type="float" office:value="12.3" calcext:value-type="float">
            <text:p>12,3</text:p>
          </table:table-cell>
          <table:table-cell table:number-columns-repeated="2" office:value-type="float" office:value="1.9" calcext:value-type="float">
            <text:p>1,9</text:p>
          </table:table-cell>
          <table:table-cell office:value-type="float" office:value="5.7" calcext:value-type="float">
            <text:p>5,7</text:p>
          </table:table-cell>
          <table:table-cell office:value-type="float" office:value="10.4" calcext:value-type="float">
            <text:p>10,4</text:p>
          </table:table-cell>
          <table:table-cell office:value-type="float" office:value="0" calcext:value-type="float">
            <text:p>0</text:p>
          </table:table-cell>
          <table:table-cell office:value-type="float" office:value="912165.4" calcext:value-type="float">
            <text:p>912165,4</text:p>
          </table:table-cell>
          <table:table-cell office:value-type="float" office:value="886.8" calcext:value-type="float">
            <text:p>886,8</text:p>
          </table:table-cell>
          <table:table-cell office:value-type="float" office:value="0.9" calcext:value-type="float">
            <text:p>0,9</text:p>
          </table:table-cell>
          <table:table-cell office:value-type="float" office:value="11.4" calcext:value-type="float">
            <text:p>11,4</text:p>
          </table:table-cell>
          <table:table-cell office:value-type="float" office:value="9.5" calcext:value-type="float">
            <text:p>9,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.9" calcext:value-type="float">
            <text:p>1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1.9" calcext:value-type="float">
            <text:p>1,9</text:p>
          </table:table-cell>
          <table:table-cell office:value-type="float" office:value="6.6" calcext:value-type="float">
            <text:p>6,6</text:p>
          </table:table-cell>
          <table:table-cell office:value-type="float" office:value="5.7" calcext:value-type="float">
            <text:p>5,7</text:p>
          </table:table-cell>
          <table:table-cell office:value-type="float" office:value="1.9" calcext:value-type="float">
            <text:p>1,9</text:p>
          </table:table-cell>
          <table:table-cell office:value-type="float" office:value="12.3" calcext:value-type="float">
            <text:p>12,3</text:p>
          </table:table-cell>
          <table:table-cell office:value-type="float" office:value="8.5" calcext:value-type="float">
            <text:p>8,5</text:p>
          </table:table-cell>
          <table:table-cell table:number-columns-repeated="2" office:value-type="float" office:value="4.7" calcext:value-type="float">
            <text:p>4,7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CRS3035RES1000mN2894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123" calcext:value-type="float">
            <text:p>123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377615.9" calcext:value-type="float">
            <text:p>2377615,9</text:p>
          </table:table-cell>
          <table:table-cell office:value-type="float" office:value="3092" calcext:value-type="float">
            <text:p>309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RS3035RES1000mN2894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57</text:p>
          </table:table-cell>
          <table:table-cell office:value-type="float" office:value="26" calcext:value-type="float">
            <text:p>26</text:p>
          </table:table-cell>
          <table:table-cell office:value-type="float" office:value="8.1" calcext:value-type="float">
            <text:p>8,1</text:p>
          </table:table-cell>
          <table:table-cell office:value-type="float" office:value="1.2" calcext:value-type="float">
            <text:p>1,2</text:p>
          </table:table-cell>
          <table:table-cell office:value-type="float" office:value="2.8" calcext:value-type="float">
            <text:p>2,8</text:p>
          </table:table-cell>
          <table:table-cell office:value-type="float" office:value="2.4" calcext:value-type="float">
            <text:p>2,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535443.2" calcext:value-type="float">
            <text:p>535443,2</text:p>
          </table:table-cell>
          <table:table-cell office:value-type="float" office:value="590.3" calcext:value-type="float">
            <text:p>590,3</text:p>
          </table:table-cell>
          <table:table-cell office:value-type="float" office:value="8.1" calcext:value-type="float">
            <text:p>8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,7</text:p>
          </table:table-cell>
          <table:table-cell office:value-type="float" office:value="1.6" calcext:value-type="float">
            <text:p>1,6</text:p>
          </table:table-cell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,1</text:p>
          </table:table-cell>
          <table:table-cell office:value-type="float" office:value="6.5" calcext:value-type="float">
            <text:p>6,5</text:p>
          </table:table-cell>
          <table:table-cell office:value-type="float" office:value="3.3" calcext:value-type="float">
            <text:p>3,3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</table:table-row>
        <table:table-row table:style-name="ro1" table:visibility="filter">
          <table:table-cell office:value-type="string" calcext:value-type="string">
            <text:p>CRS3035RES1000mN2894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57</text:p>
          </table:table-cell>
          <table:table-cell office:value-type="float" office:value="886.5" calcext:value-type="float">
            <text:p>886,5</text:p>
          </table:table-cell>
          <table:table-cell office:value-type="float" office:value="262" calcext:value-type="float">
            <text:p>262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38" calcext:value-type="float">
            <text:p>38</text:p>
          </table:table-cell>
          <table:table-cell office:value-type="float" office:value="13783668.3" calcext:value-type="float">
            <text:p>13783668,3</text:p>
          </table:table-cell>
          <table:table-cell office:value-type="float" office:value="17862" calcext:value-type="float">
            <text:p>17862</text:p>
          </table:table-cell>
          <table:table-cell office:value-type="float" office:value="219" calcext:value-type="float">
            <text:p>219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61" calcext:value-type="float">
            <text:p>161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123.5" calcext:value-type="float">
            <text:p>123,5</text:p>
          </table:table-cell>
          <table:table-cell office:value-type="float" office:value="54" calcext:value-type="float">
            <text:p>54</text:p>
          </table:table-cell>
          <table:table-cell office:value-type="float" office:value="199" calcext:value-type="float">
            <text:p>199</text:p>
          </table:table-cell>
          <table:table-cell office:value-type="float" office:value="172" calcext:value-type="float">
            <text:p>172</text:p>
          </table:table-cell>
          <table:table-cell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S3035RES1000mN2894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51632" calcext:value-type="float">
            <text:p>51632</text:p>
          </table:table-cell>
          <table:table-cell office:value-type="float" office:value="50.2" calcext:value-type="float">
            <text:p>50,2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CRS3035RES1000mN2894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208.5" calcext:value-type="float">
            <text:p>208,5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3640458.6" calcext:value-type="float">
            <text:p>3640458,6</text:p>
          </table:table-cell>
          <table:table-cell office:value-type="float" office:value="4032" calcext:value-type="float">
            <text:p>4032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RS3035RES1000mN2894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320.5" calcext:value-type="float">
            <text:p>320,5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5722828.8" calcext:value-type="float">
            <text:p>5722828,8</text:p>
          </table:table-cell>
          <table:table-cell office:value-type="float" office:value="7084" calcext:value-type="float">
            <text:p>7084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.5" calcext:value-type="float">
            <text:p>26,5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RS3035RES1000mN2894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383" calcext:value-type="float">
            <text:p>383</text:p>
          </table:table-cell>
          <table:table-cell office:value-type="float" office:value="139" calcext:value-type="float">
            <text:p>13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7110932.8" calcext:value-type="float">
            <text:p>7110932,8</text:p>
          </table:table-cell>
          <table:table-cell office:value-type="float" office:value="8620" calcext:value-type="float">
            <text:p>8620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8.5" calcext:value-type="float">
            <text:p>28,5</text:p>
          </table:table-cell>
          <table:table-cell office:value-type="float" office:value="21.5" calcext:value-type="float">
            <text:p>21,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RS3035RES1000mN2894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580" calcext:value-type="float">
            <text:p>580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778363.3" calcext:value-type="float">
            <text:p>8778363,3</text:p>
          </table:table-cell>
          <table:table-cell office:value-type="float" office:value="11324" calcext:value-type="float">
            <text:p>11324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50" calcext:value-type="float">
            <text:p>50</text:p>
          </table:table-cell>
          <table:table-cell office:value-type="float" office:value="29.5" calcext:value-type="float">
            <text:p>29,5</text:p>
          </table:table-cell>
          <table:table-cell office:value-type="float" office:value="72" calcext:value-type="float">
            <text:p>72</text:p>
          </table:table-cell>
          <table:table-cell office:value-type="float" office:value="48.5" calcext:value-type="float">
            <text:p>48,5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RS3035RES1000mN2894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25621.7" calcext:value-type="float">
            <text:p>725621,7</text:p>
          </table:table-cell>
          <table:table-cell office:value-type="float" office:value="1104" calcext:value-type="float">
            <text:p>110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RS3035RES1000mN2894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75118</text:p>
          </table:table-cell>
          <table:table-cell office:value-type="float" office:value="94" calcext:value-type="float">
            <text:p>94</text:p>
          </table:table-cell>
          <table:table-cell office:value-type="float" office:value="49.9" calcext:value-type="float">
            <text:p>49,9</text:p>
          </table:table-cell>
          <table:table-cell office:value-type="float" office:value="21.6" calcext:value-type="float">
            <text:p>21,6</text:p>
          </table:table-cell>
          <table:table-cell office:value-type="float" office:value="25.8" calcext:value-type="float">
            <text:p>25,8</text:p>
          </table:table-cell>
          <table:table-cell office:value-type="float" office:value="3.3" calcext:value-type="float">
            <text:p>3,3</text:p>
          </table:table-cell>
          <table:table-cell office:value-type="float" office:value="13.3" calcext:value-type="float">
            <text:p>13,3</text:p>
          </table:table-cell>
          <table:table-cell office:value-type="float" office:value="4.2" calcext:value-type="float">
            <text:p>4,2</text:p>
          </table:table-cell>
          <table:table-cell office:value-type="float" office:value="1595504" calcext:value-type="float">
            <text:p>1595504</text:p>
          </table:table-cell>
          <table:table-cell office:value-type="float" office:value="2169.5" calcext:value-type="float">
            <text:p>2169,5</text:p>
          </table:table-cell>
          <table:table-cell office:value-type="float" office:value="46.6" calcext:value-type="float">
            <text:p>46,6</text:p>
          </table:table-cell>
          <table:table-cell office:value-type="float" office:value="3.3" calcext:value-type="float">
            <text:p>3,3</text:p>
          </table:table-cell>
          <table:table-cell office:value-type="float" office:value="37.4" calcext:value-type="float">
            <text:p>37,4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,1</text:p>
          </table:table-cell>
          <table:table-cell office:value-type="float" office:value="1.7" calcext:value-type="float">
            <text:p>1,7</text:p>
          </table:table-cell>
          <table:table-cell office:value-type="float" office:value="0.8" calcext:value-type="float">
            <text:p>0,8</text:p>
          </table:table-cell>
          <table:table-cell office:value-type="float" office:value="4.2" calcext:value-type="float">
            <text:p>4,2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float" office:value="5.8" calcext:value-type="float">
            <text:p>5,8</text:p>
          </table:table-cell>
          <table:table-cell office:value-type="float" office:value="4.2" calcext:value-type="float">
            <text:p>4,2</text:p>
          </table:table-cell>
          <table:table-cell office:value-type="float" office:value="27.4" calcext:value-type="float">
            <text:p>27,4</text:p>
          </table:table-cell>
          <table:table-cell office:value-type="float" office:value="20" calcext:value-type="float">
            <text:p>20</text:p>
          </table:table-cell>
          <table:table-cell office:value-type="float" office:value="11.6" calcext:value-type="float">
            <text:p>11,6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</table:table-row>
        <table:table-row table:style-name="ro1" table:visibility="filter">
          <table:table-cell office:value-type="string" calcext:value-type="string">
            <text:p>CRS3035RES1000mN2894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75118</text:p>
          </table:table-cell>
          <table:table-cell office:value-type="float" office:value="220.5" calcext:value-type="float">
            <text:p>220,5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4778297.3" calcext:value-type="float">
            <text:p>4778297,3</text:p>
          </table:table-cell>
          <table:table-cell office:value-type="float" office:value="5336" calcext:value-type="float">
            <text:p>5336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.5" calcext:value-type="float">
            <text:p>18,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RS3035RES1000mN2894000E376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75118</text:p>
          </table:table-cell>
          <table:table-cell office:value-type="float" office:value="619.5" calcext:value-type="float">
            <text:p>619,5</text:p>
          </table:table-cell>
          <table:table-cell office:value-type="float" office:value="252" calcext:value-type="float">
            <text:p>252</text:p>
          </table:table-cell>
          <table:table-cell office:value-type="float" office:value="68" calcext:value-type="float">
            <text:p>68</text:p>
          </table:table-cell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11127545.4" calcext:value-type="float">
            <text:p>11127545,4</text:p>
          </table:table-cell>
          <table:table-cell office:value-type="float" office:value="14637" calcext:value-type="float">
            <text:p>14637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9.5" calcext:value-type="float">
            <text:p>29,5</text:p>
          </table:table-cell>
          <table:table-cell office:value-type="float" office:value="14" calcext:value-type="float">
            <text:p>14</text:p>
          </table:table-cell>
          <table:table-cell office:value-type="float" office:value="51.5" calcext:value-type="float">
            <text:p>51,5</text:p>
          </table:table-cell>
          <table:table-cell office:value-type="float" office:value="62.5" calcext:value-type="float">
            <text:p>62,5</text:p>
          </table:table-cell>
          <table:table-cell office:value-type="float" office:value="42" calcext:value-type="float">
            <text:p>42</text:p>
          </table:table-cell>
          <table:table-cell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CRS3035RES1000mN2894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08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79043.4" calcext:value-type="float">
            <text:p>1079043,4</text:p>
          </table:table-cell>
          <table:table-cell office:value-type="float" office:value="1114" calcext:value-type="float">
            <text:p>11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S3035RES1000mN2894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555.5" calcext:value-type="float">
            <text:p>555,5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8484602.5" calcext:value-type="float">
            <text:p>8484602,5</text:p>
          </table:table-cell>
          <table:table-cell office:value-type="float" office:value="10607" calcext:value-type="float">
            <text:p>10607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27.5" calcext:value-type="float">
            <text:p>27,5</text:p>
          </table:table-cell>
          <table:table-cell office:value-type="float" office:value="17" calcext:value-type="float">
            <text:p>17</text:p>
          </table:table-cell>
          <table:table-cell office:value-type="float" office:value="47.5" calcext:value-type="float">
            <text:p>47,5</text:p>
          </table:table-cell>
          <table:table-cell office:value-type="float" office:value="57.5" calcext:value-type="float">
            <text:p>57,5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RS3035RES1000mN2894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1167.5" calcext:value-type="float">
            <text:p>1167,5</text:p>
          </table:table-cell>
          <table:table-cell office:value-type="float" office:value="482" calcext:value-type="float">
            <text:p>482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office:value-type="float" office:value="64" calcext:value-type="float">
            <text:p>64</text:p>
          </table:table-cell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18108695" calcext:value-type="float">
            <text:p>18108695</text:p>
          </table:table-cell>
          <table:table-cell office:value-type="float" office:value="17984" calcext:value-type="float">
            <text:p>17984</text:p>
          </table:table-cell>
          <table:table-cell office:value-type="float" office:value="293" calcext:value-type="float">
            <text:p>293</text:p>
          </table:table-cell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193" calcext:value-type="float">
            <text:p>193</text:p>
          </table:table-cell>
          <table:table-cell office:value-type="float" office:value="137" calcext:value-type="float">
            <text:p>137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106" calcext:value-type="float">
            <text:p>106</text:p>
          </table:table-cell>
          <table:table-cell office:value-type="float" office:value="73.5" calcext:value-type="float">
            <text:p>73,5</text:p>
          </table:table-cell>
          <table:table-cell office:value-type="float" office:value="165" calcext:value-type="float">
            <text:p>165</text:p>
          </table:table-cell>
          <table:table-cell office:value-type="float" office:value="216" calcext:value-type="float">
            <text:p>216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RS3035RES1000mN2894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7419.1" calcext:value-type="float">
            <text:p>797419,1</text:p>
          </table:table-cell>
          <table:table-cell office:value-type="float" office:value="1090" calcext:value-type="float">
            <text:p>109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S3035RES1000mN2894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493" calcext:value-type="float">
            <text:p>493</text:p>
          </table:table-cell>
          <table:table-cell office:value-type="float" office:value="147" calcext:value-type="float">
            <text:p>147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8401707.6" calcext:value-type="float">
            <text:p>8401707,6</text:p>
          </table:table-cell>
          <table:table-cell office:value-type="float" office:value="9499" calcext:value-type="float">
            <text:p>9499</text:p>
          </table:table-cell>
          <table:table-cell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3.5" calcext:value-type="float">
            <text:p>23,5</text:p>
          </table:table-cell>
          <table:table-cell office:value-type="float" office:value="19" calcext:value-type="float">
            <text:p>19</text:p>
          </table:table-cell>
          <table:table-cell office:value-type="float" office:value="52.5" calcext:value-type="float">
            <text:p>52,5</text:p>
          </table:table-cell>
          <table:table-cell office:value-type="float" office:value="60.5" calcext:value-type="float">
            <text:p>60,5</text:p>
          </table:table-cell>
          <table:table-cell office:value-type="float" office:value="43.5" calcext:value-type="float">
            <text:p>43,5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RS3035RES1000mN2894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315.5" calcext:value-type="float">
            <text:p>315,5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6250220.7" calcext:value-type="float">
            <text:p>6250220,7</text:p>
          </table:table-cell>
          <table:table-cell office:value-type="float" office:value="8174" calcext:value-type="float">
            <text:p>8174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.5" calcext:value-type="float">
            <text:p>28,5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CRS3035RES1000mN2894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57</text:p>
          </table:table-cell>
          <table:table-cell office:value-type="float" office:value="168.5" calcext:value-type="float">
            <text:p>168,5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3328963.1" calcext:value-type="float">
            <text:p>3328963,1</text:p>
          </table:table-cell>
          <table:table-cell office:value-type="float" office:value="4418" calcext:value-type="float">
            <text:p>441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.5" calcext:value-type="float">
            <text:p>18,5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CRS3035RES1000mN2894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75117</text:p>
          </table:table-cell>
          <table:table-cell office:value-type="float" office:value="108.5" calcext:value-type="float">
            <text:p>108,5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944500" calcext:value-type="float">
            <text:p>2944500</text:p>
          </table:table-cell>
          <table:table-cell office:value-type="float" office:value="3115" calcext:value-type="float">
            <text:p>311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RS3035RES1000mN2894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344.5" calcext:value-type="float">
            <text:p>344,5</text:p>
          </table:table-cell>
          <table:table-cell office:value-type="float" office:value="114" calcext:value-type="float">
            <text:p>114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740663.1" calcext:value-type="float">
            <text:p>5740663,1</text:p>
          </table:table-cell>
          <table:table-cell office:value-type="float" office:value="8582" calcext:value-type="float">
            <text:p>8582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28.5" calcext:value-type="float">
            <text:p>28,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RS3035RES1000mN2894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966.5" calcext:value-type="float">
            <text:p>966,5</text:p>
          </table:table-cell>
          <table:table-cell office:value-type="float" office:value="425" calcext:value-type="float">
            <text:p>425</text:p>
          </table:table-cell>
          <table:table-cell office:value-type="float" office:value="119" calcext:value-type="float">
            <text:p>119</text:p>
          </table:table-cell>
          <table:table-cell office:value-type="float" office:value="167" calcext:value-type="float">
            <text:p>167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17571056.6" calcext:value-type="float">
            <text:p>17571056,6</text:p>
          </table:table-cell>
          <table:table-cell office:value-type="float" office:value="24519" calcext:value-type="float">
            <text:p>24519</text:p>
          </table:table-cell>
          <table:table-cell office:value-type="float" office:value="418" calcext:value-type="float">
            <text:p>418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35.5" calcext:value-type="float">
            <text:p>35,5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,5</text:p>
          </table:table-cell>
          <table:table-cell office:value-type="float" office:value="92.5" calcext:value-type="float">
            <text:p>92,5</text:p>
          </table:table-cell>
          <table:table-cell office:value-type="float" office:value="63" calcext:value-type="float">
            <text:p>63</text:p>
          </table:table-cell>
          <table:table-cell office:value-type="float" office:value="195" calcext:value-type="float">
            <text:p>195</text:p>
          </table:table-cell>
          <table:table-cell office:value-type="float" office:value="206" calcext:value-type="float">
            <text:p>206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CRS3035RES1000mN2894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1119" calcext:value-type="float">
            <text:p>1119</text:p>
          </table:table-cell>
          <table:table-cell office:value-type="float" office:value="467" calcext:value-type="float">
            <text:p>467</text:p>
          </table:table-cell>
          <table:table-cell office:value-type="float" office:value="134" calcext:value-type="float">
            <text:p>134</text:p>
          </table:table-cell>
          <table:table-cell office:value-type="float" office:value="171" calcext:value-type="float">
            <text:p>171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21296105.5" calcext:value-type="float">
            <text:p>21296105,5</text:p>
          </table:table-cell>
          <table:table-cell office:value-type="float" office:value="26552" calcext:value-type="float">
            <text:p>26552</text:p>
          </table:table-cell>
          <table:table-cell office:value-type="float" office:value="461" calcext:value-type="float">
            <text:p>461</text:p>
          </table:table-cell>
          <table:table-cell office:value-type="float" office:value="6" calcext:value-type="float">
            <text:p>6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62.5" calcext:value-type="float">
            <text:p>62,5</text:p>
          </table:table-cell>
          <table:table-cell office:value-type="float" office:value="31.5" calcext:value-type="float">
            <text:p>31,5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258" calcext:value-type="float">
            <text:p>258</text:p>
          </table:table-cell>
          <table:table-cell office:value-type="float" office:value="244" calcext:value-type="float">
            <text:p>244</text:p>
          </table:table-cell>
          <table:table-cell office:value-type="float" office:value="145" calcext:value-type="float">
            <text:p>145</text:p>
          </table:table-cell>
          <table:table-cell office:value-type="float" office:value="102" calcext:value-type="float">
            <text:p>102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CRS3035RES1000mN2894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344" calcext:value-type="float">
            <text:p>344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7975509.9" calcext:value-type="float">
            <text:p>7975509,9</text:p>
          </table:table-cell>
          <table:table-cell office:value-type="float" office:value="10533" calcext:value-type="float">
            <text:p>10533</text:p>
          </table:table-cell>
          <table:table-cell office:value-type="float" office:value="121" calcext:value-type="float">
            <text:p>12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3.5" calcext:value-type="float">
            <text:p>23,5</text:p>
          </table:table-cell>
          <table:table-cell office:value-type="float" office:value="32.5" calcext:value-type="float">
            <text:p>32,5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CRS3035RES1000mN2894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1341.5" calcext:value-type="float">
            <text:p>1341,5</text:p>
          </table:table-cell>
          <table:table-cell office:value-type="float" office:value="561" calcext:value-type="float">
            <text:p>561</text:p>
          </table:table-cell>
          <table:table-cell office:value-type="float" office:value="149" calcext:value-type="float">
            <text:p>149</text:p>
          </table:table-cell>
          <table:table-cell office:value-type="float" office:value="215" calcext:value-type="float">
            <text:p>215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24874850.4" calcext:value-type="float">
            <text:p>24874850,4</text:p>
          </table:table-cell>
          <table:table-cell office:value-type="float" office:value="31137" calcext:value-type="float">
            <text:p>31137</text:p>
          </table:table-cell>
          <table:table-cell office:value-type="float" office:value="531" calcext:value-type="float">
            <text:p>531</text:p>
          </table:table-cell>
          <table:table-cell office:value-type="float" office:value="30" calcext:value-type="float">
            <text:p>30</text:p>
          </table:table-cell>
          <table:table-cell office:value-type="float" office:value="239" calcext:value-type="float">
            <text:p>239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61.5" calcext:value-type="float">
            <text:p>61,5</text:p>
          </table:table-cell>
          <table:table-cell office:value-type="float" office:value="37" calcext:value-type="float">
            <text:p>37</text:p>
          </table:table-cell>
          <table:table-cell office:value-type="float" office:value="89.5" calcext:value-type="float">
            <text:p>89,5</text:p>
          </table:table-cell>
          <table:table-cell office:value-type="float" office:value="118.5" calcext:value-type="float">
            <text:p>118,5</text:p>
          </table:table-cell>
          <table:table-cell office:value-type="float" office:value="91" calcext:value-type="float">
            <text:p>91</text:p>
          </table:table-cell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office:value-type="float" office:value="201" calcext:value-type="float">
            <text:p>201</text:p>
          </table:table-cell>
          <table:table-cell office:value-type="float" office:value="139" calcext:value-type="float">
            <text:p>139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string" calcext:value-type="string">
            <text:p>CRS3035RES1000mN2894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210" calcext:value-type="float">
            <text:p>210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460661.8" calcext:value-type="float">
            <text:p>4460661,8</text:p>
          </table:table-cell>
          <table:table-cell office:value-type="float" office:value="5520" calcext:value-type="float">
            <text:p>5520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,5</text:p>
          </table:table-cell>
          <table:table-cell office:value-type="float" office:value="14.5" calcext:value-type="float">
            <text:p>14,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RS3035RES1000mN2894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221" calcext:value-type="float">
            <text:p>221</text:p>
          </table:table-cell>
          <table:table-cell office:value-type="float" office:value="131" calcext:value-type="float">
            <text:p>131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220619" calcext:value-type="float">
            <text:p>4220619</text:p>
          </table:table-cell>
          <table:table-cell office:value-type="float" office:value="5459" calcext:value-type="float">
            <text:p>5459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RS3035RES1000mN2894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317" calcext:value-type="float">
            <text:p>317</text:p>
          </table:table-cell>
          <table:table-cell office:value-type="float" office:value="179" calcext:value-type="float">
            <text:p>179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5551220.8" calcext:value-type="float">
            <text:p>5551220,8</text:p>
          </table:table-cell>
          <table:table-cell office:value-type="float" office:value="6456" calcext:value-type="float">
            <text:p>6456</text:p>
          </table:table-cell>
          <table:table-cell office:value-type="float" office:value="171" calcext:value-type="float">
            <text:p>171</text:p>
          </table:table-cell>
          <table:table-cell office:value-type="float" office:value="8" calcext:value-type="float">
            <text:p>8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,5</text:p>
          </table:table-cell>
          <table:table-cell office:value-type="float" office:value="12.5" calcext:value-type="float">
            <text:p>12,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04" calcext:value-type="float">
            <text:p>104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RS3035RES1000mN2894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666" calcext:value-type="float">
            <text:p>666</text:p>
          </table:table-cell>
          <table:table-cell office:value-type="float" office:value="310" calcext:value-type="float">
            <text:p>310</text:p>
          </table:table-cell>
          <table:table-cell office:value-type="float" office:value="73" calcext:value-type="float">
            <text:p>73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13131941.8" calcext:value-type="float">
            <text:p>13131941,8</text:p>
          </table:table-cell>
          <table:table-cell office:value-type="float" office:value="17798" calcext:value-type="float">
            <text:p>17798</text:p>
          </table:table-cell>
          <table:table-cell office:value-type="float" office:value="302" calcext:value-type="float">
            <text:p>302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23.5" calcext:value-type="float">
            <text:p>23,5</text:p>
          </table:table-cell>
          <table:table-cell office:value-type="float" office:value="18" calcext:value-type="float">
            <text:p>18</text:p>
          </table:table-cell>
          <table:table-cell office:value-type="float" office:value="41.5" calcext:value-type="float">
            <text:p>41,5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CRS3035RES1000mN2894000E376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714" calcext:value-type="float">
            <text:p>714</text:p>
          </table:table-cell>
          <table:table-cell office:value-type="float" office:value="314" calcext:value-type="float">
            <text:p>314</text:p>
          </table:table-cell>
          <table:table-cell office:value-type="float" office:value="70" calcext:value-type="float">
            <text:p>70</text:p>
          </table:table-cell>
          <table:table-cell office:value-type="float" office:value="131" calcext:value-type="float">
            <text:p>131</text:p>
          </table:table-cell>
          <table:table-cell office:value-type="float" office:value="31" calcext:value-type="float">
            <text:p>31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16065541.5" calcext:value-type="float">
            <text:p>16065541,5</text:p>
          </table:table-cell>
          <table:table-cell office:value-type="float" office:value="18404" calcext:value-type="float">
            <text:p>18404</text:p>
          </table:table-cell>
          <table:table-cell office:value-type="float" office:value="270" calcext:value-type="float">
            <text:p>270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36.5" calcext:value-type="float">
            <text:p>36,5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61.5" calcext:value-type="float">
            <text:p>61,5</text:p>
          </table:table-cell>
          <table:table-cell office:value-type="float" office:value="38" calcext:value-type="float">
            <text:p>38</text:p>
          </table:table-cell>
          <table:table-cell office:value-type="float" office:value="176" calcext:value-type="float">
            <text:p>176</text:p>
          </table:table-cell>
          <table:table-cell office:value-type="float" office:value="166" calcext:value-type="float">
            <text:p>166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CRS3035RES1000mN2894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08</text:p>
          </table:table-cell>
          <table:table-cell office:value-type="float" office:value="860.5" calcext:value-type="float">
            <text:p>860,5</text:p>
          </table:table-cell>
          <table:table-cell office:value-type="float" office:value="264" calcext:value-type="float">
            <text:p>264</text:p>
          </table:table-cell>
          <table:table-cell office:value-type="float" office:value="106" calcext:value-type="float">
            <text:p>10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3140298.5" calcext:value-type="float">
            <text:p>13140298,5</text:p>
          </table:table-cell>
          <table:table-cell office:value-type="float" office:value="16236" calcext:value-type="float">
            <text:p>16236</text:p>
          </table:table-cell>
          <table:table-cell office:value-type="float" office:value="259" calcext:value-type="float">
            <text:p>2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41" calcext:value-type="float">
            <text:p>41</text:p>
          </table:table-cell>
          <table:table-cell office:value-type="float" office:value="32.5" calcext:value-type="float">
            <text:p>32,5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 office:value-type="float" office:value="68" calcext:value-type="float">
            <text:p>68</text:p>
          </table:table-cell>
          <table:table-cell office:value-type="float" office:value="152" calcext:value-type="float">
            <text:p>152</text:p>
          </table:table-cell>
          <table:table-cell office:value-type="float" office:value="175" calcext:value-type="float">
            <text:p>175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RS3035RES1000mN2894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324.5" calcext:value-type="float">
            <text:p>324,5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54197" calcext:value-type="float">
            <text:p>4554197</text:p>
          </table:table-cell>
          <table:table-cell office:value-type="float" office:value="5549" calcext:value-type="float">
            <text:p>554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54.5" calcext:value-type="float">
            <text:p>54,5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S3035RES1000mN2894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631" calcext:value-type="float">
            <text:p>631</text:p>
          </table:table-cell>
          <table:table-cell office:value-type="float" office:value="189" calcext:value-type="float">
            <text:p>189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230286.4" calcext:value-type="float">
            <text:p>9230286,4</text:p>
          </table:table-cell>
          <table:table-cell office:value-type="float" office:value="12645" calcext:value-type="float">
            <text:p>12645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51.5" calcext:value-type="float">
            <text:p>51,5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83.5" calcext:value-type="float">
            <text:p>83,5</text:p>
          </table:table-cell>
          <table:table-cell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RS3035RES1000mN2894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50074.3" calcext:value-type="float">
            <text:p>1350074,3</text:p>
          </table:table-cell>
          <table:table-cell office:value-type="float" office:value="1896" calcext:value-type="float">
            <text:p>189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S3035RES1000mN2894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663" calcext:value-type="float">
            <text:p>663</text:p>
          </table:table-cell>
          <table:table-cell office:value-type="float" office:value="207" calcext:value-type="float">
            <text:p>207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10849583.2" calcext:value-type="float">
            <text:p>10849583,2</text:p>
          </table:table-cell>
          <table:table-cell office:value-type="float" office:value="14204" calcext:value-type="float">
            <text:p>14204</text:p>
          </table:table-cell>
          <table:table-cell office:value-type="float" office:value="156" calcext:value-type="float">
            <text:p>156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48.5" calcext:value-type="float">
            <text:p>48,5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46.5" calcext:value-type="float">
            <text:p>46,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CRS3035RES1000mN2894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57</text:p>
          </table:table-cell>
          <table:table-cell office:value-type="float" office:value="188.5" calcext:value-type="float">
            <text:p>188,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3835055.6" calcext:value-type="float">
            <text:p>3835055,6</text:p>
          </table:table-cell>
          <table:table-cell office:value-type="float" office:value="4296" calcext:value-type="float">
            <text:p>429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0.5" calcext:value-type="float">
            <text:p>30,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RS3035RES1000mN2894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92024</text:p>
          </table:table-cell>
          <table:table-cell office:value-type="float" office:value="704.5" calcext:value-type="float">
            <text:p>704,5</text:p>
          </table:table-cell>
          <table:table-cell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15914504.5" calcext:value-type="float">
            <text:p>15914504,5</text:p>
          </table:table-cell>
          <table:table-cell office:value-type="float" office:value="19364" calcext:value-type="float">
            <text:p>19364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39.5" calcext:value-type="float">
            <text:p>39,5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147" calcext:value-type="float">
            <text:p>147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CRS3035RES1000mN2894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1384.5" calcext:value-type="float">
            <text:p>1384,5</text:p>
          </table:table-cell>
          <table:table-cell office:value-type="float" office:value="573" calcext:value-type="float">
            <text:p>573</text:p>
          </table:table-cell>
          <table:table-cell office:value-type="float" office:value="113" calcext:value-type="float">
            <text:p>113</text:p>
          </table:table-cell>
          <table:table-cell office:value-type="float" office:value="216" calcext:value-type="float">
            <text:p>216</text:p>
          </table:table-cell>
          <table:table-cell office:value-type="float" office:value="53" calcext:value-type="float">
            <text:p>53</text:p>
          </table:table-cell>
          <table:table-cell office:value-type="float" office:value="194" calcext:value-type="float">
            <text:p>194</text:p>
          </table:table-cell>
          <table:table-cell office:value-type="float" office:value="73" calcext:value-type="float">
            <text:p>73</text:p>
          </table:table-cell>
          <table:table-cell office:value-type="float" office:value="30950131.1" calcext:value-type="float">
            <text:p>30950131,1</text:p>
          </table:table-cell>
          <table:table-cell office:value-type="float" office:value="35452" calcext:value-type="float">
            <text:p>35452</text:p>
          </table:table-cell>
          <table:table-cell office:value-type="float" office:value="527" calcext:value-type="float">
            <text:p>527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106.5" calcext:value-type="float">
            <text:p>106,5</text:p>
          </table:table-cell>
          <table:table-cell office:value-type="float" office:value="117.5" calcext:value-type="float">
            <text:p>117,5</text:p>
          </table:table-cell>
          <table:table-cell office:value-type="float" office:value="75.5" calcext:value-type="float">
            <text:p>75,5</text:p>
          </table:table-cell>
          <table:table-cell office:value-type="float" office:value="343" calcext:value-type="float">
            <text:p>343</text:p>
          </table:table-cell>
          <table:table-cell office:value-type="float" office:value="281" calcext:value-type="float">
            <text:p>281</text:p>
          </table:table-cell>
          <table:table-cell office:value-type="float" office:value="146" calcext:value-type="float">
            <text:p>146</text:p>
          </table:table-cell>
          <table:table-cell office:value-type="float" office:value="138" calcext:value-type="float">
            <text:p>138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CRS3035RES1000mN2894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887.5" calcext:value-type="float">
            <text:p>887,5</text:p>
          </table:table-cell>
          <table:table-cell office:value-type="float" office:value="420" calcext:value-type="float">
            <text:p>420</text:p>
          </table:table-cell>
          <table:table-cell office:value-type="float" office:value="82" calcext:value-type="float">
            <text:p>82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160" calcext:value-type="float">
            <text:p>160</text:p>
          </table:table-cell>
          <table:table-cell office:value-type="float" office:value="48" calcext:value-type="float">
            <text:p>48</text:p>
          </table:table-cell>
          <table:table-cell office:value-type="float" office:value="18579251" calcext:value-type="float">
            <text:p>18579251</text:p>
          </table:table-cell>
          <table:table-cell office:value-type="float" office:value="20744" calcext:value-type="float">
            <text:p>20744</text:p>
          </table:table-cell>
          <table:table-cell office:value-type="float" office:value="389" calcext:value-type="float">
            <text:p>389</text:p>
          </table:table-cell>
          <table:table-cell office:value-type="float" office:value="31" calcext:value-type="float">
            <text:p>31</text:p>
          </table:table-cell>
          <table:table-cell office:value-type="float" office:value="225" calcext:value-type="float">
            <text:p>2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0.5" calcext:value-type="float">
            <text:p>70,5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228" calcext:value-type="float">
            <text:p>228</text:p>
          </table:table-cell>
          <table:table-cell office:value-type="float" office:value="211" calcext:value-type="float">
            <text:p>211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CRS3035RES1000mN2894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972.5" calcext:value-type="float">
            <text:p>972,5</text:p>
          </table:table-cell>
          <table:table-cell office:value-type="float" office:value="465" calcext:value-type="float">
            <text:p>465</text:p>
          </table:table-cell>
          <table:table-cell office:value-type="float" office:value="98" calcext:value-type="float">
            <text:p>98</text:p>
          </table:table-cell>
          <table:table-cell office:value-type="float" office:value="215" calcext:value-type="float">
            <text:p>215</text:p>
          </table:table-cell>
          <table:table-cell office:value-type="float" office:value="34" calcext:value-type="float">
            <text:p>34</text:p>
          </table:table-cell>
          <table:table-cell office:value-type="float" office:value="152" calcext:value-type="float">
            <text:p>152</text:p>
          </table:table-cell>
          <table:table-cell office:value-type="float" office:value="48" calcext:value-type="float">
            <text:p>48</text:p>
          </table:table-cell>
          <table:table-cell office:value-type="float" office:value="20400445" calcext:value-type="float">
            <text:p>20400445</text:p>
          </table:table-cell>
          <table:table-cell office:value-type="float" office:value="24318" calcext:value-type="float">
            <text:p>24318</text:p>
          </table:table-cell>
          <table:table-cell office:value-type="float" office:value="451" calcext:value-type="float">
            <text:p>451</text:p>
          </table:table-cell>
          <table:table-cell office:value-type="float" office:value="14" calcext:value-type="float">
            <text:p>14</text:p>
          </table:table-cell>
          <table:table-cell office:value-type="float" office:value="309" calcext:value-type="float">
            <text:p>30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46" calcext:value-type="float">
            <text:p>46</text:p>
          </table:table-cell>
          <table:table-cell office:value-type="float" office:value="18.5" calcext:value-type="float">
            <text:p>18,5</text:p>
          </table:table-cell>
          <table:table-cell office:value-type="float" office:value="51.5" calcext:value-type="float">
            <text:p>51,5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274.5" calcext:value-type="float">
            <text:p>274,5</text:p>
          </table:table-cell>
          <table:table-cell office:value-type="float" office:value="194" calcext:value-type="float">
            <text:p>194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string" calcext:value-type="string">
            <text:p>CRS3035RES1000mN2894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1258" calcext:value-type="float">
            <text:p>1258</text:p>
          </table:table-cell>
          <table:table-cell office:value-type="float" office:value="567" calcext:value-type="float">
            <text:p>567</text:p>
          </table:table-cell>
          <table:table-cell office:value-type="float" office:value="136" calcext:value-type="float">
            <text:p>136</text:p>
          </table:table-cell>
          <table:table-cell office:value-type="float" office:value="234" calcext:value-type="float">
            <text:p>234</text:p>
          </table:table-cell>
          <table:table-cell office:value-type="float" office:value="44" calcext:value-type="float">
            <text:p>44</text:p>
          </table:table-cell>
          <table:table-cell office:value-type="float" office:value="166" calcext:value-type="float">
            <text:p>166</text:p>
          </table:table-cell>
          <table:table-cell office:value-type="float" office:value="78" calcext:value-type="float">
            <text:p>78</text:p>
          </table:table-cell>
          <table:table-cell office:value-type="float" office:value="25552627.1" calcext:value-type="float">
            <text:p>25552627,1</text:p>
          </table:table-cell>
          <table:table-cell office:value-type="float" office:value="32580" calcext:value-type="float">
            <text:p>32580</text:p>
          </table:table-cell>
          <table:table-cell office:value-type="float" office:value="563" calcext:value-type="float">
            <text:p>563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office:value-type="float" office:value="203" calcext:value-type="float">
            <text:p>203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61" calcext:value-type="float">
            <text:p>61</text:p>
          </table:table-cell>
          <table:table-cell office:value-type="float" office:value="38.5" calcext:value-type="float">
            <text:p>38,5</text:p>
          </table:table-cell>
          <table:table-cell office:value-type="float" office:value="81.5" calcext:value-type="float">
            <text:p>81,5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303" calcext:value-type="float">
            <text:p>303</text:p>
          </table:table-cell>
          <table:table-cell office:value-type="float" office:value="229" calcext:value-type="float">
            <text:p>229</text:p>
          </table:table-cell>
          <table:table-cell office:value-type="float" office:value="148" calcext:value-type="float">
            <text:p>148</text:p>
          </table:table-cell>
          <table:table-cell office:value-type="float" office:value="173" calcext:value-type="float">
            <text:p>173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string" calcext:value-type="string">
            <text:p>CRS3035RES1000mN2894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850" calcext:value-type="float">
            <text:p>850</text:p>
          </table:table-cell>
          <table:table-cell office:value-type="float" office:value="394" calcext:value-type="float">
            <text:p>394</text:p>
          </table:table-cell>
          <table:table-cell office:value-type="float" office:value="112" calcext:value-type="float">
            <text:p>112</text:p>
          </table:table-cell>
          <table:table-cell office:value-type="float" office:value="169" calcext:value-type="float">
            <text:p>169</text:p>
          </table:table-cell>
          <table:table-cell office:value-type="float" office:value="23" calcext:value-type="float">
            <text:p>23</text:p>
          </table:table-cell>
          <table:table-cell office:value-type="float" office:value="131" calcext:value-type="float">
            <text:p>131</text:p>
          </table:table-cell>
          <table:table-cell office:value-type="float" office:value="49" calcext:value-type="float">
            <text:p>49</text:p>
          </table:table-cell>
          <table:table-cell office:value-type="float" office:value="17724938.4" calcext:value-type="float">
            <text:p>17724938,4</text:p>
          </table:table-cell>
          <table:table-cell office:value-type="float" office:value="19427" calcext:value-type="float">
            <text:p>19427</text:p>
          </table:table-cell>
          <table:table-cell office:value-type="float" office:value="349" calcext:value-type="float">
            <text:p>349</text:p>
          </table:table-cell>
          <table:table-cell office:value-type="float" office:value="45" calcext:value-type="float">
            <text:p>45</text:p>
          </table:table-cell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3.5" calcext:value-type="float">
            <text:p>43,5</text:p>
          </table:table-cell>
          <table:table-cell office:value-type="float" office:value="23" calcext:value-type="float">
            <text:p>23</text:p>
          </table:table-cell>
          <table:table-cell office:value-type="float" office:value="45.5" calcext:value-type="float">
            <text:p>45,5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07" calcext:value-type="float">
            <text:p>207</text:p>
          </table:table-cell>
          <table:table-cell office:value-type="float" office:value="202" calcext:value-type="float">
            <text:p>202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CRS3035RES1000mN2894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462.5" calcext:value-type="float">
            <text:p>462,5</text:p>
          </table:table-cell>
          <table:table-cell office:value-type="float" office:value="241" calcext:value-type="float">
            <text:p>241</text:p>
          </table:table-cell>
          <table:table-cell office:value-type="float" office:value="59" calcext:value-type="float">
            <text:p>59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  <table:table-cell office:value-type="float" office:value="10116947.2" calcext:value-type="float">
            <text:p>10116947,2</text:p>
          </table:table-cell>
          <table:table-cell office:value-type="float" office:value="12065" calcext:value-type="float">
            <text:p>12065</text:p>
          </table:table-cell>
          <table:table-cell office:value-type="float" office:value="213" calcext:value-type="float">
            <text:p>213</text:p>
          </table:table-cell>
          <table:table-cell office:value-type="float" office:value="28" calcext:value-type="float">
            <text:p>28</text:p>
          </table:table-cell>
          <table:table-cell office:value-type="float" office:value="184" calcext:value-type="float">
            <text:p>18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5.5" calcext:value-type="float">
            <text:p>25,5</text:p>
          </table:table-cell>
          <table:table-cell office:value-type="float" office:value="26.5" calcext:value-type="float">
            <text:p>26,5</text:p>
          </table:table-cell>
          <table:table-cell office:value-type="float" office:value="20" calcext:value-type="float">
            <text:p>20</text:p>
          </table:table-cell>
          <table:table-cell office:value-type="float" office:value="151.5" calcext:value-type="float">
            <text:p>151,5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CRS3035RES1000mN2894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313.5" calcext:value-type="float">
            <text:p>313,5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707644.2" calcext:value-type="float">
            <text:p>5707644,2</text:p>
          </table:table-cell>
          <table:table-cell office:value-type="float" office:value="8498" calcext:value-type="float">
            <text:p>8498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1.5" calcext:value-type="float">
            <text:p>31,5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RS3035RES1000mN2894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343.5" calcext:value-type="float">
            <text:p>343,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7544051.8" calcext:value-type="float">
            <text:p>7544051,8</text:p>
          </table:table-cell>
          <table:table-cell office:value-type="float" office:value="8793" calcext:value-type="float">
            <text:p>8793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7.5" calcext:value-type="float">
            <text:p>27,5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RS3035RES1000mN2894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284.5" calcext:value-type="float">
            <text:p>284,5</text:p>
          </table:table-cell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6494746.5" calcext:value-type="float">
            <text:p>6494746,5</text:p>
          </table:table-cell>
          <table:table-cell office:value-type="float" office:value="7856" calcext:value-type="float">
            <text:p>7856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1.5" calcext:value-type="float">
            <text:p>21,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RS3035RES1000mN2894000E376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149" calcext:value-type="float">
            <text:p>149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4446372.2" calcext:value-type="float">
            <text:p>4446372,2</text:p>
          </table:table-cell>
          <table:table-cell office:value-type="float" office:value="4299" calcext:value-type="float">
            <text:p>4299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3.5" calcext:value-type="float">
            <text:p>13,5</text:p>
          </table:table-cell>
          <table:table-cell office:value-type="float" office:value="8.5" calcext:value-type="float">
            <text:p>8,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RS3035RES1000mN2894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08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421873.8" calcext:value-type="float">
            <text:p>1421873,8</text:p>
          </table:table-cell>
          <table:table-cell office:value-type="float" office:value="2087" calcext:value-type="float">
            <text:p>208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S3035RES1000mN2894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1318" calcext:value-type="float">
            <text:p>1318</text:p>
          </table:table-cell>
          <table:table-cell office:value-type="float" office:value="463" calcext:value-type="float">
            <text:p>463</text:p>
          </table:table-cell>
          <table:table-cell office:value-type="float" office:value="185" calcext:value-type="float">
            <text:p>185</text:p>
          </table:table-cell>
          <table:table-cell office:value-type="float" office:value="150" calcext:value-type="float">
            <text:p>15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19882074.9" calcext:value-type="float">
            <text:p>19882074,9</text:p>
          </table:table-cell>
          <table:table-cell office:value-type="float" office:value="27199" calcext:value-type="float">
            <text:p>27199</text:p>
          </table:table-cell>
          <table:table-cell office:value-type="float" office:value="444" calcext:value-type="float">
            <text:p>44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99" calcext:value-type="float">
            <text:p>99</text:p>
          </table:table-cell>
          <table:table-cell office:value-type="float" office:value="49.5" calcext:value-type="float">
            <text:p>49,5</text:p>
          </table:table-cell>
          <table:table-cell office:value-type="float" office:value="119.5" calcext:value-type="float">
            <text:p>119,5</text:p>
          </table:table-cell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office:value-type="float" office:value="273" calcext:value-type="float">
            <text:p>273</text:p>
          </table:table-cell>
          <table:table-cell office:value-type="float" office:value="235" calcext:value-type="float">
            <text:p>235</text:p>
          </table:table-cell>
          <table:table-cell office:value-type="float" office:value="144" calcext:value-type="float">
            <text:p>144</text:p>
          </table:table-cell>
          <table:table-cell office:value-type="float" office:value="121" calcext:value-type="float">
            <text:p>1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RS3035RES1000mN2894000E3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564" calcext:value-type="float">
            <text:p>564</text:p>
          </table:table-cell>
          <table:table-cell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8420665.9" calcext:value-type="float">
            <text:p>8420665,9</text:p>
          </table:table-cell>
          <table:table-cell office:value-type="float" office:value="11797" calcext:value-type="float">
            <text:p>11797</text:p>
          </table:table-cell>
          <table:table-cell office:value-type="float" office:value="134" calcext:value-type="float">
            <text:p>134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RS3035RES1000mN2894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152.5" calcext:value-type="float">
            <text:p>152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434279.5" calcext:value-type="float">
            <text:p>2434279,5</text:p>
          </table:table-cell>
          <table:table-cell office:value-type="float" office:value="3546" calcext:value-type="float">
            <text:p>3546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.5" calcext:value-type="float">
            <text:p>11,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RS3035RES1000mN2895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92024</text:p>
          </table:table-cell>
          <table:table-cell office:value-type="float" office:value="523.5" calcext:value-type="float">
            <text:p>523,5</text:p>
          </table:table-cell>
          <table:table-cell office:value-type="float" office:value="208" calcext:value-type="float">
            <text:p>208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12371129.7" calcext:value-type="float">
            <text:p>12371129,7</text:p>
          </table:table-cell>
          <table:table-cell office:value-type="float" office:value="12963" calcext:value-type="float">
            <text:p>12963</text:p>
          </table:table-cell>
          <table:table-cell office:value-type="float" office:value="208" calcext:value-type="float">
            <text:p>2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47.5" calcext:value-type="float">
            <text:p>47,5</text:p>
          </table:table-cell>
          <table:table-cell office:value-type="float" office:value="36" calcext:value-type="float">
            <text:p>36</text:p>
          </table:table-cell>
          <table:table-cell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RS3035RES1000mN2895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524" calcext:value-type="float">
            <text:p>524</text:p>
          </table:table-cell>
          <table:table-cell office:value-type="float" office:value="202" calcext:value-type="float">
            <text:p>202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10328177.7" calcext:value-type="float">
            <text:p>10328177,7</text:p>
          </table:table-cell>
          <table:table-cell office:value-type="float" office:value="11213" calcext:value-type="float">
            <text:p>11213</text:p>
          </table:table-cell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46.5" calcext:value-type="float">
            <text:p>46,5</text:p>
          </table:table-cell>
          <table:table-cell office:value-type="float" office:value="55.5" calcext:value-type="float">
            <text:p>55,5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RS3035RES1000mN2895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516" calcext:value-type="float">
            <text:p>516</text:p>
          </table:table-cell>
          <table:table-cell office:value-type="float" office:value="256" calcext:value-type="float">
            <text:p>256</text:p>
          </table:table-cell>
          <table:table-cell office:value-type="float" office:value="65" calcext:value-type="float">
            <text:p>65</text:p>
          </table:table-cell>
          <table:table-cell office:value-type="float" office:value="131" calcext:value-type="float">
            <text:p>131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9998365.7" calcext:value-type="float">
            <text:p>9998365,7</text:p>
          </table:table-cell>
          <table:table-cell office:value-type="float" office:value="12278" calcext:value-type="float">
            <text:p>12278</text:p>
          </table:table-cell>
          <table:table-cell office:value-type="float" office:value="252" calcext:value-type="float">
            <text:p>252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13.5" calcext:value-type="float">
            <text:p>13,5</text:p>
          </table:table-cell>
          <table:table-cell office:value-type="float" office:value="31.5" calcext:value-type="float">
            <text:p>31,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CRS3035RES1000mN2895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299" calcext:value-type="float">
            <text:p>29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6666634.1" calcext:value-type="float">
            <text:p>6666634,1</text:p>
          </table:table-cell>
          <table:table-cell office:value-type="float" office:value="7336" calcext:value-type="float">
            <text:p>7336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.5" calcext:value-type="float">
            <text:p>30,5</text:p>
          </table:table-cell>
          <table:table-cell office:value-type="float" office:value="16.5" calcext:value-type="float">
            <text:p>16,5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RS3035RES1000mN2895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649" calcext:value-type="float">
            <text:p>649</text:p>
          </table:table-cell>
          <table:table-cell office:value-type="float" office:value="347" calcext:value-type="float">
            <text:p>347</text:p>
          </table:table-cell>
          <table:table-cell office:value-type="float" office:value="68" calcext:value-type="float">
            <text:p>68</text:p>
          </table:table-cell>
          <table:table-cell office:value-type="float" office:value="191" calcext:value-type="float">
            <text:p>191</text:p>
          </table:table-cell>
          <table:table-cell office:value-type="float" office:value="17" calcext:value-type="float">
            <text:p>17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15839777.6" calcext:value-type="float">
            <text:p>15839777,6</text:p>
          </table:table-cell>
          <table:table-cell office:value-type="float" office:value="15594" calcext:value-type="float">
            <text:p>15594</text:p>
          </table:table-cell>
          <table:table-cell office:value-type="float" office:value="327" calcext:value-type="float">
            <text:p>327</text:p>
          </table:table-cell>
          <table:table-cell office:value-type="float" office:value="20" calcext:value-type="float">
            <text:p>20</text:p>
          </table:table-cell>
          <table:table-cell office:value-type="float" office:value="303" calcext:value-type="float">
            <text:p>30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6.5" calcext:value-type="float">
            <text:p>36,5</text:p>
          </table:table-cell>
          <table:table-cell office:value-type="float" office:value="11.5" calcext:value-type="float">
            <text:p>11,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CRS3035RES200mN2895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725.5" calcext:value-type="float">
            <text:p>725,5</text:p>
          </table:table-cell>
          <table:table-cell office:value-type="float" office:value="378" calcext:value-type="float">
            <text:p>378</text:p>
          </table:table-cell>
          <table:table-cell office:value-type="float" office:value="75" calcext:value-type="float">
            <text:p>75</text:p>
          </table:table-cell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office:value-type="float" office:value="16745313" calcext:value-type="float">
            <text:p>16745313</text:p>
          </table:table-cell>
          <table:table-cell office:value-type="float" office:value="18512" calcext:value-type="float">
            <text:p>18512</text:p>
          </table:table-cell>
          <table:table-cell office:value-type="float" office:value="330" calcext:value-type="float">
            <text:p>330</text:p>
          </table:table-cell>
          <table:table-cell office:value-type="float" office:value="48" calcext:value-type="float">
            <text:p>48</text:p>
          </table:table-cell>
          <table:table-cell office:value-type="float" office:value="289" calcext:value-type="float">
            <text:p>28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0.5" calcext:value-type="float">
            <text:p>20,5</text:p>
          </table:table-cell>
          <table:table-cell office:value-type="float" office:value="30.5" calcext:value-type="float">
            <text:p>30,5</text:p>
          </table:table-cell>
          <table:table-cell office:value-type="float" office:value="43.5" calcext:value-type="float">
            <text:p>43,5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float" office:value="169" calcext:value-type="float">
            <text:p>169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CRS3035RES200mN2895000E376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422" calcext:value-type="float">
            <text:p>422</text:p>
          </table:table-cell>
          <table:table-cell office:value-type="float" office:value="170" calcext:value-type="float">
            <text:p>170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8883096" calcext:value-type="float">
            <text:p>8883096</text:p>
          </table:table-cell>
          <table:table-cell office:value-type="float" office:value="11073" calcext:value-type="float">
            <text:p>11073</text:p>
          </table:table-cell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office:value-type="float" office:value="8.5" calcext:value-type="float">
            <text:p>8,5</text:p>
          </table:table-cell>
          <table:table-cell office:value-type="float" office:value="45.5" calcext:value-type="float">
            <text:p>45,5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RS3035RES200mN2895000E3760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159" calcext:value-type="float">
            <text:p>159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276457.8" calcext:value-type="float">
            <text:p>3276457,8</text:p>
          </table:table-cell>
          <table:table-cell office:value-type="float" office:value="3686" calcext:value-type="float">
            <text:p>368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RS3035RES200mN2895000E3760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971.5" calcext:value-type="float">
            <text:p>971,5</text:p>
          </table:table-cell>
          <table:table-cell office:value-type="float" office:value="454" calcext:value-type="float">
            <text:p>454</text:p>
          </table:table-cell>
          <table:table-cell office:value-type="float" office:value="155" calcext:value-type="float">
            <text:p>155</text:p>
          </table:table-cell>
          <table:table-cell office:value-type="float" office:value="221" calcext:value-type="float">
            <text:p>221</text:p>
          </table:table-cell>
          <table:table-cell office:value-type="float" office:value="45" calcext:value-type="float">
            <text:p>45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16854716" calcext:value-type="float">
            <text:p>16854716</text:p>
          </table:table-cell>
          <table:table-cell office:value-type="float" office:value="21864" calcext:value-type="float">
            <text:p>21864</text:p>
          </table:table-cell>
          <table:table-cell office:value-type="float" office:value="448" calcext:value-type="float">
            <text:p>448</text:p>
          </table:table-cell>
          <table:table-cell office:value-type="float" office:value="6" calcext:value-type="float">
            <text:p>6</text:p>
          </table:table-cell>
          <table:table-cell office:value-type="float" office:value="236" calcext:value-type="float">
            <text:p>236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50.5" calcext:value-type="float">
            <text:p>50,5</text:p>
          </table:table-cell>
          <table:table-cell office:value-type="float" office:value="25" calcext:value-type="float">
            <text:p>25</text:p>
          </table:table-cell>
          <table:table-cell office:value-type="float" office:value="57.5" calcext:value-type="float">
            <text:p>57,5</text:p>
          </table:table-cell>
          <table:table-cell office:value-type="float" office:value="73.5" calcext:value-type="float">
            <text:p>73,5</text:p>
          </table:table-cell>
          <table:table-cell office:value-type="float" office:value="53" calcext:value-type="float">
            <text:p>53</text:p>
          </table:table-cell>
          <table:table-cell office:value-type="float" office:value="260" calcext:value-type="float">
            <text:p>260</text:p>
          </table:table-cell>
          <table:table-cell office:value-type="float" office:value="212" calcext:value-type="float">
            <text:p>212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CRS3035RES200mN2895000E3760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327.5" calcext:value-type="float">
            <text:p>327,5</text:p>
          </table:table-cell>
          <table:table-cell office:value-type="float" office:value="138" calcext:value-type="float">
            <text:p>138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6872387.8" calcext:value-type="float">
            <text:p>6872387,8</text:p>
          </table:table-cell>
          <table:table-cell office:value-type="float" office:value="9580" calcext:value-type="float">
            <text:p>9580</text:p>
          </table:table-cell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1.5" calcext:value-type="float">
            <text:p>11,5</text:p>
          </table:table-cell>
          <table:table-cell office:value-type="float" office:value="11" calcext:value-type="float">
            <text:p>11</text:p>
          </table:table-cell>
          <table:table-cell office:value-type="float" office:value="26.5" calcext:value-type="float">
            <text:p>26,5</text:p>
          </table:table-cell>
          <table:table-cell office:value-type="float" office:value="33.5" calcext:value-type="float">
            <text:p>33,5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RS3035RES200mN2895000E3770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0893029</text:p>
          </table:table-cell>
          <table:table-cell office:value-type="float" office:value="302.5" calcext:value-type="float">
            <text:p>302,5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5169952.8" calcext:value-type="float">
            <text:p>5169952,8</text:p>
          </table:table-cell>
          <table:table-cell office:value-type="float" office:value="7172" calcext:value-type="float">
            <text:p>717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,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RS3035RES200mN2895000E3770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1930" calcext:value-type="float">
            <text:p>1930</text:p>
          </table:table-cell>
          <table:table-cell office:value-type="float" office:value="666" calcext:value-type="float">
            <text:p>666</text:p>
          </table:table-cell>
          <table:table-cell office:value-type="float" office:value="285" calcext:value-type="float">
            <text:p>285</text:p>
          </table:table-cell>
          <table:table-cell office:value-type="float" office:value="192" calcext:value-type="float">
            <text:p>192</text:p>
          </table:table-cell>
          <table:table-cell office:value-type="float" office:value="122" calcext:value-type="float">
            <text:p>122</text:p>
          </table:table-cell>
          <table:table-cell office:value-type="float" office:value="23" calcext:value-type="float">
            <text:p>23</text:p>
          </table:table-cell>
          <table:table-cell office:value-type="float" office:value="141" calcext:value-type="float">
            <text:p>141</text:p>
          </table:table-cell>
          <table:table-cell office:value-type="float" office:value="28069174.7" calcext:value-type="float">
            <text:p>28069174,7</text:p>
          </table:table-cell>
          <table:table-cell office:value-type="float" office:value="37855" calcext:value-type="float">
            <text:p>37855</text:p>
          </table:table-cell>
          <table:table-cell office:value-type="float" office:value="641" calcext:value-type="float">
            <text:p>6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81" calcext:value-type="float">
            <text:p>581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office:value-type="float" office:value="155" calcext:value-type="float">
            <text:p>155</text:p>
          </table:table-cell>
          <table:table-cell office:value-type="float" office:value="217.5" calcext:value-type="float">
            <text:p>217,5</text:p>
          </table:table-cell>
          <table:table-cell office:value-type="float" office:value="150" calcext:value-type="float">
            <text:p>150</text:p>
          </table:table-cell>
          <table:table-cell office:value-type="float" office:value="357.5" calcext:value-type="float">
            <text:p>357,5</text:p>
          </table:table-cell>
          <table:table-cell office:value-type="float" office:value="359" calcext:value-type="float">
            <text:p>359</text:p>
          </table:table-cell>
          <table:table-cell office:value-type="float" office:value="221" calcext:value-type="float">
            <text:p>221</text:p>
          </table:table-cell>
          <table:table-cell office:value-type="float" office:value="208" calcext:value-type="float">
            <text:p>20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RS3035RES200mN2895000E3770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953.5" calcext:value-type="float">
            <text:p>953,5</text:p>
          </table:table-cell>
          <table:table-cell office:value-type="float" office:value="335" calcext:value-type="float">
            <text:p>335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15253048" calcext:value-type="float">
            <text:p>15253048</text:p>
          </table:table-cell>
          <table:table-cell office:value-type="float" office:value="19282" calcext:value-type="float">
            <text:p>19282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80.5" calcext:value-type="float">
            <text:p>80,5</text:p>
          </table:table-cell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office:value-type="float" office:value="118" calcext:value-type="float">
            <text:p>118</text:p>
          </table:table-cell>
          <table:table-cell office:value-type="float" office:value="50" calcext:value-type="float">
            <text:p>50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RS3035RES1000mN2895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376.5" calcext:value-type="float">
            <text:p>376,5</text:p>
          </table:table-cell>
          <table:table-cell office:value-type="float" office:value="119" calcext:value-type="float">
            <text:p>119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6754308.8" calcext:value-type="float">
            <text:p>6754308,8</text:p>
          </table:table-cell>
          <table:table-cell office:value-type="float" office:value="8625" calcext:value-type="float">
            <text:p>862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3.5" calcext:value-type="float">
            <text:p>13,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RS3035RES1000mN2895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</text:p>
          </table:table-cell>
          <table:table-cell office:value-type="float" office:value="73" calcext:value-type="float">
            <text:p>73</text:p>
          </table:table-cell>
          <table:table-cell office:value-type="float" office:value="23.2" calcext:value-type="float">
            <text:p>23,2</text:p>
          </table:table-cell>
          <table:table-cell office:value-type="float" office:value="3.4" calcext:value-type="float">
            <text:p>3,4</text:p>
          </table:table-cell>
          <table:table-cell office:value-type="float" office:value="1.7" calcext:value-type="float">
            <text:p>1,7</text:p>
          </table:table-cell>
          <table:table-cell office:value-type="float" office:value="3.4" calcext:value-type="float">
            <text:p>3,4</text:p>
          </table:table-cell>
          <table:table-cell office:value-type="float" office:value="20.6" calcext:value-type="float">
            <text:p>20,6</text:p>
          </table:table-cell>
          <table:table-cell office:value-type="float" office:value="1.7" calcext:value-type="float">
            <text:p>1,7</text:p>
          </table:table-cell>
          <table:table-cell office:value-type="float" office:value="1720963.9" calcext:value-type="float">
            <text:p>1720963,9</text:p>
          </table:table-cell>
          <table:table-cell office:value-type="float" office:value="2044.9" calcext:value-type="float">
            <text:p>2044,9</text:p>
          </table:table-cell>
          <table:table-cell office:value-type="float" office:value="0" calcext:value-type="float">
            <text:p>0</text:p>
          </table:table-cell>
          <table:table-cell office:value-type="float" office:value="23.2" calcext:value-type="float">
            <text:p>23,2</text:p>
          </table:table-cell>
          <table:table-cell office:value-type="float" office:value="0.9" calcext:value-type="float">
            <text:p>0,9</text:p>
          </table:table-cell>
          <table:table-cell office:value-type="float" office:value="3.4" calcext:value-type="float">
            <text:p>3,4</text:p>
          </table:table-cell>
          <table:table-cell office:value-type="float" office:value="18.9" calcext:value-type="float">
            <text:p>18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1.7" calcext:value-type="float">
            <text:p>1,7</text:p>
          </table:table-cell>
          <table:table-cell office:value-type="float" office:value="5.1" calcext:value-type="float">
            <text:p>5,1</text:p>
          </table:table-cell>
          <table:table-cell office:value-type="float" office:value="2.6" calcext:value-type="float">
            <text:p>2,6</text:p>
          </table:table-cell>
          <table:table-cell office:value-type="float" office:value="5.2" calcext:value-type="float">
            <text:p>5,2</text:p>
          </table:table-cell>
          <table:table-cell office:value-type="float" office:value="10.3" calcext:value-type="float">
            <text:p>10,3</text:p>
          </table:table-cell>
          <table:table-cell office:value-type="float" office:value="11.2" calcext:value-type="float">
            <text:p>11,2</text:p>
          </table:table-cell>
          <table:table-cell office:value-type="float" office:value="19.7" calcext:value-type="float">
            <text:p>19,7</text:p>
          </table:table-cell>
          <table:table-cell office:value-type="float" office:value="12.9" calcext:value-type="float">
            <text:p>12,9</text:p>
          </table:table-cell>
          <table:table-cell office:value-type="float" office:value="1.7" calcext:value-type="float">
            <text:p>1,7</text:p>
          </table:table-cell>
        </table:table-row>
        <table:table-row table:style-name="ro1" table:visibility="filter">
          <table:table-cell office:value-type="string" calcext:value-type="string">
            <text:p>CRS3035RES1000mN2895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05</text:p>
          </table:table-cell>
          <table:table-cell office:value-type="float" office:value="12" calcext:value-type="float">
            <text:p>12</text:p>
          </table:table-cell>
          <table:table-cell office:value-type="float" office:value="3.8" calcext:value-type="float">
            <text:p>3,8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3.4" calcext:value-type="float">
            <text:p>3,4</text:p>
          </table:table-cell>
          <table:table-cell office:value-type="float" office:value="0.3" calcext:value-type="float">
            <text:p>0,3</text:p>
          </table:table-cell>
          <table:table-cell office:value-type="float" office:value="282898.2" calcext:value-type="float">
            <text:p>282898,2</text:p>
          </table:table-cell>
          <table:table-cell office:value-type="float" office:value="336.1" calcext:value-type="float">
            <text:p>336,1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3.1" calcext:value-type="float">
            <text:p>3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office:value-type="float" office:value="1.7" calcext:value-type="float">
            <text:p>1,7</text:p>
          </table:table-cell>
          <table:table-cell office:value-type="float" office:value="1.8" calcext:value-type="float">
            <text:p>1,8</text:p>
          </table:table-cell>
          <table:table-cell office:value-type="float" office:value="3.2" calcext:value-type="float">
            <text:p>3,2</text:p>
          </table:table-cell>
          <table:table-cell office:value-type="float" office:value="2.1" calcext:value-type="float">
            <text:p>2,1</text:p>
          </table:table-cell>
          <table:table-cell office:value-type="float" office:value="0.3" calcext:value-type="float">
            <text:p>0,3</text:p>
          </table:table-cell>
        </table:table-row>
        <table:table-row table:style-name="ro1" table:visibility="filter">
          <table:table-cell office:value-type="string" calcext:value-type="string">
            <text:p>CRS3035RES1000mN2895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7.5" calcext:value-type="float">
            <text:p>7,5</text:p>
          </table:table-cell>
          <table:table-cell office:value-type="float" office:value="2.4" calcext:value-type="float">
            <text:p>2,4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165735.5" calcext:value-type="float">
            <text:p>165735,5</text:p>
          </table:table-cell>
          <table:table-cell office:value-type="float" office:value="148.3" calcext:value-type="float">
            <text:p>148,3</text:p>
          </table:table-cell>
          <table:table-cell office:value-type="float" office:value="2.2" calcext:value-type="float">
            <text:p>2,2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 table:visibility="filter">
          <table:table-cell office:value-type="string" calcext:value-type="string">
            <text:p>CRS3035RES1000mN2895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926" calcext:value-type="float">
            <text:p>926</text:p>
          </table:table-cell>
          <table:table-cell office:value-type="float" office:value="380" calcext:value-type="float">
            <text:p>380</text:p>
          </table:table-cell>
          <table:table-cell office:value-type="float" office:value="78" calcext:value-type="float">
            <text:p>78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20490294.7" calcext:value-type="float">
            <text:p>20490294,7</text:p>
          </table:table-cell>
          <table:table-cell office:value-type="float" office:value="20407" calcext:value-type="float">
            <text:p>20407</text:p>
          </table:table-cell>
          <table:table-cell office:value-type="float" office:value="374" calcext:value-type="float">
            <text:p>37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1.5" calcext:value-type="float">
            <text:p>71,5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109.5" calcext:value-type="float">
            <text:p>109,5</text:p>
          </table:table-cell>
          <table:table-cell office:value-type="float" office:value="84" calcext:value-type="float">
            <text:p>84</text:p>
          </table:table-cell>
          <table:table-cell office:value-type="float" office:value="264" calcext:value-type="float">
            <text:p>264</text:p>
          </table:table-cell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RS3035RES1000mN2895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275" calcext:value-type="float">
            <text:p>27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5733980" calcext:value-type="float">
            <text:p>5733980</text:p>
          </table:table-cell>
          <table:table-cell office:value-type="float" office:value="5328" calcext:value-type="float">
            <text:p>532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RS3035RES1000mN2895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175.5" calcext:value-type="float">
            <text:p>175,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076947.4" calcext:value-type="float">
            <text:p>3076947,4</text:p>
          </table:table-cell>
          <table:table-cell office:value-type="float" office:value="4395" calcext:value-type="float">
            <text:p>439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.5" calcext:value-type="float">
            <text:p>26,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RS3035RES1000mN2895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439.5" calcext:value-type="float">
            <text:p>439,5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office:value-type="float" office:value="139" calcext:value-type="float">
            <text:p>13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9449770.7" calcext:value-type="float">
            <text:p>9449770,7</text:p>
          </table:table-cell>
          <table:table-cell office:value-type="float" office:value="11184" calcext:value-type="float">
            <text:p>11184</text:p>
          </table:table-cell>
          <table:table-cell office:value-type="float" office:value="221" calcext:value-type="float">
            <text:p>221</text:p>
          </table:table-cell>
          <table:table-cell office:value-type="float" office:value="19" calcext:value-type="float">
            <text:p>19</text:p>
          </table:table-cell>
          <table:table-cell office:value-type="float" office:value="159" calcext:value-type="float">
            <text:p>15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6.5" calcext:value-type="float">
            <text:p>6,5</text:p>
          </table:table-cell>
          <table:table-cell office:value-type="float" office:value="23" calcext:value-type="float">
            <text:p>23</text:p>
          </table:table-cell>
          <table:table-cell office:value-type="float" office:value="21.5" calcext:value-type="float">
            <text:p>21,5</text:p>
          </table:table-cell>
          <table:table-cell office:value-type="float" office:value="23.5" calcext:value-type="float">
            <text:p>23,5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CRS3035RES200mN28952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726" calcext:value-type="float">
            <text:p>726</text:p>
          </table:table-cell>
          <table:table-cell office:value-type="float" office:value="340" calcext:value-type="float">
            <text:p>340</text:p>
          </table:table-cell>
          <table:table-cell office:value-type="float" office:value="71" calcext:value-type="float">
            <text:p>71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113" calcext:value-type="float">
            <text:p>113</text:p>
          </table:table-cell>
          <table:table-cell office:value-type="float" office:value="40" calcext:value-type="float">
            <text:p>40</text:p>
          </table:table-cell>
          <table:table-cell office:value-type="float" office:value="15657250.4" calcext:value-type="float">
            <text:p>15657250,4</text:p>
          </table:table-cell>
          <table:table-cell office:value-type="float" office:value="17162" calcext:value-type="float">
            <text:p>17162</text:p>
          </table:table-cell>
          <table:table-cell office:value-type="float" office:value="322" calcext:value-type="float">
            <text:p>322</text:p>
          </table:table-cell>
          <table:table-cell office:value-type="float" office:value="18" calcext:value-type="float">
            <text:p>18</text:p>
          </table:table-cell>
          <table:table-cell office:value-type="float" office:value="152" calcext:value-type="float">
            <text:p>152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47.5" calcext:value-type="float">
            <text:p>47,5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50.5" calcext:value-type="float">
            <text:p>50,5</text:p>
          </table:table-cell>
          <table:table-cell office:value-type="float" office:value="37" calcext:value-type="float">
            <text:p>37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CRS3035RES200mN2895200E376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381" calcext:value-type="float">
            <text:p>381</text:p>
          </table:table-cell>
          <table:table-cell office:value-type="float" office:value="171" calcext:value-type="float">
            <text:p>171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7564140.6" calcext:value-type="float">
            <text:p>7564140,6</text:p>
          </table:table-cell>
          <table:table-cell office:value-type="float" office:value="10066" calcext:value-type="float">
            <text:p>10066</text:p>
          </table:table-cell>
          <table:table-cell office:value-type="float" office:value="151" calcext:value-type="float">
            <text:p>151</text:p>
          </table:table-cell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9.5" calcext:value-type="float">
            <text:p>9,5</text:p>
          </table:table-cell>
          <table:table-cell office:value-type="float" office:value="27.5" calcext:value-type="float">
            <text:p>27,5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CRS3035RES200mN2895200E3760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731" calcext:value-type="float">
            <text:p>731</text:p>
          </table:table-cell>
          <table:table-cell office:value-type="float" office:value="351" calcext:value-type="float">
            <text:p>351</text:p>
          </table:table-cell>
          <table:table-cell office:value-type="float" office:value="58" calcext:value-type="float">
            <text:p>58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31" calcext:value-type="float">
            <text:p>31</text:p>
          </table:table-cell>
          <table:table-cell office:value-type="float" office:value="19118342.6" calcext:value-type="float">
            <text:p>19118342,6</text:p>
          </table:table-cell>
          <table:table-cell office:value-type="float" office:value="18435" calcext:value-type="float">
            <text:p>18435</text:p>
          </table:table-cell>
          <table:table-cell office:value-type="float" office:value="345" calcext:value-type="float">
            <text:p>345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0.5" calcext:value-type="float">
            <text:p>70,5</text:p>
          </table:table-cell>
          <table:table-cell office:value-type="float" office:value="17.5" calcext:value-type="float">
            <text:p>17,5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47" calcext:value-type="float">
            <text:p>247</text:p>
          </table:table-cell>
          <table:table-cell office:value-type="float" office:value="173" calcext:value-type="float">
            <text:p>173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CRS3035RES200mN2895200E3760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1238.5" calcext:value-type="float">
            <text:p>1238,5</text:p>
          </table:table-cell>
          <table:table-cell office:value-type="float" office:value="513" calcext:value-type="float">
            <text:p>513</text:p>
          </table:table-cell>
          <table:table-cell office:value-type="float" office:value="121" calcext:value-type="float">
            <text:p>121</text:p>
          </table:table-cell>
          <table:table-cell office:value-type="float" office:value="183" calcext:value-type="float">
            <text:p>183</text:p>
          </table:table-cell>
          <table:table-cell office:value-type="float" office:value="52" calcext:value-type="float">
            <text:p>52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25245257" calcext:value-type="float">
            <text:p>25245257</text:p>
          </table:table-cell>
          <table:table-cell office:value-type="float" office:value="29714" calcext:value-type="float">
            <text:p>29714</text:p>
          </table:table-cell>
          <table:table-cell office:value-type="float" office:value="490" calcext:value-type="float">
            <text:p>490</text:p>
          </table:table-cell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  <table:table-cell office:value-type="float" office:value="21" calcext:value-type="float">
            <text:p>21</text:p>
          </table:table-cell>
          <table:table-cell office:value-type="float" office:value="232" calcext:value-type="float">
            <text:p>232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office:value-type="float" office:value="37.5" calcext:value-type="float">
            <text:p>37,5</text:p>
          </table:table-cell>
          <table:table-cell office:value-type="float" office:value="100.5" calcext:value-type="float">
            <text:p>100,5</text:p>
          </table:table-cell>
          <table:table-cell office:value-type="float" office:value="109.5" calcext:value-type="float">
            <text:p>109,5</text:p>
          </table:table-cell>
          <table:table-cell office:value-type="float" office:value="53" calcext:value-type="float">
            <text:p>53</text:p>
          </table:table-cell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CRS3035RES1000mN2895000E376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6" calcext:value-type="float">
            <text:p>6</text:p>
          </table:table-cell>
          <table:table-cell office:value-type="float" office:value="1.9" calcext:value-type="float">
            <text:p>1,9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91127.7" calcext:value-type="float">
            <text:p>91127,7</text:p>
          </table:table-cell>
          <table:table-cell office:value-type="float" office:value="80.6" calcext:value-type="float">
            <text:p>80,6</text:p>
          </table:table-cell>
          <table:table-cell office:value-type="float" office:value="1.7" calcext:value-type="float">
            <text:p>1,7</text:p>
          </table:table-cell>
          <table:table-cell office:value-type="float" office:value="0.2" calcext:value-type="float">
            <text:p>0,2</text:p>
          </table:table-cell>
          <table:table-cell office:value-type="float" office:value="1.9" calcext:value-type="float">
            <text:p>1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1.5" calcext:value-type="float">
            <text:p>1,5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RS3035RES200mN2895200E3770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29</text:p>
          </table:table-cell>
          <table:table-cell office:value-type="float" office:value="247" calcext:value-type="float">
            <text:p>247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4554887.6" calcext:value-type="float">
            <text:p>4554887,6</text:p>
          </table:table-cell>
          <table:table-cell office:value-type="float" office:value="6656" calcext:value-type="float">
            <text:p>6656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RS3035RES200mN2895200E3770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05</text:p>
          </table:table-cell>
          <table:table-cell office:value-type="float" office:value="192" calcext:value-type="float">
            <text:p>192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243399.4" calcext:value-type="float">
            <text:p>3243399,4</text:p>
          </table:table-cell>
          <table:table-cell office:value-type="float" office:value="3870" calcext:value-type="float">
            <text:p>387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RS3035RES200mN2895200E3770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05</text:p>
          </table:table-cell>
          <table:table-cell office:value-type="float" office:value="313.5" calcext:value-type="float">
            <text:p>313,5</text:p>
          </table:table-cell>
          <table:table-cell office:value-type="float" office:value="129" calcext:value-type="float">
            <text:p>12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736807.4" calcext:value-type="float">
            <text:p>4736807,4</text:p>
          </table:table-cell>
          <table:table-cell office:value-type="float" office:value="6810" calcext:value-type="float">
            <text:p>6810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0.5" calcext:value-type="float">
            <text:p>20,5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CRS3035RES1000mN2895000E37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05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10653.1" calcext:value-type="float">
            <text:p>1410653,1</text:p>
          </table:table-cell>
          <table:table-cell office:value-type="float" office:value="1942" calcext:value-type="float">
            <text:p>194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RS3035RES1000mN2895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92024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39371.6" calcext:value-type="float">
            <text:p>139371,6</text:p>
          </table:table-cell>
          <table:table-cell office:value-type="float" office:value="153.8" calcext:value-type="float">
            <text:p>153,8</text:p>
          </table:table-cell>
          <table:table-cell office:value-type="float" office:value="0.1" calcext:value-type="float">
            <text:p>0,1</text:p>
          </table:table-cell>
          <table:table-cell office:value-type="float" office:value="1.1" calcext:value-type="float">
            <text:p>1,1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 table:visibility="filter">
          <table:table-cell office:value-type="string" calcext:value-type="string">
            <text:p>CRS3035RES1000mN2895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28906.9" calcext:value-type="float">
            <text:p>1728906,9</text:p>
          </table:table-cell>
          <table:table-cell office:value-type="float" office:value="1968" calcext:value-type="float">
            <text:p>1968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RS3035RES1000mN2895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648" calcext:value-type="float">
            <text:p>648</text:p>
          </table:table-cell>
          <table:table-cell office:value-type="float" office:value="322" calcext:value-type="float">
            <text:p>322</text:p>
          </table:table-cell>
          <table:table-cell office:value-type="float" office:value="33" calcext:value-type="float">
            <text:p>33</text:p>
          </table:table-cell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office:value-type="float" office:value="147" calcext:value-type="float">
            <text:p>147</text:p>
          </table:table-cell>
          <table:table-cell office:value-type="float" office:value="30" calcext:value-type="float">
            <text:p>30</text:p>
          </table:table-cell>
          <table:table-cell office:value-type="float" office:value="17876180.2" calcext:value-type="float">
            <text:p>17876180,2</text:p>
          </table:table-cell>
          <table:table-cell office:value-type="float" office:value="17775" calcext:value-type="float">
            <text:p>17775</text:p>
          </table:table-cell>
          <table:table-cell office:value-type="float" office:value="312" calcext:value-type="float">
            <text:p>312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3.5" calcext:value-type="float">
            <text:p>13,5</text:p>
          </table:table-cell>
          <table:table-cell office:value-type="float" office:value="32.5" calcext:value-type="float">
            <text:p>32,5</text:p>
          </table:table-cell>
          <table:table-cell office:value-type="float" office:value="27.5" calcext:value-type="float">
            <text:p>27,5</text:p>
          </table:table-cell>
          <table:table-cell office:value-type="float" office:value="33.5" calcext:value-type="float">
            <text:p>33,5</text:p>
          </table:table-cell>
          <table:table-cell office:value-type="float" office:value="271" calcext:value-type="float">
            <text:p>271</text:p>
          </table:table-cell>
          <table:table-cell office:value-type="float" office:value="112" calcext:value-type="float">
            <text:p>112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RS3035RES1000mN2895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1103.5" calcext:value-type="float">
            <text:p>1103,5</text:p>
          </table:table-cell>
          <table:table-cell office:value-type="float" office:value="499" calcext:value-type="float">
            <text:p>499</text:p>
          </table:table-cell>
          <table:table-cell office:value-type="float" office:value="106" calcext:value-type="float">
            <text:p>106</text:p>
          </table:table-cell>
          <table:table-cell office:value-type="float" office:value="227" calcext:value-type="float">
            <text:p>227</text:p>
          </table:table-cell>
          <table:table-cell office:value-type="float" office:value="38" calcext:value-type="float">
            <text:p>38</text:p>
          </table:table-cell>
          <table:table-cell office:value-type="float" office:value="166" calcext:value-type="float">
            <text:p>166</text:p>
          </table:table-cell>
          <table:table-cell office:value-type="float" office:value="57" calcext:value-type="float">
            <text:p>57</text:p>
          </table:table-cell>
          <table:table-cell office:value-type="float" office:value="24861513.4" calcext:value-type="float">
            <text:p>24861513,4</text:p>
          </table:table-cell>
          <table:table-cell office:value-type="float" office:value="25850" calcext:value-type="float">
            <text:p>25850</text:p>
          </table:table-cell>
          <table:table-cell office:value-type="float" office:value="470" calcext:value-type="float">
            <text:p>470</text:p>
          </table:table-cell>
          <table:table-cell office:value-type="float" office:value="29" calcext:value-type="float">
            <text:p>29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82.5" calcext:value-type="float">
            <text:p>82,5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294" calcext:value-type="float">
            <text:p>294</text:p>
          </table:table-cell>
          <table:table-cell office:value-type="float" office:value="243" calcext:value-type="float">
            <text:p>243</text:p>
          </table:table-cell>
          <table:table-cell office:value-type="float" office:value="114" calcext:value-type="float">
            <text:p>114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CRS3035RES200mN28954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1035" calcext:value-type="float">
            <text:p>1035</text:p>
          </table:table-cell>
          <table:table-cell office:value-type="float" office:value="498" calcext:value-type="float">
            <text:p>498</text:p>
          </table:table-cell>
          <table:table-cell office:value-type="float" office:value="86" calcext:value-type="float">
            <text:p>86</text:p>
          </table:table-cell>
          <table:table-cell office:value-type="float" office:value="234" calcext:value-type="float">
            <text:p>234</text:p>
          </table:table-cell>
          <table:table-cell office:value-type="float" office:value="29" calcext:value-type="float">
            <text:p>29</text:p>
          </table:table-cell>
          <table:table-cell office:value-type="float" office:value="161" calcext:value-type="float">
            <text:p>161</text:p>
          </table:table-cell>
          <table:table-cell office:value-type="float" office:value="58" calcext:value-type="float">
            <text:p>58</text:p>
          </table:table-cell>
          <table:table-cell office:value-type="float" office:value="23225173.1" calcext:value-type="float">
            <text:p>23225173,1</text:p>
          </table:table-cell>
          <table:table-cell office:value-type="float" office:value="30048" calcext:value-type="float">
            <text:p>30048</text:p>
          </table:table-cell>
          <table:table-cell office:value-type="float" office:value="488" calcext:value-type="float">
            <text:p>488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56" calcext:value-type="float">
            <text:p>56</text:p>
          </table:table-cell>
          <table:table-cell office:value-type="float" office:value="266" calcext:value-type="float">
            <text:p>266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40" calcext:value-type="float">
            <text:p>40</text:p>
          </table:table-cell>
          <table:table-cell office:value-type="float" office:value="21.5" calcext:value-type="float">
            <text:p>21,5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63.5" calcext:value-type="float">
            <text:p>63,5</text:p>
          </table:table-cell>
          <table:table-cell office:value-type="float" office:value="205" calcext:value-type="float">
            <text:p>205</text:p>
          </table:table-cell>
          <table:table-cell office:value-type="float" office:value="211" calcext:value-type="float">
            <text:p>211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string" calcext:value-type="string">
            <text:p>CRS3035RES200mN2895400E376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629" calcext:value-type="float">
            <text:p>629</text:p>
          </table:table-cell>
          <table:table-cell office:value-type="float" office:value="317" calcext:value-type="float">
            <text:p>317</text:p>
          </table:table-cell>
          <table:table-cell office:value-type="float" office:value="68" calcext:value-type="float">
            <text:p>68</text:p>
          </table:table-cell>
          <table:table-cell office:value-type="float" office:value="158" calcext:value-type="float">
            <text:p>158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3028168.8" calcext:value-type="float">
            <text:p>13028168,8</text:p>
          </table:table-cell>
          <table:table-cell office:value-type="float" office:value="16804" calcext:value-type="float">
            <text:p>16804</text:p>
          </table:table-cell>
          <table:table-cell office:value-type="float" office:value="299" calcext:value-type="float">
            <text:p>299</text:p>
          </table:table-cell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27.5" calcext:value-type="float">
            <text:p>27,5</text:p>
          </table:table-cell>
          <table:table-cell office:value-type="float" office:value="10" calcext:value-type="float">
            <text:p>10</text:p>
          </table:table-cell>
          <table:table-cell office:value-type="float" office:value="30.5" calcext:value-type="float">
            <text:p>30,5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129" calcext:value-type="float">
            <text:p>129</text:p>
          </table:table-cell>
          <table:table-cell office:value-type="float" office:value="137" calcext:value-type="float">
            <text:p>13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string" calcext:value-type="string">
            <text:p>CRS3035RES200mN2895400E3760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755" calcext:value-type="float">
            <text:p>755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16081202.6" calcext:value-type="float">
            <text:p>16081202,6</text:p>
          </table:table-cell>
          <table:table-cell office:value-type="float" office:value="17008" calcext:value-type="float">
            <text:p>17008</text:p>
          </table:table-cell>
          <table:table-cell office:value-type="float" office:value="297" calcext:value-type="float">
            <text:p>297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office:value-type="float" office:value="29.5" calcext:value-type="float">
            <text:p>29,5</text:p>
          </table:table-cell>
          <table:table-cell office:value-type="float" office:value="70.5" calcext:value-type="float">
            <text:p>70,5</text:p>
          </table:table-cell>
          <table:table-cell office:value-type="float" office:value="72.5" calcext:value-type="float">
            <text:p>72,5</text:p>
          </table:table-cell>
          <table:table-cell office:value-type="float" office:value="48.5" calcext:value-type="float">
            <text:p>48,5</text:p>
          </table:table-cell>
          <table:table-cell office:value-type="float" office:value="195" calcext:value-type="float">
            <text:p>195</text:p>
          </table:table-cell>
          <table:table-cell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CRS3035RES200mN2895400E3760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347" calcext:value-type="float">
            <text:p>347</text:p>
          </table:table-cell>
          <table:table-cell office:value-type="float" office:value="133" calcext:value-type="float">
            <text:p>13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145431" calcext:value-type="float">
            <text:p>7145431</text:p>
          </table:table-cell>
          <table:table-cell office:value-type="float" office:value="7881" calcext:value-type="float">
            <text:p>7881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41.5" calcext:value-type="float">
            <text:p>41,5</text:p>
          </table:table-cell>
          <table:table-cell office:value-type="float" office:value="31.5" calcext:value-type="float">
            <text:p>31,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RS3035RES200mN2895400E3760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168" calcext:value-type="float">
            <text:p>16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868394.2" calcext:value-type="float">
            <text:p>2868394,2</text:p>
          </table:table-cell>
          <table:table-cell office:value-type="float" office:value="3339" calcext:value-type="float">
            <text:p>333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RS3035RES200mN2895400E3770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109300593007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24483" calcext:value-type="float">
            <text:p>924483</text:p>
          </table:table-cell>
          <table:table-cell office:value-type="float" office:value="1283" calcext:value-type="float">
            <text:p>128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RS3035RES1000mN2895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92.5" calcext:value-type="float">
            <text:p>92,5</text:p>
          </table:table-cell>
          <table:table-cell office:value-type="float" office:value="29.6" calcext:value-type="float">
            <text:p>29,6</text:p>
          </table:table-cell>
          <table:table-cell office:value-type="float" office:value="3.7" calcext:value-type="float">
            <text:p>3,7</text:p>
          </table:table-cell>
          <table:table-cell office:value-type="float" office:value="6.5" calcext:value-type="float">
            <text:p>6,5</text:p>
          </table:table-cell>
          <table:table-cell office:value-type="float" office:value="7.4" calcext:value-type="float">
            <text:p>7,4</text:p>
          </table:table-cell>
          <table:table-cell office:value-type="float" office:value="1.9" calcext:value-type="float">
            <text:p>1,9</text:p>
          </table:table-cell>
          <table:table-cell office:value-type="float" office:value="3.7" calcext:value-type="float">
            <text:p>3,7</text:p>
          </table:table-cell>
          <table:table-cell office:value-type="float" office:value="2044071.4" calcext:value-type="float">
            <text:p>2044071,4</text:p>
          </table:table-cell>
          <table:table-cell office:value-type="float" office:value="1829.7" calcext:value-type="float">
            <text:p>1829,7</text:p>
          </table:table-cell>
          <table:table-cell office:value-type="float" office:value="26.8" calcext:value-type="float">
            <text:p>26,8</text:p>
          </table:table-cell>
          <table:table-cell office:value-type="float" office:value="2.8" calcext:value-type="float">
            <text:p>2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6" calcext:value-type="float">
            <text:p>29,6</text:p>
          </table:table-cell>
          <table:table-cell office:value-type="float" office:value="0" calcext:value-type="float">
            <text:p>0</text:p>
          </table:table-cell>
          <table:table-cell office:value-type="float" office:value="26.8" calcext:value-type="float">
            <text:p>26,8</text:p>
          </table:table-cell>
          <table:table-cell office:value-type="float" office:value="6.5" calcext:value-type="float">
            <text:p>6,5</text:p>
          </table:table-cell>
          <table:table-cell office:value-type="float" office:value="7.9" calcext:value-type="float">
            <text:p>7,9</text:p>
          </table:table-cell>
          <table:table-cell office:value-type="float" office:value="5.1" calcext:value-type="float">
            <text:p>5,1</text:p>
          </table:table-cell>
          <table:table-cell office:value-type="float" office:value="14.8" calcext:value-type="float">
            <text:p>14,8</text:p>
          </table:table-cell>
          <table:table-cell office:value-type="float" office:value="2.8" calcext:value-type="float">
            <text:p>2,8</text:p>
          </table:table-cell>
          <table:table-cell office:value-type="float" office:value="25" calcext:value-type="float">
            <text:p>25</text:p>
          </table:table-cell>
          <table:table-cell office:value-type="float" office:value="20.3" calcext:value-type="float">
            <text:p>20,3</text:p>
          </table:table-cell>
          <table:table-cell table:number-columns-repeated="2" office:value-type="float" office:value="4.6" calcext:value-type="float">
            <text:p>4,6</text:p>
          </table:table-cell>
          <table:table-cell office:value-type="float" office:value="0.9" calcext:value-type="float">
            <text:p>0,9</text:p>
          </table:table-cell>
        </table:table-row>
        <table:table-row table:style-name="ro1" table:visibility="filter">
          <table:table-cell office:value-type="string" calcext:value-type="string">
            <text:p>CRS3035RES1000mN2895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287.5" calcext:value-type="float">
            <text:p>287,5</text:p>
          </table:table-cell>
          <table:table-cell office:value-type="float" office:value="134" calcext:value-type="float">
            <text:p>134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969940.9" calcext:value-type="float">
            <text:p>4969940,9</text:p>
          </table:table-cell>
          <table:table-cell office:value-type="float" office:value="6454" calcext:value-type="float">
            <text:p>6454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.5" calcext:value-type="float">
            <text:p>13,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5.5" calcext:value-type="float">
            <text:p>25,5</text:p>
          </table:table-cell>
          <table:table-cell office:value-type="float" office:value="12.5" calcext:value-type="float">
            <text:p>12,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RS3035RES200mN28956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88.5" calcext:value-type="float">
            <text:p>88,5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19954.4" calcext:value-type="float">
            <text:p>1819954,4</text:p>
          </table:table-cell>
          <table:table-cell office:value-type="float" office:value="2064" calcext:value-type="float">
            <text:p>206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RS3035RES200mN2895600E376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1270.5" calcext:value-type="float">
            <text:p>1270,5</text:p>
          </table:table-cell>
          <table:table-cell office:value-type="float" office:value="569" calcext:value-type="float">
            <text:p>569</text:p>
          </table:table-cell>
          <table:table-cell office:value-type="float" office:value="186" calcext:value-type="float">
            <text:p>186</text:p>
          </table:table-cell>
          <table:table-cell office:value-type="float" office:value="253" calcext:value-type="float">
            <text:p>25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20926432.3" calcext:value-type="float">
            <text:p>20926432,3</text:p>
          </table:table-cell>
          <table:table-cell office:value-type="float" office:value="27895" calcext:value-type="float">
            <text:p>27895</text:p>
          </table:table-cell>
          <table:table-cell office:value-type="float" office:value="563" calcext:value-type="float">
            <text:p>563</text:p>
          </table:table-cell>
          <table:table-cell office:value-type="float" office:value="6" calcext:value-type="float">
            <text:p>6</text:p>
          </table:table-cell>
          <table:table-cell office:value-type="float" office:value="317" calcext:value-type="float">
            <text:p>317</text:p>
          </table:table-cell>
          <table:table-cell office:value-type="float" office:value="108" calcext:value-type="float">
            <text:p>108</text:p>
          </table:table-cell>
          <table:table-cell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100.5" calcext:value-type="float">
            <text:p>100,5</text:p>
          </table:table-cell>
          <table:table-cell office:value-type="float" office:value="128" calcext:value-type="float">
            <text:p>128</text:p>
          </table:table-cell>
          <table:table-cell office:value-type="float" office:value="58" calcext:value-type="float">
            <text:p>58</text:p>
          </table:table-cell>
          <table:table-cell office:value-type="float" office:value="237" calcext:value-type="float">
            <text:p>237</text:p>
          </table:table-cell>
          <table:table-cell office:value-type="float" office:value="287" calcext:value-type="float">
            <text:p>287</text:p>
          </table:table-cell>
          <table:table-cell office:value-type="float" office:value="152" calcext:value-type="float">
            <text:p>152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CRS3035RES200mN2895600E3760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783.5" calcext:value-type="float">
            <text:p>783,5</text:p>
          </table:table-cell>
          <table:table-cell office:value-type="float" office:value="358" calcext:value-type="float">
            <text:p>358</text:p>
          </table:table-cell>
          <table:table-cell office:value-type="float" office:value="125" calcext:value-type="float">
            <text:p>125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13311067" calcext:value-type="float">
            <text:p>13311067</text:p>
          </table:table-cell>
          <table:table-cell office:value-type="float" office:value="18519" calcext:value-type="float">
            <text:p>18519</text:p>
          </table:table-cell>
          <table:table-cell office:value-type="float" office:value="335" calcext:value-type="float">
            <text:p>335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257" calcext:value-type="float">
            <text:p>25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54.5" calcext:value-type="float">
            <text:p>54,5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162" calcext:value-type="float">
            <text:p>162</text:p>
          </table:table-cell>
          <table:table-cell office:value-type="float" office:value="155" calcext:value-type="float">
            <text:p>155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string" calcext:value-type="string">
            <text:p>CRS3035RES200mN2895600E3760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171.5" calcext:value-type="float">
            <text:p>171,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733365.2" calcext:value-type="float">
            <text:p>3733365,2</text:p>
          </table:table-cell>
          <table:table-cell office:value-type="float" office:value="4191" calcext:value-type="float">
            <text:p>4191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.5" calcext:value-type="float">
            <text:p>13,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.5" calcext:value-type="float">
            <text:p>27,5</text:p>
          </table:table-cell>
          <table:table-cell office:value-type="float" office:value="14.5" calcext:value-type="float">
            <text:p>14,5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RS3035RES1000mN2895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271.5" calcext:value-type="float">
            <text:p>271,5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692798.9" calcext:value-type="float">
            <text:p>4692798,9</text:p>
          </table:table-cell>
          <table:table-cell office:value-type="float" office:value="5299" calcext:value-type="float">
            <text:p>5299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3.5" calcext:value-type="float">
            <text:p>23,5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RS3035RES1000mN2895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171.5" calcext:value-type="float">
            <text:p>171,5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813099.6" calcext:value-type="float">
            <text:p>2813099,6</text:p>
          </table:table-cell>
          <table:table-cell office:value-type="float" office:value="3562" calcext:value-type="float">
            <text:p>3562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9.5" calcext:value-type="float">
            <text:p>19,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RS3035RES1000mN2895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1150.5" calcext:value-type="float">
            <text:p>1150,5</text:p>
          </table:table-cell>
          <table:table-cell office:value-type="float" office:value="468" calcext:value-type="float">
            <text:p>468</text:p>
          </table:table-cell>
          <table:table-cell office:value-type="float" office:value="67" calcext:value-type="float">
            <text:p>67</text:p>
          </table:table-cell>
          <table:table-cell office:value-type="float" office:value="182" calcext:value-type="float">
            <text:p>182</text:p>
          </table:table-cell>
          <table:table-cell office:value-type="float" office:value="47" calcext:value-type="float">
            <text:p>47</text:p>
          </table:table-cell>
          <table:table-cell office:value-type="float" office:value="146" calcext:value-type="float">
            <text:p>146</text:p>
          </table:table-cell>
          <table:table-cell office:value-type="float" office:value="50" calcext:value-type="float">
            <text:p>50</text:p>
          </table:table-cell>
          <table:table-cell office:value-type="float" office:value="26889702.1" calcext:value-type="float">
            <text:p>26889702,1</text:p>
          </table:table-cell>
          <table:table-cell office:value-type="float" office:value="26666" calcext:value-type="float">
            <text:p>26666</text:p>
          </table:table-cell>
          <table:table-cell office:value-type="float" office:value="468" calcext:value-type="float">
            <text:p>4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15" calcext:value-type="float">
            <text:p>115</text:p>
          </table:table-cell>
          <table:table-cell office:value-type="float" office:value="49.5" calcext:value-type="float">
            <text:p>49,5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float" office:value="74" calcext:value-type="float">
            <text:p>74</text:p>
          </table:table-cell>
          <table:table-cell office:value-type="float" office:value="378" calcext:value-type="float">
            <text:p>378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RS3035RES1000mN2895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4960466.3" calcext:value-type="float">
            <text:p>4960466,3</text:p>
          </table:table-cell>
          <table:table-cell office:value-type="float" office:value="5066" calcext:value-type="float">
            <text:p>5066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24.5" calcext:value-type="float">
            <text:p>24,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RS3035RES200mN28958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941.5" calcext:value-type="float">
            <text:p>941,5</text:p>
          </table:table-cell>
          <table:table-cell office:value-type="float" office:value="456" calcext:value-type="float">
            <text:p>456</text:p>
          </table:table-cell>
          <table:table-cell office:value-type="float" office:value="115" calcext:value-type="float">
            <text:p>115</text:p>
          </table:table-cell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office:value-type="float" office:value="77" calcext:value-type="float">
            <text:p>77</text:p>
          </table:table-cell>
          <table:table-cell office:value-type="float" office:value="19857107.2" calcext:value-type="float">
            <text:p>19857107,2</text:p>
          </table:table-cell>
          <table:table-cell office:value-type="float" office:value="24524" calcext:value-type="float">
            <text:p>24524</text:p>
          </table:table-cell>
          <table:table-cell office:value-type="float" office:value="443" calcext:value-type="float">
            <text:p>443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179" calcext:value-type="float">
            <text:p>17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,5</text:p>
          </table:table-cell>
          <table:table-cell office:value-type="float" office:value="54" calcext:value-type="float">
            <text:p>54</text:p>
          </table:table-cell>
          <table:table-cell office:value-type="float" office:value="78.5" calcext:value-type="float">
            <text:p>78,5</text:p>
          </table:table-cell>
          <table:table-cell office:value-type="float" office:value="118.5" calcext:value-type="float">
            <text:p>118,5</text:p>
          </table:table-cell>
          <table:table-cell office:value-type="float" office:value="185" calcext:value-type="float">
            <text:p>185</text:p>
          </table:table-cell>
          <table:table-cell office:value-type="float" office:value="203" calcext:value-type="float">
            <text:p>203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string" calcext:value-type="string">
            <text:p>CRS3035RES200mN2895800E376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335.5" calcext:value-type="float">
            <text:p>335,5</text:p>
          </table:table-cell>
          <table:table-cell office:value-type="float" office:value="157" calcext:value-type="float">
            <text:p>157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7571180.6" calcext:value-type="float">
            <text:p>7571180,6</text:p>
          </table:table-cell>
          <table:table-cell office:value-type="float" office:value="7957" calcext:value-type="float">
            <text:p>7957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.5" calcext:value-type="float">
            <text:p>20,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CRS3035RES200mN2895800E3760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93066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17809.9" calcext:value-type="float">
            <text:p>717809,9</text:p>
          </table:table-cell>
          <table:table-cell office:value-type="float" office:value="743" calcext:value-type="float">
            <text:p>74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RS3035RES200mN2895800E3760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93066</text:p>
          </table:table-cell>
          <table:table-cell office:value-type="float" office:value="455" calcext:value-type="float">
            <text:p>455</text:p>
          </table:table-cell>
          <table:table-cell office:value-type="float" office:value="218" calcext:value-type="float">
            <text:p>218</text:p>
          </table:table-cell>
          <table:table-cell office:value-type="float" office:value="46" calcext:value-type="float">
            <text:p>46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0987366.8" calcext:value-type="float">
            <text:p>10987366,8</text:p>
          </table:table-cell>
          <table:table-cell office:value-type="float" office:value="11178" calcext:value-type="float">
            <text:p>11178</text:p>
          </table:table-cell>
          <table:table-cell office:value-type="float" office:value="194" calcext:value-type="float">
            <text:p>19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173" calcext:value-type="float">
            <text:p>173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RS3035RES200mN2895800E3760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93066</text:p>
          </table:table-cell>
          <table:table-cell office:value-type="float" office:value="885.5" calcext:value-type="float">
            <text:p>885,5</text:p>
          </table:table-cell>
          <table:table-cell office:value-type="float" office:value="357" calcext:value-type="float">
            <text:p>357</text:p>
          </table:table-cell>
          <table:table-cell office:value-type="float" office:value="93" calcext:value-type="float">
            <text:p>93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office:value-type="float" office:value="37" calcext:value-type="float">
            <text:p>37</text:p>
          </table:table-cell>
          <table:table-cell office:value-type="float" office:value="18128138.5" calcext:value-type="float">
            <text:p>18128138,5</text:p>
          </table:table-cell>
          <table:table-cell office:value-type="float" office:value="18674" calcext:value-type="float">
            <text:p>18674</text:p>
          </table:table-cell>
          <table:table-cell office:value-type="float" office:value="330" calcext:value-type="float">
            <text:p>330</text:p>
          </table:table-cell>
          <table:table-cell office:value-type="float" office:value="27" calcext:value-type="float">
            <text:p>27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5" calcext:value-type="float">
            <text:p>69,5</text:p>
          </table:table-cell>
          <table:table-cell office:value-type="float" office:value="37.5" calcext:value-type="float">
            <text:p>37,5</text:p>
          </table:table-cell>
          <table:table-cell office:value-type="float" office:value="65" calcext:value-type="float">
            <text:p>65</text:p>
          </table:table-cell>
          <table:table-cell office:value-type="float" office:value="75.5" calcext:value-type="float">
            <text:p>75,5</text:p>
          </table:table-cell>
          <table:table-cell office:value-type="float" office:value="50" calcext:value-type="float">
            <text:p>50</text:p>
          </table:table-cell>
          <table:table-cell office:value-type="float" office:value="285" calcext:value-type="float">
            <text:p>285</text:p>
          </table:table-cell>
          <table:table-cell office:value-type="float" office:value="183" calcext:value-type="float">
            <text:p>183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CRS3035RES1000mN2896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448" calcext:value-type="float">
            <text:p>448</text:p>
          </table:table-cell>
          <table:table-cell office:value-type="float" office:value="188" calcext:value-type="float">
            <text:p>188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11452579.2" calcext:value-type="float">
            <text:p>11452579,2</text:p>
          </table:table-cell>
          <table:table-cell office:value-type="float" office:value="11388" calcext:value-type="float">
            <text:p>11388</text:p>
          </table:table-cell>
          <table:table-cell office:value-type="float" office:value="188" calcext:value-type="float">
            <text:p>1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6.5" calcext:value-type="float">
            <text:p>56,5</text:p>
          </table:table-cell>
          <table:table-cell office:value-type="float" office:value="23.5" calcext:value-type="float">
            <text:p>23,5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84" calcext:value-type="float">
            <text:p>184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RS3035RES1000mN2896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1412.5" calcext:value-type="float">
            <text:p>1412,5</text:p>
          </table:table-cell>
          <table:table-cell office:value-type="float" office:value="537" calcext:value-type="float">
            <text:p>537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247" calcext:value-type="float">
            <text:p>247</text:p>
          </table:table-cell>
          <table:table-cell office:value-type="float" office:value="51" calcext:value-type="float">
            <text:p>51</text:p>
          </table:table-cell>
          <table:table-cell office:value-type="float" office:value="36352987.1" calcext:value-type="float">
            <text:p>36352987,1</text:p>
          </table:table-cell>
          <table:table-cell office:value-type="float" office:value="33831" calcext:value-type="float">
            <text:p>33831</text:p>
          </table:table-cell>
          <table:table-cell office:value-type="float" office:value="537" calcext:value-type="float">
            <text:p>5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174" calcext:value-type="float">
            <text:p>174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91.5" calcext:value-type="float">
            <text:p>91,5</text:p>
          </table:table-cell>
          <table:table-cell office:value-type="float" office:value="46" calcext:value-type="float">
            <text:p>46</text:p>
          </table:table-cell>
          <table:table-cell office:value-type="float" office:value="543" calcext:value-type="float">
            <text:p>543</text:p>
          </table:table-cell>
          <table:table-cell office:value-type="float" office:value="257" calcext:value-type="float">
            <text:p>257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RS3035RES1000mN2896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389.5" calcext:value-type="float">
            <text:p>389,5</text:p>
          </table:table-cell>
          <table:table-cell office:value-type="float" office:value="139" calcext:value-type="float">
            <text:p>139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0471392.1" calcext:value-type="float">
            <text:p>10471392,1</text:p>
          </table:table-cell>
          <table:table-cell office:value-type="float" office:value="9602" calcext:value-type="float">
            <text:p>9602</text:p>
          </table:table-cell>
          <table:table-cell office:value-type="float" office:value="139" calcext:value-type="float">
            <text:p>1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0.5" calcext:value-type="float">
            <text:p>50,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2.5" calcext:value-type="float">
            <text:p>22,5</text:p>
          </table:table-cell>
          <table:table-cell office:value-type="float" office:value="19.5" calcext:value-type="float">
            <text:p>19,5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RS3035RES1000mN2896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584" calcext:value-type="float">
            <text:p>584</text:p>
          </table:table-cell>
          <table:table-cell office:value-type="float" office:value="193" calcext:value-type="float">
            <text:p>193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0847104.6" calcext:value-type="float">
            <text:p>10847104,6</text:p>
          </table:table-cell>
          <table:table-cell office:value-type="float" office:value="12488" calcext:value-type="float">
            <text:p>12488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47" calcext:value-type="float">
            <text:p>47</text:p>
          </table:table-cell>
          <table:table-cell office:value-type="float" office:value="19.5" calcext:value-type="float">
            <text:p>19,5</text:p>
          </table:table-cell>
          <table:table-cell office:value-type="float" office:value="58.5" calcext:value-type="float">
            <text:p>58,5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RS3035RES1000mN2896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743.5" calcext:value-type="float">
            <text:p>743,5</text:p>
          </table:table-cell>
          <table:table-cell office:value-type="float" office:value="328" calcext:value-type="float">
            <text:p>328</text:p>
          </table:table-cell>
          <table:table-cell office:value-type="float" office:value="57" calcext:value-type="float">
            <text:p>57</text:p>
          </table:table-cell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16039059.5" calcext:value-type="float">
            <text:p>16039059,5</text:p>
          </table:table-cell>
          <table:table-cell office:value-type="float" office:value="19789" calcext:value-type="float">
            <text:p>19789</text:p>
          </table:table-cell>
          <table:table-cell office:value-type="float" office:value="305" calcext:value-type="float">
            <text:p>305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45" calcext:value-type="float">
            <text:p>45</text:p>
          </table:table-cell>
          <table:table-cell office:value-type="float" office:value="17.5" calcext:value-type="float">
            <text:p>17,5</text:p>
          </table:table-cell>
          <table:table-cell office:value-type="float" office:value="41.5" calcext:value-type="float">
            <text:p>41,5</text:p>
          </table:table-cell>
          <table:table-cell office:value-type="float" office:value="70.5" calcext:value-type="float">
            <text:p>70,5</text:p>
          </table:table-cell>
          <table:table-cell office:value-type="float" office:value="52" calcext:value-type="float">
            <text:p>52</text:p>
          </table:table-cell>
          <table:table-cell office:value-type="float" office:value="135" calcext:value-type="float">
            <text:p>135</text:p>
          </table:table-cell>
          <table:table-cell office:value-type="float" office:value="191" calcext:value-type="float">
            <text:p>191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CRS3035RES1000mN2896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93066</text:p>
          </table:table-cell>
          <table:table-cell office:value-type="float" office:value="1048.5" calcext:value-type="float">
            <text:p>1048,5</text:p>
          </table:table-cell>
          <table:table-cell office:value-type="float" office:value="469" calcext:value-type="float">
            <text:p>469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office:value-type="float" office:value="44" calcext:value-type="float">
            <text:p>44</text:p>
          </table:table-cell>
          <table:table-cell office:value-type="float" office:value="177" calcext:value-type="float">
            <text:p>177</text:p>
          </table:table-cell>
          <table:table-cell office:value-type="float" office:value="51" calcext:value-type="float">
            <text:p>51</text:p>
          </table:table-cell>
          <table:table-cell office:value-type="float" office:value="23360445.4" calcext:value-type="float">
            <text:p>23360445,4</text:p>
          </table:table-cell>
          <table:table-cell office:value-type="float" office:value="25115" calcext:value-type="float">
            <text:p>25115</text:p>
          </table:table-cell>
          <table:table-cell office:value-type="float" office:value="415" calcext:value-type="float">
            <text:p>415</text:p>
          </table:table-cell>
          <table:table-cell office:value-type="float" office:value="54" calcext:value-type="float">
            <text:p>54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35.5" calcext:value-type="float">
            <text:p>35,5</text:p>
          </table:table-cell>
          <table:table-cell office:value-type="float" office:value="69.5" calcext:value-type="float">
            <text:p>69,5</text:p>
          </table:table-cell>
          <table:table-cell office:value-type="float" office:value="75.5" calcext:value-type="float">
            <text:p>75,5</text:p>
          </table:table-cell>
          <table:table-cell office:value-type="float" office:value="59" calcext:value-type="float">
            <text:p>59</text:p>
          </table:table-cell>
          <table:table-cell office:value-type="float" office:value="317" calcext:value-type="float">
            <text:p>317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CRS3035RES1000mN2896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1979" calcext:value-type="float">
            <text:p>1979</text:p>
          </table:table-cell>
          <table:table-cell office:value-type="float" office:value="755" calcext:value-type="float">
            <text:p>755</text:p>
          </table:table-cell>
          <table:table-cell office:value-type="float" office:value="214" calcext:value-type="float">
            <text:p>214</text:p>
          </table:table-cell>
          <table:table-cell office:value-type="float" office:value="234" calcext:value-type="float">
            <text:p>234</text:p>
          </table:table-cell>
          <table:table-cell office:value-type="float" office:value="113" calcext:value-type="float">
            <text:p>113</text:p>
          </table:table-cell>
          <table:table-cell office:value-type="float" office:value="45" calcext:value-type="float">
            <text:p>45</text:p>
          </table:table-cell>
          <table:table-cell office:value-type="float" office:value="162" calcext:value-type="float">
            <text:p>162</text:p>
          </table:table-cell>
          <table:table-cell office:value-type="float" office:value="32590638.2" calcext:value-type="float">
            <text:p>32590638,2</text:p>
          </table:table-cell>
          <table:table-cell office:value-type="float" office:value="48406" calcext:value-type="float">
            <text:p>48406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25" calcext:value-type="float">
            <text:p>225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105.5" calcext:value-type="float">
            <text:p>105,5</text:p>
          </table:table-cell>
          <table:table-cell office:value-type="float" office:value="51.5" calcext:value-type="float">
            <text:p>51,5</text:p>
          </table:table-cell>
          <table:table-cell office:value-type="float" office:value="161" calcext:value-type="float">
            <text:p>161</text:p>
          </table:table-cell>
          <table:table-cell office:value-type="float" office:value="240" calcext:value-type="float">
            <text:p>240</text:p>
          </table:table-cell>
          <table:table-cell office:value-type="float" office:value="133" calcext:value-type="float">
            <text:p>133</text:p>
          </table:table-cell>
          <table:table-cell office:value-type="float" office:value="297" calcext:value-type="float">
            <text:p>297</text:p>
          </table:table-cell>
          <table:table-cell office:value-type="float" office:value="358" calcext:value-type="float">
            <text:p>358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99" calcext:value-type="float">
            <text:p>99</text:p>
          </table:table-cell>
        </table:table-row>
        <table:table-row table:style-name="ro1" table:visibility="filter">
          <table:table-cell office:value-type="string" calcext:value-type="string">
            <text:p>CRS3035RES1000mN2896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289.5" calcext:value-type="float">
            <text:p>289,5</text:p>
          </table:table-cell>
          <table:table-cell office:value-type="float" office:value="151" calcext:value-type="float">
            <text:p>151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7033057.5" calcext:value-type="float">
            <text:p>7033057,5</text:p>
          </table:table-cell>
          <table:table-cell office:value-type="float" office:value="8498" calcext:value-type="float">
            <text:p>8498</text:p>
          </table:table-cell>
          <table:table-cell office:value-type="float" office:value="132" calcext:value-type="float">
            <text:p>132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4.5" calcext:value-type="float">
            <text:p>14,5</text:p>
          </table:table-cell>
          <table:table-cell office:value-type="float" office:value="22.5" calcext:value-type="float">
            <text:p>22,5</text:p>
          </table:table-cell>
          <table:table-cell office:value-type="float" office:value="23.5" calcext:value-type="float">
            <text:p>23,5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CRS3035RES1000mN2896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1036.5" calcext:value-type="float">
            <text:p>1036,5</text:p>
          </table:table-cell>
          <table:table-cell office:value-type="float" office:value="374" calcext:value-type="float">
            <text:p>374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19200144" calcext:value-type="float">
            <text:p>19200144</text:p>
          </table:table-cell>
          <table:table-cell office:value-type="float" office:value="25844" calcext:value-type="float">
            <text:p>25844</text:p>
          </table:table-cell>
          <table:table-cell office:value-type="float" office:value="350" calcext:value-type="float">
            <text:p>350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56.5" calcext:value-type="float">
            <text:p>56,5</text:p>
          </table:table-cell>
          <table:table-cell office:value-type="float" office:value="28.5" calcext:value-type="float">
            <text:p>28,5</text:p>
          </table:table-cell>
          <table:table-cell office:value-type="float" office:value="89.5" calcext:value-type="float">
            <text:p>89,5</text:p>
          </table:table-cell>
          <table:table-cell office:value-type="float" office:value="106" calcext:value-type="float">
            <text:p>106</text:p>
          </table:table-cell>
          <table:table-cell office:value-type="float" office:value="72" calcext:value-type="float">
            <text:p>72</text:p>
          </table:table-cell>
          <table:table-cell office:value-type="float" office:value="188" calcext:value-type="float">
            <text:p>188</text:p>
          </table:table-cell>
          <table:table-cell office:value-type="float" office:value="220" calcext:value-type="float">
            <text:p>220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string" calcext:value-type="string">
            <text:p>CRS3035RES1000mN2896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93039</text:p>
          </table:table-cell>
          <table:table-cell office:value-type="float" office:value="584.5" calcext:value-type="float">
            <text:p>584,5</text:p>
          </table:table-cell>
          <table:table-cell office:value-type="float" office:value="299" calcext:value-type="float">
            <text:p>299</text:p>
          </table:table-cell>
          <table:table-cell office:value-type="float" office:value="129" calcext:value-type="float">
            <text:p>129</text:p>
          </table:table-cell>
          <table:table-cell office:value-type="float" office:value="160" calcext:value-type="float">
            <text:p>16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8963877.2" calcext:value-type="float">
            <text:p>8963877,2</text:p>
          </table:table-cell>
          <table:table-cell office:value-type="float" office:value="12649" calcext:value-type="float">
            <text:p>12649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26" calcext:value-type="float">
            <text:p>12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1.5" calcext:value-type="float">
            <text:p>31,5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CRS3035RES1000mN2896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626.5" calcext:value-type="float">
            <text:p>626,5</text:p>
          </table:table-cell>
          <table:table-cell office:value-type="float" office:value="277" calcext:value-type="float">
            <text:p>277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11334656.2" calcext:value-type="float">
            <text:p>11334656,2</text:p>
          </table:table-cell>
          <table:table-cell office:value-type="float" office:value="15956" calcext:value-type="float">
            <text:p>15956</text:p>
          </table:table-cell>
          <table:table-cell office:value-type="float" office:value="258" calcext:value-type="float">
            <text:p>258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50.5" calcext:value-type="float">
            <text:p>50,5</text:p>
          </table:table-cell>
          <table:table-cell office:value-type="float" office:value="112" calcext:value-type="float">
            <text:p>112</text:p>
          </table:table-cell>
          <table:table-cell office:value-type="float" office:value="131" calcext:value-type="float">
            <text:p>131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CRS3035RES1000mN2896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46483.3" calcext:value-type="float">
            <text:p>946483,3</text:p>
          </table:table-cell>
          <table:table-cell office:value-type="float" office:value="1448" calcext:value-type="float">
            <text:p>144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RS3035RES1000mN2896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93066</text:p>
          </table:table-cell>
          <table:table-cell office:value-type="float" office:value="183" calcext:value-type="float">
            <text:p>183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4741367.7" calcext:value-type="float">
            <text:p>4741367,7</text:p>
          </table:table-cell>
          <table:table-cell office:value-type="float" office:value="5045" calcext:value-type="float">
            <text:p>504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RS3035RES1000mN2896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93039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2830.3" calcext:value-type="float">
            <text:p>52830,3</text:p>
          </table:table-cell>
          <table:table-cell office:value-type="float" office:value="49.8" calcext:value-type="float">
            <text:p>49,8</text:p>
          </table:table-cell>
          <table:table-cell office:value-type="float" office:value="1.1" calcext:value-type="float">
            <text:p>1,1</text:p>
          </table:table-cell>
          <table:table-cell office:value-type="float" office:value="0.1" calcext:value-type="float">
            <text:p>0,1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RS3035RES1000mN2896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7093066</text:p>
          </table:table-cell>
          <table:table-cell office:value-type="float" office:value="17" calcext:value-type="float">
            <text:p>17</text:p>
          </table:table-cell>
          <table:table-cell office:value-type="float" office:value="6.7" calcext:value-type="float">
            <text:p>6,7</text:p>
          </table:table-cell>
          <table:table-cell office:value-type="float" office:value="3.7" calcext:value-type="float">
            <text:p>3,7</text:p>
          </table:table-cell>
          <table:table-cell office:value-type="float" office:value="3.3" calcext:value-type="float">
            <text:p>3,3</text:p>
          </table:table-cell>
          <table:table-cell office:value-type="float" office:value="1.3" calcext:value-type="float">
            <text:p>1,3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299371.8" calcext:value-type="float">
            <text:p>299371,8</text:p>
          </table:table-cell>
          <table:table-cell office:value-type="float" office:value="282" calcext:value-type="float">
            <text:p>282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office:value-type="float" office:value="6.3" calcext:value-type="float">
            <text:p>6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.3" calcext:value-type="float">
            <text:p>1,3</text:p>
          </table:table-cell>
          <table:table-cell office:value-type="float" office:value="1.7" calcext:value-type="float">
            <text:p>1,7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,3</text:p>
          </table:table-cell>
          <table:table-cell office:value-type="float" office:value="2.3" calcext:value-type="float">
            <text:p>2,3</text:p>
          </table:table-cell>
          <table:table-cell office:value-type="float" office:value="1.7" calcext:value-type="float">
            <text:p>1,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RS3035RES1000mN2899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306693039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54340" calcext:value-type="float">
            <text:p>54340</text:p>
          </table:table-cell>
          <table:table-cell office:value-type="float" office:value="57.8" calcext:value-type="float">
            <text:p>57,8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RS3035RES1000mN2899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303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7170" calcext:value-type="float">
            <text:p>27170</text:p>
          </table:table-cell>
          <table:table-cell office:value-type="float" office:value="28.9" calcext:value-type="float">
            <text:p>28,9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RS3035RES1000mN2899000E376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307993066</text:p>
          </table:table-cell>
          <table:table-cell office:value-type="float" office:value="32" calcext:value-type="float">
            <text:p>32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,6</text:p>
          </table:table-cell>
          <table:table-cell office:value-type="float" office:value="2.8" calcext:value-type="float">
            <text:p>2,8</text:p>
          </table:table-cell>
          <table:table-cell office:value-type="float" office:value="5.6" calcext:value-type="float">
            <text:p>5,6</text:p>
          </table:table-cell>
          <table:table-cell office:value-type="float" office:value="2" calcext:value-type="float">
            <text:p>2</text:p>
          </table:table-cell>
          <table:table-cell office:value-type="float" office:value="650894" calcext:value-type="float">
            <text:p>650894</text:p>
          </table:table-cell>
          <table:table-cell office:value-type="float" office:value="799.8" calcext:value-type="float">
            <text:p>799,8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2.8" calcext:value-type="float">
            <text:p>2,8</text:p>
          </table:table-cell>
          <table:table-cell office:value-type="float" office:value="6.5" calcext:value-type="float">
            <text:p>6,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3.4" calcext:value-type="float">
            <text:p>3,4</text:p>
          </table:table-cell>
          <table:table-cell office:value-type="float" office:value="1.6" calcext:value-type="float">
            <text:p>1,6</text:p>
          </table:table-cell>
          <table:table-cell office:value-type="float" office:value="7.7" calcext:value-type="float">
            <text:p>7,7</text:p>
          </table:table-cell>
          <table:table-cell office:value-type="float" office:value="5.3" calcext:value-type="float">
            <text:p>5,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</table:table-row>
        <table:table-row table:style-name="ro1" table:visibility="filter">
          <table:table-cell office:value-type="string" calcext:value-type="string">
            <text:p>CRS3035RES1000mN2899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3039</text:p>
          </table:table-cell>
          <table:table-cell office:value-type="float" office:value="39.5" calcext:value-type="float">
            <text:p>39,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48240.6" calcext:value-type="float">
            <text:p>948240,6</text:p>
          </table:table-cell>
          <table:table-cell office:value-type="float" office:value="1486" calcext:value-type="float">
            <text:p>148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RS3035RES1000mN2899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431" calcext:value-type="float">
            <text:p>431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8025719.6" calcext:value-type="float">
            <text:p>8025719,6</text:p>
          </table:table-cell>
          <table:table-cell office:value-type="float" office:value="9424" calcext:value-type="float">
            <text:p>9424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,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51.5" calcext:value-type="float">
            <text:p>51,5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RS3035RES1000mN2899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7570.9" calcext:value-type="float">
            <text:p>357570,9</text:p>
          </table:table-cell>
          <table:table-cell office:value-type="float" office:value="380" calcext:value-type="float">
            <text:p>38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RS3035RES1000mN2899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3066</text:p>
          </table:table-cell>
          <table:table-cell office:value-type="float" office:value="352" calcext:value-type="float">
            <text:p>352</text:p>
          </table:table-cell>
          <table:table-cell office:value-type="float" office:value="135" calcext:value-type="float">
            <text:p>1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6608432.7" calcext:value-type="float">
            <text:p>6608432,7</text:p>
          </table:table-cell>
          <table:table-cell office:value-type="float" office:value="7663" calcext:value-type="float">
            <text:p>7663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13" calcext:value-type="float">
            <text:p>1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2.5" calcext:value-type="float">
            <text:p>32,5</text:p>
          </table:table-cell>
          <table:table-cell office:value-type="float" office:value="34.5" calcext:value-type="float">
            <text:p>34,5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CRS3035RES1000mN2899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3066</text:p>
          </table:table-cell>
          <table:table-cell office:value-type="float" office:value="148.5" calcext:value-type="float">
            <text:p>148,5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596086.7" calcext:value-type="float">
            <text:p>3596086,7</text:p>
          </table:table-cell>
          <table:table-cell office:value-type="float" office:value="4826" calcext:value-type="float">
            <text:p>4826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,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CRS3035RES1000mN2899000E376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307993066</text:p>
          </table:table-cell>
          <table:table-cell office:value-type="float" office:value="30" calcext:value-type="float">
            <text:p>30</text:p>
          </table:table-cell>
          <table:table-cell office:value-type="float" office:value="9.8" calcext:value-type="float">
            <text:p>9,8</text:p>
          </table:table-cell>
          <table:table-cell office:value-type="float" office:value="1.9" calcext:value-type="float">
            <text:p>1,9</text:p>
          </table:table-cell>
          <table:table-cell office:value-type="float" office:value="1.5" calcext:value-type="float">
            <text:p>1,5</text:p>
          </table:table-cell>
          <table:table-cell office:value-type="float" office:value="2.6" calcext:value-type="float">
            <text:p>2,6</text:p>
          </table:table-cell>
          <table:table-cell office:value-type="float" office:value="5.3" calcext:value-type="float">
            <text:p>5,3</text:p>
          </table:table-cell>
          <table:table-cell office:value-type="float" office:value="1.9" calcext:value-type="float">
            <text:p>1,9</text:p>
          </table:table-cell>
          <table:table-cell office:value-type="float" office:value="610213.1" calcext:value-type="float">
            <text:p>610213,1</text:p>
          </table:table-cell>
          <table:table-cell office:value-type="float" office:value="749.8" calcext:value-type="float">
            <text:p>749,8</text:p>
          </table:table-cell>
          <table:table-cell office:value-type="float" office:value="3.8" calcext:value-type="float">
            <text:p>3,8</text:p>
          </table:table-cell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,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0.7" calcext:value-type="float">
            <text:p>0,7</text:p>
          </table:table-cell>
          <table:table-cell office:value-type="float" office:value="1.5" calcext:value-type="float">
            <text:p>1,5</text:p>
          </table:table-cell>
          <table:table-cell office:value-type="float" office:value="3.2" calcext:value-type="float">
            <text:p>3,2</text:p>
          </table:table-cell>
          <table:table-cell office:value-type="float" office:value="1.5" calcext:value-type="float">
            <text:p>1,5</text:p>
          </table:table-cell>
          <table:table-cell office:value-type="float" office:value="7.2" calcext:value-type="float">
            <text:p>7,2</text:p>
          </table:table-cell>
          <table:table-cell office:value-type="float" office:value="4.9" calcext:value-type="float">
            <text:p>4,9</text:p>
          </table:table-cell>
          <table:table-cell table:number-columns-repeated="2" office:value-type="float" office:value="3.8" calcext:value-type="float">
            <text:p>3,8</text:p>
          </table:table-cell>
          <table:table-cell office:value-type="float" office:value="0.8" calcext:value-type="float">
            <text:p>0,8</text:p>
          </table:table-cell>
        </table:table-row>
        <table:table-row table:style-name="ro1" table:visibility="filter">
          <table:table-cell office:value-type="string" calcext:value-type="string">
            <text:p>CRS3035RES1000mN2899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3039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765346.1" calcext:value-type="float">
            <text:p>1765346,1</text:p>
          </table:table-cell>
          <table:table-cell office:value-type="float" office:value="2277" calcext:value-type="float">
            <text:p>227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5.5" calcext:value-type="float">
            <text:p>5,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RS3035RES1000mN2899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3039</text:p>
          </table:table-cell>
          <table:table-cell office:value-type="float" office:value="462.5" calcext:value-type="float">
            <text:p>462,5</text:p>
          </table:table-cell>
          <table:table-cell office:value-type="float" office:value="175" calcext:value-type="float">
            <text:p>175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8805306.2" calcext:value-type="float">
            <text:p>8805306,2</text:p>
          </table:table-cell>
          <table:table-cell office:value-type="float" office:value="11447" calcext:value-type="float">
            <text:p>11447</text:p>
          </table:table-cell>
          <table:table-cell office:value-type="float" office:value="127" calcext:value-type="float">
            <text:p>127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8.5" calcext:value-type="float">
            <text:p>38,5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CRS3035RES1000mN2899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674" calcext:value-type="float">
            <text:p>674</text:p>
          </table:table-cell>
          <table:table-cell office:value-type="float" office:value="264" calcext:value-type="float">
            <text:p>264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156" calcext:value-type="float">
            <text:p>156</text:p>
          </table:table-cell>
          <table:table-cell office:value-type="float" office:value="31" calcext:value-type="float">
            <text:p>31</text:p>
          </table:table-cell>
          <table:table-cell office:value-type="float" office:value="11973126.3" calcext:value-type="float">
            <text:p>11973126,3</text:p>
          </table:table-cell>
          <table:table-cell office:value-type="float" office:value="15135" calcext:value-type="float">
            <text:p>15135</text:p>
          </table:table-cell>
          <table:table-cell office:value-type="float" office:value="196" calcext:value-type="float">
            <text:p>196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61.5" calcext:value-type="float">
            <text:p>61,5</text:p>
          </table:table-cell>
          <table:table-cell office:value-type="float" office:value="57" calcext:value-type="float">
            <text:p>57</text:p>
          </table:table-cell>
          <table:table-cell office:value-type="float" office:value="22.5" calcext:value-type="float">
            <text:p>22,5</text:p>
          </table:table-cell>
          <table:table-cell office:value-type="float" office:value="177" calcext:value-type="float">
            <text:p>177</text:p>
          </table:table-cell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CRS3035RES1000mN2899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576" calcext:value-type="float">
            <text:p>576</text:p>
          </table:table-cell>
          <table:table-cell office:value-type="float" office:value="232" calcext:value-type="float">
            <text:p>232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  <table:table-cell office:value-type="float" office:value="25" calcext:value-type="float">
            <text:p>25</text:p>
          </table:table-cell>
          <table:table-cell office:value-type="float" office:value="10395947.4" calcext:value-type="float">
            <text:p>10395947,4</text:p>
          </table:table-cell>
          <table:table-cell office:value-type="float" office:value="12877" calcext:value-type="float">
            <text:p>12877</text:p>
          </table:table-cell>
          <table:table-cell office:value-type="float" office:value="186" calcext:value-type="float">
            <text:p>186</text:p>
          </table:table-cell>
          <table:table-cell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167" calcext:value-type="float">
            <text:p>167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RS3035RES1000mN2899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82434.1" calcext:value-type="float">
            <text:p>982434,1</text:p>
          </table:table-cell>
          <table:table-cell office:value-type="float" office:value="1099" calcext:value-type="float">
            <text:p>109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RS3035RES1000mN2899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392.5" calcext:value-type="float">
            <text:p>392,5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7874179.9" calcext:value-type="float">
            <text:p>7874179,9</text:p>
          </table:table-cell>
          <table:table-cell office:value-type="float" office:value="9595" calcext:value-type="float">
            <text:p>9595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.5" calcext:value-type="float">
            <text:p>8,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CRS3035RES1000mN2899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3079</text:p>
          </table:table-cell>
          <table:table-cell office:value-type="float" office:value="351" calcext:value-type="float">
            <text:p>351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7668987.2" calcext:value-type="float">
            <text:p>7668987,2</text:p>
          </table:table-cell>
          <table:table-cell office:value-type="float" office:value="9210" calcext:value-type="float">
            <text:p>92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CRS3035RES1000mN2900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111" calcext:value-type="float">
            <text:p>111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57713.8" calcext:value-type="float">
            <text:p>2057713,8</text:p>
          </table:table-cell>
          <table:table-cell office:value-type="float" office:value="2577" calcext:value-type="float">
            <text:p>257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RS3035RES1000mN2900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597.5" calcext:value-type="float">
            <text:p>597,5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10089860" calcext:value-type="float">
            <text:p>10089860</text:p>
          </table:table-cell>
          <table:table-cell office:value-type="float" office:value="13785" calcext:value-type="float">
            <text:p>13785</text:p>
          </table:table-cell>
          <table:table-cell office:value-type="float" office:value="167" calcext:value-type="float">
            <text:p>167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0.5" calcext:value-type="float">
            <text:p>50,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138" calcext:value-type="float">
            <text:p>138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CRS3035RES1000mN2900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585.5" calcext:value-type="float">
            <text:p>585,5</text:p>
          </table:table-cell>
          <table:table-cell office:value-type="float" office:value="188" calcext:value-type="float">
            <text:p>188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10336179.7" calcext:value-type="float">
            <text:p>10336179,7</text:p>
          </table:table-cell>
          <table:table-cell office:value-type="float" office:value="12173" calcext:value-type="float">
            <text:p>12173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9.5" calcext:value-type="float">
            <text:p>49,5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CRS3035RES1000mN2900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593.5" calcext:value-type="float">
            <text:p>593,5</text:p>
          </table:table-cell>
          <table:table-cell office:value-type="float" office:value="202" calcext:value-type="float">
            <text:p>202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113" calcext:value-type="float">
            <text:p>113</text:p>
          </table:table-cell>
          <table:table-cell office:value-type="float" office:value="28" calcext:value-type="float">
            <text:p>28</text:p>
          </table:table-cell>
          <table:table-cell office:value-type="float" office:value="10042550.4" calcext:value-type="float">
            <text:p>10042550,4</text:p>
          </table:table-cell>
          <table:table-cell office:value-type="float" office:value="11707" calcext:value-type="float">
            <text:p>11707</text:p>
          </table:table-cell>
          <table:table-cell office:value-type="float" office:value="130" calcext:value-type="float">
            <text:p>130</text:p>
          </table:table-cell>
          <table:table-cell office:value-type="float" office:value="72" calcext:value-type="float">
            <text:p>72</text:p>
          </table:table-cell>
          <table:table-cell office:value-type="float" office:value="132" calcext:value-type="float">
            <text:p>13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65.5" calcext:value-type="float">
            <text:p>65,5</text:p>
          </table:table-cell>
          <table:table-cell office:value-type="float" office:value="45" calcext:value-type="float">
            <text:p>45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CRS3035RES1000mN2900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450" calcext:value-type="float">
            <text:p>450</text:p>
          </table:table-cell>
          <table:table-cell office:value-type="float" office:value="164" calcext:value-type="float">
            <text:p>16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23" calcext:value-type="float">
            <text:p>23</text:p>
          </table:table-cell>
          <table:table-cell office:value-type="float" office:value="9267393.2" calcext:value-type="float">
            <text:p>9267393,2</text:p>
          </table:table-cell>
          <table:table-cell office:value-type="float" office:value="11485" calcext:value-type="float">
            <text:p>11485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CRS3035RES1000mN2900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533.5" calcext:value-type="float">
            <text:p>533,5</text:p>
          </table:table-cell>
          <table:table-cell office:value-type="float" office:value="201" calcext:value-type="float">
            <text:p>201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9158503.2" calcext:value-type="float">
            <text:p>9158503,2</text:p>
          </table:table-cell>
          <table:table-cell office:value-type="float" office:value="13242" calcext:value-type="float">
            <text:p>13242</text:p>
          </table:table-cell>
          <table:table-cell office:value-type="float" office:value="165" calcext:value-type="float">
            <text:p>16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9" calcext:value-type="float">
            <text:p>29</text:p>
          </table:table-cell>
          <table:table-cell office:value-type="float" office:value="10.5" calcext:value-type="float">
            <text:p>10,5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CRS3035RES1000mN2900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158" calcext:value-type="float">
            <text:p>15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271682.6" calcext:value-type="float">
            <text:p>3271682,6</text:p>
          </table:table-cell>
          <table:table-cell office:value-type="float" office:value="3674" calcext:value-type="float">
            <text:p>367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RS3035RES1000mN2900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3039</text:p>
          </table:table-cell>
          <table:table-cell office:value-type="float" office:value="443" calcext:value-type="float">
            <text:p>443</text:p>
          </table:table-cell>
          <table:table-cell office:value-type="float" office:value="146" calcext:value-type="float">
            <text:p>14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7910696" calcext:value-type="float">
            <text:p>7910696</text:p>
          </table:table-cell>
          <table:table-cell office:value-type="float" office:value="10740" calcext:value-type="float">
            <text:p>10740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7.5" calcext:value-type="float">
            <text:p>47,5</text:p>
          </table:table-cell>
          <table:table-cell office:value-type="float" office:value="59.5" calcext:value-type="float">
            <text:p>59,5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107" calcext:value-type="float">
            <text:p>107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RS3035RES1000mN2900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847" calcext:value-type="float">
            <text:p>847</text:p>
          </table:table-cell>
          <table:table-cell office:value-type="float" office:value="324" calcext:value-type="float">
            <text:p>324</text:p>
          </table:table-cell>
          <table:table-cell office:value-type="float" office:value="63" calcext:value-type="float">
            <text:p>63</text:p>
          </table:table-cell>
          <table:table-cell office:value-type="float" office:value="116" calcext:value-type="float">
            <text:p>116</text:p>
          </table:table-cell>
          <table:table-cell office:value-type="float" office:value="52" calcext:value-type="float">
            <text:p>52</text:p>
          </table:table-cell>
          <table:table-cell office:value-type="float" office:value="105" calcext:value-type="float">
            <text:p>105</text:p>
          </table:table-cell>
          <table:table-cell office:value-type="float" office:value="47" calcext:value-type="float">
            <text:p>47</text:p>
          </table:table-cell>
          <table:table-cell office:value-type="float" office:value="16362051.9" calcext:value-type="float">
            <text:p>16362051,9</text:p>
          </table:table-cell>
          <table:table-cell office:value-type="float" office:value="21893" calcext:value-type="float">
            <text:p>21893</text:p>
          </table:table-cell>
          <table:table-cell office:value-type="float" office:value="324" calcext:value-type="float">
            <text:p>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67" calcext:value-type="float">
            <text:p>167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CRS3035RES1000mN2900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476" calcext:value-type="float">
            <text:p>476</text:p>
          </table:table-cell>
          <table:table-cell office:value-type="float" office:value="220" calcext:value-type="float">
            <text:p>220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10043711.7" calcext:value-type="float">
            <text:p>10043711,7</text:p>
          </table:table-cell>
          <table:table-cell office:value-type="float" office:value="11889" calcext:value-type="float">
            <text:p>11889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36" calcext:value-type="float">
            <text:p>136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CRS3035RES1000mN2900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1029.5" calcext:value-type="float">
            <text:p>1029,5</text:p>
          </table:table-cell>
          <table:table-cell office:value-type="float" office:value="394" calcext:value-type="float">
            <text:p>394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office:value-type="float" office:value="141" calcext:value-type="float">
            <text:p>141</text:p>
          </table:table-cell>
          <table:table-cell office:value-type="float" office:value="51" calcext:value-type="float">
            <text:p>51</text:p>
          </table:table-cell>
          <table:table-cell office:value-type="float" office:value="19013293.6" calcext:value-type="float">
            <text:p>19013293,6</text:p>
          </table:table-cell>
          <table:table-cell office:value-type="float" office:value="23967" calcext:value-type="float">
            <text:p>23967</text:p>
          </table:table-cell>
          <table:table-cell office:value-type="float" office:value="370" calcext:value-type="float">
            <text:p>370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84" calcext:value-type="float">
            <text:p>284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7.5" calcext:value-type="float">
            <text:p>77,5</text:p>
          </table:table-cell>
          <table:table-cell office:value-type="float" office:value="37" calcext:value-type="float">
            <text:p>37</text:p>
          </table:table-cell>
          <table:table-cell office:value-type="float" office:value="84.5" calcext:value-type="float">
            <text:p>84,5</text:p>
          </table:table-cell>
          <table:table-cell office:value-type="float" office:value="95" calcext:value-type="float">
            <text:p>95</text:p>
          </table:table-cell>
          <table:table-cell office:value-type="float" office:value="56.5" calcext:value-type="float">
            <text:p>56,5</text:p>
          </table:table-cell>
          <table:table-cell office:value-type="float" office:value="252" calcext:value-type="float">
            <text:p>252</text:p>
          </table:table-cell>
          <table:table-cell office:value-type="float" office:value="196" calcext:value-type="float">
            <text:p>196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string" calcext:value-type="string">
            <text:p>CRS3035RES1000mN2900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1025.5" calcext:value-type="float">
            <text:p>1025,5</text:p>
          </table:table-cell>
          <table:table-cell office:value-type="float" office:value="337" calcext:value-type="float">
            <text:p>337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110" calcext:value-type="float">
            <text:p>110</text:p>
          </table:table-cell>
          <table:table-cell office:value-type="float" office:value="61" calcext:value-type="float">
            <text:p>61</text:p>
          </table:table-cell>
          <table:table-cell office:value-type="float" office:value="17108852.9" calcext:value-type="float">
            <text:p>17108852,9</text:p>
          </table:table-cell>
          <table:table-cell office:value-type="float" office:value="22700" calcext:value-type="float">
            <text:p>22700</text:p>
          </table:table-cell>
          <table:table-cell office:value-type="float" office:value="325" calcext:value-type="float">
            <text:p>32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51.5" calcext:value-type="float">
            <text:p>51,5</text:p>
          </table:table-cell>
          <table:table-cell office:value-type="float" office:value="20.5" calcext:value-type="float">
            <text:p>20,5</text:p>
          </table:table-cell>
          <table:table-cell office:value-type="float" office:value="91.5" calcext:value-type="float">
            <text:p>91,5</text:p>
          </table:table-cell>
          <table:table-cell office:value-type="float" office:value="131" calcext:value-type="float">
            <text:p>131</text:p>
          </table:table-cell>
          <table:table-cell office:value-type="float" office:value="95" calcext:value-type="float">
            <text:p>95</text:p>
          </table:table-cell>
          <table:table-cell office:value-type="float" office:value="175" calcext:value-type="float">
            <text:p>175</text:p>
          </table:table-cell>
          <table:table-cell office:value-type="float" office:value="213" calcext:value-type="float">
            <text:p>213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CRS3035RES1000mN2900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1055.5" calcext:value-type="float">
            <text:p>1055,5</text:p>
          </table:table-cell>
          <table:table-cell office:value-type="float" office:value="306" calcext:value-type="float">
            <text:p>306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18176657.6" calcext:value-type="float">
            <text:p>18176657,6</text:p>
          </table:table-cell>
          <table:table-cell office:value-type="float" office:value="23363" calcext:value-type="float">
            <text:p>23363</text:p>
          </table:table-cell>
          <table:table-cell office:value-type="float" office:value="261" calcext:value-type="float">
            <text:p>261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0.5" calcext:value-type="float">
            <text:p>60,5</text:p>
          </table:table-cell>
          <table:table-cell office:value-type="float" office:value="22" calcext:value-type="float">
            <text:p>22</text:p>
          </table:table-cell>
          <table:table-cell office:value-type="float" office:value="97.5" calcext:value-type="float">
            <text:p>97,5</text:p>
          </table:table-cell>
          <table:table-cell office:value-type="float" office:value="176.5" calcext:value-type="float">
            <text:p>176,5</text:p>
          </table:table-cell>
          <table:table-cell office:value-type="float" office:value="71" calcext:value-type="float">
            <text:p>71</text:p>
          </table:table-cell>
          <table:table-cell office:value-type="float" office:value="174" calcext:value-type="float">
            <text:p>174</text:p>
          </table:table-cell>
          <table:table-cell office:value-type="float" office:value="218" calcext:value-type="float">
            <text:p>218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CRS3035RES1000mN2900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1616.5" calcext:value-type="float">
            <text:p>1616,5</text:p>
          </table:table-cell>
          <table:table-cell office:value-type="float" office:value="527" calcext:value-type="float">
            <text:p>527</text:p>
          </table:table-cell>
          <table:table-cell office:value-type="float" office:value="162" calcext:value-type="float">
            <text:p>162</text:p>
          </table:table-cell>
          <table:table-cell office:value-type="float" office:value="146" calcext:value-type="float">
            <text:p>146</text:p>
          </table:table-cell>
          <table:table-cell office:value-type="float" office:value="118" calcext:value-type="float">
            <text:p>118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26097844.7" calcext:value-type="float">
            <text:p>26097844,7</text:p>
          </table:table-cell>
          <table:table-cell office:value-type="float" office:value="32162" calcext:value-type="float">
            <text:p>32162</text:p>
          </table:table-cell>
          <table:table-cell office:value-type="float" office:value="485" calcext:value-type="float">
            <text:p>48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54" calcext:value-type="float">
            <text:p>45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87.5" calcext:value-type="float">
            <text:p>87,5</text:p>
          </table:table-cell>
          <table:table-cell office:value-type="float" office:value="51" calcext:value-type="float">
            <text:p>51</text:p>
          </table:table-cell>
          <table:table-cell office:value-type="float" office:value="159" calcext:value-type="float">
            <text:p>159</text:p>
          </table:table-cell>
          <table:table-cell office:value-type="float" office:value="195" calcext:value-type="float">
            <text:p>195</text:p>
          </table:table-cell>
          <table:table-cell office:value-type="float" office:value="91" calcext:value-type="float">
            <text:p>91</text:p>
          </table:table-cell>
          <table:table-cell office:value-type="float" office:value="276" calcext:value-type="float">
            <text:p>276</text:p>
          </table:table-cell>
          <table:table-cell office:value-type="float" office:value="332" calcext:value-type="float">
            <text:p>332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CRS3035RES1000mN2900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338.5" calcext:value-type="float">
            <text:p>338,5</text:p>
          </table:table-cell>
          <table:table-cell office:value-type="float" office:value="107" calcext:value-type="float">
            <text:p>107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524747.4" calcext:value-type="float">
            <text:p>5524747,4</text:p>
          </table:table-cell>
          <table:table-cell office:value-type="float" office:value="6850" calcext:value-type="float">
            <text:p>685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9.5" calcext:value-type="float">
            <text:p>29,5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RS3035RES1000mN2900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102" calcext:value-type="float">
            <text:p>10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00407.4" calcext:value-type="float">
            <text:p>1800407,4</text:p>
          </table:table-cell>
          <table:table-cell office:value-type="float" office:value="2037" calcext:value-type="float">
            <text:p>203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RS3035RES1000mN2900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3079</text:p>
          </table:table-cell>
          <table:table-cell office:value-type="float" office:value="220.5" calcext:value-type="float">
            <text:p>220,5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709859.1" calcext:value-type="float">
            <text:p>3709859,1</text:p>
          </table:table-cell>
          <table:table-cell office:value-type="float" office:value="4848" calcext:value-type="float">
            <text:p>4848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.5" calcext:value-type="float">
            <text:p>10,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RS3035RES1000mN2900000E375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501893039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181804" calcext:value-type="float">
            <text:p>181804</text:p>
          </table:table-cell>
          <table:table-cell office:value-type="float" office:value="238.3" calcext:value-type="float">
            <text:p>238,3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.3" calcext:value-type="float">
            <text:p>1,3</text:p>
          </table:table-cell>
          <table:table-cell office:value-type="float" office:value="1.2" calcext:value-type="float">
            <text:p>1,2</text:p>
          </table:table-cell>
          <table:table-cell office:value-type="float" office:value="1.5" calcext:value-type="float">
            <text:p>1,5</text:p>
          </table:table-cell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</table:table-row>
        <table:table-row table:style-name="ro1" table:visibility="filter">
          <table:table-cell office:value-type="string" calcext:value-type="string">
            <text:p>CRS3035RES1000mN2900000E375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3039</text:p>
          </table:table-cell>
          <table:table-cell office:value-type="float" office:value="25" calcext:value-type="float">
            <text:p>25</text:p>
          </table:table-cell>
          <table:table-cell office:value-type="float" office:value="8.3" calcext:value-type="float">
            <text:p>8,3</text:p>
          </table:table-cell>
          <table:table-cell office:value-type="float" office:value="1.5" calcext:value-type="float">
            <text:p>1,5</text:p>
          </table:table-cell>
          <table:table-cell office:value-type="float" office:value="2.6" calcext:value-type="float">
            <text:p>2,6</text:p>
          </table:table-cell>
          <table:table-cell office:value-type="float" office:value="1.9" calcext:value-type="float">
            <text:p>1,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49300.1" calcext:value-type="float">
            <text:p>649300,1</text:p>
          </table:table-cell>
          <table:table-cell office:value-type="float" office:value="851.1" calcext:value-type="float">
            <text:p>851,1</text:p>
          </table:table-cell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office:value-type="float" office:value="4.5" calcext:value-type="float">
            <text:p>4,5</text:p>
          </table:table-cell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1.1" calcext:value-type="float">
            <text:p>1,1</text:p>
          </table:table-cell>
          <table:table-cell office:value-type="float" office:value="1.5" calcext:value-type="float">
            <text:p>1,5</text:p>
          </table:table-cell>
          <table:table-cell office:value-type="float" office:value="4.5" calcext:value-type="float">
            <text:p>4,5</text:p>
          </table:table-cell>
          <table:table-cell office:value-type="float" office:value="4.1" calcext:value-type="float">
            <text:p>4,1</text:p>
          </table:table-cell>
          <table:table-cell office:value-type="float" office:value="5.3" calcext:value-type="float">
            <text:p>5,3</text:p>
          </table:table-cell>
          <table:table-cell office:value-type="float" office:value="2.3" calcext:value-type="float">
            <text:p>2,3</text:p>
          </table:table-cell>
          <table:table-cell office:value-type="float" office:value="0.8" calcext:value-type="float">
            <text:p>0,8</text:p>
          </table:table-cell>
        </table:table-row>
        <table:table-row table:style-name="ro1" table:visibility="filter">
          <table:table-cell office:value-type="string" calcext:value-type="string">
            <text:p>CRS3035RES1000mN2900000E375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3039</text:p>
          </table:table-cell>
          <table:table-cell office:value-type="float" office:value="34.5" calcext:value-type="float">
            <text:p>34,5</text:p>
          </table:table-cell>
          <table:table-cell office:value-type="float" office:value="11.4" calcext:value-type="float">
            <text:p>11,4</text:p>
          </table:table-cell>
          <table:table-cell office:value-type="float" office:value="2.1" calcext:value-type="float">
            <text:p>2,1</text:p>
          </table:table-cell>
          <table:table-cell office:value-type="float" office:value="3.6" calcext:value-type="float">
            <text:p>3,6</text:p>
          </table:table-cell>
          <table:table-cell office:value-type="float" office:value="2.6" calcext:value-type="float">
            <text:p>2,6</text:p>
          </table:table-cell>
          <table:table-cell office:value-type="float" office:value="8.3" calcext:value-type="float">
            <text:p>8,3</text:p>
          </table:table-cell>
          <table:table-cell office:value-type="float" office:value="0" calcext:value-type="float">
            <text:p>0</text:p>
          </table:table-cell>
          <table:table-cell office:value-type="float" office:value="896034.2" calcext:value-type="float">
            <text:p>896034,2</text:p>
          </table:table-cell>
          <table:table-cell office:value-type="float" office:value="1174.6" calcext:value-type="float">
            <text:p>1174,6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,4</text:p>
          </table:table-cell>
          <table:table-cell office:value-type="float" office:value="6.2" calcext:value-type="float">
            <text:p>6,2</text:p>
          </table:table-cell>
          <table:table-cell office:value-type="float" office:value="1.5" calcext:value-type="float">
            <text:p>1,5</text:p>
          </table:table-cell>
          <table:table-cell office:value-type="float" office:value="1.6" calcext:value-type="float">
            <text:p>1,6</text:p>
          </table:table-cell>
          <table:table-cell office:value-type="float" office:value="2.1" calcext:value-type="float">
            <text:p>2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1.6" calcext:value-type="float">
            <text:p>1,6</text:p>
          </table:table-cell>
          <table:table-cell office:value-type="float" office:value="2.1" calcext:value-type="float">
            <text:p>2,1</text:p>
          </table:table-cell>
          <table:table-cell office:value-type="float" office:value="6.2" calcext:value-type="float">
            <text:p>6,2</text:p>
          </table:table-cell>
          <table:table-cell office:value-type="float" office:value="5.7" calcext:value-type="float">
            <text:p>5,7</text:p>
          </table:table-cell>
          <table:table-cell office:value-type="float" office:value="7.3" calcext:value-type="float">
            <text:p>7,3</text:p>
          </table:table-cell>
          <table:table-cell office:value-type="float" office:value="3.1" calcext:value-type="float">
            <text:p>3,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RS3035RES1000mN2900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3039</text:p>
          </table:table-cell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576927" calcext:value-type="float">
            <text:p>2576927</text:p>
          </table:table-cell>
          <table:table-cell office:value-type="float" office:value="3152" calcext:value-type="float">
            <text:p>315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RS3035RES1000mN2900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3039</text:p>
          </table:table-cell>
          <table:table-cell office:value-type="float" office:value="159" calcext:value-type="float">
            <text:p>159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3927575.9" calcext:value-type="float">
            <text:p>3927575,9</text:p>
          </table:table-cell>
          <table:table-cell office:value-type="float" office:value="4506" calcext:value-type="float">
            <text:p>4506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RS3035RES1000mN2900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274" calcext:value-type="float">
            <text:p>274</text:p>
          </table:table-cell>
          <table:table-cell office:value-type="float" office:value="103" calcext:value-type="float">
            <text:p>10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6360748.2" calcext:value-type="float">
            <text:p>6360748,2</text:p>
          </table:table-cell>
          <table:table-cell office:value-type="float" office:value="7845" calcext:value-type="float">
            <text:p>7845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.5" calcext:value-type="float">
            <text:p>12,5</text:p>
          </table:table-cell>
          <table:table-cell office:value-type="float" office:value="18" calcext:value-type="float">
            <text:p>18</text:p>
          </table:table-cell>
          <table:table-cell office:value-type="float" office:value="25.5" calcext:value-type="float">
            <text:p>25,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CRS3035RES1000mN2900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365" calcext:value-type="float">
            <text:p>365</text:p>
          </table:table-cell>
          <table:table-cell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8014384.8" calcext:value-type="float">
            <text:p>8014384,8</text:p>
          </table:table-cell>
          <table:table-cell office:value-type="float" office:value="7925" calcext:value-type="float">
            <text:p>7925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RS3035RES1000mN2900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2153.5" calcext:value-type="float">
            <text:p>2153,5</text:p>
          </table:table-cell>
          <table:table-cell office:value-type="float" office:value="757" calcext:value-type="float">
            <text:p>757</text:p>
          </table:table-cell>
          <table:table-cell office:value-type="float" office:value="213" calcext:value-type="float">
            <text:p>213</text:p>
          </table:table-cell>
          <table:table-cell office:value-type="float" office:value="226" calcext:value-type="float">
            <text:p>226</text:p>
          </table:table-cell>
          <table:table-cell office:value-type="float" office:value="120" calcext:value-type="float">
            <text:p>120</text:p>
          </table:table-cell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office:value-type="float" office:value="36193155.4" calcext:value-type="float">
            <text:p>36193155,4</text:p>
          </table:table-cell>
          <table:table-cell office:value-type="float" office:value="51578" calcext:value-type="float">
            <text:p>51578</text:p>
          </table:table-cell>
          <table:table-cell office:value-type="float" office:value="757" calcext:value-type="float">
            <text:p>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63" calcext:value-type="float">
            <text:p>6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117.5" calcext:value-type="float">
            <text:p>117,5</text:p>
          </table:table-cell>
          <table:table-cell office:value-type="float" office:value="77.5" calcext:value-type="float">
            <text:p>77,5</text:p>
          </table:table-cell>
          <table:table-cell office:value-type="float" office:value="209.5" calcext:value-type="float">
            <text:p>209,5</text:p>
          </table:table-cell>
          <table:table-cell office:value-type="float" office:value="252.5" calcext:value-type="float">
            <text:p>252,5</text:p>
          </table:table-cell>
          <table:table-cell office:value-type="float" office:value="149.5" calcext:value-type="float">
            <text:p>149,5</text:p>
          </table:table-cell>
          <table:table-cell office:value-type="float" office:value="373" calcext:value-type="float">
            <text:p>373</text:p>
          </table:table-cell>
          <table:table-cell office:value-type="float" office:value="445" calcext:value-type="float">
            <text:p>445</text:p>
          </table:table-cell>
          <table:table-cell office:value-type="float" office:value="248" calcext:value-type="float">
            <text:p>248</text:p>
          </table:table-cell>
          <table:table-cell office:value-type="float" office:value="210" calcext:value-type="float">
            <text:p>210</text:p>
          </table:table-cell>
          <table:table-cell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string" calcext:value-type="string">
            <text:p>CRS3035RES1000mN2900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246" calcext:value-type="float">
            <text:p>246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5038484.7" calcext:value-type="float">
            <text:p>5038484,7</text:p>
          </table:table-cell>
          <table:table-cell office:value-type="float" office:value="6793" calcext:value-type="float">
            <text:p>6793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.5" calcext:value-type="float">
            <text:p>12,5</text:p>
          </table:table-cell>
          <table:table-cell office:value-type="float" office:value="7.5" calcext:value-type="float">
            <text:p>7,5</text:p>
          </table:table-cell>
          <table:table-cell office:value-type="float" office:value="22.5" calcext:value-type="float">
            <text:p>22,5</text:p>
          </table:table-cell>
          <table:table-cell office:value-type="float" office:value="27.5" calcext:value-type="float">
            <text:p>27,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RS3035RES1000mN2900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208" calcext:value-type="float">
            <text:p>208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4440692.6" calcext:value-type="float">
            <text:p>4440692,6</text:p>
          </table:table-cell>
          <table:table-cell office:value-type="float" office:value="5728" calcext:value-type="float">
            <text:p>57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RS3035RES1000mN2900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04878.1" calcext:value-type="float">
            <text:p>1004878,1</text:p>
          </table:table-cell>
          <table:table-cell office:value-type="float" office:value="1897" calcext:value-type="float">
            <text:p>189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RS3035RES1000mN2900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857073.7" calcext:value-type="float">
            <text:p>1857073,7</text:p>
          </table:table-cell>
          <table:table-cell office:value-type="float" office:value="2041" calcext:value-type="float">
            <text:p>204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RS3035RES1000mN2900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938.5" calcext:value-type="float">
            <text:p>938,5</text:p>
          </table:table-cell>
          <table:table-cell office:value-type="float" office:value="330" calcext:value-type="float">
            <text:p>330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6010118" calcext:value-type="float">
            <text:p>16010118</text:p>
          </table:table-cell>
          <table:table-cell office:value-type="float" office:value="20511" calcext:value-type="float">
            <text:p>20511</text:p>
          </table:table-cell>
          <table:table-cell office:value-type="float" office:value="313" calcext:value-type="float">
            <text:p>31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21" calcext:value-type="float">
            <text:p>221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89.5" calcext:value-type="float">
            <text:p>89,5</text:p>
          </table:table-cell>
          <table:table-cell office:value-type="float" office:value="124" calcext:value-type="float">
            <text:p>12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CRS3035RES1000mN2900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409.5" calcext:value-type="float">
            <text:p>409,5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6942831.8" calcext:value-type="float">
            <text:p>6942831,8</text:p>
          </table:table-cell>
          <table:table-cell office:value-type="float" office:value="9742" calcext:value-type="float">
            <text:p>9742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,5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CRS3035RES1000mN2900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307995427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48104.3" calcext:value-type="float">
            <text:p>1048104,3</text:p>
          </table:table-cell>
          <table:table-cell office:value-type="float" office:value="1320" calcext:value-type="float">
            <text:p>13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RS3035RES1000mN2900000E375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5018</text:p>
          </table:table-cell>
          <table:table-cell office:value-type="float" office:value="838.5" calcext:value-type="float">
            <text:p>838,5</text:p>
          </table:table-cell>
          <table:table-cell office:value-type="float" office:value="314" calcext:value-type="float">
            <text:p>314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  <table:table-cell office:value-type="float" office:value="15899250" calcext:value-type="float">
            <text:p>15899250</text:p>
          </table:table-cell>
          <table:table-cell office:value-type="float" office:value="19366" calcext:value-type="float">
            <text:p>19366</text:p>
          </table:table-cell>
          <table:table-cell office:value-type="float" office:value="255" calcext:value-type="float">
            <text:p>25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office:value-type="float" office:value="50.5" calcext:value-type="float">
            <text:p>50,5</text:p>
          </table:table-cell>
          <table:table-cell office:value-type="float" office:value="176" calcext:value-type="float">
            <text:p>176</text:p>
          </table:table-cell>
          <table:table-cell office:value-type="float" office:value="188" calcext:value-type="float">
            <text:p>188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CRS3035RES1000mN2900000E375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940" calcext:value-type="float">
            <text:p>940</text:p>
          </table:table-cell>
          <table:table-cell office:value-type="float" office:value="341" calcext:value-type="float">
            <text:p>341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5102536.4" calcext:value-type="float">
            <text:p>15102536,4</text:p>
          </table:table-cell>
          <table:table-cell office:value-type="float" office:value="19683" calcext:value-type="float">
            <text:p>19683</text:p>
          </table:table-cell>
          <table:table-cell office:value-type="float" office:value="325" calcext:value-type="float">
            <text:p>3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5" calcext:value-type="float">
            <text:p>62,5</text:p>
          </table:table-cell>
          <table:table-cell office:value-type="float" office:value="30.5" calcext:value-type="float">
            <text:p>30,5</text:p>
          </table:table-cell>
          <table:table-cell office:value-type="float" office:value="71" calcext:value-type="float">
            <text:p>71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188" calcext:value-type="float">
            <text:p>188</text:p>
          </table:table-cell>
          <table:table-cell office:value-type="float" office:value="174" calcext:value-type="float">
            <text:p>174</text:p>
          </table:table-cell>
          <table:table-cell office:value-type="float" office:value="127" calcext:value-type="float">
            <text:p>127</text:p>
          </table:table-cell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CRS3035RES1000mN2900000E375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406" calcext:value-type="float">
            <text:p>406</text:p>
          </table:table-cell>
          <table:table-cell office:value-type="float" office:value="142" calcext:value-type="float">
            <text:p>142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7854247.8" calcext:value-type="float">
            <text:p>7854247,8</text:p>
          </table:table-cell>
          <table:table-cell office:value-type="float" office:value="9288" calcext:value-type="float">
            <text:p>9288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1.5" calcext:value-type="float">
            <text:p>31,5</text:p>
          </table:table-cell>
          <table:table-cell office:value-type="float" office:value="23.5" calcext:value-type="float">
            <text:p>23,5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CRS3035RES1000mN2900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706" calcext:value-type="float">
            <text:p>706</text:p>
          </table:table-cell>
          <table:table-cell office:value-type="float" office:value="242" calcext:value-type="float">
            <text:p>242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11199593.4" calcext:value-type="float">
            <text:p>11199593,4</text:p>
          </table:table-cell>
          <table:table-cell office:value-type="float" office:value="14981" calcext:value-type="float">
            <text:p>14981</text:p>
          </table:table-cell>
          <table:table-cell office:value-type="float" office:value="208" calcext:value-type="float">
            <text:p>20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84" calcext:value-type="float">
            <text:p>18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75.5" calcext:value-type="float">
            <text:p>75,5</text:p>
          </table:table-cell>
          <table:table-cell office:value-type="float" office:value="84.5" calcext:value-type="float">
            <text:p>84,5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CRS3035RES1000mN2900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181.5" calcext:value-type="float">
            <text:p>181,5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939504.3" calcext:value-type="float">
            <text:p>3939504,3</text:p>
          </table:table-cell>
          <table:table-cell office:value-type="float" office:value="4885" calcext:value-type="float">
            <text:p>4885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,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RS3035RES1000mN2900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275.5" calcext:value-type="float">
            <text:p>275,5</text:p>
          </table:table-cell>
          <table:table-cell office:value-type="float" office:value="107" calcext:value-type="float">
            <text:p>107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5962498.4" calcext:value-type="float">
            <text:p>5962498,4</text:p>
          </table:table-cell>
          <table:table-cell office:value-type="float" office:value="7444" calcext:value-type="float">
            <text:p>7444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2.5" calcext:value-type="float">
            <text:p>32,5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RS3035RES1000mN2900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1371.5" calcext:value-type="float">
            <text:p>1371,5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262" calcext:value-type="float">
            <text:p>262</text:p>
          </table:table-cell>
          <table:table-cell office:value-type="float" office:value="55" calcext:value-type="float">
            <text:p>55</text:p>
          </table:table-cell>
          <table:table-cell office:value-type="float" office:value="22212631.3" calcext:value-type="float">
            <text:p>22212631,3</text:p>
          </table:table-cell>
          <table:table-cell office:value-type="float" office:value="30313" calcext:value-type="float">
            <text:p>30313</text:p>
          </table:table-cell>
          <table:table-cell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45.5" calcext:value-type="float">
            <text:p>45,5</text:p>
          </table:table-cell>
          <table:table-cell office:value-type="float" office:value="115.5" calcext:value-type="float">
            <text:p>115,5</text:p>
          </table:table-cell>
          <table:table-cell office:value-type="float" office:value="154.5" calcext:value-type="float">
            <text:p>154,5</text:p>
          </table:table-cell>
          <table:table-cell office:value-type="float" office:value="119" calcext:value-type="float">
            <text:p>119</text:p>
          </table:table-cell>
          <table:table-cell office:value-type="float" office:value="296" calcext:value-type="float">
            <text:p>296</text:p>
          </table:table-cell>
          <table:table-cell office:value-type="float" office:value="283" calcext:value-type="float">
            <text:p>283</text:p>
          </table:table-cell>
          <table:table-cell office:value-type="float" office:value="149" calcext:value-type="float">
            <text:p>149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CRS3035RES1000mN2900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1567" calcext:value-type="float">
            <text:p>1567</text:p>
          </table:table-cell>
          <table:table-cell office:value-type="float" office:value="528" calcext:value-type="float">
            <text:p>528</text:p>
          </table:table-cell>
          <table:table-cell office:value-type="float" office:value="143" calcext:value-type="float">
            <text:p>143</text:p>
          </table:table-cell>
          <table:table-cell office:value-type="float" office:value="133" calcext:value-type="float">
            <text:p>133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office:value-type="float" office:value="25862045.5" calcext:value-type="float">
            <text:p>25862045,5</text:p>
          </table:table-cell>
          <table:table-cell office:value-type="float" office:value="35831" calcext:value-type="float">
            <text:p>35831</text:p>
          </table:table-cell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7.5" calcext:value-type="float">
            <text:p>97,5</text:p>
          </table:table-cell>
          <table:table-cell office:value-type="float" office:value="60" calcext:value-type="float">
            <text:p>60</text:p>
          </table:table-cell>
          <table:table-cell office:value-type="float" office:value="148.5" calcext:value-type="float">
            <text:p>148,5</text:p>
          </table:table-cell>
          <table:table-cell office:value-type="float" office:value="199" calcext:value-type="float">
            <text:p>199</text:p>
          </table:table-cell>
          <table:table-cell office:value-type="float" office:value="75" calcext:value-type="float">
            <text:p>75</text:p>
          </table:table-cell>
          <table:table-cell office:value-type="float" office:value="297" calcext:value-type="float">
            <text:p>297</text:p>
          </table:table-cell>
          <table:table-cell office:value-type="float" office:value="326" calcext:value-type="float">
            <text:p>326</text:p>
          </table:table-cell>
          <table:table-cell office:value-type="float" office:value="167" calcext:value-type="float">
            <text:p>167</text:p>
          </table:table-cell>
          <table:table-cell office:value-type="float" office:value="157" calcext:value-type="float">
            <text:p>157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CRS3035RES1000mN2900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53" calcext:value-type="float">
            <text:p>53</text:p>
          </table:table-cell>
          <table:table-cell office:value-type="float" office:value="17.1" calcext:value-type="float">
            <text:p>17,1</text:p>
          </table:table-cell>
          <table:table-cell office:value-type="float" office:value="4.1" calcext:value-type="float">
            <text:p>4,1</text:p>
          </table:table-cell>
          <table:table-cell office:value-type="float" office:value="2.4" calcext:value-type="float">
            <text:p>2,4</text:p>
          </table:table-cell>
          <table:table-cell office:value-type="float" office:value="4.1" calcext:value-type="float">
            <text:p>4,1</text:p>
          </table:table-cell>
          <table:table-cell office:value-type="float" office:value="8.2" calcext:value-type="float">
            <text:p>8,2</text:p>
          </table:table-cell>
          <table:table-cell office:value-type="float" office:value="5.7" calcext:value-type="float">
            <text:p>5,7</text:p>
          </table:table-cell>
          <table:table-cell office:value-type="float" office:value="1108925.8" calcext:value-type="float">
            <text:p>1108925,8</text:p>
          </table:table-cell>
          <table:table-cell office:value-type="float" office:value="1627.5" calcext:value-type="float">
            <text:p>1627,5</text:p>
          </table:table-cell>
          <table:table-cell office:value-type="float" office:value="4.1" calcext:value-type="float">
            <text:p>4,1</text:p>
          </table:table-cell>
          <table:table-cell office:value-type="float" office:value="13" calcext:value-type="float">
            <text:p>13</text:p>
          </table:table-cell>
          <table:table-cell office:value-type="float" office:value="4.9" calcext:value-type="float">
            <text:p>4,9</text:p>
          </table:table-cell>
          <table:table-cell office:value-type="float" office:value="8.2" calcext:value-type="float">
            <text:p>8,2</text:p>
          </table:table-cell>
          <table:table-cell office:value-type="float" office:value="2.4" calcext:value-type="float">
            <text:p>2,4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.8" calcext:value-type="float">
            <text:p>0,8</text:p>
          </table:table-cell>
          <table:table-cell office:value-type="float" office:value="4.5" calcext:value-type="float">
            <text:p>4,5</text:p>
          </table:table-cell>
          <table:table-cell office:value-type="float" office:value="8.2" calcext:value-type="float">
            <text:p>8,2</text:p>
          </table:table-cell>
          <table:table-cell office:value-type="float" office:value="9.4" calcext:value-type="float">
            <text:p>9,4</text:p>
          </table:table-cell>
          <table:table-cell office:value-type="float" office:value="3.3" calcext:value-type="float">
            <text:p>3,3</text:p>
          </table:table-cell>
          <table:table-cell office:value-type="float" office:value="13" calcext:value-type="float">
            <text:p>13</text:p>
          </table:table-cell>
          <table:table-cell office:value-type="float" office:value="5.7" calcext:value-type="float">
            <text:p>5,7</text:p>
          </table:table-cell>
          <table:table-cell office:value-type="float" office:value="1.6" calcext:value-type="float">
            <text:p>1,6</text:p>
          </table:table-cell>
          <table:table-cell office:value-type="float" office:value="4.1" calcext:value-type="float">
            <text:p>4,1</text:p>
          </table:table-cell>
        </table:table-row>
        <table:table-row table:style-name="ro1" table:visibility="filter">
          <table:table-cell office:value-type="string" calcext:value-type="string">
            <text:p>CRS3035RES1000mN2900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293.5" calcext:value-type="float">
            <text:p>293,5</text:p>
          </table:table-cell>
          <table:table-cell office:value-type="float" office:value="116" calcext:value-type="float">
            <text:p>116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5965984" calcext:value-type="float">
            <text:p>5965984</text:p>
          </table:table-cell>
          <table:table-cell office:value-type="float" office:value="8576" calcext:value-type="float">
            <text:p>8576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,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CRS3035RES1000mN2900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1565" calcext:value-type="float">
            <text:p>1565</text:p>
          </table:table-cell>
          <table:table-cell office:value-type="float" office:value="481" calcext:value-type="float">
            <text:p>481</text:p>
          </table:table-cell>
          <table:table-cell office:value-type="float" office:value="153" calcext:value-type="float">
            <text:p>153</text:p>
          </table:table-cell>
          <table:table-cell office:value-type="float" office:value="96" calcext:value-type="float">
            <text:p>96</text:p>
          </table:table-cell>
          <table:table-cell office:value-type="float" office:value="115" calcext:value-type="float">
            <text:p>115</text:p>
          </table:table-cell>
          <table:table-cell office:value-type="float" office:value="351" calcext:value-type="float">
            <text:p>351</text:p>
          </table:table-cell>
          <table:table-cell office:value-type="float" office:value="41" calcext:value-type="float">
            <text:p>41</text:p>
          </table:table-cell>
          <table:table-cell office:value-type="float" office:value="26408481.4" calcext:value-type="float">
            <text:p>26408481,4</text:p>
          </table:table-cell>
          <table:table-cell office:value-type="float" office:value="33568" calcext:value-type="float">
            <text:p>33568</text:p>
          </table:table-cell>
          <table:table-cell office:value-type="float" office:value="475" calcext:value-type="float">
            <text:p>47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56" calcext:value-type="float">
            <text:p>56</text:p>
          </table:table-cell>
          <table:table-cell office:value-type="float" office:value="154" calcext:value-type="float">
            <text:p>154</text:p>
          </table:table-cell>
          <table:table-cell office:value-type="float" office:value="174" calcext:value-type="float">
            <text:p>174</text:p>
          </table:table-cell>
          <table:table-cell office:value-type="float" office:value="115" calcext:value-type="float">
            <text:p>115</text:p>
          </table:table-cell>
          <table:table-cell office:value-type="float" office:value="317" calcext:value-type="float">
            <text:p>317</text:p>
          </table:table-cell>
          <table:table-cell office:value-type="float" office:value="301" calcext:value-type="float">
            <text:p>301</text:p>
          </table:table-cell>
          <table:table-cell office:value-type="float" office:value="165" calcext:value-type="float">
            <text:p>165</text:p>
          </table:table-cell>
          <table:table-cell office:value-type="float" office:value="124" calcext:value-type="float">
            <text:p>124</text:p>
          </table:table-cell>
          <table:table-cell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string" calcext:value-type="string">
            <text:p>CRS3035RES1000mN2900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150.5" calcext:value-type="float">
            <text:p>150,5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624344.5" calcext:value-type="float">
            <text:p>2624344,5</text:p>
          </table:table-cell>
          <table:table-cell office:value-type="float" office:value="2880" calcext:value-type="float">
            <text:p>288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.5" calcext:value-type="float">
            <text:p>11,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RS3035RES1000mN2900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749" calcext:value-type="float">
            <text:p>749</text:p>
          </table:table-cell>
          <table:table-cell office:value-type="float" office:value="271" calcext:value-type="float">
            <text:p>271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3988265.7" calcext:value-type="float">
            <text:p>13988265,7</text:p>
          </table:table-cell>
          <table:table-cell office:value-type="float" office:value="18240" calcext:value-type="float">
            <text:p>18240</text:p>
          </table:table-cell>
          <table:table-cell office:value-type="float" office:value="242" calcext:value-type="float">
            <text:p>24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92.5" calcext:value-type="float">
            <text:p>92,5</text:p>
          </table:table-cell>
          <table:table-cell office:value-type="float" office:value="41.5" calcext:value-type="float">
            <text:p>41,5</text:p>
          </table:table-cell>
          <table:table-cell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string" calcext:value-type="string">
            <text:p>CRS3035RES1000mN2900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5427</text:p>
          </table:table-cell>
          <table:table-cell office:value-type="float" office:value="508.5" calcext:value-type="float">
            <text:p>508,5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864202.4" calcext:value-type="float">
            <text:p>8864202,4</text:p>
          </table:table-cell>
          <table:table-cell office:value-type="float" office:value="11266" calcext:value-type="float">
            <text:p>11266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41.5" calcext:value-type="float">
            <text:p>41,5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CRS3035RES1000mN2900000E375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270" calcext:value-type="float">
            <text:p>270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613892.7" calcext:value-type="float">
            <text:p>5613892,7</text:p>
          </table:table-cell>
          <table:table-cell office:value-type="float" office:value="7416" calcext:value-type="float">
            <text:p>7416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.5" calcext:value-type="float">
            <text:p>21,5</text:p>
          </table:table-cell>
          <table:table-cell office:value-type="float" office:value="18.5" calcext:value-type="float">
            <text:p>18,5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RS3035RES1000mN2900000E375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803.5" calcext:value-type="float">
            <text:p>803,5</text:p>
          </table:table-cell>
          <table:table-cell office:value-type="float" office:value="267" calcext:value-type="float">
            <text:p>267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2824332.5" calcext:value-type="float">
            <text:p>12824332,5</text:p>
          </table:table-cell>
          <table:table-cell office:value-type="float" office:value="16222" calcext:value-type="float">
            <text:p>16222</text:p>
          </table:table-cell>
          <table:table-cell office:value-type="float" office:value="254" calcext:value-type="float">
            <text:p>25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5" calcext:value-type="float">
            <text:p>54,5</text:p>
          </table:table-cell>
          <table:table-cell office:value-type="float" office:value="33.5" calcext:value-type="float">
            <text:p>33,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office:value-type="float" office:value="53.5" calcext:value-type="float">
            <text:p>53,5</text:p>
          </table:table-cell>
          <table:table-cell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CRS3035RES1000mN2900000E375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1107.5" calcext:value-type="float">
            <text:p>1107,5</text:p>
          </table:table-cell>
          <table:table-cell office:value-type="float" office:value="389" calcext:value-type="float">
            <text:p>389</text:p>
          </table:table-cell>
          <table:table-cell office:value-type="float" office:value="145" calcext:value-type="float">
            <text:p>145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17083072.8" calcext:value-type="float">
            <text:p>17083072,8</text:p>
          </table:table-cell>
          <table:table-cell office:value-type="float" office:value="24986" calcext:value-type="float">
            <text:p>24986</text:p>
          </table:table-cell>
          <table:table-cell office:value-type="float" office:value="389" calcext:value-type="float">
            <text:p>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.5" calcext:value-type="float">
            <text:p>102,5</text:p>
          </table:table-cell>
          <table:table-cell office:value-type="float" office:value="60.5" calcext:value-type="float">
            <text:p>60,5</text:p>
          </table:table-cell>
          <table:table-cell office:value-type="float" office:value="78" calcext:value-type="float">
            <text:p>78</text:p>
          </table:table-cell>
          <table:table-cell office:value-type="float" office:value="121.5" calcext:value-type="float">
            <text:p>121,5</text:p>
          </table:table-cell>
          <table:table-cell office:value-type="float" office:value="80" calcext:value-type="float">
            <text:p>80</text:p>
          </table:table-cell>
          <table:table-cell office:value-type="float" office:value="230" calcext:value-type="float">
            <text:p>230</text:p>
          </table:table-cell>
          <table:table-cell office:value-type="float" office:value="195" calcext:value-type="float">
            <text:p>195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CRS3035RES1000mN2900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179.5" calcext:value-type="float">
            <text:p>179,5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28416.1" calcext:value-type="float">
            <text:p>3428416,1</text:p>
          </table:table-cell>
          <table:table-cell office:value-type="float" office:value="4361" calcext:value-type="float">
            <text:p>436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.5" calcext:value-type="float">
            <text:p>9,5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RS3035RES1000mN2900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10" calcext:value-type="float">
            <text:p>10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4" calcext:value-type="float">
            <text:p>0,4</text:p>
          </table:table-cell>
          <table:table-cell office:value-type="float" office:value="2.3" calcext:value-type="float">
            <text:p>2,3</text:p>
          </table:table-cell>
          <table:table-cell office:value-type="float" office:value="0.3" calcext:value-type="float">
            <text:p>0,3</text:p>
          </table:table-cell>
          <table:table-cell office:value-type="float" office:value="202714.6" calcext:value-type="float">
            <text:p>202714,6</text:p>
          </table:table-cell>
          <table:table-cell office:value-type="float" office:value="294" calcext:value-type="float">
            <text:p>294</text:p>
          </table:table-cell>
          <table:table-cell office:value-type="float" office:value="1.2" calcext:value-type="float">
            <text:p>1,2</text:p>
          </table:table-cell>
          <table:table-cell office:value-type="float" office:value="2.4" calcext:value-type="float">
            <text:p>2,4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office:value-type="float" office:value="0.6" calcext:value-type="float">
            <text:p>0,6</text:p>
          </table:table-cell>
          <table:table-cell office:value-type="float" office:value="2.4" calcext:value-type="float">
            <text:p>2,4</text:p>
          </table:table-cell>
          <table:table-cell office:value-type="float" office:value="1.7" calcext:value-type="float">
            <text:p>1,7</text:p>
          </table:table-cell>
          <table:table-cell office:value-type="float" office:value="1.8" calcext:value-type="float">
            <text:p>1,8</text:p>
          </table:table-cell>
          <table:table-cell office:value-type="float" office:value="1.1" calcext:value-type="float">
            <text:p>1,1</text:p>
          </table:table-cell>
          <table:table-cell office:value-type="float" office:value="0.2" calcext:value-type="float">
            <text:p>0,2</text:p>
          </table:table-cell>
        </table:table-row>
        <table:table-row table:style-name="ro1" table:visibility="filter">
          <table:table-cell office:value-type="string" calcext:value-type="string">
            <text:p>CRS3035RES1000mN2900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99" calcext:value-type="float">
            <text:p>99</text:p>
          </table:table-cell>
          <table:table-cell office:value-type="float" office:value="35.4" calcext:value-type="float">
            <text:p>35,4</text:p>
          </table:table-cell>
          <table:table-cell table:number-columns-repeated="2" office:value-type="float" office:value="9.1" calcext:value-type="float">
            <text:p>9,1</text:p>
          </table:table-cell>
          <table:table-cell office:value-type="float" office:value="3.6" calcext:value-type="float">
            <text:p>3,6</text:p>
          </table:table-cell>
          <table:table-cell office:value-type="float" office:value="22.7" calcext:value-type="float">
            <text:p>22,7</text:p>
          </table:table-cell>
          <table:table-cell office:value-type="float" office:value="2.7" calcext:value-type="float">
            <text:p>2,7</text:p>
          </table:table-cell>
          <table:table-cell office:value-type="float" office:value="2006874.1" calcext:value-type="float">
            <text:p>2006874,1</text:p>
          </table:table-cell>
          <table:table-cell office:value-type="float" office:value="2911" calcext:value-type="float">
            <text:p>2911</text:p>
          </table:table-cell>
          <table:table-cell office:value-type="float" office:value="11.8" calcext:value-type="float">
            <text:p>11,8</text:p>
          </table:table-cell>
          <table:table-cell office:value-type="float" office:value="23.6" calcext:value-type="float">
            <text:p>23,6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 office:value-type="float" office:value="1.8" calcext:value-type="float">
            <text:p>1,8</text:p>
          </table:table-cell>
          <table:table-cell office:value-type="float" office:value="2.7" calcext:value-type="float">
            <text:p>2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office:value-type="float" office:value="2.7" calcext:value-type="float">
            <text:p>2,7</text:p>
          </table:table-cell>
          <table:table-cell office:value-type="float" office:value="3.6" calcext:value-type="float">
            <text:p>3,6</text:p>
          </table:table-cell>
          <table:table-cell office:value-type="float" office:value="9.1" calcext:value-type="float">
            <text:p>9,1</text:p>
          </table:table-cell>
          <table:table-cell office:value-type="float" office:value="5.4" calcext:value-type="float">
            <text:p>5,4</text:p>
          </table:table-cell>
          <table:table-cell office:value-type="float" office:value="23.6" calcext:value-type="float">
            <text:p>23,6</text:p>
          </table:table-cell>
          <table:table-cell office:value-type="float" office:value="17.3" calcext:value-type="float">
            <text:p>17,3</text:p>
          </table:table-cell>
          <table:table-cell office:value-type="float" office:value="18.2" calcext:value-type="float">
            <text:p>18,2</text:p>
          </table:table-cell>
          <table:table-cell office:value-type="float" office:value="10.9" calcext:value-type="float">
            <text:p>10,9</text:p>
          </table:table-cell>
          <table:table-cell office:value-type="float" office:value="1.8" calcext:value-type="float">
            <text:p>1,8</text:p>
          </table:table-cell>
        </table:table-row>
        <table:table-row table:style-name="ro1" table:visibility="filter">
          <table:table-cell office:value-type="string" calcext:value-type="string">
            <text:p>CRS3035RES1000mN2900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260" calcext:value-type="float">
            <text:p>260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4248913.2" calcext:value-type="float">
            <text:p>4248913,2</text:p>
          </table:table-cell>
          <table:table-cell office:value-type="float" office:value="5151" calcext:value-type="float">
            <text:p>5151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3.5" calcext:value-type="float">
            <text:p>23,5</text:p>
          </table:table-cell>
          <table:table-cell office:value-type="float" office:value="11.5" calcext:value-type="float">
            <text:p>11,5</text:p>
          </table:table-cell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RS3035RES1000mN2900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12" calcext:value-type="float">
            <text:p>12</text:p>
          </table:table-cell>
          <table:table-cell office:value-type="float" office:value="3.9" calcext:value-type="float">
            <text:p>3,9</text:p>
          </table:table-cell>
          <table:table-cell office:value-type="float" office:value="0.9" calcext:value-type="float">
            <text:p>0,9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office:value-type="float" office:value="1.8" calcext:value-type="float">
            <text:p>1,8</text:p>
          </table:table-cell>
          <table:table-cell office:value-type="float" office:value="1.3" calcext:value-type="float">
            <text:p>1,3</text:p>
          </table:table-cell>
          <table:table-cell office:value-type="float" office:value="251077.5" calcext:value-type="float">
            <text:p>251077,5</text:p>
          </table:table-cell>
          <table:table-cell office:value-type="float" office:value="368.5" calcext:value-type="float">
            <text:p>368,5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office:value-type="float" office:value="1.8" calcext:value-type="float">
            <text:p>1,8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,8</text:p>
          </table:table-cell>
          <table:table-cell office:value-type="float" office:value="2.1" calcext:value-type="float">
            <text:p>2,1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,3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</table:table-row>
        <table:table-row table:style-name="ro1" table:visibility="filter">
          <table:table-cell office:value-type="string" calcext:value-type="string">
            <text:p>CRS3035RES1000mN2900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293.5" calcext:value-type="float">
            <text:p>293,5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6444618.2" calcext:value-type="float">
            <text:p>6444618,2</text:p>
          </table:table-cell>
          <table:table-cell office:value-type="float" office:value="7796" calcext:value-type="float">
            <text:p>7796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.5" calcext:value-type="float">
            <text:p>7,5</text:p>
          </table:table-cell>
          <table:table-cell office:value-type="float" office:value="24.5" calcext:value-type="float">
            <text:p>24,5</text:p>
          </table:table-cell>
          <table:table-cell office:value-type="float" office:value="21" calcext:value-type="float">
            <text:p>21</text:p>
          </table:table-cell>
          <table:table-cell office:value-type="float" office:value="14.5" calcext:value-type="float">
            <text:p>14,5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CRS3035RES1000mN2900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5197</text:p>
          </table:table-cell>
          <table:table-cell office:value-type="float" office:value="290.5" calcext:value-type="float">
            <text:p>290,5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6747150.4" calcext:value-type="float">
            <text:p>6747150,4</text:p>
          </table:table-cell>
          <table:table-cell office:value-type="float" office:value="7627" calcext:value-type="float">
            <text:p>7627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6.5" calcext:value-type="float">
            <text:p>46,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CRS3035RES1000mN2900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5197</text:p>
          </table:table-cell>
          <table:table-cell office:value-type="float" office:value="274" calcext:value-type="float">
            <text:p>274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5609944" calcext:value-type="float">
            <text:p>5609944</text:p>
          </table:table-cell>
          <table:table-cell office:value-type="float" office:value="7151" calcext:value-type="float">
            <text:p>7151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RS3035RES1000mN2900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5197</text:p>
          </table:table-cell>
          <table:table-cell office:value-type="float" office:value="1015.5" calcext:value-type="float">
            <text:p>1015,5</text:p>
          </table:table-cell>
          <table:table-cell office:value-type="float" office:value="319" calcext:value-type="float">
            <text:p>319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16284056.3" calcext:value-type="float">
            <text:p>16284056,3</text:p>
          </table:table-cell>
          <table:table-cell office:value-type="float" office:value="21232" calcext:value-type="float">
            <text:p>21232</text:p>
          </table:table-cell>
          <table:table-cell office:value-type="float" office:value="285" calcext:value-type="float">
            <text:p>28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60" calcext:value-type="float">
            <text:p>26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102" calcext:value-type="float">
            <text:p>102</text:p>
          </table:table-cell>
          <table:table-cell office:value-type="float" office:value="146.5" calcext:value-type="float">
            <text:p>146,5</text:p>
          </table:table-cell>
          <table:table-cell office:value-type="float" office:value="82" calcext:value-type="float">
            <text:p>82</text:p>
          </table:table-cell>
          <table:table-cell office:value-type="float" office:value="178" calcext:value-type="float">
            <text:p>178</text:p>
          </table:table-cell>
          <table:table-cell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CRS3035RES1000mN2900000E37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5197</text:p>
          </table:table-cell>
          <table:table-cell office:value-type="float" office:value="286" calcext:value-type="float">
            <text:p>286</text:p>
          </table:table-cell>
          <table:table-cell office:value-type="float" office:value="131" calcext:value-type="float">
            <text:p>131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5239258.8" calcext:value-type="float">
            <text:p>5239258,8</text:p>
          </table:table-cell>
          <table:table-cell office:value-type="float" office:value="7340" calcext:value-type="float">
            <text:p>7340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CRS3035RES200mN2901000E3757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245" calcext:value-type="float">
            <text:p>245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292681.1" calcext:value-type="float">
            <text:p>4292681,1</text:p>
          </table:table-cell>
          <table:table-cell office:value-type="float" office:value="6124" calcext:value-type="float">
            <text:p>6124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1.5" calcext:value-type="float">
            <text:p>11,5</text:p>
          </table:table-cell>
          <table:table-cell office:value-type="float" office:value="24.5" calcext:value-type="float">
            <text:p>24,5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CRS3035RES200mN2901000E3757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326.5" calcext:value-type="float">
            <text:p>326,5</text:p>
          </table:table-cell>
          <table:table-cell office:value-type="float" office:value="116" calcext:value-type="float">
            <text:p>116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503733.7" calcext:value-type="float">
            <text:p>5503733,7</text:p>
          </table:table-cell>
          <table:table-cell office:value-type="float" office:value="6629" calcext:value-type="float">
            <text:p>6629</text:p>
          </table:table-cell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9.5" calcext:value-type="float">
            <text:p>29,5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RS3035RES200mN2901000E3757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485.5" calcext:value-type="float">
            <text:p>485,5</text:p>
          </table:table-cell>
          <table:table-cell office:value-type="float" office:value="267" calcext:value-type="float">
            <text:p>267</text:p>
          </table:table-cell>
          <table:table-cell office:value-type="float" office:value="95" calcext:value-type="float">
            <text:p>95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7580385.5" calcext:value-type="float">
            <text:p>7580385,5</text:p>
          </table:table-cell>
          <table:table-cell office:value-type="float" office:value="9271" calcext:value-type="float">
            <text:p>9271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4.5" calcext:value-type="float">
            <text:p>44,5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RS3035RES1000mN2901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342" calcext:value-type="float">
            <text:p>342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232226.3" calcext:value-type="float">
            <text:p>6232226,3</text:p>
          </table:table-cell>
          <table:table-cell office:value-type="float" office:value="8055" calcext:value-type="float">
            <text:p>805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,5</text:p>
          </table:table-cell>
          <table:table-cell office:value-type="float" office:value="43" calcext:value-type="float">
            <text:p>43</text:p>
          </table:table-cell>
          <table:table-cell office:value-type="float" office:value="31.5" calcext:value-type="float">
            <text:p>31,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CRS3035RES1000mN2901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227.5" calcext:value-type="float">
            <text:p>227,5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4822174" calcext:value-type="float">
            <text:p>4822174</text:p>
          </table:table-cell>
          <table:table-cell office:value-type="float" office:value="5505" calcext:value-type="float">
            <text:p>5505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.5" calcext:value-type="float">
            <text:p>13,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RS3035RES1000mN2901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94.5" calcext:value-type="float">
            <text:p>94,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256815.3" calcext:value-type="float">
            <text:p>2256815,3</text:p>
          </table:table-cell>
          <table:table-cell office:value-type="float" office:value="2541" calcext:value-type="float">
            <text:p>254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RS3035RES1000mN2901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41" calcext:value-type="float">
            <text:p>41</text:p>
          </table:table-cell>
          <table:table-cell office:value-type="float" office:value="14.3" calcext:value-type="float">
            <text:p>14,3</text:p>
          </table:table-cell>
          <table:table-cell office:value-type="float" office:value="1.8" calcext:value-type="float">
            <text:p>1,8</text:p>
          </table:table-cell>
          <table:table-cell office:value-type="float" office:value="3.6" calcext:value-type="float">
            <text:p>3,6</text:p>
          </table:table-cell>
          <table:table-cell office:value-type="float" office:value="1.8" calcext:value-type="float">
            <text:p>1,8</text:p>
          </table:table-cell>
          <table:table-cell office:value-type="float" office:value="10.7" calcext:value-type="float">
            <text:p>10,7</text:p>
          </table:table-cell>
          <table:table-cell office:value-type="float" office:value="0.9" calcext:value-type="float">
            <text:p>0,9</text:p>
          </table:table-cell>
          <table:table-cell office:value-type="float" office:value="1040812.9" calcext:value-type="float">
            <text:p>1040812,9</text:p>
          </table:table-cell>
          <table:table-cell office:value-type="float" office:value="1107.9" calcext:value-type="float">
            <text:p>1107,9</text:p>
          </table:table-cell>
          <table:table-cell office:value-type="float" office:value="3.6" calcext:value-type="float">
            <text:p>3,6</text:p>
          </table:table-cell>
          <table:table-cell office:value-type="float" office:value="10.7" calcext:value-type="float">
            <text:p>10,7</text:p>
          </table:table-cell>
          <table:table-cell office:value-type="float" office:value="7.1" calcext:value-type="float">
            <text:p>7,1</text:p>
          </table:table-cell>
          <table:table-cell office:value-type="float" office:value="0.9" calcext:value-type="float">
            <text:p>0,9</text:p>
          </table:table-cell>
          <table:table-cell office:value-type="float" office:value="4.5" calcext:value-type="float">
            <text:p>4,5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4" calcext:value-type="float">
            <text:p>4,4</text:p>
          </table:table-cell>
          <table:table-cell office:value-type="float" office:value="3.6" calcext:value-type="float">
            <text:p>3,6</text:p>
          </table:table-cell>
          <table:table-cell office:value-type="float" office:value="5.3" calcext:value-type="float">
            <text:p>5,3</text:p>
          </table:table-cell>
          <table:table-cell office:value-type="float" office:value="11.6" calcext:value-type="float">
            <text:p>11,6</text:p>
          </table:table-cell>
          <table:table-cell table:number-columns-repeated="3" office:value-type="float" office:value="3.6" calcext:value-type="float">
            <text:p>3,6</text:p>
          </table:table-cell>
        </table:table-row>
        <table:table-row table:style-name="ro1" table:visibility="filter">
          <table:table-cell office:value-type="string" calcext:value-type="string">
            <text:p>CRS3035RES1000mN2901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,7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1.3" calcext:value-type="float">
            <text:p>1,3</text:p>
          </table:table-cell>
          <table:table-cell office:value-type="float" office:value="0.1" calcext:value-type="float">
            <text:p>0,1</text:p>
          </table:table-cell>
          <table:table-cell office:value-type="float" office:value="126928.4" calcext:value-type="float">
            <text:p>126928,4</text:p>
          </table:table-cell>
          <table:table-cell office:value-type="float" office:value="135.1" calcext:value-type="float">
            <text:p>135,1</text:p>
          </table:table-cell>
          <table:table-cell office:value-type="float" office:value="0.4" calcext:value-type="float">
            <text:p>0,4</text:p>
          </table:table-cell>
          <table:table-cell office:value-type="float" office:value="1.3" calcext:value-type="float">
            <text:p>1,3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office:value-type="float" office:value="1.4" calcext:value-type="float">
            <text:p>1,4</text:p>
          </table:table-cell>
          <table:table-cell table:number-columns-repeated="3" office:value-type="float" office:value="0.4" calcext:value-type="float">
            <text:p>0,4</text:p>
          </table:table-cell>
        </table:table-row>
        <table:table-row table:style-name="ro1" table:visibility="filter">
          <table:table-cell office:value-type="string" calcext:value-type="string">
            <text:p>CRS3035RES1000mN2901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97696.7" calcext:value-type="float">
            <text:p>1097696,7</text:p>
          </table:table-cell>
          <table:table-cell office:value-type="float" office:value="1832" calcext:value-type="float">
            <text:p>1832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RS3035RES1000mN2901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5197</text:p>
          </table:table-cell>
          <table:table-cell office:value-type="float" office:value="881" calcext:value-type="float">
            <text:p>881</text:p>
          </table:table-cell>
          <table:table-cell office:value-type="float" office:value="307" calcext:value-type="float">
            <text:p>307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115" calcext:value-type="float">
            <text:p>115</text:p>
          </table:table-cell>
          <table:table-cell office:value-type="float" office:value="51" calcext:value-type="float">
            <text:p>51</text:p>
          </table:table-cell>
          <table:table-cell office:value-type="float" office:value="16889528.1" calcext:value-type="float">
            <text:p>16889528,1</text:p>
          </table:table-cell>
          <table:table-cell office:value-type="float" office:value="22971" calcext:value-type="float">
            <text:p>22971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61.5" calcext:value-type="float">
            <text:p>61,5</text:p>
          </table:table-cell>
          <table:table-cell office:value-type="float" office:value="39" calcext:value-type="float">
            <text:p>39</text:p>
          </table:table-cell>
          <table:table-cell office:value-type="float" office:value="65.5" calcext:value-type="float">
            <text:p>65,5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168" calcext:value-type="float">
            <text:p>168</text:p>
          </table:table-cell>
          <table:table-cell office:value-type="float" office:value="104" calcext:value-type="float">
            <text:p>104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CRS3035RES200mN2901200E375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501895555</text:p>
          </table:table-cell>
          <table:table-cell office:value-type="float" office:value="204.5" calcext:value-type="float">
            <text:p>204,5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241429.1" calcext:value-type="float">
            <text:p>3241429,1</text:p>
          </table:table-cell>
          <table:table-cell office:value-type="float" office:value="4651" calcext:value-type="float">
            <text:p>4651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,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RS3035RES200mN2901200E3757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527.5" calcext:value-type="float">
            <text:p>527,5</text:p>
          </table:table-cell>
          <table:table-cell office:value-type="float" office:value="159" calcext:value-type="float">
            <text:p>15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8173620.4" calcext:value-type="float">
            <text:p>8173620,4</text:p>
          </table:table-cell>
          <table:table-cell office:value-type="float" office:value="9379" calcext:value-type="float">
            <text:p>9379</text:p>
          </table:table-cell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.5" calcext:value-type="float">
            <text:p>21,5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RS3035RES200mN2901200E3757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1101.5" calcext:value-type="float">
            <text:p>1101,5</text:p>
          </table:table-cell>
          <table:table-cell office:value-type="float" office:value="371" calcext:value-type="float">
            <text:p>371</text:p>
          </table:table-cell>
          <table:table-cell office:value-type="float" office:value="163" calcext:value-type="float">
            <text:p>163</text:p>
          </table:table-cell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5691766.7" calcext:value-type="float">
            <text:p>15691766,7</text:p>
          </table:table-cell>
          <table:table-cell office:value-type="float" office:value="21517" calcext:value-type="float">
            <text:p>21517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7.5" calcext:value-type="float">
            <text:p>67,5</text:p>
          </table:table-cell>
          <table:table-cell office:value-type="float" office:value="28" calcext:value-type="float">
            <text:p>28</text:p>
          </table:table-cell>
          <table:table-cell office:value-type="float" office:value="104.5" calcext:value-type="float">
            <text:p>104,5</text:p>
          </table:table-cell>
          <table:table-cell office:value-type="float" office:value="161" calcext:value-type="float">
            <text:p>161</text:p>
          </table:table-cell>
          <table:table-cell office:value-type="float" office:value="66.5" calcext:value-type="float">
            <text:p>66,5</text:p>
          </table:table-cell>
          <table:table-cell office:value-type="float" office:value="172" calcext:value-type="float">
            <text:p>172</text:p>
          </table:table-cell>
          <table:table-cell office:value-type="float" office:value="215" calcext:value-type="float">
            <text:p>215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CRS3035RES200mN2901200E3757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1743" calcext:value-type="float">
            <text:p>1743</text:p>
          </table:table-cell>
          <table:table-cell office:value-type="float" office:value="594" calcext:value-type="float">
            <text:p>594</text:p>
          </table:table-cell>
          <table:table-cell office:value-type="float" office:value="163" calcext:value-type="float">
            <text:p>163</text:p>
          </table:table-cell>
          <table:table-cell office:value-type="float" office:value="154" calcext:value-type="float">
            <text:p>154</text:p>
          </table:table-cell>
          <table:table-cell office:value-type="float" office:value="107" calcext:value-type="float">
            <text:p>107</text:p>
          </table:table-cell>
          <table:table-cell office:value-type="float" office:value="150" calcext:value-type="float">
            <text:p>150</text:p>
          </table:table-cell>
          <table:table-cell office:value-type="float" office:value="123" calcext:value-type="float">
            <text:p>123</text:p>
          </table:table-cell>
          <table:table-cell office:value-type="float" office:value="29085480.4" calcext:value-type="float">
            <text:p>29085480,4</text:p>
          </table:table-cell>
          <table:table-cell office:value-type="float" office:value="34554" calcext:value-type="float">
            <text:p>34554</text:p>
          </table:table-cell>
          <table:table-cell office:value-type="float" office:value="585" calcext:value-type="float">
            <text:p>58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143" calcext:value-type="float">
            <text:p>143</text:p>
          </table:table-cell>
          <table:table-cell office:value-type="float" office:value="78.5" calcext:value-type="float">
            <text:p>78,5</text:p>
          </table:table-cell>
          <table:table-cell office:value-type="float" office:value="155" calcext:value-type="float">
            <text:p>155</text:p>
          </table:table-cell>
          <table:table-cell office:value-type="float" office:value="203" calcext:value-type="float">
            <text:p>203</text:p>
          </table:table-cell>
          <table:table-cell office:value-type="float" office:value="129.5" calcext:value-type="float">
            <text:p>129,5</text:p>
          </table:table-cell>
          <table:table-cell office:value-type="float" office:value="380" calcext:value-type="float">
            <text:p>380</text:p>
          </table:table-cell>
          <table:table-cell office:value-type="float" office:value="374" calcext:value-type="float">
            <text:p>374</text:p>
          </table:table-cell>
          <table:table-cell office:value-type="float" office:value="150" calcext:value-type="float">
            <text:p>150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CRS3035RES1000mN2901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336.5" calcext:value-type="float">
            <text:p>336,5</text:p>
          </table:table-cell>
          <table:table-cell office:value-type="float" office:value="116" calcext:value-type="float">
            <text:p>1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7098878" calcext:value-type="float">
            <text:p>7098878</text:p>
          </table:table-cell>
          <table:table-cell office:value-type="float" office:value="7614" calcext:value-type="float">
            <text:p>7614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1.5" calcext:value-type="float">
            <text:p>11,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RS3035RES1000mN2901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638.5" calcext:value-type="float">
            <text:p>638,5</text:p>
          </table:table-cell>
          <table:table-cell office:value-type="float" office:value="242" calcext:value-type="float">
            <text:p>242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13714825.1" calcext:value-type="float">
            <text:p>13714825,1</text:p>
          </table:table-cell>
          <table:table-cell office:value-type="float" office:value="14956" calcext:value-type="float">
            <text:p>14956</text:p>
          </table:table-cell>
          <table:table-cell office:value-type="float" office:value="183" calcext:value-type="float">
            <text:p>183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42.5" calcext:value-type="float">
            <text:p>42,5</text:p>
          </table:table-cell>
          <table:table-cell office:value-type="float" office:value="159" calcext:value-type="float">
            <text:p>159</text:p>
          </table:table-cell>
          <table:table-cell office:value-type="float" office:value="135" calcext:value-type="float">
            <text:p>135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CRS3035RES1000mN2901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582.5" calcext:value-type="float">
            <text:p>582,5</text:p>
          </table:table-cell>
          <table:table-cell office:value-type="float" office:value="209" calcext:value-type="float">
            <text:p>209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1681186" calcext:value-type="float">
            <text:p>11681186</text:p>
          </table:table-cell>
          <table:table-cell office:value-type="float" office:value="13915" calcext:value-type="float">
            <text:p>13915</text:p>
          </table:table-cell>
          <table:table-cell office:value-type="float" office:value="181" calcext:value-type="float">
            <text:p>18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65.5" calcext:value-type="float">
            <text:p>65,5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173" calcext:value-type="float">
            <text:p>173</text:p>
          </table:table-cell>
          <table:table-cell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RS3035RES1000mN2901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1027.5" calcext:value-type="float">
            <text:p>1027,5</text:p>
          </table:table-cell>
          <table:table-cell office:value-type="float" office:value="394" calcext:value-type="float">
            <text:p>394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145" calcext:value-type="float">
            <text:p>145</text:p>
          </table:table-cell>
          <table:table-cell office:value-type="float" office:value="61" calcext:value-type="float">
            <text:p>61</text:p>
          </table:table-cell>
          <table:table-cell office:value-type="float" office:value="21225928.3" calcext:value-type="float">
            <text:p>21225928,3</text:p>
          </table:table-cell>
          <table:table-cell office:value-type="float" office:value="22844" calcext:value-type="float">
            <text:p>22844</text:p>
          </table:table-cell>
          <table:table-cell office:value-type="float" office:value="385" calcext:value-type="float">
            <text:p>38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5" calcext:value-type="float">
            <text:p>96,5</text:p>
          </table:table-cell>
          <table:table-cell office:value-type="float" office:value="42.5" calcext:value-type="float">
            <text:p>42,5</text:p>
          </table:table-cell>
          <table:table-cell office:value-type="float" office:value="92" calcext:value-type="float">
            <text:p>92</text:p>
          </table:table-cell>
          <table:table-cell office:value-type="float" office:value="93.5" calcext:value-type="float">
            <text:p>93,5</text:p>
          </table:table-cell>
          <table:table-cell office:value-type="float" office:value="59" calcext:value-type="float">
            <text:p>59</text:p>
          </table:table-cell>
          <table:table-cell office:value-type="float" office:value="291" calcext:value-type="float">
            <text:p>291</text:p>
          </table:table-cell>
          <table:table-cell office:value-type="float" office:value="186" calcext:value-type="float">
            <text:p>186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CRS3035RES1000mN2901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398.5" calcext:value-type="float">
            <text:p>398,5</text:p>
          </table:table-cell>
          <table:table-cell office:value-type="float" office:value="170" calcext:value-type="float">
            <text:p>170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office:value-type="float" office:value="10276203.9" calcext:value-type="float">
            <text:p>10276203,9</text:p>
          </table:table-cell>
          <table:table-cell office:value-type="float" office:value="13493" calcext:value-type="float">
            <text:p>13493</text:p>
          </table:table-cell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" calcext:value-type="float">
            <text:p>26,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RS3035RES1000mN2901000E3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5197</text:p>
          </table:table-cell>
          <table:table-cell office:value-type="float" office:value="966" calcext:value-type="float">
            <text:p>966</text:p>
          </table:table-cell>
          <table:table-cell office:value-type="float" office:value="414" calcext:value-type="float">
            <text:p>414</text:p>
          </table:table-cell>
          <table:table-cell office:value-type="float" office:value="41" calcext:value-type="float">
            <text:p>41</text:p>
          </table:table-cell>
          <table:table-cell office:value-type="float" office:value="156" calcext:value-type="float">
            <text:p>156</text:p>
          </table:table-cell>
          <table:table-cell office:value-type="float" office:value="34" calcext:value-type="float">
            <text:p>34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office:value-type="float" office:value="23017139" calcext:value-type="float">
            <text:p>23017139</text:p>
          </table:table-cell>
          <table:table-cell office:value-type="float" office:value="30136" calcext:value-type="float">
            <text:p>30136</text:p>
          </table:table-cell>
          <table:table-cell office:value-type="float" office:value="406" calcext:value-type="float">
            <text:p>40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41" calcext:value-type="float">
            <text:p>141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30.5" calcext:value-type="float">
            <text:p>30,5</text:p>
          </table:table-cell>
          <table:table-cell office:value-type="float" office:value="65.5" calcext:value-type="float">
            <text:p>65,5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195" calcext:value-type="float">
            <text:p>195</text:p>
          </table:table-cell>
          <table:table-cell office:value-type="float" office:value="221" calcext:value-type="float">
            <text:p>221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CRS3035RES200mN2901400E3757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5555</text:p>
          </table:table-cell>
          <table:table-cell office:value-type="float" office:value="1360" calcext:value-type="float">
            <text:p>1360</text:p>
          </table:table-cell>
          <table:table-cell office:value-type="float" office:value="477" calcext:value-type="float">
            <text:p>477</text:p>
          </table:table-cell>
          <table:table-cell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20988512.6" calcext:value-type="float">
            <text:p>20988512,6</text:p>
          </table:table-cell>
          <table:table-cell office:value-type="float" office:value="26575" calcext:value-type="float">
            <text:p>26575</text:p>
          </table:table-cell>
          <table:table-cell office:value-type="float" office:value="471" calcext:value-type="float">
            <text:p>47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67" calcext:value-type="float">
            <text:p>46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87" calcext:value-type="float">
            <text:p>87</text:p>
          </table:table-cell>
          <table:table-cell office:value-type="float" office:value="56.5" calcext:value-type="float">
            <text:p>56,5</text:p>
          </table:table-cell>
          <table:table-cell office:value-type="float" office:value="118.5" calcext:value-type="float">
            <text:p>118,5</text:p>
          </table:table-cell>
          <table:table-cell office:value-type="float" office:value="137" calcext:value-type="float">
            <text:p>137</text:p>
          </table:table-cell>
          <table:table-cell office:value-type="float" office:value="84" calcext:value-type="float">
            <text:p>84</text:p>
          </table:table-cell>
          <table:table-cell office:value-type="float" office:value="275" calcext:value-type="float">
            <text:p>275</text:p>
          </table:table-cell>
          <table:table-cell office:value-type="float" office:value="251" calcext:value-type="float">
            <text:p>251</text:p>
          </table:table-cell>
          <table:table-cell office:value-type="float" office:value="159" calcext:value-type="float">
            <text:p>159</text:p>
          </table:table-cell>
          <table:table-cell office:value-type="float" office:value="134" calcext:value-type="float">
            <text:p>134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CRS3035RES200mN2901400E3757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355.5" calcext:value-type="float">
            <text:p>355,5</text:p>
          </table:table-cell>
          <table:table-cell office:value-type="float" office:value="138" calcext:value-type="float">
            <text:p>138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5641395.5" calcext:value-type="float">
            <text:p>5641395,5</text:p>
          </table:table-cell>
          <table:table-cell office:value-type="float" office:value="7441" calcext:value-type="float">
            <text:p>7441</text:p>
          </table:table-cell>
          <table:table-cell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" calcext:value-type="float">
            <text:p>23,5</text:p>
          </table:table-cell>
          <table:table-cell office:value-type="float" office:value="14.5" calcext:value-type="float">
            <text:p>14,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.5" calcext:value-type="float">
            <text:p>37,5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RS3035RES200mN2901400E3757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454.5" calcext:value-type="float">
            <text:p>454,5</text:p>
          </table:table-cell>
          <table:table-cell office:value-type="float" office:value="207" calcext:value-type="float">
            <text:p>207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float" office:value="22" calcext:value-type="float">
            <text:p>22</text:p>
          </table:table-cell>
          <table:table-cell office:value-type="float" office:value="9196979.1" calcext:value-type="float">
            <text:p>9196979,1</text:p>
          </table:table-cell>
          <table:table-cell office:value-type="float" office:value="11659" calcext:value-type="float">
            <text:p>11659</text:p>
          </table:table-cell>
          <table:table-cell office:value-type="float" office:value="178" calcext:value-type="float">
            <text:p>17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,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25" calcext:value-type="float">
            <text:p>125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CRS3035RES1000mN2901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131" calcext:value-type="float">
            <text:p>131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563253.6" calcext:value-type="float">
            <text:p>2563253,6</text:p>
          </table:table-cell>
          <table:table-cell office:value-type="float" office:value="2755" calcext:value-type="float">
            <text:p>275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RS3035RES1000mN2901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364" calcext:value-type="float">
            <text:p>364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7527190.7" calcext:value-type="float">
            <text:p>7527190,7</text:p>
          </table:table-cell>
          <table:table-cell office:value-type="float" office:value="9079" calcext:value-type="float">
            <text:p>907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9.5" calcext:value-type="float">
            <text:p>9,5</text:p>
          </table:table-cell>
          <table:table-cell office:value-type="float" office:value="29" calcext:value-type="float">
            <text:p>29</text:p>
          </table:table-cell>
          <table:table-cell office:value-type="float" office:value="46.5" calcext:value-type="float">
            <text:p>46,5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CRS3035RES1000mN2901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5210</text:p>
          </table:table-cell>
          <table:table-cell office:value-type="float" office:value="637.5" calcext:value-type="float">
            <text:p>637,5</text:p>
          </table:table-cell>
          <table:table-cell office:value-type="float" office:value="260" calcext:value-type="float">
            <text:p>260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163" calcext:value-type="float">
            <text:p>163</text:p>
          </table:table-cell>
          <table:table-cell office:value-type="float" office:value="35" calcext:value-type="float">
            <text:p>35</text:p>
          </table:table-cell>
          <table:table-cell office:value-type="float" office:value="14147077.3" calcext:value-type="float">
            <text:p>14147077,3</text:p>
          </table:table-cell>
          <table:table-cell office:value-type="float" office:value="16935" calcext:value-type="float">
            <text:p>16935</text:p>
          </table:table-cell>
          <table:table-cell office:value-type="float" office:value="245" calcext:value-type="float">
            <text:p>24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44.5" calcext:value-type="float">
            <text:p>44,5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CRS3035RES1000mN2901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5210</text:p>
          </table:table-cell>
          <table:table-cell office:value-type="float" office:value="556.5" calcext:value-type="float">
            <text:p>556,5</text:p>
          </table:table-cell>
          <table:table-cell office:value-type="float" office:value="249" calcext:value-type="float">
            <text:p>249</text:p>
          </table:table-cell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  <table:table-cell office:value-type="float" office:value="173" calcext:value-type="float">
            <text:p>173</text:p>
          </table:table-cell>
          <table:table-cell office:value-type="float" office:value="39" calcext:value-type="float">
            <text:p>39</text:p>
          </table:table-cell>
          <table:table-cell office:value-type="float" office:value="11918874.7" calcext:value-type="float">
            <text:p>11918874,7</text:p>
          </table:table-cell>
          <table:table-cell office:value-type="float" office:value="15916" calcext:value-type="float">
            <text:p>15916</text:p>
          </table:table-cell>
          <table:table-cell office:value-type="float" office:value="242" calcext:value-type="float">
            <text:p>24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5" calcext:value-type="float">
            <text:p>41,5</text:p>
          </table:table-cell>
          <table:table-cell office:value-type="float" office:value="22.5" calcext:value-type="float">
            <text:p>22,5</text:p>
          </table:table-cell>
          <table:table-cell office:value-type="float" office:value="42" calcext:value-type="float">
            <text:p>42</text:p>
          </table:table-cell>
          <table:table-cell office:value-type="float" office:value="40.5" calcext:value-type="float">
            <text:p>40,5</text:p>
          </table:table-cell>
          <table:table-cell office:value-type="float" office:value="28" calcext:value-type="float">
            <text:p>28</text:p>
          </table:table-cell>
          <table:table-cell office:value-type="float" office:value="136" calcext:value-type="float">
            <text:p>136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string" calcext:value-type="string">
            <text:p>CRS3035RES1000mN2901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5210</text:p>
          </table:table-cell>
          <table:table-cell office:value-type="float" office:value="540.5" calcext:value-type="float">
            <text:p>540,5</text:p>
          </table:table-cell>
          <table:table-cell office:value-type="float" office:value="224" calcext:value-type="float">
            <text:p>224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office:value-type="float" office:value="11653838.4" calcext:value-type="float">
            <text:p>11653838,4</text:p>
          </table:table-cell>
          <table:table-cell office:value-type="float" office:value="14332" calcext:value-type="float">
            <text:p>14332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3.5" calcext:value-type="float">
            <text:p>43,5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CRS3035RES200mN2901600E3757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5555</text:p>
          </table:table-cell>
          <table:table-cell office:value-type="float" office:value="280" calcext:value-type="float">
            <text:p>280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6694767.1" calcext:value-type="float">
            <text:p>6694767,1</text:p>
          </table:table-cell>
          <table:table-cell office:value-type="float" office:value="6319" calcext:value-type="float">
            <text:p>631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7.5" calcext:value-type="float">
            <text:p>27,5</text:p>
          </table:table-cell>
          <table:table-cell office:value-type="float" office:value="34" calcext:value-type="float">
            <text:p>34</text:p>
          </table:table-cell>
          <table:table-cell office:value-type="float" office:value="12.5" calcext:value-type="float">
            <text:p>12,5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RS3035RES200mN2901600E3757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995.5" calcext:value-type="float">
            <text:p>995,5</text:p>
          </table:table-cell>
          <table:table-cell office:value-type="float" office:value="430" calcext:value-type="float">
            <text:p>430</text:p>
          </table:table-cell>
          <table:table-cell office:value-type="float" office:value="78" calcext:value-type="float">
            <text:p>78</text:p>
          </table:table-cell>
          <table:table-cell office:value-type="float" office:value="179" calcext:value-type="float">
            <text:p>179</text:p>
          </table:table-cell>
          <table:table-cell office:value-type="float" office:value="49" calcext:value-type="float">
            <text:p>49</text:p>
          </table:table-cell>
          <table:table-cell office:value-type="float" office:value="259" calcext:value-type="float">
            <text:p>259</text:p>
          </table:table-cell>
          <table:table-cell office:value-type="float" office:value="53" calcext:value-type="float">
            <text:p>53</text:p>
          </table:table-cell>
          <table:table-cell office:value-type="float" office:value="20517408.4" calcext:value-type="float">
            <text:p>20517408,4</text:p>
          </table:table-cell>
          <table:table-cell office:value-type="float" office:value="26859" calcext:value-type="float">
            <text:p>26859</text:p>
          </table:table-cell>
          <table:table-cell office:value-type="float" office:value="412" calcext:value-type="float">
            <text:p>412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294" calcext:value-type="float">
            <text:p>294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5" calcext:value-type="float">
            <text:p>67,5</text:p>
          </table:table-cell>
          <table:table-cell office:value-type="float" office:value="41.5" calcext:value-type="float">
            <text:p>41,5</text:p>
          </table:table-cell>
          <table:table-cell office:value-type="float" office:value="75.5" calcext:value-type="float">
            <text:p>75,5</text:p>
          </table:table-cell>
          <table:table-cell office:value-type="float" office:value="84.5" calcext:value-type="float">
            <text:p>84,5</text:p>
          </table:table-cell>
          <table:table-cell office:value-type="float" office:value="58.5" calcext:value-type="float">
            <text:p>58,5</text:p>
          </table:table-cell>
          <table:table-cell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CRS3035RES1000mN2901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</text:p>
          </table:table-cell>
          <table:table-cell office:value-type="float" office:value="404" calcext:value-type="float">
            <text:p>404</text:p>
          </table:table-cell>
          <table:table-cell office:value-type="float" office:value="184" calcext:value-type="float">
            <text:p>184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float" office:value="9889750.3" calcext:value-type="float">
            <text:p>9889750,3</text:p>
          </table:table-cell>
          <table:table-cell office:value-type="float" office:value="11560" calcext:value-type="float">
            <text:p>11560</text:p>
          </table:table-cell>
          <table:table-cell office:value-type="float" office:value="141" calcext:value-type="float">
            <text:p>14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" calcext:value-type="float">
            <text:p>26,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2.5" calcext:value-type="float">
            <text:p>32,5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CRS3035RES1000mN2901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5210</text:p>
          </table:table-cell>
          <table:table-cell office:value-type="float" office:value="189.5" calcext:value-type="float">
            <text:p>189,5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4512020.7" calcext:value-type="float">
            <text:p>4512020,7</text:p>
          </table:table-cell>
          <table:table-cell office:value-type="float" office:value="5736" calcext:value-type="float">
            <text:p>5736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,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RS3035RES1000mN2901000E37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319555595210</text:p>
          </table:table-cell>
          <table:table-cell office:value-type="float" office:value="917" calcext:value-type="float">
            <text:p>917</text:p>
          </table:table-cell>
          <table:table-cell office:value-type="float" office:value="422" calcext:value-type="float">
            <text:p>422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office:value-type="float" office:value="36" calcext:value-type="float">
            <text:p>36</text:p>
          </table:table-cell>
          <table:table-cell office:value-type="float" office:value="146" calcext:value-type="float">
            <text:p>146</text:p>
          </table:table-cell>
          <table:table-cell office:value-type="float" office:value="48" calcext:value-type="float">
            <text:p>48</text:p>
          </table:table-cell>
          <table:table-cell office:value-type="float" office:value="20480704.3" calcext:value-type="float">
            <text:p>20480704,3</text:p>
          </table:table-cell>
          <table:table-cell office:value-type="float" office:value="25384" calcext:value-type="float">
            <text:p>25384</text:p>
          </table:table-cell>
          <table:table-cell office:value-type="float" office:value="417" calcext:value-type="float">
            <text:p>41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156" calcext:value-type="float">
            <text:p>15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60.5" calcext:value-type="float">
            <text:p>60,5</text:p>
          </table:table-cell>
          <table:table-cell office:value-type="float" office:value="76.5" calcext:value-type="float">
            <text:p>76,5</text:p>
          </table:table-cell>
          <table:table-cell office:value-type="float" office:value="45" calcext:value-type="float">
            <text:p>45</text:p>
          </table:table-cell>
          <table:table-cell office:value-type="float" office:value="240" calcext:value-type="float">
            <text:p>240</text:p>
          </table:table-cell>
          <table:table-cell office:value-type="float" office:value="163" calcext:value-type="float">
            <text:p>163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</table:table-row>
      </table:table>
      <table:table table:name="etude sujet" table:style-name="ta1">
        <table:table-column table:style-name="co15" table:number-columns-repeated="5" table:default-cell-style-name="Default"/>
        <table:table-row table:style-name="ro1">
          <table:table-cell office:value-type="string" calcext:value-type="string">
            <text:p>dpt</text:p>
          </table:table-cell>
          <table:table-cell table:number-columns-repeated="3"/>
          <table:table-cell office:value-type="string" calcext:value-type="string">
            <text:p>ind</text:p>
          </table:table-cell>
        </table:table-row>
        <table:table-row table:style-name="ro1">
          <table:table-cell office:value-type="string" calcext:value-type="string">
            <text:p>idcar_200m</text:p>
          </table:table-cell>
          <table:table-cell table:number-columns-repeated="3"/>
          <table:table-cell office:value-type="string" calcext:value-type="string">
            <text:p>age de la population par carreau</text:p>
          </table:table-cell>
        </table:table-row>
        <table:table-row table:style-name="ro1">
          <table:table-cell office:value-type="string" calcext:value-type="string">
            <text:p>idcar_1km</text:p>
          </table:table-cell>
          <table:table-cell table:number-columns-repeated="3"/>
          <table:table-cell office:value-type="string" calcext:value-type="string">
            <text:p>ménage monoparentaux et logement social</text:p>
          </table:table-cell>
        </table:table-row>
        <table:table-row table:style-name="ro1">
          <table:table-cell office:value-type="string" calcext:value-type="string">
            <text:p>idcar_n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est_200</text:p>
          </table:table-cell>
          <table:table-cell table:number-columns-repeated="3"/>
          <table:table-cell office:value-type="string" calcext:value-type="string">
            <text:p>97 carreaux</text:p>
          </table:table-cell>
        </table:table-row>
        <table:table-row table:style-name="ro1">
          <table:table-cell office:value-type="string" calcext:value-type="string">
            <text:p>i_est_1k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cog_ge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indivi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</text:p>
          </table:table-cell>
          <table:table-cell office:value-type="string" calcext:value-type="string">
            <text:p>mén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_pauv</text:p>
          </table:table-cell>
          <table:table-cell office:value-type="string" calcext:value-type="string">
            <text:p>pauv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_1i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_5i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_prop</text:p>
          </table:table-cell>
          <table:table-cell office:value-type="string" calcext:value-type="string">
            <text:p>propriéta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_fmp</text:p>
          </table:table-cell>
          <table:table-cell office:value-type="string" calcext:value-type="string">
            <text:p>monoparent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_sn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_surf</text:p>
          </table:table-cell>
          <table:table-cell office:value-type="string" calcext:value-type="string">
            <text:p>surf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_co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_ma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_av45</text:p>
          </table:table-cell>
          <table:table-cell office:value-type="string" calcext:value-type="string">
            <text:p>annee log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_45_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_70_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_ap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_in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_soc</text:p>
          </table:table-cell>
          <table:table-cell office:value-type="string" calcext:value-type="string">
            <text:p>logement soc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_0_3</text:p>
          </table:table-cell>
          <table:table-cell office:value-type="string" calcext:value-type="string">
            <text:p>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_4_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_6_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_11_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_18_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_25_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_40_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_55_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_65_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_80p</text:p>
          </table:table-cell>
          <table:table-cell table:number-columns-repeated="4"/>
        </table:table-row>
      </table:table>
      <table:table table:name="calculs" table:style-name="ta1">
        <table:shapes>
          <draw:frame draw:z-index="0" draw:style-name="gr1" draw:text-style-name="P1" svg:width="15.999cm" svg:height="8.999cm" svg:x="33.966cm" svg:y="175.05cm">
            <draw:object draw:notify-on-update-of-ranges="calculs.O410:calculs.O413 calculs.P409:calculs.P409 calculs.P410:calculs.P4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28.338cm" svg:y="135.584cm">
            <draw:object draw:notify-on-update-of-ranges="calculs.A309:calculs.A388 calculs.B308:calculs.B308 calculs.B309:calculs.B388 calculs.C308:calculs.C308 calculs.C309:calculs.C388 calculs.D308:calculs.D308 calculs.D309:calculs.D388 calculs.E308:calculs.E308 calculs.E309:calculs.E388 calculs.F308:calculs.F308 calculs.F309:calculs.F388 calculs.G308:calculs.G308 calculs.G309:calculs.G388 calculs.H308:calculs.H308 calculs.H309:calculs.H388 calculs.I308:calculs.I308 calculs.I309:calculs.I388 calculs.J308:calculs.J308 calculs.J309:calculs.J388 calculs.K308:calculs.K308 calculs.K309:calculs.K38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.999cm" svg:height="8.999cm" svg:x="38.453cm" svg:y="39.054cm">
            <draw:object draw:notify-on-update-of-ranges="calculs.B2:calculs.B98 calculs.C2:calculs.C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15.999cm" svg:height="8.999cm" svg:x="20.024cm" svg:y="1.455cm">
            <draw:object draw:notify-on-update-of-ranges="calculs.Q4:calculs.Q4 calculs.Q5:calculs.Q8 calculs.R4:calculs.R4 calculs.R5:calculs.R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44.098cm" svg:y="92.579cm">
            <draw:object draw:notify-on-update-of-ranges="calculs.A308:calculs.A308 calculs.A309:calculs.A388 calculs.B308:calculs.B308 calculs.B309:calculs.B388 calculs.C308:calculs.C308 calculs.C309:calculs.C388 calculs.D308:calculs.D308 calculs.D309:calculs.D388 calculs.E308:calculs.E308 calculs.E309:calculs.E388 calculs.F308:calculs.F308 calculs.F309:calculs.F388 calculs.G308:calculs.G308 calculs.G309:calculs.G388 calculs.H308:calculs.H308 calculs.H309:calculs.H388 calculs.I308:calculs.I308 calculs.I309:calculs.I388 calculs.J308:calculs.J308 calculs.J309:calculs.J388 calculs.K308:calculs.K308 calculs.K309:calculs.K38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5" table:number-columns-repeated="20" table:default-cell-style-name="Default"/>
        <table:table-row table:style-name="ro1">
          <table:table-cell office:value-type="string" calcext:value-type="string">
            <text:p>idcar_nat</text:p>
          </table:table-cell>
          <table:table-cell office:value-type="string" calcext:value-type="string">
            <text:p>men_fmp</text:p>
          </table:table-cell>
          <table:table-cell office:value-type="string" calcext:value-type="string">
            <text:p>log_soc</text:p>
          </table:table-cell>
          <table:table-cell office:value-type="string" calcext:value-type="string">
            <text:p>ind_0_3</text:p>
          </table:table-cell>
          <table:table-cell office:value-type="string" calcext:value-type="string">
            <text:p>ind_4_5</text:p>
          </table:table-cell>
          <table:table-cell office:value-type="string" calcext:value-type="string">
            <text:p>ind_6_10</text:p>
          </table:table-cell>
          <table:table-cell office:value-type="string" calcext:value-type="string">
            <text:p>ind_11_17</text:p>
          </table:table-cell>
          <table:table-cell office:value-type="string" calcext:value-type="string">
            <text:p>ind_18_24</text:p>
          </table:table-cell>
          <table:table-cell office:value-type="string" calcext:value-type="string">
            <text:p>ind_25_39</text:p>
          </table:table-cell>
          <table:table-cell office:value-type="string" calcext:value-type="string">
            <text:p>ind_40_54</text:p>
          </table:table-cell>
          <table:table-cell office:value-type="string" calcext:value-type="string">
            <text:p>ind_55_64</text:p>
          </table:table-cell>
          <table:table-cell office:value-type="string" calcext:value-type="string">
            <text:p>ind_65_79</text:p>
          </table:table-cell>
          <table:table-cell office:value-type="string" calcext:value-type="string">
            <text:p>ind_80p</text:p>
          </table:table-cell>
          <table:table-cell office:value-type="string" calcext:value-type="string">
            <text:p>ind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N2:.N98])" office:value-type="float" office:value="3" calcext:value-type="float">
            <text:p>3</text:p>
          </table:table-cell>
          <table:table-cell office:value-type="string" calcext:value-type="string">
            <text:p>max</text:p>
          </table:table-cell>
          <table:table-cell table:formula="of:=MAX([.N2:.N98])"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2.5" calcext:value-type="float">
            <text:p>82,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lasse</text:p>
          </table:table-cell>
          <table:table-cell office:value-type="string" calcext:value-type="string">
            <text:p>effectif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.5" calcext:value-type="float">
            <text:p>13,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.5" calcext:value-type="float">
            <text:p>37,5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452" calcext:value-type="float">
            <text:p>45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matrix-columns-spanned="1" table:number-matrix-rows-spanned="4" table:formula="of:=FREQUENCY([.N$2:.N$98];[.Q$5:.Q$8]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5.5" calcext:value-type="float">
            <text:p>15,5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78.5" calcext:value-type="float">
            <text:p>278,5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21" calcext:value-type="float">
            <text:p>421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345" calcext:value-type="float">
            <text:p>345</text:p>
          </table:table-cell>
          <table:table-cell office:value-type="float" office:value="85" calcext:value-type="float">
            <text:p>85</text:p>
          </table:table-cell>
          <table:table-cell office:value-type="float" office:value="56.5" calcext:value-type="float">
            <text:p>56,5</text:p>
          </table:table-cell>
          <table:table-cell office:value-type="float" office:value="120.5" calcext:value-type="float">
            <text:p>120,5</text:p>
          </table:table-cell>
          <table:table-cell office:value-type="float" office:value="158" calcext:value-type="float">
            <text:p>158</text:p>
          </table:table-cell>
          <table:table-cell office:value-type="float" office:value="80.5" calcext:value-type="float">
            <text:p>80,5</text:p>
          </table:table-cell>
          <table:table-cell office:value-type="float" office:value="196" calcext:value-type="float">
            <text:p>196</text:p>
          </table:table-cell>
          <table:table-cell office:value-type="float" office:value="221" calcext:value-type="float">
            <text:p>221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1113.5" calcext:value-type="float">
            <text:p>1113,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.5" calcext:value-type="float">
            <text:p>11,5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48.5" calcext:value-type="float">
            <text:p>148,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.5" calcext:value-type="float">
            <text:p>18,5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488.5" calcext:value-type="float">
            <text:p>488,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,5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6.5" calcext:value-type="float">
            <text:p>226,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office:value-type="float" office:value="134" calcext:value-type="float">
            <text:p>134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9.5" calcext:value-type="float">
            <text:p>29,5</text:p>
          </table:table-cell>
          <table:table-cell office:value-type="float" office:value="66.5" calcext:value-type="float">
            <text:p>66,5</text:p>
          </table:table-cell>
          <table:table-cell office:value-type="float" office:value="57.5" calcext:value-type="float">
            <text:p>57,5</text:p>
          </table:table-cell>
          <table:table-cell office:value-type="float" office:value="50" calcext:value-type="float">
            <text:p>50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649.5" calcext:value-type="float">
            <text:p>649,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1.5" calcext:value-type="float">
            <text:p>31,5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16.5" calcext:value-type="float">
            <text:p>416,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.5" calcext:value-type="float">
            <text:p>9,5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87.5" calcext:value-type="float">
            <text:p>187,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5.5" calcext:value-type="float">
            <text:p>15,5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73.5" calcext:value-type="float">
            <text:p>273,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13.5" calcext:value-type="float">
            <text:p>13,5</text:p>
          </table:table-cell>
          <table:table-cell office:value-type="float" office:value="43.5" calcext:value-type="float">
            <text:p>43,5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92.5" calcext:value-type="float">
            <text:p>92,5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428.5" calcext:value-type="float">
            <text:p>428,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67.5" calcext:value-type="float">
            <text:p>67,5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621.5" calcext:value-type="float">
            <text:p>621,5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74.5" calcext:value-type="float">
            <text:p>74,5</text:p>
          </table:table-cell>
          <table:table-cell office:value-type="float" office:value="36.5" calcext:value-type="float">
            <text:p>36,5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212" calcext:value-type="float">
            <text:p>212</text:p>
          </table:table-cell>
          <table:table-cell office:value-type="float" office:value="164" calcext:value-type="float">
            <text:p>164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60" calcext:value-type="float">
            <text:p>76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49.5" calcext:value-type="float">
            <text:p>49,5</text:p>
          </table:table-cell>
          <table:table-cell office:value-type="float" office:value="77.5" calcext:value-type="float">
            <text:p>77,5</text:p>
          </table:table-cell>
          <table:table-cell office:value-type="float" office:value="52.5" calcext:value-type="float">
            <text:p>52,5</text:p>
          </table:table-cell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37.5" calcext:value-type="float">
            <text:p>637,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29" calcext:value-type="float">
            <text:p>329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22.5" calcext:value-type="float">
            <text:p>22,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187" calcext:value-type="float">
            <text:p>187</text:p>
          </table:table-cell>
          <table:table-cell office:value-type="float" office:value="146" calcext:value-type="float">
            <text:p>146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770.5" calcext:value-type="float">
            <text:p>770,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60.5" calcext:value-type="float">
            <text:p>60,5</text:p>
          </table:table-cell>
          <table:table-cell office:value-type="float" office:value="20.5" calcext:value-type="float">
            <text:p>20,5</text:p>
          </table:table-cell>
          <table:table-cell office:value-type="float" office:value="41.5" calcext:value-type="float">
            <text:p>41,5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222" calcext:value-type="float">
            <text:p>222</text:p>
          </table:table-cell>
          <table:table-cell office:value-type="float" office:value="145" calcext:value-type="float">
            <text:p>145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729.5" calcext:value-type="float">
            <text:p>729,5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.5" calcext:value-type="float">
            <text:p>20,5</text:p>
          </table:table-cell>
          <table:table-cell office:value-type="float" office:value="28" calcext:value-type="float">
            <text:p>28</text:p>
          </table:table-cell>
          <table:table-cell office:value-type="float" office:value="26.5" calcext:value-type="float">
            <text:p>26,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80" calcext:value-type="float">
            <text:p>38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28" calcext:value-type="float">
            <text:p>28</text:p>
          </table:table-cell>
          <table:table-cell office:value-type="float" office:value="39.5" calcext:value-type="float">
            <text:p>39,5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62" calcext:value-type="float">
            <text:p>36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477" calcext:value-type="float">
            <text:p>477</text:p>
          </table:table-cell>
          <table:table-cell office:value-type="float" office:value="79.5" calcext:value-type="float">
            <text:p>79,5</text:p>
          </table:table-cell>
          <table:table-cell office:value-type="float" office:value="49" calcext:value-type="float">
            <text:p>49</text:p>
          </table:table-cell>
          <table:table-cell office:value-type="float" office:value="112.5" calcext:value-type="float">
            <text:p>112,5</text:p>
          </table:table-cell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float" office:value="244" calcext:value-type="float">
            <text:p>244</text:p>
          </table:table-cell>
          <table:table-cell office:value-type="float" office:value="282" calcext:value-type="float">
            <text:p>282</text:p>
          </table:table-cell>
          <table:table-cell office:value-type="float" office:value="156" calcext:value-type="float">
            <text:p>156</text:p>
          </table:table-cell>
          <table:table-cell office:value-type="float" office:value="133" calcext:value-type="float">
            <text:p>133</text:p>
          </table:table-cell>
          <table:table-cell office:value-type="float" office:value="40" calcext:value-type="float">
            <text:p>40</text:p>
          </table:table-cell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.5" calcext:value-type="float">
            <text:p>20,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51.5" calcext:value-type="float">
            <text:p>251,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8.5" calcext:value-type="float">
            <text:p>28,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456.5" calcext:value-type="float">
            <text:p>456,5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6.5" calcext:value-type="float">
            <text:p>36,5</text:p>
          </table:table-cell>
          <table:table-cell office:value-type="float" office:value="42.5" calcext:value-type="float">
            <text:p>42,5</text:p>
          </table:table-cell>
          <table:table-cell office:value-type="float" office:value="22" calcext:value-type="float">
            <text:p>22</text:p>
          </table:table-cell>
          <table:table-cell office:value-type="float" office:value="151.5" calcext:value-type="float">
            <text:p>151,5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550.5" calcext:value-type="float">
            <text:p>550,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205" calcext:value-type="float">
            <text:p>205</text:p>
          </table:table-cell>
          <table:table-cell office:value-type="float" office:value="44.5" calcext:value-type="float">
            <text:p>44,5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68.5" calcext:value-type="float">
            <text:p>68,5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741" calcext:value-type="float">
            <text:p>74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156" calcext:value-type="float">
            <text:p>156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77.5" calcext:value-type="float">
            <text:p>77,5</text:p>
          </table:table-cell>
          <table:table-cell office:value-type="float" office:value="53" calcext:value-type="float">
            <text:p>53</text:p>
          </table:table-cell>
          <table:table-cell office:value-type="float" office:value="243" calcext:value-type="float">
            <text:p>243</text:p>
          </table:table-cell>
          <table:table-cell office:value-type="float" office:value="187" calcext:value-type="float">
            <text:p>187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904.5" calcext:value-type="float">
            <text:p>904,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161" calcext:value-type="float">
            <text:p>161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20" calcext:value-type="float">
            <text:p>62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182" calcext:value-type="float">
            <text:p>182</text:p>
          </table:table-cell>
          <table:table-cell office:value-type="float" office:value="32.5" calcext:value-type="float">
            <text:p>32,5</text:p>
          </table:table-cell>
          <table:table-cell office:value-type="float" office:value="22.5" calcext:value-type="float">
            <text:p>22,5</text:p>
          </table:table-cell>
          <table:table-cell table:number-columns-repeated="2" office:value-type="float" office:value="60.5" calcext:value-type="float">
            <text:p>60,5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26" calcext:value-type="float">
            <text:p>526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,5</text:p>
          </table:table-cell>
          <table:table-cell office:value-type="float" office:value="10" calcext:value-type="float">
            <text:p>10</text:p>
          </table:table-cell>
          <table:table-cell office:value-type="float" office:value="26.5" calcext:value-type="float">
            <text:p>26,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308" calcext:value-type="float">
            <text:p>308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454" calcext:value-type="float">
            <text:p>454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9.5" calcext:value-type="float">
            <text:p>59,5</text:p>
          </table:table-cell>
          <table:table-cell office:value-type="float" office:value="29.5" calcext:value-type="float">
            <text:p>29,5</text:p>
          </table:table-cell>
          <table:table-cell office:value-type="float" office:value="60.5" calcext:value-type="float">
            <text:p>60,5</text:p>
          </table:table-cell>
          <table:table-cell office:value-type="float" office:value="56.5" calcext:value-type="float">
            <text:p>56,5</text:p>
          </table:table-cell>
          <table:table-cell office:value-type="float" office:value="44.5" calcext:value-type="float">
            <text:p>44,5</text:p>
          </table:table-cell>
          <table:table-cell office:value-type="float" office:value="203" calcext:value-type="float">
            <text:p>203</text:p>
          </table:table-cell>
          <table:table-cell office:value-type="float" office:value="166" calcext:value-type="float">
            <text:p>166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846.5" calcext:value-type="float">
            <text:p>846,5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office:value-type="float" office:value="330" calcext:value-type="float">
            <text:p>330</text:p>
          </table:table-cell>
          <table:table-cell office:value-type="float" office:value="80" calcext:value-type="float">
            <text:p>80</text:p>
          </table:table-cell>
          <table:table-cell office:value-type="float" office:value="44.5" calcext:value-type="float">
            <text:p>44,5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float" office:value="79" calcext:value-type="float">
            <text:p>79</text:p>
          </table:table-cell>
          <table:table-cell office:value-type="float" office:value="215" calcext:value-type="float">
            <text:p>215</text:p>
          </table:table-cell>
          <table:table-cell office:value-type="float" office:value="228" calcext:value-type="float">
            <text:p>228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1151.5" calcext:value-type="float">
            <text:p>1151,5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284" calcext:value-type="float">
            <text:p>284</text:p>
          </table:table-cell>
          <table:table-cell office:value-type="float" office:value="77.5" calcext:value-type="float">
            <text:p>77,5</text:p>
          </table:table-cell>
          <table:table-cell office:value-type="float" office:value="35.5" calcext:value-type="float">
            <text:p>35,5</text:p>
          </table:table-cell>
          <table:table-cell office:value-type="float" office:value="111.5" calcext:value-type="float">
            <text:p>111,5</text:p>
          </table:table-cell>
          <table:table-cell office:value-type="float" office:value="119" calcext:value-type="float">
            <text:p>119</text:p>
          </table:table-cell>
          <table:table-cell office:value-type="float" office:value="87.5" calcext:value-type="float">
            <text:p>87,5</text:p>
          </table:table-cell>
          <table:table-cell office:value-type="float" office:value="198" calcext:value-type="float">
            <text:p>198</text:p>
          </table:table-cell>
          <table:table-cell office:value-type="float" office:value="218" calcext:value-type="float">
            <text:p>218</text:p>
          </table:table-cell>
          <table:table-cell office:value-type="float" office:value="119" calcext:value-type="float">
            <text:p>119</text:p>
          </table:table-cell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315" calcext:value-type="float">
            <text:p>31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754" calcext:value-type="float">
            <text:p>754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.5" calcext:value-type="float">
            <text:p>21,5</text:p>
          </table:table-cell>
          <table:table-cell office:value-type="float" office:value="32.5" calcext:value-type="float">
            <text:p>32,5</text:p>
          </table:table-cell>
          <table:table-cell office:value-type="float" office:value="28.5" calcext:value-type="float">
            <text:p>28,5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0.5" calcext:value-type="float">
            <text:p>300,5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5.5" calcext:value-type="float">
            <text:p>25,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36.5" calcext:value-type="float">
            <text:p>336,5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.5" calcext:value-type="float">
            <text:p>11,5</text:p>
          </table:table-cell>
          <table:table-cell office:value-type="float" office:value="16.5" calcext:value-type="float">
            <text:p>16,5</text:p>
          </table:table-cell>
          <table:table-cell office:value-type="float" office:value="31.5" calcext:value-type="float">
            <text:p>31,5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82.5" calcext:value-type="float">
            <text:p>282,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25.5" calcext:value-type="float">
            <text:p>25,5</text:p>
          </table:table-cell>
          <table:table-cell office:value-type="float" office:value="112" calcext:value-type="float">
            <text:p>112</text:p>
          </table:table-cell>
          <table:table-cell office:value-type="float" office:value="131" calcext:value-type="float">
            <text:p>131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574.5" calcext:value-type="float">
            <text:p>574,5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6.5" calcext:value-type="float">
            <text:p>26,5</text:p>
          </table:table-cell>
          <table:table-cell office:value-type="float" office:value="36.5" calcext:value-type="float">
            <text:p>36,5</text:p>
          </table:table-cell>
          <table:table-cell office:value-type="float" office:value="18.5" calcext:value-type="float">
            <text:p>18,5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324.5" calcext:value-type="float">
            <text:p>324,5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42.5" calcext:value-type="float">
            <text:p>42,5</text:p>
          </table:table-cell>
          <table:table-cell office:value-type="float" office:value="48.5" calcext:value-type="float">
            <text:p>48,5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  <table:table-cell office:value-type="float" office:value="118" calcext:value-type="float">
            <text:p>118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562" calcext:value-type="float">
            <text:p>562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2.4" calcext:value-type="float">
            <text:p>2,4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04" calcext:value-type="float">
            <text:p>304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202" calcext:value-type="float">
            <text:p>20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1.5" calcext:value-type="float">
            <text:p>51,5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470.5" calcext:value-type="float">
            <text:p>470,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,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32.5" calcext:value-type="float">
            <text:p>232,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89" calcext:value-type="float">
            <text:p>289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80.5" calcext:value-type="float">
            <text:p>80,5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659.5" calcext:value-type="float">
            <text:p>659,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8.5" calcext:value-type="float">
            <text:p>28,5</text:p>
          </table:table-cell>
          <table:table-cell office:value-type="float" office:value="36" calcext:value-type="float">
            <text:p>36</text:p>
          </table:table-cell>
          <table:table-cell office:value-type="float" office:value="23.5" calcext:value-type="float">
            <text:p>23,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87" calcext:value-type="float">
            <text:p>287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77" calcext:value-type="float">
            <text:p>277</text:p>
          </table:table-cell>
          <table:table-cell office:value-type="float" office:value="113.5" calcext:value-type="float">
            <text:p>113,5</text:p>
          </table:table-cell>
          <table:table-cell office:value-type="float" office:value="68" calcext:value-type="float">
            <text:p>68</text:p>
          </table:table-cell>
          <table:table-cell office:value-type="float" office:value="151.5" calcext:value-type="float">
            <text:p>151,5</text:p>
          </table:table-cell>
          <table:table-cell office:value-type="float" office:value="162.5" calcext:value-type="float">
            <text:p>162,5</text:p>
          </table:table-cell>
          <table:table-cell office:value-type="float" office:value="86.5" calcext:value-type="float">
            <text:p>86,5</text:p>
          </table:table-cell>
          <table:table-cell office:value-type="float" office:value="399" calcext:value-type="float">
            <text:p>399</text:p>
          </table:table-cell>
          <table:table-cell office:value-type="float" office:value="344" calcext:value-type="float">
            <text:p>344</text:p>
          </table:table-cell>
          <table:table-cell office:value-type="float" office:value="141" calcext:value-type="float">
            <text:p>141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1582" calcext:value-type="float">
            <text:p>1582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office:value-type="float" office:value="59.5" calcext:value-type="float">
            <text:p>59,5</text:p>
          </table:table-cell>
          <table:table-cell office:value-type="float" office:value="30.5" calcext:value-type="float">
            <text:p>30,5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181" calcext:value-type="float">
            <text:p>181</text:p>
          </table:table-cell>
          <table:table-cell office:value-type="float" office:value="153" calcext:value-type="float">
            <text:p>153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803" calcext:value-type="float">
            <text:p>803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office:value-type="float" office:value="365" calcext:value-type="float">
            <text:p>365</text:p>
          </table:table-cell>
          <table:table-cell office:value-type="float" office:value="118.5" calcext:value-type="float">
            <text:p>118,5</text:p>
          </table:table-cell>
          <table:table-cell office:value-type="float" office:value="47.5" calcext:value-type="float">
            <text:p>47,5</text:p>
          </table:table-cell>
          <table:table-cell office:value-type="float" office:value="137" calcext:value-type="float">
            <text:p>137</text:p>
          </table:table-cell>
          <table:table-cell office:value-type="float" office:value="140.5" calcext:value-type="float">
            <text:p>140,5</text:p>
          </table:table-cell>
          <table:table-cell office:value-type="float" office:value="84" calcext:value-type="float">
            <text:p>84</text:p>
          </table:table-cell>
          <table:table-cell office:value-type="float" office:value="304" calcext:value-type="float">
            <text:p>304</text:p>
          </table:table-cell>
          <table:table-cell office:value-type="float" office:value="219" calcext:value-type="float">
            <text:p>219</text:p>
          </table:table-cell>
          <table:table-cell office:value-type="float" office:value="129" calcext:value-type="float">
            <text:p>129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1312.5" calcext:value-type="float">
            <text:p>1312,5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41" calcext:value-type="float">
            <text:p>41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760" calcext:value-type="float">
            <text:p>76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office:value-type="float" office:value="4.9" calcext:value-type="float">
            <text:p>4,9</text:p>
          </table:table-cell>
          <table:table-cell office:value-type="float" office:value="6.2" calcext:value-type="float">
            <text:p>6,2</text:p>
          </table:table-cell>
          <table:table-cell office:value-type="float" office:value="6.5" calcext:value-type="float">
            <text:p>6,5</text:p>
          </table:table-cell>
          <table:table-cell office:value-type="float" office:value="1.3" calcext:value-type="float">
            <text:p>1,3</text:p>
          </table:table-cell>
          <table:table-cell office:value-type="float" office:value="18.9" calcext:value-type="float">
            <text:p>18,9</text:p>
          </table:table-cell>
          <table:table-cell office:value-type="float" office:value="9.8" calcext:value-type="float">
            <text:p>9,8</text:p>
          </table:table-cell>
          <table:table-cell office:value-type="float" office:value="4.6" calcext:value-type="float">
            <text:p>4,6</text:p>
          </table:table-cell>
          <table:table-cell office:value-type="float" office:value="5.2" calcext:value-type="float">
            <text:p>5,2</text:p>
          </table:table-cell>
          <table:table-cell office:value-type="float" office:value="0.7" calcext:value-type="float">
            <text:p>0,7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3.5" calcext:value-type="float">
            <text:p>33,5</text:p>
          </table:table-cell>
          <table:table-cell office:value-type="float" office:value="31.5" calcext:value-type="float">
            <text:p>31,5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32.5" calcext:value-type="float">
            <text:p>32,5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02.5" calcext:value-type="float">
            <text:p>302,5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55.5" calcext:value-type="float">
            <text:p>55,5</text:p>
          </table:table-cell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131" calcext:value-type="float">
            <text:p>131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615.5" calcext:value-type="float">
            <text:p>615,5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286" calcext:value-type="float">
            <text:p>286</text:p>
          </table:table-cell>
          <table:table-cell office:value-type="float" office:value="65.5" calcext:value-type="float">
            <text:p>65,5</text:p>
          </table:table-cell>
          <table:table-cell office:value-type="float" office:value="29.5" calcext:value-type="float">
            <text:p>29,5</text:p>
          </table:table-cell>
          <table:table-cell office:value-type="float" office:value="67" calcext:value-type="float">
            <text:p>67</text:p>
          </table:table-cell>
          <table:table-cell office:value-type="float" office:value="87.5" calcext:value-type="float">
            <text:p>87,5</text:p>
          </table:table-cell>
          <table:table-cell office:value-type="float" office:value="42" calcext:value-type="float">
            <text:p>42</text:p>
          </table:table-cell>
          <table:table-cell office:value-type="float" office:value="176" calcext:value-type="float">
            <text:p>176</text:p>
          </table:table-cell>
          <table:table-cell office:value-type="float" office:value="146" calcext:value-type="float">
            <text:p>146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764.5" calcext:value-type="float">
            <text:p>764,5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float" office:value="49" calcext:value-type="float">
            <text:p>49</text:p>
          </table:table-cell>
          <table:table-cell office:value-type="float" office:value="9.5" calcext:value-type="float">
            <text:p>9,5</text:p>
          </table:table-cell>
          <table:table-cell office:value-type="float" office:value="23.5" calcext:value-type="float">
            <text:p>23,5</text:p>
          </table:table-cell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49" calcext:value-type="float">
            <text:p>449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2.6" calcext:value-type="float">
            <text:p>2,6</text:p>
          </table:table-cell>
          <table:table-cell office:value-type="float" office:value="0.5" calcext:value-type="float">
            <text:p>0,5</text:p>
          </table:table-cell>
          <table:table-cell office:value-type="float" office:value="7.7" calcext:value-type="float">
            <text:p>7,7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,9</text:p>
          </table:table-cell>
          <table:table-cell office:value-type="float" office:value="2.1" calcext:value-type="float">
            <text:p>2,1</text:p>
          </table:table-cell>
          <table:table-cell office:value-type="float" office:value="0.3" calcext:value-type="float">
            <text:p>0,3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10.5" calcext:value-type="float">
            <text:p>10,5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1.9" calcext:value-type="float">
            <text:p>1,9</text:p>
          </table:table-cell>
          <table:table-cell office:value-type="float" office:value="6.6" calcext:value-type="float">
            <text:p>6,6</text:p>
          </table:table-cell>
          <table:table-cell office:value-type="float" office:value="5.7" calcext:value-type="float">
            <text:p>5,7</text:p>
          </table:table-cell>
          <table:table-cell office:value-type="float" office:value="1.9" calcext:value-type="float">
            <text:p>1,9</text:p>
          </table:table-cell>
          <table:table-cell office:value-type="float" office:value="12.3" calcext:value-type="float">
            <text:p>12,3</text:p>
          </table:table-cell>
          <table:table-cell office:value-type="float" office:value="8.5" calcext:value-type="float">
            <text:p>8,5</text:p>
          </table:table-cell>
          <table:table-cell table:number-columns-repeated="2" office:value-type="float" office:value="4.7" calcext:value-type="float">
            <text:p>4,7</text:p>
          </table:table-cell>
          <table:table-cell office:value-type="float" office:value="3.8" calcext:value-type="float">
            <text:p>3,8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8.5" calcext:value-type="float">
            <text:p>208,5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.5" calcext:value-type="float">
            <text:p>26,5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20.5" calcext:value-type="float">
            <text:p>320,5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8.5" calcext:value-type="float">
            <text:p>28,5</text:p>
          </table:table-cell>
          <table:table-cell office:value-type="float" office:value="21.5" calcext:value-type="float">
            <text:p>21,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162" calcext:value-type="float">
            <text:p>162</text:p>
          </table:table-cell>
          <table:table-cell office:value-type="float" office:value="50" calcext:value-type="float">
            <text:p>50</text:p>
          </table:table-cell>
          <table:table-cell office:value-type="float" office:value="29.5" calcext:value-type="float">
            <text:p>29,5</text:p>
          </table:table-cell>
          <table:table-cell office:value-type="float" office:value="72" calcext:value-type="float">
            <text:p>72</text:p>
          </table:table-cell>
          <table:table-cell office:value-type="float" office:value="48.5" calcext:value-type="float">
            <text:p>48,5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80" calcext:value-type="float">
            <text:p>58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 office:value-type="float" office:value="27.5" calcext:value-type="float">
            <text:p>27,5</text:p>
          </table:table-cell>
          <table:table-cell office:value-type="float" office:value="17" calcext:value-type="float">
            <text:p>17</text:p>
          </table:table-cell>
          <table:table-cell office:value-type="float" office:value="47.5" calcext:value-type="float">
            <text:p>47,5</text:p>
          </table:table-cell>
          <table:table-cell office:value-type="float" office:value="57.5" calcext:value-type="float">
            <text:p>57,5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555.5" calcext:value-type="float">
            <text:p>555,5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289" calcext:value-type="float">
            <text:p>289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106" calcext:value-type="float">
            <text:p>106</text:p>
          </table:table-cell>
          <table:table-cell office:value-type="float" office:value="73.5" calcext:value-type="float">
            <text:p>73,5</text:p>
          </table:table-cell>
          <table:table-cell office:value-type="float" office:value="165" calcext:value-type="float">
            <text:p>165</text:p>
          </table:table-cell>
          <table:table-cell office:value-type="float" office:value="216" calcext:value-type="float">
            <text:p>216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69" calcext:value-type="float">
            <text:p>69</text:p>
          </table:table-cell>
          <table:table-cell office:value-type="float" office:value="1167.5" calcext:value-type="float">
            <text:p>1167,5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108" calcext:value-type="float">
            <text:p>108</text:p>
          </table:table-cell>
          <table:table-cell office:value-type="float" office:value="23.5" calcext:value-type="float">
            <text:p>23,5</text:p>
          </table:table-cell>
          <table:table-cell office:value-type="float" office:value="19" calcext:value-type="float">
            <text:p>19</text:p>
          </table:table-cell>
          <table:table-cell office:value-type="float" office:value="52.5" calcext:value-type="float">
            <text:p>52,5</text:p>
          </table:table-cell>
          <table:table-cell office:value-type="float" office:value="60.5" calcext:value-type="float">
            <text:p>60,5</text:p>
          </table:table-cell>
          <table:table-cell office:value-type="float" office:value="43.5" calcext:value-type="float">
            <text:p>43,5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.5" calcext:value-type="float">
            <text:p>28,5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15.5" calcext:value-type="float">
            <text:p>315,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54.5" calcext:value-type="float">
            <text:p>54,5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4.5" calcext:value-type="float">
            <text:p>324,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office:value-type="float" office:value="51.5" calcext:value-type="float">
            <text:p>51,5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83.5" calcext:value-type="float">
            <text:p>83,5</text:p>
          </table:table-cell>
          <table:table-cell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138" calcext:value-type="float">
            <text:p>138</text:p>
          </table:table-cell>
          <table:table-cell office:value-type="float" office:value="48.5" calcext:value-type="float">
            <text:p>48,5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46.5" calcext:value-type="float">
            <text:p>46,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459" calcext:value-type="float">
            <text:p>459</text:p>
          </table:table-cell>
          <table:table-cell office:value-type="float" office:value="99" calcext:value-type="float">
            <text:p>99</text:p>
          </table:table-cell>
          <table:table-cell office:value-type="float" office:value="49.5" calcext:value-type="float">
            <text:p>49,5</text:p>
          </table:table-cell>
          <table:table-cell office:value-type="float" office:value="119.5" calcext:value-type="float">
            <text:p>119,5</text:p>
          </table:table-cell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office:value-type="float" office:value="273" calcext:value-type="float">
            <text:p>273</text:p>
          </table:table-cell>
          <table:table-cell office:value-type="float" office:value="235" calcext:value-type="float">
            <text:p>235</text:p>
          </table:table-cell>
          <table:table-cell office:value-type="float" office:value="144" calcext:value-type="float">
            <text:p>144</text:p>
          </table:table-cell>
          <table:table-cell office:value-type="float" office:value="121" calcext:value-type="float">
            <text:p>121</text:p>
          </table:table-cell>
          <table:table-cell office:value-type="float" office:value="36" calcext:value-type="float">
            <text:p>36</text:p>
          </table:table-cell>
          <table:table-cell office:value-type="float" office:value="1318" calcext:value-type="float">
            <text:p>1318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131" calcext:value-type="float">
            <text:p>13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564" calcext:value-type="float">
            <text:p>564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.5" calcext:value-type="float">
            <text:p>11,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2.5" calcext:value-type="float">
            <text:p>152,5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1" calcext:value-type="float">
            <text:p>141</text:p>
          </table:table-cell>
          <table:table-cell office:value-type="float" office:value="637" calcext:value-type="float">
            <text:p>637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office:value-type="float" office:value="155" calcext:value-type="float">
            <text:p>155</text:p>
          </table:table-cell>
          <table:table-cell office:value-type="float" office:value="217.5" calcext:value-type="float">
            <text:p>217,5</text:p>
          </table:table-cell>
          <table:table-cell office:value-type="float" office:value="150" calcext:value-type="float">
            <text:p>150</text:p>
          </table:table-cell>
          <table:table-cell office:value-type="float" office:value="357.5" calcext:value-type="float">
            <text:p>357,5</text:p>
          </table:table-cell>
          <table:table-cell office:value-type="float" office:value="359" calcext:value-type="float">
            <text:p>359</text:p>
          </table:table-cell>
          <table:table-cell office:value-type="float" office:value="221" calcext:value-type="float">
            <text:p>221</text:p>
          </table:table-cell>
          <table:table-cell office:value-type="float" office:value="208" calcext:value-type="float">
            <text:p>208</text:p>
          </table:table-cell>
          <table:table-cell office:value-type="float" office:value="40" calcext:value-type="float">
            <text:p>40</text:p>
          </table:table-cell>
          <table:table-cell office:value-type="float" office:value="1930" calcext:value-type="float">
            <text:p>193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float" office:value="277" calcext:value-type="float">
            <text:p>277</text:p>
          </table:table-cell>
          <table:table-cell office:value-type="float" office:value="80.5" calcext:value-type="float">
            <text:p>80,5</text:p>
          </table:table-cell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office:value-type="float" office:value="118" calcext:value-type="float">
            <text:p>118</text:p>
          </table:table-cell>
          <table:table-cell office:value-type="float" office:value="50" calcext:value-type="float">
            <text:p>50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float" office:value="953.5" calcext:value-type="float">
            <text:p>953,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3.5" calcext:value-type="float">
            <text:p>13,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376.5" calcext:value-type="float">
            <text:p>376,5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1.7" calcext:value-type="float">
            <text:p>1,7</text:p>
          </table:table-cell>
          <table:table-cell office:value-type="float" office:value="5.1" calcext:value-type="float">
            <text:p>5,1</text:p>
          </table:table-cell>
          <table:table-cell office:value-type="float" office:value="2.6" calcext:value-type="float">
            <text:p>2,6</text:p>
          </table:table-cell>
          <table:table-cell office:value-type="float" office:value="5.2" calcext:value-type="float">
            <text:p>5,2</text:p>
          </table:table-cell>
          <table:table-cell office:value-type="float" office:value="10.3" calcext:value-type="float">
            <text:p>10,3</text:p>
          </table:table-cell>
          <table:table-cell office:value-type="float" office:value="11.2" calcext:value-type="float">
            <text:p>11,2</text:p>
          </table:table-cell>
          <table:table-cell office:value-type="float" office:value="19.7" calcext:value-type="float">
            <text:p>19,7</text:p>
          </table:table-cell>
          <table:table-cell office:value-type="float" office:value="12.9" calcext:value-type="float">
            <text:p>12,9</text:p>
          </table:table-cell>
          <table:table-cell office:value-type="float" office:value="1.7" calcext:value-type="float">
            <text:p>1,7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dcar_nat</text:p>
          </table:table-cell>
          <table:table-cell office:value-type="string" calcext:value-type="string">
            <text:p>ind_0_3</text:p>
          </table:table-cell>
          <table:table-cell office:value-type="string" calcext:value-type="string">
            <text:p>ind_4_5</text:p>
          </table:table-cell>
          <table:table-cell office:value-type="string" calcext:value-type="string">
            <text:p>ind_6_10</text:p>
          </table:table-cell>
          <table:table-cell office:value-type="string" calcext:value-type="string">
            <text:p>ind_11_17</text:p>
          </table:table-cell>
          <table:table-cell office:value-type="string" calcext:value-type="string">
            <text:p>ind_18_24</text:p>
          </table:table-cell>
          <table:table-cell office:value-type="string" calcext:value-type="string">
            <text:p>ind_25_39</text:p>
          </table:table-cell>
          <table:table-cell office:value-type="string" calcext:value-type="string">
            <text:p>ind_40_54</text:p>
          </table:table-cell>
          <table:table-cell office:value-type="string" calcext:value-type="string">
            <text:p>ind_55_64</text:p>
          </table:table-cell>
          <table:table-cell office:value-type="string" calcext:value-type="string">
            <text:p>ind_65_79</text:p>
          </table:table-cell>
          <table:table-cell office:value-type="string" calcext:value-type="string">
            <text:p>ind_80p</text:p>
          </table:table-cell>
          <table:table-cell office:value-type="string" calcext:value-type="string">
            <text:p>total</text:p>
          </table:table-cell>
          <table:table-cell/>
          <table:table-cell table:style-name="ce5" table:formula="of:=CORREL([.B$2:.B$198];[.C$2:.C$198])" office:value-type="float" office:value="0.635331323964349" calcext:value-type="float">
            <text:p>0,6353</text:p>
          </table:table-cell>
          <table:table-cell table:number-columns-repeated="6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formula="of:=SUM([.B102:.K102])" office:value-type="float" office:value="3" calcext:value-type="float">
            <text:p>3</text:p>
          </table:table-cell>
          <table:table-cell table:number-columns-repeated="8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table:formula="of:=SUM([.B103:.K103])" office:value-type="float" office:value="6" calcext:value-type="float">
            <text:p>6</text:p>
          </table:table-cell>
          <table:table-cell table:number-columns-repeated="8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2.4" calcext:value-type="float">
            <text:p>2,4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table:formula="of:=SUM([.B104:.K104])" office:value-type="float" office:value="8" calcext:value-type="float">
            <text:p>8</text:p>
          </table:table-cell>
          <table:table-cell table:number-columns-repeated="8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2.4" calcext:value-type="float">
            <text:p>2,4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2.6" calcext:value-type="float">
            <text:p>2,6</text:p>
          </table:table-cell>
          <table:table-cell office:value-type="float" office:value="0.5" calcext:value-type="float">
            <text:p>0,5</text:p>
          </table:table-cell>
          <table:table-cell office:value-type="float" office:value="7.7" calcext:value-type="float">
            <text:p>7,7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,9</text:p>
          </table:table-cell>
          <table:table-cell office:value-type="float" office:value="2.1" calcext:value-type="float">
            <text:p>2,1</text:p>
          </table:table-cell>
          <table:table-cell office:value-type="float" office:value="0.3" calcext:value-type="float">
            <text:p>0,3</text:p>
          </table:table-cell>
          <table:table-cell table:formula="of:=SUM([.B105:.K105])" office:value-type="float" office:value="26" calcext:value-type="float">
            <text:p>26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06:.K106])" office:value-type="float" office:value="33" calcext:value-type="float">
            <text:p>33</text:p>
          </table:table-cell>
          <table:table-cell table:number-columns-repeated="8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B107:.K107])" office:value-type="float" office:value="45" calcext:value-type="float">
            <text:p>45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2.9" calcext:value-type="float">
            <text:p>2,9</text:p>
          </table:table-cell>
          <table:table-cell office:value-type="float" office:value="1.9" calcext:value-type="float">
            <text:p>1,9</text:p>
          </table:table-cell>
          <table:table-cell office:value-type="float" office:value="6.6" calcext:value-type="float">
            <text:p>6,6</text:p>
          </table:table-cell>
          <table:table-cell office:value-type="float" office:value="5.7" calcext:value-type="float">
            <text:p>5,7</text:p>
          </table:table-cell>
          <table:table-cell office:value-type="float" office:value="1.9" calcext:value-type="float">
            <text:p>1,9</text:p>
          </table:table-cell>
          <table:table-cell office:value-type="float" office:value="12.3" calcext:value-type="float">
            <text:p>12,3</text:p>
          </table:table-cell>
          <table:table-cell office:value-type="float" office:value="8.5" calcext:value-type="float">
            <text:p>8,5</text:p>
          </table:table-cell>
          <table:table-cell table:number-columns-repeated="2" office:value-type="float" office:value="4.7" calcext:value-type="float">
            <text:p>4,7</text:p>
          </table:table-cell>
          <table:table-cell office:value-type="float" office:value="3.8" calcext:value-type="float">
            <text:p>3,8</text:p>
          </table:table-cell>
          <table:table-cell table:formula="of:=SUM([.B108:.K108])" office:value-type="float" office:value="53" calcext:value-type="float">
            <text:p>53</text:p>
          </table:table-cell>
          <table:table-cell table:number-columns-repeated="8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5.9" calcext:value-type="float">
            <text:p>5,9</text:p>
          </table:table-cell>
          <table:table-cell office:value-type="float" office:value="4.9" calcext:value-type="float">
            <text:p>4,9</text:p>
          </table:table-cell>
          <table:table-cell office:value-type="float" office:value="6.2" calcext:value-type="float">
            <text:p>6,2</text:p>
          </table:table-cell>
          <table:table-cell office:value-type="float" office:value="6.5" calcext:value-type="float">
            <text:p>6,5</text:p>
          </table:table-cell>
          <table:table-cell office:value-type="float" office:value="1.3" calcext:value-type="float">
            <text:p>1,3</text:p>
          </table:table-cell>
          <table:table-cell office:value-type="float" office:value="18.9" calcext:value-type="float">
            <text:p>18,9</text:p>
          </table:table-cell>
          <table:table-cell office:value-type="float" office:value="9.8" calcext:value-type="float">
            <text:p>9,8</text:p>
          </table:table-cell>
          <table:table-cell office:value-type="float" office:value="4.6" calcext:value-type="float">
            <text:p>4,6</text:p>
          </table:table-cell>
          <table:table-cell office:value-type="float" office:value="5.2" calcext:value-type="float">
            <text:p>5,2</text:p>
          </table:table-cell>
          <table:table-cell office:value-type="float" office:value="0.7" calcext:value-type="float">
            <text:p>0,7</text:p>
          </table:table-cell>
          <table:table-cell table:formula="of:=SUM([.B109:.K109])" office:value-type="float" office:value="64" calcext:value-type="float">
            <text:p>64</text:p>
          </table:table-cell>
          <table:table-cell table:number-columns-repeated="8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110:.K110])" office:value-type="float" office:value="68" calcext:value-type="float">
            <text:p>68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2.6" calcext:value-type="float">
            <text:p>2,6</text:p>
          </table:table-cell>
          <table:table-cell office:value-type="float" office:value="1.7" calcext:value-type="float">
            <text:p>1,7</text:p>
          </table:table-cell>
          <table:table-cell office:value-type="float" office:value="5.1" calcext:value-type="float">
            <text:p>5,1</text:p>
          </table:table-cell>
          <table:table-cell office:value-type="float" office:value="2.6" calcext:value-type="float">
            <text:p>2,6</text:p>
          </table:table-cell>
          <table:table-cell office:value-type="float" office:value="5.2" calcext:value-type="float">
            <text:p>5,2</text:p>
          </table:table-cell>
          <table:table-cell office:value-type="float" office:value="10.3" calcext:value-type="float">
            <text:p>10,3</text:p>
          </table:table-cell>
          <table:table-cell office:value-type="float" office:value="11.2" calcext:value-type="float">
            <text:p>11,2</text:p>
          </table:table-cell>
          <table:table-cell office:value-type="float" office:value="19.7" calcext:value-type="float">
            <text:p>19,7</text:p>
          </table:table-cell>
          <table:table-cell office:value-type="float" office:value="12.9" calcext:value-type="float">
            <text:p>12,9</text:p>
          </table:table-cell>
          <table:table-cell office:value-type="float" office:value="1.7" calcext:value-type="float">
            <text:p>1,7</text:p>
          </table:table-cell>
          <table:table-cell table:formula="of:=SUM([.B111:.K111])" office:value-type="float" office:value="73" calcext:value-type="float">
            <text:p>73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B112:.K112])" office:value-type="float" office:value="80" calcext:value-type="float">
            <text:p>80</text:p>
          </table:table-cell>
          <table:table-cell table:number-columns-repeated="8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SUM([.B113:.K113])" office:value-type="float" office:value="82.5" calcext:value-type="float">
            <text:p>82,5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SUM([.B114:.K114])" office:value-type="float" office:value="122" calcext:value-type="float">
            <text:p>122</text:p>
          </table:table-cell>
          <table:table-cell table:number-columns-repeated="8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.5" calcext:value-type="float">
            <text:p>11,5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SUM([.B115:.K115])" office:value-type="float" office:value="148.5" calcext:value-type="float">
            <text:p>148,5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11.5" calcext:value-type="float">
            <text:p>11,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SUM([.B116:.K116])" office:value-type="float" office:value="152.5" calcext:value-type="float">
            <text:p>152,5</text:p>
          </table:table-cell>
          <table:table-cell table:number-columns-repeated="8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SUM([.B117:.K117])" office:value-type="float" office:value="166" calcext:value-type="float">
            <text:p>166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SUM([.B118:.K118])" office:value-type="float" office:value="170" calcext:value-type="float">
            <text:p>170</text:p>
          </table:table-cell>
          <table:table-cell table:number-columns-repeated="8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SUM([.B119:.K119])" office:value-type="float" office:value="175" calcext:value-type="float">
            <text:p>175</text:p>
          </table:table-cell>
          <table:table-cell table:number-columns-repeated="8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SUM([.B120:.K120])" office:value-type="float" office:value="181" calcext:value-type="float">
            <text:p>181</text:p>
          </table:table-cell>
          <table:table-cell table:number-columns-repeated="8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.5" calcext:value-type="float">
            <text:p>9,5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SUM([.B121:.K121])" office:value-type="float" office:value="187.5" calcext:value-type="float">
            <text:p>187,5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B122:.K122])" office:value-type="float" office:value="202" calcext:value-type="float">
            <text:p>202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[.B123:.K123])" office:value-type="float" office:value="208.5" calcext:value-type="float">
            <text:p>208,5</text:p>
          </table:table-cell>
          <table:table-cell table:number-columns-repeated="8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SUM([.B124:.K124])" office:value-type="float" office:value="211" calcext:value-type="float">
            <text:p>211</text:p>
          </table:table-cell>
          <table:table-cell table:number-columns-repeated="8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SUM([.B125:.K125])" office:value-type="float" office:value="222" calcext:value-type="float">
            <text:p>222</text:p>
          </table:table-cell>
          <table:table-cell table:number-columns-repeated="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,5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[.B126:.K126])" office:value-type="float" office:value="226.5" calcext:value-type="float">
            <text:p>226,5</text:p>
          </table:table-cell>
          <table:table-cell table:number-columns-repeated="8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SUM([.B127:.K127])" office:value-type="float" office:value="231" calcext:value-type="float">
            <text:p>231</text:p>
          </table:table-cell>
          <table:table-cell table:number-columns-repeated="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,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SUM([.B128:.K128])" office:value-type="float" office:value="232.5" calcext:value-type="float">
            <text:p>232,5</text:p>
          </table:table-cell>
          <table:table-cell table:number-columns-repeated="8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.5" calcext:value-type="float">
            <text:p>20,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formula="of:=SUM([.B129:.K129])" office:value-type="float" office:value="251.5" calcext:value-type="float">
            <text:p>251,5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10.5" calcext:value-type="float">
            <text:p>10,5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SUM([.B130:.K130])" office:value-type="float" office:value="263" calcext:value-type="float">
            <text:p>263</text:p>
          </table:table-cell>
          <table:table-cell table:number-columns-repeated="8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5.5" calcext:value-type="float">
            <text:p>15,5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SUM([.B131:.K131])" office:value-type="float" office:value="273.5" calcext:value-type="float">
            <text:p>273,5</text:p>
          </table:table-cell>
          <table:table-cell table:number-columns-repeated="8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5.5" calcext:value-type="float">
            <text:p>15,5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formula="of:=SUM([.B132:.K132])" office:value-type="float" office:value="278.5" calcext:value-type="float">
            <text:p>278,5</text:p>
          </table:table-cell>
          <table:table-cell table:number-columns-repeated="8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1.5" calcext:value-type="float">
            <text:p>11,5</text:p>
          </table:table-cell>
          <table:table-cell office:value-type="float" office:value="16.5" calcext:value-type="float">
            <text:p>16,5</text:p>
          </table:table-cell>
          <table:table-cell office:value-type="float" office:value="31.5" calcext:value-type="float">
            <text:p>31,5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SUM([.B133:.K133])" office:value-type="float" office:value="282.5" calcext:value-type="float">
            <text:p>282,5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8.5" calcext:value-type="float">
            <text:p>28,5</text:p>
          </table:table-cell>
          <table:table-cell office:value-type="float" office:value="36" calcext:value-type="float">
            <text:p>36</text:p>
          </table:table-cell>
          <table:table-cell office:value-type="float" office:value="23.5" calcext:value-type="float">
            <text:p>23,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SUM([.B134:.K134])" office:value-type="float" office:value="287" calcext:value-type="float">
            <text:p>287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SUM([.B135:.K135])" office:value-type="float" office:value="289" calcext:value-type="float">
            <text:p>289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32.5" calcext:value-type="float">
            <text:p>32,5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SUM([.B136:.K136])" office:value-type="float" office:value="293.5" calcext:value-type="float">
            <text:p>293,5</text:p>
          </table:table-cell>
          <table:table-cell table:number-columns-repeated="8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.5" calcext:value-type="float">
            <text:p>21,5</text:p>
          </table:table-cell>
          <table:table-cell office:value-type="float" office:value="32.5" calcext:value-type="float">
            <text:p>32,5</text:p>
          </table:table-cell>
          <table:table-cell office:value-type="float" office:value="28.5" calcext:value-type="float">
            <text:p>28,5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formula="of:=SUM([.B137:.K137])" office:value-type="float" office:value="300.5" calcext:value-type="float">
            <text:p>300,5</text:p>
          </table:table-cell>
          <table:table-cell table:number-columns-repeated="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formula="of:=SUM([.B138:.K138])" office:value-type="float" office:value="304" calcext:value-type="float">
            <text:p>304</text:p>
          </table:table-cell>
          <table:table-cell table:number-columns-repeated="8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15.5" calcext:value-type="float">
            <text:p>15,5</text:p>
          </table:table-cell>
          <table:table-cell office:value-type="float" office:value="10" calcext:value-type="float">
            <text:p>10</text:p>
          </table:table-cell>
          <table:table-cell office:value-type="float" office:value="26.5" calcext:value-type="float">
            <text:p>26,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formula="of:=SUM([.B139:.K139])" office:value-type="float" office:value="308" calcext:value-type="float">
            <text:p>308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.5" calcext:value-type="float">
            <text:p>28,5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SUM([.B140:.K140])" office:value-type="float" office:value="315.5" calcext:value-type="float">
            <text:p>315,5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.5" calcext:value-type="float">
            <text:p>26,5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SUM([.B141:.K141])" office:value-type="float" office:value="320.5" calcext:value-type="float">
            <text:p>320,5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3.5" calcext:value-type="float">
            <text:p>33,5</text:p>
          </table:table-cell>
          <table:table-cell office:value-type="float" office:value="31.5" calcext:value-type="float">
            <text:p>31,5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formula="of:=SUM([.B142:.K142])" office:value-type="float" office:value="323" calcext:value-type="float">
            <text:p>323</text:p>
          </table:table-cell>
          <table:table-cell table:number-columns-repeated="8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6.5" calcext:value-type="float">
            <text:p>26,5</text:p>
          </table:table-cell>
          <table:table-cell office:value-type="float" office:value="36.5" calcext:value-type="float">
            <text:p>36,5</text:p>
          </table:table-cell>
          <table:table-cell office:value-type="float" office:value="18.5" calcext:value-type="float">
            <text:p>18,5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SUM([.B143:.K143])" office:value-type="float" office:value="324.5" calcext:value-type="float">
            <text:p>324,5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54.5" calcext:value-type="float">
            <text:p>54,5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SUM([.B144:.K144])" office:value-type="float" office:value="324.5" calcext:value-type="float">
            <text:p>324,5</text:p>
          </table:table-cell>
          <table:table-cell table:number-columns-repeated="8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formula="of:=SUM([.B145:.K145])" office:value-type="float" office:value="329" calcext:value-type="float">
            <text:p>329</text:p>
          </table:table-cell>
          <table:table-cell table:number-columns-repeated="8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5.5" calcext:value-type="float">
            <text:p>25,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SUM([.B146:.K146])" office:value-type="float" office:value="336.5" calcext:value-type="float">
            <text:p>336,5</text:p>
          </table:table-cell>
          <table:table-cell table:number-columns-repeated="8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28" calcext:value-type="float">
            <text:p>28</text:p>
          </table:table-cell>
          <table:table-cell office:value-type="float" office:value="39.5" calcext:value-type="float">
            <text:p>39,5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SUM([.B147:.K147])" office:value-type="float" office:value="361" calcext:value-type="float">
            <text:p>361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office:value-type="float" office:value="13.5" calcext:value-type="float">
            <text:p>13,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formula="of:=SUM([.B148:.K148])" office:value-type="float" office:value="376.5" calcext:value-type="float">
            <text:p>376,5</text:p>
          </table:table-cell>
          <table:table-cell table:number-columns-repeated="8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.5" calcext:value-type="float">
            <text:p>20,5</text:p>
          </table:table-cell>
          <table:table-cell office:value-type="float" office:value="28" calcext:value-type="float">
            <text:p>28</text:p>
          </table:table-cell>
          <table:table-cell office:value-type="float" office:value="26.5" calcext:value-type="float">
            <text:p>26,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formula="of:=SUM([.B149:.K149])" office:value-type="float" office:value="380" calcext:value-type="float">
            <text:p>38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28.5" calcext:value-type="float">
            <text:p>28,5</text:p>
          </table:table-cell>
          <table:table-cell office:value-type="float" office:value="21.5" calcext:value-type="float">
            <text:p>21,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SUM([.B150:.K150])" office:value-type="float" office:value="383" calcext:value-type="float">
            <text:p>383</text:p>
          </table:table-cell>
          <table:table-cell table:number-columns-repeated="8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formula="of:=SUM([.B151:.K151])" office:value-type="float" office:value="413" calcext:value-type="float">
            <text:p>413</text:p>
          </table:table-cell>
          <table:table-cell table:number-columns-repeated="8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1.5" calcext:value-type="float">
            <text:p>31,5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formula="of:=SUM([.B152:.K152])" office:value-type="float" office:value="416.5" calcext:value-type="float">
            <text:p>416,5</text:p>
          </table:table-cell>
          <table:table-cell table:number-columns-repeated="8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3.5" calcext:value-type="float">
            <text:p>13,5</text:p>
          </table:table-cell>
          <table:table-cell office:value-type="float" office:value="43.5" calcext:value-type="float">
            <text:p>43,5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92.5" calcext:value-type="float">
            <text:p>92,5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formula="of:=SUM([.B153:.K153])" office:value-type="float" office:value="428.5" calcext:value-type="float">
            <text:p>428,5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9.5" calcext:value-type="float">
            <text:p>9,5</text:p>
          </table:table-cell>
          <table:table-cell office:value-type="float" office:value="23.5" calcext:value-type="float">
            <text:p>23,5</text:p>
          </table:table-cell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SUM([.B154:.K154])" office:value-type="float" office:value="449" calcext:value-type="float">
            <text:p>449</text:p>
          </table:table-cell>
          <table:table-cell table:number-columns-repeated="8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3.5" calcext:value-type="float">
            <text:p>13,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.5" calcext:value-type="float">
            <text:p>37,5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table:formula="of:=SUM([.B155:.K155])" office:value-type="float" office:value="451" calcext:value-type="float">
            <text:p>451</text:p>
          </table:table-cell>
          <table:table-cell table:number-columns-repeated="8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formula="of:=SUM([.B156:.K156])" office:value-type="float" office:value="454" calcext:value-type="float">
            <text:p>454</text:p>
          </table:table-cell>
          <table:table-cell table:number-columns-repeated="8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28.5" calcext:value-type="float">
            <text:p>28,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formula="of:=SUM([.B157:.K157])" office:value-type="float" office:value="456.5" calcext:value-type="float">
            <text:p>456,5</text:p>
          </table:table-cell>
          <table:table-cell table:number-columns-repeated="8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formula="of:=SUM([.B158:.K158])" office:value-type="float" office:value="457" calcext:value-type="float">
            <text:p>457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formula="of:=SUM([.B159:.K159])" office:value-type="float" office:value="464" calcext:value-type="float">
            <text:p>464</text:p>
          </table:table-cell>
          <table:table-cell table:number-columns-repeated="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1.5" calcext:value-type="float">
            <text:p>51,5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formula="of:=SUM([.B160:.K160])" office:value-type="float" office:value="470.5" calcext:value-type="float">
            <text:p>470,5</text:p>
          </table:table-cell>
          <table:table-cell table:number-columns-repeated="8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8.5" calcext:value-type="float">
            <text:p>18,5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table:formula="of:=SUM([.B161:.K161])" office:value-type="float" office:value="488.5" calcext:value-type="float">
            <text:p>488,5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23.5" calcext:value-type="float">
            <text:p>23,5</text:p>
          </table:table-cell>
          <table:table-cell office:value-type="float" office:value="19" calcext:value-type="float">
            <text:p>19</text:p>
          </table:table-cell>
          <table:table-cell office:value-type="float" office:value="52.5" calcext:value-type="float">
            <text:p>52,5</text:p>
          </table:table-cell>
          <table:table-cell office:value-type="float" office:value="60.5" calcext:value-type="float">
            <text:p>60,5</text:p>
          </table:table-cell>
          <table:table-cell office:value-type="float" office:value="43.5" calcext:value-type="float">
            <text:p>43,5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table:formula="of:=SUM([.B162:.K162])" office:value-type="float" office:value="493" calcext:value-type="float">
            <text:p>493</text:p>
          </table:table-cell>
          <table:table-cell table:number-columns-repeated="8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32.5" calcext:value-type="float">
            <text:p>32,5</text:p>
          </table:table-cell>
          <table:table-cell office:value-type="float" office:value="22.5" calcext:value-type="float">
            <text:p>22,5</text:p>
          </table:table-cell>
          <table:table-cell table:number-columns-repeated="2" office:value-type="float" office:value="60.5" calcext:value-type="float">
            <text:p>60,5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formula="of:=SUM([.B163:.K163])" office:value-type="float" office:value="526" calcext:value-type="float">
            <text:p>526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27.5" calcext:value-type="float">
            <text:p>27,5</text:p>
          </table:table-cell>
          <table:table-cell office:value-type="float" office:value="17" calcext:value-type="float">
            <text:p>17</text:p>
          </table:table-cell>
          <table:table-cell office:value-type="float" office:value="47.5" calcext:value-type="float">
            <text:p>47,5</text:p>
          </table:table-cell>
          <table:table-cell office:value-type="float" office:value="57.5" calcext:value-type="float">
            <text:p>57,5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formula="of:=SUM([.B164:.K164])" office:value-type="float" office:value="538.5" calcext:value-type="float">
            <text:p>538,5</text:p>
          </table:table-cell>
          <table:table-cell table:number-columns-repeated="8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office:value-type="float" office:value="134" calcext:value-type="float">
            <text:p>134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B165:.K165])" office:value-type="float" office:value="540" calcext:value-type="float">
            <text:p>540</text:p>
          </table:table-cell>
          <table:table-cell table:number-columns-repeated="8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6.5" calcext:value-type="float">
            <text:p>36,5</text:p>
          </table:table-cell>
          <table:table-cell office:value-type="float" office:value="42.5" calcext:value-type="float">
            <text:p>42,5</text:p>
          </table:table-cell>
          <table:table-cell office:value-type="float" office:value="22" calcext:value-type="float">
            <text:p>22</text:p>
          </table:table-cell>
          <table:table-cell office:value-type="float" office:value="151.5" calcext:value-type="float">
            <text:p>151,5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table:formula="of:=SUM([.B166:.K166])" office:value-type="float" office:value="550.5" calcext:value-type="float">
            <text:p>550,5</text:p>
          </table:table-cell>
          <table:table-cell table:number-columns-repeated="8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42.5" calcext:value-type="float">
            <text:p>42,5</text:p>
          </table:table-cell>
          <table:table-cell office:value-type="float" office:value="48.5" calcext:value-type="float">
            <text:p>48,5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  <table:table-cell office:value-type="float" office:value="118" calcext:value-type="float">
            <text:p>118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formula="of:=SUM([.B167:.K167])" office:value-type="float" office:value="562" calcext:value-type="float">
            <text:p>562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formula="of:=SUM([.B168:.K168])" office:value-type="float" office:value="564" calcext:value-type="float">
            <text:p>564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9.5" calcext:value-type="float">
            <text:p>29,5</text:p>
          </table:table-cell>
          <table:table-cell office:value-type="float" office:value="72" calcext:value-type="float">
            <text:p>72</text:p>
          </table:table-cell>
          <table:table-cell office:value-type="float" office:value="48.5" calcext:value-type="float">
            <text:p>48,5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SUM([.B169:.K169])" office:value-type="float" office:value="573" calcext:value-type="float">
            <text:p>573</text:p>
          </table:table-cell>
          <table:table-cell table:number-columns-repeated="8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25.5" calcext:value-type="float">
            <text:p>25,5</text:p>
          </table:table-cell>
          <table:table-cell office:value-type="float" office:value="112" calcext:value-type="float">
            <text:p>112</text:p>
          </table:table-cell>
          <table:table-cell office:value-type="float" office:value="131" calcext:value-type="float">
            <text:p>131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formula="of:=SUM([.B170:.K170])" office:value-type="float" office:value="574.5" calcext:value-type="float">
            <text:p>574,5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55.5" calcext:value-type="float">
            <text:p>55,5</text:p>
          </table:table-cell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131" calcext:value-type="float">
            <text:p>131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B171:.K171])" office:value-type="float" office:value="614.5" calcext:value-type="float">
            <text:p>614,5</text:p>
          </table:table-cell>
          <table:table-cell table:number-columns-repeated="8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formula="of:=SUM([.B172:.K172])" office:value-type="float" office:value="620" calcext:value-type="float">
            <text:p>620</text:p>
          </table:table-cell>
          <table:table-cell table:number-columns-repeated="8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67.5" calcext:value-type="float">
            <text:p>67,5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formula="of:=SUM([.B173:.K173])" office:value-type="float" office:value="621.5" calcext:value-type="float">
            <text:p>621,5</text:p>
          </table:table-cell>
          <table:table-cell table:number-columns-repeated="8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49.5" calcext:value-type="float">
            <text:p>49,5</text:p>
          </table:table-cell>
          <table:table-cell office:value-type="float" office:value="77.5" calcext:value-type="float">
            <text:p>77,5</text:p>
          </table:table-cell>
          <table:table-cell office:value-type="float" office:value="52.5" calcext:value-type="float">
            <text:p>52,5</text:p>
          </table:table-cell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SUM([.B174:.K174])" office:value-type="float" office:value="623.5" calcext:value-type="float">
            <text:p>623,5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51.5" calcext:value-type="float">
            <text:p>51,5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83.5" calcext:value-type="float">
            <text:p>83,5</text:p>
          </table:table-cell>
          <table:table-cell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formula="of:=SUM([.B175:.K175])" office:value-type="float" office:value="631" calcext:value-type="float">
            <text:p>631</text:p>
          </table:table-cell>
          <table:table-cell table:number-columns-repeated="8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29.5" calcext:value-type="float">
            <text:p>29,5</text:p>
          </table:table-cell>
          <table:table-cell office:value-type="float" office:value="66.5" calcext:value-type="float">
            <text:p>66,5</text:p>
          </table:table-cell>
          <table:table-cell office:value-type="float" office:value="57.5" calcext:value-type="float">
            <text:p>57,5</text:p>
          </table:table-cell>
          <table:table-cell office:value-type="float" office:value="50" calcext:value-type="float">
            <text:p>50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B176:.K176])" office:value-type="float" office:value="649.5" calcext:value-type="float">
            <text:p>649,5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80.5" calcext:value-type="float">
            <text:p>80,5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table:formula="of:=SUM([.B177:.K177])" office:value-type="float" office:value="659.5" calcext:value-type="float">
            <text:p>659,5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48.5" calcext:value-type="float">
            <text:p>48,5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46.5" calcext:value-type="float">
            <text:p>46,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table:formula="of:=SUM([.B178:.K178])" office:value-type="float" office:value="663" calcext:value-type="float">
            <text:p>663</text:p>
          </table:table-cell>
          <table:table-cell table:number-columns-repeated="8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60.5" calcext:value-type="float">
            <text:p>60,5</text:p>
          </table:table-cell>
          <table:table-cell office:value-type="float" office:value="20.5" calcext:value-type="float">
            <text:p>20,5</text:p>
          </table:table-cell>
          <table:table-cell office:value-type="float" office:value="41.5" calcext:value-type="float">
            <text:p>41,5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222" calcext:value-type="float">
            <text:p>222</text:p>
          </table:table-cell>
          <table:table-cell office:value-type="float" office:value="145" calcext:value-type="float">
            <text:p>145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table:formula="of:=SUM([.B179:.K179])" office:value-type="float" office:value="729.5" calcext:value-type="float">
            <text:p>729,5</text:p>
          </table:table-cell>
          <table:table-cell table:number-columns-repeated="8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44.5" calcext:value-type="float">
            <text:p>44,5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68.5" calcext:value-type="float">
            <text:p>68,5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table:formula="of:=SUM([.B180:.K180])" office:value-type="float" office:value="734" calcext:value-type="float">
            <text:p>734</text:p>
          </table:table-cell>
          <table:table-cell table:number-columns-repeated="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41" calcext:value-type="float">
            <text:p>41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SUM([.B181:.K181])" office:value-type="float" office:value="751" calcext:value-type="float">
            <text:p>751</text:p>
          </table:table-cell>
          <table:table-cell table:number-columns-repeated="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table:formula="of:=SUM([.B182:.K182])" office:value-type="float" office:value="754" calcext:value-type="float">
            <text:p>754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65.5" calcext:value-type="float">
            <text:p>65,5</text:p>
          </table:table-cell>
          <table:table-cell office:value-type="float" office:value="29.5" calcext:value-type="float">
            <text:p>29,5</text:p>
          </table:table-cell>
          <table:table-cell office:value-type="float" office:value="67" calcext:value-type="float">
            <text:p>67</text:p>
          </table:table-cell>
          <table:table-cell office:value-type="float" office:value="87.5" calcext:value-type="float">
            <text:p>87,5</text:p>
          </table:table-cell>
          <table:table-cell office:value-type="float" office:value="42" calcext:value-type="float">
            <text:p>42</text:p>
          </table:table-cell>
          <table:table-cell office:value-type="float" office:value="176" calcext:value-type="float">
            <text:p>176</text:p>
          </table:table-cell>
          <table:table-cell office:value-type="float" office:value="146" calcext:value-type="float">
            <text:p>146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table:formula="of:=SUM([.B183:.K183])" office:value-type="float" office:value="756.5" calcext:value-type="float">
            <text:p>756,5</text:p>
          </table:table-cell>
          <table:table-cell table:number-columns-repeated="8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74.5" calcext:value-type="float">
            <text:p>74,5</text:p>
          </table:table-cell>
          <table:table-cell office:value-type="float" office:value="36.5" calcext:value-type="float">
            <text:p>36,5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212" calcext:value-type="float">
            <text:p>212</text:p>
          </table:table-cell>
          <table:table-cell office:value-type="float" office:value="164" calcext:value-type="float">
            <text:p>164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SUM([.B184:.K184])" office:value-type="float" office:value="760" calcext:value-type="float">
            <text:p>760</text:p>
          </table:table-cell>
          <table:table-cell table:number-columns-repeated="8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22.5" calcext:value-type="float">
            <text:p>22,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187" calcext:value-type="float">
            <text:p>187</text:p>
          </table:table-cell>
          <table:table-cell office:value-type="float" office:value="146" calcext:value-type="float">
            <text:p>146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formula="of:=SUM([.B185:.K185])" office:value-type="float" office:value="770.5" calcext:value-type="float">
            <text:p>770,5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59.5" calcext:value-type="float">
            <text:p>59,5</text:p>
          </table:table-cell>
          <table:table-cell office:value-type="float" office:value="30.5" calcext:value-type="float">
            <text:p>30,5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181" calcext:value-type="float">
            <text:p>181</text:p>
          </table:table-cell>
          <table:table-cell office:value-type="float" office:value="153" calcext:value-type="float">
            <text:p>153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SUM([.B186:.K186])" office:value-type="float" office:value="803" calcext:value-type="float">
            <text:p>803</text:p>
          </table:table-cell>
          <table:table-cell table:number-columns-repeated="8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59.5" calcext:value-type="float">
            <text:p>59,5</text:p>
          </table:table-cell>
          <table:table-cell office:value-type="float" office:value="29.5" calcext:value-type="float">
            <text:p>29,5</text:p>
          </table:table-cell>
          <table:table-cell office:value-type="float" office:value="60.5" calcext:value-type="float">
            <text:p>60,5</text:p>
          </table:table-cell>
          <table:table-cell office:value-type="float" office:value="56.5" calcext:value-type="float">
            <text:p>56,5</text:p>
          </table:table-cell>
          <table:table-cell office:value-type="float" office:value="44.5" calcext:value-type="float">
            <text:p>44,5</text:p>
          </table:table-cell>
          <table:table-cell office:value-type="float" office:value="203" calcext:value-type="float">
            <text:p>203</text:p>
          </table:table-cell>
          <table:table-cell office:value-type="float" office:value="166" calcext:value-type="float">
            <text:p>166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table:formula="of:=SUM([.B187:.K187])" office:value-type="float" office:value="838.5" calcext:value-type="float">
            <text:p>838,5</text:p>
          </table:table-cell>
          <table:table-cell table:number-columns-repeated="8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77.5" calcext:value-type="float">
            <text:p>77,5</text:p>
          </table:table-cell>
          <table:table-cell office:value-type="float" office:value="53" calcext:value-type="float">
            <text:p>53</text:p>
          </table:table-cell>
          <table:table-cell office:value-type="float" office:value="243" calcext:value-type="float">
            <text:p>243</text:p>
          </table:table-cell>
          <table:table-cell office:value-type="float" office:value="187" calcext:value-type="float">
            <text:p>187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table:formula="of:=SUM([.B188:.K188])" office:value-type="float" office:value="904.5" calcext:value-type="float">
            <text:p>904,5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80.5" calcext:value-type="float">
            <text:p>80,5</text:p>
          </table:table-cell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office:value-type="float" office:value="118" calcext:value-type="float">
            <text:p>118</text:p>
          </table:table-cell>
          <table:table-cell office:value-type="float" office:value="50" calcext:value-type="float">
            <text:p>50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table:formula="of:=SUM([.B189:.K189])" office:value-type="float" office:value="952.5" calcext:value-type="float">
            <text:p>952,5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7.5" calcext:value-type="float">
            <text:p>77,5</text:p>
          </table:table-cell>
          <table:table-cell office:value-type="float" office:value="35.5" calcext:value-type="float">
            <text:p>35,5</text:p>
          </table:table-cell>
          <table:table-cell office:value-type="float" office:value="111.5" calcext:value-type="float">
            <text:p>111,5</text:p>
          </table:table-cell>
          <table:table-cell office:value-type="float" office:value="119" calcext:value-type="float">
            <text:p>119</text:p>
          </table:table-cell>
          <table:table-cell office:value-type="float" office:value="87.5" calcext:value-type="float">
            <text:p>87,5</text:p>
          </table:table-cell>
          <table:table-cell office:value-type="float" office:value="198" calcext:value-type="float">
            <text:p>198</text:p>
          </table:table-cell>
          <table:table-cell office:value-type="float" office:value="218" calcext:value-type="float">
            <text:p>218</text:p>
          </table:table-cell>
          <table:table-cell office:value-type="float" office:value="119" calcext:value-type="float">
            <text:p>119</text:p>
          </table:table-cell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table:formula="of:=SUM([.B190:.K190])" office:value-type="float" office:value="1081" calcext:value-type="float">
            <text:p>108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56.5" calcext:value-type="float">
            <text:p>56,5</text:p>
          </table:table-cell>
          <table:table-cell office:value-type="float" office:value="120.5" calcext:value-type="float">
            <text:p>120,5</text:p>
          </table:table-cell>
          <table:table-cell office:value-type="float" office:value="158" calcext:value-type="float">
            <text:p>158</text:p>
          </table:table-cell>
          <table:table-cell office:value-type="float" office:value="80.5" calcext:value-type="float">
            <text:p>80,5</text:p>
          </table:table-cell>
          <table:table-cell office:value-type="float" office:value="196" calcext:value-type="float">
            <text:p>196</text:p>
          </table:table-cell>
          <table:table-cell office:value-type="float" office:value="221" calcext:value-type="float">
            <text:p>221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table:formula="of:=SUM([.B191:.K191])" office:value-type="float" office:value="1113.5" calcext:value-type="float">
            <text:p>1113,5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44.5" calcext:value-type="float">
            <text:p>44,5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float" office:value="79" calcext:value-type="float">
            <text:p>79</text:p>
          </table:table-cell>
          <table:table-cell office:value-type="float" office:value="215" calcext:value-type="float">
            <text:p>215</text:p>
          </table:table-cell>
          <table:table-cell office:value-type="float" office:value="228" calcext:value-type="float">
            <text:p>228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table:formula="of:=SUM([.B192:.K192])" office:value-type="float" office:value="1151.5" calcext:value-type="float">
            <text:p>1151,5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106" calcext:value-type="float">
            <text:p>106</text:p>
          </table:table-cell>
          <table:table-cell office:value-type="float" office:value="73.5" calcext:value-type="float">
            <text:p>73,5</text:p>
          </table:table-cell>
          <table:table-cell office:value-type="float" office:value="165" calcext:value-type="float">
            <text:p>165</text:p>
          </table:table-cell>
          <table:table-cell office:value-type="float" office:value="216" calcext:value-type="float">
            <text:p>216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69" calcext:value-type="float">
            <text:p>69</text:p>
          </table:table-cell>
          <table:table-cell table:formula="of:=SUM([.B193:.K193])" office:value-type="float" office:value="1157.5" calcext:value-type="float">
            <text:p>1157,5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8.5" calcext:value-type="float">
            <text:p>118,5</text:p>
          </table:table-cell>
          <table:table-cell office:value-type="float" office:value="47.5" calcext:value-type="float">
            <text:p>47,5</text:p>
          </table:table-cell>
          <table:table-cell office:value-type="float" office:value="137" calcext:value-type="float">
            <text:p>137</text:p>
          </table:table-cell>
          <table:table-cell office:value-type="float" office:value="140.5" calcext:value-type="float">
            <text:p>140,5</text:p>
          </table:table-cell>
          <table:table-cell office:value-type="float" office:value="84" calcext:value-type="float">
            <text:p>84</text:p>
          </table:table-cell>
          <table:table-cell office:value-type="float" office:value="304" calcext:value-type="float">
            <text:p>304</text:p>
          </table:table-cell>
          <table:table-cell office:value-type="float" office:value="219" calcext:value-type="float">
            <text:p>219</text:p>
          </table:table-cell>
          <table:table-cell office:value-type="float" office:value="129" calcext:value-type="float">
            <text:p>129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table:formula="of:=SUM([.B194:.K194])" office:value-type="float" office:value="1308.5" calcext:value-type="float">
            <text:p>1308,5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49.5" calcext:value-type="float">
            <text:p>49,5</text:p>
          </table:table-cell>
          <table:table-cell office:value-type="float" office:value="119.5" calcext:value-type="float">
            <text:p>119,5</text:p>
          </table:table-cell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office:value-type="float" office:value="273" calcext:value-type="float">
            <text:p>273</text:p>
          </table:table-cell>
          <table:table-cell office:value-type="float" office:value="235" calcext:value-type="float">
            <text:p>235</text:p>
          </table:table-cell>
          <table:table-cell office:value-type="float" office:value="144" calcext:value-type="float">
            <text:p>144</text:p>
          </table:table-cell>
          <table:table-cell office:value-type="float" office:value="121" calcext:value-type="float">
            <text:p>121</text:p>
          </table:table-cell>
          <table:table-cell office:value-type="float" office:value="36" calcext:value-type="float">
            <text:p>36</text:p>
          </table:table-cell>
          <table:table-cell table:formula="of:=SUM([.B195:.K195])" office:value-type="float" office:value="1309" calcext:value-type="float">
            <text:p>130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.5" calcext:value-type="float">
            <text:p>79,5</text:p>
          </table:table-cell>
          <table:table-cell office:value-type="float" office:value="49" calcext:value-type="float">
            <text:p>49</text:p>
          </table:table-cell>
          <table:table-cell office:value-type="float" office:value="112.5" calcext:value-type="float">
            <text:p>112,5</text:p>
          </table:table-cell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float" office:value="244" calcext:value-type="float">
            <text:p>244</text:p>
          </table:table-cell>
          <table:table-cell office:value-type="float" office:value="282" calcext:value-type="float">
            <text:p>282</text:p>
          </table:table-cell>
          <table:table-cell office:value-type="float" office:value="156" calcext:value-type="float">
            <text:p>156</text:p>
          </table:table-cell>
          <table:table-cell office:value-type="float" office:value="133" calcext:value-type="float">
            <text:p>133</text:p>
          </table:table-cell>
          <table:table-cell office:value-type="float" office:value="40" calcext:value-type="float">
            <text:p>40</text:p>
          </table:table-cell>
          <table:table-cell table:formula="of:=SUM([.B196:.K196])" office:value-type="float" office:value="1322" calcext:value-type="float">
            <text:p>1322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3.5" calcext:value-type="float">
            <text:p>113,5</text:p>
          </table:table-cell>
          <table:table-cell office:value-type="float" office:value="68" calcext:value-type="float">
            <text:p>68</text:p>
          </table:table-cell>
          <table:table-cell office:value-type="float" office:value="151.5" calcext:value-type="float">
            <text:p>151,5</text:p>
          </table:table-cell>
          <table:table-cell office:value-type="float" office:value="162.5" calcext:value-type="float">
            <text:p>162,5</text:p>
          </table:table-cell>
          <table:table-cell office:value-type="float" office:value="86.5" calcext:value-type="float">
            <text:p>86,5</text:p>
          </table:table-cell>
          <table:table-cell office:value-type="float" office:value="399" calcext:value-type="float">
            <text:p>399</text:p>
          </table:table-cell>
          <table:table-cell office:value-type="float" office:value="344" calcext:value-type="float">
            <text:p>344</text:p>
          </table:table-cell>
          <table:table-cell office:value-type="float" office:value="141" calcext:value-type="float">
            <text:p>141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table:formula="of:=SUM([.B197:.K197])" office:value-type="float" office:value="1575" calcext:value-type="float">
            <text:p>1575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office:value-type="float" office:value="155" calcext:value-type="float">
            <text:p>155</text:p>
          </table:table-cell>
          <table:table-cell office:value-type="float" office:value="217.5" calcext:value-type="float">
            <text:p>217,5</text:p>
          </table:table-cell>
          <table:table-cell office:value-type="float" office:value="150" calcext:value-type="float">
            <text:p>150</text:p>
          </table:table-cell>
          <table:table-cell office:value-type="float" office:value="357.5" calcext:value-type="float">
            <text:p>357,5</text:p>
          </table:table-cell>
          <table:table-cell office:value-type="float" office:value="359" calcext:value-type="float">
            <text:p>359</text:p>
          </table:table-cell>
          <table:table-cell office:value-type="float" office:value="221" calcext:value-type="float">
            <text:p>221</text:p>
          </table:table-cell>
          <table:table-cell office:value-type="float" office:value="208" calcext:value-type="float">
            <text:p>208</text:p>
          </table:table-cell>
          <table:table-cell office:value-type="float" office:value="40" calcext:value-type="float">
            <text:p>40</text:p>
          </table:table-cell>
          <table:table-cell table:formula="of:=SUM([.B198:.K198])" office:value-type="float" office:value="1910" calcext:value-type="float">
            <text:p>19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02:.B198])" office:value-type="float" office:value="3048" calcext:value-type="float">
            <text:p>3048</text:p>
          </table:table-cell>
          <table:table-cell table:formula="of:=SUM([.C102:.C198])" office:value-type="float" office:value="1608.1" calcext:value-type="float">
            <text:p>1608,1</text:p>
          </table:table-cell>
          <table:table-cell table:formula="of:=SUM([.D102:.D198])" office:value-type="float" office:value="3875.7" calcext:value-type="float">
            <text:p>3875,7</text:p>
          </table:table-cell>
          <table:table-cell table:formula="of:=SUM([.E102:.E198])" office:value-type="float" office:value="4738.8" calcext:value-type="float">
            <text:p>4738,8</text:p>
          </table:table-cell>
          <table:table-cell table:formula="of:=SUM([.F102:.F198])" office:value-type="float" office:value="3256.6" calcext:value-type="float">
            <text:p>3256,6</text:p>
          </table:table-cell>
          <table:table-cell table:formula="of:=SUM([.G102:.G198])" office:value-type="float" office:value="9533.8" calcext:value-type="float">
            <text:p>9533,8</text:p>
          </table:table-cell>
          <table:table-cell table:formula="of:=SUM([.H102:.H198])" office:value-type="float" office:value="9219.7" calcext:value-type="float">
            <text:p>9219,7</text:p>
          </table:table-cell>
          <table:table-cell table:formula="of:=SUM([.I102:.I198])" office:value-type="float" office:value="4961.1" calcext:value-type="float">
            <text:p>4961,1</text:p>
          </table:table-cell>
          <table:table-cell table:formula="of:=SUM([.J102:.J198])" office:value-type="float" office:value="4213.3" calcext:value-type="float">
            <text:p>4213,3</text:p>
          </table:table-cell>
          <table:table-cell table:formula="of:=SUM([.K102:.K198])" office:value-type="float" office:value="1461.9" calcext:value-type="float">
            <text:p>1461,9</text:p>
          </table:table-cell>
          <table:table-cell table:formula="of:=SUM([.B199:.K199])" office:value-type="float" office:value="45917" calcext:value-type="float">
            <text:p>45917</text:p>
          </table:table-cell>
          <table:table-cell table:number-columns-repeated="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EFFECTIF THEORIQ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car_nat</text:p>
          </table:table-cell>
          <table:table-cell office:value-type="string" calcext:value-type="string">
            <text:p>ind_0_3</text:p>
          </table:table-cell>
          <table:table-cell office:value-type="string" calcext:value-type="string">
            <text:p>ind_4_5</text:p>
          </table:table-cell>
          <table:table-cell office:value-type="string" calcext:value-type="string">
            <text:p>ind_6_10</text:p>
          </table:table-cell>
          <table:table-cell office:value-type="string" calcext:value-type="string">
            <text:p>ind_11_17</text:p>
          </table:table-cell>
          <table:table-cell office:value-type="string" calcext:value-type="string">
            <text:p>ind_18_24</text:p>
          </table:table-cell>
          <table:table-cell office:value-type="string" calcext:value-type="string">
            <text:p>ind_25_39</text:p>
          </table:table-cell>
          <table:table-cell office:value-type="string" calcext:value-type="string">
            <text:p>ind_40_54</text:p>
          </table:table-cell>
          <table:table-cell office:value-type="string" calcext:value-type="string">
            <text:p>ind_55_64</text:p>
          </table:table-cell>
          <table:table-cell office:value-type="string" calcext:value-type="string">
            <text:p>ind_65_79</text:p>
          </table:table-cell>
          <table:table-cell office:value-type="string" calcext:value-type="string">
            <text:p>ind_80p</text:p>
          </table:table-cell>
          <table:table-cell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L102]/[.$L$199]*[.B$199]" office:value-type="float" office:value="0.199141930004138" calcext:value-type="float">
            <text:p>0,199141930004138</text:p>
          </table:table-cell>
          <table:table-cell table:formula="of:=[.$L102]/[.$L$199]*[.C$199]" office:value-type="float" office:value="0.105065661955267" calcext:value-type="float">
            <text:p>0,105065661955267</text:p>
          </table:table-cell>
          <table:table-cell table:formula="of:=[.$L102]/[.$L$199]*[.D$199]" office:value-type="float" office:value="0.253219940327112" calcext:value-type="float">
            <text:p>0,253219940327112</text:p>
          </table:table-cell>
          <table:table-cell table:formula="of:=[.$L102]/[.$L$199]*[.E$199]" office:value-type="float" office:value="0.309610819522181" calcext:value-type="float">
            <text:p>0,309610819522181</text:p>
          </table:table-cell>
          <table:table-cell table:formula="of:=[.$L102]/[.$L$199]*[.F$199]" office:value-type="float" office:value="0.212770869176993" calcext:value-type="float">
            <text:p>0,212770869176993</text:p>
          </table:table-cell>
          <table:table-cell table:formula="of:=[.$L102]/[.$L$199]*[.G$199]" office:value-type="float" office:value="0.622893481717011" calcext:value-type="float">
            <text:p>0,622893481717011</text:p>
          </table:table-cell>
          <table:table-cell table:formula="of:=[.$L102]/[.$L$199]*[.H$199]" office:value-type="float" office:value="0.602371670623081" calcext:value-type="float">
            <text:p>0,602371670623081</text:p>
          </table:table-cell>
          <table:table-cell table:formula="of:=[.$L102]/[.$L$199]*[.I$199]" office:value-type="float" office:value="0.324134852015593" calcext:value-type="float">
            <text:p>0,324134852015593</text:p>
          </table:table-cell>
          <table:table-cell table:formula="of:=[.$L102]/[.$L$199]*[.J$199]" office:value-type="float" office:value="0.275277130474552" calcext:value-type="float">
            <text:p>0,275277130474552</text:p>
          </table:table-cell>
          <table:table-cell table:formula="of:=[.$L102]/[.$L$199]*[.K$199]" office:value-type="float" office:value="0.0955136441840713" calcext:value-type="float">
            <text:p>0,0955136441840713</text:p>
          </table:table-cell>
          <table:table-cell table:formula="of:=SUM([.B205:.K205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L103]/[.$L$199]*[.B$199]" office:value-type="float" office:value="0.398283860008276" calcext:value-type="float">
            <text:p>0,398283860008276</text:p>
          </table:table-cell>
          <table:table-cell table:formula="of:=[.$L103]/[.$L$199]*[.C$199]" office:value-type="float" office:value="0.210131323910534" calcext:value-type="float">
            <text:p>0,210131323910534</text:p>
          </table:table-cell>
          <table:table-cell table:formula="of:=[.$L103]/[.$L$199]*[.D$199]" office:value-type="float" office:value="0.506439880654224" calcext:value-type="float">
            <text:p>0,506439880654224</text:p>
          </table:table-cell>
          <table:table-cell table:formula="of:=[.$L103]/[.$L$199]*[.E$199]" office:value-type="float" office:value="0.619221639044363" calcext:value-type="float">
            <text:p>0,619221639044363</text:p>
          </table:table-cell>
          <table:table-cell table:formula="of:=[.$L103]/[.$L$199]*[.F$199]" office:value-type="float" office:value="0.425541738353987" calcext:value-type="float">
            <text:p>0,425541738353987</text:p>
          </table:table-cell>
          <table:table-cell table:formula="of:=[.$L103]/[.$L$199]*[.G$199]" office:value-type="float" office:value="1.24578696343402" calcext:value-type="float">
            <text:p>1,24578696343402</text:p>
          </table:table-cell>
          <table:table-cell table:formula="of:=[.$L103]/[.$L$199]*[.H$199]" office:value-type="float" office:value="1.20474334124616" calcext:value-type="float">
            <text:p>1,20474334124616</text:p>
          </table:table-cell>
          <table:table-cell table:formula="of:=[.$L103]/[.$L$199]*[.I$199]" office:value-type="float" office:value="0.648269704031187" calcext:value-type="float">
            <text:p>0,648269704031187</text:p>
          </table:table-cell>
          <table:table-cell table:formula="of:=[.$L103]/[.$L$199]*[.J$199]" office:value-type="float" office:value="0.550554260949104" calcext:value-type="float">
            <text:p>0,550554260949104</text:p>
          </table:table-cell>
          <table:table-cell table:formula="of:=[.$L103]/[.$L$199]*[.K$199]" office:value-type="float" office:value="0.191027288368143" calcext:value-type="float">
            <text:p>0,191027288368143</text:p>
          </table:table-cell>
          <table:table-cell table:formula="of:=SUM([.B206:.K206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L104]/[.$L$199]*[.B$199]" office:value-type="float" office:value="0.531045146677701" calcext:value-type="float">
            <text:p>0,531045146677701</text:p>
          </table:table-cell>
          <table:table-cell table:formula="of:=[.$L104]/[.$L$199]*[.C$199]" office:value-type="float" office:value="0.280175098547379" calcext:value-type="float">
            <text:p>0,280175098547379</text:p>
          </table:table-cell>
          <table:table-cell table:formula="of:=[.$L104]/[.$L$199]*[.D$199]" office:value-type="float" office:value="0.675253174205632" calcext:value-type="float">
            <text:p>0,675253174205632</text:p>
          </table:table-cell>
          <table:table-cell table:formula="of:=[.$L104]/[.$L$199]*[.E$199]" office:value-type="float" office:value="0.82562885205915" calcext:value-type="float">
            <text:p>0,82562885205915</text:p>
          </table:table-cell>
          <table:table-cell table:formula="of:=[.$L104]/[.$L$199]*[.F$199]" office:value-type="float" office:value="0.567388984471982" calcext:value-type="float">
            <text:p>0,567388984471982</text:p>
          </table:table-cell>
          <table:table-cell table:formula="of:=[.$L104]/[.$L$199]*[.G$199]" office:value-type="float" office:value="1.6610492845787" calcext:value-type="float">
            <text:p>1,6610492845787</text:p>
          </table:table-cell>
          <table:table-cell table:formula="of:=[.$L104]/[.$L$199]*[.H$199]" office:value-type="float" office:value="1.60632445499488" calcext:value-type="float">
            <text:p>1,60632445499488</text:p>
          </table:table-cell>
          <table:table-cell table:formula="of:=[.$L104]/[.$L$199]*[.I$199]" office:value-type="float" office:value="0.864359605374916" calcext:value-type="float">
            <text:p>0,864359605374916</text:p>
          </table:table-cell>
          <table:table-cell table:formula="of:=[.$L104]/[.$L$199]*[.J$199]" office:value-type="float" office:value="0.734072347932139" calcext:value-type="float">
            <text:p>0,734072347932139</text:p>
          </table:table-cell>
          <table:table-cell table:formula="of:=[.$L104]/[.$L$199]*[.K$199]" office:value-type="float" office:value="0.254703051157523" calcext:value-type="float">
            <text:p>0,254703051157523</text:p>
          </table:table-cell>
          <table:table-cell table:formula="of:=SUM([.B207:.K207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L105]/[.$L$199]*[.B$199]" office:value-type="float" office:value="1.72589672670253" calcext:value-type="float">
            <text:p>1,72589672670253</text:p>
          </table:table-cell>
          <table:table-cell table:formula="of:=[.$L105]/[.$L$199]*[.C$199]" office:value-type="float" office:value="0.910569070278982" calcext:value-type="float">
            <text:p>0,910569070278982</text:p>
          </table:table-cell>
          <table:table-cell table:formula="of:=[.$L105]/[.$L$199]*[.D$199]" office:value-type="float" office:value="2.1945728161683" calcext:value-type="float">
            <text:p>2,1945728161683</text:p>
          </table:table-cell>
          <table:table-cell table:formula="of:=[.$L105]/[.$L$199]*[.E$199]" office:value-type="float" office:value="2.68329376919224" calcext:value-type="float">
            <text:p>2,68329376919224</text:p>
          </table:table-cell>
          <table:table-cell table:formula="of:=[.$L105]/[.$L$199]*[.F$199]" office:value-type="float" office:value="1.84401419953394" calcext:value-type="float">
            <text:p>1,84401419953394</text:p>
          </table:table-cell>
          <table:table-cell table:formula="of:=[.$L105]/[.$L$199]*[.G$199]" office:value-type="float" office:value="5.39841017488076" calcext:value-type="float">
            <text:p>5,39841017488076</text:p>
          </table:table-cell>
          <table:table-cell table:formula="of:=[.$L105]/[.$L$199]*[.H$199]" office:value-type="float" office:value="5.22055447873337" calcext:value-type="float">
            <text:p>5,22055447873337</text:p>
          </table:table-cell>
          <table:table-cell table:formula="of:=[.$L105]/[.$L$199]*[.I$199]" office:value-type="float" office:value="2.80916871746848" calcext:value-type="float">
            <text:p>2,80916871746848</text:p>
          </table:table-cell>
          <table:table-cell table:formula="of:=[.$L105]/[.$L$199]*[.J$199]" office:value-type="float" office:value="2.38573513077945" calcext:value-type="float">
            <text:p>2,38573513077945</text:p>
          </table:table-cell>
          <table:table-cell table:formula="of:=[.$L105]/[.$L$199]*[.K$199]" office:value-type="float" office:value="0.827784916261951" calcext:value-type="float">
            <text:p>0,827784916261951</text:p>
          </table:table-cell>
          <table:table-cell table:formula="of:=SUM([.B208:.K208])"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L106]/[.$L$199]*[.B$199]" office:value-type="float" office:value="2.19056123004552" calcext:value-type="float">
            <text:p>2,19056123004552</text:p>
          </table:table-cell>
          <table:table-cell table:formula="of:=[.$L106]/[.$L$199]*[.C$199]" office:value-type="float" office:value="1.15572228150794" calcext:value-type="float">
            <text:p>1,15572228150794</text:p>
          </table:table-cell>
          <table:table-cell table:formula="of:=[.$L106]/[.$L$199]*[.D$199]" office:value-type="float" office:value="2.78541934359823" calcext:value-type="float">
            <text:p>2,78541934359823</text:p>
          </table:table-cell>
          <table:table-cell table:formula="of:=[.$L106]/[.$L$199]*[.E$199]" office:value-type="float" office:value="3.40571901474399" calcext:value-type="float">
            <text:p>3,40571901474399</text:p>
          </table:table-cell>
          <table:table-cell table:formula="of:=[.$L106]/[.$L$199]*[.F$199]" office:value-type="float" office:value="2.34047956094693" calcext:value-type="float">
            <text:p>2,34047956094693</text:p>
          </table:table-cell>
          <table:table-cell table:formula="of:=[.$L106]/[.$L$199]*[.G$199]" office:value-type="float" office:value="6.85182829888712" calcext:value-type="float">
            <text:p>6,85182829888712</text:p>
          </table:table-cell>
          <table:table-cell table:formula="of:=[.$L106]/[.$L$199]*[.H$199]" office:value-type="float" office:value="6.62608837685389" calcext:value-type="float">
            <text:p>6,62608837685389</text:p>
          </table:table-cell>
          <table:table-cell table:formula="of:=[.$L106]/[.$L$199]*[.I$199]" office:value-type="float" office:value="3.56548337217153" calcext:value-type="float">
            <text:p>3,56548337217153</text:p>
          </table:table-cell>
          <table:table-cell table:formula="of:=[.$L106]/[.$L$199]*[.J$199]" office:value-type="float" office:value="3.02804843522007" calcext:value-type="float">
            <text:p>3,02804843522007</text:p>
          </table:table-cell>
          <table:table-cell table:formula="of:=[.$L106]/[.$L$199]*[.K$199]" office:value-type="float" office:value="1.05065008602478" calcext:value-type="float">
            <text:p>1,05065008602478</text:p>
          </table:table-cell>
          <table:table-cell table:formula="of:=SUM([.B209:.K209])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L107]/[.$L$199]*[.B$199]" office:value-type="float" office:value="2.98712895006207" calcext:value-type="float">
            <text:p>2,98712895006207</text:p>
          </table:table-cell>
          <table:table-cell table:formula="of:=[.$L107]/[.$L$199]*[.C$199]" office:value-type="float" office:value="1.57598492932901" calcext:value-type="float">
            <text:p>1,57598492932901</text:p>
          </table:table-cell>
          <table:table-cell table:formula="of:=[.$L107]/[.$L$199]*[.D$199]" office:value-type="float" office:value="3.79829910490668" calcext:value-type="float">
            <text:p>3,79829910490668</text:p>
          </table:table-cell>
          <table:table-cell table:formula="of:=[.$L107]/[.$L$199]*[.E$199]" office:value-type="float" office:value="4.64416229283272" calcext:value-type="float">
            <text:p>4,64416229283272</text:p>
          </table:table-cell>
          <table:table-cell table:formula="of:=[.$L107]/[.$L$199]*[.F$199]" office:value-type="float" office:value="3.1915630376549" calcext:value-type="float">
            <text:p>3,1915630376549</text:p>
          </table:table-cell>
          <table:table-cell table:formula="of:=[.$L107]/[.$L$199]*[.G$199]" office:value-type="float" office:value="9.34340222575517" calcext:value-type="float">
            <text:p>9,34340222575517</text:p>
          </table:table-cell>
          <table:table-cell table:formula="of:=[.$L107]/[.$L$199]*[.H$199]" office:value-type="float" office:value="9.03557505934621" calcext:value-type="float">
            <text:p>9,03557505934621</text:p>
          </table:table-cell>
          <table:table-cell table:formula="of:=[.$L107]/[.$L$199]*[.I$199]" office:value-type="float" office:value="4.8620227802339" calcext:value-type="float">
            <text:p>4,8620227802339</text:p>
          </table:table-cell>
          <table:table-cell table:formula="of:=[.$L107]/[.$L$199]*[.J$199]" office:value-type="float" office:value="4.12915695711828" calcext:value-type="float">
            <text:p>4,12915695711828</text:p>
          </table:table-cell>
          <table:table-cell table:formula="of:=[.$L107]/[.$L$199]*[.K$199]" office:value-type="float" office:value="1.43270466276107" calcext:value-type="float">
            <text:p>1,43270466276107</text:p>
          </table:table-cell>
          <table:table-cell table:formula="of:=SUM([.B210:.K210])"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L108]/[.$L$199]*[.B$199]" office:value-type="float" office:value="3.51817409673977" calcext:value-type="float">
            <text:p>3,51817409673977</text:p>
          </table:table-cell>
          <table:table-cell table:formula="of:=[.$L108]/[.$L$199]*[.C$199]" office:value-type="float" office:value="1.85616002787639" calcext:value-type="float">
            <text:p>1,85616002787639</text:p>
          </table:table-cell>
          <table:table-cell table:formula="of:=[.$L108]/[.$L$199]*[.D$199]" office:value-type="float" office:value="4.47355227911231" calcext:value-type="float">
            <text:p>4,47355227911231</text:p>
          </table:table-cell>
          <table:table-cell table:formula="of:=[.$L108]/[.$L$199]*[.E$199]" office:value-type="float" office:value="5.46979114489187" calcext:value-type="float">
            <text:p>5,46979114489187</text:p>
          </table:table-cell>
          <table:table-cell table:formula="of:=[.$L108]/[.$L$199]*[.F$199]" office:value-type="float" office:value="3.75895202212688" calcext:value-type="float">
            <text:p>3,75895202212688</text:p>
          </table:table-cell>
          <table:table-cell table:formula="of:=[.$L108]/[.$L$199]*[.G$199]" office:value-type="float" office:value="11.0044515103339" calcext:value-type="float">
            <text:p>11,0044515103339</text:p>
          </table:table-cell>
          <table:table-cell table:formula="of:=[.$L108]/[.$L$199]*[.H$199]" office:value-type="float" office:value="10.6418995143411" calcext:value-type="float">
            <text:p>10,6418995143411</text:p>
          </table:table-cell>
          <table:table-cell table:formula="of:=[.$L108]/[.$L$199]*[.I$199]" office:value-type="float" office:value="5.72638238560882" calcext:value-type="float">
            <text:p>5,72638238560882</text:p>
          </table:table-cell>
          <table:table-cell table:formula="of:=[.$L108]/[.$L$199]*[.J$199]" office:value-type="float" office:value="4.86322930505042" calcext:value-type="float">
            <text:p>4,86322930505042</text:p>
          </table:table-cell>
          <table:table-cell table:formula="of:=[.$L108]/[.$L$199]*[.K$199]" office:value-type="float" office:value="1.68740771391859" calcext:value-type="float">
            <text:p>1,68740771391859</text:p>
          </table:table-cell>
          <table:table-cell table:formula="of:=SUM([.B211:.K211])"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L109]/[.$L$199]*[.B$199]" office:value-type="float" office:value="4.24836117342161" calcext:value-type="float">
            <text:p>4,24836117342161</text:p>
          </table:table-cell>
          <table:table-cell table:formula="of:=[.$L109]/[.$L$199]*[.C$199]" office:value-type="float" office:value="2.24140078837903" calcext:value-type="float">
            <text:p>2,24140078837903</text:p>
          </table:table-cell>
          <table:table-cell table:formula="of:=[.$L109]/[.$L$199]*[.D$199]" office:value-type="float" office:value="5.40202539364506" calcext:value-type="float">
            <text:p>5,40202539364506</text:p>
          </table:table-cell>
          <table:table-cell table:formula="of:=[.$L109]/[.$L$199]*[.E$199]" office:value-type="float" office:value="6.6050308164732" calcext:value-type="float">
            <text:p>6,6050308164732</text:p>
          </table:table-cell>
          <table:table-cell table:formula="of:=[.$L109]/[.$L$199]*[.F$199]" office:value-type="float" office:value="4.53911187577586" calcext:value-type="float">
            <text:p>4,53911187577586</text:p>
          </table:table-cell>
          <table:table-cell table:formula="of:=[.$L109]/[.$L$199]*[.G$199]" office:value-type="float" office:value="13.2883942766296" calcext:value-type="float">
            <text:p>13,2883942766296</text:p>
          </table:table-cell>
          <table:table-cell table:formula="of:=[.$L109]/[.$L$199]*[.H$199]" office:value-type="float" office:value="12.8505956399591" calcext:value-type="float">
            <text:p>12,8505956399591</text:p>
          </table:table-cell>
          <table:table-cell table:formula="of:=[.$L109]/[.$L$199]*[.I$199]" office:value-type="float" office:value="6.91487684299933" calcext:value-type="float">
            <text:p>6,91487684299933</text:p>
          </table:table-cell>
          <table:table-cell table:formula="of:=[.$L109]/[.$L$199]*[.J$199]" office:value-type="float" office:value="5.87257878345711" calcext:value-type="float">
            <text:p>5,87257878345711</text:p>
          </table:table-cell>
          <table:table-cell table:formula="of:=[.$L109]/[.$L$199]*[.K$199]" office:value-type="float" office:value="2.03762440926019" calcext:value-type="float">
            <text:p>2,03762440926019</text:p>
          </table:table-cell>
          <table:table-cell table:formula="of:=SUM([.B212:.K212]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L110]/[.$L$199]*[.B$199]" office:value-type="float" office:value="4.51388374676046" calcext:value-type="float">
            <text:p>4,51388374676046</text:p>
          </table:table-cell>
          <table:table-cell table:formula="of:=[.$L110]/[.$L$199]*[.C$199]" office:value-type="float" office:value="2.38148833765272" calcext:value-type="float">
            <text:p>2,38148833765272</text:p>
          </table:table-cell>
          <table:table-cell table:formula="of:=[.$L110]/[.$L$199]*[.D$199]" office:value-type="float" office:value="5.73965198074787" calcext:value-type="float">
            <text:p>5,73965198074787</text:p>
          </table:table-cell>
          <table:table-cell table:formula="of:=[.$L110]/[.$L$199]*[.E$199]" office:value-type="float" office:value="7.01784524250278" calcext:value-type="float">
            <text:p>7,01784524250278</text:p>
          </table:table-cell>
          <table:table-cell table:formula="of:=[.$L110]/[.$L$199]*[.F$199]" office:value-type="float" office:value="4.82280636801185" calcext:value-type="float">
            <text:p>4,82280636801185</text:p>
          </table:table-cell>
          <table:table-cell table:formula="of:=[.$L110]/[.$L$199]*[.G$199]" office:value-type="float" office:value="14.1189189189189" calcext:value-type="float">
            <text:p>14,1189189189189</text:p>
          </table:table-cell>
          <table:table-cell table:formula="of:=[.$L110]/[.$L$199]*[.H$199]" office:value-type="float" office:value="13.6537578674565" calcext:value-type="float">
            <text:p>13,6537578674565</text:p>
          </table:table-cell>
          <table:table-cell table:formula="of:=[.$L110]/[.$L$199]*[.I$199]" office:value-type="float" office:value="7.34705664568678" calcext:value-type="float">
            <text:p>7,34705664568678</text:p>
          </table:table-cell>
          <table:table-cell table:formula="of:=[.$L110]/[.$L$199]*[.J$199]" office:value-type="float" office:value="6.23961495742318" calcext:value-type="float">
            <text:p>6,23961495742318</text:p>
          </table:table-cell>
          <table:table-cell table:formula="of:=[.$L110]/[.$L$199]*[.K$199]" office:value-type="float" office:value="2.16497593483895" calcext:value-type="float">
            <text:p>2,16497593483895</text:p>
          </table:table-cell>
          <table:table-cell table:formula="of:=SUM([.B213:.K213])"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L111]/[.$L$199]*[.B$199]" office:value-type="float" office:value="4.84578696343402" calcext:value-type="float">
            <text:p>4,84578696343402</text:p>
          </table:table-cell>
          <table:table-cell table:formula="of:=[.$L111]/[.$L$199]*[.C$199]" office:value-type="float" office:value="2.55659777424483" calcext:value-type="float">
            <text:p>2,55659777424483</text:p>
          </table:table-cell>
          <table:table-cell table:formula="of:=[.$L111]/[.$L$199]*[.D$199]" office:value-type="float" office:value="6.16168521462639" calcext:value-type="float">
            <text:p>6,16168521462639</text:p>
          </table:table-cell>
          <table:table-cell table:formula="of:=[.$L111]/[.$L$199]*[.E$199]" office:value-type="float" office:value="7.53386327503975" calcext:value-type="float">
            <text:p>7,53386327503975</text:p>
          </table:table-cell>
          <table:table-cell table:formula="of:=[.$L111]/[.$L$199]*[.F$199]" office:value-type="float" office:value="5.17742448330684" calcext:value-type="float">
            <text:p>5,17742448330684</text:p>
          </table:table-cell>
          <table:table-cell table:formula="of:=[.$L111]/[.$L$199]*[.G$199]" office:value-type="float" office:value="15.1570747217806" calcext:value-type="float">
            <text:p>15,1570747217806</text:p>
          </table:table-cell>
          <table:table-cell table:formula="of:=[.$L111]/[.$L$199]*[.H$199]" office:value-type="float" office:value="14.6577106518283" calcext:value-type="float">
            <text:p>14,6577106518283</text:p>
          </table:table-cell>
          <table:table-cell table:formula="of:=[.$L111]/[.$L$199]*[.I$199]" office:value-type="float" office:value="7.88728139904611" calcext:value-type="float">
            <text:p>7,88728139904611</text:p>
          </table:table-cell>
          <table:table-cell table:formula="of:=[.$L111]/[.$L$199]*[.J$199]" office:value-type="float" office:value="6.69841017488076" calcext:value-type="float">
            <text:p>6,69841017488076</text:p>
          </table:table-cell>
          <table:table-cell table:formula="of:=[.$L111]/[.$L$199]*[.K$199]" office:value-type="float" office:value="2.3241653418124" calcext:value-type="float">
            <text:p>2,3241653418124</text:p>
          </table:table-cell>
          <table:table-cell table:formula="of:=SUM([.B214:.K214])"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L112]/[.$L$199]*[.B$199]" office:value-type="float" office:value="5.31045146677701" calcext:value-type="float">
            <text:p>5,31045146677701</text:p>
          </table:table-cell>
          <table:table-cell table:formula="of:=[.$L112]/[.$L$199]*[.C$199]" office:value-type="float" office:value="2.80175098547379" calcext:value-type="float">
            <text:p>2,80175098547379</text:p>
          </table:table-cell>
          <table:table-cell table:formula="of:=[.$L112]/[.$L$199]*[.D$199]" office:value-type="float" office:value="6.75253174205632" calcext:value-type="float">
            <text:p>6,75253174205632</text:p>
          </table:table-cell>
          <table:table-cell table:formula="of:=[.$L112]/[.$L$199]*[.E$199]" office:value-type="float" office:value="8.2562885205915" calcext:value-type="float">
            <text:p>8,2562885205915</text:p>
          </table:table-cell>
          <table:table-cell table:formula="of:=[.$L112]/[.$L$199]*[.F$199]" office:value-type="float" office:value="5.67388984471982" calcext:value-type="float">
            <text:p>5,67388984471982</text:p>
          </table:table-cell>
          <table:table-cell table:formula="of:=[.$L112]/[.$L$199]*[.G$199]" office:value-type="float" office:value="16.610492845787" calcext:value-type="float">
            <text:p>16,610492845787</text:p>
          </table:table-cell>
          <table:table-cell table:formula="of:=[.$L112]/[.$L$199]*[.H$199]" office:value-type="float" office:value="16.0632445499488" calcext:value-type="float">
            <text:p>16,0632445499488</text:p>
          </table:table-cell>
          <table:table-cell table:formula="of:=[.$L112]/[.$L$199]*[.I$199]" office:value-type="float" office:value="8.64359605374916" calcext:value-type="float">
            <text:p>8,64359605374916</text:p>
          </table:table-cell>
          <table:table-cell table:formula="of:=[.$L112]/[.$L$199]*[.J$199]" office:value-type="float" office:value="7.34072347932139" calcext:value-type="float">
            <text:p>7,34072347932139</text:p>
          </table:table-cell>
          <table:table-cell table:formula="of:=[.$L112]/[.$L$199]*[.K$199]" office:value-type="float" office:value="2.54703051157523" calcext:value-type="float">
            <text:p>2,54703051157523</text:p>
          </table:table-cell>
          <table:table-cell table:formula="of:=SUM([.B215:.K215])"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L113]/[.$L$199]*[.B$199]" office:value-type="float" office:value="5.47640307511379" calcext:value-type="float">
            <text:p>5,47640307511379</text:p>
          </table:table-cell>
          <table:table-cell table:formula="of:=[.$L113]/[.$L$199]*[.C$199]" office:value-type="float" office:value="2.88930570376985" calcext:value-type="float">
            <text:p>2,88930570376985</text:p>
          </table:table-cell>
          <table:table-cell table:formula="of:=[.$L113]/[.$L$199]*[.D$199]" office:value-type="float" office:value="6.96354835899558" calcext:value-type="float">
            <text:p>6,96354835899558</text:p>
          </table:table-cell>
          <table:table-cell table:formula="of:=[.$L113]/[.$L$199]*[.E$199]" office:value-type="float" office:value="8.51429753685999" calcext:value-type="float">
            <text:p>8,51429753685999</text:p>
          </table:table-cell>
          <table:table-cell table:formula="of:=[.$L113]/[.$L$199]*[.F$199]" office:value-type="float" office:value="5.85119890236731" calcext:value-type="float">
            <text:p>5,85119890236731</text:p>
          </table:table-cell>
          <table:table-cell table:formula="of:=[.$L113]/[.$L$199]*[.G$199]" office:value-type="float" office:value="17.1295707472178" calcext:value-type="float">
            <text:p>17,1295707472178</text:p>
          </table:table-cell>
          <table:table-cell table:formula="of:=[.$L113]/[.$L$199]*[.H$199]" office:value-type="float" office:value="16.5652209421347" calcext:value-type="float">
            <text:p>16,5652209421347</text:p>
          </table:table-cell>
          <table:table-cell table:formula="of:=[.$L113]/[.$L$199]*[.I$199]" office:value-type="float" office:value="8.91370843042882" calcext:value-type="float">
            <text:p>8,91370843042882</text:p>
          </table:table-cell>
          <table:table-cell table:formula="of:=[.$L113]/[.$L$199]*[.J$199]" office:value-type="float" office:value="7.57012108805018" calcext:value-type="float">
            <text:p>7,57012108805018</text:p>
          </table:table-cell>
          <table:table-cell table:formula="of:=[.$L113]/[.$L$199]*[.K$199]" office:value-type="float" office:value="2.62662521506196" calcext:value-type="float">
            <text:p>2,62662521506196</text:p>
          </table:table-cell>
          <table:table-cell table:formula="of:=SUM([.B216:.K216])" office:value-type="float" office:value="82.5" calcext:value-type="float">
            <text:p>82,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L114]/[.$L$199]*[.B$199]" office:value-type="float" office:value="8.09843848683494" calcext:value-type="float">
            <text:p>8,09843848683494</text:p>
          </table:table-cell>
          <table:table-cell table:formula="of:=[.$L114]/[.$L$199]*[.C$199]" office:value-type="float" office:value="4.27267025284753" calcext:value-type="float">
            <text:p>4,27267025284753</text:p>
          </table:table-cell>
          <table:table-cell table:formula="of:=[.$L114]/[.$L$199]*[.D$199]" office:value-type="float" office:value="10.2976109066359" calcext:value-type="float">
            <text:p>10,2976109066359</text:p>
          </table:table-cell>
          <table:table-cell table:formula="of:=[.$L114]/[.$L$199]*[.E$199]" office:value-type="float" office:value="12.590839993902" calcext:value-type="float">
            <text:p>12,590839993902</text:p>
          </table:table-cell>
          <table:table-cell table:formula="of:=[.$L114]/[.$L$199]*[.F$199]" office:value-type="float" office:value="8.65268201319773" calcext:value-type="float">
            <text:p>8,65268201319773</text:p>
          </table:table-cell>
          <table:table-cell table:formula="of:=[.$L114]/[.$L$199]*[.G$199]" office:value-type="float" office:value="25.3310015898251" calcext:value-type="float">
            <text:p>25,3310015898251</text:p>
          </table:table-cell>
          <table:table-cell table:formula="of:=[.$L114]/[.$L$199]*[.H$199]" office:value-type="float" office:value="24.496447938672" calcext:value-type="float">
            <text:p>24,496447938672</text:p>
          </table:table-cell>
          <table:table-cell table:formula="of:=[.$L114]/[.$L$199]*[.I$199]" office:value-type="float" office:value="13.1814839819675" calcext:value-type="float">
            <text:p>13,1814839819675</text:p>
          </table:table-cell>
          <table:table-cell table:formula="of:=[.$L114]/[.$L$199]*[.J$199]" office:value-type="float" office:value="11.1946033059651" calcext:value-type="float">
            <text:p>11,1946033059651</text:p>
          </table:table-cell>
          <table:table-cell table:formula="of:=[.$L114]/[.$L$199]*[.K$199]" office:value-type="float" office:value="3.88422153015223" calcext:value-type="float">
            <text:p>3,88422153015223</text:p>
          </table:table-cell>
          <table:table-cell table:formula="of:=SUM([.B217:.K217])" office:value-type="float" office:value="122" calcext:value-type="float">
            <text:p>12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L115]/[.$L$199]*[.B$199]" office:value-type="float" office:value="9.85752553520483" calcext:value-type="float">
            <text:p>9,85752553520483</text:p>
          </table:table-cell>
          <table:table-cell table:formula="of:=[.$L115]/[.$L$199]*[.C$199]" office:value-type="float" office:value="5.20075026678572" calcext:value-type="float">
            <text:p>5,20075026678572</text:p>
          </table:table-cell>
          <table:table-cell table:formula="of:=[.$L115]/[.$L$199]*[.D$199]" office:value-type="float" office:value="12.534387046192" calcext:value-type="float">
            <text:p>12,534387046192</text:p>
          </table:table-cell>
          <table:table-cell table:formula="of:=[.$L115]/[.$L$199]*[.E$199]" office:value-type="float" office:value="15.325735566348" calcext:value-type="float">
            <text:p>15,325735566348</text:p>
          </table:table-cell>
          <table:table-cell table:formula="of:=[.$L115]/[.$L$199]*[.F$199]" office:value-type="float" office:value="10.5321580242612" calcext:value-type="float">
            <text:p>10,5321580242612</text:p>
          </table:table-cell>
          <table:table-cell table:formula="of:=[.$L115]/[.$L$199]*[.G$199]" office:value-type="float" office:value="30.8332273449921" calcext:value-type="float">
            <text:p>30,8332273449921</text:p>
          </table:table-cell>
          <table:table-cell table:formula="of:=[.$L115]/[.$L$199]*[.H$199]" office:value-type="float" office:value="29.8173976958425" calcext:value-type="float">
            <text:p>29,8173976958425</text:p>
          </table:table-cell>
          <table:table-cell table:formula="of:=[.$L115]/[.$L$199]*[.I$199]" office:value-type="float" office:value="16.0446751747719" calcext:value-type="float">
            <text:p>16,0446751747719</text:p>
          </table:table-cell>
          <table:table-cell table:formula="of:=[.$L115]/[.$L$199]*[.J$199]" office:value-type="float" office:value="13.6262179584903" calcext:value-type="float">
            <text:p>13,6262179584903</text:p>
          </table:table-cell>
          <table:table-cell table:formula="of:=[.$L115]/[.$L$199]*[.K$199]" office:value-type="float" office:value="4.72792538711153" calcext:value-type="float">
            <text:p>4,72792538711153</text:p>
          </table:table-cell>
          <table:table-cell table:formula="of:=SUM([.B218:.K218])" office:value-type="float" office:value="148.5" calcext:value-type="float">
            <text:p>148,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L116]/[.$L$199]*[.B$199]" office:value-type="float" office:value="10.1230481085437" calcext:value-type="float">
            <text:p>10,1230481085437</text:p>
          </table:table-cell>
          <table:table-cell table:formula="of:=[.$L116]/[.$L$199]*[.C$199]" office:value-type="float" office:value="5.34083781605941" calcext:value-type="float">
            <text:p>5,34083781605941</text:p>
          </table:table-cell>
          <table:table-cell table:formula="of:=[.$L116]/[.$L$199]*[.D$199]" office:value-type="float" office:value="12.8720136332949" calcext:value-type="float">
            <text:p>12,8720136332949</text:p>
          </table:table-cell>
          <table:table-cell table:formula="of:=[.$L116]/[.$L$199]*[.E$199]" office:value-type="float" office:value="15.7385499923776" calcext:value-type="float">
            <text:p>15,7385499923776</text:p>
          </table:table-cell>
          <table:table-cell table:formula="of:=[.$L116]/[.$L$199]*[.F$199]" office:value-type="float" office:value="10.8158525164972" calcext:value-type="float">
            <text:p>10,8158525164972</text:p>
          </table:table-cell>
          <table:table-cell table:formula="of:=[.$L116]/[.$L$199]*[.G$199]" office:value-type="float" office:value="31.6637519872814" calcext:value-type="float">
            <text:p>31,6637519872814</text:p>
          </table:table-cell>
          <table:table-cell table:formula="of:=[.$L116]/[.$L$199]*[.H$199]" office:value-type="float" office:value="30.6205599233399" calcext:value-type="float">
            <text:p>30,6205599233399</text:p>
          </table:table-cell>
          <table:table-cell table:formula="of:=[.$L116]/[.$L$199]*[.I$199]" office:value-type="float" office:value="16.4768549774593" calcext:value-type="float">
            <text:p>16,4768549774593</text:p>
          </table:table-cell>
          <table:table-cell table:formula="of:=[.$L116]/[.$L$199]*[.J$199]" office:value-type="float" office:value="13.9932541324564" calcext:value-type="float">
            <text:p>13,9932541324564</text:p>
          </table:table-cell>
          <table:table-cell table:formula="of:=[.$L116]/[.$L$199]*[.K$199]" office:value-type="float" office:value="4.85527691269029" calcext:value-type="float">
            <text:p>4,85527691269029</text:p>
          </table:table-cell>
          <table:table-cell table:formula="of:=SUM([.B219:.K219])" office:value-type="float" office:value="152.5" calcext:value-type="float">
            <text:p>152,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L117]/[.$L$199]*[.B$199]" office:value-type="float" office:value="11.0191867935623" calcext:value-type="float">
            <text:p>11,0191867935623</text:p>
          </table:table-cell>
          <table:table-cell table:formula="of:=[.$L117]/[.$L$199]*[.C$199]" office:value-type="float" office:value="5.81363329485811" calcext:value-type="float">
            <text:p>5,81363329485811</text:p>
          </table:table-cell>
          <table:table-cell table:formula="of:=[.$L117]/[.$L$199]*[.D$199]" office:value-type="float" office:value="14.0115033647669" calcext:value-type="float">
            <text:p>14,0115033647669</text:p>
          </table:table-cell>
          <table:table-cell table:formula="of:=[.$L117]/[.$L$199]*[.E$199]" office:value-type="float" office:value="17.1317986802274" calcext:value-type="float">
            <text:p>17,1317986802274</text:p>
          </table:table-cell>
          <table:table-cell table:formula="of:=[.$L117]/[.$L$199]*[.F$199]" office:value-type="float" office:value="11.7733214277936" calcext:value-type="float">
            <text:p>11,7733214277936</text:p>
          </table:table-cell>
          <table:table-cell table:formula="of:=[.$L117]/[.$L$199]*[.G$199]" office:value-type="float" office:value="34.4667726550079" calcext:value-type="float">
            <text:p>34,4667726550079</text:p>
          </table:table-cell>
          <table:table-cell table:formula="of:=[.$L117]/[.$L$199]*[.H$199]" office:value-type="float" office:value="33.3312324411438" calcext:value-type="float">
            <text:p>33,3312324411438</text:p>
          </table:table-cell>
          <table:table-cell table:formula="of:=[.$L117]/[.$L$199]*[.I$199]" office:value-type="float" office:value="17.9354618115295" calcext:value-type="float">
            <text:p>17,9354618115295</text:p>
          </table:table-cell>
          <table:table-cell table:formula="of:=[.$L117]/[.$L$199]*[.J$199]" office:value-type="float" office:value="15.2320012195919" calcext:value-type="float">
            <text:p>15,2320012195919</text:p>
          </table:table-cell>
          <table:table-cell table:formula="of:=[.$L117]/[.$L$199]*[.K$199]" office:value-type="float" office:value="5.28508831151861" calcext:value-type="float">
            <text:p>5,28508831151861</text:p>
          </table:table-cell>
          <table:table-cell table:formula="of:=SUM([.B220:.K220])" office:value-type="float" office:value="166" calcext:value-type="float">
            <text:p>16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L118]/[.$L$199]*[.B$199]" office:value-type="float" office:value="11.2847093669011" calcext:value-type="float">
            <text:p>11,2847093669011</text:p>
          </table:table-cell>
          <table:table-cell table:formula="of:=[.$L118]/[.$L$199]*[.C$199]" office:value-type="float" office:value="5.9537208441318" calcext:value-type="float">
            <text:p>5,9537208441318</text:p>
          </table:table-cell>
          <table:table-cell table:formula="of:=[.$L118]/[.$L$199]*[.D$199]" office:value-type="float" office:value="14.3491299518697" calcext:value-type="float">
            <text:p>14,3491299518697</text:p>
          </table:table-cell>
          <table:table-cell table:formula="of:=[.$L118]/[.$L$199]*[.E$199]" office:value-type="float" office:value="17.5446131062569" calcext:value-type="float">
            <text:p>17,5446131062569</text:p>
          </table:table-cell>
          <table:table-cell table:formula="of:=[.$L118]/[.$L$199]*[.F$199]" office:value-type="float" office:value="12.0570159200296" calcext:value-type="float">
            <text:p>12,0570159200296</text:p>
          </table:table-cell>
          <table:table-cell table:formula="of:=[.$L118]/[.$L$199]*[.G$199]" office:value-type="float" office:value="35.2972972972973" calcext:value-type="float">
            <text:p>35,2972972972973</text:p>
          </table:table-cell>
          <table:table-cell table:formula="of:=[.$L118]/[.$L$199]*[.H$199]" office:value-type="float" office:value="34.1343946686413" calcext:value-type="float">
            <text:p>34,1343946686413</text:p>
          </table:table-cell>
          <table:table-cell table:formula="of:=[.$L118]/[.$L$199]*[.I$199]" office:value-type="float" office:value="18.367641614217" calcext:value-type="float">
            <text:p>18,367641614217</text:p>
          </table:table-cell>
          <table:table-cell table:formula="of:=[.$L118]/[.$L$199]*[.J$199]" office:value-type="float" office:value="15.5990373935579" calcext:value-type="float">
            <text:p>15,5990373935579</text:p>
          </table:table-cell>
          <table:table-cell table:formula="of:=[.$L118]/[.$L$199]*[.K$199]" office:value-type="float" office:value="5.41243983709737" calcext:value-type="float">
            <text:p>5,41243983709737</text:p>
          </table:table-cell>
          <table:table-cell table:formula="of:=SUM([.B221:.K221])"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L119]/[.$L$199]*[.B$199]" office:value-type="float" office:value="11.6166125835747" calcext:value-type="float">
            <text:p>11,6166125835747</text:p>
          </table:table-cell>
          <table:table-cell table:formula="of:=[.$L119]/[.$L$199]*[.C$199]" office:value-type="float" office:value="6.12883028072391" calcext:value-type="float">
            <text:p>6,12883028072391</text:p>
          </table:table-cell>
          <table:table-cell table:formula="of:=[.$L119]/[.$L$199]*[.D$199]" office:value-type="float" office:value="14.7711631857482" calcext:value-type="float">
            <text:p>14,7711631857482</text:p>
          </table:table-cell>
          <table:table-cell table:formula="of:=[.$L119]/[.$L$199]*[.E$199]" office:value-type="float" office:value="18.0606311387939" calcext:value-type="float">
            <text:p>18,0606311387939</text:p>
          </table:table-cell>
          <table:table-cell table:formula="of:=[.$L119]/[.$L$199]*[.F$199]" office:value-type="float" office:value="12.4116340353246" calcext:value-type="float">
            <text:p>12,4116340353246</text:p>
          </table:table-cell>
          <table:table-cell table:formula="of:=[.$L119]/[.$L$199]*[.G$199]" office:value-type="float" office:value="36.335453100159" calcext:value-type="float">
            <text:p>36,335453100159</text:p>
          </table:table-cell>
          <table:table-cell table:formula="of:=[.$L119]/[.$L$199]*[.H$199]" office:value-type="float" office:value="35.1383474530131" calcext:value-type="float">
            <text:p>35,1383474530131</text:p>
          </table:table-cell>
          <table:table-cell table:formula="of:=[.$L119]/[.$L$199]*[.I$199]" office:value-type="float" office:value="18.9078663675763" calcext:value-type="float">
            <text:p>18,9078663675763</text:p>
          </table:table-cell>
          <table:table-cell table:formula="of:=[.$L119]/[.$L$199]*[.J$199]" office:value-type="float" office:value="16.0578326110155" calcext:value-type="float">
            <text:p>16,0578326110155</text:p>
          </table:table-cell>
          <table:table-cell table:formula="of:=[.$L119]/[.$L$199]*[.K$199]" office:value-type="float" office:value="5.57162924407082" calcext:value-type="float">
            <text:p>5,57162924407082</text:p>
          </table:table-cell>
          <table:table-cell table:formula="of:=SUM([.B222:.K222])" office:value-type="float" office:value="175" calcext:value-type="float">
            <text:p>175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L120]/[.$L$199]*[.B$199]" office:value-type="float" office:value="12.014896443583" calcext:value-type="float">
            <text:p>12,014896443583</text:p>
          </table:table-cell>
          <table:table-cell table:formula="of:=[.$L120]/[.$L$199]*[.C$199]" office:value-type="float" office:value="6.33896160463445" calcext:value-type="float">
            <text:p>6,33896160463445</text:p>
          </table:table-cell>
          <table:table-cell table:formula="of:=[.$L120]/[.$L$199]*[.D$199]" office:value-type="float" office:value="15.2776030664024" calcext:value-type="float">
            <text:p>15,2776030664024</text:p>
          </table:table-cell>
          <table:table-cell table:formula="of:=[.$L120]/[.$L$199]*[.E$199]" office:value-type="float" office:value="18.6798527778383" calcext:value-type="float">
            <text:p>18,6798527778383</text:p>
          </table:table-cell>
          <table:table-cell table:formula="of:=[.$L120]/[.$L$199]*[.F$199]" office:value-type="float" office:value="12.8371757736786" calcext:value-type="float">
            <text:p>12,8371757736786</text:p>
          </table:table-cell>
          <table:table-cell table:formula="of:=[.$L120]/[.$L$199]*[.G$199]" office:value-type="float" office:value="37.581240063593" calcext:value-type="float">
            <text:p>37,581240063593</text:p>
          </table:table-cell>
          <table:table-cell table:formula="of:=[.$L120]/[.$L$199]*[.H$199]" office:value-type="float" office:value="36.3430907942592" calcext:value-type="float">
            <text:p>36,3430907942592</text:p>
          </table:table-cell>
          <table:table-cell table:formula="of:=[.$L120]/[.$L$199]*[.I$199]" office:value-type="float" office:value="19.5561360716075" calcext:value-type="float">
            <text:p>19,5561360716075</text:p>
          </table:table-cell>
          <table:table-cell table:formula="of:=[.$L120]/[.$L$199]*[.J$199]" office:value-type="float" office:value="16.6083868719646" calcext:value-type="float">
            <text:p>16,6083868719646</text:p>
          </table:table-cell>
          <table:table-cell table:formula="of:=[.$L120]/[.$L$199]*[.K$199]" office:value-type="float" office:value="5.76265653243897" calcext:value-type="float">
            <text:p>5,76265653243897</text:p>
          </table:table-cell>
          <table:table-cell table:formula="of:=SUM([.B223:.K223])" office:value-type="float" office:value="181" calcext:value-type="float">
            <text:p>18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L121]/[.$L$199]*[.B$199]" office:value-type="float" office:value="12.4463706252586" calcext:value-type="float">
            <text:p>12,4463706252586</text:p>
          </table:table-cell>
          <table:table-cell table:formula="of:=[.$L121]/[.$L$199]*[.C$199]" office:value-type="float" office:value="6.5666038722042" calcext:value-type="float">
            <text:p>6,5666038722042</text:p>
          </table:table-cell>
          <table:table-cell table:formula="of:=[.$L121]/[.$L$199]*[.D$199]" office:value-type="float" office:value="15.8262462704445" calcext:value-type="float">
            <text:p>15,8262462704445</text:p>
          </table:table-cell>
          <table:table-cell table:formula="of:=[.$L121]/[.$L$199]*[.E$199]" office:value-type="float" office:value="19.3506762201363" calcext:value-type="float">
            <text:p>19,3506762201363</text:p>
          </table:table-cell>
          <table:table-cell table:formula="of:=[.$L121]/[.$L$199]*[.F$199]" office:value-type="float" office:value="13.2981793235621" calcext:value-type="float">
            <text:p>13,2981793235621</text:p>
          </table:table-cell>
          <table:table-cell table:formula="of:=[.$L121]/[.$L$199]*[.G$199]" office:value-type="float" office:value="38.9308426073132" calcext:value-type="float">
            <text:p>38,9308426073132</text:p>
          </table:table-cell>
          <table:table-cell table:formula="of:=[.$L121]/[.$L$199]*[.H$199]" office:value-type="float" office:value="37.6482294139426" calcext:value-type="float">
            <text:p>37,6482294139426</text:p>
          </table:table-cell>
          <table:table-cell table:formula="of:=[.$L121]/[.$L$199]*[.I$199]" office:value-type="float" office:value="20.2584282509746" calcext:value-type="float">
            <text:p>20,2584282509746</text:p>
          </table:table-cell>
          <table:table-cell table:formula="of:=[.$L121]/[.$L$199]*[.J$199]" office:value-type="float" office:value="17.2048206546595" calcext:value-type="float">
            <text:p>17,2048206546595</text:p>
          </table:table-cell>
          <table:table-cell table:formula="of:=[.$L121]/[.$L$199]*[.K$199]" office:value-type="float" office:value="5.96960276150445" calcext:value-type="float">
            <text:p>5,96960276150445</text:p>
          </table:table-cell>
          <table:table-cell table:formula="of:=SUM([.B224:.K224])" office:value-type="float" office:value="187.5" calcext:value-type="float">
            <text:p>187,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L122]/[.$L$199]*[.B$199]" office:value-type="float" office:value="13.408889953612" calcext:value-type="float">
            <text:p>13,408889953612</text:p>
          </table:table-cell>
          <table:table-cell table:formula="of:=[.$L122]/[.$L$199]*[.C$199]" office:value-type="float" office:value="7.07442123832132" calcext:value-type="float">
            <text:p>7,07442123832132</text:p>
          </table:table-cell>
          <table:table-cell table:formula="of:=[.$L122]/[.$L$199]*[.D$199]" office:value-type="float" office:value="17.0501426486922" calcext:value-type="float">
            <text:p>17,0501426486922</text:p>
          </table:table-cell>
          <table:table-cell table:formula="of:=[.$L122]/[.$L$199]*[.E$199]" office:value-type="float" office:value="20.8471285144935" calcext:value-type="float">
            <text:p>20,8471285144935</text:p>
          </table:table-cell>
          <table:table-cell table:formula="of:=[.$L122]/[.$L$199]*[.F$199]" office:value-type="float" office:value="14.3265718579175" calcext:value-type="float">
            <text:p>14,3265718579175</text:p>
          </table:table-cell>
          <table:table-cell table:formula="of:=[.$L122]/[.$L$199]*[.G$199]" office:value-type="float" office:value="41.9414944356121" calcext:value-type="float">
            <text:p>41,9414944356121</text:p>
          </table:table-cell>
          <table:table-cell table:formula="of:=[.$L122]/[.$L$199]*[.H$199]" office:value-type="float" office:value="40.5596924886208" calcext:value-type="float">
            <text:p>40,5596924886208</text:p>
          </table:table-cell>
          <table:table-cell table:formula="of:=[.$L122]/[.$L$199]*[.I$199]" office:value-type="float" office:value="21.8250800357166" calcext:value-type="float">
            <text:p>21,8250800357166</text:p>
          </table:table-cell>
          <table:table-cell table:formula="of:=[.$L122]/[.$L$199]*[.J$199]" office:value-type="float" office:value="18.5353267852865" calcext:value-type="float">
            <text:p>18,5353267852865</text:p>
          </table:table-cell>
          <table:table-cell table:formula="of:=[.$L122]/[.$L$199]*[.K$199]" office:value-type="float" office:value="6.43125204172747" calcext:value-type="float">
            <text:p>6,43125204172747</text:p>
          </table:table-cell>
          <table:table-cell table:formula="of:=SUM([.B225:.K225])" office:value-type="float" office:value="202" calcext:value-type="float">
            <text:p>20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L123]/[.$L$199]*[.B$199]" office:value-type="float" office:value="13.8403641352876" calcext:value-type="float">
            <text:p>13,8403641352876</text:p>
          </table:table-cell>
          <table:table-cell table:formula="of:=[.$L123]/[.$L$199]*[.C$199]" office:value-type="float" office:value="7.30206350589107" calcext:value-type="float">
            <text:p>7,30206350589107</text:p>
          </table:table-cell>
          <table:table-cell table:formula="of:=[.$L123]/[.$L$199]*[.D$199]" office:value-type="float" office:value="17.5987858527343" calcext:value-type="float">
            <text:p>17,5987858527343</text:p>
          </table:table-cell>
          <table:table-cell table:formula="of:=[.$L123]/[.$L$199]*[.E$199]" office:value-type="float" office:value="21.5179519567916" calcext:value-type="float">
            <text:p>21,5179519567916</text:p>
          </table:table-cell>
          <table:table-cell table:formula="of:=[.$L123]/[.$L$199]*[.F$199]" office:value-type="float" office:value="14.787575407801" calcext:value-type="float">
            <text:p>14,787575407801</text:p>
          </table:table-cell>
          <table:table-cell table:formula="of:=[.$L123]/[.$L$199]*[.G$199]" office:value-type="float" office:value="43.2910969793323" calcext:value-type="float">
            <text:p>43,2910969793323</text:p>
          </table:table-cell>
          <table:table-cell table:formula="of:=[.$L123]/[.$L$199]*[.H$199]" office:value-type="float" office:value="41.8648311083041" calcext:value-type="float">
            <text:p>41,8648311083041</text:p>
          </table:table-cell>
          <table:table-cell table:formula="of:=[.$L123]/[.$L$199]*[.I$199]" office:value-type="float" office:value="22.5273722150837" calcext:value-type="float">
            <text:p>22,5273722150837</text:p>
          </table:table-cell>
          <table:table-cell table:formula="of:=[.$L123]/[.$L$199]*[.J$199]" office:value-type="float" office:value="19.1317605679814" calcext:value-type="float">
            <text:p>19,1317605679814</text:p>
          </table:table-cell>
          <table:table-cell table:formula="of:=[.$L123]/[.$L$199]*[.K$199]" office:value-type="float" office:value="6.63819827079295" calcext:value-type="float">
            <text:p>6,63819827079295</text:p>
          </table:table-cell>
          <table:table-cell table:formula="of:=SUM([.B226:.K226])" office:value-type="float" office:value="208.5" calcext:value-type="float">
            <text:p>208,5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L124]/[.$L$199]*[.B$199]" office:value-type="float" office:value="14.0063157436244" calcext:value-type="float">
            <text:p>14,0063157436244</text:p>
          </table:table-cell>
          <table:table-cell table:formula="of:=[.$L124]/[.$L$199]*[.C$199]" office:value-type="float" office:value="7.38961822418712" calcext:value-type="float">
            <text:p>7,38961822418712</text:p>
          </table:table-cell>
          <table:table-cell table:formula="of:=[.$L124]/[.$L$199]*[.D$199]" office:value-type="float" office:value="17.8098024696735" calcext:value-type="float">
            <text:p>17,8098024696735</text:p>
          </table:table-cell>
          <table:table-cell table:formula="of:=[.$L124]/[.$L$199]*[.E$199]" office:value-type="float" office:value="21.7759609730601" calcext:value-type="float">
            <text:p>21,7759609730601</text:p>
          </table:table-cell>
          <table:table-cell table:formula="of:=[.$L124]/[.$L$199]*[.F$199]" office:value-type="float" office:value="14.9648844654485" calcext:value-type="float">
            <text:p>14,9648844654485</text:p>
          </table:table-cell>
          <table:table-cell table:formula="of:=[.$L124]/[.$L$199]*[.G$199]" office:value-type="float" office:value="43.8101748807631" calcext:value-type="float">
            <text:p>43,8101748807631</text:p>
          </table:table-cell>
          <table:table-cell table:formula="of:=[.$L124]/[.$L$199]*[.H$199]" office:value-type="float" office:value="42.36680750049" calcext:value-type="float">
            <text:p>42,36680750049</text:p>
          </table:table-cell>
          <table:table-cell table:formula="of:=[.$L124]/[.$L$199]*[.I$199]" office:value-type="float" office:value="22.7974845917634" calcext:value-type="float">
            <text:p>22,7974845917634</text:p>
          </table:table-cell>
          <table:table-cell table:formula="of:=[.$L124]/[.$L$199]*[.J$199]" office:value-type="float" office:value="19.3611581767102" calcext:value-type="float">
            <text:p>19,3611581767102</text:p>
          </table:table-cell>
          <table:table-cell table:formula="of:=[.$L124]/[.$L$199]*[.K$199]" office:value-type="float" office:value="6.71779297427968" calcext:value-type="float">
            <text:p>6,71779297427968</text:p>
          </table:table-cell>
          <table:table-cell table:formula="of:=SUM([.B227:.K227])" office:value-type="float" office:value="211" calcext:value-type="float">
            <text:p>21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L125]/[.$L$199]*[.B$199]" office:value-type="float" office:value="14.7365028203062" calcext:value-type="float">
            <text:p>14,7365028203062</text:p>
          </table:table-cell>
          <table:table-cell table:formula="of:=[.$L125]/[.$L$199]*[.C$199]" office:value-type="float" office:value="7.77485898468977" calcext:value-type="float">
            <text:p>7,77485898468977</text:p>
          </table:table-cell>
          <table:table-cell table:formula="of:=[.$L125]/[.$L$199]*[.D$199]" office:value-type="float" office:value="18.7382755842063" calcext:value-type="float">
            <text:p>18,7382755842063</text:p>
          </table:table-cell>
          <table:table-cell table:formula="of:=[.$L125]/[.$L$199]*[.E$199]" office:value-type="float" office:value="22.9112006446414" calcext:value-type="float">
            <text:p>22,9112006446414</text:p>
          </table:table-cell>
          <table:table-cell table:formula="of:=[.$L125]/[.$L$199]*[.F$199]" office:value-type="float" office:value="15.7450443190975" calcext:value-type="float">
            <text:p>15,7450443190975</text:p>
          </table:table-cell>
          <table:table-cell table:formula="of:=[.$L125]/[.$L$199]*[.G$199]" office:value-type="float" office:value="46.0941176470588" calcext:value-type="float">
            <text:p>46,0941176470588</text:p>
          </table:table-cell>
          <table:table-cell table:formula="of:=[.$L125]/[.$L$199]*[.H$199]" office:value-type="float" office:value="44.575503626108" calcext:value-type="float">
            <text:p>44,575503626108</text:p>
          </table:table-cell>
          <table:table-cell table:formula="of:=[.$L125]/[.$L$199]*[.I$199]" office:value-type="float" office:value="23.9859790491539" calcext:value-type="float">
            <text:p>23,9859790491539</text:p>
          </table:table-cell>
          <table:table-cell table:formula="of:=[.$L125]/[.$L$199]*[.J$199]" office:value-type="float" office:value="20.3705076551168" calcext:value-type="float">
            <text:p>20,3705076551168</text:p>
          </table:table-cell>
          <table:table-cell table:formula="of:=[.$L125]/[.$L$199]*[.K$199]" office:value-type="float" office:value="7.06800966962127" calcext:value-type="float">
            <text:p>7,06800966962127</text:p>
          </table:table-cell>
          <table:table-cell table:formula="of:=SUM([.B228:.K228])"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L126]/[.$L$199]*[.B$199]" office:value-type="float" office:value="15.0352157153124" calcext:value-type="float">
            <text:p>15,0352157153124</text:p>
          </table:table-cell>
          <table:table-cell table:formula="of:=[.$L126]/[.$L$199]*[.C$199]" office:value-type="float" office:value="7.93245747762267" calcext:value-type="float">
            <text:p>7,93245747762267</text:p>
          </table:table-cell>
          <table:table-cell table:formula="of:=[.$L126]/[.$L$199]*[.D$199]" office:value-type="float" office:value="19.118105494697" calcext:value-type="float">
            <text:p>19,118105494697</text:p>
          </table:table-cell>
          <table:table-cell table:formula="of:=[.$L126]/[.$L$199]*[.E$199]" office:value-type="float" office:value="23.3756168739247" calcext:value-type="float">
            <text:p>23,3756168739247</text:p>
          </table:table-cell>
          <table:table-cell table:formula="of:=[.$L126]/[.$L$199]*[.F$199]" office:value-type="float" office:value="16.064200622863" calcext:value-type="float">
            <text:p>16,064200622863</text:p>
          </table:table-cell>
          <table:table-cell table:formula="of:=[.$L126]/[.$L$199]*[.G$199]" office:value-type="float" office:value="47.0284578696343" calcext:value-type="float">
            <text:p>47,0284578696343</text:p>
          </table:table-cell>
          <table:table-cell table:formula="of:=[.$L126]/[.$L$199]*[.H$199]" office:value-type="float" office:value="45.4790611320426" calcext:value-type="float">
            <text:p>45,4790611320426</text:p>
          </table:table-cell>
          <table:table-cell table:formula="of:=[.$L126]/[.$L$199]*[.I$199]" office:value-type="float" office:value="24.4721813271773" calcext:value-type="float">
            <text:p>24,4721813271773</text:p>
          </table:table-cell>
          <table:table-cell table:formula="of:=[.$L126]/[.$L$199]*[.J$199]" office:value-type="float" office:value="20.7834233508287" calcext:value-type="float">
            <text:p>20,7834233508287</text:p>
          </table:table-cell>
          <table:table-cell table:formula="of:=[.$L126]/[.$L$199]*[.K$199]" office:value-type="float" office:value="7.21128013589738" calcext:value-type="float">
            <text:p>7,21128013589738</text:p>
          </table:table-cell>
          <table:table-cell table:formula="of:=SUM([.B229:.K229])" office:value-type="float" office:value="226.5" calcext:value-type="float">
            <text:p>226,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L127]/[.$L$199]*[.B$199]" office:value-type="float" office:value="15.3339286103186" calcext:value-type="float">
            <text:p>15,3339286103186</text:p>
          </table:table-cell>
          <table:table-cell table:formula="of:=[.$L127]/[.$L$199]*[.C$199]" office:value-type="float" office:value="8.09005597055557" calcext:value-type="float">
            <text:p>8,09005597055557</text:p>
          </table:table-cell>
          <table:table-cell table:formula="of:=[.$L127]/[.$L$199]*[.D$199]" office:value-type="float" office:value="19.4979354051876" calcext:value-type="float">
            <text:p>19,4979354051876</text:p>
          </table:table-cell>
          <table:table-cell table:formula="of:=[.$L127]/[.$L$199]*[.E$199]" office:value-type="float" office:value="23.840033103208" calcext:value-type="float">
            <text:p>23,840033103208</text:p>
          </table:table-cell>
          <table:table-cell table:formula="of:=[.$L127]/[.$L$199]*[.F$199]" office:value-type="float" office:value="16.3833569266285" calcext:value-type="float">
            <text:p>16,3833569266285</text:p>
          </table:table-cell>
          <table:table-cell table:formula="of:=[.$L127]/[.$L$199]*[.G$199]" office:value-type="float" office:value="47.9627980922099" calcext:value-type="float">
            <text:p>47,9627980922099</text:p>
          </table:table-cell>
          <table:table-cell table:formula="of:=[.$L127]/[.$L$199]*[.H$199]" office:value-type="float" office:value="46.3826186379772" calcext:value-type="float">
            <text:p>46,3826186379772</text:p>
          </table:table-cell>
          <table:table-cell table:formula="of:=[.$L127]/[.$L$199]*[.I$199]" office:value-type="float" office:value="24.9583836052007" calcext:value-type="float">
            <text:p>24,9583836052007</text:p>
          </table:table-cell>
          <table:table-cell table:formula="of:=[.$L127]/[.$L$199]*[.J$199]" office:value-type="float" office:value="21.1963390465405" calcext:value-type="float">
            <text:p>21,1963390465405</text:p>
          </table:table-cell>
          <table:table-cell table:formula="of:=[.$L127]/[.$L$199]*[.K$199]" office:value-type="float" office:value="7.35455060217349" calcext:value-type="float">
            <text:p>7,35455060217349</text:p>
          </table:table-cell>
          <table:table-cell table:formula="of:=SUM([.B230:.K230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L128]/[.$L$199]*[.B$199]" office:value-type="float" office:value="15.4334995753207" calcext:value-type="float">
            <text:p>15,4334995753207</text:p>
          </table:table-cell>
          <table:table-cell table:formula="of:=[.$L128]/[.$L$199]*[.C$199]" office:value-type="float" office:value="8.1425888015332" calcext:value-type="float">
            <text:p>8,1425888015332</text:p>
          </table:table-cell>
          <table:table-cell table:formula="of:=[.$L128]/[.$L$199]*[.D$199]" office:value-type="float" office:value="19.6245453753512" calcext:value-type="float">
            <text:p>19,6245453753512</text:p>
          </table:table-cell>
          <table:table-cell table:formula="of:=[.$L128]/[.$L$199]*[.E$199]" office:value-type="float" office:value="23.9948385129691" calcext:value-type="float">
            <text:p>23,9948385129691</text:p>
          </table:table-cell>
          <table:table-cell table:formula="of:=[.$L128]/[.$L$199]*[.F$199]" office:value-type="float" office:value="16.489742361217" calcext:value-type="float">
            <text:p>16,489742361217</text:p>
          </table:table-cell>
          <table:table-cell table:formula="of:=[.$L128]/[.$L$199]*[.G$199]" office:value-type="float" office:value="48.2742448330684" calcext:value-type="float">
            <text:p>48,2742448330684</text:p>
          </table:table-cell>
          <table:table-cell table:formula="of:=[.$L128]/[.$L$199]*[.H$199]" office:value-type="float" office:value="46.6838044732888" calcext:value-type="float">
            <text:p>46,6838044732888</text:p>
          </table:table-cell>
          <table:table-cell table:formula="of:=[.$L128]/[.$L$199]*[.I$199]" office:value-type="float" office:value="25.1204510312085" calcext:value-type="float">
            <text:p>25,1204510312085</text:p>
          </table:table-cell>
          <table:table-cell table:formula="of:=[.$L128]/[.$L$199]*[.J$199]" office:value-type="float" office:value="21.3339776117778" calcext:value-type="float">
            <text:p>21,3339776117778</text:p>
          </table:table-cell>
          <table:table-cell table:formula="of:=[.$L128]/[.$L$199]*[.K$199]" office:value-type="float" office:value="7.40230742426552" calcext:value-type="float">
            <text:p>7,40230742426552</text:p>
          </table:table-cell>
          <table:table-cell table:formula="of:=SUM([.B231:.K231])" office:value-type="float" office:value="232.5" calcext:value-type="float">
            <text:p>232,5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L129]/[.$L$199]*[.B$199]" office:value-type="float" office:value="16.6947317986802" calcext:value-type="float">
            <text:p>16,6947317986802</text:p>
          </table:table-cell>
          <table:table-cell table:formula="of:=[.$L129]/[.$L$199]*[.C$199]" office:value-type="float" office:value="8.80800466058323" calcext:value-type="float">
            <text:p>8,80800466058323</text:p>
          </table:table-cell>
          <table:table-cell table:formula="of:=[.$L129]/[.$L$199]*[.D$199]" office:value-type="float" office:value="21.2282716640896" calcext:value-type="float">
            <text:p>21,2282716640896</text:p>
          </table:table-cell>
          <table:table-cell table:formula="of:=[.$L129]/[.$L$199]*[.E$199]" office:value-type="float" office:value="25.9557070366095" calcext:value-type="float">
            <text:p>25,9557070366095</text:p>
          </table:table-cell>
          <table:table-cell table:formula="of:=[.$L129]/[.$L$199]*[.F$199]" office:value-type="float" office:value="17.8372911993379" calcext:value-type="float">
            <text:p>17,8372911993379</text:p>
          </table:table-cell>
          <table:table-cell table:formula="of:=[.$L129]/[.$L$199]*[.G$199]" office:value-type="float" office:value="52.2192368839428" calcext:value-type="float">
            <text:p>52,2192368839428</text:p>
          </table:table-cell>
          <table:table-cell table:formula="of:=[.$L129]/[.$L$199]*[.H$199]" office:value-type="float" office:value="50.4988250539016" calcext:value-type="float">
            <text:p>50,4988250539016</text:p>
          </table:table-cell>
          <table:table-cell table:formula="of:=[.$L129]/[.$L$199]*[.I$199]" office:value-type="float" office:value="27.1733050939739" calcext:value-type="float">
            <text:p>27,1733050939739</text:p>
          </table:table-cell>
          <table:table-cell table:formula="of:=[.$L129]/[.$L$199]*[.J$199]" office:value-type="float" office:value="23.0773994381166" calcext:value-type="float">
            <text:p>23,0773994381166</text:p>
          </table:table-cell>
          <table:table-cell table:formula="of:=[.$L129]/[.$L$199]*[.K$199]" office:value-type="float" office:value="8.00722717076464" calcext:value-type="float">
            <text:p>8,00722717076464</text:p>
          </table:table-cell>
          <table:table-cell table:formula="of:=SUM([.B232:.K232])" office:value-type="float" office:value="251.5" calcext:value-type="float">
            <text:p>251,5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L130]/[.$L$199]*[.B$199]" office:value-type="float" office:value="17.4581091970294" calcext:value-type="float">
            <text:p>17,4581091970294</text:p>
          </table:table-cell>
          <table:table-cell table:formula="of:=[.$L130]/[.$L$199]*[.C$199]" office:value-type="float" office:value="9.21075636474508" calcext:value-type="float">
            <text:p>9,21075636474508</text:p>
          </table:table-cell>
          <table:table-cell table:formula="of:=[.$L130]/[.$L$199]*[.D$199]" office:value-type="float" office:value="22.1989481020102" calcext:value-type="float">
            <text:p>22,1989481020102</text:p>
          </table:table-cell>
          <table:table-cell table:formula="of:=[.$L130]/[.$L$199]*[.E$199]" office:value-type="float" office:value="27.1425485114446" calcext:value-type="float">
            <text:p>27,1425485114446</text:p>
          </table:table-cell>
          <table:table-cell table:formula="of:=[.$L130]/[.$L$199]*[.F$199]" office:value-type="float" office:value="18.6529128645164" calcext:value-type="float">
            <text:p>18,6529128645164</text:p>
          </table:table-cell>
          <table:table-cell table:formula="of:=[.$L130]/[.$L$199]*[.G$199]" office:value-type="float" office:value="54.6069952305246" calcext:value-type="float">
            <text:p>54,6069952305246</text:p>
          </table:table-cell>
          <table:table-cell table:formula="of:=[.$L130]/[.$L$199]*[.H$199]" office:value-type="float" office:value="52.8079164579568" calcext:value-type="float">
            <text:p>52,8079164579568</text:p>
          </table:table-cell>
          <table:table-cell table:formula="of:=[.$L130]/[.$L$199]*[.I$199]" office:value-type="float" office:value="28.4158220267004" calcext:value-type="float">
            <text:p>28,4158220267004</text:p>
          </table:table-cell>
          <table:table-cell table:formula="of:=[.$L130]/[.$L$199]*[.J$199]" office:value-type="float" office:value="24.1326284382691" calcext:value-type="float">
            <text:p>24,1326284382691</text:p>
          </table:table-cell>
          <table:table-cell table:formula="of:=[.$L130]/[.$L$199]*[.K$199]" office:value-type="float" office:value="8.37336280680358" calcext:value-type="float">
            <text:p>8,37336280680358</text:p>
          </table:table-cell>
          <table:table-cell table:formula="of:=SUM([.B233:.K233])"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L131]/[.$L$199]*[.B$199]" office:value-type="float" office:value="18.1551059520439" calcext:value-type="float">
            <text:p>18,1551059520439</text:p>
          </table:table-cell>
          <table:table-cell table:formula="of:=[.$L131]/[.$L$199]*[.C$199]" office:value-type="float" office:value="9.57848618158852" calcext:value-type="float">
            <text:p>9,57848618158852</text:p>
          </table:table-cell>
          <table:table-cell table:formula="of:=[.$L131]/[.$L$199]*[.D$199]" office:value-type="float" office:value="23.085217893155" calcext:value-type="float">
            <text:p>23,085217893155</text:p>
          </table:table-cell>
          <table:table-cell table:formula="of:=[.$L131]/[.$L$199]*[.E$199]" office:value-type="float" office:value="28.2261863797722" calcext:value-type="float">
            <text:p>28,2261863797722</text:p>
          </table:table-cell>
          <table:table-cell table:formula="of:=[.$L131]/[.$L$199]*[.F$199]" office:value-type="float" office:value="19.3976109066359" calcext:value-type="float">
            <text:p>19,3976109066359</text:p>
          </table:table-cell>
          <table:table-cell table:formula="of:=[.$L131]/[.$L$199]*[.G$199]" office:value-type="float" office:value="56.7871224165342" calcext:value-type="float">
            <text:p>56,7871224165342</text:p>
          </table:table-cell>
          <table:table-cell table:formula="of:=[.$L131]/[.$L$199]*[.H$199]" office:value-type="float" office:value="54.9162173051375" calcext:value-type="float">
            <text:p>54,9162173051375</text:p>
          </table:table-cell>
          <table:table-cell table:formula="of:=[.$L131]/[.$L$199]*[.I$199]" office:value-type="float" office:value="29.5502940087549" calcext:value-type="float">
            <text:p>29,5502940087549</text:p>
          </table:table-cell>
          <table:table-cell table:formula="of:=[.$L131]/[.$L$199]*[.J$199]" office:value-type="float" office:value="25.09609839493" calcext:value-type="float">
            <text:p>25,09609839493</text:p>
          </table:table-cell>
          <table:table-cell table:formula="of:=[.$L131]/[.$L$199]*[.K$199]" office:value-type="float" office:value="8.70766056144783" calcext:value-type="float">
            <text:p>8,70766056144783</text:p>
          </table:table-cell>
          <table:table-cell table:formula="of:=SUM([.B234:.K234])" office:value-type="float" office:value="273.5" calcext:value-type="float">
            <text:p>273,5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L132]/[.$L$199]*[.B$199]" office:value-type="float" office:value="18.4870091687175" calcext:value-type="float">
            <text:p>18,4870091687175</text:p>
          </table:table-cell>
          <table:table-cell table:formula="of:=[.$L132]/[.$L$199]*[.C$199]" office:value-type="float" office:value="9.75359561818063" calcext:value-type="float">
            <text:p>9,75359561818063</text:p>
          </table:table-cell>
          <table:table-cell table:formula="of:=[.$L132]/[.$L$199]*[.D$199]" office:value-type="float" office:value="23.5072511270336" calcext:value-type="float">
            <text:p>23,5072511270336</text:p>
          </table:table-cell>
          <table:table-cell table:formula="of:=[.$L132]/[.$L$199]*[.E$199]" office:value-type="float" office:value="28.7422044123092" calcext:value-type="float">
            <text:p>28,7422044123092</text:p>
          </table:table-cell>
          <table:table-cell table:formula="of:=[.$L132]/[.$L$199]*[.F$199]" office:value-type="float" office:value="19.7522290219309" calcext:value-type="float">
            <text:p>19,7522290219309</text:p>
          </table:table-cell>
          <table:table-cell table:formula="of:=[.$L132]/[.$L$199]*[.G$199]" office:value-type="float" office:value="57.8252782193959" calcext:value-type="float">
            <text:p>57,8252782193959</text:p>
          </table:table-cell>
          <table:table-cell table:formula="of:=[.$L132]/[.$L$199]*[.H$199]" office:value-type="float" office:value="55.9201700895093" calcext:value-type="float">
            <text:p>55,9201700895093</text:p>
          </table:table-cell>
          <table:table-cell table:formula="of:=[.$L132]/[.$L$199]*[.I$199]" office:value-type="float" office:value="30.0905187621143" calcext:value-type="float">
            <text:p>30,0905187621143</text:p>
          </table:table-cell>
          <table:table-cell table:formula="of:=[.$L132]/[.$L$199]*[.J$199]" office:value-type="float" office:value="25.5548936123876" calcext:value-type="float">
            <text:p>25,5548936123876</text:p>
          </table:table-cell>
          <table:table-cell table:formula="of:=[.$L132]/[.$L$199]*[.K$199]" office:value-type="float" office:value="8.86684996842128" calcext:value-type="float">
            <text:p>8,86684996842128</text:p>
          </table:table-cell>
          <table:table-cell table:formula="of:=SUM([.B235:.K235])" office:value-type="float" office:value="278.5" calcext:value-type="float">
            <text:p>278,5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L133]/[.$L$199]*[.B$199]" office:value-type="float" office:value="18.7525317420563" calcext:value-type="float">
            <text:p>18,7525317420563</text:p>
          </table:table-cell>
          <table:table-cell table:formula="of:=[.$L133]/[.$L$199]*[.C$199]" office:value-type="float" office:value="9.89368316745432" calcext:value-type="float">
            <text:p>9,89368316745432</text:p>
          </table:table-cell>
          <table:table-cell table:formula="of:=[.$L133]/[.$L$199]*[.D$199]" office:value-type="float" office:value="23.8448777141364" calcext:value-type="float">
            <text:p>23,8448777141364</text:p>
          </table:table-cell>
          <table:table-cell table:formula="of:=[.$L133]/[.$L$199]*[.E$199]" office:value-type="float" office:value="29.1550188383387" calcext:value-type="float">
            <text:p>29,1550188383387</text:p>
          </table:table-cell>
          <table:table-cell table:formula="of:=[.$L133]/[.$L$199]*[.F$199]" office:value-type="float" office:value="20.0359235141669" calcext:value-type="float">
            <text:p>20,0359235141669</text:p>
          </table:table-cell>
          <table:table-cell table:formula="of:=[.$L133]/[.$L$199]*[.G$199]" office:value-type="float" office:value="58.6558028616852" calcext:value-type="float">
            <text:p>58,6558028616852</text:p>
          </table:table-cell>
          <table:table-cell table:formula="of:=[.$L133]/[.$L$199]*[.H$199]" office:value-type="float" office:value="56.7233323170068" calcext:value-type="float">
            <text:p>56,7233323170068</text:p>
          </table:table-cell>
          <table:table-cell table:formula="of:=[.$L133]/[.$L$199]*[.I$199]" office:value-type="float" office:value="30.5226985648017" calcext:value-type="float">
            <text:p>30,5226985648017</text:p>
          </table:table-cell>
          <table:table-cell table:formula="of:=[.$L133]/[.$L$199]*[.J$199]" office:value-type="float" office:value="25.9219297863536" calcext:value-type="float">
            <text:p>25,9219297863536</text:p>
          </table:table-cell>
          <table:table-cell table:formula="of:=[.$L133]/[.$L$199]*[.K$199]" office:value-type="float" office:value="8.99420149400004" calcext:value-type="float">
            <text:p>8,99420149400004</text:p>
          </table:table-cell>
          <table:table-cell table:formula="of:=SUM([.B236:.K236])" office:value-type="float" office:value="282.5" calcext:value-type="float">
            <text:p>282,5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L134]/[.$L$199]*[.B$199]" office:value-type="float" office:value="19.0512446370625" calcext:value-type="float">
            <text:p>19,0512446370625</text:p>
          </table:table-cell>
          <table:table-cell table:formula="of:=[.$L134]/[.$L$199]*[.C$199]" office:value-type="float" office:value="10.0512816603872" calcext:value-type="float">
            <text:p>10,0512816603872</text:p>
          </table:table-cell>
          <table:table-cell table:formula="of:=[.$L134]/[.$L$199]*[.D$199]" office:value-type="float" office:value="24.224707624627" calcext:value-type="float">
            <text:p>24,224707624627</text:p>
          </table:table-cell>
          <table:table-cell table:formula="of:=[.$L134]/[.$L$199]*[.E$199]" office:value-type="float" office:value="29.619435067622" calcext:value-type="float">
            <text:p>29,619435067622</text:p>
          </table:table-cell>
          <table:table-cell table:formula="of:=[.$L134]/[.$L$199]*[.F$199]" office:value-type="float" office:value="20.3550798179324" calcext:value-type="float">
            <text:p>20,3550798179324</text:p>
          </table:table-cell>
          <table:table-cell table:formula="of:=[.$L134]/[.$L$199]*[.G$199]" office:value-type="float" office:value="59.5901430842607" calcext:value-type="float">
            <text:p>59,5901430842607</text:p>
          </table:table-cell>
          <table:table-cell table:formula="of:=[.$L134]/[.$L$199]*[.H$199]" office:value-type="float" office:value="57.6268898229414" calcext:value-type="float">
            <text:p>57,6268898229414</text:p>
          </table:table-cell>
          <table:table-cell table:formula="of:=[.$L134]/[.$L$199]*[.I$199]" office:value-type="float" office:value="31.0089008428251" calcext:value-type="float">
            <text:p>31,0089008428251</text:p>
          </table:table-cell>
          <table:table-cell table:formula="of:=[.$L134]/[.$L$199]*[.J$199]" office:value-type="float" office:value="26.3348454820655" calcext:value-type="float">
            <text:p>26,3348454820655</text:p>
          </table:table-cell>
          <table:table-cell table:formula="of:=[.$L134]/[.$L$199]*[.K$199]" office:value-type="float" office:value="9.13747196027615" calcext:value-type="float">
            <text:p>9,13747196027615</text:p>
          </table:table-cell>
          <table:table-cell table:formula="of:=SUM([.B237:.K237])" office:value-type="float" office:value="287" calcext:value-type="float">
            <text:p>287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L135]/[.$L$199]*[.B$199]" office:value-type="float" office:value="19.184005923732" calcext:value-type="float">
            <text:p>19,184005923732</text:p>
          </table:table-cell>
          <table:table-cell table:formula="of:=[.$L135]/[.$L$199]*[.C$199]" office:value-type="float" office:value="10.1213254350241" calcext:value-type="float">
            <text:p>10,1213254350241</text:p>
          </table:table-cell>
          <table:table-cell table:formula="of:=[.$L135]/[.$L$199]*[.D$199]" office:value-type="float" office:value="24.3935209181785" calcext:value-type="float">
            <text:p>24,3935209181785</text:p>
          </table:table-cell>
          <table:table-cell table:formula="of:=[.$L135]/[.$L$199]*[.E$199]" office:value-type="float" office:value="29.8258422806368" calcext:value-type="float">
            <text:p>29,8258422806368</text:p>
          </table:table-cell>
          <table:table-cell table:formula="of:=[.$L135]/[.$L$199]*[.F$199]" office:value-type="float" office:value="20.4969270640504" calcext:value-type="float">
            <text:p>20,4969270640504</text:p>
          </table:table-cell>
          <table:table-cell table:formula="of:=[.$L135]/[.$L$199]*[.G$199]" office:value-type="float" office:value="60.0054054054054" calcext:value-type="float">
            <text:p>60,0054054054054</text:p>
          </table:table-cell>
          <table:table-cell table:formula="of:=[.$L135]/[.$L$199]*[.H$199]" office:value-type="float" office:value="58.0284709366901" calcext:value-type="float">
            <text:p>58,0284709366901</text:p>
          </table:table-cell>
          <table:table-cell table:formula="of:=[.$L135]/[.$L$199]*[.I$199]" office:value-type="float" office:value="31.2249907441688" calcext:value-type="float">
            <text:p>31,2249907441688</text:p>
          </table:table-cell>
          <table:table-cell table:formula="of:=[.$L135]/[.$L$199]*[.J$199]" office:value-type="float" office:value="26.5183635690485" calcext:value-type="float">
            <text:p>26,5183635690485</text:p>
          </table:table-cell>
          <table:table-cell table:formula="of:=[.$L135]/[.$L$199]*[.K$199]" office:value-type="float" office:value="9.20114772306553" calcext:value-type="float">
            <text:p>9,20114772306553</text:p>
          </table:table-cell>
          <table:table-cell table:formula="of:=SUM([.B238:.K238])" office:value-type="float" office:value="289" calcext:value-type="float">
            <text:p>289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L136]/[.$L$199]*[.B$199]" office:value-type="float" office:value="19.4827188187382" calcext:value-type="float">
            <text:p>19,4827188187382</text:p>
          </table:table-cell>
          <table:table-cell table:formula="of:=[.$L136]/[.$L$199]*[.C$199]" office:value-type="float" office:value="10.278923927957" calcext:value-type="float">
            <text:p>10,278923927957</text:p>
          </table:table-cell>
          <table:table-cell table:formula="of:=[.$L136]/[.$L$199]*[.D$199]" office:value-type="float" office:value="24.7733508286691" calcext:value-type="float">
            <text:p>24,7733508286691</text:p>
          </table:table-cell>
          <table:table-cell table:formula="of:=[.$L136]/[.$L$199]*[.E$199]" office:value-type="float" office:value="30.2902585099201" calcext:value-type="float">
            <text:p>30,2902585099201</text:p>
          </table:table-cell>
          <table:table-cell table:formula="of:=[.$L136]/[.$L$199]*[.F$199]" office:value-type="float" office:value="20.8160833678158" calcext:value-type="float">
            <text:p>20,8160833678158</text:p>
          </table:table-cell>
          <table:table-cell table:formula="of:=[.$L136]/[.$L$199]*[.G$199]" office:value-type="float" office:value="60.9397456279809" calcext:value-type="float">
            <text:p>60,9397456279809</text:p>
          </table:table-cell>
          <table:table-cell table:formula="of:=[.$L136]/[.$L$199]*[.H$199]" office:value-type="float" office:value="58.9320284426247" calcext:value-type="float">
            <text:p>58,9320284426247</text:p>
          </table:table-cell>
          <table:table-cell table:formula="of:=[.$L136]/[.$L$199]*[.I$199]" office:value-type="float" office:value="31.7111930221922" calcext:value-type="float">
            <text:p>31,7111930221922</text:p>
          </table:table-cell>
          <table:table-cell table:formula="of:=[.$L136]/[.$L$199]*[.J$199]" office:value-type="float" office:value="26.9312792647603" calcext:value-type="float">
            <text:p>26,9312792647603</text:p>
          </table:table-cell>
          <table:table-cell table:formula="of:=[.$L136]/[.$L$199]*[.K$199]" office:value-type="float" office:value="9.34441818934164" calcext:value-type="float">
            <text:p>9,34441818934164</text:p>
          </table:table-cell>
          <table:table-cell table:formula="of:=SUM([.B239:.K239])" office:value-type="float" office:value="293.5" calcext:value-type="float">
            <text:p>293,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L137]/[.$L$199]*[.B$199]" office:value-type="float" office:value="19.9473833220811" calcext:value-type="float">
            <text:p>19,9473833220811</text:p>
          </table:table-cell>
          <table:table-cell table:formula="of:=[.$L137]/[.$L$199]*[.C$199]" office:value-type="float" office:value="10.5240771391859" calcext:value-type="float">
            <text:p>10,5240771391859</text:p>
          </table:table-cell>
          <table:table-cell table:formula="of:=[.$L137]/[.$L$199]*[.D$199]" office:value-type="float" office:value="25.364197356099" calcext:value-type="float">
            <text:p>25,364197356099</text:p>
          </table:table-cell>
          <table:table-cell table:formula="of:=[.$L137]/[.$L$199]*[.E$199]" office:value-type="float" office:value="31.0126837554718" calcext:value-type="float">
            <text:p>31,0126837554718</text:p>
          </table:table-cell>
          <table:table-cell table:formula="of:=[.$L137]/[.$L$199]*[.F$199]" office:value-type="float" office:value="21.3125487292288" calcext:value-type="float">
            <text:p>21,3125487292288</text:p>
          </table:table-cell>
          <table:table-cell table:formula="of:=[.$L137]/[.$L$199]*[.G$199]" office:value-type="float" office:value="62.3931637519873" calcext:value-type="float">
            <text:p>62,3931637519873</text:p>
          </table:table-cell>
          <table:table-cell table:formula="of:=[.$L137]/[.$L$199]*[.H$199]" office:value-type="float" office:value="60.3375623407453" calcext:value-type="float">
            <text:p>60,3375623407453</text:p>
          </table:table-cell>
          <table:table-cell table:formula="of:=[.$L137]/[.$L$199]*[.I$199]" office:value-type="float" office:value="32.4675076768953" calcext:value-type="float">
            <text:p>32,4675076768953</text:p>
          </table:table-cell>
          <table:table-cell table:formula="of:=[.$L137]/[.$L$199]*[.J$199]" office:value-type="float" office:value="27.573592569201" calcext:value-type="float">
            <text:p>27,573592569201</text:p>
          </table:table-cell>
          <table:table-cell table:formula="of:=[.$L137]/[.$L$199]*[.K$199]" office:value-type="float" office:value="9.56728335910447" calcext:value-type="float">
            <text:p>9,56728335910447</text:p>
          </table:table-cell>
          <table:table-cell table:formula="of:=SUM([.B240:.K240])" office:value-type="float" office:value="300.5" calcext:value-type="float">
            <text:p>300,5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L138]/[.$L$199]*[.B$199]" office:value-type="float" office:value="20.1797155737526" calcext:value-type="float">
            <text:p>20,1797155737526</text:p>
          </table:table-cell>
          <table:table-cell table:formula="of:=[.$L138]/[.$L$199]*[.C$199]" office:value-type="float" office:value="10.6466537448004" calcext:value-type="float">
            <text:p>10,6466537448004</text:p>
          </table:table-cell>
          <table:table-cell table:formula="of:=[.$L138]/[.$L$199]*[.D$199]" office:value-type="float" office:value="25.659620619814" calcext:value-type="float">
            <text:p>25,659620619814</text:p>
          </table:table-cell>
          <table:table-cell table:formula="of:=[.$L138]/[.$L$199]*[.E$199]" office:value-type="float" office:value="31.3738963782477" calcext:value-type="float">
            <text:p>31,3738963782477</text:p>
          </table:table-cell>
          <table:table-cell table:formula="of:=[.$L138]/[.$L$199]*[.F$199]" office:value-type="float" office:value="21.5607814099353" calcext:value-type="float">
            <text:p>21,5607814099353</text:p>
          </table:table-cell>
          <table:table-cell table:formula="of:=[.$L138]/[.$L$199]*[.G$199]" office:value-type="float" office:value="63.1198728139905" calcext:value-type="float">
            <text:p>63,1198728139905</text:p>
          </table:table-cell>
          <table:table-cell table:formula="of:=[.$L138]/[.$L$199]*[.H$199]" office:value-type="float" office:value="61.0403292898055" calcext:value-type="float">
            <text:p>61,0403292898055</text:p>
          </table:table-cell>
          <table:table-cell table:formula="of:=[.$L138]/[.$L$199]*[.I$199]" office:value-type="float" office:value="32.8456650042468" calcext:value-type="float">
            <text:p>32,8456650042468</text:p>
          </table:table-cell>
          <table:table-cell table:formula="of:=[.$L138]/[.$L$199]*[.J$199]" office:value-type="float" office:value="27.8947492214213" calcext:value-type="float">
            <text:p>27,8947492214213</text:p>
          </table:table-cell>
          <table:table-cell table:formula="of:=[.$L138]/[.$L$199]*[.K$199]" office:value-type="float" office:value="9.67871594398589" calcext:value-type="float">
            <text:p>9,67871594398589</text:p>
          </table:table-cell>
          <table:table-cell table:formula="of:=SUM([.B241:.K241])" office:value-type="float" office:value="304" calcext:value-type="float">
            <text:p>304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L139]/[.$L$199]*[.B$199]" office:value-type="float" office:value="20.4452381470915" calcext:value-type="float">
            <text:p>20,4452381470915</text:p>
          </table:table-cell>
          <table:table-cell table:formula="of:=[.$L139]/[.$L$199]*[.C$199]" office:value-type="float" office:value="10.7867412940741" calcext:value-type="float">
            <text:p>10,7867412940741</text:p>
          </table:table-cell>
          <table:table-cell table:formula="of:=[.$L139]/[.$L$199]*[.D$199]" office:value-type="float" office:value="25.9972472069168" calcext:value-type="float">
            <text:p>25,9972472069168</text:p>
          </table:table-cell>
          <table:table-cell table:formula="of:=[.$L139]/[.$L$199]*[.E$199]" office:value-type="float" office:value="31.7867108042773" calcext:value-type="float">
            <text:p>31,7867108042773</text:p>
          </table:table-cell>
          <table:table-cell table:formula="of:=[.$L139]/[.$L$199]*[.F$199]" office:value-type="float" office:value="21.8444759021713" calcext:value-type="float">
            <text:p>21,8444759021713</text:p>
          </table:table-cell>
          <table:table-cell table:formula="of:=[.$L139]/[.$L$199]*[.G$199]" office:value-type="float" office:value="63.9503974562798" calcext:value-type="float">
            <text:p>63,9503974562798</text:p>
          </table:table-cell>
          <table:table-cell table:formula="of:=[.$L139]/[.$L$199]*[.H$199]" office:value-type="float" office:value="61.843491517303" calcext:value-type="float">
            <text:p>61,843491517303</text:p>
          </table:table-cell>
          <table:table-cell table:formula="of:=[.$L139]/[.$L$199]*[.I$199]" office:value-type="float" office:value="33.2778448069343" calcext:value-type="float">
            <text:p>33,2778448069343</text:p>
          </table:table-cell>
          <table:table-cell table:formula="of:=[.$L139]/[.$L$199]*[.J$199]" office:value-type="float" office:value="28.2617853953873" calcext:value-type="float">
            <text:p>28,2617853953873</text:p>
          </table:table-cell>
          <table:table-cell table:formula="of:=[.$L139]/[.$L$199]*[.K$199]" office:value-type="float" office:value="9.80606746956465" calcext:value-type="float">
            <text:p>9,80606746956465</text:p>
          </table:table-cell>
          <table:table-cell table:formula="of:=SUM([.B242:.K242])" office:value-type="float" office:value="308" calcext:value-type="float">
            <text:p>30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L140]/[.$L$199]*[.B$199]" office:value-type="float" office:value="20.9430929721018" calcext:value-type="float">
            <text:p>20,9430929721018</text:p>
          </table:table-cell>
          <table:table-cell table:formula="of:=[.$L140]/[.$L$199]*[.C$199]" office:value-type="float" office:value="11.0494054489623" calcext:value-type="float">
            <text:p>11,0494054489623</text:p>
          </table:table-cell>
          <table:table-cell table:formula="of:=[.$L140]/[.$L$199]*[.D$199]" office:value-type="float" office:value="26.6302970577346" calcext:value-type="float">
            <text:p>26,6302970577346</text:p>
          </table:table-cell>
          <table:table-cell table:formula="of:=[.$L140]/[.$L$199]*[.E$199]" office:value-type="float" office:value="32.5607378530827" calcext:value-type="float">
            <text:p>32,5607378530827</text:p>
          </table:table-cell>
          <table:table-cell table:formula="of:=[.$L140]/[.$L$199]*[.F$199]" office:value-type="float" office:value="22.3764030751138" calcext:value-type="float">
            <text:p>22,3764030751138</text:p>
          </table:table-cell>
          <table:table-cell table:formula="of:=[.$L140]/[.$L$199]*[.G$199]" office:value-type="float" office:value="65.5076311605723" calcext:value-type="float">
            <text:p>65,5076311605723</text:p>
          </table:table-cell>
          <table:table-cell table:formula="of:=[.$L140]/[.$L$199]*[.H$199]" office:value-type="float" office:value="63.3494206938607" calcext:value-type="float">
            <text:p>63,3494206938607</text:p>
          </table:table-cell>
          <table:table-cell table:formula="of:=[.$L140]/[.$L$199]*[.I$199]" office:value-type="float" office:value="34.0881819369732" calcext:value-type="float">
            <text:p>34,0881819369732</text:p>
          </table:table-cell>
          <table:table-cell table:formula="of:=[.$L140]/[.$L$199]*[.J$199]" office:value-type="float" office:value="28.9499782215737" calcext:value-type="float">
            <text:p>28,9499782215737</text:p>
          </table:table-cell>
          <table:table-cell table:formula="of:=[.$L140]/[.$L$199]*[.K$199]" office:value-type="float" office:value="10.0448515800248" calcext:value-type="float">
            <text:p>10,0448515800248</text:p>
          </table:table-cell>
          <table:table-cell table:formula="of:=SUM([.B243:.K243])" office:value-type="float" office:value="315.5" calcext:value-type="float">
            <text:p>315,5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L141]/[.$L$199]*[.B$199]" office:value-type="float" office:value="21.2749961887754" calcext:value-type="float">
            <text:p>21,2749961887754</text:p>
          </table:table-cell>
          <table:table-cell table:formula="of:=[.$L141]/[.$L$199]*[.C$199]" office:value-type="float" office:value="11.2245148855544" calcext:value-type="float">
            <text:p>11,2245148855544</text:p>
          </table:table-cell>
          <table:table-cell table:formula="of:=[.$L141]/[.$L$199]*[.D$199]" office:value-type="float" office:value="27.0523302916131" calcext:value-type="float">
            <text:p>27,0523302916131</text:p>
          </table:table-cell>
          <table:table-cell table:formula="of:=[.$L141]/[.$L$199]*[.E$199]" office:value-type="float" office:value="33.0767558856197" calcext:value-type="float">
            <text:p>33,0767558856197</text:p>
          </table:table-cell>
          <table:table-cell table:formula="of:=[.$L141]/[.$L$199]*[.F$199]" office:value-type="float" office:value="22.7310211904088" calcext:value-type="float">
            <text:p>22,7310211904088</text:p>
          </table:table-cell>
          <table:table-cell table:formula="of:=[.$L141]/[.$L$199]*[.G$199]" office:value-type="float" office:value="66.545786963434" calcext:value-type="float">
            <text:p>66,545786963434</text:p>
          </table:table-cell>
          <table:table-cell table:formula="of:=[.$L141]/[.$L$199]*[.H$199]" office:value-type="float" office:value="64.3533734782325" calcext:value-type="float">
            <text:p>64,3533734782325</text:p>
          </table:table-cell>
          <table:table-cell table:formula="of:=[.$L141]/[.$L$199]*[.I$199]" office:value-type="float" office:value="34.6284066903326" calcext:value-type="float">
            <text:p>34,6284066903326</text:p>
          </table:table-cell>
          <table:table-cell table:formula="of:=[.$L141]/[.$L$199]*[.J$199]" office:value-type="float" office:value="29.4087734390313" calcext:value-type="float">
            <text:p>29,4087734390313</text:p>
          </table:table-cell>
          <table:table-cell table:formula="of:=[.$L141]/[.$L$199]*[.K$199]" office:value-type="float" office:value="10.2040409869983" calcext:value-type="float">
            <text:p>10,2040409869983</text:p>
          </table:table-cell>
          <table:table-cell table:formula="of:=SUM([.B244:.K244])" office:value-type="float" office:value="320.5" calcext:value-type="float">
            <text:p>320,5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L142]/[.$L$199]*[.B$199]" office:value-type="float" office:value="21.4409477971122" calcext:value-type="float">
            <text:p>21,4409477971122</text:p>
          </table:table-cell>
          <table:table-cell table:formula="of:=[.$L142]/[.$L$199]*[.C$199]" office:value-type="float" office:value="11.3120696038504" calcext:value-type="float">
            <text:p>11,3120696038504</text:p>
          </table:table-cell>
          <table:table-cell table:formula="of:=[.$L142]/[.$L$199]*[.D$199]" office:value-type="float" office:value="27.2633469085524" calcext:value-type="float">
            <text:p>27,2633469085524</text:p>
          </table:table-cell>
          <table:table-cell table:formula="of:=[.$L142]/[.$L$199]*[.E$199]" office:value-type="float" office:value="33.3347649018882" calcext:value-type="float">
            <text:p>33,3347649018882</text:p>
          </table:table-cell>
          <table:table-cell table:formula="of:=[.$L142]/[.$L$199]*[.F$199]" office:value-type="float" office:value="22.9083302480563" calcext:value-type="float">
            <text:p>22,9083302480563</text:p>
          </table:table-cell>
          <table:table-cell table:formula="of:=[.$L142]/[.$L$199]*[.G$199]" office:value-type="float" office:value="67.0648648648649" calcext:value-type="float">
            <text:p>67,0648648648649</text:p>
          </table:table-cell>
          <table:table-cell table:formula="of:=[.$L142]/[.$L$199]*[.H$199]" office:value-type="float" office:value="64.8553498704184" calcext:value-type="float">
            <text:p>64,8553498704184</text:p>
          </table:table-cell>
          <table:table-cell table:formula="of:=[.$L142]/[.$L$199]*[.I$199]" office:value-type="float" office:value="34.8985190670122" calcext:value-type="float">
            <text:p>34,8985190670122</text:p>
          </table:table-cell>
          <table:table-cell table:formula="of:=[.$L142]/[.$L$199]*[.J$199]" office:value-type="float" office:value="29.6381710477601" calcext:value-type="float">
            <text:p>29,6381710477601</text:p>
          </table:table-cell>
          <table:table-cell table:formula="of:=[.$L142]/[.$L$199]*[.K$199]" office:value-type="float" office:value="10.283635690485" calcext:value-type="float">
            <text:p>10,283635690485</text:p>
          </table:table-cell>
          <table:table-cell table:formula="of:=SUM([.B245:.K245])" office:value-type="float" office:value="323" calcext:value-type="float">
            <text:p>323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L143]/[.$L$199]*[.B$199]" office:value-type="float" office:value="21.5405187621143" calcext:value-type="float">
            <text:p>21,5405187621143</text:p>
          </table:table-cell>
          <table:table-cell table:formula="of:=[.$L143]/[.$L$199]*[.C$199]" office:value-type="float" office:value="11.3646024348281" calcext:value-type="float">
            <text:p>11,3646024348281</text:p>
          </table:table-cell>
          <table:table-cell table:formula="of:=[.$L143]/[.$L$199]*[.D$199]" office:value-type="float" office:value="27.3899568787159" calcext:value-type="float">
            <text:p>27,3899568787159</text:p>
          </table:table-cell>
          <table:table-cell table:formula="of:=[.$L143]/[.$L$199]*[.E$199]" office:value-type="float" office:value="33.4895703116493" calcext:value-type="float">
            <text:p>33,4895703116493</text:p>
          </table:table-cell>
          <table:table-cell table:formula="of:=[.$L143]/[.$L$199]*[.F$199]" office:value-type="float" office:value="23.0147156826448" calcext:value-type="float">
            <text:p>23,0147156826448</text:p>
          </table:table-cell>
          <table:table-cell table:formula="of:=[.$L143]/[.$L$199]*[.G$199]" office:value-type="float" office:value="67.3763116057234" calcext:value-type="float">
            <text:p>67,3763116057234</text:p>
          </table:table-cell>
          <table:table-cell table:formula="of:=[.$L143]/[.$L$199]*[.H$199]" office:value-type="float" office:value="65.1565357057299" calcext:value-type="float">
            <text:p>65,1565357057299</text:p>
          </table:table-cell>
          <table:table-cell table:formula="of:=[.$L143]/[.$L$199]*[.I$199]" office:value-type="float" office:value="35.06058649302" calcext:value-type="float">
            <text:p>35,06058649302</text:p>
          </table:table-cell>
          <table:table-cell table:formula="of:=[.$L143]/[.$L$199]*[.J$199]" office:value-type="float" office:value="29.7758096129974" calcext:value-type="float">
            <text:p>29,7758096129974</text:p>
          </table:table-cell>
          <table:table-cell table:formula="of:=[.$L143]/[.$L$199]*[.K$199]" office:value-type="float" office:value="10.331392512577" calcext:value-type="float">
            <text:p>10,331392512577</text:p>
          </table:table-cell>
          <table:table-cell table:formula="of:=SUM([.B246:.K246])" office:value-type="float" office:value="324.5" calcext:value-type="float">
            <text:p>324,5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L144]/[.$L$199]*[.B$199]" office:value-type="float" office:value="21.5405187621143" calcext:value-type="float">
            <text:p>21,5405187621143</text:p>
          </table:table-cell>
          <table:table-cell table:formula="of:=[.$L144]/[.$L$199]*[.C$199]" office:value-type="float" office:value="11.3646024348281" calcext:value-type="float">
            <text:p>11,3646024348281</text:p>
          </table:table-cell>
          <table:table-cell table:formula="of:=[.$L144]/[.$L$199]*[.D$199]" office:value-type="float" office:value="27.3899568787159" calcext:value-type="float">
            <text:p>27,3899568787159</text:p>
          </table:table-cell>
          <table:table-cell table:formula="of:=[.$L144]/[.$L$199]*[.E$199]" office:value-type="float" office:value="33.4895703116493" calcext:value-type="float">
            <text:p>33,4895703116493</text:p>
          </table:table-cell>
          <table:table-cell table:formula="of:=[.$L144]/[.$L$199]*[.F$199]" office:value-type="float" office:value="23.0147156826448" calcext:value-type="float">
            <text:p>23,0147156826448</text:p>
          </table:table-cell>
          <table:table-cell table:formula="of:=[.$L144]/[.$L$199]*[.G$199]" office:value-type="float" office:value="67.3763116057234" calcext:value-type="float">
            <text:p>67,3763116057234</text:p>
          </table:table-cell>
          <table:table-cell table:formula="of:=[.$L144]/[.$L$199]*[.H$199]" office:value-type="float" office:value="65.1565357057299" calcext:value-type="float">
            <text:p>65,1565357057299</text:p>
          </table:table-cell>
          <table:table-cell table:formula="of:=[.$L144]/[.$L$199]*[.I$199]" office:value-type="float" office:value="35.06058649302" calcext:value-type="float">
            <text:p>35,06058649302</text:p>
          </table:table-cell>
          <table:table-cell table:formula="of:=[.$L144]/[.$L$199]*[.J$199]" office:value-type="float" office:value="29.7758096129974" calcext:value-type="float">
            <text:p>29,7758096129974</text:p>
          </table:table-cell>
          <table:table-cell table:formula="of:=[.$L144]/[.$L$199]*[.K$199]" office:value-type="float" office:value="10.331392512577" calcext:value-type="float">
            <text:p>10,331392512577</text:p>
          </table:table-cell>
          <table:table-cell table:formula="of:=SUM([.B247:.K247])" office:value-type="float" office:value="324.5" calcext:value-type="float">
            <text:p>324,5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L145]/[.$L$199]*[.B$199]" office:value-type="float" office:value="21.8392316571205" calcext:value-type="float">
            <text:p>21,8392316571205</text:p>
          </table:table-cell>
          <table:table-cell table:formula="of:=[.$L145]/[.$L$199]*[.C$199]" office:value-type="float" office:value="11.522200927761" calcext:value-type="float">
            <text:p>11,522200927761</text:p>
          </table:table-cell>
          <table:table-cell table:formula="of:=[.$L145]/[.$L$199]*[.D$199]" office:value-type="float" office:value="27.7697867892066" calcext:value-type="float">
            <text:p>27,7697867892066</text:p>
          </table:table-cell>
          <table:table-cell table:formula="of:=[.$L145]/[.$L$199]*[.E$199]" office:value-type="float" office:value="33.9539865409326" calcext:value-type="float">
            <text:p>33,9539865409326</text:p>
          </table:table-cell>
          <table:table-cell table:formula="of:=[.$L145]/[.$L$199]*[.F$199]" office:value-type="float" office:value="23.3338719864103" calcext:value-type="float">
            <text:p>23,3338719864103</text:p>
          </table:table-cell>
          <table:table-cell table:formula="of:=[.$L145]/[.$L$199]*[.G$199]" office:value-type="float" office:value="68.3106518282989" calcext:value-type="float">
            <text:p>68,3106518282989</text:p>
          </table:table-cell>
          <table:table-cell table:formula="of:=[.$L145]/[.$L$199]*[.H$199]" office:value-type="float" office:value="66.0600932116645" calcext:value-type="float">
            <text:p>66,0600932116645</text:p>
          </table:table-cell>
          <table:table-cell table:formula="of:=[.$L145]/[.$L$199]*[.I$199]" office:value-type="float" office:value="35.5467887710434" calcext:value-type="float">
            <text:p>35,5467887710434</text:p>
          </table:table-cell>
          <table:table-cell table:formula="of:=[.$L145]/[.$L$199]*[.J$199]" office:value-type="float" office:value="30.1887253087092" calcext:value-type="float">
            <text:p>30,1887253087092</text:p>
          </table:table-cell>
          <table:table-cell table:formula="of:=[.$L145]/[.$L$199]*[.K$199]" office:value-type="float" office:value="10.4746629788531" calcext:value-type="float">
            <text:p>10,4746629788531</text:p>
          </table:table-cell>
          <table:table-cell table:formula="of:=SUM([.B248:.K248])" office:value-type="float" office:value="329" calcext:value-type="float">
            <text:p>329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L146]/[.$L$199]*[.B$199]" office:value-type="float" office:value="22.3370864821308" calcext:value-type="float">
            <text:p>22,3370864821308</text:p>
          </table:table-cell>
          <table:table-cell table:formula="of:=[.$L146]/[.$L$199]*[.C$199]" office:value-type="float" office:value="11.7848650826491" calcext:value-type="float">
            <text:p>11,7848650826491</text:p>
          </table:table-cell>
          <table:table-cell table:formula="of:=[.$L146]/[.$L$199]*[.D$199]" office:value-type="float" office:value="28.4028366400244" calcext:value-type="float">
            <text:p>28,4028366400244</text:p>
          </table:table-cell>
          <table:table-cell table:formula="of:=[.$L146]/[.$L$199]*[.E$199]" office:value-type="float" office:value="34.728013589738" calcext:value-type="float">
            <text:p>34,728013589738</text:p>
          </table:table-cell>
          <table:table-cell table:formula="of:=[.$L146]/[.$L$199]*[.F$199]" office:value-type="float" office:value="23.8657991593527" calcext:value-type="float">
            <text:p>23,8657991593527</text:p>
          </table:table-cell>
          <table:table-cell table:formula="of:=[.$L146]/[.$L$199]*[.G$199]" office:value-type="float" office:value="69.8678855325914" calcext:value-type="float">
            <text:p>69,8678855325914</text:p>
          </table:table-cell>
          <table:table-cell table:formula="of:=[.$L146]/[.$L$199]*[.H$199]" office:value-type="float" office:value="67.5660223882222" calcext:value-type="float">
            <text:p>67,5660223882222</text:p>
          </table:table-cell>
          <table:table-cell table:formula="of:=[.$L146]/[.$L$199]*[.I$199]" office:value-type="float" office:value="36.3571259010824" calcext:value-type="float">
            <text:p>36,3571259010824</text:p>
          </table:table-cell>
          <table:table-cell table:formula="of:=[.$L146]/[.$L$199]*[.J$199]" office:value-type="float" office:value="30.8769181348956" calcext:value-type="float">
            <text:p>30,8769181348956</text:p>
          </table:table-cell>
          <table:table-cell table:formula="of:=[.$L146]/[.$L$199]*[.K$199]" office:value-type="float" office:value="10.7134470893133" calcext:value-type="float">
            <text:p>10,7134470893133</text:p>
          </table:table-cell>
          <table:table-cell table:formula="of:=SUM([.B249:.K249])" office:value-type="float" office:value="336.5" calcext:value-type="float">
            <text:p>336,5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L147]/[.$L$199]*[.B$199]" office:value-type="float" office:value="23.9634122438313" calcext:value-type="float">
            <text:p>23,9634122438313</text:p>
          </table:table-cell>
          <table:table-cell table:formula="of:=[.$L147]/[.$L$199]*[.C$199]" office:value-type="float" office:value="12.6429013219505" calcext:value-type="float">
            <text:p>12,6429013219505</text:p>
          </table:table-cell>
          <table:table-cell table:formula="of:=[.$L147]/[.$L$199]*[.D$199]" office:value-type="float" office:value="30.4707994860291" calcext:value-type="float">
            <text:p>30,4707994860291</text:p>
          </table:table-cell>
          <table:table-cell table:formula="of:=[.$L147]/[.$L$199]*[.E$199]" office:value-type="float" office:value="37.2565019491692" calcext:value-type="float">
            <text:p>37,2565019491692</text:p>
          </table:table-cell>
          <table:table-cell table:formula="of:=[.$L147]/[.$L$199]*[.F$199]" office:value-type="float" office:value="25.6034279242982" calcext:value-type="float">
            <text:p>25,6034279242982</text:p>
          </table:table-cell>
          <table:table-cell table:formula="of:=[.$L147]/[.$L$199]*[.G$199]" office:value-type="float" office:value="74.9548489666137" calcext:value-type="float">
            <text:p>74,9548489666137</text:p>
          </table:table-cell>
          <table:table-cell table:formula="of:=[.$L147]/[.$L$199]*[.H$199]" office:value-type="float" office:value="72.4853910316441" calcext:value-type="float">
            <text:p>72,4853910316441</text:p>
          </table:table-cell>
          <table:table-cell table:formula="of:=[.$L147]/[.$L$199]*[.I$199]" office:value-type="float" office:value="39.0042271925431" calcext:value-type="float">
            <text:p>39,0042271925431</text:p>
          </table:table-cell>
          <table:table-cell table:formula="of:=[.$L147]/[.$L$199]*[.J$199]" office:value-type="float" office:value="33.1250147004377" calcext:value-type="float">
            <text:p>33,1250147004377</text:p>
          </table:table-cell>
          <table:table-cell table:formula="of:=[.$L147]/[.$L$199]*[.K$199]" office:value-type="float" office:value="11.4934751834832" calcext:value-type="float">
            <text:p>11,4934751834832</text:p>
          </table:table-cell>
          <table:table-cell table:formula="of:=SUM([.B250:.K250])" office:value-type="float" office:value="361" calcext:value-type="float">
            <text:p>36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L148]/[.$L$199]*[.B$199]" office:value-type="float" office:value="24.9923122155193" calcext:value-type="float">
            <text:p>24,9923122155193</text:p>
          </table:table-cell>
          <table:table-cell table:formula="of:=[.$L148]/[.$L$199]*[.C$199]" office:value-type="float" office:value="13.185740575386" calcext:value-type="float">
            <text:p>13,185740575386</text:p>
          </table:table-cell>
          <table:table-cell table:formula="of:=[.$L148]/[.$L$199]*[.D$199]" office:value-type="float" office:value="31.7791025110526" calcext:value-type="float">
            <text:p>31,7791025110526</text:p>
          </table:table-cell>
          <table:table-cell table:formula="of:=[.$L148]/[.$L$199]*[.E$199]" office:value-type="float" office:value="38.8561578500338" calcext:value-type="float">
            <text:p>38,8561578500338</text:p>
          </table:table-cell>
          <table:table-cell table:formula="of:=[.$L148]/[.$L$199]*[.F$199]" office:value-type="float" office:value="26.7027440817127" calcext:value-type="float">
            <text:p>26,7027440817127</text:p>
          </table:table-cell>
          <table:table-cell table:formula="of:=[.$L148]/[.$L$199]*[.G$199]" office:value-type="float" office:value="78.1731319554849" calcext:value-type="float">
            <text:p>78,1731319554849</text:p>
          </table:table-cell>
          <table:table-cell table:formula="of:=[.$L148]/[.$L$199]*[.H$199]" office:value-type="float" office:value="75.5976446631967" calcext:value-type="float">
            <text:p>75,5976446631967</text:p>
          </table:table-cell>
          <table:table-cell table:formula="of:=[.$L148]/[.$L$199]*[.I$199]" office:value-type="float" office:value="40.678923927957" calcext:value-type="float">
            <text:p>40,678923927957</text:p>
          </table:table-cell>
          <table:table-cell table:formula="of:=[.$L148]/[.$L$199]*[.J$199]" office:value-type="float" office:value="34.5472798745563" calcext:value-type="float">
            <text:p>34,5472798745563</text:p>
          </table:table-cell>
          <table:table-cell table:formula="of:=[.$L148]/[.$L$199]*[.K$199]" office:value-type="float" office:value="11.9869623451009" calcext:value-type="float">
            <text:p>11,9869623451009</text:p>
          </table:table-cell>
          <table:table-cell table:formula="of:=SUM([.B251:.K251])" office:value-type="float" office:value="376.5" calcext:value-type="float">
            <text:p>376,5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L149]/[.$L$199]*[.B$199]" office:value-type="float" office:value="25.2246444671908" calcext:value-type="float">
            <text:p>25,2246444671908</text:p>
          </table:table-cell>
          <table:table-cell table:formula="of:=[.$L149]/[.$L$199]*[.C$199]" office:value-type="float" office:value="13.3083171810005" calcext:value-type="float">
            <text:p>13,3083171810005</text:p>
          </table:table-cell>
          <table:table-cell table:formula="of:=[.$L149]/[.$L$199]*[.D$199]" office:value-type="float" office:value="32.0745257747675" calcext:value-type="float">
            <text:p>32,0745257747675</text:p>
          </table:table-cell>
          <table:table-cell table:formula="of:=[.$L149]/[.$L$199]*[.E$199]" office:value-type="float" office:value="39.2173704728096" calcext:value-type="float">
            <text:p>39,2173704728096</text:p>
          </table:table-cell>
          <table:table-cell table:formula="of:=[.$L149]/[.$L$199]*[.F$199]" office:value-type="float" office:value="26.9509767624192" calcext:value-type="float">
            <text:p>26,9509767624192</text:p>
          </table:table-cell>
          <table:table-cell table:formula="of:=[.$L149]/[.$L$199]*[.G$199]" office:value-type="float" office:value="78.8998410174881" calcext:value-type="float">
            <text:p>78,8998410174881</text:p>
          </table:table-cell>
          <table:table-cell table:formula="of:=[.$L149]/[.$L$199]*[.H$199]" office:value-type="float" office:value="76.3004116122569" calcext:value-type="float">
            <text:p>76,3004116122569</text:p>
          </table:table-cell>
          <table:table-cell table:formula="of:=[.$L149]/[.$L$199]*[.I$199]" office:value-type="float" office:value="41.0570812553085" calcext:value-type="float">
            <text:p>41,0570812553085</text:p>
          </table:table-cell>
          <table:table-cell table:formula="of:=[.$L149]/[.$L$199]*[.J$199]" office:value-type="float" office:value="34.8684365267766" calcext:value-type="float">
            <text:p>34,8684365267766</text:p>
          </table:table-cell>
          <table:table-cell table:formula="of:=[.$L149]/[.$L$199]*[.K$199]" office:value-type="float" office:value="12.0983949299824" calcext:value-type="float">
            <text:p>12,0983949299824</text:p>
          </table:table-cell>
          <table:table-cell table:formula="of:=SUM([.B252:.K252])" office:value-type="float" office:value="380" calcext:value-type="float">
            <text:p>38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L150]/[.$L$199]*[.B$199]" office:value-type="float" office:value="25.4237863971949" calcext:value-type="float">
            <text:p>25,4237863971949</text:p>
          </table:table-cell>
          <table:table-cell table:formula="of:=[.$L150]/[.$L$199]*[.C$199]" office:value-type="float" office:value="13.4133828429558" calcext:value-type="float">
            <text:p>13,4133828429558</text:p>
          </table:table-cell>
          <table:table-cell table:formula="of:=[.$L150]/[.$L$199]*[.D$199]" office:value-type="float" office:value="32.3277457150946" calcext:value-type="float">
            <text:p>32,3277457150946</text:p>
          </table:table-cell>
          <table:table-cell table:formula="of:=[.$L150]/[.$L$199]*[.E$199]" office:value-type="float" office:value="39.5269812923318" calcext:value-type="float">
            <text:p>39,5269812923318</text:p>
          </table:table-cell>
          <table:table-cell table:formula="of:=[.$L150]/[.$L$199]*[.F$199]" office:value-type="float" office:value="27.1637476315961" calcext:value-type="float">
            <text:p>27,1637476315961</text:p>
          </table:table-cell>
          <table:table-cell table:formula="of:=[.$L150]/[.$L$199]*[.G$199]" office:value-type="float" office:value="79.5227344992051" calcext:value-type="float">
            <text:p>79,5227344992051</text:p>
          </table:table-cell>
          <table:table-cell table:formula="of:=[.$L150]/[.$L$199]*[.H$199]" office:value-type="float" office:value="76.90278328288" calcext:value-type="float">
            <text:p>76,90278328288</text:p>
          </table:table-cell>
          <table:table-cell table:formula="of:=[.$L150]/[.$L$199]*[.I$199]" office:value-type="float" office:value="41.3812161073241" calcext:value-type="float">
            <text:p>41,3812161073241</text:p>
          </table:table-cell>
          <table:table-cell table:formula="of:=[.$L150]/[.$L$199]*[.J$199]" office:value-type="float" office:value="35.1437136572511" calcext:value-type="float">
            <text:p>35,1437136572511</text:p>
          </table:table-cell>
          <table:table-cell table:formula="of:=[.$L150]/[.$L$199]*[.K$199]" office:value-type="float" office:value="12.1939085741664" calcext:value-type="float">
            <text:p>12,1939085741664</text:p>
          </table:table-cell>
          <table:table-cell table:formula="of:=SUM([.B253:.K253])" office:value-type="float" office:value="383" calcext:value-type="float">
            <text:p>383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L151]/[.$L$199]*[.B$199]" office:value-type="float" office:value="27.4152056972363" calcext:value-type="float">
            <text:p>27,4152056972363</text:p>
          </table:table-cell>
          <table:table-cell table:formula="of:=[.$L151]/[.$L$199]*[.C$199]" office:value-type="float" office:value="14.4640394625084" calcext:value-type="float">
            <text:p>14,4640394625084</text:p>
          </table:table-cell>
          <table:table-cell table:formula="of:=[.$L151]/[.$L$199]*[.D$199]" office:value-type="float" office:value="34.8599451183657" calcext:value-type="float">
            <text:p>34,8599451183657</text:p>
          </table:table-cell>
          <table:table-cell table:formula="of:=[.$L151]/[.$L$199]*[.E$199]" office:value-type="float" office:value="42.6230894875536" calcext:value-type="float">
            <text:p>42,6230894875536</text:p>
          </table:table-cell>
          <table:table-cell table:formula="of:=[.$L151]/[.$L$199]*[.F$199]" office:value-type="float" office:value="29.2914563233661" calcext:value-type="float">
            <text:p>29,2914563233661</text:p>
          </table:table-cell>
          <table:table-cell table:formula="of:=[.$L151]/[.$L$199]*[.G$199]" office:value-type="float" office:value="85.7516693163752" calcext:value-type="float">
            <text:p>85,7516693163752</text:p>
          </table:table-cell>
          <table:table-cell table:formula="of:=[.$L151]/[.$L$199]*[.H$199]" office:value-type="float" office:value="82.9264999891108" calcext:value-type="float">
            <text:p>82,9264999891108</text:p>
          </table:table-cell>
          <table:table-cell table:formula="of:=[.$L151]/[.$L$199]*[.I$199]" office:value-type="float" office:value="44.62256462748" calcext:value-type="float">
            <text:p>44,62256462748</text:p>
          </table:table-cell>
          <table:table-cell table:formula="of:=[.$L151]/[.$L$199]*[.J$199]" office:value-type="float" office:value="37.8964849619967" calcext:value-type="float">
            <text:p>37,8964849619967</text:p>
          </table:table-cell>
          <table:table-cell table:formula="of:=[.$L151]/[.$L$199]*[.K$199]" office:value-type="float" office:value="13.1490450160071" calcext:value-type="float">
            <text:p>13,1490450160071</text:p>
          </table:table-cell>
          <table:table-cell table:formula="of:=SUM([.B254:.K254])" office:value-type="float" office:value="413" calcext:value-type="float">
            <text:p>413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L152]/[.$L$199]*[.B$199]" office:value-type="float" office:value="27.6475379489078" calcext:value-type="float">
            <text:p>27,6475379489078</text:p>
          </table:table-cell>
          <table:table-cell table:formula="of:=[.$L152]/[.$L$199]*[.C$199]" office:value-type="float" office:value="14.5866160681229" calcext:value-type="float">
            <text:p>14,5866160681229</text:p>
          </table:table-cell>
          <table:table-cell table:formula="of:=[.$L152]/[.$L$199]*[.D$199]" office:value-type="float" office:value="35.1553683820807" calcext:value-type="float">
            <text:p>35,1553683820807</text:p>
          </table:table-cell>
          <table:table-cell table:formula="of:=[.$L152]/[.$L$199]*[.E$199]" office:value-type="float" office:value="42.9843021103295" calcext:value-type="float">
            <text:p>42,9843021103295</text:p>
          </table:table-cell>
          <table:table-cell table:formula="of:=[.$L152]/[.$L$199]*[.F$199]" office:value-type="float" office:value="29.5396890040726" calcext:value-type="float">
            <text:p>29,5396890040726</text:p>
          </table:table-cell>
          <table:table-cell table:formula="of:=[.$L152]/[.$L$199]*[.G$199]" office:value-type="float" office:value="86.4783783783784" calcext:value-type="float">
            <text:p>86,4783783783784</text:p>
          </table:table-cell>
          <table:table-cell table:formula="of:=[.$L152]/[.$L$199]*[.H$199]" office:value-type="float" office:value="83.6292669381711" calcext:value-type="float">
            <text:p>83,6292669381711</text:p>
          </table:table-cell>
          <table:table-cell table:formula="of:=[.$L152]/[.$L$199]*[.I$199]" office:value-type="float" office:value="45.0007219548316" calcext:value-type="float">
            <text:p>45,0007219548316</text:p>
          </table:table-cell>
          <table:table-cell table:formula="of:=[.$L152]/[.$L$199]*[.J$199]" office:value-type="float" office:value="38.217641614217" calcext:value-type="float">
            <text:p>38,217641614217</text:p>
          </table:table-cell>
          <table:table-cell table:formula="of:=[.$L152]/[.$L$199]*[.K$199]" office:value-type="float" office:value="13.2604776008886" calcext:value-type="float">
            <text:p>13,2604776008886</text:p>
          </table:table-cell>
          <table:table-cell table:formula="of:=SUM([.B255:.K255])" office:value-type="float" office:value="416.5" calcext:value-type="float">
            <text:p>416,5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L153]/[.$L$199]*[.B$199]" office:value-type="float" office:value="28.4441056689244" calcext:value-type="float">
            <text:p>28,4441056689244</text:p>
          </table:table-cell>
          <table:table-cell table:formula="of:=[.$L153]/[.$L$199]*[.C$199]" office:value-type="float" office:value="15.006878715944" calcext:value-type="float">
            <text:p>15,006878715944</text:p>
          </table:table-cell>
          <table:table-cell table:formula="of:=[.$L153]/[.$L$199]*[.D$199]" office:value-type="float" office:value="36.1682481433892" calcext:value-type="float">
            <text:p>36,1682481433892</text:p>
          </table:table-cell>
          <table:table-cell table:formula="of:=[.$L153]/[.$L$199]*[.E$199]" office:value-type="float" office:value="44.2227453884182" calcext:value-type="float">
            <text:p>44,2227453884182</text:p>
          </table:table-cell>
          <table:table-cell table:formula="of:=[.$L153]/[.$L$199]*[.F$199]" office:value-type="float" office:value="30.3907724807805" calcext:value-type="float">
            <text:p>30,3907724807805</text:p>
          </table:table-cell>
          <table:table-cell table:formula="of:=[.$L153]/[.$L$199]*[.G$199]" office:value-type="float" office:value="88.9699523052464" calcext:value-type="float">
            <text:p>88,9699523052464</text:p>
          </table:table-cell>
          <table:table-cell table:formula="of:=[.$L153]/[.$L$199]*[.H$199]" office:value-type="float" office:value="86.0387536206634" calcext:value-type="float">
            <text:p>86,0387536206634</text:p>
          </table:table-cell>
          <table:table-cell table:formula="of:=[.$L153]/[.$L$199]*[.I$199]" office:value-type="float" office:value="46.2972613628939" calcext:value-type="float">
            <text:p>46,2972613628939</text:p>
          </table:table-cell>
          <table:table-cell table:formula="of:=[.$L153]/[.$L$199]*[.J$199]" office:value-type="float" office:value="39.3187501361152" calcext:value-type="float">
            <text:p>39,3187501361152</text:p>
          </table:table-cell>
          <table:table-cell table:formula="of:=[.$L153]/[.$L$199]*[.K$199]" office:value-type="float" office:value="13.6425321776248" calcext:value-type="float">
            <text:p>13,6425321776248</text:p>
          </table:table-cell>
          <table:table-cell table:formula="of:=SUM([.B256:.K256])" office:value-type="float" office:value="428.5" calcext:value-type="float">
            <text:p>428,5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L154]/[.$L$199]*[.B$199]" office:value-type="float" office:value="29.804908857286" calcext:value-type="float">
            <text:p>29,804908857286</text:p>
          </table:table-cell>
          <table:table-cell table:formula="of:=[.$L154]/[.$L$199]*[.C$199]" office:value-type="float" office:value="15.7248274059716" calcext:value-type="float">
            <text:p>15,7248274059716</text:p>
          </table:table-cell>
          <table:table-cell table:formula="of:=[.$L154]/[.$L$199]*[.D$199]" office:value-type="float" office:value="37.8985844022911" calcext:value-type="float">
            <text:p>37,8985844022911</text:p>
          </table:table-cell>
          <table:table-cell table:formula="of:=[.$L154]/[.$L$199]*[.E$199]" office:value-type="float" office:value="46.3384193218198" calcext:value-type="float">
            <text:p>46,3384193218198</text:p>
          </table:table-cell>
          <table:table-cell table:formula="of:=[.$L154]/[.$L$199]*[.F$199]" office:value-type="float" office:value="31.84470675349" calcext:value-type="float">
            <text:p>31,84470675349</text:p>
          </table:table-cell>
          <table:table-cell table:formula="of:=[.$L154]/[.$L$199]*[.G$199]" office:value-type="float" office:value="93.2263910969793" calcext:value-type="float">
            <text:p>93,2263910969793</text:p>
          </table:table-cell>
          <table:table-cell table:formula="of:=[.$L154]/[.$L$199]*[.H$199]" office:value-type="float" office:value="90.1549600365878" calcext:value-type="float">
            <text:p>90,1549600365878</text:p>
          </table:table-cell>
          <table:table-cell table:formula="of:=[.$L154]/[.$L$199]*[.I$199]" office:value-type="float" office:value="48.5121828516671" calcext:value-type="float">
            <text:p>48,5121828516671</text:p>
          </table:table-cell>
          <table:table-cell table:formula="of:=[.$L154]/[.$L$199]*[.J$199]" office:value-type="float" office:value="41.1998105276913" calcext:value-type="float">
            <text:p>41,1998105276913</text:p>
          </table:table-cell>
          <table:table-cell table:formula="of:=[.$L154]/[.$L$199]*[.K$199]" office:value-type="float" office:value="14.295208746216" calcext:value-type="float">
            <text:p>14,295208746216</text:p>
          </table:table-cell>
          <table:table-cell table:formula="of:=SUM([.B257:.K257])" office:value-type="float" office:value="449" calcext:value-type="float">
            <text:p>449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L155]/[.$L$199]*[.B$199]" office:value-type="float" office:value="29.9376701439554" calcext:value-type="float">
            <text:p>29,9376701439554</text:p>
          </table:table-cell>
          <table:table-cell table:formula="of:=[.$L155]/[.$L$199]*[.C$199]" office:value-type="float" office:value="15.7948711806085" calcext:value-type="float">
            <text:p>15,7948711806085</text:p>
          </table:table-cell>
          <table:table-cell table:formula="of:=[.$L155]/[.$L$199]*[.D$199]" office:value-type="float" office:value="38.0673976958425" calcext:value-type="float">
            <text:p>38,0673976958425</text:p>
          </table:table-cell>
          <table:table-cell table:formula="of:=[.$L155]/[.$L$199]*[.E$199]" office:value-type="float" office:value="46.5448265348346" calcext:value-type="float">
            <text:p>46,5448265348346</text:p>
          </table:table-cell>
          <table:table-cell table:formula="of:=[.$L155]/[.$L$199]*[.F$199]" office:value-type="float" office:value="31.986553999608" calcext:value-type="float">
            <text:p>31,986553999608</text:p>
          </table:table-cell>
          <table:table-cell table:formula="of:=[.$L155]/[.$L$199]*[.G$199]" office:value-type="float" office:value="93.641653418124" calcext:value-type="float">
            <text:p>93,641653418124</text:p>
          </table:table-cell>
          <table:table-cell table:formula="of:=[.$L155]/[.$L$199]*[.H$199]" office:value-type="float" office:value="90.5565411503365" calcext:value-type="float">
            <text:p>90,5565411503365</text:p>
          </table:table-cell>
          <table:table-cell table:formula="of:=[.$L155]/[.$L$199]*[.I$199]" office:value-type="float" office:value="48.7282727530109" calcext:value-type="float">
            <text:p>48,7282727530109</text:p>
          </table:table-cell>
          <table:table-cell table:formula="of:=[.$L155]/[.$L$199]*[.J$199]" office:value-type="float" office:value="41.3833286146743" calcext:value-type="float">
            <text:p>41,3833286146743</text:p>
          </table:table-cell>
          <table:table-cell table:formula="of:=[.$L155]/[.$L$199]*[.K$199]" office:value-type="float" office:value="14.3588845090054" calcext:value-type="float">
            <text:p>14,3588845090054</text:p>
          </table:table-cell>
          <table:table-cell table:formula="of:=SUM([.B258:.K258])" office:value-type="float" office:value="451" calcext:value-type="float">
            <text:p>451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L156]/[.$L$199]*[.B$199]" office:value-type="float" office:value="30.1368120739595" calcext:value-type="float">
            <text:p>30,1368120739595</text:p>
          </table:table-cell>
          <table:table-cell table:formula="of:=[.$L156]/[.$L$199]*[.C$199]" office:value-type="float" office:value="15.8999368425638" calcext:value-type="float">
            <text:p>15,8999368425638</text:p>
          </table:table-cell>
          <table:table-cell table:formula="of:=[.$L156]/[.$L$199]*[.D$199]" office:value-type="float" office:value="38.3206176361696" calcext:value-type="float">
            <text:p>38,3206176361696</text:p>
          </table:table-cell>
          <table:table-cell table:formula="of:=[.$L156]/[.$L$199]*[.E$199]" office:value-type="float" office:value="46.8544373543568" calcext:value-type="float">
            <text:p>46,8544373543568</text:p>
          </table:table-cell>
          <table:table-cell table:formula="of:=[.$L156]/[.$L$199]*[.F$199]" office:value-type="float" office:value="32.199324868785" calcext:value-type="float">
            <text:p>32,199324868785</text:p>
          </table:table-cell>
          <table:table-cell table:formula="of:=[.$L156]/[.$L$199]*[.G$199]" office:value-type="float" office:value="94.264546899841" calcext:value-type="float">
            <text:p>94,264546899841</text:p>
          </table:table-cell>
          <table:table-cell table:formula="of:=[.$L156]/[.$L$199]*[.H$199]" office:value-type="float" office:value="91.1589128209596" calcext:value-type="float">
            <text:p>91,1589128209596</text:p>
          </table:table-cell>
          <table:table-cell table:formula="of:=[.$L156]/[.$L$199]*[.I$199]" office:value-type="float" office:value="49.0524076050265" calcext:value-type="float">
            <text:p>49,0524076050265</text:p>
          </table:table-cell>
          <table:table-cell table:formula="of:=[.$L156]/[.$L$199]*[.J$199]" office:value-type="float" office:value="41.6586057451489" calcext:value-type="float">
            <text:p>41,6586057451489</text:p>
          </table:table-cell>
          <table:table-cell table:formula="of:=[.$L156]/[.$L$199]*[.K$199]" office:value-type="float" office:value="14.4543981531895" calcext:value-type="float">
            <text:p>14,4543981531895</text:p>
          </table:table-cell>
          <table:table-cell table:formula="of:=SUM([.B259:.K259])" office:value-type="float" office:value="454" calcext:value-type="float">
            <text:p>454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L157]/[.$L$199]*[.B$199]" office:value-type="float" office:value="30.3027636822963" calcext:value-type="float">
            <text:p>30,3027636822963</text:p>
          </table:table-cell>
          <table:table-cell table:formula="of:=[.$L157]/[.$L$199]*[.C$199]" office:value-type="float" office:value="15.9874915608598" calcext:value-type="float">
            <text:p>15,9874915608598</text:p>
          </table:table-cell>
          <table:table-cell table:formula="of:=[.$L157]/[.$L$199]*[.D$199]" office:value-type="float" office:value="38.5316342531089" calcext:value-type="float">
            <text:p>38,5316342531089</text:p>
          </table:table-cell>
          <table:table-cell table:formula="of:=[.$L157]/[.$L$199]*[.E$199]" office:value-type="float" office:value="47.1124463706253" calcext:value-type="float">
            <text:p>47,1124463706253</text:p>
          </table:table-cell>
          <table:table-cell table:formula="of:=[.$L157]/[.$L$199]*[.F$199]" office:value-type="float" office:value="32.3766339264325" calcext:value-type="float">
            <text:p>32,3766339264325</text:p>
          </table:table-cell>
          <table:table-cell table:formula="of:=[.$L157]/[.$L$199]*[.G$199]" office:value-type="float" office:value="94.7836248012718" calcext:value-type="float">
            <text:p>94,7836248012718</text:p>
          </table:table-cell>
          <table:table-cell table:formula="of:=[.$L157]/[.$L$199]*[.H$199]" office:value-type="float" office:value="91.6608892131455" calcext:value-type="float">
            <text:p>91,6608892131455</text:p>
          </table:table-cell>
          <table:table-cell table:formula="of:=[.$L157]/[.$L$199]*[.I$199]" office:value-type="float" office:value="49.3225199817061" calcext:value-type="float">
            <text:p>49,3225199817061</text:p>
          </table:table-cell>
          <table:table-cell table:formula="of:=[.$L157]/[.$L$199]*[.J$199]" office:value-type="float" office:value="41.8880033538777" calcext:value-type="float">
            <text:p>41,8880033538777</text:p>
          </table:table-cell>
          <table:table-cell table:formula="of:=[.$L157]/[.$L$199]*[.K$199]" office:value-type="float" office:value="14.5339928566762" calcext:value-type="float">
            <text:p>14,5339928566762</text:p>
          </table:table-cell>
          <table:table-cell table:formula="of:=SUM([.B260:.K260])" office:value-type="float" office:value="456.5" calcext:value-type="float">
            <text:p>456,5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L158]/[.$L$199]*[.B$199]" office:value-type="float" office:value="30.3359540039637" calcext:value-type="float">
            <text:p>30,3359540039637</text:p>
          </table:table-cell>
          <table:table-cell table:formula="of:=[.$L158]/[.$L$199]*[.C$199]" office:value-type="float" office:value="16.005002504519" calcext:value-type="float">
            <text:p>16,005002504519</text:p>
          </table:table-cell>
          <table:table-cell table:formula="of:=[.$L158]/[.$L$199]*[.D$199]" office:value-type="float" office:value="38.5738375764967" calcext:value-type="float">
            <text:p>38,5738375764967</text:p>
          </table:table-cell>
          <table:table-cell table:formula="of:=[.$L158]/[.$L$199]*[.E$199]" office:value-type="float" office:value="47.164048173879" calcext:value-type="float">
            <text:p>47,164048173879</text:p>
          </table:table-cell>
          <table:table-cell table:formula="of:=[.$L158]/[.$L$199]*[.F$199]" office:value-type="float" office:value="32.412095737962" calcext:value-type="float">
            <text:p>32,412095737962</text:p>
          </table:table-cell>
          <table:table-cell table:formula="of:=[.$L158]/[.$L$199]*[.G$199]" office:value-type="float" office:value="94.887440381558" calcext:value-type="float">
            <text:p>94,887440381558</text:p>
          </table:table-cell>
          <table:table-cell table:formula="of:=[.$L158]/[.$L$199]*[.H$199]" office:value-type="float" office:value="91.7612844915827" calcext:value-type="float">
            <text:p>91,7612844915827</text:p>
          </table:table-cell>
          <table:table-cell table:formula="of:=[.$L158]/[.$L$199]*[.I$199]" office:value-type="float" office:value="49.3765424570421" calcext:value-type="float">
            <text:p>49,3765424570421</text:p>
          </table:table-cell>
          <table:table-cell table:formula="of:=[.$L158]/[.$L$199]*[.J$199]" office:value-type="float" office:value="41.9338828756234" calcext:value-type="float">
            <text:p>41,9338828756234</text:p>
          </table:table-cell>
          <table:table-cell table:formula="of:=[.$L158]/[.$L$199]*[.K$199]" office:value-type="float" office:value="14.5499117973735" calcext:value-type="float">
            <text:p>14,5499117973735</text:p>
          </table:table-cell>
          <table:table-cell table:formula="of:=SUM([.B261:.K261])" office:value-type="float" office:value="457" calcext:value-type="float">
            <text:p>457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L159]/[.$L$199]*[.B$199]" office:value-type="float" office:value="30.8006185073067" calcext:value-type="float">
            <text:p>30,8006185073067</text:p>
          </table:table-cell>
          <table:table-cell table:formula="of:=[.$L159]/[.$L$199]*[.C$199]" office:value-type="float" office:value="16.250155715748" calcext:value-type="float">
            <text:p>16,250155715748</text:p>
          </table:table-cell>
          <table:table-cell table:formula="of:=[.$L159]/[.$L$199]*[.D$199]" office:value-type="float" office:value="39.1646841039266" calcext:value-type="float">
            <text:p>39,1646841039266</text:p>
          </table:table-cell>
          <table:table-cell table:formula="of:=[.$L159]/[.$L$199]*[.E$199]" office:value-type="float" office:value="47.8864734194307" calcext:value-type="float">
            <text:p>47,8864734194307</text:p>
          </table:table-cell>
          <table:table-cell table:formula="of:=[.$L159]/[.$L$199]*[.F$199]" office:value-type="float" office:value="32.908561099375" calcext:value-type="float">
            <text:p>32,908561099375</text:p>
          </table:table-cell>
          <table:table-cell table:formula="of:=[.$L159]/[.$L$199]*[.G$199]" office:value-type="float" office:value="96.3408585055644" calcext:value-type="float">
            <text:p>96,3408585055644</text:p>
          </table:table-cell>
          <table:table-cell table:formula="of:=[.$L159]/[.$L$199]*[.H$199]" office:value-type="float" office:value="93.1668183897032" calcext:value-type="float">
            <text:p>93,1668183897032</text:p>
          </table:table-cell>
          <table:table-cell table:formula="of:=[.$L159]/[.$L$199]*[.I$199]" office:value-type="float" office:value="50.1328571117451" calcext:value-type="float">
            <text:p>50,1328571117451</text:p>
          </table:table-cell>
          <table:table-cell table:formula="of:=[.$L159]/[.$L$199]*[.J$199]" office:value-type="float" office:value="42.576196180064" calcext:value-type="float">
            <text:p>42,576196180064</text:p>
          </table:table-cell>
          <table:table-cell table:formula="of:=[.$L159]/[.$L$199]*[.K$199]" office:value-type="float" office:value="14.7727769671364" calcext:value-type="float">
            <text:p>14,7727769671364</text:p>
          </table:table-cell>
          <table:table-cell table:formula="of:=SUM([.B262:.K262])" office:value-type="float" office:value="464" calcext:value-type="float">
            <text:p>464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L160]/[.$L$199]*[.B$199]" office:value-type="float" office:value="31.2320926889823" calcext:value-type="float">
            <text:p>31,2320926889823</text:p>
          </table:table-cell>
          <table:table-cell table:formula="of:=[.$L160]/[.$L$199]*[.C$199]" office:value-type="float" office:value="16.4777979833177" calcext:value-type="float">
            <text:p>16,4777979833177</text:p>
          </table:table-cell>
          <table:table-cell table:formula="of:=[.$L160]/[.$L$199]*[.D$199]" office:value-type="float" office:value="39.7133273079687" calcext:value-type="float">
            <text:p>39,7133273079687</text:p>
          </table:table-cell>
          <table:table-cell table:formula="of:=[.$L160]/[.$L$199]*[.E$199]" office:value-type="float" office:value="48.5572968617288" calcext:value-type="float">
            <text:p>48,5572968617288</text:p>
          </table:table-cell>
          <table:table-cell table:formula="of:=[.$L160]/[.$L$199]*[.F$199]" office:value-type="float" office:value="33.3695646492584" calcext:value-type="float">
            <text:p>33,3695646492584</text:p>
          </table:table-cell>
          <table:table-cell table:formula="of:=[.$L160]/[.$L$199]*[.G$199]" office:value-type="float" office:value="97.6904610492846" calcext:value-type="float">
            <text:p>97,6904610492846</text:p>
          </table:table-cell>
          <table:table-cell table:formula="of:=[.$L160]/[.$L$199]*[.H$199]" office:value-type="float" office:value="94.4719570093865" calcext:value-type="float">
            <text:p>94,4719570093865</text:p>
          </table:table-cell>
          <table:table-cell table:formula="of:=[.$L160]/[.$L$199]*[.I$199]" office:value-type="float" office:value="50.8351492911122" calcext:value-type="float">
            <text:p>50,8351492911122</text:p>
          </table:table-cell>
          <table:table-cell table:formula="of:=[.$L160]/[.$L$199]*[.J$199]" office:value-type="float" office:value="43.1726299627589" calcext:value-type="float">
            <text:p>43,1726299627589</text:p>
          </table:table-cell>
          <table:table-cell table:formula="of:=[.$L160]/[.$L$199]*[.K$199]" office:value-type="float" office:value="14.9797231962018" calcext:value-type="float">
            <text:p>14,9797231962018</text:p>
          </table:table-cell>
          <table:table-cell table:formula="of:=SUM([.B263:.K263])" office:value-type="float" office:value="470.5" calcext:value-type="float">
            <text:p>470,5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L161]/[.$L$199]*[.B$199]" office:value-type="float" office:value="32.4269442690071" calcext:value-type="float">
            <text:p>32,4269442690071</text:p>
          </table:table-cell>
          <table:table-cell table:formula="of:=[.$L161]/[.$L$199]*[.C$199]" office:value-type="float" office:value="17.1081919550493" calcext:value-type="float">
            <text:p>17,1081919550493</text:p>
          </table:table-cell>
          <table:table-cell table:formula="of:=[.$L161]/[.$L$199]*[.D$199]" office:value-type="float" office:value="41.2326469499314" calcext:value-type="float">
            <text:p>41,2326469499314</text:p>
          </table:table-cell>
          <table:table-cell table:formula="of:=[.$L161]/[.$L$199]*[.E$199]" office:value-type="float" office:value="50.4149617788619" calcext:value-type="float">
            <text:p>50,4149617788619</text:p>
          </table:table-cell>
          <table:table-cell table:formula="of:=[.$L161]/[.$L$199]*[.F$199]" office:value-type="float" office:value="34.6461898643204" calcext:value-type="float">
            <text:p>34,6461898643204</text:p>
          </table:table-cell>
          <table:table-cell table:formula="of:=[.$L161]/[.$L$199]*[.G$199]" office:value-type="float" office:value="101.427821939587" calcext:value-type="float">
            <text:p>101,427821939587</text:p>
          </table:table-cell>
          <table:table-cell table:formula="of:=[.$L161]/[.$L$199]*[.H$199]" office:value-type="float" office:value="98.086187033125" calcext:value-type="float">
            <text:p>98,086187033125</text:p>
          </table:table-cell>
          <table:table-cell table:formula="of:=[.$L161]/[.$L$199]*[.I$199]" office:value-type="float" office:value="52.7799584032058" calcext:value-type="float">
            <text:p>52,7799584032058</text:p>
          </table:table-cell>
          <table:table-cell table:formula="of:=[.$L161]/[.$L$199]*[.J$199]" office:value-type="float" office:value="44.8242927456062" calcext:value-type="float">
            <text:p>44,8242927456062</text:p>
          </table:table-cell>
          <table:table-cell table:formula="of:=[.$L161]/[.$L$199]*[.K$199]" office:value-type="float" office:value="15.5528050613063" calcext:value-type="float">
            <text:p>15,5528050613063</text:p>
          </table:table-cell>
          <table:table-cell table:formula="of:=SUM([.B264:.K264])" office:value-type="float" office:value="488.5" calcext:value-type="float">
            <text:p>488,5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L162]/[.$L$199]*[.B$199]" office:value-type="float" office:value="32.7256571640133" calcext:value-type="float">
            <text:p>32,7256571640133</text:p>
          </table:table-cell>
          <table:table-cell table:formula="of:=[.$L162]/[.$L$199]*[.C$199]" office:value-type="float" office:value="17.2657904479822" calcext:value-type="float">
            <text:p>17,2657904479822</text:p>
          </table:table-cell>
          <table:table-cell table:formula="of:=[.$L162]/[.$L$199]*[.D$199]" office:value-type="float" office:value="41.6124768604221" calcext:value-type="float">
            <text:p>41,6124768604221</text:p>
          </table:table-cell>
          <table:table-cell table:formula="of:=[.$L162]/[.$L$199]*[.E$199]" office:value-type="float" office:value="50.8793780081451" calcext:value-type="float">
            <text:p>50,8793780081451</text:p>
          </table:table-cell>
          <table:table-cell table:formula="of:=[.$L162]/[.$L$199]*[.F$199]" office:value-type="float" office:value="34.9653461680859" calcext:value-type="float">
            <text:p>34,9653461680859</text:p>
          </table:table-cell>
          <table:table-cell table:formula="of:=[.$L162]/[.$L$199]*[.G$199]" office:value-type="float" office:value="102.362162162162" calcext:value-type="float">
            <text:p>102,362162162162</text:p>
          </table:table-cell>
          <table:table-cell table:formula="of:=[.$L162]/[.$L$199]*[.H$199]" office:value-type="float" office:value="98.9897445390596" calcext:value-type="float">
            <text:p>98,9897445390596</text:p>
          </table:table-cell>
          <table:table-cell table:formula="of:=[.$L162]/[.$L$199]*[.I$199]" office:value-type="float" office:value="53.2661606812292" calcext:value-type="float">
            <text:p>53,2661606812292</text:p>
          </table:table-cell>
          <table:table-cell table:formula="of:=[.$L162]/[.$L$199]*[.J$199]" office:value-type="float" office:value="45.237208441318" calcext:value-type="float">
            <text:p>45,237208441318</text:p>
          </table:table-cell>
          <table:table-cell table:formula="of:=[.$L162]/[.$L$199]*[.K$199]" office:value-type="float" office:value="15.6960755275824" calcext:value-type="float">
            <text:p>15,6960755275824</text:p>
          </table:table-cell>
          <table:table-cell table:formula="of:=SUM([.B265:.K265])" office:value-type="float" office:value="493" calcext:value-type="float">
            <text:p>493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L163]/[.$L$199]*[.B$199]" office:value-type="float" office:value="34.9162183940588" calcext:value-type="float">
            <text:p>34,9162183940588</text:p>
          </table:table-cell>
          <table:table-cell table:formula="of:=[.$L163]/[.$L$199]*[.C$199]" office:value-type="float" office:value="18.4215127294902" calcext:value-type="float">
            <text:p>18,4215127294902</text:p>
          </table:table-cell>
          <table:table-cell table:formula="of:=[.$L163]/[.$L$199]*[.D$199]" office:value-type="float" office:value="44.3978962040203" calcext:value-type="float">
            <text:p>44,3978962040203</text:p>
          </table:table-cell>
          <table:table-cell table:formula="of:=[.$L163]/[.$L$199]*[.E$199]" office:value-type="float" office:value="54.2850970228891" calcext:value-type="float">
            <text:p>54,2850970228891</text:p>
          </table:table-cell>
          <table:table-cell table:formula="of:=[.$L163]/[.$L$199]*[.F$199]" office:value-type="float" office:value="37.3058257290328" calcext:value-type="float">
            <text:p>37,3058257290328</text:p>
          </table:table-cell>
          <table:table-cell table:formula="of:=[.$L163]/[.$L$199]*[.G$199]" office:value-type="float" office:value="109.213990461049" calcext:value-type="float">
            <text:p>109,213990461049</text:p>
          </table:table-cell>
          <table:table-cell table:formula="of:=[.$L163]/[.$L$199]*[.H$199]" office:value-type="float" office:value="105.615832915914" calcext:value-type="float">
            <text:p>105,615832915914</text:p>
          </table:table-cell>
          <table:table-cell table:formula="of:=[.$L163]/[.$L$199]*[.I$199]" office:value-type="float" office:value="56.8316440534007" calcext:value-type="float">
            <text:p>56,8316440534007</text:p>
          </table:table-cell>
          <table:table-cell table:formula="of:=[.$L163]/[.$L$199]*[.J$199]" office:value-type="float" office:value="48.2652568765381" calcext:value-type="float">
            <text:p>48,2652568765381</text:p>
          </table:table-cell>
          <table:table-cell table:formula="of:=[.$L163]/[.$L$199]*[.K$199]" office:value-type="float" office:value="16.7467256136072" calcext:value-type="float">
            <text:p>16,7467256136072</text:p>
          </table:table-cell>
          <table:table-cell table:formula="of:=SUM([.B266:.K266])" office:value-type="float" office:value="526" calcext:value-type="float">
            <text:p>526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L164]/[.$L$199]*[.B$199]" office:value-type="float" office:value="35.7459764357428" calcext:value-type="float">
            <text:p>35,7459764357428</text:p>
          </table:table-cell>
          <table:table-cell table:formula="of:=[.$L164]/[.$L$199]*[.C$199]" office:value-type="float" office:value="18.8592863209704" calcext:value-type="float">
            <text:p>18,8592863209704</text:p>
          </table:table-cell>
          <table:table-cell table:formula="of:=[.$L164]/[.$L$199]*[.D$199]" office:value-type="float" office:value="45.4529792887166" calcext:value-type="float">
            <text:p>45,4529792887166</text:p>
          </table:table-cell>
          <table:table-cell table:formula="of:=[.$L164]/[.$L$199]*[.E$199]" office:value-type="float" office:value="55.5751421042316" calcext:value-type="float">
            <text:p>55,5751421042316</text:p>
          </table:table-cell>
          <table:table-cell table:formula="of:=[.$L164]/[.$L$199]*[.F$199]" office:value-type="float" office:value="38.1923710172703" calcext:value-type="float">
            <text:p>38,1923710172703</text:p>
          </table:table-cell>
          <table:table-cell table:formula="of:=[.$L164]/[.$L$199]*[.G$199]" office:value-type="float" office:value="111.809379968204" calcext:value-type="float">
            <text:p>111,809379968204</text:p>
          </table:table-cell>
          <table:table-cell table:formula="of:=[.$L164]/[.$L$199]*[.H$199]" office:value-type="float" office:value="108.125714876843" calcext:value-type="float">
            <text:p>108,125714876843</text:p>
          </table:table-cell>
          <table:table-cell table:formula="of:=[.$L164]/[.$L$199]*[.I$199]" office:value-type="float" office:value="58.182205936799" calcext:value-type="float">
            <text:p>58,182205936799</text:p>
          </table:table-cell>
          <table:table-cell table:formula="of:=[.$L164]/[.$L$199]*[.J$199]" office:value-type="float" office:value="49.4122449201821" calcext:value-type="float">
            <text:p>49,4122449201821</text:p>
          </table:table-cell>
          <table:table-cell table:formula="of:=[.$L164]/[.$L$199]*[.K$199]" office:value-type="float" office:value="17.1446991310408" calcext:value-type="float">
            <text:p>17,1446991310408</text:p>
          </table:table-cell>
          <table:table-cell table:formula="of:=SUM([.B267:.K267])" office:value-type="float" office:value="538.5" calcext:value-type="float">
            <text:p>538,5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L165]/[.$L$199]*[.B$199]" office:value-type="float" office:value="35.8455474007448" calcext:value-type="float">
            <text:p>35,8455474007448</text:p>
          </table:table-cell>
          <table:table-cell table:formula="of:=[.$L165]/[.$L$199]*[.C$199]" office:value-type="float" office:value="18.9118191519481" calcext:value-type="float">
            <text:p>18,9118191519481</text:p>
          </table:table-cell>
          <table:table-cell table:formula="of:=[.$L165]/[.$L$199]*[.D$199]" office:value-type="float" office:value="45.5795892588802" calcext:value-type="float">
            <text:p>45,5795892588802</text:p>
          </table:table-cell>
          <table:table-cell table:formula="of:=[.$L165]/[.$L$199]*[.E$199]" office:value-type="float" office:value="55.7299475139926" calcext:value-type="float">
            <text:p>55,7299475139926</text:p>
          </table:table-cell>
          <table:table-cell table:formula="of:=[.$L165]/[.$L$199]*[.F$199]" office:value-type="float" office:value="38.2987564518588" calcext:value-type="float">
            <text:p>38,2987564518588</text:p>
          </table:table-cell>
          <table:table-cell table:formula="of:=[.$L165]/[.$L$199]*[.G$199]" office:value-type="float" office:value="112.120826709062" calcext:value-type="float">
            <text:p>112,120826709062</text:p>
          </table:table-cell>
          <table:table-cell table:formula="of:=[.$L165]/[.$L$199]*[.H$199]" office:value-type="float" office:value="108.426900712155" calcext:value-type="float">
            <text:p>108,426900712155</text:p>
          </table:table-cell>
          <table:table-cell table:formula="of:=[.$L165]/[.$L$199]*[.I$199]" office:value-type="float" office:value="58.3442733628068" calcext:value-type="float">
            <text:p>58,3442733628068</text:p>
          </table:table-cell>
          <table:table-cell table:formula="of:=[.$L165]/[.$L$199]*[.J$199]" office:value-type="float" office:value="49.5498834854193" calcext:value-type="float">
            <text:p>49,5498834854193</text:p>
          </table:table-cell>
          <table:table-cell table:formula="of:=[.$L165]/[.$L$199]*[.K$199]" office:value-type="float" office:value="17.1924559531328" calcext:value-type="float">
            <text:p>17,1924559531328</text:p>
          </table:table-cell>
          <table:table-cell table:formula="of:=SUM([.B268:.K268])" office:value-type="float" office:value="540" calcext:value-type="float">
            <text:p>540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L166]/[.$L$199]*[.B$199]" office:value-type="float" office:value="36.5425441557593" calcext:value-type="float">
            <text:p>36,5425441557593</text:p>
          </table:table-cell>
          <table:table-cell table:formula="of:=[.$L166]/[.$L$199]*[.C$199]" office:value-type="float" office:value="19.2795489687915" calcext:value-type="float">
            <text:p>19,2795489687915</text:p>
          </table:table-cell>
          <table:table-cell table:formula="of:=[.$L166]/[.$L$199]*[.D$199]" office:value-type="float" office:value="46.465859050025" calcext:value-type="float">
            <text:p>46,465859050025</text:p>
          </table:table-cell>
          <table:table-cell table:formula="of:=[.$L166]/[.$L$199]*[.E$199]" office:value-type="float" office:value="56.8135853823203" calcext:value-type="float">
            <text:p>56,8135853823203</text:p>
          </table:table-cell>
          <table:table-cell table:formula="of:=[.$L166]/[.$L$199]*[.F$199]" office:value-type="float" office:value="39.0434544939783" calcext:value-type="float">
            <text:p>39,0434544939783</text:p>
          </table:table-cell>
          <table:table-cell table:formula="of:=[.$L166]/[.$L$199]*[.G$199]" office:value-type="float" office:value="114.300953895072" calcext:value-type="float">
            <text:p>114,300953895072</text:p>
          </table:table-cell>
          <table:table-cell table:formula="of:=[.$L166]/[.$L$199]*[.H$199]" office:value-type="float" office:value="110.535201559335" calcext:value-type="float">
            <text:p>110,535201559335</text:p>
          </table:table-cell>
          <table:table-cell table:formula="of:=[.$L166]/[.$L$199]*[.I$199]" office:value-type="float" office:value="59.4787453448614" calcext:value-type="float">
            <text:p>59,4787453448614</text:p>
          </table:table-cell>
          <table:table-cell table:formula="of:=[.$L166]/[.$L$199]*[.J$199]" office:value-type="float" office:value="50.5133534420803" calcext:value-type="float">
            <text:p>50,5133534420803</text:p>
          </table:table-cell>
          <table:table-cell table:formula="of:=[.$L166]/[.$L$199]*[.K$199]" office:value-type="float" office:value="17.5267537077771" calcext:value-type="float">
            <text:p>17,5267537077771</text:p>
          </table:table-cell>
          <table:table-cell table:formula="of:=SUM([.B269:.K269])" office:value-type="float" office:value="550.5" calcext:value-type="float">
            <text:p>550,5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L167]/[.$L$199]*[.B$199]" office:value-type="float" office:value="37.3059215541085" calcext:value-type="float">
            <text:p>37,3059215541085</text:p>
          </table:table-cell>
          <table:table-cell table:formula="of:=[.$L167]/[.$L$199]*[.C$199]" office:value-type="float" office:value="19.6823006729534" calcext:value-type="float">
            <text:p>19,6823006729534</text:p>
          </table:table-cell>
          <table:table-cell table:formula="of:=[.$L167]/[.$L$199]*[.D$199]" office:value-type="float" office:value="47.4365354879456" calcext:value-type="float">
            <text:p>47,4365354879456</text:p>
          </table:table-cell>
          <table:table-cell table:formula="of:=[.$L167]/[.$L$199]*[.E$199]" office:value-type="float" office:value="58.0004268571553" calcext:value-type="float">
            <text:p>58,0004268571553</text:p>
          </table:table-cell>
          <table:table-cell table:formula="of:=[.$L167]/[.$L$199]*[.F$199]" office:value-type="float" office:value="39.8590761591567" calcext:value-type="float">
            <text:p>39,8590761591567</text:p>
          </table:table-cell>
          <table:table-cell table:formula="of:=[.$L167]/[.$L$199]*[.G$199]" office:value-type="float" office:value="116.688712241653" calcext:value-type="float">
            <text:p>116,688712241653</text:p>
          </table:table-cell>
          <table:table-cell table:formula="of:=[.$L167]/[.$L$199]*[.H$199]" office:value-type="float" office:value="112.84429296339" calcext:value-type="float">
            <text:p>112,84429296339</text:p>
          </table:table-cell>
          <table:table-cell table:formula="of:=[.$L167]/[.$L$199]*[.I$199]" office:value-type="float" office:value="60.7212622775878" calcext:value-type="float">
            <text:p>60,7212622775878</text:p>
          </table:table-cell>
          <table:table-cell table:formula="of:=[.$L167]/[.$L$199]*[.J$199]" office:value-type="float" office:value="51.5685824422327" calcext:value-type="float">
            <text:p>51,5685824422327</text:p>
          </table:table-cell>
          <table:table-cell table:formula="of:=[.$L167]/[.$L$199]*[.K$199]" office:value-type="float" office:value="17.892889343816" calcext:value-type="float">
            <text:p>17,892889343816</text:p>
          </table:table-cell>
          <table:table-cell table:formula="of:=SUM([.B270:.K270])" office:value-type="float" office:value="562" calcext:value-type="float">
            <text:p>562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L168]/[.$L$199]*[.B$199]" office:value-type="float" office:value="37.4386828407779" calcext:value-type="float">
            <text:p>37,4386828407779</text:p>
          </table:table-cell>
          <table:table-cell table:formula="of:=[.$L168]/[.$L$199]*[.C$199]" office:value-type="float" office:value="19.7523444475902" calcext:value-type="float">
            <text:p>19,7523444475902</text:p>
          </table:table-cell>
          <table:table-cell table:formula="of:=[.$L168]/[.$L$199]*[.D$199]" office:value-type="float" office:value="47.605348781497" calcext:value-type="float">
            <text:p>47,605348781497</text:p>
          </table:table-cell>
          <table:table-cell table:formula="of:=[.$L168]/[.$L$199]*[.E$199]" office:value-type="float" office:value="58.2068340701701" calcext:value-type="float">
            <text:p>58,2068340701701</text:p>
          </table:table-cell>
          <table:table-cell table:formula="of:=[.$L168]/[.$L$199]*[.F$199]" office:value-type="float" office:value="40.0009234052747" calcext:value-type="float">
            <text:p>40,0009234052747</text:p>
          </table:table-cell>
          <table:table-cell table:formula="of:=[.$L168]/[.$L$199]*[.G$199]" office:value-type="float" office:value="117.103974562798" calcext:value-type="float">
            <text:p>117,103974562798</text:p>
          </table:table-cell>
          <table:table-cell table:formula="of:=[.$L168]/[.$L$199]*[.H$199]" office:value-type="float" office:value="113.245874077139" calcext:value-type="float">
            <text:p>113,245874077139</text:p>
          </table:table-cell>
          <table:table-cell table:formula="of:=[.$L168]/[.$L$199]*[.I$199]" office:value-type="float" office:value="60.9373521789316" calcext:value-type="float">
            <text:p>60,9373521789316</text:p>
          </table:table-cell>
          <table:table-cell table:formula="of:=[.$L168]/[.$L$199]*[.J$199]" office:value-type="float" office:value="51.7521005292158" calcext:value-type="float">
            <text:p>51,7521005292158</text:p>
          </table:table-cell>
          <table:table-cell table:formula="of:=[.$L168]/[.$L$199]*[.K$199]" office:value-type="float" office:value="17.9565651066054" calcext:value-type="float">
            <text:p>17,9565651066054</text:p>
          </table:table-cell>
          <table:table-cell table:formula="of:=SUM([.B271:.K271])" office:value-type="float" office:value="564" calcext:value-type="float">
            <text:p>564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L169]/[.$L$199]*[.B$199]" office:value-type="float" office:value="38.0361086307903" calcext:value-type="float">
            <text:p>38,0361086307903</text:p>
          </table:table-cell>
          <table:table-cell table:formula="of:=[.$L169]/[.$L$199]*[.C$199]" office:value-type="float" office:value="20.067541433456" calcext:value-type="float">
            <text:p>20,067541433456</text:p>
          </table:table-cell>
          <table:table-cell table:formula="of:=[.$L169]/[.$L$199]*[.D$199]" office:value-type="float" office:value="48.3650086024784" calcext:value-type="float">
            <text:p>48,3650086024784</text:p>
          </table:table-cell>
          <table:table-cell table:formula="of:=[.$L169]/[.$L$199]*[.E$199]" office:value-type="float" office:value="59.1356665287366" calcext:value-type="float">
            <text:p>59,1356665287366</text:p>
          </table:table-cell>
          <table:table-cell table:formula="of:=[.$L169]/[.$L$199]*[.F$199]" office:value-type="float" office:value="40.6392360128057" calcext:value-type="float">
            <text:p>40,6392360128057</text:p>
          </table:table-cell>
          <table:table-cell table:formula="of:=[.$L169]/[.$L$199]*[.G$199]" office:value-type="float" office:value="118.972655007949" calcext:value-type="float">
            <text:p>118,972655007949</text:p>
          </table:table-cell>
          <table:table-cell table:formula="of:=[.$L169]/[.$L$199]*[.H$199]" office:value-type="float" office:value="115.052989089008" calcext:value-type="float">
            <text:p>115,052989089008</text:p>
          </table:table-cell>
          <table:table-cell table:formula="of:=[.$L169]/[.$L$199]*[.I$199]" office:value-type="float" office:value="61.9097567349783" calcext:value-type="float">
            <text:p>61,9097567349783</text:p>
          </table:table-cell>
          <table:table-cell table:formula="of:=[.$L169]/[.$L$199]*[.J$199]" office:value-type="float" office:value="52.5779319206394" calcext:value-type="float">
            <text:p>52,5779319206394</text:p>
          </table:table-cell>
          <table:table-cell table:formula="of:=[.$L169]/[.$L$199]*[.K$199]" office:value-type="float" office:value="18.2431060391576" calcext:value-type="float">
            <text:p>18,2431060391576</text:p>
          </table:table-cell>
          <table:table-cell table:formula="of:=SUM([.B272:.K272])" office:value-type="float" office:value="573" calcext:value-type="float">
            <text:p>573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L170]/[.$L$199]*[.B$199]" office:value-type="float" office:value="38.1356795957924" calcext:value-type="float">
            <text:p>38,1356795957924</text:p>
          </table:table-cell>
          <table:table-cell table:formula="of:=[.$L170]/[.$L$199]*[.C$199]" office:value-type="float" office:value="20.1200742644337" calcext:value-type="float">
            <text:p>20,1200742644337</text:p>
          </table:table-cell>
          <table:table-cell table:formula="of:=[.$L170]/[.$L$199]*[.D$199]" office:value-type="float" office:value="48.4916185726419" calcext:value-type="float">
            <text:p>48,4916185726419</text:p>
          </table:table-cell>
          <table:table-cell table:formula="of:=[.$L170]/[.$L$199]*[.E$199]" office:value-type="float" office:value="59.2904719384977" calcext:value-type="float">
            <text:p>59,2904719384977</text:p>
          </table:table-cell>
          <table:table-cell table:formula="of:=[.$L170]/[.$L$199]*[.F$199]" office:value-type="float" office:value="40.7456214473942" calcext:value-type="float">
            <text:p>40,7456214473942</text:p>
          </table:table-cell>
          <table:table-cell table:formula="of:=[.$L170]/[.$L$199]*[.G$199]" office:value-type="float" office:value="119.284101748808" calcext:value-type="float">
            <text:p>119,284101748808</text:p>
          </table:table-cell>
          <table:table-cell table:formula="of:=[.$L170]/[.$L$199]*[.H$199]" office:value-type="float" office:value="115.35417492432" calcext:value-type="float">
            <text:p>115,35417492432</text:p>
          </table:table-cell>
          <table:table-cell table:formula="of:=[.$L170]/[.$L$199]*[.I$199]" office:value-type="float" office:value="62.0718241609861" calcext:value-type="float">
            <text:p>62,0718241609861</text:p>
          </table:table-cell>
          <table:table-cell table:formula="of:=[.$L170]/[.$L$199]*[.J$199]" office:value-type="float" office:value="52.7155704858767" calcext:value-type="float">
            <text:p>52,7155704858767</text:p>
          </table:table-cell>
          <table:table-cell table:formula="of:=[.$L170]/[.$L$199]*[.K$199]" office:value-type="float" office:value="18.2908628612496" calcext:value-type="float">
            <text:p>18,2908628612496</text:p>
          </table:table-cell>
          <table:table-cell table:formula="of:=SUM([.B273:.K273])" office:value-type="float" office:value="574.5" calcext:value-type="float">
            <text:p>574,5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L171]/[.$L$199]*[.B$199]" office:value-type="float" office:value="40.7909053291809" calcext:value-type="float">
            <text:p>40,7909053291809</text:p>
          </table:table-cell>
          <table:table-cell table:formula="of:=[.$L171]/[.$L$199]*[.C$199]" office:value-type="float" office:value="21.5209497571705" calcext:value-type="float">
            <text:p>21,5209497571705</text:p>
          </table:table-cell>
          <table:table-cell table:formula="of:=[.$L171]/[.$L$199]*[.D$199]" office:value-type="float" office:value="51.8678844436701" calcext:value-type="float">
            <text:p>51,8678844436701</text:p>
          </table:table-cell>
          <table:table-cell table:formula="of:=[.$L171]/[.$L$199]*[.E$199]" office:value-type="float" office:value="63.4186161987935" calcext:value-type="float">
            <text:p>63,4186161987935</text:p>
          </table:table-cell>
          <table:table-cell table:formula="of:=[.$L171]/[.$L$199]*[.F$199]" office:value-type="float" office:value="43.5825663697541" calcext:value-type="float">
            <text:p>43,5825663697541</text:p>
          </table:table-cell>
          <table:table-cell table:formula="of:=[.$L171]/[.$L$199]*[.G$199]" office:value-type="float" office:value="127.589348171701" calcext:value-type="float">
            <text:p>127,589348171701</text:p>
          </table:table-cell>
          <table:table-cell table:formula="of:=[.$L171]/[.$L$199]*[.H$199]" office:value-type="float" office:value="123.385797199294" calcext:value-type="float">
            <text:p>123,385797199294</text:p>
          </table:table-cell>
          <table:table-cell table:formula="of:=[.$L171]/[.$L$199]*[.I$199]" office:value-type="float" office:value="66.3936221878607" calcext:value-type="float">
            <text:p>66,3936221878607</text:p>
          </table:table-cell>
          <table:table-cell table:formula="of:=[.$L171]/[.$L$199]*[.J$199]" office:value-type="float" office:value="56.3859322255374" calcext:value-type="float">
            <text:p>56,3859322255374</text:p>
          </table:table-cell>
          <table:table-cell table:formula="of:=[.$L171]/[.$L$199]*[.K$199]" office:value-type="float" office:value="19.5643781170373" calcext:value-type="float">
            <text:p>19,5643781170373</text:p>
          </table:table-cell>
          <table:table-cell table:formula="of:=SUM([.B274:.K274])" office:value-type="float" office:value="614.5" calcext:value-type="float">
            <text:p>614,5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L172]/[.$L$199]*[.B$199]" office:value-type="float" office:value="41.1559988675218" calcext:value-type="float">
            <text:p>41,1559988675218</text:p>
          </table:table-cell>
          <table:table-cell table:formula="of:=[.$L172]/[.$L$199]*[.C$199]" office:value-type="float" office:value="21.7135701374219" calcext:value-type="float">
            <text:p>21,7135701374219</text:p>
          </table:table-cell>
          <table:table-cell table:formula="of:=[.$L172]/[.$L$199]*[.D$199]" office:value-type="float" office:value="52.3321210009365" calcext:value-type="float">
            <text:p>52,3321210009365</text:p>
          </table:table-cell>
          <table:table-cell table:formula="of:=[.$L172]/[.$L$199]*[.E$199]" office:value-type="float" office:value="63.9862360345841" calcext:value-type="float">
            <text:p>63,9862360345841</text:p>
          </table:table-cell>
          <table:table-cell table:formula="of:=[.$L172]/[.$L$199]*[.F$199]" office:value-type="float" office:value="43.9726462965786" calcext:value-type="float">
            <text:p>43,9726462965786</text:p>
          </table:table-cell>
          <table:table-cell table:formula="of:=[.$L172]/[.$L$199]*[.G$199]" office:value-type="float" office:value="128.731319554849" calcext:value-type="float">
            <text:p>128,731319554849</text:p>
          </table:table-cell>
          <table:table-cell table:formula="of:=[.$L172]/[.$L$199]*[.H$199]" office:value-type="float" office:value="124.490145262103" calcext:value-type="float">
            <text:p>124,490145262103</text:p>
          </table:table-cell>
          <table:table-cell table:formula="of:=[.$L172]/[.$L$199]*[.I$199]" office:value-type="float" office:value="66.987869416556" calcext:value-type="float">
            <text:p>66,987869416556</text:p>
          </table:table-cell>
          <table:table-cell table:formula="of:=[.$L172]/[.$L$199]*[.J$199]" office:value-type="float" office:value="56.8906069647407" calcext:value-type="float">
            <text:p>56,8906069647407</text:p>
          </table:table-cell>
          <table:table-cell table:formula="of:=[.$L172]/[.$L$199]*[.K$199]" office:value-type="float" office:value="19.7394864647081" calcext:value-type="float">
            <text:p>19,7394864647081</text:p>
          </table:table-cell>
          <table:table-cell table:formula="of:=SUM([.B275:.K275])" office:value-type="float" office:value="620" calcext:value-type="float">
            <text:p>620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L173]/[.$L$199]*[.B$199]" office:value-type="float" office:value="41.2555698325239" calcext:value-type="float">
            <text:p>41,2555698325239</text:p>
          </table:table-cell>
          <table:table-cell table:formula="of:=[.$L173]/[.$L$199]*[.C$199]" office:value-type="float" office:value="21.7661029683995" calcext:value-type="float">
            <text:p>21,7661029683995</text:p>
          </table:table-cell>
          <table:table-cell table:formula="of:=[.$L173]/[.$L$199]*[.D$199]" office:value-type="float" office:value="52.4587309711" calcext:value-type="float">
            <text:p>52,4587309711</text:p>
          </table:table-cell>
          <table:table-cell table:formula="of:=[.$L173]/[.$L$199]*[.E$199]" office:value-type="float" office:value="64.1410414443452" calcext:value-type="float">
            <text:p>64,1410414443452</text:p>
          </table:table-cell>
          <table:table-cell table:formula="of:=[.$L173]/[.$L$199]*[.F$199]" office:value-type="float" office:value="44.0790317311671" calcext:value-type="float">
            <text:p>44,0790317311671</text:p>
          </table:table-cell>
          <table:table-cell table:formula="of:=[.$L173]/[.$L$199]*[.G$199]" office:value-type="float" office:value="129.042766295707" calcext:value-type="float">
            <text:p>129,042766295707</text:p>
          </table:table-cell>
          <table:table-cell table:formula="of:=[.$L173]/[.$L$199]*[.H$199]" office:value-type="float" office:value="124.791331097415" calcext:value-type="float">
            <text:p>124,791331097415</text:p>
          </table:table-cell>
          <table:table-cell table:formula="of:=[.$L173]/[.$L$199]*[.I$199]" office:value-type="float" office:value="67.1499368425638" calcext:value-type="float">
            <text:p>67,1499368425638</text:p>
          </table:table-cell>
          <table:table-cell table:formula="of:=[.$L173]/[.$L$199]*[.J$199]" office:value-type="float" office:value="57.028245529978" calcext:value-type="float">
            <text:p>57,028245529978</text:p>
          </table:table-cell>
          <table:table-cell table:formula="of:=[.$L173]/[.$L$199]*[.K$199]" office:value-type="float" office:value="19.7872432868001" calcext:value-type="float">
            <text:p>19,7872432868001</text:p>
          </table:table-cell>
          <table:table-cell table:formula="of:=SUM([.B276:.K276])" office:value-type="float" office:value="621.5" calcext:value-type="float">
            <text:p>621,5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L174]/[.$L$199]*[.B$199]" office:value-type="float" office:value="41.3883311191933" calcext:value-type="float">
            <text:p>41,3883311191933</text:p>
          </table:table-cell>
          <table:table-cell table:formula="of:=[.$L174]/[.$L$199]*[.C$199]" office:value-type="float" office:value="21.8361467430363" calcext:value-type="float">
            <text:p>21,8361467430363</text:p>
          </table:table-cell>
          <table:table-cell table:formula="of:=[.$L174]/[.$L$199]*[.D$199]" office:value-type="float" office:value="52.6275442646514" calcext:value-type="float">
            <text:p>52,6275442646514</text:p>
          </table:table-cell>
          <table:table-cell table:formula="of:=[.$L174]/[.$L$199]*[.E$199]" office:value-type="float" office:value="64.34744865736" calcext:value-type="float">
            <text:p>64,34744865736</text:p>
          </table:table-cell>
          <table:table-cell table:formula="of:=[.$L174]/[.$L$199]*[.F$199]" office:value-type="float" office:value="44.2208789772851" calcext:value-type="float">
            <text:p>44,2208789772851</text:p>
          </table:table-cell>
          <table:table-cell table:formula="of:=[.$L174]/[.$L$199]*[.G$199]" office:value-type="float" office:value="129.458028616852" calcext:value-type="float">
            <text:p>129,458028616852</text:p>
          </table:table-cell>
          <table:table-cell table:formula="of:=[.$L174]/[.$L$199]*[.H$199]" office:value-type="float" office:value="125.192912211164" calcext:value-type="float">
            <text:p>125,192912211164</text:p>
          </table:table-cell>
          <table:table-cell table:formula="of:=[.$L174]/[.$L$199]*[.I$199]" office:value-type="float" office:value="67.3660267439075" calcext:value-type="float">
            <text:p>67,3660267439075</text:p>
          </table:table-cell>
          <table:table-cell table:formula="of:=[.$L174]/[.$L$199]*[.J$199]" office:value-type="float" office:value="57.211763616961" calcext:value-type="float">
            <text:p>57,211763616961</text:p>
          </table:table-cell>
          <table:table-cell table:formula="of:=[.$L174]/[.$L$199]*[.K$199]" office:value-type="float" office:value="19.8509190495895" calcext:value-type="float">
            <text:p>19,8509190495895</text:p>
          </table:table-cell>
          <table:table-cell table:formula="of:=SUM([.B277:.K277])" office:value-type="float" office:value="623.5" calcext:value-type="float">
            <text:p>623,5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L175]/[.$L$199]*[.B$199]" office:value-type="float" office:value="41.8861859442037" calcext:value-type="float">
            <text:p>41,8861859442037</text:p>
          </table:table-cell>
          <table:table-cell table:formula="of:=[.$L175]/[.$L$199]*[.C$199]" office:value-type="float" office:value="22.0988108979245" calcext:value-type="float">
            <text:p>22,0988108979245</text:p>
          </table:table-cell>
          <table:table-cell table:formula="of:=[.$L175]/[.$L$199]*[.D$199]" office:value-type="float" office:value="53.2605941154692" calcext:value-type="float">
            <text:p>53,2605941154692</text:p>
          </table:table-cell>
          <table:table-cell table:formula="of:=[.$L175]/[.$L$199]*[.E$199]" office:value-type="float" office:value="65.1214757061655" calcext:value-type="float">
            <text:p>65,1214757061655</text:p>
          </table:table-cell>
          <table:table-cell table:formula="of:=[.$L175]/[.$L$199]*[.F$199]" office:value-type="float" office:value="44.7528061502276" calcext:value-type="float">
            <text:p>44,7528061502276</text:p>
          </table:table-cell>
          <table:table-cell table:formula="of:=[.$L175]/[.$L$199]*[.G$199]" office:value-type="float" office:value="131.015262321145" calcext:value-type="float">
            <text:p>131,015262321145</text:p>
          </table:table-cell>
          <table:table-cell table:formula="of:=[.$L175]/[.$L$199]*[.H$199]" office:value-type="float" office:value="126.698841387721" calcext:value-type="float">
            <text:p>126,698841387721</text:p>
          </table:table-cell>
          <table:table-cell table:formula="of:=[.$L175]/[.$L$199]*[.I$199]" office:value-type="float" office:value="68.1763638739465" calcext:value-type="float">
            <text:p>68,1763638739465</text:p>
          </table:table-cell>
          <table:table-cell table:formula="of:=[.$L175]/[.$L$199]*[.J$199]" office:value-type="float" office:value="57.8999564431474" calcext:value-type="float">
            <text:p>57,8999564431474</text:p>
          </table:table-cell>
          <table:table-cell table:formula="of:=[.$L175]/[.$L$199]*[.K$199]" office:value-type="float" office:value="20.0897031600497" calcext:value-type="float">
            <text:p>20,0897031600497</text:p>
          </table:table-cell>
          <table:table-cell table:formula="of:=SUM([.B278:.K278])" office:value-type="float" office:value="631" calcext:value-type="float">
            <text:p>631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L176]/[.$L$199]*[.B$199]" office:value-type="float" office:value="43.1142278458959" calcext:value-type="float">
            <text:p>43,1142278458959</text:p>
          </table:table-cell>
          <table:table-cell table:formula="of:=[.$L176]/[.$L$199]*[.C$199]" office:value-type="float" office:value="22.7467158133153" calcext:value-type="float">
            <text:p>22,7467158133153</text:p>
          </table:table-cell>
          <table:table-cell table:formula="of:=[.$L176]/[.$L$199]*[.D$199]" office:value-type="float" office:value="54.8221170808197" calcext:value-type="float">
            <text:p>54,8221170808197</text:p>
          </table:table-cell>
          <table:table-cell table:formula="of:=[.$L176]/[.$L$199]*[.E$199]" office:value-type="float" office:value="67.0307424265523" calcext:value-type="float">
            <text:p>67,0307424265523</text:p>
          </table:table-cell>
          <table:table-cell table:formula="of:=[.$L176]/[.$L$199]*[.F$199]" office:value-type="float" office:value="46.064893176819" calcext:value-type="float">
            <text:p>46,064893176819</text:p>
          </table:table-cell>
          <table:table-cell table:formula="of:=[.$L176]/[.$L$199]*[.G$199]" office:value-type="float" office:value="134.856438791733" calcext:value-type="float">
            <text:p>134,856438791733</text:p>
          </table:table-cell>
          <table:table-cell table:formula="of:=[.$L176]/[.$L$199]*[.H$199]" office:value-type="float" office:value="130.413466689897" calcext:value-type="float">
            <text:p>130,413466689897</text:p>
          </table:table-cell>
          <table:table-cell table:formula="of:=[.$L176]/[.$L$199]*[.I$199]" office:value-type="float" office:value="70.175195461376" calcext:value-type="float">
            <text:p>70,175195461376</text:p>
          </table:table-cell>
          <table:table-cell table:formula="of:=[.$L176]/[.$L$199]*[.J$199]" office:value-type="float" office:value="59.5974987477405" calcext:value-type="float">
            <text:p>59,5974987477405</text:p>
          </table:table-cell>
          <table:table-cell table:formula="of:=[.$L176]/[.$L$199]*[.K$199]" office:value-type="float" office:value="20.6787039658514" calcext:value-type="float">
            <text:p>20,6787039658514</text:p>
          </table:table-cell>
          <table:table-cell table:formula="of:=SUM([.B279:.K279])" office:value-type="float" office:value="649.5" calcext:value-type="float">
            <text:p>649,5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L177]/[.$L$199]*[.B$199]" office:value-type="float" office:value="43.778034279243" calcext:value-type="float">
            <text:p>43,778034279243</text:p>
          </table:table-cell>
          <table:table-cell table:formula="of:=[.$L177]/[.$L$199]*[.C$199]" office:value-type="float" office:value="23.0969346864996" calcext:value-type="float">
            <text:p>23,0969346864996</text:p>
          </table:table-cell>
          <table:table-cell table:formula="of:=[.$L177]/[.$L$199]*[.D$199]" office:value-type="float" office:value="55.6661835485768" calcext:value-type="float">
            <text:p>55,6661835485768</text:p>
          </table:table-cell>
          <table:table-cell table:formula="of:=[.$L177]/[.$L$199]*[.E$199]" office:value-type="float" office:value="68.0627784916262" calcext:value-type="float">
            <text:p>68,0627784916262</text:p>
          </table:table-cell>
          <table:table-cell table:formula="of:=[.$L177]/[.$L$199]*[.F$199]" office:value-type="float" office:value="46.774129407409" calcext:value-type="float">
            <text:p>46,774129407409</text:p>
          </table:table-cell>
          <table:table-cell table:formula="of:=[.$L177]/[.$L$199]*[.G$199]" office:value-type="float" office:value="136.932750397456" calcext:value-type="float">
            <text:p>136,932750397456</text:p>
          </table:table-cell>
          <table:table-cell table:formula="of:=[.$L177]/[.$L$199]*[.H$199]" office:value-type="float" office:value="132.421372258641" calcext:value-type="float">
            <text:p>132,421372258641</text:p>
          </table:table-cell>
          <table:table-cell table:formula="of:=[.$L177]/[.$L$199]*[.I$199]" office:value-type="float" office:value="71.2556449680946" calcext:value-type="float">
            <text:p>71,2556449680946</text:p>
          </table:table-cell>
          <table:table-cell table:formula="of:=[.$L177]/[.$L$199]*[.J$199]" office:value-type="float" office:value="60.5150891826557" calcext:value-type="float">
            <text:p>60,5150891826557</text:p>
          </table:table-cell>
          <table:table-cell table:formula="of:=[.$L177]/[.$L$199]*[.K$199]" office:value-type="float" office:value="20.9970827797983" calcext:value-type="float">
            <text:p>20,9970827797983</text:p>
          </table:table-cell>
          <table:table-cell table:formula="of:=SUM([.B280:.K280])" office:value-type="float" office:value="659.5" calcext:value-type="float">
            <text:p>659,5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L178]/[.$L$199]*[.B$199]" office:value-type="float" office:value="44.0103665309145" calcext:value-type="float">
            <text:p>44,0103665309145</text:p>
          </table:table-cell>
          <table:table-cell table:formula="of:=[.$L178]/[.$L$199]*[.C$199]" office:value-type="float" office:value="23.219511292114" calcext:value-type="float">
            <text:p>23,219511292114</text:p>
          </table:table-cell>
          <table:table-cell table:formula="of:=[.$L178]/[.$L$199]*[.D$199]" office:value-type="float" office:value="55.9616068122917" calcext:value-type="float">
            <text:p>55,9616068122917</text:p>
          </table:table-cell>
          <table:table-cell table:formula="of:=[.$L178]/[.$L$199]*[.E$199]" office:value-type="float" office:value="68.4239911144021" calcext:value-type="float">
            <text:p>68,4239911144021</text:p>
          </table:table-cell>
          <table:table-cell table:formula="of:=[.$L178]/[.$L$199]*[.F$199]" office:value-type="float" office:value="47.0223620881155" calcext:value-type="float">
            <text:p>47,0223620881155</text:p>
          </table:table-cell>
          <table:table-cell table:formula="of:=[.$L178]/[.$L$199]*[.G$199]" office:value-type="float" office:value="137.659459459459" calcext:value-type="float">
            <text:p>137,659459459459</text:p>
          </table:table-cell>
          <table:table-cell table:formula="of:=[.$L178]/[.$L$199]*[.H$199]" office:value-type="float" office:value="133.124139207701" calcext:value-type="float">
            <text:p>133,124139207701</text:p>
          </table:table-cell>
          <table:table-cell table:formula="of:=[.$L178]/[.$L$199]*[.I$199]" office:value-type="float" office:value="71.6338022954461" calcext:value-type="float">
            <text:p>71,6338022954461</text:p>
          </table:table-cell>
          <table:table-cell table:formula="of:=[.$L178]/[.$L$199]*[.J$199]" office:value-type="float" office:value="60.836245834876" calcext:value-type="float">
            <text:p>60,836245834876</text:p>
          </table:table-cell>
          <table:table-cell table:formula="of:=[.$L178]/[.$L$199]*[.K$199]" office:value-type="float" office:value="21.1085153646798" calcext:value-type="float">
            <text:p>21,1085153646798</text:p>
          </table:table-cell>
          <table:table-cell table:formula="of:=SUM([.B281:.K281])" office:value-type="float" office:value="663" calcext:value-type="float">
            <text:p>663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L179]/[.$L$199]*[.B$199]" office:value-type="float" office:value="48.4246793126729" calcext:value-type="float">
            <text:p>48,4246793126729</text:p>
          </table:table-cell>
          <table:table-cell table:formula="of:=[.$L179]/[.$L$199]*[.C$199]" office:value-type="float" office:value="25.5484667987891" calcext:value-type="float">
            <text:p>25,5484667987891</text:p>
          </table:table-cell>
          <table:table-cell table:formula="of:=[.$L179]/[.$L$199]*[.D$199]" office:value-type="float" office:value="61.5746488228761" calcext:value-type="float">
            <text:p>61,5746488228761</text:p>
          </table:table-cell>
          <table:table-cell table:formula="of:=[.$L179]/[.$L$199]*[.E$199]" office:value-type="float" office:value="75.2870309471438" calcext:value-type="float">
            <text:p>75,2870309471438</text:p>
          </table:table-cell>
          <table:table-cell table:formula="of:=[.$L179]/[.$L$199]*[.F$199]" office:value-type="float" office:value="51.7387830215389" calcext:value-type="float">
            <text:p>51,7387830215389</text:p>
          </table:table-cell>
          <table:table-cell table:formula="of:=[.$L179]/[.$L$199]*[.G$199]" office:value-type="float" office:value="151.46693163752" calcext:value-type="float">
            <text:p>151,46693163752</text:p>
          </table:table-cell>
          <table:table-cell table:formula="of:=[.$L179]/[.$L$199]*[.H$199]" office:value-type="float" office:value="146.476711239846" calcext:value-type="float">
            <text:p>146,476711239846</text:p>
          </table:table-cell>
          <table:table-cell table:formula="of:=[.$L179]/[.$L$199]*[.I$199]" office:value-type="float" office:value="78.8187915151251" calcext:value-type="float">
            <text:p>78,8187915151251</text:p>
          </table:table-cell>
          <table:table-cell table:formula="of:=[.$L179]/[.$L$199]*[.J$199]" office:value-type="float" office:value="66.9382222270619" calcext:value-type="float">
            <text:p>66,9382222270619</text:p>
          </table:table-cell>
          <table:table-cell table:formula="of:=[.$L179]/[.$L$199]*[.K$199]" office:value-type="float" office:value="23.2257344774267" calcext:value-type="float">
            <text:p>23,2257344774267</text:p>
          </table:table-cell>
          <table:table-cell table:formula="of:=SUM([.B282:.K282])" office:value-type="float" office:value="729.5" calcext:value-type="float">
            <text:p>729,5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L180]/[.$L$199]*[.B$199]" office:value-type="float" office:value="48.7233922076791" calcext:value-type="float">
            <text:p>48,7233922076791</text:p>
          </table:table-cell>
          <table:table-cell table:formula="of:=[.$L180]/[.$L$199]*[.C$199]" office:value-type="float" office:value="25.706065291722" calcext:value-type="float">
            <text:p>25,706065291722</text:p>
          </table:table-cell>
          <table:table-cell table:formula="of:=[.$L180]/[.$L$199]*[.D$199]" office:value-type="float" office:value="61.9544787333667" calcext:value-type="float">
            <text:p>61,9544787333667</text:p>
          </table:table-cell>
          <table:table-cell table:formula="of:=[.$L180]/[.$L$199]*[.E$199]" office:value-type="float" office:value="75.751447176427" calcext:value-type="float">
            <text:p>75,751447176427</text:p>
          </table:table-cell>
          <table:table-cell table:formula="of:=[.$L180]/[.$L$199]*[.F$199]" office:value-type="float" office:value="52.0579393253044" calcext:value-type="float">
            <text:p>52,0579393253044</text:p>
          </table:table-cell>
          <table:table-cell table:formula="of:=[.$L180]/[.$L$199]*[.G$199]" office:value-type="float" office:value="152.401271860095" calcext:value-type="float">
            <text:p>152,401271860095</text:p>
          </table:table-cell>
          <table:table-cell table:formula="of:=[.$L180]/[.$L$199]*[.H$199]" office:value-type="float" office:value="147.38026874578" calcext:value-type="float">
            <text:p>147,38026874578</text:p>
          </table:table-cell>
          <table:table-cell table:formula="of:=[.$L180]/[.$L$199]*[.I$199]" office:value-type="float" office:value="79.3049937931485" calcext:value-type="float">
            <text:p>79,3049937931485</text:p>
          </table:table-cell>
          <table:table-cell table:formula="of:=[.$L180]/[.$L$199]*[.J$199]" office:value-type="float" office:value="67.3511379227737" calcext:value-type="float">
            <text:p>67,3511379227737</text:p>
          </table:table-cell>
          <table:table-cell table:formula="of:=[.$L180]/[.$L$199]*[.K$199]" office:value-type="float" office:value="23.3690049437028" calcext:value-type="float">
            <text:p>23,3690049437028</text:p>
          </table:table-cell>
          <table:table-cell table:formula="of:=SUM([.B283:.K283])" office:value-type="float" office:value="734" calcext:value-type="float">
            <text:p>734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L181]/[.$L$199]*[.B$199]" office:value-type="float" office:value="49.8518631443692" calcext:value-type="float">
            <text:p>49,8518631443692</text:p>
          </table:table-cell>
          <table:table-cell table:formula="of:=[.$L181]/[.$L$199]*[.C$199]" office:value-type="float" office:value="26.3014373761352" calcext:value-type="float">
            <text:p>26,3014373761352</text:p>
          </table:table-cell>
          <table:table-cell table:formula="of:=[.$L181]/[.$L$199]*[.D$199]" office:value-type="float" office:value="63.3893917285537" calcext:value-type="float">
            <text:p>63,3893917285537</text:p>
          </table:table-cell>
          <table:table-cell table:formula="of:=[.$L181]/[.$L$199]*[.E$199]" office:value-type="float" office:value="77.5059084870527" calcext:value-type="float">
            <text:p>77,5059084870527</text:p>
          </table:table-cell>
          <table:table-cell table:formula="of:=[.$L181]/[.$L$199]*[.F$199]" office:value-type="float" office:value="53.2636409173073" calcext:value-type="float">
            <text:p>53,2636409173073</text:p>
          </table:table-cell>
          <table:table-cell table:formula="of:=[.$L181]/[.$L$199]*[.G$199]" office:value-type="float" office:value="155.931001589825" calcext:value-type="float">
            <text:p>155,931001589825</text:p>
          </table:table-cell>
          <table:table-cell table:formula="of:=[.$L181]/[.$L$199]*[.H$199]" office:value-type="float" office:value="150.793708212645" calcext:value-type="float">
            <text:p>150,793708212645</text:p>
          </table:table-cell>
          <table:table-cell table:formula="of:=[.$L181]/[.$L$199]*[.I$199]" office:value-type="float" office:value="81.1417579545702" calcext:value-type="float">
            <text:p>81,1417579545702</text:p>
          </table:table-cell>
          <table:table-cell table:formula="of:=[.$L181]/[.$L$199]*[.J$199]" office:value-type="float" office:value="68.9110416621295" calcext:value-type="float">
            <text:p>68,9110416621295</text:p>
          </table:table-cell>
          <table:table-cell table:formula="of:=[.$L181]/[.$L$199]*[.K$199]" office:value-type="float" office:value="23.9102489274125" calcext:value-type="float">
            <text:p>23,9102489274125</text:p>
          </table:table-cell>
          <table:table-cell table:formula="of:=SUM([.B284:.K284])" office:value-type="float" office:value="751" calcext:value-type="float">
            <text:p>751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L182]/[.$L$199]*[.B$199]" office:value-type="float" office:value="50.0510050743733" calcext:value-type="float">
            <text:p>50,0510050743733</text:p>
          </table:table-cell>
          <table:table-cell table:formula="of:=[.$L182]/[.$L$199]*[.C$199]" office:value-type="float" office:value="26.4065030380905" calcext:value-type="float">
            <text:p>26,4065030380905</text:p>
          </table:table-cell>
          <table:table-cell table:formula="of:=[.$L182]/[.$L$199]*[.D$199]" office:value-type="float" office:value="63.6426116688808" calcext:value-type="float">
            <text:p>63,6426116688808</text:p>
          </table:table-cell>
          <table:table-cell table:formula="of:=[.$L182]/[.$L$199]*[.E$199]" office:value-type="float" office:value="77.8155193065749" calcext:value-type="float">
            <text:p>77,8155193065749</text:p>
          </table:table-cell>
          <table:table-cell table:formula="of:=[.$L182]/[.$L$199]*[.F$199]" office:value-type="float" office:value="53.4764117864843" calcext:value-type="float">
            <text:p>53,4764117864843</text:p>
          </table:table-cell>
          <table:table-cell table:formula="of:=[.$L182]/[.$L$199]*[.G$199]" office:value-type="float" office:value="156.553895071542" calcext:value-type="float">
            <text:p>156,553895071542</text:p>
          </table:table-cell>
          <table:table-cell table:formula="of:=[.$L182]/[.$L$199]*[.H$199]" office:value-type="float" office:value="151.396079883268" calcext:value-type="float">
            <text:p>151,396079883268</text:p>
          </table:table-cell>
          <table:table-cell table:formula="of:=[.$L182]/[.$L$199]*[.I$199]" office:value-type="float" office:value="81.4658928065858" calcext:value-type="float">
            <text:p>81,4658928065858</text:p>
          </table:table-cell>
          <table:table-cell table:formula="of:=[.$L182]/[.$L$199]*[.J$199]" office:value-type="float" office:value="69.1863187926041" calcext:value-type="float">
            <text:p>69,1863187926041</text:p>
          </table:table-cell>
          <table:table-cell table:formula="of:=[.$L182]/[.$L$199]*[.K$199]" office:value-type="float" office:value="24.0057625715966" calcext:value-type="float">
            <text:p>24,0057625715966</text:p>
          </table:table-cell>
          <table:table-cell table:formula="of:=SUM([.B285:.K285])" office:value-type="float" office:value="754" calcext:value-type="float">
            <text:p>754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L183]/[.$L$199]*[.B$199]" office:value-type="float" office:value="50.2169566827101" calcext:value-type="float">
            <text:p>50,2169566827101</text:p>
          </table:table-cell>
          <table:table-cell table:formula="of:=[.$L183]/[.$L$199]*[.C$199]" office:value-type="float" office:value="26.4940577563865" calcext:value-type="float">
            <text:p>26,4940577563865</text:p>
          </table:table-cell>
          <table:table-cell table:formula="of:=[.$L183]/[.$L$199]*[.D$199]" office:value-type="float" office:value="63.8536282858201" calcext:value-type="float">
            <text:p>63,8536282858201</text:p>
          </table:table-cell>
          <table:table-cell table:formula="of:=[.$L183]/[.$L$199]*[.E$199]" office:value-type="float" office:value="78.0735283228434" calcext:value-type="float">
            <text:p>78,0735283228434</text:p>
          </table:table-cell>
          <table:table-cell table:formula="of:=[.$L183]/[.$L$199]*[.F$199]" office:value-type="float" office:value="53.6537208441318" calcext:value-type="float">
            <text:p>53,6537208441318</text:p>
          </table:table-cell>
          <table:table-cell table:formula="of:=[.$L183]/[.$L$199]*[.G$199]" office:value-type="float" office:value="157.072972972973" calcext:value-type="float">
            <text:p>157,072972972973</text:p>
          </table:table-cell>
          <table:table-cell table:formula="of:=[.$L183]/[.$L$199]*[.H$199]" office:value-type="float" office:value="151.898056275454" calcext:value-type="float">
            <text:p>151,898056275454</text:p>
          </table:table-cell>
          <table:table-cell table:formula="of:=[.$L183]/[.$L$199]*[.I$199]" office:value-type="float" office:value="81.7360051832655" calcext:value-type="float">
            <text:p>81,7360051832655</text:p>
          </table:table-cell>
          <table:table-cell table:formula="of:=[.$L183]/[.$L$199]*[.J$199]" office:value-type="float" office:value="69.4157164013328" calcext:value-type="float">
            <text:p>69,4157164013328</text:p>
          </table:table-cell>
          <table:table-cell table:formula="of:=[.$L183]/[.$L$199]*[.K$199]" office:value-type="float" office:value="24.0853572750833" calcext:value-type="float">
            <text:p>24,0853572750833</text:p>
          </table:table-cell>
          <table:table-cell table:formula="of:=SUM([.B286:.K286])" office:value-type="float" office:value="756.5" calcext:value-type="float">
            <text:p>756,5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L184]/[.$L$199]*[.B$199]" office:value-type="float" office:value="50.4492889343816" calcext:value-type="float">
            <text:p>50,4492889343816</text:p>
          </table:table-cell>
          <table:table-cell table:formula="of:=[.$L184]/[.$L$199]*[.C$199]" office:value-type="float" office:value="26.616634362001" calcext:value-type="float">
            <text:p>26,616634362001</text:p>
          </table:table-cell>
          <table:table-cell table:formula="of:=[.$L184]/[.$L$199]*[.D$199]" office:value-type="float" office:value="64.149051549535" calcext:value-type="float">
            <text:p>64,149051549535</text:p>
          </table:table-cell>
          <table:table-cell table:formula="of:=[.$L184]/[.$L$199]*[.E$199]" office:value-type="float" office:value="78.4347409456193" calcext:value-type="float">
            <text:p>78,4347409456193</text:p>
          </table:table-cell>
          <table:table-cell table:formula="of:=[.$L184]/[.$L$199]*[.F$199]" office:value-type="float" office:value="53.9019535248383" calcext:value-type="float">
            <text:p>53,9019535248383</text:p>
          </table:table-cell>
          <table:table-cell table:formula="of:=[.$L184]/[.$L$199]*[.G$199]" office:value-type="float" office:value="157.799682034976" calcext:value-type="float">
            <text:p>157,799682034976</text:p>
          </table:table-cell>
          <table:table-cell table:formula="of:=[.$L184]/[.$L$199]*[.H$199]" office:value-type="float" office:value="152.600823224514" calcext:value-type="float">
            <text:p>152,600823224514</text:p>
          </table:table-cell>
          <table:table-cell table:formula="of:=[.$L184]/[.$L$199]*[.I$199]" office:value-type="float" office:value="82.114162510617" calcext:value-type="float">
            <text:p>82,114162510617</text:p>
          </table:table-cell>
          <table:table-cell table:formula="of:=[.$L184]/[.$L$199]*[.J$199]" office:value-type="float" office:value="69.7368730535532" calcext:value-type="float">
            <text:p>69,7368730535532</text:p>
          </table:table-cell>
          <table:table-cell table:formula="of:=[.$L184]/[.$L$199]*[.K$199]" office:value-type="float" office:value="24.1967898599647" calcext:value-type="float">
            <text:p>24,1967898599647</text:p>
          </table:table-cell>
          <table:table-cell table:formula="of:=SUM([.B287:.K287])" office:value-type="float" office:value="760" calcext:value-type="float">
            <text:p>76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L185]/[.$L$199]*[.B$199]" office:value-type="float" office:value="51.1462856893961" calcext:value-type="float">
            <text:p>51,1462856893961</text:p>
          </table:table-cell>
          <table:table-cell table:formula="of:=[.$L185]/[.$L$199]*[.C$199]" office:value-type="float" office:value="26.9843641788444" calcext:value-type="float">
            <text:p>26,9843641788444</text:p>
          </table:table-cell>
          <table:table-cell table:formula="of:=[.$L185]/[.$L$199]*[.D$199]" office:value-type="float" office:value="65.0353213406799" calcext:value-type="float">
            <text:p>65,0353213406799</text:p>
          </table:table-cell>
          <table:table-cell table:formula="of:=[.$L185]/[.$L$199]*[.E$199]" office:value-type="float" office:value="79.5183788139469" calcext:value-type="float">
            <text:p>79,5183788139469</text:p>
          </table:table-cell>
          <table:table-cell table:formula="of:=[.$L185]/[.$L$199]*[.F$199]" office:value-type="float" office:value="54.6466515669578" calcext:value-type="float">
            <text:p>54,6466515669578</text:p>
          </table:table-cell>
          <table:table-cell table:formula="of:=[.$L185]/[.$L$199]*[.G$199]" office:value-type="float" office:value="159.979809220986" calcext:value-type="float">
            <text:p>159,979809220986</text:p>
          </table:table-cell>
          <table:table-cell table:formula="of:=[.$L185]/[.$L$199]*[.H$199]" office:value-type="float" office:value="154.709124071695" calcext:value-type="float">
            <text:p>154,709124071695</text:p>
          </table:table-cell>
          <table:table-cell table:formula="of:=[.$L185]/[.$L$199]*[.I$199]" office:value-type="float" office:value="83.2486344926716" calcext:value-type="float">
            <text:p>83,2486344926716</text:p>
          </table:table-cell>
          <table:table-cell table:formula="of:=[.$L185]/[.$L$199]*[.J$199]" office:value-type="float" office:value="70.7003430102141" calcext:value-type="float">
            <text:p>70,7003430102141</text:p>
          </table:table-cell>
          <table:table-cell table:formula="of:=[.$L185]/[.$L$199]*[.K$199]" office:value-type="float" office:value="24.531087614609" calcext:value-type="float">
            <text:p>24,531087614609</text:p>
          </table:table-cell>
          <table:table-cell table:formula="of:=SUM([.B288:.K288])" office:value-type="float" office:value="770.5" calcext:value-type="float">
            <text:p>770,5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L186]/[.$L$199]*[.B$199]" office:value-type="float" office:value="53.3036565977742" calcext:value-type="float">
            <text:p>53,3036565977742</text:p>
          </table:table-cell>
          <table:table-cell table:formula="of:=[.$L186]/[.$L$199]*[.C$199]" office:value-type="float" office:value="28.1225755166932" calcext:value-type="float">
            <text:p>28,1225755166932</text:p>
          </table:table-cell>
          <table:table-cell table:formula="of:=[.$L186]/[.$L$199]*[.D$199]" office:value-type="float" office:value="67.7785373608903" calcext:value-type="float">
            <text:p>67,7785373608903</text:p>
          </table:table-cell>
          <table:table-cell table:formula="of:=[.$L186]/[.$L$199]*[.E$199]" office:value-type="float" office:value="82.8724960254372" calcext:value-type="float">
            <text:p>82,8724960254372</text:p>
          </table:table-cell>
          <table:table-cell table:formula="of:=[.$L186]/[.$L$199]*[.F$199]" office:value-type="float" office:value="56.9516693163752" calcext:value-type="float">
            <text:p>56,9516693163752</text:p>
          </table:table-cell>
          <table:table-cell table:formula="of:=[.$L186]/[.$L$199]*[.G$199]" office:value-type="float" office:value="166.727821939587" calcext:value-type="float">
            <text:p>166,727821939587</text:p>
          </table:table-cell>
          <table:table-cell table:formula="of:=[.$L186]/[.$L$199]*[.H$199]" office:value-type="float" office:value="161.234817170111" calcext:value-type="float">
            <text:p>161,234817170111</text:p>
          </table:table-cell>
          <table:table-cell table:formula="of:=[.$L186]/[.$L$199]*[.I$199]" office:value-type="float" office:value="86.7600953895072" calcext:value-type="float">
            <text:p>86,7600953895072</text:p>
          </table:table-cell>
          <table:table-cell table:formula="of:=[.$L186]/[.$L$199]*[.J$199]" office:value-type="float" office:value="73.6825119236884" calcext:value-type="float">
            <text:p>73,6825119236884</text:p>
          </table:table-cell>
          <table:table-cell table:formula="of:=[.$L186]/[.$L$199]*[.K$199]" office:value-type="float" office:value="25.5658187599364" calcext:value-type="float">
            <text:p>25,5658187599364</text:p>
          </table:table-cell>
          <table:table-cell table:formula="of:=SUM([.B289:.K289])" office:value-type="float" office:value="803" calcext:value-type="float">
            <text:p>803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L187]/[.$L$199]*[.B$199]" office:value-type="float" office:value="55.6601694361565" calcext:value-type="float">
            <text:p>55,6601694361565</text:p>
          </table:table-cell>
          <table:table-cell table:formula="of:=[.$L187]/[.$L$199]*[.C$199]" office:value-type="float" office:value="29.3658525164972" calcext:value-type="float">
            <text:p>29,3658525164972</text:p>
          </table:table-cell>
          <table:table-cell table:formula="of:=[.$L187]/[.$L$199]*[.D$199]" office:value-type="float" office:value="70.7749733214278" calcext:value-type="float">
            <text:p>70,7749733214278</text:p>
          </table:table-cell>
          <table:table-cell table:formula="of:=[.$L187]/[.$L$199]*[.E$199]" office:value-type="float" office:value="86.5362240564497" calcext:value-type="float">
            <text:p>86,5362240564497</text:p>
          </table:table-cell>
          <table:table-cell table:formula="of:=[.$L187]/[.$L$199]*[.F$199]" office:value-type="float" office:value="59.4694579349696" calcext:value-type="float">
            <text:p>59,4694579349696</text:p>
          </table:table-cell>
          <table:table-cell table:formula="of:=[.$L187]/[.$L$199]*[.G$199]" office:value-type="float" office:value="174.098728139905" calcext:value-type="float">
            <text:p>174,098728139905</text:p>
          </table:table-cell>
          <table:table-cell table:formula="of:=[.$L187]/[.$L$199]*[.H$199]" office:value-type="float" office:value="168.362881939151" calcext:value-type="float">
            <text:p>168,362881939151</text:p>
          </table:table-cell>
          <table:table-cell table:formula="of:=[.$L187]/[.$L$199]*[.I$199]" office:value-type="float" office:value="90.5956911383584" calcext:value-type="float">
            <text:p>90,5956911383584</text:p>
          </table:table-cell>
          <table:table-cell table:formula="of:=[.$L187]/[.$L$199]*[.J$199]" office:value-type="float" office:value="76.9399579676373" calcext:value-type="float">
            <text:p>76,9399579676373</text:p>
          </table:table-cell>
          <table:table-cell table:formula="of:=[.$L187]/[.$L$199]*[.K$199]" office:value-type="float" office:value="26.6960635494479" calcext:value-type="float">
            <text:p>26,6960635494479</text:p>
          </table:table-cell>
          <table:table-cell table:formula="of:=SUM([.B290:.K290])" office:value-type="float" office:value="838.5" calcext:value-type="float">
            <text:p>838,5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L188]/[.$L$199]*[.B$199]" office:value-type="float" office:value="60.0412918962476" calcext:value-type="float">
            <text:p>60,0412918962476</text:p>
          </table:table-cell>
          <table:table-cell table:formula="of:=[.$L188]/[.$L$199]*[.C$199]" office:value-type="float" office:value="31.677297079513" calcext:value-type="float">
            <text:p>31,677297079513</text:p>
          </table:table-cell>
          <table:table-cell table:formula="of:=[.$L188]/[.$L$199]*[.D$199]" office:value-type="float" office:value="76.3458120086243" calcext:value-type="float">
            <text:p>76,3458120086243</text:p>
          </table:table-cell>
          <table:table-cell table:formula="of:=[.$L188]/[.$L$199]*[.E$199]" office:value-type="float" office:value="93.3476620859377" calcext:value-type="float">
            <text:p>93,3476620859377</text:p>
          </table:table-cell>
          <table:table-cell table:formula="of:=[.$L188]/[.$L$199]*[.F$199]" office:value-type="float" office:value="64.1504170568635" calcext:value-type="float">
            <text:p>64,1504170568635</text:p>
          </table:table-cell>
          <table:table-cell table:formula="of:=[.$L188]/[.$L$199]*[.G$199]" office:value-type="float" office:value="187.802384737679" calcext:value-type="float">
            <text:p>187,802384737679</text:p>
          </table:table-cell>
          <table:table-cell table:formula="of:=[.$L188]/[.$L$199]*[.H$199]" office:value-type="float" office:value="181.615058692859" calcext:value-type="float">
            <text:p>181,615058692859</text:p>
          </table:table-cell>
          <table:table-cell table:formula="of:=[.$L188]/[.$L$199]*[.I$199]" office:value-type="float" office:value="97.7266578827014" calcext:value-type="float">
            <text:p>97,7266578827014</text:p>
          </table:table-cell>
          <table:table-cell table:formula="of:=[.$L188]/[.$L$199]*[.J$199]" office:value-type="float" office:value="82.9960548380774" calcext:value-type="float">
            <text:p>82,9960548380774</text:p>
          </table:table-cell>
          <table:table-cell table:formula="of:=[.$L188]/[.$L$199]*[.K$199]" office:value-type="float" office:value="28.7973637214975" calcext:value-type="float">
            <text:p>28,7973637214975</text:p>
          </table:table-cell>
          <table:table-cell table:formula="of:=SUM([.B291:.K291])" office:value-type="float" office:value="904.5" calcext:value-type="float">
            <text:p>904,5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L189]/[.$L$199]*[.B$199]" office:value-type="float" office:value="63.2275627763138" calcext:value-type="float">
            <text:p>63,2275627763138</text:p>
          </table:table-cell>
          <table:table-cell table:formula="of:=[.$L189]/[.$L$199]*[.C$199]" office:value-type="float" office:value="33.3583476707973" calcext:value-type="float">
            <text:p>33,3583476707973</text:p>
          </table:table-cell>
          <table:table-cell table:formula="of:=[.$L189]/[.$L$199]*[.D$199]" office:value-type="float" office:value="80.397331053858" calcext:value-type="float">
            <text:p>80,397331053858</text:p>
          </table:table-cell>
          <table:table-cell table:formula="of:=[.$L189]/[.$L$199]*[.E$199]" office:value-type="float" office:value="98.3014351982926" calcext:value-type="float">
            <text:p>98,3014351982926</text:p>
          </table:table-cell>
          <table:table-cell table:formula="of:=[.$L189]/[.$L$199]*[.F$199]" office:value-type="float" office:value="67.5547509636954" calcext:value-type="float">
            <text:p>67,5547509636954</text:p>
          </table:table-cell>
          <table:table-cell table:formula="of:=[.$L189]/[.$L$199]*[.G$199]" office:value-type="float" office:value="197.768680445151" calcext:value-type="float">
            <text:p>197,768680445151</text:p>
          </table:table-cell>
          <table:table-cell table:formula="of:=[.$L189]/[.$L$199]*[.H$199]" office:value-type="float" office:value="191.253005422828" calcext:value-type="float">
            <text:p>191,253005422828</text:p>
          </table:table-cell>
          <table:table-cell table:formula="of:=[.$L189]/[.$L$199]*[.I$199]" office:value-type="float" office:value="102.912815514951" calcext:value-type="float">
            <text:p>102,912815514951</text:p>
          </table:table-cell>
          <table:table-cell table:formula="of:=[.$L189]/[.$L$199]*[.J$199]" office:value-type="float" office:value="87.4004889256702" calcext:value-type="float">
            <text:p>87,4004889256702</text:p>
          </table:table-cell>
          <table:table-cell table:formula="of:=[.$L189]/[.$L$199]*[.K$199]" office:value-type="float" office:value="30.3255820284426" calcext:value-type="float">
            <text:p>30,3255820284426</text:p>
          </table:table-cell>
          <table:table-cell table:formula="of:=SUM([.B292:.K292])" office:value-type="float" office:value="952.5" calcext:value-type="float">
            <text:p>952,5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L190]/[.$L$199]*[.B$199]" office:value-type="float" office:value="71.7574754448244" calcext:value-type="float">
            <text:p>71,7574754448244</text:p>
          </table:table-cell>
          <table:table-cell table:formula="of:=[.$L190]/[.$L$199]*[.C$199]" office:value-type="float" office:value="37.8586601912146" calcext:value-type="float">
            <text:p>37,8586601912146</text:p>
          </table:table-cell>
          <table:table-cell table:formula="of:=[.$L190]/[.$L$199]*[.D$199]" office:value-type="float" office:value="91.243585164536" calcext:value-type="float">
            <text:p>91,243585164536</text:p>
          </table:table-cell>
          <table:table-cell table:formula="of:=[.$L190]/[.$L$199]*[.E$199]" office:value-type="float" office:value="111.563098634493" calcext:value-type="float">
            <text:p>111,563098634493</text:p>
          </table:table-cell>
          <table:table-cell table:formula="of:=[.$L190]/[.$L$199]*[.F$199]" office:value-type="float" office:value="76.6684365267766" calcext:value-type="float">
            <text:p>76,6684365267766</text:p>
          </table:table-cell>
          <table:table-cell table:formula="of:=[.$L190]/[.$L$199]*[.G$199]" office:value-type="float" office:value="224.449284578696" calcext:value-type="float">
            <text:p>224,449284578696</text:p>
          </table:table-cell>
          <table:table-cell table:formula="of:=[.$L190]/[.$L$199]*[.H$199]" office:value-type="float" office:value="217.054591981183" calcext:value-type="float">
            <text:p>217,054591981183</text:p>
          </table:table-cell>
          <table:table-cell table:formula="of:=[.$L190]/[.$L$199]*[.I$199]" office:value-type="float" office:value="116.796591676285" calcext:value-type="float">
            <text:p>116,796591676285</text:p>
          </table:table-cell>
          <table:table-cell table:formula="of:=[.$L190]/[.$L$199]*[.J$199]" office:value-type="float" office:value="99.1915260143302" calcext:value-type="float">
            <text:p>99,1915260143302</text:p>
          </table:table-cell>
          <table:table-cell table:formula="of:=[.$L190]/[.$L$199]*[.K$199]" office:value-type="float" office:value="34.4167497876603" calcext:value-type="float">
            <text:p>34,4167497876603</text:p>
          </table:table-cell>
          <table:table-cell table:formula="of:=SUM([.B293:.K293])" office:value-type="float" office:value="1081" calcext:value-type="float">
            <text:p>1081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L191]/[.$L$199]*[.B$199]" office:value-type="float" office:value="73.9148463532025" calcext:value-type="float">
            <text:p>73,9148463532025</text:p>
          </table:table-cell>
          <table:table-cell table:formula="of:=[.$L191]/[.$L$199]*[.C$199]" office:value-type="float" office:value="38.9968715290633" calcext:value-type="float">
            <text:p>38,9968715290633</text:p>
          </table:table-cell>
          <table:table-cell table:formula="of:=[.$L191]/[.$L$199]*[.D$199]" office:value-type="float" office:value="93.9868011847464" calcext:value-type="float">
            <text:p>93,9868011847464</text:p>
          </table:table-cell>
          <table:table-cell table:formula="of:=[.$L191]/[.$L$199]*[.E$199]" office:value-type="float" office:value="114.917215845983" calcext:value-type="float">
            <text:p>114,917215845983</text:p>
          </table:table-cell>
          <table:table-cell table:formula="of:=[.$L191]/[.$L$199]*[.F$199]" office:value-type="float" office:value="78.973454276194" calcext:value-type="float">
            <text:p>78,973454276194</text:p>
          </table:table-cell>
          <table:table-cell table:formula="of:=[.$L191]/[.$L$199]*[.G$199]" office:value-type="float" office:value="231.197297297297" calcext:value-type="float">
            <text:p>231,197297297297</text:p>
          </table:table-cell>
          <table:table-cell table:formula="of:=[.$L191]/[.$L$199]*[.H$199]" office:value-type="float" office:value="223.5802850796" calcext:value-type="float">
            <text:p>223,5802850796</text:p>
          </table:table-cell>
          <table:table-cell table:formula="of:=[.$L191]/[.$L$199]*[.I$199]" office:value-type="float" office:value="120.308052573121" calcext:value-type="float">
            <text:p>120,308052573121</text:p>
          </table:table-cell>
          <table:table-cell table:formula="of:=[.$L191]/[.$L$199]*[.J$199]" office:value-type="float" office:value="102.173694927805" calcext:value-type="float">
            <text:p>102,173694927805</text:p>
          </table:table-cell>
          <table:table-cell table:formula="of:=[.$L191]/[.$L$199]*[.K$199]" office:value-type="float" office:value="35.4514809329878" calcext:value-type="float">
            <text:p>35,4514809329878</text:p>
          </table:table-cell>
          <table:table-cell table:formula="of:=SUM([.B294:.K294])" office:value-type="float" office:value="1113.5" calcext:value-type="float">
            <text:p>1113,5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L192]/[.$L$199]*[.B$199]" office:value-type="float" office:value="76.4373107999216" calcext:value-type="float">
            <text:p>76,4373107999216</text:p>
          </table:table-cell>
          <table:table-cell table:formula="of:=[.$L192]/[.$L$199]*[.C$199]" office:value-type="float" office:value="40.3277032471634" calcext:value-type="float">
            <text:p>40,3277032471634</text:p>
          </table:table-cell>
          <table:table-cell table:formula="of:=[.$L192]/[.$L$199]*[.D$199]" office:value-type="float" office:value="97.1942537622231" calcext:value-type="float">
            <text:p>97,1942537622231</text:p>
          </table:table-cell>
          <table:table-cell table:formula="of:=[.$L192]/[.$L$199]*[.E$199]" office:value-type="float" office:value="118.838952893264" calcext:value-type="float">
            <text:p>118,838952893264</text:p>
          </table:table-cell>
          <table:table-cell table:formula="of:=[.$L192]/[.$L$199]*[.F$199]" office:value-type="float" office:value="81.6685519524359" calcext:value-type="float">
            <text:p>81,6685519524359</text:p>
          </table:table-cell>
          <table:table-cell table:formula="of:=[.$L192]/[.$L$199]*[.G$199]" office:value-type="float" office:value="239.087281399046" calcext:value-type="float">
            <text:p>239,087281399046</text:p>
          </table:table-cell>
          <table:table-cell table:formula="of:=[.$L192]/[.$L$199]*[.H$199]" office:value-type="float" office:value="231.210326240826" calcext:value-type="float">
            <text:p>231,210326240826</text:p>
          </table:table-cell>
          <table:table-cell table:formula="of:=[.$L192]/[.$L$199]*[.I$199]" office:value-type="float" office:value="124.413760698652" calcext:value-type="float">
            <text:p>124,413760698652</text:p>
          </table:table-cell>
          <table:table-cell table:formula="of:=[.$L192]/[.$L$199]*[.J$199]" office:value-type="float" office:value="105.660538580482" calcext:value-type="float">
            <text:p>105,660538580482</text:p>
          </table:table-cell>
          <table:table-cell table:formula="of:=[.$L192]/[.$L$199]*[.K$199]" office:value-type="float" office:value="36.661320425986" calcext:value-type="float">
            <text:p>36,661320425986</text:p>
          </table:table-cell>
          <table:table-cell table:formula="of:=SUM([.B295:.K295])" office:value-type="float" office:value="1151.5" calcext:value-type="float">
            <text:p>1151,5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L193]/[.$L$199]*[.B$199]" office:value-type="float" office:value="76.8355946599299" calcext:value-type="float">
            <text:p>76,8355946599299</text:p>
          </table:table-cell>
          <table:table-cell table:formula="of:=[.$L193]/[.$L$199]*[.C$199]" office:value-type="float" office:value="40.5378345710739" calcext:value-type="float">
            <text:p>40,5378345710739</text:p>
          </table:table-cell>
          <table:table-cell table:formula="of:=[.$L193]/[.$L$199]*[.D$199]" office:value-type="float" office:value="97.7006936428774" calcext:value-type="float">
            <text:p>97,7006936428774</text:p>
          </table:table-cell>
          <table:table-cell table:formula="of:=[.$L193]/[.$L$199]*[.E$199]" office:value-type="float" office:value="119.458174532308" calcext:value-type="float">
            <text:p>119,458174532308</text:p>
          </table:table-cell>
          <table:table-cell table:formula="of:=[.$L193]/[.$L$199]*[.F$199]" office:value-type="float" office:value="82.0940936907899" calcext:value-type="float">
            <text:p>82,0940936907899</text:p>
          </table:table-cell>
          <table:table-cell table:formula="of:=[.$L193]/[.$L$199]*[.G$199]" office:value-type="float" office:value="240.33306836248" calcext:value-type="float">
            <text:p>240,33306836248</text:p>
          </table:table-cell>
          <table:table-cell table:formula="of:=[.$L193]/[.$L$199]*[.H$199]" office:value-type="float" office:value="232.415069582072" calcext:value-type="float">
            <text:p>232,415069582072</text:p>
          </table:table-cell>
          <table:table-cell table:formula="of:=[.$L193]/[.$L$199]*[.I$199]" office:value-type="float" office:value="125.062030402683" calcext:value-type="float">
            <text:p>125,062030402683</text:p>
          </table:table-cell>
          <table:table-cell table:formula="of:=[.$L193]/[.$L$199]*[.J$199]" office:value-type="float" office:value="106.211092841431" calcext:value-type="float">
            <text:p>106,211092841431</text:p>
          </table:table-cell>
          <table:table-cell table:formula="of:=[.$L193]/[.$L$199]*[.K$199]" office:value-type="float" office:value="36.8523477143542" calcext:value-type="float">
            <text:p>36,8523477143542</text:p>
          </table:table-cell>
          <table:table-cell table:formula="of:=SUM([.B296:.K296])" office:value-type="float" office:value="1157.5" calcext:value-type="float">
            <text:p>1157,5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L194]/[.$L$199]*[.B$199]" office:value-type="float" office:value="86.8590718034715" calcext:value-type="float">
            <text:p>86,8590718034715</text:p>
          </table:table-cell>
          <table:table-cell table:formula="of:=[.$L194]/[.$L$199]*[.C$199]" office:value-type="float" office:value="45.8261395561557" calcext:value-type="float">
            <text:p>45,8261395561557</text:p>
          </table:table-cell>
          <table:table-cell table:formula="of:=[.$L194]/[.$L$199]*[.D$199]" office:value-type="float" office:value="110.446097306009" calcext:value-type="float">
            <text:p>110,446097306009</text:p>
          </table:table-cell>
          <table:table-cell table:formula="of:=[.$L194]/[.$L$199]*[.E$199]" office:value-type="float" office:value="135.041919114925" calcext:value-type="float">
            <text:p>135,041919114925</text:p>
          </table:table-cell>
          <table:table-cell table:formula="of:=[.$L194]/[.$L$199]*[.F$199]" office:value-type="float" office:value="92.8035607726986" calcext:value-type="float">
            <text:p>92,8035607726986</text:p>
          </table:table-cell>
          <table:table-cell table:formula="of:=[.$L194]/[.$L$199]*[.G$199]" office:value-type="float" office:value="271.685373608903" calcext:value-type="float">
            <text:p>271,685373608903</text:p>
          </table:table-cell>
          <table:table-cell table:formula="of:=[.$L194]/[.$L$199]*[.H$199]" office:value-type="float" office:value="262.7344436701" calcext:value-type="float">
            <text:p>262,7344436701</text:p>
          </table:table-cell>
          <table:table-cell table:formula="of:=[.$L194]/[.$L$199]*[.I$199]" office:value-type="float" office:value="141.376817954135" calcext:value-type="float">
            <text:p>141,376817954135</text:p>
          </table:table-cell>
          <table:table-cell table:formula="of:=[.$L194]/[.$L$199]*[.J$199]" office:value-type="float" office:value="120.06670840865" calcext:value-type="float">
            <text:p>120,06670840865</text:p>
          </table:table-cell>
          <table:table-cell table:formula="of:=[.$L194]/[.$L$199]*[.K$199]" office:value-type="float" office:value="41.6598678049524" calcext:value-type="float">
            <text:p>41,6598678049524</text:p>
          </table:table-cell>
          <table:table-cell table:formula="of:=SUM([.B297:.K297])" office:value-type="float" office:value="1308.5" calcext:value-type="float">
            <text:p>1308,5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L195]/[.$L$199]*[.B$199]" office:value-type="float" office:value="86.8922621251388" calcext:value-type="float">
            <text:p>86,8922621251388</text:p>
          </table:table-cell>
          <table:table-cell table:formula="of:=[.$L195]/[.$L$199]*[.C$199]" office:value-type="float" office:value="45.8436504998149" calcext:value-type="float">
            <text:p>45,8436504998149</text:p>
          </table:table-cell>
          <table:table-cell table:formula="of:=[.$L195]/[.$L$199]*[.D$199]" office:value-type="float" office:value="110.488300629397" calcext:value-type="float">
            <text:p>110,488300629397</text:p>
          </table:table-cell>
          <table:table-cell table:formula="of:=[.$L195]/[.$L$199]*[.E$199]" office:value-type="float" office:value="135.093520918178" calcext:value-type="float">
            <text:p>135,093520918178</text:p>
          </table:table-cell>
          <table:table-cell table:formula="of:=[.$L195]/[.$L$199]*[.F$199]" office:value-type="float" office:value="92.8390225842281" calcext:value-type="float">
            <text:p>92,8390225842281</text:p>
          </table:table-cell>
          <table:table-cell table:formula="of:=[.$L195]/[.$L$199]*[.G$199]" office:value-type="float" office:value="271.789189189189" calcext:value-type="float">
            <text:p>271,789189189189</text:p>
          </table:table-cell>
          <table:table-cell table:formula="of:=[.$L195]/[.$L$199]*[.H$199]" office:value-type="float" office:value="262.834838948538" calcext:value-type="float">
            <text:p>262,834838948538</text:p>
          </table:table-cell>
          <table:table-cell table:formula="of:=[.$L195]/[.$L$199]*[.I$199]" office:value-type="float" office:value="141.430840429471" calcext:value-type="float">
            <text:p>141,430840429471</text:p>
          </table:table-cell>
          <table:table-cell table:formula="of:=[.$L195]/[.$L$199]*[.J$199]" office:value-type="float" office:value="120.112587930396" calcext:value-type="float">
            <text:p>120,112587930396</text:p>
          </table:table-cell>
          <table:table-cell table:formula="of:=[.$L195]/[.$L$199]*[.K$199]" office:value-type="float" office:value="41.6757867456498" calcext:value-type="float">
            <text:p>41,6757867456498</text:p>
          </table:table-cell>
          <table:table-cell table:formula="of:=SUM([.B298:.K298])" office:value-type="float" office:value="1309" calcext:value-type="float">
            <text:p>1309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L196]/[.$L$199]*[.B$199]" office:value-type="float" office:value="87.7552104884901" calcext:value-type="float">
            <text:p>87,7552104884901</text:p>
          </table:table-cell>
          <table:table-cell table:formula="of:=[.$L196]/[.$L$199]*[.C$199]" office:value-type="float" office:value="46.2989350349544" calcext:value-type="float">
            <text:p>46,2989350349544</text:p>
          </table:table-cell>
          <table:table-cell table:formula="of:=[.$L196]/[.$L$199]*[.D$199]" office:value-type="float" office:value="111.585587037481" calcext:value-type="float">
            <text:p>111,585587037481</text:p>
          </table:table-cell>
          <table:table-cell table:formula="of:=[.$L196]/[.$L$199]*[.E$199]" office:value-type="float" office:value="136.435167802775" calcext:value-type="float">
            <text:p>136,435167802775</text:p>
          </table:table-cell>
          <table:table-cell table:formula="of:=[.$L196]/[.$L$199]*[.F$199]" office:value-type="float" office:value="93.761029683995" calcext:value-type="float">
            <text:p>93,761029683995</text:p>
          </table:table-cell>
          <table:table-cell table:formula="of:=[.$L196]/[.$L$199]*[.G$199]" office:value-type="float" office:value="274.48839427663" calcext:value-type="float">
            <text:p>274,48839427663</text:p>
          </table:table-cell>
          <table:table-cell table:formula="of:=[.$L196]/[.$L$199]*[.H$199]" office:value-type="float" office:value="265.445116187904" calcext:value-type="float">
            <text:p>265,445116187904</text:p>
          </table:table-cell>
          <table:table-cell table:formula="of:=[.$L196]/[.$L$199]*[.I$199]" office:value-type="float" office:value="142.835424788205" calcext:value-type="float">
            <text:p>142,835424788205</text:p>
          </table:table-cell>
          <table:table-cell table:formula="of:=[.$L196]/[.$L$199]*[.J$199]" office:value-type="float" office:value="121.305455495786" calcext:value-type="float">
            <text:p>121,305455495786</text:p>
          </table:table-cell>
          <table:table-cell table:formula="of:=[.$L196]/[.$L$199]*[.K$199]" office:value-type="float" office:value="42.0896792037807" calcext:value-type="float">
            <text:p>42,0896792037807</text:p>
          </table:table-cell>
          <table:table-cell table:formula="of:=SUM([.B299:.K299])" office:value-type="float" office:value="1322" calcext:value-type="float">
            <text:p>1322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L197]/[.$L$199]*[.B$199]" office:value-type="float" office:value="104.549513252172" calcext:value-type="float">
            <text:p>104,549513252172</text:p>
          </table:table-cell>
          <table:table-cell table:formula="of:=[.$L197]/[.$L$199]*[.C$199]" office:value-type="float" office:value="55.1594725265152" calcext:value-type="float">
            <text:p>55,1594725265152</text:p>
          </table:table-cell>
          <table:table-cell table:formula="of:=[.$L197]/[.$L$199]*[.D$199]" office:value-type="float" office:value="132.940468671734" calcext:value-type="float">
            <text:p>132,940468671734</text:p>
          </table:table-cell>
          <table:table-cell table:formula="of:=[.$L197]/[.$L$199]*[.E$199]" office:value-type="float" office:value="162.545680249145" calcext:value-type="float">
            <text:p>162,545680249145</text:p>
          </table:table-cell>
          <table:table-cell table:formula="of:=[.$L197]/[.$L$199]*[.F$199]" office:value-type="float" office:value="111.704706317921" calcext:value-type="float">
            <text:p>111,704706317921</text:p>
          </table:table-cell>
          <table:table-cell table:formula="of:=[.$L197]/[.$L$199]*[.G$199]" office:value-type="float" office:value="327.019077901431" calcext:value-type="float">
            <text:p>327,019077901431</text:p>
          </table:table-cell>
          <table:table-cell table:formula="of:=[.$L197]/[.$L$199]*[.H$199]" office:value-type="float" office:value="316.245127077117" calcext:value-type="float">
            <text:p>316,245127077117</text:p>
          </table:table-cell>
          <table:table-cell table:formula="of:=[.$L197]/[.$L$199]*[.I$199]" office:value-type="float" office:value="170.170797308187" calcext:value-type="float">
            <text:p>170,170797308187</text:p>
          </table:table-cell>
          <table:table-cell table:formula="of:=[.$L197]/[.$L$199]*[.J$199]" office:value-type="float" office:value="144.52049349914" calcext:value-type="float">
            <text:p>144,52049349914</text:p>
          </table:table-cell>
          <table:table-cell table:formula="of:=[.$L197]/[.$L$199]*[.K$199]" office:value-type="float" office:value="50.1446631966374" calcext:value-type="float">
            <text:p>50,1446631966374</text:p>
          </table:table-cell>
          <table:table-cell table:formula="of:=SUM([.B300:.K300])" office:value-type="float" office:value="1575" calcext:value-type="float">
            <text:p>1575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L198]/[.$L$199]*[.B$199]" office:value-type="float" office:value="126.787028769301" calcext:value-type="float">
            <text:p>126,787028769301</text:p>
          </table:table-cell>
          <table:table-cell table:formula="of:=[.$L198]/[.$L$199]*[.C$199]" office:value-type="float" office:value="66.8918047781867" calcext:value-type="float">
            <text:p>66,8918047781867</text:p>
          </table:table-cell>
          <table:table-cell table:formula="of:=[.$L198]/[.$L$199]*[.D$199]" office:value-type="float" office:value="161.216695341595" calcext:value-type="float">
            <text:p>161,216695341595</text:p>
          </table:table-cell>
          <table:table-cell table:formula="of:=[.$L198]/[.$L$199]*[.E$199]" office:value-type="float" office:value="197.118888429122" calcext:value-type="float">
            <text:p>197,118888429122</text:p>
          </table:table-cell>
          <table:table-cell table:formula="of:=[.$L198]/[.$L$199]*[.F$199]" office:value-type="float" office:value="135.464120042686" calcext:value-type="float">
            <text:p>135,464120042686</text:p>
          </table:table-cell>
          <table:table-cell table:formula="of:=[.$L198]/[.$L$199]*[.G$199]" office:value-type="float" office:value="396.575516693164" calcext:value-type="float">
            <text:p>396,575516693164</text:p>
          </table:table-cell>
          <table:table-cell table:formula="of:=[.$L198]/[.$L$199]*[.H$199]" office:value-type="float" office:value="383.509963630028" calcext:value-type="float">
            <text:p>383,509963630028</text:p>
          </table:table-cell>
          <table:table-cell table:formula="of:=[.$L198]/[.$L$199]*[.I$199]" office:value-type="float" office:value="206.365855783261" calcext:value-type="float">
            <text:p>206,365855783261</text:p>
          </table:table-cell>
          <table:table-cell table:formula="of:=[.$L198]/[.$L$199]*[.J$199]" office:value-type="float" office:value="175.259773068798" calcext:value-type="float">
            <text:p>175,259773068798</text:p>
          </table:table-cell>
          <table:table-cell table:formula="of:=[.$L198]/[.$L$199]*[.K$199]" office:value-type="float" office:value="60.8103534638587" calcext:value-type="float">
            <text:p>60,8103534638587</text:p>
          </table:table-cell>
          <table:table-cell table:formula="of:=SUM([.B301:.K301])" office:value-type="float" office:value="1910" calcext:value-type="float">
            <text:p>19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formula="of:=[.$L199]/[.$L$199]*[.B$199]" office:value-type="float" office:value="3048" calcext:value-type="float">
            <text:p>3048</text:p>
          </table:table-cell>
          <table:table-cell table:formula="of:=[.$L199]/[.$L$199]*[.C$199]" office:value-type="float" office:value="1608.1" calcext:value-type="float">
            <text:p>1608,1</text:p>
          </table:table-cell>
          <table:table-cell table:formula="of:=[.$L199]/[.$L$199]*[.D$199]" office:value-type="float" office:value="3875.7" calcext:value-type="float">
            <text:p>3875,7</text:p>
          </table:table-cell>
          <table:table-cell table:formula="of:=[.$L199]/[.$L$199]*[.E$199]" office:value-type="float" office:value="4738.8" calcext:value-type="float">
            <text:p>4738,8</text:p>
          </table:table-cell>
          <table:table-cell table:formula="of:=[.$L199]/[.$L$199]*[.F$199]" office:value-type="float" office:value="3256.6" calcext:value-type="float">
            <text:p>3256,6</text:p>
          </table:table-cell>
          <table:table-cell table:formula="of:=[.$L199]/[.$L$199]*[.G$199]" office:value-type="float" office:value="9533.8" calcext:value-type="float">
            <text:p>9533,8</text:p>
          </table:table-cell>
          <table:table-cell table:formula="of:=[.$L199]/[.$L$199]*[.H$199]" office:value-type="float" office:value="9219.7" calcext:value-type="float">
            <text:p>9219,7</text:p>
          </table:table-cell>
          <table:table-cell table:formula="of:=[.$L199]/[.$L$199]*[.I$199]" office:value-type="float" office:value="4961.1" calcext:value-type="float">
            <text:p>4961,1</text:p>
          </table:table-cell>
          <table:table-cell table:formula="of:=[.$L199]/[.$L$199]*[.J$199]" office:value-type="float" office:value="4213.3" calcext:value-type="float">
            <text:p>4213,3</text:p>
          </table:table-cell>
          <table:table-cell table:formula="of:=[.$L199]/[.$L$199]*[.K$199]" office:value-type="float" office:value="1461.9" calcext:value-type="float">
            <text:p>1461,9</text:p>
          </table:table-cell>
          <table:table-cell table:formula="of:=SUM([.B302:.K302])" office:value-type="float" office:value="45917" calcext:value-type="float">
            <text:p>45917</text:p>
          </table:table-cell>
          <table:table-cell table:number-columns-repeated="8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DIFF THEO REE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car_nat</text:p>
          </table:table-cell>
          <table:table-cell office:value-type="string" calcext:value-type="string">
            <text:p>ind_0_3</text:p>
          </table:table-cell>
          <table:table-cell office:value-type="string" calcext:value-type="string">
            <text:p>ind_4_5</text:p>
          </table:table-cell>
          <table:table-cell office:value-type="string" calcext:value-type="string">
            <text:p>ind_6_10</text:p>
          </table:table-cell>
          <table:table-cell office:value-type="string" calcext:value-type="string">
            <text:p>ind_11_17</text:p>
          </table:table-cell>
          <table:table-cell office:value-type="string" calcext:value-type="string">
            <text:p>ind_18_24</text:p>
          </table:table-cell>
          <table:table-cell office:value-type="string" calcext:value-type="string">
            <text:p>ind_25_39</text:p>
          </table:table-cell>
          <table:table-cell office:value-type="string" calcext:value-type="string">
            <text:p>ind_40_54</text:p>
          </table:table-cell>
          <table:table-cell office:value-type="string" calcext:value-type="string">
            <text:p>ind_55_64</text:p>
          </table:table-cell>
          <table:table-cell office:value-type="string" calcext:value-type="string">
            <text:p>ind_65_79</text:p>
          </table:table-cell>
          <table:table-cell office:value-type="string" calcext:value-type="string">
            <text:p>ind_80p</text:p>
          </table:table-cell>
          <table:table-cell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05]-[.B102]" office:value-type="float" office:value="0.0991419300041379" calcext:value-type="float">
            <text:p>0,0991419300041379</text:p>
          </table:table-cell>
          <table:table-cell table:formula="of:=[.C205]-[.C102]" office:value-type="float" office:value="0.00506566195526711" calcext:value-type="float">
            <text:p>0,00506566195526711</text:p>
          </table:table-cell>
          <table:table-cell table:formula="of:=[.D205]-[.D102]" office:value-type="float" office:value="-0.146780059672888" calcext:value-type="float">
            <text:p>-0,146780059672888</text:p>
          </table:table-cell>
          <table:table-cell table:formula="of:=[.E205]-[.E102]" office:value-type="float" office:value="0.0096108195221814" calcext:value-type="float">
            <text:p>0,0096108195221814</text:p>
          </table:table-cell>
          <table:table-cell table:formula="of:=[.F205]-[.F102]" office:value-type="float" office:value="0.112770869176993" calcext:value-type="float">
            <text:p>0,112770869176993</text:p>
          </table:table-cell>
          <table:table-cell table:formula="of:=[.G205]-[.G102]" office:value-type="float" office:value="-0.0771065182829888" calcext:value-type="float">
            <text:p>-0,0771065182829888</text:p>
          </table:table-cell>
          <table:table-cell table:formula="of:=[.H205]-[.H102]" office:value-type="float" office:value="0.102371670623081" calcext:value-type="float">
            <text:p>0,102371670623081</text:p>
          </table:table-cell>
          <table:table-cell table:formula="of:=[.I205]-[.I102]" office:value-type="float" office:value="0.0241348520155934" calcext:value-type="float">
            <text:p>0,0241348520155934</text:p>
          </table:table-cell>
          <table:table-cell table:formula="of:=[.J205]-[.J102]" office:value-type="float" office:value="-0.0247228695254481" calcext:value-type="float">
            <text:p>-0,0247228695254481</text:p>
          </table:table-cell>
          <table:table-cell table:formula="of:=[.K205]-[.K102]" office:value-type="float" office:value="-0.104486355815929" calcext:value-type="float">
            <text:p>-0,104486355815929</text:p>
          </table:table-cell>
          <table:table-cell table:formula="of:=SUM([.B309:.K309])" office:value-type="float" office:value="3.7470027081099E-016" calcext:value-type="float">
            <text:p>3,7470027081099E-1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06]-[.B103]" office:value-type="float" office:value="-0.00171613999172415" calcext:value-type="float">
            <text:p>-0,00171613999172415</text:p>
          </table:table-cell>
          <table:table-cell table:formula="of:=[.C206]-[.C103]" office:value-type="float" office:value="-0.189868676089466" calcext:value-type="float">
            <text:p>-0,189868676089466</text:p>
          </table:table-cell>
          <table:table-cell table:formula="of:=[.D206]-[.D103]" office:value-type="float" office:value="-0.093560119345776" calcext:value-type="float">
            <text:p>-0,093560119345776</text:p>
          </table:table-cell>
          <table:table-cell table:formula="of:=[.E206]-[.E103]" office:value-type="float" office:value="-0.180778360955637" calcext:value-type="float">
            <text:p>-0,180778360955637</text:p>
          </table:table-cell>
          <table:table-cell table:formula="of:=[.F206]-[.F103]" office:value-type="float" office:value="0.0255417383539865" calcext:value-type="float">
            <text:p>0,0255417383539865</text:p>
          </table:table-cell>
          <table:table-cell table:formula="of:=[.G206]-[.G103]" office:value-type="float" office:value="0.245786963434022" calcext:value-type="float">
            <text:p>0,245786963434022</text:p>
          </table:table-cell>
          <table:table-cell table:formula="of:=[.H206]-[.H103]" office:value-type="float" office:value="-0.295256658753838" calcext:value-type="float">
            <text:p>-0,295256658753838</text:p>
          </table:table-cell>
          <table:table-cell table:formula="of:=[.I206]-[.I103]" office:value-type="float" office:value="0.348269704031187" calcext:value-type="float">
            <text:p>0,348269704031187</text:p>
          </table:table-cell>
          <table:table-cell table:formula="of:=[.J206]-[.J103]" office:value-type="float" office:value="0.0505542609491039" calcext:value-type="float">
            <text:p>0,0505542609491039</text:p>
          </table:table-cell>
          <table:table-cell table:formula="of:=[.K206]-[.K103]" office:value-type="float" office:value="0.0910272883681426" calcext:value-type="float">
            <text:p>0,0910272883681426</text:p>
          </table:table-cell>
          <table:table-cell table:formula="of:=SUM([.B310:.K310])" office:value-type="float" office:value="6.10622663543836E-016" calcext:value-type="float">
            <text:p>6,10622663543836E-1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07]-[.B104]" office:value-type="float" office:value="-0.168954853322299" calcext:value-type="float">
            <text:p>-0,168954853322299</text:p>
          </table:table-cell>
          <table:table-cell table:formula="of:=[.C207]-[.C104]" office:value-type="float" office:value="-0.319824901452621" calcext:value-type="float">
            <text:p>-0,319824901452621</text:p>
          </table:table-cell>
          <table:table-cell table:formula="of:=[.D207]-[.D104]" office:value-type="float" office:value="-0.124746825794368" calcext:value-type="float">
            <text:p>-0,124746825794368</text:p>
          </table:table-cell>
          <table:table-cell table:formula="of:=[.E207]-[.E104]" office:value-type="float" office:value="0.0256288520591502" calcext:value-type="float">
            <text:p>0,0256288520591502</text:p>
          </table:table-cell>
          <table:table-cell table:formula="of:=[.F207]-[.F104]" office:value-type="float" office:value="0.367388984471982" calcext:value-type="float">
            <text:p>0,367388984471982</text:p>
          </table:table-cell>
          <table:table-cell table:formula="of:=[.G207]-[.G104]" office:value-type="float" office:value="-0.738950715421304" calcext:value-type="float">
            <text:p>-0,738950715421304</text:p>
          </table:table-cell>
          <table:table-cell table:formula="of:=[.H207]-[.H104]" office:value-type="float" office:value="0.406324454994882" calcext:value-type="float">
            <text:p>0,406324454994882</text:p>
          </table:table-cell>
          <table:table-cell table:formula="of:=[.I207]-[.I104]" office:value-type="float" office:value="0.264359605374916" calcext:value-type="float">
            <text:p>0,264359605374916</text:p>
          </table:table-cell>
          <table:table-cell table:formula="of:=[.J207]-[.J104]" office:value-type="float" office:value="0.134072347932139" calcext:value-type="float">
            <text:p>0,134072347932139</text:p>
          </table:table-cell>
          <table:table-cell table:formula="of:=[.K207]-[.K104]" office:value-type="float" office:value="0.154703051157523" calcext:value-type="float">
            <text:p>0,154703051157523</text:p>
          </table:table-cell>
          <table:table-cell table:formula="of:=SUM([.B311:.K311])" office:value-type="float" office:value="7.49400541621981E-016" calcext:value-type="float">
            <text:p>7,49400541621981E-1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08]-[.B105]" office:value-type="float" office:value="-0.674103273297471" calcext:value-type="float">
            <text:p>-0,674103273297471</text:p>
          </table:table-cell>
          <table:table-cell table:formula="of:=[.C208]-[.C105]" office:value-type="float" office:value="-1.08943092972102" calcext:value-type="float">
            <text:p>-1,08943092972102</text:p>
          </table:table-cell>
          <table:table-cell table:formula="of:=[.D208]-[.D105]" office:value-type="float" office:value="-0.305427183831696" calcext:value-type="float">
            <text:p>-0,305427183831696</text:p>
          </table:table-cell>
          <table:table-cell table:formula="of:=[.E208]-[.E105]" office:value-type="float" office:value="0.0832937691922386" calcext:value-type="float">
            <text:p>0,0832937691922386</text:p>
          </table:table-cell>
          <table:table-cell table:formula="of:=[.F208]-[.F105]" office:value-type="float" office:value="1.34401419953394" calcext:value-type="float">
            <text:p>1,34401419953394</text:p>
          </table:table-cell>
          <table:table-cell table:formula="of:=[.G208]-[.G105]" office:value-type="float" office:value="-2.30158982511924" calcext:value-type="float">
            <text:p>-2,30158982511924</text:p>
          </table:table-cell>
          <table:table-cell table:formula="of:=[.H208]-[.H105]" office:value-type="float" office:value="1.22055447873337" calcext:value-type="float">
            <text:p>1,22055447873337</text:p>
          </table:table-cell>
          <table:table-cell table:formula="of:=[.I208]-[.I105]" office:value-type="float" office:value="0.909168717468476" calcext:value-type="float">
            <text:p>0,909168717468476</text:p>
          </table:table-cell>
          <table:table-cell table:formula="of:=[.J208]-[.J105]" office:value-type="float" office:value="0.28573513077945" calcext:value-type="float">
            <text:p>0,28573513077945</text:p>
          </table:table-cell>
          <table:table-cell table:formula="of:=[.K208]-[.K105]" office:value-type="float" office:value="0.527784916261951" calcext:value-type="float">
            <text:p>0,527784916261951</text:p>
          </table:table-cell>
          <table:table-cell table:formula="of:=SUM([.B312:.K312])" office:value-type="float" office:value="2.88657986402541E-015" calcext:value-type="float">
            <text:p>2,88657986402541E-1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09]-[.B106]" office:value-type="float" office:value="1.19056123004552" calcext:value-type="float">
            <text:p>1,19056123004552</text:p>
          </table:table-cell>
          <table:table-cell table:formula="of:=[.C209]-[.C106]" office:value-type="float" office:value="0.155722281507938" calcext:value-type="float">
            <text:p>0,155722281507938</text:p>
          </table:table-cell>
          <table:table-cell table:formula="of:=[.D209]-[.D106]" office:value-type="float" office:value="0.785419343598231" calcext:value-type="float">
            <text:p>0,785419343598231</text:p>
          </table:table-cell>
          <table:table-cell table:formula="of:=[.E209]-[.E106]" office:value-type="float" office:value="0.405719014743994" calcext:value-type="float">
            <text:p>0,405719014743994</text:p>
          </table:table-cell>
          <table:table-cell table:formula="of:=[.F209]-[.F106]" office:value-type="float" office:value="-5.65952043905307" calcext:value-type="float">
            <text:p>-5,65952043905307</text:p>
          </table:table-cell>
          <table:table-cell table:formula="of:=[.G209]-[.G106]" office:value-type="float" office:value="-0.148171701112878" calcext:value-type="float">
            <text:p>-0,148171701112878</text:p>
          </table:table-cell>
          <table:table-cell table:formula="of:=[.H209]-[.H106]" office:value-type="float" office:value="0.626088376853889" calcext:value-type="float">
            <text:p>0,626088376853889</text:p>
          </table:table-cell>
          <table:table-cell table:formula="of:=[.I209]-[.I106]" office:value-type="float" office:value="-0.434516627828473" calcext:value-type="float">
            <text:p>-0,434516627828473</text:p>
          </table:table-cell>
          <table:table-cell table:formula="of:=[.J209]-[.J106]" office:value-type="float" office:value="3.02804843522007" calcext:value-type="float">
            <text:p>3,02804843522007</text:p>
          </table:table-cell>
          <table:table-cell table:formula="of:=[.K209]-[.K106]" office:value-type="float" office:value="0.0506500860247838" calcext:value-type="float">
            <text:p>0,0506500860247838</text:p>
          </table:table-cell>
          <table:table-cell table:formula="of:=SUM([.B313:.K313])" office:value-type="float" office:value="-4.44089209850063E-016" calcext:value-type="float">
            <text:p>-4,44089209850063E-1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10]-[.B107]" office:value-type="float" office:value="-1.01287104993793" calcext:value-type="float">
            <text:p>-1,01287104993793</text:p>
          </table:table-cell>
          <table:table-cell table:formula="of:=[.C210]-[.C107]" office:value-type="float" office:value="1.57598492932901" calcext:value-type="float">
            <text:p>1,57598492932901</text:p>
          </table:table-cell>
          <table:table-cell table:formula="of:=[.D210]-[.D107]" office:value-type="float" office:value="2.79829910490668" calcext:value-type="float">
            <text:p>2,79829910490668</text:p>
          </table:table-cell>
          <table:table-cell table:formula="of:=[.E210]-[.E107]" office:value-type="float" office:value="-2.35583770716728" calcext:value-type="float">
            <text:p>-2,35583770716728</text:p>
          </table:table-cell>
          <table:table-cell table:formula="of:=[.F210]-[.F107]" office:value-type="float" office:value="-1.8084369623451" calcext:value-type="float">
            <text:p>-1,8084369623451</text:p>
          </table:table-cell>
          <table:table-cell table:formula="of:=[.G210]-[.G107]" office:value-type="float" office:value="3.34340222575517" calcext:value-type="float">
            <text:p>3,34340222575517</text:p>
          </table:table-cell>
          <table:table-cell table:formula="of:=[.H210]-[.H107]" office:value-type="float" office:value="-1.96442494065379" calcext:value-type="float">
            <text:p>-1,96442494065379</text:p>
          </table:table-cell>
          <table:table-cell table:formula="of:=[.I210]-[.I107]" office:value-type="float" office:value="0.8620227802339" calcext:value-type="float">
            <text:p>0,8620227802339</text:p>
          </table:table-cell>
          <table:table-cell table:formula="of:=[.J210]-[.J107]" office:value-type="float" office:value="-0.870843042881721" calcext:value-type="float">
            <text:p>-0,870843042881721</text:p>
          </table:table-cell>
          <table:table-cell table:formula="of:=[.K210]-[.K107]" office:value-type="float" office:value="-0.567295337238931" calcext:value-type="float">
            <text:p>-0,567295337238931</text:p>
          </table:table-cell>
          <table:table-cell table:formula="of:=SUM([.B314:.K314])" office:value-type="float" office:value="-3.77475828372553E-015" calcext:value-type="float">
            <text:p>-3,77475828372553E-1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formula="of:=[.B211]-[.B108]" office:value-type="float" office:value="0.618174096739769" calcext:value-type="float">
            <text:p>1</text:p>
          </table:table-cell>
          <table:table-cell table:style-name="ce3" table:formula="of:=[.C211]-[.C108]" office:value-type="float" office:value="-0.0438399721236145" calcext:value-type="float">
            <text:p>0</text:p>
          </table:table-cell>
          <table:table-cell table:style-name="ce3" table:formula="of:=[.D211]-[.D108]" office:value-type="float" office:value="-2.12644772088769" calcext:value-type="float">
            <text:p>-2</text:p>
          </table:table-cell>
          <table:table-cell table:style-name="ce3" table:formula="of:=[.E211]-[.E108]" office:value-type="float" office:value="-0.23020885510813" calcext:value-type="float">
            <text:p>0</text:p>
          </table:table-cell>
          <table:table-cell table:style-name="ce3" table:formula="of:=[.F211]-[.F108]" office:value-type="float" office:value="1.85895202212688" calcext:value-type="float">
            <text:p>2</text:p>
          </table:table-cell>
          <table:table-cell table:style-name="ce3" table:formula="of:=[.G211]-[.G108]" office:value-type="float" office:value="-1.29554848966614" calcext:value-type="float">
            <text:p>-1</text:p>
          </table:table-cell>
          <table:table-cell table:style-name="ce3" table:formula="of:=[.H211]-[.H108]" office:value-type="float" office:value="2.14189951434109" calcext:value-type="float">
            <text:p>2</text:p>
          </table:table-cell>
          <table:table-cell table:style-name="ce3" table:formula="of:=[.I211]-[.I108]" office:value-type="float" office:value="1.02638238560882" calcext:value-type="float">
            <text:p>1</text:p>
          </table:table-cell>
          <table:table-cell table:style-name="ce3" table:formula="of:=[.J211]-[.J108]" office:value-type="float" office:value="0.163229305050417" calcext:value-type="float">
            <text:p>0</text:p>
          </table:table-cell>
          <table:table-cell table:style-name="ce3" table:formula="of:=[.K211]-[.K108]" office:value-type="float" office:value="-2.11259228608141" calcext:value-type="float">
            <text:p>-2</text:p>
          </table:table-cell>
          <table:table-cell table:formula="of:=SUM([.B315:.K31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12]-[.B109]" office:value-type="float" office:value="-1.65163882657839" calcext:value-type="float">
            <text:p>-1,65163882657839</text:p>
          </table:table-cell>
          <table:table-cell table:formula="of:=[.C212]-[.C109]" office:value-type="float" office:value="-2.65859921162097" calcext:value-type="float">
            <text:p>-2,65859921162097</text:p>
          </table:table-cell>
          <table:table-cell table:formula="of:=[.D212]-[.D109]" office:value-type="float" office:value="-0.797974606354945" calcext:value-type="float">
            <text:p>-0,797974606354945</text:p>
          </table:table-cell>
          <table:table-cell table:formula="of:=[.E212]-[.E109]" office:value-type="float" office:value="0.105030816473202" calcext:value-type="float">
            <text:p>0,105030816473202</text:p>
          </table:table-cell>
          <table:table-cell table:formula="of:=[.F212]-[.F109]" office:value-type="float" office:value="3.23911187577586" calcext:value-type="float">
            <text:p>3,23911187577586</text:p>
          </table:table-cell>
          <table:table-cell table:formula="of:=[.G212]-[.G109]" office:value-type="float" office:value="-5.61160572337043" calcext:value-type="float">
            <text:p>-5,61160572337043</text:p>
          </table:table-cell>
          <table:table-cell table:formula="of:=[.H212]-[.H109]" office:value-type="float" office:value="3.05059563995906" calcext:value-type="float">
            <text:p>3,05059563995906</text:p>
          </table:table-cell>
          <table:table-cell table:formula="of:=[.I212]-[.I109]" office:value-type="float" office:value="2.31487684299933" calcext:value-type="float">
            <text:p>2,31487684299933</text:p>
          </table:table-cell>
          <table:table-cell table:formula="of:=[.J212]-[.J109]" office:value-type="float" office:value="0.672578783457108" calcext:value-type="float">
            <text:p>0,672578783457108</text:p>
          </table:table-cell>
          <table:table-cell table:formula="of:=[.K212]-[.K109]" office:value-type="float" office:value="1.33762440926019" calcext:value-type="float">
            <text:p>1,33762440926019</text:p>
          </table:table-cell>
          <table:table-cell table:formula="of:=SUM([.B316:.K316])" office:value-type="float" office:value="5.10702591327572E-015" calcext:value-type="float">
            <text:p>5,10702591327572E-1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3]-[.B110]" office:value-type="float" office:value="2.51388374676046" calcext:value-type="float">
            <text:p>2,51388374676046</text:p>
          </table:table-cell>
          <table:table-cell table:formula="of:=[.C213]-[.C110]" office:value-type="float" office:value="1.38148833765272" calcext:value-type="float">
            <text:p>1,38148833765272</text:p>
          </table:table-cell>
          <table:table-cell table:formula="of:=[.D213]-[.D110]" office:value-type="float" office:value="2.73965198074787" calcext:value-type="float">
            <text:p>2,73965198074787</text:p>
          </table:table-cell>
          <table:table-cell table:formula="of:=[.E213]-[.E110]" office:value-type="float" office:value="0.0178452425027773" calcext:value-type="float">
            <text:p>0,0178452425027773</text:p>
          </table:table-cell>
          <table:table-cell table:formula="of:=[.F213]-[.F110]" office:value-type="float" office:value="-5.17719363198815" calcext:value-type="float">
            <text:p>-5,17719363198815</text:p>
          </table:table-cell>
          <table:table-cell table:formula="of:=[.G213]-[.G110]" office:value-type="float" office:value="3.11891891891892" calcext:value-type="float">
            <text:p>3,11891891891892</text:p>
          </table:table-cell>
          <table:table-cell table:formula="of:=[.H213]-[.H110]" office:value-type="float" office:value="0.653757867456498" calcext:value-type="float">
            <text:p>0,653757867456498</text:p>
          </table:table-cell>
          <table:table-cell table:formula="of:=[.I213]-[.I110]" office:value-type="float" office:value="-3.65294335431322" calcext:value-type="float">
            <text:p>-3,65294335431322</text:p>
          </table:table-cell>
          <table:table-cell table:formula="of:=[.J213]-[.J110]" office:value-type="float" office:value="0.239614957423177" calcext:value-type="float">
            <text:p>0,239614957423177</text:p>
          </table:table-cell>
          <table:table-cell table:formula="of:=[.K213]-[.K110]" office:value-type="float" office:value="-1.83502406516105" calcext:value-type="float">
            <text:p>-1,83502406516105</text:p>
          </table:table-cell>
          <table:table-cell table:formula="of:=SUM([.B317:.K317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4]-[.B111]" office:value-type="float" office:value="2.24578696343402" calcext:value-type="float">
            <text:p>2,24578696343402</text:p>
          </table:table-cell>
          <table:table-cell table:formula="of:=[.C214]-[.C111]" office:value-type="float" office:value="0.856597774244833" calcext:value-type="float">
            <text:p>0,856597774244833</text:p>
          </table:table-cell>
          <table:table-cell table:formula="of:=[.D214]-[.D111]" office:value-type="float" office:value="1.06168521462639" calcext:value-type="float">
            <text:p>1,06168521462639</text:p>
          </table:table-cell>
          <table:table-cell table:formula="of:=[.E214]-[.E111]" office:value-type="float" office:value="4.93386327503975" calcext:value-type="float">
            <text:p>4,93386327503975</text:p>
          </table:table-cell>
          <table:table-cell table:formula="of:=[.F214]-[.F111]" office:value-type="float" office:value="-0.0225755166931636" calcext:value-type="float">
            <text:p>-0,0225755166931636</text:p>
          </table:table-cell>
          <table:table-cell table:formula="of:=[.G214]-[.G111]" office:value-type="float" office:value="4.8570747217806" calcext:value-type="float">
            <text:p>4,8570747217806</text:p>
          </table:table-cell>
          <table:table-cell table:formula="of:=[.H214]-[.H111]" office:value-type="float" office:value="3.4577106518283" calcext:value-type="float">
            <text:p>3,4577106518283</text:p>
          </table:table-cell>
          <table:table-cell table:formula="of:=[.I214]-[.I111]" office:value-type="float" office:value="-11.8127186009539" calcext:value-type="float">
            <text:p>-11,8127186009539</text:p>
          </table:table-cell>
          <table:table-cell table:formula="of:=[.J214]-[.J111]" office:value-type="float" office:value="-6.20158982511924" calcext:value-type="float">
            <text:p>-6,20158982511924</text:p>
          </table:table-cell>
          <table:table-cell table:formula="of:=[.K214]-[.K111]" office:value-type="float" office:value="0.624165341812401" calcext:value-type="float">
            <text:p>0,624165341812401</text:p>
          </table:table-cell>
          <table:table-cell table:formula="of:=SUM([.B318:.K318])" office:value-type="float" office:value="7.99360577730113E-015" calcext:value-type="float">
            <text:p>7,99360577730113E-1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15]-[.B112]" office:value-type="float" office:value="2.31045146677701" calcext:value-type="float">
            <text:p>2,31045146677701</text:p>
          </table:table-cell>
          <table:table-cell table:formula="of:=[.C215]-[.C112]" office:value-type="float" office:value="-1.19824901452621" calcext:value-type="float">
            <text:p>-1,19824901452621</text:p>
          </table:table-cell>
          <table:table-cell table:formula="of:=[.D215]-[.D112]" office:value-type="float" office:value="-1.24746825794368" calcext:value-type="float">
            <text:p>-1,24746825794368</text:p>
          </table:table-cell>
          <table:table-cell table:formula="of:=[.E215]-[.E112]" office:value-type="float" office:value="1.2562885205915" calcext:value-type="float">
            <text:p>1,2562885205915</text:p>
          </table:table-cell>
          <table:table-cell table:formula="of:=[.F215]-[.F112]" office:value-type="float" office:value="-4.32611015528018" calcext:value-type="float">
            <text:p>-4,32611015528018</text:p>
          </table:table-cell>
          <table:table-cell table:formula="of:=[.G215]-[.G112]" office:value-type="float" office:value="-2.38950715421304" calcext:value-type="float">
            <text:p>-2,38950715421304</text:p>
          </table:table-cell>
          <table:table-cell table:formula="of:=[.H215]-[.H112]" office:value-type="float" office:value="1.06324454994882" calcext:value-type="float">
            <text:p>1,06324454994882</text:p>
          </table:table-cell>
          <table:table-cell table:formula="of:=[.I215]-[.I112]" office:value-type="float" office:value="1.64359605374916" calcext:value-type="float">
            <text:p>1,64359605374916</text:p>
          </table:table-cell>
          <table:table-cell table:formula="of:=[.J215]-[.J112]" office:value-type="float" office:value="0.340723479321385" calcext:value-type="float">
            <text:p>0,340723479321385</text:p>
          </table:table-cell>
          <table:table-cell table:formula="of:=[.K215]-[.K112]" office:value-type="float" office:value="2.54703051157523" calcext:value-type="float">
            <text:p>2,54703051157523</text:p>
          </table:table-cell>
          <table:table-cell table:formula="of:=SUM([.B319:.K31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16]-[.B113]" office:value-type="float" office:value="0.476403075113792" calcext:value-type="float">
            <text:p>0,476403075113792</text:p>
          </table:table-cell>
          <table:table-cell table:formula="of:=[.C216]-[.C113]" office:value-type="float" office:value="-1.11069429623015" calcext:value-type="float">
            <text:p>-1,11069429623015</text:p>
          </table:table-cell>
          <table:table-cell table:formula="of:=[.D216]-[.D113]" office:value-type="float" office:value="-0.0364516410044216" calcext:value-type="float">
            <text:p>-0,0364516410044216</text:p>
          </table:table-cell>
          <table:table-cell table:formula="of:=[.E216]-[.E113]" office:value-type="float" office:value="0.0142975368599867" calcext:value-type="float">
            <text:p>0,0142975368599867</text:p>
          </table:table-cell>
          <table:table-cell table:formula="of:=[.F216]-[.F113]" office:value-type="float" office:value="2.85119890236731" calcext:value-type="float">
            <text:p>2,85119890236731</text:p>
          </table:table-cell>
          <table:table-cell table:formula="of:=[.G216]-[.G113]" office:value-type="float" office:value="3.12957074721781" calcext:value-type="float">
            <text:p>3,12957074721781</text:p>
          </table:table-cell>
          <table:table-cell table:formula="of:=[.H216]-[.H113]" office:value-type="float" office:value="2.56522094213472" calcext:value-type="float">
            <text:p>2,56522094213472</text:p>
          </table:table-cell>
          <table:table-cell table:formula="of:=[.I216]-[.I113]" office:value-type="float" office:value="-2.08629156957118" calcext:value-type="float">
            <text:p>-2,08629156957118</text:p>
          </table:table-cell>
          <table:table-cell table:formula="of:=[.J216]-[.J113]" office:value-type="float" office:value="-4.42987891194982" calcext:value-type="float">
            <text:p>-4,42987891194982</text:p>
          </table:table-cell>
          <table:table-cell table:formula="of:=[.K216]-[.K113]" office:value-type="float" office:value="-1.37337478493804" calcext:value-type="float">
            <text:p>-1,37337478493804</text:p>
          </table:table-cell>
          <table:table-cell table:formula="of:=SUM([.B320:.K32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17]-[.B114]" office:value-type="float" office:value="4.09843848683494" calcext:value-type="float">
            <text:p>4,09843848683494</text:p>
          </table:table-cell>
          <table:table-cell table:formula="of:=[.C217]-[.C114]" office:value-type="float" office:value="4.27267025284753" calcext:value-type="float">
            <text:p>4,27267025284753</text:p>
          </table:table-cell>
          <table:table-cell table:formula="of:=[.D217]-[.D114]" office:value-type="float" office:value="2.29761090663589" calcext:value-type="float">
            <text:p>2,29761090663589</text:p>
          </table:table-cell>
          <table:table-cell table:formula="of:=[.E217]-[.E114]" office:value-type="float" office:value="-3.40916000609796" calcext:value-type="float">
            <text:p>-3,40916000609796</text:p>
          </table:table-cell>
          <table:table-cell table:formula="of:=[.F217]-[.F114]" office:value-type="float" office:value="0.652682013197726" calcext:value-type="float">
            <text:p>0,652682013197726</text:p>
          </table:table-cell>
          <table:table-cell table:formula="of:=[.G217]-[.G114]" office:value-type="float" office:value="3.33100158982512" calcext:value-type="float">
            <text:p>3,33100158982512</text:p>
          </table:table-cell>
          <table:table-cell table:formula="of:=[.H217]-[.H114]" office:value-type="float" office:value="-0.503552061328048" calcext:value-type="float">
            <text:p>-0,503552061328048</text:p>
          </table:table-cell>
          <table:table-cell table:formula="of:=[.I217]-[.I114]" office:value-type="float" office:value="-12.8185160180325" calcext:value-type="float">
            <text:p>-12,8185160180325</text:p>
          </table:table-cell>
          <table:table-cell table:formula="of:=[.J217]-[.J114]" office:value-type="float" office:value="3.19460330596511" calcext:value-type="float">
            <text:p>3,19460330596511</text:p>
          </table:table-cell>
          <table:table-cell table:formula="of:=[.K217]-[.K114]" office:value-type="float" office:value="-1.11577846984777" calcext:value-type="float">
            <text:p>-1,11577846984777</text:p>
          </table:table-cell>
          <table:table-cell table:formula="of:=SUM([.B321:.K321])" office:value-type="float" office:value="-4.88498130835069E-015" calcext:value-type="float">
            <text:p>-4,88498130835069E-15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18]-[.B115]" office:value-type="float" office:value="-4.14247446479517" calcext:value-type="float">
            <text:p>-4,14247446479517</text:p>
          </table:table-cell>
          <table:table-cell table:formula="of:=[.C218]-[.C115]" office:value-type="float" office:value="-4.79924973321428" calcext:value-type="float">
            <text:p>-4,79924973321428</text:p>
          </table:table-cell>
          <table:table-cell table:formula="of:=[.D218]-[.D115]" office:value-type="float" office:value="3.53438704619204" calcext:value-type="float">
            <text:p>3,53438704619204</text:p>
          </table:table-cell>
          <table:table-cell table:formula="of:=[.E218]-[.E115]" office:value-type="float" office:value="3.82573556634798" calcext:value-type="float">
            <text:p>3,82573556634798</text:p>
          </table:table-cell>
          <table:table-cell table:formula="of:=[.F218]-[.F115]" office:value-type="float" office:value="1.53215802426117" calcext:value-type="float">
            <text:p>1,53215802426117</text:p>
          </table:table-cell>
          <table:table-cell table:formula="of:=[.G218]-[.G115]" office:value-type="float" office:value="-1.16677265500795" calcext:value-type="float">
            <text:p>-1,16677265500795</text:p>
          </table:table-cell>
          <table:table-cell table:formula="of:=[.H218]-[.H115]" office:value-type="float" office:value="4.8173976958425" calcext:value-type="float">
            <text:p>4,8173976958425</text:p>
          </table:table-cell>
          <table:table-cell table:formula="of:=[.I218]-[.I115]" office:value-type="float" office:value="0.0446751747718714" calcext:value-type="float">
            <text:p>0,0446751747718714</text:p>
          </table:table-cell>
          <table:table-cell table:formula="of:=[.J218]-[.J115]" office:value-type="float" office:value="-0.37378204150968" calcext:value-type="float">
            <text:p>-0,37378204150968</text:p>
          </table:table-cell>
          <table:table-cell table:formula="of:=[.K218]-[.K115]" office:value-type="float" office:value="-3.27207461288847" calcext:value-type="float">
            <text:p>-3,27207461288847</text:p>
          </table:table-cell>
          <table:table-cell table:formula="of:=SUM([.B322:.K32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19]-[.B116]" office:value-type="float" office:value="-7.87695189145632" calcext:value-type="float">
            <text:p>-7,87695189145632</text:p>
          </table:table-cell>
          <table:table-cell table:formula="of:=[.C219]-[.C116]" office:value-type="float" office:value="-6.15916218394059" calcext:value-type="float">
            <text:p>-6,15916218394059</text:p>
          </table:table-cell>
          <table:table-cell table:formula="of:=[.D219]-[.D116]" office:value-type="float" office:value="-4.12798636670514" calcext:value-type="float">
            <text:p>-4,12798636670514</text:p>
          </table:table-cell>
          <table:table-cell table:formula="of:=[.E219]-[.E116]" office:value-type="float" office:value="0.738549992377552" calcext:value-type="float">
            <text:p>0,738549992377552</text:p>
          </table:table-cell>
          <table:table-cell table:formula="of:=[.F219]-[.F116]" office:value-type="float" office:value="4.81585251649716" calcext:value-type="float">
            <text:p>4,81585251649716</text:p>
          </table:table-cell>
          <table:table-cell table:formula="of:=[.G219]-[.G116]" office:value-type="float" office:value="-3.33624801271861" calcext:value-type="float">
            <text:p>-3,33624801271861</text:p>
          </table:table-cell>
          <table:table-cell table:formula="of:=[.H219]-[.H116]" office:value-type="float" office:value="3.62055992333994" calcext:value-type="float">
            <text:p>3,62055992333994</text:p>
          </table:table-cell>
          <table:table-cell table:formula="of:=[.I219]-[.I116]" office:value-type="float" office:value="4.47685497745933" calcext:value-type="float">
            <text:p>4,47685497745933</text:p>
          </table:table-cell>
          <table:table-cell table:formula="of:=[.J219]-[.J116]" office:value-type="float" office:value="5.99325413245639" calcext:value-type="float">
            <text:p>5,99325413245639</text:p>
          </table:table-cell>
          <table:table-cell table:formula="of:=[.K219]-[.K116]" office:value-type="float" office:value="1.85527691269029" calcext:value-type="float">
            <text:p>1,85527691269029</text:p>
          </table:table-cell>
          <table:table-cell table:formula="of:=SUM([.B323:.K32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20]-[.B117]" office:value-type="float" office:value="4.0191867935623" calcext:value-type="float">
            <text:p>4,0191867935623</text:p>
          </table:table-cell>
          <table:table-cell table:formula="of:=[.C220]-[.C117]" office:value-type="float" office:value="-0.186366705141887" calcext:value-type="float">
            <text:p>-0,186366705141887</text:p>
          </table:table-cell>
          <table:table-cell table:formula="of:=[.D220]-[.D117]" office:value-type="float" office:value="-1.98849663523314" calcext:value-type="float">
            <text:p>-1,98849663523314</text:p>
          </table:table-cell>
          <table:table-cell table:formula="of:=[.E220]-[.E117]" office:value-type="float" office:value="5.13179868022737" calcext:value-type="float">
            <text:p>5,13179868022737</text:p>
          </table:table-cell>
          <table:table-cell table:formula="of:=[.F220]-[.F117]" office:value-type="float" office:value="1.77332142779363" calcext:value-type="float">
            <text:p>1,77332142779363</text:p>
          </table:table-cell>
          <table:table-cell table:formula="of:=[.G220]-[.G117]" office:value-type="float" office:value="-9.53322734499206" calcext:value-type="float">
            <text:p>-9,53322734499206</text:p>
          </table:table-cell>
          <table:table-cell table:formula="of:=[.H220]-[.H117]" office:value-type="float" office:value="9.3312324411438" calcext:value-type="float">
            <text:p>9,3312324411438</text:p>
          </table:table-cell>
          <table:table-cell table:formula="of:=[.I220]-[.I117]" office:value-type="float" office:value="0.9354618115295" calcext:value-type="float">
            <text:p>0,9354618115295</text:p>
          </table:table-cell>
          <table:table-cell table:formula="of:=[.J220]-[.J117]" office:value-type="float" office:value="-7.76799878040813" calcext:value-type="float">
            <text:p>-7,76799878040813</text:p>
          </table:table-cell>
          <table:table-cell table:formula="of:=[.K220]-[.K117]" office:value-type="float" office:value="-1.71491168848139" calcext:value-type="float">
            <text:p>-1,71491168848139</text:p>
          </table:table-cell>
          <table:table-cell table:formula="of:=SUM([.B324:.K324])" office:value-type="float" office:value="-6.21724893790088E-015" calcext:value-type="float">
            <text:p>-6,21724893790088E-15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21]-[.B118]" office:value-type="float" office:value="4.28470936690115" calcext:value-type="float">
            <text:p>4,28470936690115</text:p>
          </table:table-cell>
          <table:table-cell table:formula="of:=[.C221]-[.C118]" office:value-type="float" office:value="1.9537208441318" calcext:value-type="float">
            <text:p>1,9537208441318</text:p>
          </table:table-cell>
          <table:table-cell table:formula="of:=[.D221]-[.D118]" office:value-type="float" office:value="3.34912995186968" calcext:value-type="float">
            <text:p>3,34912995186968</text:p>
          </table:table-cell>
          <table:table-cell table:formula="of:=[.E221]-[.E118]" office:value-type="float" office:value="-5.45538689374306" calcext:value-type="float">
            <text:p>-5,45538689374306</text:p>
          </table:table-cell>
          <table:table-cell table:formula="of:=[.F221]-[.F118]" office:value-type="float" office:value="-0.942984079970382" calcext:value-type="float">
            <text:p>-0,942984079970382</text:p>
          </table:table-cell>
          <table:table-cell table:formula="of:=[.G221]-[.G118]" office:value-type="float" office:value="4.2972972972973" calcext:value-type="float">
            <text:p>4,2972972972973</text:p>
          </table:table-cell>
          <table:table-cell table:formula="of:=[.H221]-[.H118]" office:value-type="float" office:value="-0.865605331358751" calcext:value-type="float">
            <text:p>-0,865605331358751</text:p>
          </table:table-cell>
          <table:table-cell table:formula="of:=[.I221]-[.I118]" office:value-type="float" office:value="-8.63235838578304" calcext:value-type="float">
            <text:p>-8,63235838578304</text:p>
          </table:table-cell>
          <table:table-cell table:formula="of:=[.J221]-[.J118]" office:value-type="float" office:value="-0.400962606442057" calcext:value-type="float">
            <text:p>-0,400962606442057</text:p>
          </table:table-cell>
          <table:table-cell table:formula="of:=[.K221]-[.K118]" office:value-type="float" office:value="2.41243983709737" calcext:value-type="float">
            <text:p>2,41243983709737</text:p>
          </table:table-cell>
          <table:table-cell table:formula="of:=SUM([.B325:.K325])" office:value-type="float" office:value="0.0000000000000106581410364015" calcext:value-type="float">
            <text:p>1,06581410364015E-1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22]-[.B119]" office:value-type="float" office:value="5.61661258357471" calcext:value-type="float">
            <text:p>5,61661258357471</text:p>
          </table:table-cell>
          <table:table-cell table:formula="of:=[.C222]-[.C119]" office:value-type="float" office:value="4.12883028072391" calcext:value-type="float">
            <text:p>4,12883028072391</text:p>
          </table:table-cell>
          <table:table-cell table:formula="of:=[.D222]-[.D119]" office:value-type="float" office:value="-0.228836814251803" calcext:value-type="float">
            <text:p>-0,228836814251803</text:p>
          </table:table-cell>
          <table:table-cell table:formula="of:=[.E222]-[.E119]" office:value-type="float" office:value="0.0606311387939122" calcext:value-type="float">
            <text:p>0,0606311387939122</text:p>
          </table:table-cell>
          <table:table-cell table:formula="of:=[.F222]-[.F119]" office:value-type="float" office:value="-2.58836596467539" calcext:value-type="float">
            <text:p>-2,58836596467539</text:p>
          </table:table-cell>
          <table:table-cell table:formula="of:=[.G222]-[.G119]" office:value-type="float" office:value="1.33545310015898" calcext:value-type="float">
            <text:p>1,33545310015898</text:p>
          </table:table-cell>
          <table:table-cell table:formula="of:=[.H222]-[.H119]" office:value-type="float" office:value="-1.86165254698695" calcext:value-type="float">
            <text:p>-1,86165254698695</text:p>
          </table:table-cell>
          <table:table-cell table:formula="of:=[.I222]-[.I119]" office:value-type="float" office:value="-6.09213363242372" calcext:value-type="float">
            <text:p>-6,09213363242372</text:p>
          </table:table-cell>
          <table:table-cell table:formula="of:=[.J222]-[.J119]" office:value-type="float" office:value="-0.942167388984473" calcext:value-type="float">
            <text:p>-0,942167388984473</text:p>
          </table:table-cell>
          <table:table-cell table:formula="of:=[.K222]-[.K119]" office:value-type="float" office:value="0.571629244070824" calcext:value-type="float">
            <text:p>0,571629244070824</text:p>
          </table:table-cell>
          <table:table-cell table:formula="of:=SUM([.B326:.K326])" office:value-type="float" office:value="-3.5527136788005E-015" calcext:value-type="float">
            <text:p>-3,5527136788005E-15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23]-[.B120]" office:value-type="float" office:value="1.01489644358299" calcext:value-type="float">
            <text:p>1,01489644358299</text:p>
          </table:table-cell>
          <table:table-cell table:formula="of:=[.C223]-[.C120]" office:value-type="float" office:value="2.33896160463445" calcext:value-type="float">
            <text:p>2,33896160463445</text:p>
          </table:table-cell>
          <table:table-cell table:formula="of:=[.D223]-[.D120]" office:value-type="float" office:value="7.27760306640242" calcext:value-type="float">
            <text:p>7,27760306640242</text:p>
          </table:table-cell>
          <table:table-cell table:formula="of:=[.E223]-[.E120]" office:value-type="float" office:value="2.67985277783827" calcext:value-type="float">
            <text:p>2,67985277783827</text:p>
          </table:table-cell>
          <table:table-cell table:formula="of:=[.F223]-[.F120]" office:value-type="float" office:value="-3.16282422632141" calcext:value-type="float">
            <text:p>-3,16282422632141</text:p>
          </table:table-cell>
          <table:table-cell table:formula="of:=[.G223]-[.G120]" office:value-type="float" office:value="4.58124006359301" calcext:value-type="float">
            <text:p>4,58124006359301</text:p>
          </table:table-cell>
          <table:table-cell table:formula="of:=[.H223]-[.H120]" office:value-type="float" office:value="-6.65690920574079" calcext:value-type="float">
            <text:p>-6,65690920574079</text:p>
          </table:table-cell>
          <table:table-cell table:formula="of:=[.I223]-[.I120]" office:value-type="float" office:value="-6.44386392839253" calcext:value-type="float">
            <text:p>-6,44386392839253</text:p>
          </table:table-cell>
          <table:table-cell table:formula="of:=[.J223]-[.J120]" office:value-type="float" office:value="0.608386871964633" calcext:value-type="float">
            <text:p>0,608386871964633</text:p>
          </table:table-cell>
          <table:table-cell table:formula="of:=[.K223]-[.K120]" office:value-type="float" office:value="-2.23734346756103" calcext:value-type="float">
            <text:p>-2,23734346756103</text:p>
          </table:table-cell>
          <table:table-cell table:formula="of:=SUM([.B327:.K327])" office:value-type="float" office:value="0.0000000000000159872115546023" calcext:value-type="float">
            <text:p>1,59872115546023E-14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4]-[.B121]" office:value-type="float" office:value="-1.55362937474138" calcext:value-type="float">
            <text:p>-1,55362937474138</text:p>
          </table:table-cell>
          <table:table-cell table:formula="of:=[.C224]-[.C121]" office:value-type="float" office:value="0.566603872204195" calcext:value-type="float">
            <text:p>0,566603872204195</text:p>
          </table:table-cell>
          <table:table-cell table:formula="of:=[.D224]-[.D121]" office:value-type="float" office:value="0.826246270444498" calcext:value-type="float">
            <text:p>0,826246270444498</text:p>
          </table:table-cell>
          <table:table-cell table:formula="of:=[.E224]-[.E121]" office:value-type="float" office:value="9.85067622013634" calcext:value-type="float">
            <text:p>9,85067622013634</text:p>
          </table:table-cell>
          <table:table-cell table:formula="of:=[.F224]-[.F121]" office:value-type="float" office:value="-6.70182067643792" calcext:value-type="float">
            <text:p>-6,70182067643792</text:p>
          </table:table-cell>
          <table:table-cell table:formula="of:=[.G224]-[.G121]" office:value-type="float" office:value="-23.0691573926868" calcext:value-type="float">
            <text:p>-23,0691573926868</text:p>
          </table:table-cell>
          <table:table-cell table:formula="of:=[.H224]-[.H121]" office:value-type="float" office:value="4.64822941394255" calcext:value-type="float">
            <text:p>4,64822941394255</text:p>
          </table:table-cell>
          <table:table-cell table:formula="of:=[.I224]-[.I121]" office:value-type="float" office:value="7.25842825097459" calcext:value-type="float">
            <text:p>7,25842825097459</text:p>
          </table:table-cell>
          <table:table-cell table:formula="of:=[.J224]-[.J121]" office:value-type="float" office:value="4.2048206546595" calcext:value-type="float">
            <text:p>4,2048206546595</text:p>
          </table:table-cell>
          <table:table-cell table:formula="of:=[.K224]-[.K121]" office:value-type="float" office:value="3.96960276150445" calcext:value-type="float">
            <text:p>3,96960276150445</text:p>
          </table:table-cell>
          <table:table-cell table:formula="of:=SUM([.B328:.K328])" office:value-type="float" office:value="0.0000000000000150990331349021" calcext:value-type="float">
            <text:p>1,50990331349021E-14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25]-[.B122]" office:value-type="float" office:value="-6.59111004638805" calcext:value-type="float">
            <text:p>-6,59111004638805</text:p>
          </table:table-cell>
          <table:table-cell table:formula="of:=[.C225]-[.C122]" office:value-type="float" office:value="1.07442123832132" calcext:value-type="float">
            <text:p>1,07442123832132</text:p>
          </table:table-cell>
          <table:table-cell table:formula="of:=[.D225]-[.D122]" office:value-type="float" office:value="12.0501426486922" calcext:value-type="float">
            <text:p>12,0501426486922</text:p>
          </table:table-cell>
          <table:table-cell table:formula="of:=[.E225]-[.E122]" office:value-type="float" office:value="14.8471285144935" calcext:value-type="float">
            <text:p>14,8471285144935</text:p>
          </table:table-cell>
          <table:table-cell table:formula="of:=[.F225]-[.F122]" office:value-type="float" office:value="0.326571857917546" calcext:value-type="float">
            <text:p>0,326571857917546</text:p>
          </table:table-cell>
          <table:table-cell table:formula="of:=[.G225]-[.G122]" office:value-type="float" office:value="-20.0585055643879" calcext:value-type="float">
            <text:p>-20,0585055643879</text:p>
          </table:table-cell>
          <table:table-cell table:formula="of:=[.H225]-[.H122]" office:value-type="float" office:value="-7.44030751137922" calcext:value-type="float">
            <text:p>-7,44030751137922</text:p>
          </table:table-cell>
          <table:table-cell table:formula="of:=[.I225]-[.I122]" office:value-type="float" office:value="1.82508003571662" calcext:value-type="float">
            <text:p>1,82508003571662</text:p>
          </table:table-cell>
          <table:table-cell table:formula="of:=[.J225]-[.J122]" office:value-type="float" office:value="6.5353267852865" calcext:value-type="float">
            <text:p>6,5353267852865</text:p>
          </table:table-cell>
          <table:table-cell table:formula="of:=[.K225]-[.K122]" office:value-type="float" office:value="-2.56874795827253" calcext:value-type="float">
            <text:p>-2,56874795827253</text:p>
          </table:table-cell>
          <table:table-cell table:formula="of:=SUM([.B329:.K32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26]-[.B123]" office:value-type="float" office:value="4.34036413528759" calcext:value-type="float">
            <text:p>4,34036413528759</text:p>
          </table:table-cell>
          <table:table-cell table:formula="of:=[.C226]-[.C123]" office:value-type="float" office:value="2.30206350589106" calcext:value-type="float">
            <text:p>2,30206350589106</text:p>
          </table:table-cell>
          <table:table-cell table:formula="of:=[.D226]-[.D123]" office:value-type="float" office:value="6.59878585273428" calcext:value-type="float">
            <text:p>6,59878585273428</text:p>
          </table:table-cell>
          <table:table-cell table:formula="of:=[.E226]-[.E123]" office:value-type="float" office:value="-3.4820480432084" calcext:value-type="float">
            <text:p>-3,4820480432084</text:p>
          </table:table-cell>
          <table:table-cell table:formula="of:=[.F226]-[.F123]" office:value-type="float" office:value="-10.212424592199" calcext:value-type="float">
            <text:p>-10,212424592199</text:p>
          </table:table-cell>
          <table:table-cell table:formula="of:=[.G226]-[.G123]" office:value-type="float" office:value="8.29109697933227" calcext:value-type="float">
            <text:p>8,29109697933227</text:p>
          </table:table-cell>
          <table:table-cell table:formula="of:=[.H226]-[.H123]" office:value-type="float" office:value="-2.13516889169588" calcext:value-type="float">
            <text:p>-2,13516889169588</text:p>
          </table:table-cell>
          <table:table-cell table:formula="of:=[.I226]-[.I123]" office:value-type="float" office:value="-1.47262778491626" calcext:value-type="float">
            <text:p>-1,47262778491626</text:p>
          </table:table-cell>
          <table:table-cell table:formula="of:=[.J226]-[.J123]" office:value-type="float" office:value="4.13176056798136" calcext:value-type="float">
            <text:p>4,13176056798136</text:p>
          </table:table-cell>
          <table:table-cell table:formula="of:=[.K226]-[.K123]" office:value-type="float" office:value="-8.36180172920705" calcext:value-type="float">
            <text:p>-8,36180172920705</text:p>
          </table:table-cell>
          <table:table-cell table:formula="of:=SUM([.B330:.K33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table:formula="of:=[.B227]-[.B124]" office:value-type="float" office:value="2.00631574362437" calcext:value-type="float">
            <text:p>2</text:p>
          </table:table-cell>
          <table:table-cell table:style-name="ce3" table:formula="of:=[.C227]-[.C124]" office:value-type="float" office:value="0.38961822418712" calcext:value-type="float">
            <text:p>0</text:p>
          </table:table-cell>
          <table:table-cell table:style-name="ce3" table:formula="of:=[.D227]-[.D124]" office:value-type="float" office:value="3.80980246967354" calcext:value-type="float">
            <text:p>4</text:p>
          </table:table-cell>
          <table:table-cell table:style-name="ce3" table:formula="of:=[.E227]-[.E124]" office:value-type="float" office:value="2.77596097306009" calcext:value-type="float">
            <text:p>3</text:p>
          </table:table-cell>
          <table:table-cell table:style-name="ce3" table:formula="of:=[.F227]-[.F124]" office:value-type="float" office:value="0.964884465448527" calcext:value-type="float">
            <text:p>1</text:p>
          </table:table-cell>
          <table:table-cell table:style-name="ce3" table:formula="of:=[.G227]-[.G124]" office:value-type="float" office:value="9.81017488076311" calcext:value-type="float">
            <text:p>10</text:p>
          </table:table-cell>
          <table:table-cell table:style-name="ce3" table:formula="of:=[.H227]-[.H124]" office:value-type="float" office:value="6.36680750049002" calcext:value-type="float">
            <text:p>6</text:p>
          </table:table-cell>
          <table:table-cell table:style-name="ce3" table:formula="of:=[.I227]-[.I124]" office:value-type="float" office:value="-14.2025154082366" calcext:value-type="float">
            <text:p>-14</text:p>
          </table:table-cell>
          <table:table-cell table:style-name="ce3" table:formula="of:=[.J227]-[.J124]" office:value-type="float" office:value="-17.6388418232898" calcext:value-type="float">
            <text:p>-18</text:p>
          </table:table-cell>
          <table:table-cell table:style-name="ce3" table:formula="of:=[.K227]-[.K124]" office:value-type="float" office:value="5.71779297427968" calcext:value-type="float">
            <text:p>6</text:p>
          </table:table-cell>
          <table:table-cell table:formula="of:=SUM([.B331:.K33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28]-[.B125]" office:value-type="float" office:value="4.73650282030621" calcext:value-type="float">
            <text:p>4,73650282030621</text:p>
          </table:table-cell>
          <table:table-cell table:formula="of:=[.C228]-[.C125]" office:value-type="float" office:value="-0.225141015310234" calcext:value-type="float">
            <text:p>-0,225141015310234</text:p>
          </table:table-cell>
          <table:table-cell table:formula="of:=[.D228]-[.D125]" office:value-type="float" office:value="-1.26172441579372" calcext:value-type="float">
            <text:p>-1,26172441579372</text:p>
          </table:table-cell>
          <table:table-cell table:formula="of:=[.E228]-[.E125]" office:value-type="float" office:value="-2.08879935535858" calcext:value-type="float">
            <text:p>-2,08879935535858</text:p>
          </table:table-cell>
          <table:table-cell table:formula="of:=[.F228]-[.F125]" office:value-type="float" office:value="-0.254955680902498" calcext:value-type="float">
            <text:p>-0,254955680902498</text:p>
          </table:table-cell>
          <table:table-cell table:formula="of:=[.G228]-[.G125]" office:value-type="float" office:value="14.0941176470588" calcext:value-type="float">
            <text:p>14,0941176470588</text:p>
          </table:table-cell>
          <table:table-cell table:formula="of:=[.H228]-[.H125]" office:value-type="float" office:value="-4.42449637389202" calcext:value-type="float">
            <text:p>-4,42449637389202</text:p>
          </table:table-cell>
          <table:table-cell table:formula="of:=[.I228]-[.I125]" office:value-type="float" office:value="-1.01402095084609" calcext:value-type="float">
            <text:p>-1,01402095084609</text:p>
          </table:table-cell>
          <table:table-cell table:formula="of:=[.J228]-[.J125]" office:value-type="float" office:value="-13.6294923448832" calcext:value-type="float">
            <text:p>-13,6294923448832</text:p>
          </table:table-cell>
          <table:table-cell table:formula="of:=[.K228]-[.K125]" office:value-type="float" office:value="4.06800966962127" calcext:value-type="float">
            <text:p>4,06800966962127</text:p>
          </table:table-cell>
          <table:table-cell table:formula="of:=SUM([.B332:.K33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29]-[.B126]" office:value-type="float" office:value="4.03521571531241" calcext:value-type="float">
            <text:p>4,03521571531241</text:p>
          </table:table-cell>
          <table:table-cell table:formula="of:=[.C229]-[.C126]" office:value-type="float" office:value="-4.06754252237733" calcext:value-type="float">
            <text:p>-4,06754252237733</text:p>
          </table:table-cell>
          <table:table-cell table:formula="of:=[.D229]-[.D126]" office:value-type="float" office:value="11.618105494697" calcext:value-type="float">
            <text:p>11,618105494697</text:p>
          </table:table-cell>
          <table:table-cell table:formula="of:=[.E229]-[.E126]" office:value-type="float" office:value="-14.6243831260753" calcext:value-type="float">
            <text:p>-14,6243831260753</text:p>
          </table:table-cell>
          <table:table-cell table:formula="of:=[.F229]-[.F126]" office:value-type="float" office:value="-5.93579937713701" calcext:value-type="float">
            <text:p>-5,93579937713701</text:p>
          </table:table-cell>
          <table:table-cell table:formula="of:=[.G229]-[.G126]" office:value-type="float" office:value="10.0284578696343" calcext:value-type="float">
            <text:p>10,0284578696343</text:p>
          </table:table-cell>
          <table:table-cell table:formula="of:=[.H229]-[.H126]" office:value-type="float" office:value="-8.5209388679574" calcext:value-type="float">
            <text:p>-8,5209388679574</text:p>
          </table:table-cell>
          <table:table-cell table:formula="of:=[.I229]-[.I126]" office:value-type="float" office:value="-8.5278186728227" calcext:value-type="float">
            <text:p>-8,5278186728227</text:p>
          </table:table-cell>
          <table:table-cell table:formula="of:=[.J229]-[.J126]" office:value-type="float" office:value="8.78342335082867" calcext:value-type="float">
            <text:p>8,78342335082867</text:p>
          </table:table-cell>
          <table:table-cell table:formula="of:=[.K229]-[.K126]" office:value-type="float" office:value="7.21128013589738" calcext:value-type="float">
            <text:p>7,21128013589738</text:p>
          </table:table-cell>
          <table:table-cell table:formula="of:=SUM([.B333:.K33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30]-[.B127]" office:value-type="float" office:value="-0.666071389681381" calcext:value-type="float">
            <text:p>-0,666071389681381</text:p>
          </table:table-cell>
          <table:table-cell table:formula="of:=[.C230]-[.C127]" office:value-type="float" office:value="0.0900559705555679" calcext:value-type="float">
            <text:p>0,0900559705555679</text:p>
          </table:table-cell>
          <table:table-cell table:formula="of:=[.D230]-[.D127]" office:value-type="float" office:value="2.49793540518762" calcext:value-type="float">
            <text:p>2,49793540518762</text:p>
          </table:table-cell>
          <table:table-cell table:formula="of:=[.E230]-[.E127]" office:value-type="float" office:value="-3.15996689679204" calcext:value-type="float">
            <text:p>-3,15996689679204</text:p>
          </table:table-cell>
          <table:table-cell table:formula="of:=[.F230]-[.F127]" office:value-type="float" office:value="3.38335692662848" calcext:value-type="float">
            <text:p>3,38335692662848</text:p>
          </table:table-cell>
          <table:table-cell table:formula="of:=[.G230]-[.G127]" office:value-type="float" office:value="5.96279809220986" calcext:value-type="float">
            <text:p>5,96279809220986</text:p>
          </table:table-cell>
          <table:table-cell table:formula="of:=[.H230]-[.H127]" office:value-type="float" office:value="-2.61738136202278" calcext:value-type="float">
            <text:p>-2,61738136202278</text:p>
          </table:table-cell>
          <table:table-cell table:formula="of:=[.I230]-[.I127]" office:value-type="float" office:value="-1.04161639479931" calcext:value-type="float">
            <text:p>-1,04161639479931</text:p>
          </table:table-cell>
          <table:table-cell table:formula="of:=[.J230]-[.J127]" office:value-type="float" office:value="2.1963390465405" calcext:value-type="float">
            <text:p>2,1963390465405</text:p>
          </table:table-cell>
          <table:table-cell table:formula="of:=[.K230]-[.K127]" office:value-type="float" office:value="-6.64544939782651" calcext:value-type="float">
            <text:p>-6,64544939782651</text:p>
          </table:table-cell>
          <table:table-cell table:formula="of:=SUM([.B334:.K33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31]-[.B128]" office:value-type="float" office:value="7.43349957532069" calcext:value-type="float">
            <text:p>7,43349957532069</text:p>
          </table:table-cell>
          <table:table-cell table:formula="of:=[.C231]-[.C128]" office:value-type="float" office:value="-0.357411198466799" calcext:value-type="float">
            <text:p>-0,357411198466799</text:p>
          </table:table-cell>
          <table:table-cell table:formula="of:=[.D231]-[.D128]" office:value-type="float" office:value="7.62454537535118" calcext:value-type="float">
            <text:p>7,62454537535118</text:p>
          </table:table-cell>
          <table:table-cell table:formula="of:=[.E231]-[.E128]" office:value-type="float" office:value="-7.00516148703095" calcext:value-type="float">
            <text:p>-7,00516148703095</text:p>
          </table:table-cell>
          <table:table-cell table:formula="of:=[.F231]-[.F128]" office:value-type="float" office:value="-4.51025763878302" calcext:value-type="float">
            <text:p>-4,51025763878302</text:p>
          </table:table-cell>
          <table:table-cell table:formula="of:=[.G231]-[.G128]" office:value-type="float" office:value="11.2742448330684" calcext:value-type="float">
            <text:p>11,2742448330684</text:p>
          </table:table-cell>
          <table:table-cell table:formula="of:=[.H231]-[.H128]" office:value-type="float" office:value="-1.31619552671124" calcext:value-type="float">
            <text:p>-1,31619552671124</text:p>
          </table:table-cell>
          <table:table-cell table:formula="of:=[.I231]-[.I128]" office:value-type="float" office:value="-7.87954896879151" calcext:value-type="float">
            <text:p>-7,87954896879151</text:p>
          </table:table-cell>
          <table:table-cell table:formula="of:=[.J231]-[.J128]" office:value-type="float" office:value="-2.66602238822223" calcext:value-type="float">
            <text:p>-2,66602238822223</text:p>
          </table:table-cell>
          <table:table-cell table:formula="of:=[.K231]-[.K128]" office:value-type="float" office:value="-2.59769257573448" calcext:value-type="float">
            <text:p>-2,59769257573448</text:p>
          </table:table-cell>
          <table:table-cell table:formula="of:=SUM([.B335:.K33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32]-[.B129]" office:value-type="float" office:value="5.69473179868023" calcext:value-type="float">
            <text:p>5,69473179868023</text:p>
          </table:table-cell>
          <table:table-cell table:formula="of:=[.C232]-[.C129]" office:value-type="float" office:value="2.80800466058323" calcext:value-type="float">
            <text:p>2,80800466058323</text:p>
          </table:table-cell>
          <table:table-cell table:formula="of:=[.D232]-[.D129]" office:value-type="float" office:value="8.22827166408955" calcext:value-type="float">
            <text:p>8,22827166408955</text:p>
          </table:table-cell>
          <table:table-cell table:formula="of:=[.E232]-[.E129]" office:value-type="float" office:value="5.45570703660954" calcext:value-type="float">
            <text:p>5,45570703660954</text:p>
          </table:table-cell>
          <table:table-cell table:formula="of:=[.F232]-[.F129]" office:value-type="float" office:value="-7.16270880066206" calcext:value-type="float">
            <text:p>-7,16270880066206</text:p>
          </table:table-cell>
          <table:table-cell table:formula="of:=[.G232]-[.G129]" office:value-type="float" office:value="11.2192368839428" calcext:value-type="float">
            <text:p>11,2192368839428</text:p>
          </table:table-cell>
          <table:table-cell table:formula="of:=[.H232]-[.H129]" office:value-type="float" office:value="-1.50117494609839" calcext:value-type="float">
            <text:p>-1,50117494609839</text:p>
          </table:table-cell>
          <table:table-cell table:formula="of:=[.I232]-[.I129]" office:value-type="float" office:value="-11.8266949060261" calcext:value-type="float">
            <text:p>-11,8266949060261</text:p>
          </table:table-cell>
          <table:table-cell table:formula="of:=[.J232]-[.J129]" office:value-type="float" office:value="-7.9226005618834" calcext:value-type="float">
            <text:p>-7,9226005618834</text:p>
          </table:table-cell>
          <table:table-cell table:formula="of:=[.K232]-[.K129]" office:value-type="float" office:value="-4.99277282923536" calcext:value-type="float">
            <text:p>-4,99277282923536</text:p>
          </table:table-cell>
          <table:table-cell table:formula="of:=SUM([.B336:.K33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33]-[.B130]" office:value-type="float" office:value="7.45810919702942" calcext:value-type="float">
            <text:p>7,45810919702942</text:p>
          </table:table-cell>
          <table:table-cell table:formula="of:=[.C233]-[.C130]" office:value-type="float" office:value="6.71075636474508" calcext:value-type="float">
            <text:p>6,71075636474508</text:p>
          </table:table-cell>
          <table:table-cell table:formula="of:=[.D233]-[.D130]" office:value-type="float" office:value="11.6989481020102" calcext:value-type="float">
            <text:p>11,6989481020102</text:p>
          </table:table-cell>
          <table:table-cell table:formula="of:=[.E233]-[.E130]" office:value-type="float" office:value="-11.8574514885554" calcext:value-type="float">
            <text:p>-11,8574514885554</text:p>
          </table:table-cell>
          <table:table-cell table:formula="of:=[.F233]-[.F130]" office:value-type="float" office:value="-11.3470871354836" calcext:value-type="float">
            <text:p>-11,3470871354836</text:p>
          </table:table-cell>
          <table:table-cell table:formula="of:=[.G233]-[.G130]" office:value-type="float" office:value="7.60699523052464" calcext:value-type="float">
            <text:p>7,60699523052464</text:p>
          </table:table-cell>
          <table:table-cell table:formula="of:=[.H233]-[.H130]" office:value-type="float" office:value="8.80791645795676" calcext:value-type="float">
            <text:p>8,80791645795676</text:p>
          </table:table-cell>
          <table:table-cell table:formula="of:=[.I233]-[.I130]" office:value-type="float" office:value="-11.5841779732996" calcext:value-type="float">
            <text:p>-11,5841779732996</text:p>
          </table:table-cell>
          <table:table-cell table:formula="of:=[.J233]-[.J130]" office:value-type="float" office:value="-3.86737156173095" calcext:value-type="float">
            <text:p>-3,86737156173095</text:p>
          </table:table-cell>
          <table:table-cell table:formula="of:=[.K233]-[.K130]" office:value-type="float" office:value="-3.62663719319642" calcext:value-type="float">
            <text:p>-3,62663719319642</text:p>
          </table:table-cell>
          <table:table-cell table:formula="of:=SUM([.B337:.K337])" office:value-type="float" office:value="0.000000000000014210854715202" calcext:value-type="float">
            <text:p>1,4210854715202E-14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34]-[.B131]" office:value-type="float" office:value="-8.8448940479561" calcext:value-type="float">
            <text:p>-8,8448940479561</text:p>
          </table:table-cell>
          <table:table-cell table:formula="of:=[.C234]-[.C131]" office:value-type="float" office:value="-4.42151381841148" calcext:value-type="float">
            <text:p>-4,42151381841148</text:p>
          </table:table-cell>
          <table:table-cell table:formula="of:=[.D234]-[.D131]" office:value-type="float" office:value="-9.91478210684496" calcext:value-type="float">
            <text:p>-9,91478210684496</text:p>
          </table:table-cell>
          <table:table-cell table:formula="of:=[.E234]-[.E131]" office:value-type="float" office:value="5.2261863797722" calcext:value-type="float">
            <text:p>5,2261863797722</text:p>
          </table:table-cell>
          <table:table-cell table:formula="of:=[.F234]-[.F131]" office:value-type="float" office:value="3.89761090663589" calcext:value-type="float">
            <text:p>3,89761090663589</text:p>
          </table:table-cell>
          <table:table-cell table:formula="of:=[.G234]-[.G131]" office:value-type="float" office:value="-20.2128775834658" calcext:value-type="float">
            <text:p>-20,2128775834658</text:p>
          </table:table-cell>
          <table:table-cell table:formula="of:=[.H234]-[.H131]" office:value-type="float" office:value="10.9162173051375" calcext:value-type="float">
            <text:p>10,9162173051375</text:p>
          </table:table-cell>
          <table:table-cell table:formula="of:=[.I234]-[.I131]" office:value-type="float" office:value="9.55029400875493" calcext:value-type="float">
            <text:p>9,55029400875493</text:p>
          </table:table-cell>
          <table:table-cell table:formula="of:=[.J234]-[.J131]" office:value-type="float" office:value="8.09609839492998" calcext:value-type="float">
            <text:p>8,09609839492998</text:p>
          </table:table-cell>
          <table:table-cell table:formula="of:=[.K234]-[.K131]" office:value-type="float" office:value="5.70766056144783" calcext:value-type="float">
            <text:p>5,70766056144783</text:p>
          </table:table-cell>
          <table:table-cell table:formula="of:=SUM([.B338:.K33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235]-[.B132]" office:value-type="float" office:value="10.4870091687175" calcext:value-type="float">
            <text:p>10,4870091687175</text:p>
          </table:table-cell>
          <table:table-cell table:formula="of:=[.C235]-[.C132]" office:value-type="float" office:value="3.75359561818063" calcext:value-type="float">
            <text:p>3,75359561818063</text:p>
          </table:table-cell>
          <table:table-cell table:formula="of:=[.D235]-[.D132]" office:value-type="float" office:value="-1.49274887296644" calcext:value-type="float">
            <text:p>-1,49274887296644</text:p>
          </table:table-cell>
          <table:table-cell table:formula="of:=[.E235]-[.E132]" office:value-type="float" office:value="-7.25779558769083" calcext:value-type="float">
            <text:p>-7,25779558769083</text:p>
          </table:table-cell>
          <table:table-cell table:formula="of:=[.F235]-[.F132]" office:value-type="float" office:value="4.25222902193088" calcext:value-type="float">
            <text:p>4,25222902193088</text:p>
          </table:table-cell>
          <table:table-cell table:formula="of:=[.G235]-[.G132]" office:value-type="float" office:value="16.8252782193959" calcext:value-type="float">
            <text:p>16,8252782193959</text:p>
          </table:table-cell>
          <table:table-cell table:formula="of:=[.H235]-[.H132]" office:value-type="float" office:value="-18.0798299104907" calcext:value-type="float">
            <text:p>-18,0798299104907</text:p>
          </table:table-cell>
          <table:table-cell table:formula="of:=[.I235]-[.I132]" office:value-type="float" office:value="5.09051876211425" calcext:value-type="float">
            <text:p>5,09051876211425</text:p>
          </table:table-cell>
          <table:table-cell table:formula="of:=[.J235]-[.J132]" office:value-type="float" office:value="-10.4451063876124" calcext:value-type="float">
            <text:p>-10,4451063876124</text:p>
          </table:table-cell>
          <table:table-cell table:formula="of:=[.K235]-[.K132]" office:value-type="float" office:value="-3.13315003157872" calcext:value-type="float">
            <text:p>-3,13315003157872</text:p>
          </table:table-cell>
          <table:table-cell table:formula="of:=SUM([.B339:.K339])" office:value-type="float" office:value="0.000000000000021316282072803" calcext:value-type="float">
            <text:p>2,1316282072803E-14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236]-[.B133]" office:value-type="float" office:value="3.75253174205632" calcext:value-type="float">
            <text:p>3,75253174205632</text:p>
          </table:table-cell>
          <table:table-cell table:formula="of:=[.C236]-[.C133]" office:value-type="float" office:value="-1.60631683254568" calcext:value-type="float">
            <text:p>-1,60631683254568</text:p>
          </table:table-cell>
          <table:table-cell table:formula="of:=[.D236]-[.D133]" office:value-type="float" office:value="7.34487771413637" calcext:value-type="float">
            <text:p>7,34487771413637</text:p>
          </table:table-cell>
          <table:table-cell table:formula="of:=[.E236]-[.E133]" office:value-type="float" office:value="-2.34498116166126" calcext:value-type="float">
            <text:p>-2,34498116166126</text:p>
          </table:table-cell>
          <table:table-cell table:formula="of:=[.F236]-[.F133]" office:value-type="float" office:value="4.03592351416686" calcext:value-type="float">
            <text:p>4,03592351416686</text:p>
          </table:table-cell>
          <table:table-cell table:formula="of:=[.G236]-[.G133]" office:value-type="float" office:value="6.65580286168521" calcext:value-type="float">
            <text:p>6,65580286168521</text:p>
          </table:table-cell>
          <table:table-cell table:formula="of:=[.H236]-[.H133]" office:value-type="float" office:value="-5.27666768299323" calcext:value-type="float">
            <text:p>-5,27666768299323</text:p>
          </table:table-cell>
          <table:table-cell table:formula="of:=[.I236]-[.I133]" office:value-type="float" office:value="-1.47730143519829" calcext:value-type="float">
            <text:p>-1,47730143519829</text:p>
          </table:table-cell>
          <table:table-cell table:formula="of:=[.J236]-[.J133]" office:value-type="float" office:value="-5.07807021364636" calcext:value-type="float">
            <text:p>-5,07807021364636</text:p>
          </table:table-cell>
          <table:table-cell table:formula="of:=[.K236]-[.K133]" office:value-type="float" office:value="-6.00579850599996" calcext:value-type="float">
            <text:p>-6,00579850599996</text:p>
          </table:table-cell>
          <table:table-cell table:formula="of:=SUM([.B340:.K34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237]-[.B134]" office:value-type="float" office:value="3.05124463706252" calcext:value-type="float">
            <text:p>3,05124463706252</text:p>
          </table:table-cell>
          <table:table-cell table:formula="of:=[.C237]-[.C134]" office:value-type="float" office:value="-0.94871833961278" calcext:value-type="float">
            <text:p>-0,94871833961278</text:p>
          </table:table-cell>
          <table:table-cell table:formula="of:=[.D237]-[.D134]" office:value-type="float" office:value="-4.27529237537296" calcext:value-type="float">
            <text:p>-4,27529237537296</text:p>
          </table:table-cell>
          <table:table-cell table:formula="of:=[.E237]-[.E134]" office:value-type="float" office:value="-6.38056493237799" calcext:value-type="float">
            <text:p>-6,38056493237799</text:p>
          </table:table-cell>
          <table:table-cell table:formula="of:=[.F237]-[.F134]" office:value-type="float" office:value="-3.14492018206764" calcext:value-type="float">
            <text:p>-3,14492018206764</text:p>
          </table:table-cell>
          <table:table-cell table:formula="of:=[.G237]-[.G134]" office:value-type="float" office:value="14.5901430842607" calcext:value-type="float">
            <text:p>14,5901430842607</text:p>
          </table:table-cell>
          <table:table-cell table:formula="of:=[.H237]-[.H134]" office:value-type="float" office:value="4.62688982294139" calcext:value-type="float">
            <text:p>4,62688982294139</text:p>
          </table:table-cell>
          <table:table-cell table:formula="of:=[.I237]-[.I134]" office:value-type="float" office:value="-2.9910991571749" calcext:value-type="float">
            <text:p>-2,9910991571749</text:p>
          </table:table-cell>
          <table:table-cell table:formula="of:=[.J237]-[.J134]" office:value-type="float" office:value="1.33484548206546" calcext:value-type="float">
            <text:p>1,33484548206546</text:p>
          </table:table-cell>
          <table:table-cell table:formula="of:=[.K237]-[.K134]" office:value-type="float" office:value="-5.86252803972385" calcext:value-type="float">
            <text:p>-5,86252803972385</text:p>
          </table:table-cell>
          <table:table-cell table:formula="of:=SUM([.B341:.K34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238]-[.B135]" office:value-type="float" office:value="1.18400592373195" calcext:value-type="float">
            <text:p>1,18400592373195</text:p>
          </table:table-cell>
          <table:table-cell table:formula="of:=[.C238]-[.C135]" office:value-type="float" office:value="4.12132543502406" calcext:value-type="float">
            <text:p>4,12132543502406</text:p>
          </table:table-cell>
          <table:table-cell table:formula="of:=[.D238]-[.D135]" office:value-type="float" office:value="0.393520918178449" calcext:value-type="float">
            <text:p>0,393520918178449</text:p>
          </table:table-cell>
          <table:table-cell table:formula="of:=[.E238]-[.E135]" office:value-type="float" office:value="5.8258422806368" calcext:value-type="float">
            <text:p>5,8258422806368</text:p>
          </table:table-cell>
          <table:table-cell table:formula="of:=[.F238]-[.F135]" office:value-type="float" office:value="-1.50307293594965" calcext:value-type="float">
            <text:p>-1,50307293594965</text:p>
          </table:table-cell>
          <table:table-cell table:formula="of:=[.G238]-[.G135]" office:value-type="float" office:value="9.0054054054054" calcext:value-type="float">
            <text:p>9,0054054054054</text:p>
          </table:table-cell>
          <table:table-cell table:formula="of:=[.H238]-[.H135]" office:value-type="float" office:value="-2.97152906330988" calcext:value-type="float">
            <text:p>-2,97152906330988</text:p>
          </table:table-cell>
          <table:table-cell table:formula="of:=[.I238]-[.I135]" office:value-type="float" office:value="-4.77500925583117" calcext:value-type="float">
            <text:p>-4,77500925583117</text:p>
          </table:table-cell>
          <table:table-cell table:formula="of:=[.J238]-[.J135]" office:value-type="float" office:value="-10.4816364309515" calcext:value-type="float">
            <text:p>-10,4816364309515</text:p>
          </table:table-cell>
          <table:table-cell table:formula="of:=[.K238]-[.K135]" office:value-type="float" office:value="-0.798852276934468" calcext:value-type="float">
            <text:p>-0,798852276934468</text:p>
          </table:table-cell>
          <table:table-cell table:formula="of:=SUM([.B342:.K342])" office:value-type="float" office:value="-5.32907051820075E-015" calcext:value-type="float">
            <text:p>-5,32907051820075E-1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239]-[.B136]" office:value-type="float" office:value="10.4827188187382" calcext:value-type="float">
            <text:p>10,4827188187382</text:p>
          </table:table-cell>
          <table:table-cell table:formula="of:=[.C239]-[.C136]" office:value-type="float" office:value="6.27892392795697" calcext:value-type="float">
            <text:p>6,27892392795697</text:p>
          </table:table-cell>
          <table:table-cell table:formula="of:=[.D239]-[.D136]" office:value-type="float" office:value="-4.22664917133088" calcext:value-type="float">
            <text:p>-4,22664917133088</text:p>
          </table:table-cell>
          <table:table-cell table:formula="of:=[.E239]-[.E136]" office:value-type="float" office:value="-18.7097414900799" calcext:value-type="float">
            <text:p>-18,7097414900799</text:p>
          </table:table-cell>
          <table:table-cell table:formula="of:=[.F239]-[.F136]" office:value-type="float" office:value="-11.6839166321842" calcext:value-type="float">
            <text:p>-11,6839166321842</text:p>
          </table:table-cell>
          <table:table-cell table:formula="of:=[.G239]-[.G136]" office:value-type="float" office:value="25.9397456279809" calcext:value-type="float">
            <text:p>25,9397456279809</text:p>
          </table:table-cell>
          <table:table-cell table:formula="of:=[.H239]-[.H136]" office:value-type="float" office:value="-7.06797155737526" calcext:value-type="float">
            <text:p>-7,06797155737526</text:p>
          </table:table-cell>
          <table:table-cell table:formula="of:=[.I239]-[.I136]" office:value-type="float" office:value="-6.28880697780778" calcext:value-type="float">
            <text:p>-6,28880697780778</text:p>
          </table:table-cell>
          <table:table-cell table:formula="of:=[.J239]-[.J136]" office:value-type="float" office:value="-0.0687207352396726" calcext:value-type="float">
            <text:p>-0,0687207352396726</text:p>
          </table:table-cell>
          <table:table-cell table:formula="of:=[.K239]-[.K136]" office:value-type="float" office:value="5.34441818934164" calcext:value-type="float">
            <text:p>5,34441818934164</text:p>
          </table:table-cell>
          <table:table-cell table:formula="of:=SUM([.B343:.K34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40]-[.B137]" office:value-type="float" office:value="4.94738332208114" calcext:value-type="float">
            <text:p>4,94738332208114</text:p>
          </table:table-cell>
          <table:table-cell table:formula="of:=[.C240]-[.C137]" office:value-type="float" office:value="4.52407713918592" calcext:value-type="float">
            <text:p>4,52407713918592</text:p>
          </table:table-cell>
          <table:table-cell table:formula="of:=[.D240]-[.D137]" office:value-type="float" office:value="3.86419735609905" calcext:value-type="float">
            <text:p>3,86419735609905</text:p>
          </table:table-cell>
          <table:table-cell table:formula="of:=[.E240]-[.E137]" office:value-type="float" office:value="-1.48731624452817" calcext:value-type="float">
            <text:p>-1,48731624452817</text:p>
          </table:table-cell>
          <table:table-cell table:formula="of:=[.F240]-[.F137]" office:value-type="float" office:value="-7.18745127077117" calcext:value-type="float">
            <text:p>-7,18745127077117</text:p>
          </table:table-cell>
          <table:table-cell table:formula="of:=[.G240]-[.G137]" office:value-type="float" office:value="7.39316375198727" calcext:value-type="float">
            <text:p>7,39316375198727</text:p>
          </table:table-cell>
          <table:table-cell table:formula="of:=[.H240]-[.H137]" office:value-type="float" office:value="-6.66243765925474" calcext:value-type="float">
            <text:p>-6,66243765925474</text:p>
          </table:table-cell>
          <table:table-cell table:formula="of:=[.I240]-[.I137]" office:value-type="float" office:value="4.46750767689527" calcext:value-type="float">
            <text:p>4,46750767689527</text:p>
          </table:table-cell>
          <table:table-cell table:formula="of:=[.J240]-[.J137]" office:value-type="float" office:value="-11.426407430799" calcext:value-type="float">
            <text:p>-11,426407430799</text:p>
          </table:table-cell>
          <table:table-cell table:formula="of:=[.K240]-[.K137]" office:value-type="float" office:value="1.56728335910447" calcext:value-type="float">
            <text:p>1,56728335910447</text:p>
          </table:table-cell>
          <table:table-cell table:formula="of:=SUM([.B344:.K344])" office:value-type="float" office:value="-8.88178419700125E-015" calcext:value-type="float">
            <text:p>-8,88178419700125E-15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241]-[.B138]" office:value-type="float" office:value="-1.82028442624736" calcext:value-type="float">
            <text:p>-1,82028442624736</text:p>
          </table:table-cell>
          <table:table-cell table:formula="of:=[.C241]-[.C138]" office:value-type="float" office:value="-1.3533462551996" calcext:value-type="float">
            <text:p>-1,3533462551996</text:p>
          </table:table-cell>
          <table:table-cell table:formula="of:=[.D241]-[.D138]" office:value-type="float" office:value="2.65962061981401" calcext:value-type="float">
            <text:p>2,65962061981401</text:p>
          </table:table-cell>
          <table:table-cell table:formula="of:=[.E241]-[.E138]" office:value-type="float" office:value="14.3738963782477" calcext:value-type="float">
            <text:p>14,3738963782477</text:p>
          </table:table-cell>
          <table:table-cell table:formula="of:=[.F241]-[.F138]" office:value-type="float" office:value="5.56078140993532" calcext:value-type="float">
            <text:p>5,56078140993532</text:p>
          </table:table-cell>
          <table:table-cell table:formula="of:=[.G241]-[.G138]" office:value-type="float" office:value="-1.88012718600955" calcext:value-type="float">
            <text:p>-1,88012718600955</text:p>
          </table:table-cell>
          <table:table-cell table:formula="of:=[.H241]-[.H138]" office:value-type="float" office:value="-6.95967071019447" calcext:value-type="float">
            <text:p>-6,95967071019447</text:p>
          </table:table-cell>
          <table:table-cell table:formula="of:=[.I241]-[.I138]" office:value-type="float" office:value="-3.1543349957532" calcext:value-type="float">
            <text:p>-3,1543349957532</text:p>
          </table:table-cell>
          <table:table-cell table:formula="of:=[.J241]-[.J138]" office:value-type="float" office:value="-8.10525077857874" calcext:value-type="float">
            <text:p>-8,10525077857874</text:p>
          </table:table-cell>
          <table:table-cell table:formula="of:=[.K241]-[.K138]" office:value-type="float" office:value="0.678715943985889" calcext:value-type="float">
            <text:p>0,678715943985889</text:p>
          </table:table-cell>
          <table:table-cell table:formula="of:=SUM([.B345:.K345])" office:value-type="float" office:value="7.105427357601E-015" calcext:value-type="float">
            <text:p>7,105427357601E-15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242]-[.B139]" office:value-type="float" office:value="4.94523814709149" calcext:value-type="float">
            <text:p>4,94523814709149</text:p>
          </table:table-cell>
          <table:table-cell table:formula="of:=[.C242]-[.C139]" office:value-type="float" office:value="0.786741294074091" calcext:value-type="float">
            <text:p>0,786741294074091</text:p>
          </table:table-cell>
          <table:table-cell table:formula="of:=[.D242]-[.D139]" office:value-type="float" office:value="-0.502752793083172" calcext:value-type="float">
            <text:p>-0,502752793083172</text:p>
          </table:table-cell>
          <table:table-cell table:formula="of:=[.E242]-[.E139]" office:value-type="float" office:value="6.78671080427728" calcext:value-type="float">
            <text:p>6,78671080427728</text:p>
          </table:table-cell>
          <table:table-cell table:formula="of:=[.F242]-[.F139]" office:value-type="float" office:value="1.84447590217131" calcext:value-type="float">
            <text:p>1,84447590217131</text:p>
          </table:table-cell>
          <table:table-cell table:formula="of:=[.G242]-[.G139]" office:value-type="float" office:value="10.9503974562798" calcext:value-type="float">
            <text:p>10,9503974562798</text:p>
          </table:table-cell>
          <table:table-cell table:formula="of:=[.H242]-[.H139]" office:value-type="float" office:value="5.84349151730297" calcext:value-type="float">
            <text:p>5,84349151730297</text:p>
          </table:table-cell>
          <table:table-cell table:formula="of:=[.I242]-[.I139]" office:value-type="float" office:value="-4.72215519306575" calcext:value-type="float">
            <text:p>-4,72215519306575</text:p>
          </table:table-cell>
          <table:table-cell table:formula="of:=[.J242]-[.J139]" office:value-type="float" office:value="-16.7382146046127" calcext:value-type="float">
            <text:p>-16,7382146046127</text:p>
          </table:table-cell>
          <table:table-cell table:formula="of:=[.K242]-[.K139]" office:value-type="float" office:value="-9.19393253043535" calcext:value-type="float">
            <text:p>-9,19393253043535</text:p>
          </table:table-cell>
          <table:table-cell table:formula="of:=SUM([.B346:.K34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243]-[.B140]" office:value-type="float" office:value="3.94309297210184" calcext:value-type="float">
            <text:p>3,94309297210184</text:p>
          </table:table-cell>
          <table:table-cell table:formula="of:=[.C243]-[.C140]" office:value-type="float" office:value="1.04940544896226" calcext:value-type="float">
            <text:p>1,04940544896226</text:p>
          </table:table-cell>
          <table:table-cell table:formula="of:=[.D243]-[.D140]" office:value-type="float" office:value="5.63029705773461" calcext:value-type="float">
            <text:p>5,63029705773461</text:p>
          </table:table-cell>
          <table:table-cell table:formula="of:=[.E243]-[.E140]" office:value-type="float" office:value="6.56073785308274" calcext:value-type="float">
            <text:p>6,56073785308274</text:p>
          </table:table-cell>
          <table:table-cell table:formula="of:=[.F243]-[.F140]" office:value-type="float" office:value="-6.12359692488621" calcext:value-type="float">
            <text:p>-6,12359692488621</text:p>
          </table:table-cell>
          <table:table-cell table:formula="of:=[.G243]-[.G140]" office:value-type="float" office:value="2.50763116057233" calcext:value-type="float">
            <text:p>2,50763116057233</text:p>
          </table:table-cell>
          <table:table-cell table:formula="of:=[.H243]-[.H140]" office:value-type="float" office:value="-10.6505793061393" calcext:value-type="float">
            <text:p>-10,6505793061393</text:p>
          </table:table-cell>
          <table:table-cell table:formula="of:=[.I243]-[.I140]" office:value-type="float" office:value="-5.91181806302676" calcext:value-type="float">
            <text:p>-5,91181806302676</text:p>
          </table:table-cell>
          <table:table-cell table:formula="of:=[.J243]-[.J140]" office:value-type="float" office:value="4.94997822157371" calcext:value-type="float">
            <text:p>4,94997822157371</text:p>
          </table:table-cell>
          <table:table-cell table:formula="of:=[.K243]-[.K140]" office:value-type="float" office:value="-1.95514841997517" calcext:value-type="float">
            <text:p>-1,95514841997517</text:p>
          </table:table-cell>
          <table:table-cell table:formula="of:=SUM([.B347:.K347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244]-[.B141]" office:value-type="float" office:value="-2.7250038112246" calcext:value-type="float">
            <text:p>-2,7250038112246</text:p>
          </table:table-cell>
          <table:table-cell table:formula="of:=[.C244]-[.C141]" office:value-type="float" office:value="-0.775485114445631" calcext:value-type="float">
            <text:p>-0,775485114445631</text:p>
          </table:table-cell>
          <table:table-cell table:formula="of:=[.D244]-[.D141]" office:value-type="float" office:value="-8.94766970838687" calcext:value-type="float">
            <text:p>-8,94766970838687</text:p>
          </table:table-cell>
          <table:table-cell table:formula="of:=[.E244]-[.E141]" office:value-type="float" office:value="6.5767558856197" calcext:value-type="float">
            <text:p>6,5767558856197</text:p>
          </table:table-cell>
          <table:table-cell table:formula="of:=[.F244]-[.F141]" office:value-type="float" office:value="12.7310211904088" calcext:value-type="float">
            <text:p>12,7310211904088</text:p>
          </table:table-cell>
          <table:table-cell table:formula="of:=[.G244]-[.G141]" office:value-type="float" office:value="-2.45421303656599" calcext:value-type="float">
            <text:p>-2,45421303656599</text:p>
          </table:table-cell>
          <table:table-cell table:formula="of:=[.H244]-[.H141]" office:value-type="float" office:value="3.35337347823247" calcext:value-type="float">
            <text:p>3,35337347823247</text:p>
          </table:table-cell>
          <table:table-cell table:formula="of:=[.I244]-[.I141]" office:value-type="float" office:value="-1.37159330966744" calcext:value-type="float">
            <text:p>-1,37159330966744</text:p>
          </table:table-cell>
          <table:table-cell table:formula="of:=[.J244]-[.J141]" office:value-type="float" office:value="-8.5912265609687" calcext:value-type="float">
            <text:p>-8,5912265609687</text:p>
          </table:table-cell>
          <table:table-cell table:formula="of:=[.K244]-[.K141]" office:value-type="float" office:value="2.20404098699828" calcext:value-type="float">
            <text:p>2,20404098699828</text:p>
          </table:table-cell>
          <table:table-cell table:formula="of:=SUM([.B348:.K34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245]-[.B142]" office:value-type="float" office:value="11.4409477971122" calcext:value-type="float">
            <text:p>11,4409477971122</text:p>
          </table:table-cell>
          <table:table-cell table:formula="of:=[.C245]-[.C142]" office:value-type="float" office:value="9.31206960385043" calcext:value-type="float">
            <text:p>9,31206960385043</text:p>
          </table:table-cell>
          <table:table-cell table:formula="of:=[.D245]-[.D142]" office:value-type="float" office:value="3.26334690855239" calcext:value-type="float">
            <text:p>3,26334690855239</text:p>
          </table:table-cell>
          <table:table-cell table:formula="of:=[.E245]-[.E142]" office:value-type="float" office:value="-0.165235098111808" calcext:value-type="float">
            <text:p>-0,165235098111808</text:p>
          </table:table-cell>
          <table:table-cell table:formula="of:=[.F245]-[.F142]" office:value-type="float" office:value="-8.59166975194373" calcext:value-type="float">
            <text:p>-8,59166975194373</text:p>
          </table:table-cell>
          <table:table-cell table:formula="of:=[.G245]-[.G142]" office:value-type="float" office:value="21.0648648648649" calcext:value-type="float">
            <text:p>21,0648648648649</text:p>
          </table:table-cell>
          <table:table-cell table:formula="of:=[.H245]-[.H142]" office:value-type="float" office:value="-19.1446501295816" calcext:value-type="float">
            <text:p>-19,1446501295816</text:p>
          </table:table-cell>
          <table:table-cell table:formula="of:=[.I245]-[.I142]" office:value-type="float" office:value="-14.1014809329878" calcext:value-type="float">
            <text:p>-14,1014809329878</text:p>
          </table:table-cell>
          <table:table-cell table:formula="of:=[.J245]-[.J142]" office:value-type="float" office:value="-0.361828952239911" calcext:value-type="float">
            <text:p>-0,361828952239911</text:p>
          </table:table-cell>
          <table:table-cell table:formula="of:=[.K245]-[.K142]" office:value-type="float" office:value="-2.71636430951499" calcext:value-type="float">
            <text:p>-2,71636430951499</text:p>
          </table:table-cell>
          <table:table-cell table:formula="of:=SUM([.B349:.K34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246]-[.B143]" office:value-type="float" office:value="4.54051876211425" calcext:value-type="float">
            <text:p>4,54051876211425</text:p>
          </table:table-cell>
          <table:table-cell table:formula="of:=[.C246]-[.C143]" office:value-type="float" office:value="-1.63539756517194" calcext:value-type="float">
            <text:p>-1,63539756517194</text:p>
          </table:table-cell>
          <table:table-cell table:formula="of:=[.D246]-[.D143]" office:value-type="float" office:value="0.889956878715942" calcext:value-type="float">
            <text:p>0,889956878715942</text:p>
          </table:table-cell>
          <table:table-cell table:formula="of:=[.E246]-[.E143]" office:value-type="float" office:value="-3.01042968835072" calcext:value-type="float">
            <text:p>-3,01042968835072</text:p>
          </table:table-cell>
          <table:table-cell table:formula="of:=[.F246]-[.F143]" office:value-type="float" office:value="4.51471568264477" calcext:value-type="float">
            <text:p>4,51471568264477</text:p>
          </table:table-cell>
          <table:table-cell table:formula="of:=[.G246]-[.G143]" office:value-type="float" office:value="-14.6236883942766" calcext:value-type="float">
            <text:p>-14,6236883942766</text:p>
          </table:table-cell>
          <table:table-cell table:formula="of:=[.H246]-[.H143]" office:value-type="float" office:value="4.15653570572991" calcext:value-type="float">
            <text:p>4,15653570572991</text:p>
          </table:table-cell>
          <table:table-cell table:formula="of:=[.I246]-[.I143]" office:value-type="float" office:value="7.06058649302002" calcext:value-type="float">
            <text:p>7,06058649302002</text:p>
          </table:table-cell>
          <table:table-cell table:formula="of:=[.J246]-[.J143]" office:value-type="float" office:value="4.77580961299737" calcext:value-type="float">
            <text:p>4,77580961299737</text:p>
          </table:table-cell>
          <table:table-cell table:formula="of:=[.K246]-[.K143]" office:value-type="float" office:value="-6.66860748742296" calcext:value-type="float">
            <text:p>-6,66860748742296</text:p>
          </table:table-cell>
          <table:table-cell table:formula="of:=SUM([.B350:.K35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247]-[.B144]" office:value-type="float" office:value="-5.45948123788575" calcext:value-type="float">
            <text:p>-5,45948123788575</text:p>
          </table:table-cell>
          <table:table-cell table:formula="of:=[.C247]-[.C144]" office:value-type="float" office:value="-6.63539756517194" calcext:value-type="float">
            <text:p>-6,63539756517194</text:p>
          </table:table-cell>
          <table:table-cell table:formula="of:=[.D247]-[.D144]" office:value-type="float" office:value="-13.6100431212841" calcext:value-type="float">
            <text:p>-13,6100431212841</text:p>
          </table:table-cell>
          <table:table-cell table:formula="of:=[.E247]-[.E144]" office:value-type="float" office:value="-21.0104296883507" calcext:value-type="float">
            <text:p>-21,0104296883507</text:p>
          </table:table-cell>
          <table:table-cell table:formula="of:=[.F247]-[.F144]" office:value-type="float" office:value="4.01471568264477" calcext:value-type="float">
            <text:p>4,01471568264477</text:p>
          </table:table-cell>
          <table:table-cell table:formula="of:=[.G247]-[.G144]" office:value-type="float" office:value="-0.623688394276627" calcext:value-type="float">
            <text:p>-0,623688394276627</text:p>
          </table:table-cell>
          <table:table-cell table:formula="of:=[.H247]-[.H144]" office:value-type="float" office:value="11.1565357057299" calcext:value-type="float">
            <text:p>11,1565357057299</text:p>
          </table:table-cell>
          <table:table-cell table:formula="of:=[.I247]-[.I144]" office:value-type="float" office:value="4.06058649302002" calcext:value-type="float">
            <text:p>4,06058649302002</text:p>
          </table:table-cell>
          <table:table-cell table:formula="of:=[.J247]-[.J144]" office:value-type="float" office:value="21.7758096129974" calcext:value-type="float">
            <text:p>21,7758096129974</text:p>
          </table:table-cell>
          <table:table-cell table:formula="of:=[.K247]-[.K144]" office:value-type="float" office:value="6.33139251257704" calcext:value-type="float">
            <text:p>6,33139251257704</text:p>
          </table:table-cell>
          <table:table-cell table:formula="of:=SUM([.B351:.K35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248]-[.B145]" office:value-type="float" office:value="6.83923165712046" calcext:value-type="float">
            <text:p>6,83923165712046</text:p>
          </table:table-cell>
          <table:table-cell table:formula="of:=[.C248]-[.C145]" office:value-type="float" office:value="4.52220092776096" calcext:value-type="float">
            <text:p>4,52220092776096</text:p>
          </table:table-cell>
          <table:table-cell table:formula="of:=[.D248]-[.D145]" office:value-type="float" office:value="6.76978678920661" calcext:value-type="float">
            <text:p>6,76978678920661</text:p>
          </table:table-cell>
          <table:table-cell table:formula="of:=[.E248]-[.E145]" office:value-type="float" office:value="4.95398654093255" calcext:value-type="float">
            <text:p>4,95398654093255</text:p>
          </table:table-cell>
          <table:table-cell table:formula="of:=[.F248]-[.F145]" office:value-type="float" office:value="-2.66612801358974" calcext:value-type="float">
            <text:p>-2,66612801358974</text:p>
          </table:table-cell>
          <table:table-cell table:formula="of:=[.G248]-[.G145]" office:value-type="float" office:value="14.3106518282989" calcext:value-type="float">
            <text:p>14,3106518282989</text:p>
          </table:table-cell>
          <table:table-cell table:formula="of:=[.H248]-[.H145]" office:value-type="float" office:value="-13.9399067883355" calcext:value-type="float">
            <text:p>-13,9399067883355</text:p>
          </table:table-cell>
          <table:table-cell table:formula="of:=[.I248]-[.I145]" office:value-type="float" office:value="-12.4532112289566" calcext:value-type="float">
            <text:p>-12,4532112289566</text:p>
          </table:table-cell>
          <table:table-cell table:formula="of:=[.J248]-[.J145]" office:value-type="float" office:value="-9.81127469129081" calcext:value-type="float">
            <text:p>-9,81127469129081</text:p>
          </table:table-cell>
          <table:table-cell table:formula="of:=[.K248]-[.K145]" office:value-type="float" office:value="1.47466297885315" calcext:value-type="float">
            <text:p>1,47466297885315</text:p>
          </table:table-cell>
          <table:table-cell table:formula="of:=SUM([.B352:.K352])" office:value-type="float" office:value="0.0000000000000230926389122033" calcext:value-type="float">
            <text:p>2,30926389122033E-14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249]-[.B146]" office:value-type="float" office:value="0.3370864821308" calcext:value-type="float">
            <text:p>0,3370864821308</text:p>
          </table:table-cell>
          <table:table-cell table:formula="of:=[.C249]-[.C146]" office:value-type="float" office:value="5.78486508264913" calcext:value-type="float">
            <text:p>5,78486508264913</text:p>
          </table:table-cell>
          <table:table-cell table:formula="of:=[.D249]-[.D146]" office:value-type="float" office:value="2.90283664002439" calcext:value-type="float">
            <text:p>2,90283664002439</text:p>
          </table:table-cell>
          <table:table-cell table:formula="of:=[.E249]-[.E146]" office:value-type="float" office:value="5.72801358973801" calcext:value-type="float">
            <text:p>5,72801358973801</text:p>
          </table:table-cell>
          <table:table-cell table:formula="of:=[.F249]-[.F146]" office:value-type="float" office:value="-10.1342008406473" calcext:value-type="float">
            <text:p>-10,1342008406473</text:p>
          </table:table-cell>
          <table:table-cell table:formula="of:=[.G249]-[.G146]" office:value-type="float" office:value="6.86788553259142" calcext:value-type="float">
            <text:p>6,86788553259142</text:p>
          </table:table-cell>
          <table:table-cell table:formula="of:=[.H249]-[.H146]" office:value-type="float" office:value="-0.433977611777763" calcext:value-type="float">
            <text:p>-0,433977611777763</text:p>
          </table:table-cell>
          <table:table-cell table:formula="of:=[.I249]-[.I146]" office:value-type="float" office:value="-7.64287409891761" calcext:value-type="float">
            <text:p>-7,64287409891761</text:p>
          </table:table-cell>
          <table:table-cell table:formula="of:=[.J249]-[.J146]" office:value-type="float" office:value="-4.12308186510443" calcext:value-type="float">
            <text:p>-4,12308186510443</text:p>
          </table:table-cell>
          <table:table-cell table:formula="of:=[.K249]-[.K146]" office:value-type="float" office:value="0.713447089313327" calcext:value-type="float">
            <text:p>0,713447089313327</text:p>
          </table:table-cell>
          <table:table-cell table:formula="of:=SUM([.B353:.K353])" office:value-type="float" office:value="7.105427357601E-015" calcext:value-type="float">
            <text:p>7,105427357601E-15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250]-[.B147]" office:value-type="float" office:value="9.96341224383126" calcext:value-type="float">
            <text:p>9,96341224383126</text:p>
          </table:table-cell>
          <table:table-cell table:formula="of:=[.C250]-[.C147]" office:value-type="float" office:value="4.14290132195047" calcext:value-type="float">
            <text:p>4,14290132195047</text:p>
          </table:table-cell>
          <table:table-cell table:formula="of:=[.D250]-[.D147]" office:value-type="float" office:value="2.47079948602914" calcext:value-type="float">
            <text:p>2,47079948602914</text:p>
          </table:table-cell>
          <table:table-cell table:formula="of:=[.E250]-[.E147]" office:value-type="float" office:value="-2.24349805083085" calcext:value-type="float">
            <text:p>-2,24349805083085</text:p>
          </table:table-cell>
          <table:table-cell table:formula="of:=[.F250]-[.F147]" office:value-type="float" office:value="-9.39657207570181" calcext:value-type="float">
            <text:p>-9,39657207570181</text:p>
          </table:table-cell>
          <table:table-cell table:formula="of:=[.G250]-[.G147]" office:value-type="float" office:value="-0.0451510333863467" calcext:value-type="float">
            <text:p>-0,0451510333863467</text:p>
          </table:table-cell>
          <table:table-cell table:formula="of:=[.H250]-[.H147]" office:value-type="float" office:value="-9.51460896835594" calcext:value-type="float">
            <text:p>-9,51460896835594</text:p>
          </table:table-cell>
          <table:table-cell table:formula="of:=[.I250]-[.I147]" office:value-type="float" office:value="-8.99577280745694" calcext:value-type="float">
            <text:p>-8,99577280745694</text:p>
          </table:table-cell>
          <table:table-cell table:formula="of:=[.J250]-[.J147]" office:value-type="float" office:value="11.1250147004377" calcext:value-type="float">
            <text:p>11,1250147004377</text:p>
          </table:table-cell>
          <table:table-cell table:formula="of:=[.K250]-[.K147]" office:value-type="float" office:value="2.49347518348324" calcext:value-type="float">
            <text:p>2,49347518348324</text:p>
          </table:table-cell>
          <table:table-cell table:formula="of:=SUM([.B354:.K354])" office:value-type="float" office:value="-0.0000000000000373034936274053" calcext:value-type="float">
            <text:p>-3,73034936274053E-14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251]-[.B148]" office:value-type="float" office:value="-13.0076877844807" calcext:value-type="float">
            <text:p>-13,0076877844807</text:p>
          </table:table-cell>
          <table:table-cell table:formula="of:=[.C251]-[.C148]" office:value-type="float" office:value="-0.314259424613978" calcext:value-type="float">
            <text:p>-0,314259424613978</text:p>
          </table:table-cell>
          <table:table-cell table:formula="of:=[.D251]-[.D148]" office:value-type="float" office:value="4.77910251105255" calcext:value-type="float">
            <text:p>4,77910251105255</text:p>
          </table:table-cell>
          <table:table-cell table:formula="of:=[.E251]-[.E148]" office:value-type="float" office:value="6.85615785003376" calcext:value-type="float">
            <text:p>6,85615785003376</text:p>
          </table:table-cell>
          <table:table-cell table:formula="of:=[.F251]-[.F148]" office:value-type="float" office:value="7.70274408171266" calcext:value-type="float">
            <text:p>7,70274408171266</text:p>
          </table:table-cell>
          <table:table-cell table:formula="of:=[.G251]-[.G148]" office:value-type="float" office:value="-2.82686804451511" calcext:value-type="float">
            <text:p>-2,82686804451511</text:p>
          </table:table-cell>
          <table:table-cell table:formula="of:=[.H251]-[.H148]" office:value-type="float" office:value="16.5976446631966" calcext:value-type="float">
            <text:p>16,5976446631966</text:p>
          </table:table-cell>
          <table:table-cell table:formula="of:=[.I251]-[.I148]" office:value-type="float" office:value="-7.32107607204303" calcext:value-type="float">
            <text:p>-7,32107607204303</text:p>
          </table:table-cell>
          <table:table-cell table:formula="of:=[.J251]-[.J148]" office:value-type="float" office:value="-17.4527201254437" calcext:value-type="float">
            <text:p>-17,4527201254437</text:p>
          </table:table-cell>
          <table:table-cell table:formula="of:=[.K251]-[.K148]" office:value-type="float" office:value="4.98696234510094" calcext:value-type="float">
            <text:p>4,98696234510094</text:p>
          </table:table-cell>
          <table:table-cell table:formula="of:=SUM([.B355:.K35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252]-[.B149]" office:value-type="float" office:value="3.2246444671908" calcext:value-type="float">
            <text:p>3,2246444671908</text:p>
          </table:table-cell>
          <table:table-cell table:formula="of:=[.C252]-[.C149]" office:value-type="float" office:value="5.3083171810005" calcext:value-type="float">
            <text:p>5,3083171810005</text:p>
          </table:table-cell>
          <table:table-cell table:formula="of:=[.D252]-[.D149]" office:value-type="float" office:value="11.5745257747675" calcext:value-type="float">
            <text:p>11,5745257747675</text:p>
          </table:table-cell>
          <table:table-cell table:formula="of:=[.E252]-[.E149]" office:value-type="float" office:value="11.2173704728096" calcext:value-type="float">
            <text:p>11,2173704728096</text:p>
          </table:table-cell>
          <table:table-cell table:formula="of:=[.F252]-[.F149]" office:value-type="float" office:value="0.450976762419149" calcext:value-type="float">
            <text:p>0,450976762419149</text:p>
          </table:table-cell>
          <table:table-cell table:formula="of:=[.G252]-[.G149]" office:value-type="float" office:value="-1.10015898251193" calcext:value-type="float">
            <text:p>-1,10015898251193</text:p>
          </table:table-cell>
          <table:table-cell table:formula="of:=[.H252]-[.H149]" office:value-type="float" office:value="-13.6995883877431" calcext:value-type="float">
            <text:p>-13,6995883877431</text:p>
          </table:table-cell>
          <table:table-cell table:formula="of:=[.I252]-[.I149]" office:value-type="float" office:value="-18.9429187446915" calcext:value-type="float">
            <text:p>-18,9429187446915</text:p>
          </table:table-cell>
          <table:table-cell table:formula="of:=[.J252]-[.J149]" office:value-type="float" office:value="0.868436526776577" calcext:value-type="float">
            <text:p>0,868436526776577</text:p>
          </table:table-cell>
          <table:table-cell table:formula="of:=[.K252]-[.K149]" office:value-type="float" office:value="1.09839492998236" calcext:value-type="float">
            <text:p>1,09839492998236</text:p>
          </table:table-cell>
          <table:table-cell table:formula="of:=SUM([.B356:.K356])" office:value-type="float" office:value="0.0000000000000230926389122033" calcext:value-type="float">
            <text:p>2,30926389122033E-14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253]-[.B150]" office:value-type="float" office:value="-3.07621360280506" calcext:value-type="float">
            <text:p>-3,07621360280506</text:p>
          </table:table-cell>
          <table:table-cell table:formula="of:=[.C253]-[.C150]" office:value-type="float" office:value="-8.08661715704423" calcext:value-type="float">
            <text:p>-8,08661715704423</text:p>
          </table:table-cell>
          <table:table-cell table:formula="of:=[.D253]-[.D150]" office:value-type="float" office:value="-0.672254284905378" calcext:value-type="float">
            <text:p>-0,672254284905378</text:p>
          </table:table-cell>
          <table:table-cell table:formula="of:=[.E253]-[.E150]" office:value-type="float" office:value="10.5269812923318" calcext:value-type="float">
            <text:p>10,5269812923318</text:p>
          </table:table-cell>
          <table:table-cell table:formula="of:=[.F253]-[.F150]" office:value-type="float" office:value="-8.83625236840386" calcext:value-type="float">
            <text:p>-8,83625236840386</text:p>
          </table:table-cell>
          <table:table-cell table:formula="of:=[.G253]-[.G150]" office:value-type="float" office:value="-15.4772655007949" calcext:value-type="float">
            <text:p>-15,4772655007949</text:p>
          </table:table-cell>
          <table:table-cell table:formula="of:=[.H253]-[.H150]" office:value-type="float" office:value="6.90278328287998" calcext:value-type="float">
            <text:p>6,90278328287998</text:p>
          </table:table-cell>
          <table:table-cell table:formula="of:=[.I253]-[.I150]" office:value-type="float" office:value="17.3812161073241" calcext:value-type="float">
            <text:p>17,3812161073241</text:p>
          </table:table-cell>
          <table:table-cell table:formula="of:=[.J253]-[.J150]" office:value-type="float" office:value="11.1437136572511" calcext:value-type="float">
            <text:p>11,1437136572511</text:p>
          </table:table-cell>
          <table:table-cell table:formula="of:=[.K253]-[.K150]" office:value-type="float" office:value="-9.80609142583357" calcext:value-type="float">
            <text:p>-9,80609142583357</text:p>
          </table:table-cell>
          <table:table-cell table:formula="of:=SUM([.B357:.K357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254]-[.B151]" office:value-type="float" office:value="5.41520569723632" calcext:value-type="float">
            <text:p>5,41520569723632</text:p>
          </table:table-cell>
          <table:table-cell table:formula="of:=[.C254]-[.C151]" office:value-type="float" office:value="2.46403946250844" calcext:value-type="float">
            <text:p>2,46403946250844</text:p>
          </table:table-cell>
          <table:table-cell table:formula="of:=[.D254]-[.D151]" office:value-type="float" office:value="6.85994511836574" calcext:value-type="float">
            <text:p>6,85994511836574</text:p>
          </table:table-cell>
          <table:table-cell table:formula="of:=[.E254]-[.E151]" office:value-type="float" office:value="1.62308948755364" calcext:value-type="float">
            <text:p>1,62308948755364</text:p>
          </table:table-cell>
          <table:table-cell table:formula="of:=[.F254]-[.F151]" office:value-type="float" office:value="4.29145632336607" calcext:value-type="float">
            <text:p>4,29145632336607</text:p>
          </table:table-cell>
          <table:table-cell table:formula="of:=[.G254]-[.G151]" office:value-type="float" office:value="3.7516693163752" calcext:value-type="float">
            <text:p>3,7516693163752</text:p>
          </table:table-cell>
          <table:table-cell table:formula="of:=[.H254]-[.H151]" office:value-type="float" office:value="-9.07350001088921" calcext:value-type="float">
            <text:p>-9,07350001088921</text:p>
          </table:table-cell>
          <table:table-cell table:formula="of:=[.I254]-[.I151]" office:value-type="float" office:value="-13.37743537252" calcext:value-type="float">
            <text:p>-13,37743537252</text:p>
          </table:table-cell>
          <table:table-cell table:formula="of:=[.J254]-[.J151]" office:value-type="float" office:value="-1.10351503800335" calcext:value-type="float">
            <text:p>-1,10351503800335</text:p>
          </table:table-cell>
          <table:table-cell table:formula="of:=[.K254]-[.K151]" office:value-type="float" office:value="-0.850954983992855" calcext:value-type="float">
            <text:p>-0,850954983992855</text:p>
          </table:table-cell>
          <table:table-cell table:formula="of:=SUM([.B358:.K358])" office:value-type="float" office:value="0.0000000000000195399252334028" calcext:value-type="float">
            <text:p>1,95399252334028E-14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255]-[.B152]" office:value-type="float" office:value="3.64753794890781" calcext:value-type="float">
            <text:p>3,64753794890781</text:p>
          </table:table-cell>
          <table:table-cell table:formula="of:=[.C255]-[.C152]" office:value-type="float" office:value="1.58661606812292" calcext:value-type="float">
            <text:p>1,58661606812292</text:p>
          </table:table-cell>
          <table:table-cell table:formula="of:=[.D255]-[.D152]" office:value-type="float" office:value="-2.84463161791929" calcext:value-type="float">
            <text:p>-2,84463161791929</text:p>
          </table:table-cell>
          <table:table-cell table:formula="of:=[.E255]-[.E152]" office:value-type="float" office:value="7.98430211032951" calcext:value-type="float">
            <text:p>7,98430211032951</text:p>
          </table:table-cell>
          <table:table-cell table:formula="of:=[.F255]-[.F152]" office:value-type="float" office:value="-1.96031099592743" calcext:value-type="float">
            <text:p>-1,96031099592743</text:p>
          </table:table-cell>
          <table:table-cell table:formula="of:=[.G255]-[.G152]" office:value-type="float" office:value="-1.52162162162162" calcext:value-type="float">
            <text:p>-1,52162162162162</text:p>
          </table:table-cell>
          <table:table-cell table:formula="of:=[.H255]-[.H152]" office:value-type="float" office:value="-2.37073306182894" calcext:value-type="float">
            <text:p>-2,37073306182894</text:p>
          </table:table-cell>
          <table:table-cell table:formula="of:=[.I255]-[.I152]" office:value-type="float" office:value="4.00072195483155" calcext:value-type="float">
            <text:p>4,00072195483155</text:p>
          </table:table-cell>
          <table:table-cell table:formula="of:=[.J255]-[.J152]" office:value-type="float" office:value="-5.78235838578304" calcext:value-type="float">
            <text:p>-5,78235838578304</text:p>
          </table:table-cell>
          <table:table-cell table:formula="of:=[.K255]-[.K152]" office:value-type="float" office:value="-2.73952239911144" calcext:value-type="float">
            <text:p>-2,73952239911144</text:p>
          </table:table-cell>
          <table:table-cell table:formula="of:=SUM([.B359:.K359])" office:value-type="float" office:value="0.0000000000000230926389122033" calcext:value-type="float">
            <text:p>2,30926389122033E-14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256]-[.B153]" office:value-type="float" office:value="-5.55589433107564" calcext:value-type="float">
            <text:p>-5,55589433107564</text:p>
          </table:table-cell>
          <table:table-cell table:formula="of:=[.C256]-[.C153]" office:value-type="float" office:value="1.50687871594398" calcext:value-type="float">
            <text:p>1,50687871594398</text:p>
          </table:table-cell>
          <table:table-cell table:formula="of:=[.D256]-[.D153]" office:value-type="float" office:value="-7.33175185661084" calcext:value-type="float">
            <text:p>-7,33175185661084</text:p>
          </table:table-cell>
          <table:table-cell table:formula="of:=[.E256]-[.E153]" office:value-type="float" office:value="1.22274538841823" calcext:value-type="float">
            <text:p>1,22274538841823</text:p>
          </table:table-cell>
          <table:table-cell table:formula="of:=[.F256]-[.F153]" office:value-type="float" office:value="5.39077248078054" calcext:value-type="float">
            <text:p>5,39077248078054</text:p>
          </table:table-cell>
          <table:table-cell table:formula="of:=[.G256]-[.G153]" office:value-type="float" office:value="-3.53004769475359" calcext:value-type="float">
            <text:p>-3,53004769475359</text:p>
          </table:table-cell>
          <table:table-cell table:formula="of:=[.H256]-[.H153]" office:value-type="float" office:value="7.03875362066337" calcext:value-type="float">
            <text:p>7,03875362066337</text:p>
          </table:table-cell>
          <table:table-cell table:formula="of:=[.I256]-[.I153]" office:value-type="float" office:value="-0.70273863710608" calcext:value-type="float">
            <text:p>-0,70273863710608</text:p>
          </table:table-cell>
          <table:table-cell table:formula="of:=[.J256]-[.J153]" office:value-type="float" office:value="3.31875013611516" calcext:value-type="float">
            <text:p>3,31875013611516</text:p>
          </table:table-cell>
          <table:table-cell table:formula="of:=[.K256]-[.K153]" office:value-type="float" office:value="-1.35746782237515" calcext:value-type="float">
            <text:p>-1,35746782237515</text:p>
          </table:table-cell>
          <table:table-cell table:formula="of:=SUM([.B360:.K360])" office:value-type="float" office:value="-0.0000000000000195399252334028" calcext:value-type="float">
            <text:p>-1,95399252334028E-14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257]-[.B154]" office:value-type="float" office:value="-19.195091142714" calcext:value-type="float">
            <text:p>-19,195091142714</text:p>
          </table:table-cell>
          <table:table-cell table:formula="of:=[.C257]-[.C154]" office:value-type="float" office:value="6.22482740597164" calcext:value-type="float">
            <text:p>6,22482740597164</text:p>
          </table:table-cell>
          <table:table-cell table:formula="of:=[.D257]-[.D154]" office:value-type="float" office:value="14.3985844022911" calcext:value-type="float">
            <text:p>14,3985844022911</text:p>
          </table:table-cell>
          <table:table-cell table:formula="of:=[.E257]-[.E154]" office:value-type="float" office:value="27.3384193218198" calcext:value-type="float">
            <text:p>27,3384193218198</text:p>
          </table:table-cell>
          <table:table-cell table:formula="of:=[.F257]-[.F154]" office:value-type="float" office:value="-76.15529324651" calcext:value-type="float">
            <text:p>-76,15529324651</text:p>
          </table:table-cell>
          <table:table-cell table:formula="of:=[.G257]-[.G154]" office:value-type="float" office:value="-51.7736089030207" calcext:value-type="float">
            <text:p>-51,7736089030207</text:p>
          </table:table-cell>
          <table:table-cell table:formula="of:=[.H257]-[.H154]" office:value-type="float" office:value="42.1549600365878" calcext:value-type="float">
            <text:p>42,1549600365878</text:p>
          </table:table-cell>
          <table:table-cell table:formula="of:=[.I257]-[.I154]" office:value-type="float" office:value="25.5121828516671" calcext:value-type="float">
            <text:p>25,5121828516671</text:p>
          </table:table-cell>
          <table:table-cell table:formula="of:=[.J257]-[.J154]" office:value-type="float" office:value="25.1998105276913" calcext:value-type="float">
            <text:p>25,1998105276913</text:p>
          </table:table-cell>
          <table:table-cell table:formula="of:=[.K257]-[.K154]" office:value-type="float" office:value="6.295208746216" calcext:value-type="float">
            <text:p>6,295208746216</text:p>
          </table:table-cell>
          <table:table-cell table:formula="of:=SUM([.B361:.K36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258]-[.B155]" office:value-type="float" office:value="10.9376701439554" calcext:value-type="float">
            <text:p>10,9376701439554</text:p>
          </table:table-cell>
          <table:table-cell table:formula="of:=[.C258]-[.C155]" office:value-type="float" office:value="2.29487118060849" calcext:value-type="float">
            <text:p>2,29487118060849</text:p>
          </table:table-cell>
          <table:table-cell table:formula="of:=[.D258]-[.D155]" office:value-type="float" office:value="6.06739769584249" calcext:value-type="float">
            <text:p>6,06739769584249</text:p>
          </table:table-cell>
          <table:table-cell table:formula="of:=[.E258]-[.E155]" office:value-type="float" office:value="10.5448265348346" calcext:value-type="float">
            <text:p>10,5448265348346</text:p>
          </table:table-cell>
          <table:table-cell table:formula="of:=[.F258]-[.F155]" office:value-type="float" office:value="-5.51344600039202" calcext:value-type="float">
            <text:p>-5,51344600039202</text:p>
          </table:table-cell>
          <table:table-cell table:formula="of:=[.G258]-[.G155]" office:value-type="float" office:value="4.64165341812399" calcext:value-type="float">
            <text:p>4,64165341812399</text:p>
          </table:table-cell>
          <table:table-cell table:formula="of:=[.H258]-[.H155]" office:value-type="float" office:value="3.55654115033649" calcext:value-type="float">
            <text:p>3,55654115033649</text:p>
          </table:table-cell>
          <table:table-cell table:formula="of:=[.I258]-[.I155]" office:value-type="float" office:value="-7.27172724698913" calcext:value-type="float">
            <text:p>-7,27172724698913</text:p>
          </table:table-cell>
          <table:table-cell table:formula="of:=[.J258]-[.J155]" office:value-type="float" office:value="-23.6166713853257" calcext:value-type="float">
            <text:p>-23,6166713853257</text:p>
          </table:table-cell>
          <table:table-cell table:formula="of:=[.K258]-[.K155]" office:value-type="float" office:value="-1.64111549099462" calcext:value-type="float">
            <text:p>-1,64111549099462</text:p>
          </table:table-cell>
          <table:table-cell table:formula="of:=SUM([.B362:.K362])" office:value-type="float" office:value="-0.0000000000000106581410364015" calcext:value-type="float">
            <text:p>-1,06581410364015E-14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259]-[.B156]" office:value-type="float" office:value="10.1368120739595" calcext:value-type="float">
            <text:p>10,1368120739595</text:p>
          </table:table-cell>
          <table:table-cell table:formula="of:=[.C259]-[.C156]" office:value-type="float" office:value="1.89993684256376" calcext:value-type="float">
            <text:p>1,89993684256376</text:p>
          </table:table-cell>
          <table:table-cell table:formula="of:=[.D259]-[.D156]" office:value-type="float" office:value="1.32061763616961" calcext:value-type="float">
            <text:p>1,32061763616961</text:p>
          </table:table-cell>
          <table:table-cell table:formula="of:=[.E259]-[.E156]" office:value-type="float" office:value="-0.145562645643224" calcext:value-type="float">
            <text:p>-0,145562645643224</text:p>
          </table:table-cell>
          <table:table-cell table:formula="of:=[.F259]-[.F156]" office:value-type="float" office:value="-3.80067513121502" calcext:value-type="float">
            <text:p>-3,80067513121502</text:p>
          </table:table-cell>
          <table:table-cell table:formula="of:=[.G259]-[.G156]" office:value-type="float" office:value="18.264546899841" calcext:value-type="float">
            <text:p>18,264546899841</text:p>
          </table:table-cell>
          <table:table-cell table:formula="of:=[.H259]-[.H156]" office:value-type="float" office:value="-17.8410871790404" calcext:value-type="float">
            <text:p>-17,8410871790404</text:p>
          </table:table-cell>
          <table:table-cell table:formula="of:=[.I259]-[.I156]" office:value-type="float" office:value="2.05240760502647" calcext:value-type="float">
            <text:p>2,05240760502647</text:p>
          </table:table-cell>
          <table:table-cell table:formula="of:=[.J259]-[.J156]" office:value-type="float" office:value="-6.34139425485114" calcext:value-type="float">
            <text:p>-6,34139425485114</text:p>
          </table:table-cell>
          <table:table-cell table:formula="of:=[.K259]-[.K156]" office:value-type="float" office:value="-5.54560184681055" calcext:value-type="float">
            <text:p>-5,54560184681055</text:p>
          </table:table-cell>
          <table:table-cell table:formula="of:=SUM([.B363:.K36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260]-[.B157]" office:value-type="float" office:value="1.80276368229632" calcext:value-type="float">
            <text:p>1,80276368229632</text:p>
          </table:table-cell>
          <table:table-cell table:formula="of:=[.C260]-[.C157]" office:value-type="float" office:value="-8.01250843914019" calcext:value-type="float">
            <text:p>-8,01250843914019</text:p>
          </table:table-cell>
          <table:table-cell table:formula="of:=[.D260]-[.D157]" office:value-type="float" office:value="2.53163425310886" calcext:value-type="float">
            <text:p>2,53163425310886</text:p>
          </table:table-cell>
          <table:table-cell table:formula="of:=[.E260]-[.E157]" office:value-type="float" office:value="0.112446370625257" calcext:value-type="float">
            <text:p>0,112446370625257</text:p>
          </table:table-cell>
          <table:table-cell table:formula="of:=[.F260]-[.F157]" office:value-type="float" office:value="-3.62336607356752" calcext:value-type="float">
            <text:p>-3,62336607356752</text:p>
          </table:table-cell>
          <table:table-cell table:formula="of:=[.G260]-[.G157]" office:value-type="float" office:value="2.78362480127184" calcext:value-type="float">
            <text:p>2,78362480127184</text:p>
          </table:table-cell>
          <table:table-cell table:formula="of:=[.H260]-[.H157]" office:value-type="float" office:value="-6.33911078685455" calcext:value-type="float">
            <text:p>-6,33911078685455</text:p>
          </table:table-cell>
          <table:table-cell table:formula="of:=[.I260]-[.I157]" office:value-type="float" office:value="-4.67748001829388" calcext:value-type="float">
            <text:p>-4,67748001829388</text:p>
          </table:table-cell>
          <table:table-cell table:formula="of:=[.J260]-[.J157]" office:value-type="float" office:value="8.88800335387765" calcext:value-type="float">
            <text:p>8,88800335387765</text:p>
          </table:table-cell>
          <table:table-cell table:formula="of:=[.K260]-[.K157]" office:value-type="float" office:value="6.53399285667618" calcext:value-type="float">
            <text:p>6,53399285667618</text:p>
          </table:table-cell>
          <table:table-cell table:formula="of:=SUM([.B364:.K364])" office:value-type="float" office:value="-0.000000000000035527136788005" calcext:value-type="float">
            <text:p>-3,5527136788005E-14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261]-[.B158]" office:value-type="float" office:value="2.33595400396368" calcext:value-type="float">
            <text:p>2,33595400396368</text:p>
          </table:table-cell>
          <table:table-cell table:formula="of:=[.C261]-[.C158]" office:value-type="float" office:value="-3.99499749548098" calcext:value-type="float">
            <text:p>-3,99499749548098</text:p>
          </table:table-cell>
          <table:table-cell table:formula="of:=[.D261]-[.D158]" office:value-type="float" office:value="0.573837576496722" calcext:value-type="float">
            <text:p>0,573837576496722</text:p>
          </table:table-cell>
          <table:table-cell table:formula="of:=[.E261]-[.E158]" office:value-type="float" office:value="10.164048173879" calcext:value-type="float">
            <text:p>10,164048173879</text:p>
          </table:table-cell>
          <table:table-cell table:formula="of:=[.F261]-[.F158]" office:value-type="float" office:value="9.41209573796198" calcext:value-type="float">
            <text:p>9,41209573796198</text:p>
          </table:table-cell>
          <table:table-cell table:formula="of:=[.G261]-[.G158]" office:value-type="float" office:value="-17.112559618442" calcext:value-type="float">
            <text:p>-17,112559618442</text:p>
          </table:table-cell>
          <table:table-cell table:formula="of:=[.H261]-[.H158]" office:value-type="float" office:value="-5.23871550841734" calcext:value-type="float">
            <text:p>-5,23871550841734</text:p>
          </table:table-cell>
          <table:table-cell table:formula="of:=[.I261]-[.I158]" office:value-type="float" office:value="6.37654245704206" calcext:value-type="float">
            <text:p>6,37654245704206</text:p>
          </table:table-cell>
          <table:table-cell table:formula="of:=[.J261]-[.J158]" office:value-type="float" office:value="7.93388287562341" calcext:value-type="float">
            <text:p>7,93388287562341</text:p>
          </table:table-cell>
          <table:table-cell table:formula="of:=[.K261]-[.K158]" office:value-type="float" office:value="-10.4500882026265" calcext:value-type="float">
            <text:p>-10,4500882026265</text:p>
          </table:table-cell>
          <table:table-cell table:formula="of:=SUM([.B365:.K36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262]-[.B159]" office:value-type="float" office:value="-11.1993814926933" calcext:value-type="float">
            <text:p>-11,1993814926933</text:p>
          </table:table-cell>
          <table:table-cell table:formula="of:=[.C262]-[.C159]" office:value-type="float" office:value="-4.74984428425202" calcext:value-type="float">
            <text:p>-4,74984428425202</text:p>
          </table:table-cell>
          <table:table-cell table:formula="of:=[.D262]-[.D159]" office:value-type="float" office:value="7.16468410392665" calcext:value-type="float">
            <text:p>7,16468410392665</text:p>
          </table:table-cell>
          <table:table-cell table:formula="of:=[.E262]-[.E159]" office:value-type="float" office:value="26.8864734194307" calcext:value-type="float">
            <text:p>26,8864734194307</text:p>
          </table:table-cell>
          <table:table-cell table:formula="of:=[.F262]-[.F159]" office:value-type="float" office:value="19.908561099375" calcext:value-type="float">
            <text:p>19,908561099375</text:p>
          </table:table-cell>
          <table:table-cell table:formula="of:=[.G262]-[.G159]" office:value-type="float" office:value="-53.6591414944356" calcext:value-type="float">
            <text:p>-53,6591414944356</text:p>
          </table:table-cell>
          <table:table-cell table:formula="of:=[.H262]-[.H159]" office:value-type="float" office:value="6.16681838970317" calcext:value-type="float">
            <text:p>6,16681838970317</text:p>
          </table:table-cell>
          <table:table-cell table:formula="of:=[.I262]-[.I159]" office:value-type="float" office:value="10.1328571117451" calcext:value-type="float">
            <text:p>10,1328571117451</text:p>
          </table:table-cell>
          <table:table-cell table:formula="of:=[.J262]-[.J159]" office:value-type="float" office:value="7.57619618006403" calcext:value-type="float">
            <text:p>7,57619618006403</text:p>
          </table:table-cell>
          <table:table-cell table:formula="of:=[.K262]-[.K159]" office:value-type="float" office:value="-8.22722303286365" calcext:value-type="float">
            <text:p>-8,22722303286365</text:p>
          </table:table-cell>
          <table:table-cell table:formula="of:=SUM([.B366:.K36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263]-[.B160]" office:value-type="float" office:value="4.2320926889823" calcext:value-type="float">
            <text:p>4,2320926889823</text:p>
          </table:table-cell>
          <table:table-cell table:formula="of:=[.C263]-[.C160]" office:value-type="float" office:value="6.47779798331773" calcext:value-type="float">
            <text:p>6,47779798331773</text:p>
          </table:table-cell>
          <table:table-cell table:formula="of:=[.D263]-[.D160]" office:value-type="float" office:value="4.71332730796873" calcext:value-type="float">
            <text:p>4,71332730796873</text:p>
          </table:table-cell>
          <table:table-cell table:formula="of:=[.E263]-[.E160]" office:value-type="float" office:value="-2.94270313827122" calcext:value-type="float">
            <text:p>-2,94270313827122</text:p>
          </table:table-cell>
          <table:table-cell table:formula="of:=[.F263]-[.F160]" office:value-type="float" office:value="6.36956464925844" calcext:value-type="float">
            <text:p>6,36956464925844</text:p>
          </table:table-cell>
          <table:table-cell table:formula="of:=[.G263]-[.G160]" office:value-type="float" office:value="22.6904610492846" calcext:value-type="float">
            <text:p>22,6904610492846</text:p>
          </table:table-cell>
          <table:table-cell table:formula="of:=[.H263]-[.H160]" office:value-type="float" office:value="-1.52804299061349" calcext:value-type="float">
            <text:p>-1,52804299061349</text:p>
          </table:table-cell>
          <table:table-cell table:formula="of:=[.I263]-[.I160]" office:value-type="float" office:value="-8.16485070888777" calcext:value-type="float">
            <text:p>-8,16485070888777</text:p>
          </table:table-cell>
          <table:table-cell table:formula="of:=[.J263]-[.J160]" office:value-type="float" office:value="-11.8273700372411" calcext:value-type="float">
            <text:p>-11,8273700372411</text:p>
          </table:table-cell>
          <table:table-cell table:formula="of:=[.K263]-[.K160]" office:value-type="float" office:value="-20.0202768037982" calcext:value-type="float">
            <text:p>-20,0202768037982</text:p>
          </table:table-cell>
          <table:table-cell table:formula="of:=SUM([.B367:.K367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264]-[.B161]" office:value-type="float" office:value="-0.573055730992877" calcext:value-type="float">
            <text:p>-0,573055730992877</text:p>
          </table:table-cell>
          <table:table-cell table:formula="of:=[.C264]-[.C161]" office:value-type="float" office:value="-1.39180804495067" calcext:value-type="float">
            <text:p>-1,39180804495067</text:p>
          </table:table-cell>
          <table:table-cell table:formula="of:=[.D264]-[.D161]" office:value-type="float" office:value="-9.7673530500686" calcext:value-type="float">
            <text:p>-9,7673530500686</text:p>
          </table:table-cell>
          <table:table-cell table:formula="of:=[.E264]-[.E161]" office:value-type="float" office:value="-3.58503822113813" calcext:value-type="float">
            <text:p>-3,58503822113813</text:p>
          </table:table-cell>
          <table:table-cell table:formula="of:=[.F264]-[.F161]" office:value-type="float" office:value="16.6461898643204" calcext:value-type="float">
            <text:p>16,6461898643204</text:p>
          </table:table-cell>
          <table:table-cell table:formula="of:=[.G264]-[.G161]" office:value-type="float" office:value="16.4278219395867" calcext:value-type="float">
            <text:p>16,4278219395867</text:p>
          </table:table-cell>
          <table:table-cell table:formula="of:=[.H264]-[.H161]" office:value-type="float" office:value="-2.913812966875" calcext:value-type="float">
            <text:p>-2,913812966875</text:p>
          </table:table-cell>
          <table:table-cell table:formula="of:=[.I264]-[.I161]" office:value-type="float" office:value="2.77995840320579" calcext:value-type="float">
            <text:p>2,77995840320579</text:p>
          </table:table-cell>
          <table:table-cell table:formula="of:=[.J264]-[.J161]" office:value-type="float" office:value="-10.1757072543938" calcext:value-type="float">
            <text:p>-10,1757072543938</text:p>
          </table:table-cell>
          <table:table-cell table:formula="of:=[.K264]-[.K161]" office:value-type="float" office:value="-7.44719493869373" calcext:value-type="float">
            <text:p>-7,44719493869373</text:p>
          </table:table-cell>
          <table:table-cell table:formula="of:=SUM([.B368:.K368])" office:value-type="float" office:value="0.0000000000000408562073062058" calcext:value-type="float">
            <text:p>4,08562073062058E-14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265]-[.B162]" office:value-type="float" office:value="9.22565716401333" calcext:value-type="float">
            <text:p>9,22565716401333</text:p>
          </table:table-cell>
          <table:table-cell table:formula="of:=[.C265]-[.C162]" office:value-type="float" office:value="-1.73420955201777" calcext:value-type="float">
            <text:p>-1,73420955201777</text:p>
          </table:table-cell>
          <table:table-cell table:formula="of:=[.D265]-[.D162]" office:value-type="float" office:value="-10.8875231395779" calcext:value-type="float">
            <text:p>-10,8875231395779</text:p>
          </table:table-cell>
          <table:table-cell table:formula="of:=[.E265]-[.E162]" office:value-type="float" office:value="-9.62062199185486" calcext:value-type="float">
            <text:p>-9,62062199185486</text:p>
          </table:table-cell>
          <table:table-cell table:formula="of:=[.F265]-[.F162]" office:value-type="float" office:value="-8.53465383191411" calcext:value-type="float">
            <text:p>-8,53465383191411</text:p>
          </table:table-cell>
          <table:table-cell table:formula="of:=[.G265]-[.G162]" office:value-type="float" office:value="14.3621621621622" calcext:value-type="float">
            <text:p>14,3621621621622</text:p>
          </table:table-cell>
          <table:table-cell table:formula="of:=[.H265]-[.H162]" office:value-type="float" office:value="-5.01025546094037" calcext:value-type="float">
            <text:p>-5,01025546094037</text:p>
          </table:table-cell>
          <table:table-cell table:formula="of:=[.I265]-[.I162]" office:value-type="float" office:value="11.2661606812292" calcext:value-type="float">
            <text:p>11,2661606812292</text:p>
          </table:table-cell>
          <table:table-cell table:formula="of:=[.J265]-[.J162]" office:value-type="float" office:value="-1.76279155868196" calcext:value-type="float">
            <text:p>-1,76279155868196</text:p>
          </table:table-cell>
          <table:table-cell table:formula="of:=[.K265]-[.K162]" office:value-type="float" office:value="2.69607552758238" calcext:value-type="float">
            <text:p>2,69607552758238</text:p>
          </table:table-cell>
          <table:table-cell table:formula="of:=SUM([.B369:.K369])" office:value-type="float" office:value="0.0000000000000603961325396085" calcext:value-type="float">
            <text:p>6,03961325396085E-14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266]-[.B163]" office:value-type="float" office:value="2.41621839405885" calcext:value-type="float">
            <text:p>2,41621839405885</text:p>
          </table:table-cell>
          <table:table-cell table:formula="of:=[.C266]-[.C163]" office:value-type="float" office:value="-4.07848727050983" calcext:value-type="float">
            <text:p>-4,07848727050983</text:p>
          </table:table-cell>
          <table:table-cell table:formula="of:=[.D266]-[.D163]" office:value-type="float" office:value="-16.1021037959797" calcext:value-type="float">
            <text:p>-16,1021037959797</text:p>
          </table:table-cell>
          <table:table-cell table:formula="of:=[.E266]-[.E163]" office:value-type="float" office:value="-6.21490297711087" calcext:value-type="float">
            <text:p>-6,21490297711087</text:p>
          </table:table-cell>
          <table:table-cell table:formula="of:=[.F266]-[.F163]" office:value-type="float" office:value="-2.69417427096718" calcext:value-type="float">
            <text:p>-2,69417427096718</text:p>
          </table:table-cell>
          <table:table-cell table:formula="of:=[.G266]-[.G163]" office:value-type="float" office:value="-0.786009538950722" calcext:value-type="float">
            <text:p>-0,786009538950722</text:p>
          </table:table-cell>
          <table:table-cell table:formula="of:=[.H266]-[.H163]" office:value-type="float" office:value="4.61583291591352" calcext:value-type="float">
            <text:p>4,61583291591352</text:p>
          </table:table-cell>
          <table:table-cell table:formula="of:=[.I266]-[.I163]" office:value-type="float" office:value="8.83164405340071" calcext:value-type="float">
            <text:p>8,83164405340071</text:p>
          </table:table-cell>
          <table:table-cell table:formula="of:=[.J266]-[.J163]" office:value-type="float" office:value="11.2652568765381" calcext:value-type="float">
            <text:p>11,2652568765381</text:p>
          </table:table-cell>
          <table:table-cell table:formula="of:=[.K266]-[.K163]" office:value-type="float" office:value="2.74672561360716" calcext:value-type="float">
            <text:p>2,74672561360716</text:p>
          </table:table-cell>
          <table:table-cell table:formula="of:=SUM([.B370:.K370])" office:value-type="float" office:value="0.000000000000028421709430404" calcext:value-type="float">
            <text:p>2,8421709430404E-14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267]-[.B164]" office:value-type="float" office:value="8.24597643574276" calcext:value-type="float">
            <text:p>8,24597643574276</text:p>
          </table:table-cell>
          <table:table-cell table:formula="of:=[.C267]-[.C164]" office:value-type="float" office:value="1.85928632097045" calcext:value-type="float">
            <text:p>1,85928632097045</text:p>
          </table:table-cell>
          <table:table-cell table:formula="of:=[.D267]-[.D164]" office:value-type="float" office:value="-2.0470207112834" calcext:value-type="float">
            <text:p>-2,0470207112834</text:p>
          </table:table-cell>
          <table:table-cell table:formula="of:=[.E267]-[.E164]" office:value-type="float" office:value="-1.92485789576845" calcext:value-type="float">
            <text:p>-1,92485789576845</text:p>
          </table:table-cell>
          <table:table-cell table:formula="of:=[.F267]-[.F164]" office:value-type="float" office:value="-3.8076289827297" calcext:value-type="float">
            <text:p>-3,8076289827297</text:p>
          </table:table-cell>
          <table:table-cell table:formula="of:=[.G267]-[.G164]" office:value-type="float" office:value="-0.190620031796499" calcext:value-type="float">
            <text:p>-0,190620031796499</text:p>
          </table:table-cell>
          <table:table-cell table:formula="of:=[.H267]-[.H164]" office:value-type="float" office:value="16.125714876843" calcext:value-type="float">
            <text:p>16,125714876843</text:p>
          </table:table-cell>
          <table:table-cell table:formula="of:=[.I267]-[.I164]" office:value-type="float" office:value="-0.817794063200985" calcext:value-type="float">
            <text:p>-0,817794063200985</text:p>
          </table:table-cell>
          <table:table-cell table:formula="of:=[.J267]-[.J164]" office:value-type="float" office:value="-20.5877550798179" calcext:value-type="float">
            <text:p>-20,5877550798179</text:p>
          </table:table-cell>
          <table:table-cell table:formula="of:=[.K267]-[.K164]" office:value-type="float" office:value="3.14469913104079" calcext:value-type="float">
            <text:p>3,14469913104079</text:p>
          </table:table-cell>
          <table:table-cell table:formula="of:=SUM([.B371:.K371])" office:value-type="float" office:value="0.0000000000000532907051820075" calcext:value-type="float">
            <text:p>5,32907051820075E-1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268]-[.B165]" office:value-type="float" office:value="-6.15445259925518" calcext:value-type="float">
            <text:p>-6,15445259925518</text:p>
          </table:table-cell>
          <table:table-cell table:formula="of:=[.C268]-[.C165]" office:value-type="float" office:value="-3.08818084805192" calcext:value-type="float">
            <text:p>-3,08818084805192</text:p>
          </table:table-cell>
          <table:table-cell table:formula="of:=[.D268]-[.D165]" office:value-type="float" office:value="2.57958925888016" calcext:value-type="float">
            <text:p>2,57958925888016</text:p>
          </table:table-cell>
          <table:table-cell table:formula="of:=[.E268]-[.E165]" office:value-type="float" office:value="-6.27005248600736" calcext:value-type="float">
            <text:p>-6,27005248600736</text:p>
          </table:table-cell>
          <table:table-cell table:formula="of:=[.F268]-[.F165]" office:value-type="float" office:value="-17.7012435481412" calcext:value-type="float">
            <text:p>-17,7012435481412</text:p>
          </table:table-cell>
          <table:table-cell table:formula="of:=[.G268]-[.G165]" office:value-type="float" office:value="15.120826709062" calcext:value-type="float">
            <text:p>15,120826709062</text:p>
          </table:table-cell>
          <table:table-cell table:formula="of:=[.H268]-[.H165]" office:value-type="float" office:value="-25.5730992878455" calcext:value-type="float">
            <text:p>-25,5730992878455</text:p>
          </table:table-cell>
          <table:table-cell table:formula="of:=[.I268]-[.I165]" office:value-type="float" office:value="2.34427336280681" calcext:value-type="float">
            <text:p>2,34427336280681</text:p>
          </table:table-cell>
          <table:table-cell table:formula="of:=[.J268]-[.J165]" office:value-type="float" office:value="22.5498834854193" calcext:value-type="float">
            <text:p>22,5498834854193</text:p>
          </table:table-cell>
          <table:table-cell table:formula="of:=[.K268]-[.K165]" office:value-type="float" office:value="16.1924559531328" calcext:value-type="float">
            <text:p>16,1924559531328</text:p>
          </table:table-cell>
          <table:table-cell table:formula="of:=SUM([.B372:.K37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269]-[.B166]" office:value-type="float" office:value="-11.4574558442407" calcext:value-type="float">
            <text:p>-11,4574558442407</text:p>
          </table:table-cell>
          <table:table-cell table:formula="of:=[.C269]-[.C166]" office:value-type="float" office:value="3.27954896879151" calcext:value-type="float">
            <text:p>3,27954896879151</text:p>
          </table:table-cell>
          <table:table-cell table:formula="of:=[.D269]-[.D166]" office:value-type="float" office:value="9.96585905002505" calcext:value-type="float">
            <text:p>9,96585905002505</text:p>
          </table:table-cell>
          <table:table-cell table:formula="of:=[.E269]-[.E166]" office:value-type="float" office:value="14.3135853823203" calcext:value-type="float">
            <text:p>14,3135853823203</text:p>
          </table:table-cell>
          <table:table-cell table:formula="of:=[.F269]-[.F166]" office:value-type="float" office:value="17.0434544939783" calcext:value-type="float">
            <text:p>17,0434544939783</text:p>
          </table:table-cell>
          <table:table-cell table:formula="of:=[.G269]-[.G166]" office:value-type="float" office:value="-37.1990461049285" calcext:value-type="float">
            <text:p>-37,1990461049285</text:p>
          </table:table-cell>
          <table:table-cell table:formula="of:=[.H269]-[.H166]" office:value-type="float" office:value="-1.46479844066467" calcext:value-type="float">
            <text:p>-1,46479844066467</text:p>
          </table:table-cell>
          <table:table-cell table:formula="of:=[.I269]-[.I166]" office:value-type="float" office:value="-0.52125465513862" calcext:value-type="float">
            <text:p>-0,52125465513862</text:p>
          </table:table-cell>
          <table:table-cell table:formula="of:=[.J269]-[.J166]" office:value-type="float" office:value="1.51335344208027" calcext:value-type="float">
            <text:p>1,51335344208027</text:p>
          </table:table-cell>
          <table:table-cell table:formula="of:=[.K269]-[.K166]" office:value-type="float" office:value="4.52675370777708" calcext:value-type="float">
            <text:p>4,52675370777708</text:p>
          </table:table-cell>
          <table:table-cell table:formula="of:=SUM([.B373:.K37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270]-[.B167]" office:value-type="float" office:value="-2.6940784458915" calcext:value-type="float">
            <text:p>-2,6940784458915</text:p>
          </table:table-cell>
          <table:table-cell table:formula="of:=[.C270]-[.C167]" office:value-type="float" office:value="1.68230067295337" calcext:value-type="float">
            <text:p>1,68230067295337</text:p>
          </table:table-cell>
          <table:table-cell table:formula="of:=[.D270]-[.D167]" office:value-type="float" office:value="4.93653548794564" calcext:value-type="float">
            <text:p>4,93653548794564</text:p>
          </table:table-cell>
          <table:table-cell table:formula="of:=[.E270]-[.E167]" office:value-type="float" office:value="9.5004268571553" calcext:value-type="float">
            <text:p>9,5004268571553</text:p>
          </table:table-cell>
          <table:table-cell table:formula="of:=[.F270]-[.F167]" office:value-type="float" office:value="4.85907615915674" calcext:value-type="float">
            <text:p>4,85907615915674</text:p>
          </table:table-cell>
          <table:table-cell table:formula="of:=[.G270]-[.G167]" office:value-type="float" office:value="-18.3112877583466" calcext:value-type="float">
            <text:p>-18,3112877583466</text:p>
          </table:table-cell>
          <table:table-cell table:formula="of:=[.H270]-[.H167]" office:value-type="float" office:value="-5.15570703660953" calcext:value-type="float">
            <text:p>-5,15570703660953</text:p>
          </table:table-cell>
          <table:table-cell table:formula="of:=[.I270]-[.I167]" office:value-type="float" office:value="12.7212622775878" calcext:value-type="float">
            <text:p>12,7212622775878</text:p>
          </table:table-cell>
          <table:table-cell table:formula="of:=[.J270]-[.J167]" office:value-type="float" office:value="-10.4314175577673" calcext:value-type="float">
            <text:p>-10,4314175577673</text:p>
          </table:table-cell>
          <table:table-cell table:formula="of:=[.K270]-[.K167]" office:value-type="float" office:value="2.89288934381602" calcext:value-type="float">
            <text:p>2,89288934381602</text:p>
          </table:table-cell>
          <table:table-cell table:formula="of:=SUM([.B374:.K374])" office:value-type="float" office:value="0.000000000000028421709430404" calcext:value-type="float">
            <text:p>2,8421709430404E-14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271]-[.B168]" office:value-type="float" office:value="9.43868284077792" calcext:value-type="float">
            <text:p>9,43868284077792</text:p>
          </table:table-cell>
          <table:table-cell table:formula="of:=[.C271]-[.C168]" office:value-type="float" office:value="-0.247655552409785" calcext:value-type="float">
            <text:p>-0,247655552409785</text:p>
          </table:table-cell>
          <table:table-cell table:formula="of:=[.D271]-[.D168]" office:value-type="float" office:value="-0.394651218502958" calcext:value-type="float">
            <text:p>-0,394651218502958</text:p>
          </table:table-cell>
          <table:table-cell table:formula="of:=[.E271]-[.E168]" office:value-type="float" office:value="-20.7931659298299" calcext:value-type="float">
            <text:p>-20,7931659298299</text:p>
          </table:table-cell>
          <table:table-cell table:formula="of:=[.F271]-[.F168]" office:value-type="float" office:value="-7.99907659472527" calcext:value-type="float">
            <text:p>-7,99907659472527</text:p>
          </table:table-cell>
          <table:table-cell table:formula="of:=[.G271]-[.G168]" office:value-type="float" office:value="24.1039745627981" calcext:value-type="float">
            <text:p>24,1039745627981</text:p>
          </table:table-cell>
          <table:table-cell table:formula="of:=[.H271]-[.H168]" office:value-type="float" office:value="24.2458740771392" calcext:value-type="float">
            <text:p>24,2458740771392</text:p>
          </table:table-cell>
          <table:table-cell table:formula="of:=[.I271]-[.I168]" office:value-type="float" office:value="-9.06264782106845" calcext:value-type="float">
            <text:p>-9,06264782106845</text:p>
          </table:table-cell>
          <table:table-cell table:formula="of:=[.J271]-[.J168]" office:value-type="float" office:value="-10.2478994707842" calcext:value-type="float">
            <text:p>-10,2478994707842</text:p>
          </table:table-cell>
          <table:table-cell table:formula="of:=[.K271]-[.K168]" office:value-type="float" office:value="-9.0434348933946" calcext:value-type="float">
            <text:p>-9,0434348933946</text:p>
          </table:table-cell>
          <table:table-cell table:formula="of:=SUM([.B375:.K37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272]-[.B169]" office:value-type="float" office:value="-11.9638913692097" calcext:value-type="float">
            <text:p>-11,9638913692097</text:p>
          </table:table-cell>
          <table:table-cell table:formula="of:=[.C272]-[.C169]" office:value-type="float" office:value="-9.43245856654398" calcext:value-type="float">
            <text:p>-9,43245856654398</text:p>
          </table:table-cell>
          <table:table-cell table:formula="of:=[.D272]-[.D169]" office:value-type="float" office:value="-23.6349913975216" calcext:value-type="float">
            <text:p>-23,6349913975216</text:p>
          </table:table-cell>
          <table:table-cell table:formula="of:=[.E272]-[.E169]" office:value-type="float" office:value="10.6356665287366" calcext:value-type="float">
            <text:p>10,6356665287366</text:p>
          </table:table-cell>
          <table:table-cell table:formula="of:=[.F272]-[.F169]" office:value-type="float" office:value="0.639236012805711" calcext:value-type="float">
            <text:p>0,639236012805711</text:p>
          </table:table-cell>
          <table:table-cell table:formula="of:=[.G272]-[.G169]" office:value-type="float" office:value="-13.0273449920509" calcext:value-type="float">
            <text:p>-13,0273449920509</text:p>
          </table:table-cell>
          <table:table-cell table:formula="of:=[.H272]-[.H169]" office:value-type="float" office:value="5.05298908900844" calcext:value-type="float">
            <text:p>5,05298908900844</text:p>
          </table:table-cell>
          <table:table-cell table:formula="of:=[.I272]-[.I169]" office:value-type="float" office:value="7.90975673497834" calcext:value-type="float">
            <text:p>7,90975673497834</text:p>
          </table:table-cell>
          <table:table-cell table:formula="of:=[.J272]-[.J169]" office:value-type="float" office:value="21.5779319206394" calcext:value-type="float">
            <text:p>21,5779319206394</text:p>
          </table:table-cell>
          <table:table-cell table:formula="of:=[.K272]-[.K169]" office:value-type="float" office:value="12.2431060391576" calcext:value-type="float">
            <text:p>12,2431060391576</text:p>
          </table:table-cell>
          <table:table-cell table:formula="of:=SUM([.B376:.K37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273]-[.B170]" office:value-type="float" office:value="7.1356795957924" calcext:value-type="float">
            <text:p>7,1356795957924</text:p>
          </table:table-cell>
          <table:table-cell table:formula="of:=[.C273]-[.C170]" office:value-type="float" office:value="1.12007426443365" calcext:value-type="float">
            <text:p>1,12007426443365</text:p>
          </table:table-cell>
          <table:table-cell table:formula="of:=[.D273]-[.D170]" office:value-type="float" office:value="-0.508381427358067" calcext:value-type="float">
            <text:p>-0,508381427358067</text:p>
          </table:table-cell>
          <table:table-cell table:formula="of:=[.E273]-[.E170]" office:value-type="float" office:value="1.29047193849772" calcext:value-type="float">
            <text:p>1,29047193849772</text:p>
          </table:table-cell>
          <table:table-cell table:formula="of:=[.F273]-[.F170]" office:value-type="float" office:value="15.2456214473942" calcext:value-type="float">
            <text:p>15,2456214473942</text:p>
          </table:table-cell>
          <table:table-cell table:formula="of:=[.G273]-[.G170]" office:value-type="float" office:value="7.28410174880762" calcext:value-type="float">
            <text:p>7,28410174880762</text:p>
          </table:table-cell>
          <table:table-cell table:formula="of:=[.H273]-[.H170]" office:value-type="float" office:value="-15.64582507568" calcext:value-type="float">
            <text:p>-15,64582507568</text:p>
          </table:table-cell>
          <table:table-cell table:formula="of:=[.I273]-[.I170]" office:value-type="float" office:value="17.0718241609861" calcext:value-type="float">
            <text:p>17,0718241609861</text:p>
          </table:table-cell>
          <table:table-cell table:formula="of:=[.J273]-[.J170]" office:value-type="float" office:value="-19.2844295141233" calcext:value-type="float">
            <text:p>-19,2844295141233</text:p>
          </table:table-cell>
          <table:table-cell table:formula="of:=[.K273]-[.K170]" office:value-type="float" office:value="-13.7091371387504" calcext:value-type="float">
            <text:p>-13,7091371387504</text:p>
          </table:table-cell>
          <table:table-cell table:formula="of:=SUM([.B377:.K377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274]-[.B171]" office:value-type="float" office:value="2.79090532918091" calcext:value-type="float">
            <text:p>2,79090532918091</text:p>
          </table:table-cell>
          <table:table-cell table:formula="of:=[.C274]-[.C171]" office:value-type="float" office:value="1.52094975717054" calcext:value-type="float">
            <text:p>1,52094975717054</text:p>
          </table:table-cell>
          <table:table-cell table:formula="of:=[.D274]-[.D171]" office:value-type="float" office:value="-1.13211555632991" calcext:value-type="float">
            <text:p>-1,13211555632991</text:p>
          </table:table-cell>
          <table:table-cell table:formula="of:=[.E274]-[.E171]" office:value-type="float" office:value="7.91861619879347" calcext:value-type="float">
            <text:p>7,91861619879347</text:p>
          </table:table-cell>
          <table:table-cell table:formula="of:=[.F274]-[.F171]" office:value-type="float" office:value="6.58256636975412" calcext:value-type="float">
            <text:p>6,58256636975412</text:p>
          </table:table-cell>
          <table:table-cell table:formula="of:=[.G274]-[.G171]" office:value-type="float" office:value="-27.4106518282989" calcext:value-type="float">
            <text:p>-27,4106518282989</text:p>
          </table:table-cell>
          <table:table-cell table:formula="of:=[.H274]-[.H171]" office:value-type="float" office:value="-7.61420280070561" calcext:value-type="float">
            <text:p>-7,61420280070561</text:p>
          </table:table-cell>
          <table:table-cell table:formula="of:=[.I274]-[.I171]" office:value-type="float" office:value="3.39362218786071" calcext:value-type="float">
            <text:p>3,39362218786071</text:p>
          </table:table-cell>
          <table:table-cell table:formula="of:=[.J274]-[.J171]" office:value-type="float" office:value="8.38593222553738" calcext:value-type="float">
            <text:p>8,38593222553738</text:p>
          </table:table-cell>
          <table:table-cell table:formula="of:=[.K274]-[.K171]" office:value-type="float" office:value="5.56437811703727" calcext:value-type="float">
            <text:p>5,56437811703727</text:p>
          </table:table-cell>
          <table:table-cell table:formula="of:=SUM([.B378:.K37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table:formula="of:=[.B275]-[.B172]" office:value-type="float" office:value="-12.8440011324782" calcext:value-type="float">
            <text:p>-13</text:p>
          </table:table-cell>
          <table:table-cell table:style-name="ce3" table:formula="of:=[.C275]-[.C172]" office:value-type="float" office:value="5.71357013742187" calcext:value-type="float">
            <text:p>6</text:p>
          </table:table-cell>
          <table:table-cell table:style-name="ce3" table:formula="of:=[.D275]-[.D172]" office:value-type="float" office:value="5.33212100093647" calcext:value-type="float">
            <text:p>5</text:p>
          </table:table-cell>
          <table:table-cell table:style-name="ce3" table:formula="of:=[.E275]-[.E172]" office:value-type="float" office:value="-3.01376396541586" calcext:value-type="float">
            <text:p>-3</text:p>
          </table:table-cell>
          <table:table-cell table:style-name="ce3" table:formula="of:=[.F275]-[.F172]" office:value-type="float" office:value="7.9726462965786" calcext:value-type="float">
            <text:p>8</text:p>
          </table:table-cell>
          <table:table-cell table:style-name="ce3" table:formula="of:=[.G275]-[.G172]" office:value-type="float" office:value="11.7313195548489" calcext:value-type="float">
            <text:p>12</text:p>
          </table:table-cell>
          <table:table-cell table:style-name="ce3" table:formula="of:=[.H275]-[.H172]" office:value-type="float" office:value="-2.50985473789663" calcext:value-type="float">
            <text:p>-3</text:p>
          </table:table-cell>
          <table:table-cell table:style-name="ce3" table:formula="of:=[.I275]-[.I172]" office:value-type="float" office:value="0.987869416555967" calcext:value-type="float">
            <text:p>1</text:p>
          </table:table-cell>
          <table:table-cell table:style-name="ce3" table:formula="of:=[.J275]-[.J172]" office:value-type="float" office:value="-8.10939303525927" calcext:value-type="float">
            <text:p>-8</text:p>
          </table:table-cell>
          <table:table-cell table:style-name="ce3" table:formula="of:=[.K275]-[.K172]" office:value-type="float" office:value="-5.26051353529194" calcext:value-type="float">
            <text:p>-5</text:p>
          </table:table-cell>
          <table:table-cell table:formula="of:=SUM([.B379:.K379])" office:value-type="float" office:value="-0.0000000000000319744231092045" calcext:value-type="float">
            <text:p>-3,19744231092045E-14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276]-[.B173]" office:value-type="float" office:value="21.2555698325239" calcext:value-type="float">
            <text:p>21,2555698325239</text:p>
          </table:table-cell>
          <table:table-cell table:formula="of:=[.C276]-[.C173]" office:value-type="float" office:value="9.7661029683995" calcext:value-type="float">
            <text:p>9,7661029683995</text:p>
          </table:table-cell>
          <table:table-cell table:formula="of:=[.D276]-[.D173]" office:value-type="float" office:value="18.4587309711" calcext:value-type="float">
            <text:p>18,4587309711</text:p>
          </table:table-cell>
          <table:table-cell table:formula="of:=[.E276]-[.E173]" office:value-type="float" office:value="-3.35895855565477" calcext:value-type="float">
            <text:p>-3,35895855565477</text:p>
          </table:table-cell>
          <table:table-cell table:formula="of:=[.F276]-[.F173]" office:value-type="float" office:value="-22.9209682688329" calcext:value-type="float">
            <text:p>-22,9209682688329</text:p>
          </table:table-cell>
          <table:table-cell table:formula="of:=[.G276]-[.G173]" office:value-type="float" office:value="14.0427662957075" calcext:value-type="float">
            <text:p>14,0427662957075</text:p>
          </table:table-cell>
          <table:table-cell table:formula="of:=[.H276]-[.H173]" office:value-type="float" office:value="-2.20866890258509" calcext:value-type="float">
            <text:p>-2,20866890258509</text:p>
          </table:table-cell>
          <table:table-cell table:formula="of:=[.I276]-[.I173]" office:value-type="float" office:value="-11.8500631574362" calcext:value-type="float">
            <text:p>-11,8500631574362</text:p>
          </table:table-cell>
          <table:table-cell table:formula="of:=[.J276]-[.J173]" office:value-type="float" office:value="-26.971754470022" calcext:value-type="float">
            <text:p>-26,971754470022</text:p>
          </table:table-cell>
          <table:table-cell table:formula="of:=[.K276]-[.K173]" office:value-type="float" office:value="3.7872432868001" calcext:value-type="float">
            <text:p>3,7872432868001</text:p>
          </table:table-cell>
          <table:table-cell table:formula="of:=SUM([.B380:.K38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277]-[.B174]" office:value-type="float" office:value="-4.61166888080668" calcext:value-type="float">
            <text:p>-4,61166888080668</text:p>
          </table:table-cell>
          <table:table-cell table:formula="of:=[.C277]-[.C174]" office:value-type="float" office:value="6.83614674303635" calcext:value-type="float">
            <text:p>6,83614674303635</text:p>
          </table:table-cell>
          <table:table-cell table:formula="of:=[.D277]-[.D174]" office:value-type="float" office:value="3.12754426465143" calcext:value-type="float">
            <text:p>3,12754426465143</text:p>
          </table:table-cell>
          <table:table-cell table:formula="of:=[.E277]-[.E174]" office:value-type="float" office:value="-13.15255134264" calcext:value-type="float">
            <text:p>-13,15255134264</text:p>
          </table:table-cell>
          <table:table-cell table:formula="of:=[.F277]-[.F174]" office:value-type="float" office:value="-8.2791210227149" calcext:value-type="float">
            <text:p>-8,2791210227149</text:p>
          </table:table-cell>
          <table:table-cell table:formula="of:=[.G277]-[.G174]" office:value-type="float" office:value="-13.5419713831479" calcext:value-type="float">
            <text:p>-13,5419713831479</text:p>
          </table:table-cell>
          <table:table-cell table:formula="of:=[.H277]-[.H174]" office:value-type="float" office:value="-20.8070877888364" calcext:value-type="float">
            <text:p>-20,8070877888364</text:p>
          </table:table-cell>
          <table:table-cell table:formula="of:=[.I277]-[.I174]" office:value-type="float" office:value="12.3660267439075" calcext:value-type="float">
            <text:p>12,3660267439075</text:p>
          </table:table-cell>
          <table:table-cell table:formula="of:=[.J277]-[.J174]" office:value-type="float" office:value="25.211763616961" calcext:value-type="float">
            <text:p>25,211763616961</text:p>
          </table:table-cell>
          <table:table-cell table:formula="of:=[.K277]-[.K174]" office:value-type="float" office:value="12.8509190495895" calcext:value-type="float">
            <text:p>12,8509190495895</text:p>
          </table:table-cell>
          <table:table-cell table:formula="of:=SUM([.B381:.K38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278]-[.B175]" office:value-type="float" office:value="-9.61381405579633" calcext:value-type="float">
            <text:p>-9,61381405579633</text:p>
          </table:table-cell>
          <table:table-cell table:formula="of:=[.C278]-[.C175]" office:value-type="float" office:value="-4.90118910207548" calcext:value-type="float">
            <text:p>-4,90118910207548</text:p>
          </table:table-cell>
          <table:table-cell table:formula="of:=[.D278]-[.D175]" office:value-type="float" office:value="-18.7394058845308" calcext:value-type="float">
            <text:p>-18,7394058845308</text:p>
          </table:table-cell>
          <table:table-cell table:formula="of:=[.E278]-[.E175]" office:value-type="float" office:value="-18.3785242938345" calcext:value-type="float">
            <text:p>-18,3785242938345</text:p>
          </table:table-cell>
          <table:table-cell table:formula="of:=[.F278]-[.F175]" office:value-type="float" office:value="-0.247193849772415" calcext:value-type="float">
            <text:p>-0,247193849772415</text:p>
          </table:table-cell>
          <table:table-cell table:formula="of:=[.G278]-[.G175]" office:value-type="float" office:value="13.0152623211447" calcext:value-type="float">
            <text:p>13,0152623211447</text:p>
          </table:table-cell>
          <table:table-cell table:formula="of:=[.H278]-[.H175]" office:value-type="float" office:value="2.69884138772133" calcext:value-type="float">
            <text:p>2,69884138772133</text:p>
          </table:table-cell>
          <table:table-cell table:formula="of:=[.I278]-[.I175]" office:value-type="float" office:value="16.1763638739465" calcext:value-type="float">
            <text:p>16,1763638739465</text:p>
          </table:table-cell>
          <table:table-cell table:formula="of:=[.J278]-[.J175]" office:value-type="float" office:value="14.8999564431474" calcext:value-type="float">
            <text:p>14,8999564431474</text:p>
          </table:table-cell>
          <table:table-cell table:formula="of:=[.K278]-[.K175]" office:value-type="float" office:value="5.08970316004966" calcext:value-type="float">
            <text:p>5,08970316004966</text:p>
          </table:table-cell>
          <table:table-cell table:formula="of:=SUM([.B382:.K38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279]-[.B176]" office:value-type="float" office:value="-4.88577215410415" calcext:value-type="float">
            <text:p>-4,88577215410415</text:p>
          </table:table-cell>
          <table:table-cell table:formula="of:=[.C279]-[.C176]" office:value-type="float" office:value="-6.75328418668467" calcext:value-type="float">
            <text:p>-6,75328418668467</text:p>
          </table:table-cell>
          <table:table-cell table:formula="of:=[.D279]-[.D176]" office:value-type="float" office:value="-11.6778829191803" calcext:value-type="float">
            <text:p>-11,6778829191803</text:p>
          </table:table-cell>
          <table:table-cell table:formula="of:=[.E279]-[.E176]" office:value-type="float" office:value="9.53074242655227" calcext:value-type="float">
            <text:p>9,53074242655227</text:p>
          </table:table-cell>
          <table:table-cell table:formula="of:=[.F279]-[.F176]" office:value-type="float" office:value="-3.93510682318096" calcext:value-type="float">
            <text:p>-3,93510682318096</text:p>
          </table:table-cell>
          <table:table-cell table:formula="of:=[.G279]-[.G176]" office:value-type="float" office:value="-4.1435612082671" calcext:value-type="float">
            <text:p>-4,1435612082671</text:p>
          </table:table-cell>
          <table:table-cell table:formula="of:=[.H279]-[.H176]" office:value-type="float" office:value="-10.586533310103" calcext:value-type="float">
            <text:p>-10,586533310103</text:p>
          </table:table-cell>
          <table:table-cell table:formula="of:=[.I279]-[.I176]" office:value-type="float" office:value="14.175195461376" calcext:value-type="float">
            <text:p>14,175195461376</text:p>
          </table:table-cell>
          <table:table-cell table:formula="of:=[.J279]-[.J176]" office:value-type="float" office:value="12.5974987477405" calcext:value-type="float">
            <text:p>12,5974987477405</text:p>
          </table:table-cell>
          <table:table-cell table:formula="of:=[.K279]-[.K176]" office:value-type="float" office:value="5.67870396585143" calcext:value-type="float">
            <text:p>5,67870396585143</text:p>
          </table:table-cell>
          <table:table-cell table:formula="of:=SUM([.B383:.K38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280]-[.B177]" office:value-type="float" office:value="17.778034279243" calcext:value-type="float">
            <text:p>17,778034279243</text:p>
          </table:table-cell>
          <table:table-cell table:formula="of:=[.C280]-[.C177]" office:value-type="float" office:value="5.09693468649955" calcext:value-type="float">
            <text:p>5,09693468649955</text:p>
          </table:table-cell>
          <table:table-cell table:formula="of:=[.D280]-[.D177]" office:value-type="float" office:value="-4.33381645142323" calcext:value-type="float">
            <text:p>-4,33381645142323</text:p>
          </table:table-cell>
          <table:table-cell table:formula="of:=[.E280]-[.E177]" office:value-type="float" office:value="-12.4372215083738" calcext:value-type="float">
            <text:p>-12,4372215083738</text:p>
          </table:table-cell>
          <table:table-cell table:formula="of:=[.F280]-[.F177]" office:value-type="float" office:value="-8.22587059259098" calcext:value-type="float">
            <text:p>-8,22587059259098</text:p>
          </table:table-cell>
          <table:table-cell table:formula="of:=[.G280]-[.G177]" office:value-type="float" office:value="26.9327503974563" calcext:value-type="float">
            <text:p>26,9327503974563</text:p>
          </table:table-cell>
          <table:table-cell table:formula="of:=[.H280]-[.H177]" office:value-type="float" office:value="-0.578627741359412" calcext:value-type="float">
            <text:p>-0,578627741359412</text:p>
          </table:table-cell>
          <table:table-cell table:formula="of:=[.I280]-[.I177]" office:value-type="float" office:value="-18.7443550319054" calcext:value-type="float">
            <text:p>-18,7443550319054</text:p>
          </table:table-cell>
          <table:table-cell table:formula="of:=[.J280]-[.J177]" office:value-type="float" office:value="-6.48491081734434" calcext:value-type="float">
            <text:p>-6,48491081734434</text:p>
          </table:table-cell>
          <table:table-cell table:formula="of:=[.K280]-[.K177]" office:value-type="float" office:value="0.997082779798333" calcext:value-type="float">
            <text:p>0,997082779798333</text:p>
          </table:table-cell>
          <table:table-cell table:formula="of:=SUM([.B384:.K384])" office:value-type="float" office:value="-0.000000000000021316282072803" calcext:value-type="float">
            <text:p>-2,1316282072803E-14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281]-[.B178]" office:value-type="float" office:value="-4.48963346908553" calcext:value-type="float">
            <text:p>-4,48963346908553</text:p>
          </table:table-cell>
          <table:table-cell table:formula="of:=[.C281]-[.C178]" office:value-type="float" office:value="0.219511292114031" calcext:value-type="float">
            <text:p>0,219511292114031</text:p>
          </table:table-cell>
          <table:table-cell table:formula="of:=[.D281]-[.D178]" office:value-type="float" office:value="-22.0383931877083" calcext:value-type="float">
            <text:p>-22,0383931877083</text:p>
          </table:table-cell>
          <table:table-cell table:formula="of:=[.E281]-[.E178]" office:value-type="float" office:value="-8.57600888559793" calcext:value-type="float">
            <text:p>-8,57600888559793</text:p>
          </table:table-cell>
          <table:table-cell table:formula="of:=[.F281]-[.F178]" office:value-type="float" office:value="0.522362088115514" calcext:value-type="float">
            <text:p>0,522362088115514</text:p>
          </table:table-cell>
          <table:table-cell table:formula="of:=[.G281]-[.G178]" office:value-type="float" office:value="8.65945945945944" calcext:value-type="float">
            <text:p>8,65945945945944</text:p>
          </table:table-cell>
          <table:table-cell table:formula="of:=[.H281]-[.H178]" office:value-type="float" office:value="1.12413920770086" calcext:value-type="float">
            <text:p>1,12413920770086</text:p>
          </table:table-cell>
          <table:table-cell table:formula="of:=[.I281]-[.I178]" office:value-type="float" office:value="7.63380229544613" calcext:value-type="float">
            <text:p>7,63380229544613</text:p>
          </table:table-cell>
          <table:table-cell table:formula="of:=[.J281]-[.J178]" office:value-type="float" office:value="16.836245834876" calcext:value-type="float">
            <text:p>16,836245834876</text:p>
          </table:table-cell>
          <table:table-cell table:formula="of:=[.K281]-[.K178]" office:value-type="float" office:value="0.10851536467975" calcext:value-type="float">
            <text:p>0,10851536467975</text:p>
          </table:table-cell>
          <table:table-cell table:formula="of:=SUM([.B385:.K385])" office:value-type="float" office:value="-7.105427357601E-015" calcext:value-type="float">
            <text:p>-7,105427357601E-15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282]-[.B179]" office:value-type="float" office:value="-12.0753206873271" calcext:value-type="float">
            <text:p>-12,0753206873271</text:p>
          </table:table-cell>
          <table:table-cell table:formula="of:=[.C282]-[.C179]" office:value-type="float" office:value="5.04846679878912" calcext:value-type="float">
            <text:p>5,04846679878912</text:p>
          </table:table-cell>
          <table:table-cell table:formula="of:=[.D282]-[.D179]" office:value-type="float" office:value="20.0746488228761" calcext:value-type="float">
            <text:p>20,0746488228761</text:p>
          </table:table-cell>
          <table:table-cell table:formula="of:=[.E282]-[.E179]" office:value-type="float" office:value="26.2870309471438" calcext:value-type="float">
            <text:p>26,2870309471438</text:p>
          </table:table-cell>
          <table:table-cell table:formula="of:=[.F282]-[.F179]" office:value-type="float" office:value="6.73878302153887" calcext:value-type="float">
            <text:p>6,73878302153887</text:p>
          </table:table-cell>
          <table:table-cell table:formula="of:=[.G282]-[.G179]" office:value-type="float" office:value="-70.5330683624801" calcext:value-type="float">
            <text:p>-70,5330683624801</text:p>
          </table:table-cell>
          <table:table-cell table:formula="of:=[.H282]-[.H179]" office:value-type="float" office:value="1.47671123984583" calcext:value-type="float">
            <text:p>1,47671123984583</text:p>
          </table:table-cell>
          <table:table-cell table:formula="of:=[.I282]-[.I179]" office:value-type="float" office:value="26.8187915151251" calcext:value-type="float">
            <text:p>26,8187915151251</text:p>
          </table:table-cell>
          <table:table-cell table:formula="of:=[.J282]-[.J179]" office:value-type="float" office:value="6.93822222706189" calcext:value-type="float">
            <text:p>6,93822222706189</text:p>
          </table:table-cell>
          <table:table-cell table:formula="of:=[.K282]-[.K179]" office:value-type="float" office:value="-10.7742655225733" calcext:value-type="float">
            <text:p>-10,7742655225733</text:p>
          </table:table-cell>
          <table:table-cell table:formula="of:=SUM([.B386:.K386])" office:value-type="float" office:value="0.0000000000000532907051820075" calcext:value-type="float">
            <text:p>5,32907051820075E-14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283]-[.B180]" office:value-type="float" office:value="4.22339220767908" calcext:value-type="float">
            <text:p>4,22339220767908</text:p>
          </table:table-cell>
          <table:table-cell table:formula="of:=[.C283]-[.C180]" office:value-type="float" office:value="-2.29393470827798" calcext:value-type="float">
            <text:p>-2,29393470827798</text:p>
          </table:table-cell>
          <table:table-cell table:formula="of:=[.D283]-[.D180]" office:value-type="float" office:value="13.9544787333667" calcext:value-type="float">
            <text:p>13,9544787333667</text:p>
          </table:table-cell>
          <table:table-cell table:formula="of:=[.E283]-[.E180]" office:value-type="float" office:value="7.25144717642704" calcext:value-type="float">
            <text:p>7,25144717642704</text:p>
          </table:table-cell>
          <table:table-cell table:formula="of:=[.F283]-[.F180]" office:value-type="float" office:value="12.0579393253044" calcext:value-type="float">
            <text:p>12,0579393253044</text:p>
          </table:table-cell>
          <table:table-cell table:formula="of:=[.G283]-[.G180]" office:value-type="float" office:value="5.40127186009539" calcext:value-type="float">
            <text:p>5,40127186009539</text:p>
          </table:table-cell>
          <table:table-cell table:formula="of:=[.H283]-[.H180]" office:value-type="float" office:value="-12.6197312542195" calcext:value-type="float">
            <text:p>-12,6197312542195</text:p>
          </table:table-cell>
          <table:table-cell table:formula="of:=[.I283]-[.I180]" office:value-type="float" office:value="-10.6950062068515" calcext:value-type="float">
            <text:p>-10,6950062068515</text:p>
          </table:table-cell>
          <table:table-cell table:formula="of:=[.J283]-[.J180]" office:value-type="float" office:value="-15.6488620772263" calcext:value-type="float">
            <text:p>-15,6488620772263</text:p>
          </table:table-cell>
          <table:table-cell table:formula="of:=[.K283]-[.K180]" office:value-type="float" office:value="-1.63099505629723" calcext:value-type="float">
            <text:p>-1,63099505629723</text:p>
          </table:table-cell>
          <table:table-cell table:formula="of:=SUM([.B387:.K387])" office:value-type="float" office:value="0.000000000000042632564145606" calcext:value-type="float">
            <text:p>4,2632564145606E-14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table:formula="of:=[.B284]-[.B181]" office:value-type="float" office:value="0.85186314436919" calcext:value-type="float">
            <text:p>1</text:p>
          </table:table-cell>
          <table:table-cell table:style-name="ce3" table:formula="of:=[.C284]-[.C181]" office:value-type="float" office:value="1.3014373761352" calcext:value-type="float">
            <text:p>1</text:p>
          </table:table-cell>
          <table:table-cell table:style-name="ce3" table:formula="of:=[.D284]-[.D181]" office:value-type="float" office:value="3.3893917285537" calcext:value-type="float">
            <text:p>3</text:p>
          </table:table-cell>
          <table:table-cell table:style-name="ce3" table:formula="of:=[.E284]-[.E181]" office:value-type="float" office:value="-15.4940915129473" calcext:value-type="float">
            <text:p>-15</text:p>
          </table:table-cell>
          <table:table-cell table:style-name="ce3" table:formula="of:=[.F284]-[.F181]" office:value-type="float" office:value="12.2636409173073" calcext:value-type="float">
            <text:p>12</text:p>
          </table:table-cell>
          <table:table-cell table:style-name="ce3" table:formula="of:=[.G284]-[.G181]" office:value-type="float" office:value="15.9310015898251" calcext:value-type="float">
            <text:p>16</text:p>
          </table:table-cell>
          <table:table-cell table:style-name="ce3" table:formula="of:=[.H284]-[.H181]" office:value-type="float" office:value="-5.20629178735541" calcext:value-type="float">
            <text:p>-5</text:p>
          </table:table-cell>
          <table:table-cell table:style-name="ce3" table:formula="of:=[.I284]-[.I181]" office:value-type="float" office:value="-0.85824204542979" calcext:value-type="float">
            <text:p>-1</text:p>
          </table:table-cell>
          <table:table-cell table:style-name="ce3" table:formula="of:=[.J284]-[.J181]" office:value-type="float" office:value="-1.08895833787049" calcext:value-type="float">
            <text:p>-1</text:p>
          </table:table-cell>
          <table:table-cell table:style-name="ce3" table:formula="of:=[.K284]-[.K181]" office:value-type="float" office:value="-11.0897510725875" calcext:value-type="float">
            <text:p>-11</text:p>
          </table:table-cell>
          <table:table-cell table:formula="of:=SUM([.B388:.K388])" office:value-type="float" office:value="0.00000000000007105427357601" calcext:value-type="float">
            <text:p>7,105427357601E-14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285]-[.B182]" office:value-type="float" office:value="19.0510050743733" calcext:value-type="float">
            <text:p>19,0510050743733</text:p>
          </table:table-cell>
          <table:table-cell table:formula="of:=[.C285]-[.C182]" office:value-type="float" office:value="1.40650303809047" calcext:value-type="float">
            <text:p>1,40650303809047</text:p>
          </table:table-cell>
          <table:table-cell table:formula="of:=[.D285]-[.D182]" office:value-type="float" office:value="-4.3573883311192" calcext:value-type="float">
            <text:p>-4,3573883311192</text:p>
          </table:table-cell>
          <table:table-cell table:formula="of:=[.E285]-[.E182]" office:value-type="float" office:value="2.81551930657491" calcext:value-type="float">
            <text:p>2,81551930657491</text:p>
          </table:table-cell>
          <table:table-cell table:formula="of:=[.F285]-[.F182]" office:value-type="float" office:value="-5.52358821351569" calcext:value-type="float">
            <text:p>-5,52358821351569</text:p>
          </table:table-cell>
          <table:table-cell table:formula="of:=[.G285]-[.G182]" office:value-type="float" office:value="35.5538950715421" calcext:value-type="float">
            <text:p>35,5538950715421</text:p>
          </table:table-cell>
          <table:table-cell table:formula="of:=[.H285]-[.H182]" office:value-type="float" office:value="12.3960798832676" calcext:value-type="float">
            <text:p>12,3960798832676</text:p>
          </table:table-cell>
          <table:table-cell table:formula="of:=[.I285]-[.I182]" office:value-type="float" office:value="-25.5341071934142" calcext:value-type="float">
            <text:p>-25,5341071934142</text:p>
          </table:table-cell>
          <table:table-cell table:formula="of:=[.J285]-[.J182]" office:value-type="float" office:value="-15.8136812073959" calcext:value-type="float">
            <text:p>-15,8136812073959</text:p>
          </table:table-cell>
          <table:table-cell table:formula="of:=[.K285]-[.K182]" office:value-type="float" office:value="-19.9942374284034" calcext:value-type="float">
            <text:p>-19,9942374284034</text:p>
          </table:table-cell>
          <table:table-cell table:formula="of:=SUM([.B389:.K38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286]-[.B183]" office:value-type="float" office:value="-15.2830433172899" calcext:value-type="float">
            <text:p>-15,2830433172899</text:p>
          </table:table-cell>
          <table:table-cell table:formula="of:=[.C286]-[.C183]" office:value-type="float" office:value="-3.00594224361348" calcext:value-type="float">
            <text:p>-3,00594224361348</text:p>
          </table:table-cell>
          <table:table-cell table:formula="of:=[.D286]-[.D183]" office:value-type="float" office:value="-3.14637171417994" calcext:value-type="float">
            <text:p>-3,14637171417994</text:p>
          </table:table-cell>
          <table:table-cell table:formula="of:=[.E286]-[.E183]" office:value-type="float" office:value="-9.4264716771566" calcext:value-type="float">
            <text:p>-9,4264716771566</text:p>
          </table:table-cell>
          <table:table-cell table:formula="of:=[.F286]-[.F183]" office:value-type="float" office:value="11.6537208441318" calcext:value-type="float">
            <text:p>11,6537208441318</text:p>
          </table:table-cell>
          <table:table-cell table:formula="of:=[.G286]-[.G183]" office:value-type="float" office:value="-18.927027027027" calcext:value-type="float">
            <text:p>-18,927027027027</text:p>
          </table:table-cell>
          <table:table-cell table:formula="of:=[.H286]-[.H183]" office:value-type="float" office:value="5.89805627545357" calcext:value-type="float">
            <text:p>5,89805627545357</text:p>
          </table:table-cell>
          <table:table-cell table:formula="of:=[.I286]-[.I183]" office:value-type="float" office:value="4.73600518326546" calcext:value-type="float">
            <text:p>4,73600518326546</text:p>
          </table:table-cell>
          <table:table-cell table:formula="of:=[.J286]-[.J183]" office:value-type="float" office:value="16.4157164013328" calcext:value-type="float">
            <text:p>16,4157164013328</text:p>
          </table:table-cell>
          <table:table-cell table:formula="of:=[.K286]-[.K183]" office:value-type="float" office:value="11.0853572750833" calcext:value-type="float">
            <text:p>11,0853572750833</text:p>
          </table:table-cell>
          <table:table-cell table:formula="of:=SUM([.B390:.K390])" office:value-type="float" office:value="0.000000000000049737991503207" calcext:value-type="float">
            <text:p>4,9737991503207E-14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287]-[.B184]" office:value-type="float" office:value="-24.0507110656184" calcext:value-type="float">
            <text:p>-24,0507110656184</text:p>
          </table:table-cell>
          <table:table-cell table:formula="of:=[.C287]-[.C184]" office:value-type="float" office:value="-9.883365637999" calcext:value-type="float">
            <text:p>-9,883365637999</text:p>
          </table:table-cell>
          <table:table-cell table:formula="of:=[.D287]-[.D184]" office:value-type="float" office:value="-8.85094845046497" calcext:value-type="float">
            <text:p>-8,85094845046497</text:p>
          </table:table-cell>
          <table:table-cell table:formula="of:=[.E287]-[.E184]" office:value-type="float" office:value="-0.565259054380718" calcext:value-type="float">
            <text:p>-0,565259054380718</text:p>
          </table:table-cell>
          <table:table-cell table:formula="of:=[.F287]-[.F184]" office:value-type="float" office:value="7.9019535248383" calcext:value-type="float">
            <text:p>7,9019535248383</text:p>
          </table:table-cell>
          <table:table-cell table:formula="of:=[.G287]-[.G184]" office:value-type="float" office:value="-54.2003179650239" calcext:value-type="float">
            <text:p>-54,2003179650239</text:p>
          </table:table-cell>
          <table:table-cell table:formula="of:=[.H287]-[.H184]" office:value-type="float" office:value="-11.3991767754862" calcext:value-type="float">
            <text:p>-11,3991767754862</text:p>
          </table:table-cell>
          <table:table-cell table:formula="of:=[.I287]-[.I184]" office:value-type="float" office:value="33.114162510617" calcext:value-type="float">
            <text:p>33,114162510617</text:p>
          </table:table-cell>
          <table:table-cell table:formula="of:=[.J287]-[.J184]" office:value-type="float" office:value="45.7368730535532" calcext:value-type="float">
            <text:p>45,7368730535532</text:p>
          </table:table-cell>
          <table:table-cell table:formula="of:=[.K287]-[.K184]" office:value-type="float" office:value="22.1967898599647" calcext:value-type="float">
            <text:p>22,1967898599647</text:p>
          </table:table-cell>
          <table:table-cell table:formula="of:=SUM([.B391:.K39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288]-[.B185]" office:value-type="float" office:value="8.14628568939608" calcext:value-type="float">
            <text:p>8,14628568939608</text:p>
          </table:table-cell>
          <table:table-cell table:formula="of:=[.C288]-[.C185]" office:value-type="float" office:value="4.48436417884443" calcext:value-type="float">
            <text:p>4,48436417884443</text:p>
          </table:table-cell>
          <table:table-cell table:formula="of:=[.D288]-[.D185]" office:value-type="float" office:value="20.0353213406799" calcext:value-type="float">
            <text:p>20,0353213406799</text:p>
          </table:table-cell>
          <table:table-cell table:formula="of:=[.E288]-[.E185]" office:value-type="float" office:value="17.5183788139469" calcext:value-type="float">
            <text:p>17,5183788139469</text:p>
          </table:table-cell>
          <table:table-cell table:formula="of:=[.F288]-[.F185]" office:value-type="float" office:value="0.646651566957765" calcext:value-type="float">
            <text:p>0,646651566957765</text:p>
          </table:table-cell>
          <table:table-cell table:formula="of:=[.G288]-[.G185]" office:value-type="float" office:value="-27.0201907790143" calcext:value-type="float">
            <text:p>-27,0201907790143</text:p>
          </table:table-cell>
          <table:table-cell table:formula="of:=[.H288]-[.H185]" office:value-type="float" office:value="8.70912407169459" calcext:value-type="float">
            <text:p>8,70912407169459</text:p>
          </table:table-cell>
          <table:table-cell table:formula="of:=[.I288]-[.I185]" office:value-type="float" office:value="-27.7513655073284" calcext:value-type="float">
            <text:p>-27,7513655073284</text:p>
          </table:table-cell>
          <table:table-cell table:formula="of:=[.J288]-[.J185]" office:value-type="float" office:value="-9.29965698978592" calcext:value-type="float">
            <text:p>-9,29965698978592</text:p>
          </table:table-cell>
          <table:table-cell table:formula="of:=[.K288]-[.K185]" office:value-type="float" office:value="4.53108761460897" calcext:value-type="float">
            <text:p>4,53108761460897</text:p>
          </table:table-cell>
          <table:table-cell table:formula="of:=SUM([.B392:.K392])" office:value-type="float" office:value="-0.000000000000056843418860808" calcext:value-type="float">
            <text:p>-5,6843418860808E-14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289]-[.B186]" office:value-type="float" office:value="-6.19634340222576" calcext:value-type="float">
            <text:p>-6,19634340222576</text:p>
          </table:table-cell>
          <table:table-cell table:formula="of:=[.C289]-[.C186]" office:value-type="float" office:value="-2.37742448330684" calcext:value-type="float">
            <text:p>-2,37742448330684</text:p>
          </table:table-cell>
          <table:table-cell table:formula="of:=[.D289]-[.D186]" office:value-type="float" office:value="-3.2214626391097" calcext:value-type="float">
            <text:p>-3,2214626391097</text:p>
          </table:table-cell>
          <table:table-cell table:formula="of:=[.E289]-[.E186]" office:value-type="float" office:value="5.8724960254372" calcext:value-type="float">
            <text:p>5,8724960254372</text:p>
          </table:table-cell>
          <table:table-cell table:formula="of:=[.F289]-[.F186]" office:value-type="float" office:value="1.9516693163752" calcext:value-type="float">
            <text:p>1,9516693163752</text:p>
          </table:table-cell>
          <table:table-cell table:formula="of:=[.G289]-[.G186]" office:value-type="float" office:value="-14.2721780604134" calcext:value-type="float">
            <text:p>-14,2721780604134</text:p>
          </table:table-cell>
          <table:table-cell table:formula="of:=[.H289]-[.H186]" office:value-type="float" office:value="8.23481717011129" calcext:value-type="float">
            <text:p>8,23481717011129</text:p>
          </table:table-cell>
          <table:table-cell table:formula="of:=[.I289]-[.I186]" office:value-type="float" office:value="-2.23990461049284" calcext:value-type="float">
            <text:p>-2,23990461049284</text:p>
          </table:table-cell>
          <table:table-cell table:formula="of:=[.J289]-[.J186]" office:value-type="float" office:value="21.6825119236884" calcext:value-type="float">
            <text:p>21,6825119236884</text:p>
          </table:table-cell>
          <table:table-cell table:formula="of:=[.K289]-[.K186]" office:value-type="float" office:value="-9.43418124006359" calcext:value-type="float">
            <text:p>-9,43418124006359</text:p>
          </table:table-cell>
          <table:table-cell table:formula="of:=SUM([.B393:.K393])" office:value-type="float" office:value="-0.000000000000042632564145606" calcext:value-type="float">
            <text:p>-4,2632564145606E-14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290]-[.B187]" office:value-type="float" office:value="-3.83983056384346" calcext:value-type="float">
            <text:p>-3,83983056384346</text:p>
          </table:table-cell>
          <table:table-cell table:formula="of:=[.C290]-[.C187]" office:value-type="float" office:value="-0.134147483502844" calcext:value-type="float">
            <text:p>-0,134147483502844</text:p>
          </table:table-cell>
          <table:table-cell table:formula="of:=[.D290]-[.D187]" office:value-type="float" office:value="10.2749733214278" calcext:value-type="float">
            <text:p>10,2749733214278</text:p>
          </table:table-cell>
          <table:table-cell table:formula="of:=[.E290]-[.E187]" office:value-type="float" office:value="30.0362240564497" calcext:value-type="float">
            <text:p>30,0362240564497</text:p>
          </table:table-cell>
          <table:table-cell table:formula="of:=[.F290]-[.F187]" office:value-type="float" office:value="14.9694579349696" calcext:value-type="float">
            <text:p>14,9694579349696</text:p>
          </table:table-cell>
          <table:table-cell table:formula="of:=[.G290]-[.G187]" office:value-type="float" office:value="-28.9012718600954" calcext:value-type="float">
            <text:p>-28,9012718600954</text:p>
          </table:table-cell>
          <table:table-cell table:formula="of:=[.H290]-[.H187]" office:value-type="float" office:value="2.36288193915109" calcext:value-type="float">
            <text:p>2,36288193915109</text:p>
          </table:table-cell>
          <table:table-cell table:formula="of:=[.I290]-[.I187]" office:value-type="float" office:value="18.5956911383583" calcext:value-type="float">
            <text:p>18,5956911383583</text:p>
          </table:table-cell>
          <table:table-cell table:formula="of:=[.J290]-[.J187]" office:value-type="float" office:value="-19.0600420323627" calcext:value-type="float">
            <text:p>-19,0600420323627</text:p>
          </table:table-cell>
          <table:table-cell table:formula="of:=[.K290]-[.K187]" office:value-type="float" office:value="-24.3039364505521" calcext:value-type="float">
            <text:p>-24,3039364505521</text:p>
          </table:table-cell>
          <table:table-cell table:formula="of:=SUM([.B394:.K39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91]-[.B188]" office:value-type="float" office:value="-21.9587081037524" calcext:value-type="float">
            <text:p>-21,9587081037524</text:p>
          </table:table-cell>
          <table:table-cell table:formula="of:=[.C291]-[.C188]" office:value-type="float" office:value="0.677297079513032" calcext:value-type="float">
            <text:p>0,677297079513032</text:p>
          </table:table-cell>
          <table:table-cell table:formula="of:=[.D291]-[.D188]" office:value-type="float" office:value="15.3458120086243" calcext:value-type="float">
            <text:p>15,3458120086243</text:p>
          </table:table-cell>
          <table:table-cell table:formula="of:=[.E291]-[.E188]" office:value-type="float" office:value="15.8476620859377" calcext:value-type="float">
            <text:p>15,8476620859377</text:p>
          </table:table-cell>
          <table:table-cell table:formula="of:=[.F291]-[.F188]" office:value-type="float" office:value="11.1504170568635" calcext:value-type="float">
            <text:p>11,1504170568635</text:p>
          </table:table-cell>
          <table:table-cell table:formula="of:=[.G291]-[.G188]" office:value-type="float" office:value="-55.1976152623212" calcext:value-type="float">
            <text:p>-55,1976152623212</text:p>
          </table:table-cell>
          <table:table-cell table:formula="of:=[.H291]-[.H188]" office:value-type="float" office:value="-5.38494130714113" calcext:value-type="float">
            <text:p>-5,38494130714113</text:p>
          </table:table-cell>
          <table:table-cell table:formula="of:=[.I291]-[.I188]" office:value-type="float" office:value="17.7266578827014" calcext:value-type="float">
            <text:p>17,7266578827014</text:p>
          </table:table-cell>
          <table:table-cell table:formula="of:=[.J291]-[.J188]" office:value-type="float" office:value="13.9960548380774" calcext:value-type="float">
            <text:p>13,9960548380774</text:p>
          </table:table-cell>
          <table:table-cell table:formula="of:=[.K291]-[.K188]" office:value-type="float" office:value="7.79736372149749" calcext:value-type="float">
            <text:p>7,79736372149749</text:p>
          </table:table-cell>
          <table:table-cell table:formula="of:=SUM([.B395:.K39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92]-[.B189]" office:value-type="float" office:value="-17.2724372236862" calcext:value-type="float">
            <text:p>-17,2724372236862</text:p>
          </table:table-cell>
          <table:table-cell table:formula="of:=[.C292]-[.C189]" office:value-type="float" office:value="-4.64165232920269" calcext:value-type="float">
            <text:p>-4,64165232920269</text:p>
          </table:table-cell>
          <table:table-cell table:formula="of:=[.D292]-[.D189]" office:value-type="float" office:value="-6.60266894614196" calcext:value-type="float">
            <text:p>-6,60266894614196</text:p>
          </table:table-cell>
          <table:table-cell table:formula="of:=[.E292]-[.E189]" office:value-type="float" office:value="-19.6985648017074" calcext:value-type="float">
            <text:p>-19,6985648017074</text:p>
          </table:table-cell>
          <table:table-cell table:formula="of:=[.F292]-[.F189]" office:value-type="float" office:value="17.5547509636954" calcext:value-type="float">
            <text:p>17,5547509636954</text:p>
          </table:table-cell>
          <table:table-cell table:formula="of:=[.G292]-[.G189]" office:value-type="float" office:value="11.768680445151" calcext:value-type="float">
            <text:p>11,768680445151</text:p>
          </table:table-cell>
          <table:table-cell table:formula="of:=[.H292]-[.H189]" office:value-type="float" office:value="-9.74699457717185" calcext:value-type="float">
            <text:p>-9,74699457717185</text:p>
          </table:table-cell>
          <table:table-cell table:formula="of:=[.I292]-[.I189]" office:value-type="float" office:value="33.9128155149509" calcext:value-type="float">
            <text:p>33,9128155149509</text:p>
          </table:table-cell>
          <table:table-cell table:formula="of:=[.J292]-[.J189]" office:value-type="float" office:value="-1.59951107432977" calcext:value-type="float">
            <text:p>-1,59951107432977</text:p>
          </table:table-cell>
          <table:table-cell table:formula="of:=[.K292]-[.K189]" office:value-type="float" office:value="-3.67441797155738" calcext:value-type="float">
            <text:p>-3,67441797155738</text:p>
          </table:table-cell>
          <table:table-cell table:formula="of:=SUM([.B396:.K396])" office:value-type="float" office:value="-0.000000000000042632564145606" calcext:value-type="float">
            <text:p>-4,2632564145606E-14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93]-[.B190]" office:value-type="float" office:value="-5.74252455517565" calcext:value-type="float">
            <text:p>-5,74252455517565</text:p>
          </table:table-cell>
          <table:table-cell table:formula="of:=[.C293]-[.C190]" office:value-type="float" office:value="2.35866019121458" calcext:value-type="float">
            <text:p>2,35866019121458</text:p>
          </table:table-cell>
          <table:table-cell table:formula="of:=[.D293]-[.D190]" office:value-type="float" office:value="-20.256414835464" calcext:value-type="float">
            <text:p>-20,256414835464</text:p>
          </table:table-cell>
          <table:table-cell table:formula="of:=[.E293]-[.E190]" office:value-type="float" office:value="-7.43690136550733" calcext:value-type="float">
            <text:p>-7,43690136550733</text:p>
          </table:table-cell>
          <table:table-cell table:formula="of:=[.F293]-[.F190]" office:value-type="float" office:value="-10.8315634732234" calcext:value-type="float">
            <text:p>-10,8315634732234</text:p>
          </table:table-cell>
          <table:table-cell table:formula="of:=[.G293]-[.G190]" office:value-type="float" office:value="26.4492845786963" calcext:value-type="float">
            <text:p>26,4492845786963</text:p>
          </table:table-cell>
          <table:table-cell table:formula="of:=[.H293]-[.H190]" office:value-type="float" office:value="-0.945408018816551" calcext:value-type="float">
            <text:p>-0,945408018816551</text:p>
          </table:table-cell>
          <table:table-cell table:formula="of:=[.I293]-[.I190]" office:value-type="float" office:value="-2.20340832371451" calcext:value-type="float">
            <text:p>-2,20340832371451</text:p>
          </table:table-cell>
          <table:table-cell table:formula="of:=[.J293]-[.J190]" office:value-type="float" office:value="16.1915260143302" calcext:value-type="float">
            <text:p>16,1915260143302</text:p>
          </table:table-cell>
          <table:table-cell table:formula="of:=[.K293]-[.K190]" office:value-type="float" office:value="2.41674978766034" calcext:value-type="float">
            <text:p>2,41674978766034</text:p>
          </table:table-cell>
          <table:table-cell table:formula="of:=SUM([.B397:.K397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94]-[.B191]" office:value-type="float" office:value="-11.0851536467975" calcext:value-type="float">
            <text:p>-11,0851536467975</text:p>
          </table:table-cell>
          <table:table-cell table:formula="of:=[.C294]-[.C191]" office:value-type="float" office:value="-17.5031284709367" calcext:value-type="float">
            <text:p>-17,5031284709367</text:p>
          </table:table-cell>
          <table:table-cell table:formula="of:=[.D294]-[.D191]" office:value-type="float" office:value="-26.5131988152536" calcext:value-type="float">
            <text:p>-26,5131988152536</text:p>
          </table:table-cell>
          <table:table-cell table:formula="of:=[.E294]-[.E191]" office:value-type="float" office:value="-43.082784154017" calcext:value-type="float">
            <text:p>-43,082784154017</text:p>
          </table:table-cell>
          <table:table-cell table:formula="of:=[.F294]-[.F191]" office:value-type="float" office:value="-1.526545723806" calcext:value-type="float">
            <text:p>-1,526545723806</text:p>
          </table:table-cell>
          <table:table-cell table:formula="of:=[.G294]-[.G191]" office:value-type="float" office:value="35.1972972972973" calcext:value-type="float">
            <text:p>35,1972972972973</text:p>
          </table:table-cell>
          <table:table-cell table:formula="of:=[.H294]-[.H191]" office:value-type="float" office:value="2.58028507960017" calcext:value-type="float">
            <text:p>2,58028507960017</text:p>
          </table:table-cell>
          <table:table-cell table:formula="of:=[.I294]-[.I191]" office:value-type="float" office:value="23.3080525731211" calcext:value-type="float">
            <text:p>23,3080525731211</text:p>
          </table:table-cell>
          <table:table-cell table:formula="of:=[.J294]-[.J191]" office:value-type="float" office:value="24.1736949278045" calcext:value-type="float">
            <text:p>24,1736949278045</text:p>
          </table:table-cell>
          <table:table-cell table:formula="of:=[.K294]-[.K191]" office:value-type="float" office:value="14.4514809329878" calcext:value-type="float">
            <text:p>14,4514809329878</text:p>
          </table:table-cell>
          <table:table-cell table:formula="of:=SUM([.B398:.K39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95]-[.B192]" office:value-type="float" office:value="-3.56268920007841" calcext:value-type="float">
            <text:p>-3,56268920007841</text:p>
          </table:table-cell>
          <table:table-cell table:formula="of:=[.C295]-[.C192]" office:value-type="float" office:value="-4.17229675283664" calcext:value-type="float">
            <text:p>-4,17229675283664</text:p>
          </table:table-cell>
          <table:table-cell table:formula="of:=[.D295]-[.D192]" office:value-type="float" office:value="-31.8057462377769" calcext:value-type="float">
            <text:p>-31,8057462377769</text:p>
          </table:table-cell>
          <table:table-cell table:formula="of:=[.E295]-[.E192]" office:value-type="float" office:value="-29.1610471067361" calcext:value-type="float">
            <text:p>-29,1610471067361</text:p>
          </table:table-cell>
          <table:table-cell table:formula="of:=[.F295]-[.F192]" office:value-type="float" office:value="2.66855195243591" calcext:value-type="float">
            <text:p>2,66855195243591</text:p>
          </table:table-cell>
          <table:table-cell table:formula="of:=[.G295]-[.G192]" office:value-type="float" office:value="24.0872813990461" calcext:value-type="float">
            <text:p>24,0872813990461</text:p>
          </table:table-cell>
          <table:table-cell table:formula="of:=[.H295]-[.H192]" office:value-type="float" office:value="3.21032624082585" calcext:value-type="float">
            <text:p>3,21032624082585</text:p>
          </table:table-cell>
          <table:table-cell table:formula="of:=[.I295]-[.I192]" office:value-type="float" office:value="20.4137606986519" calcext:value-type="float">
            <text:p>20,4137606986519</text:p>
          </table:table-cell>
          <table:table-cell table:formula="of:=[.J295]-[.J192]" office:value-type="float" office:value="11.6605385804822" calcext:value-type="float">
            <text:p>11,6605385804822</text:p>
          </table:table-cell>
          <table:table-cell table:formula="of:=[.K295]-[.K192]" office:value-type="float" office:value="6.66132042598602" calcext:value-type="float">
            <text:p>6,66132042598602</text:p>
          </table:table-cell>
          <table:table-cell table:formula="of:=SUM([.B399:.K39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96]-[.B193]" office:value-type="float" office:value="34.8355946599299" calcext:value-type="float">
            <text:p>34,8355946599299</text:p>
          </table:table-cell>
          <table:table-cell table:formula="of:=[.C296]-[.C193]" office:value-type="float" office:value="17.5378345710739" calcext:value-type="float">
            <text:p>17,5378345710739</text:p>
          </table:table-cell>
          <table:table-cell table:formula="of:=[.D296]-[.D193]" office:value-type="float" office:value="28.7006936428774" calcext:value-type="float">
            <text:p>28,7006936428774</text:p>
          </table:table-cell>
          <table:table-cell table:formula="of:=[.E296]-[.E193]" office:value-type="float" office:value="13.4581745323083" calcext:value-type="float">
            <text:p>13,4581745323083</text:p>
          </table:table-cell>
          <table:table-cell table:formula="of:=[.F296]-[.F193]" office:value-type="float" office:value="8.5940936907899" calcext:value-type="float">
            <text:p>8,5940936907899</text:p>
          </table:table-cell>
          <table:table-cell table:formula="of:=[.G296]-[.G193]" office:value-type="float" office:value="75.3330683624801" calcext:value-type="float">
            <text:p>75,3330683624801</text:p>
          </table:table-cell>
          <table:table-cell table:formula="of:=[.H296]-[.H193]" office:value-type="float" office:value="16.415069582072" calcext:value-type="float">
            <text:p>16,415069582072</text:p>
          </table:table-cell>
          <table:table-cell table:formula="of:=[.I296]-[.I193]" office:value-type="float" office:value="-70.9379695973169" calcext:value-type="float">
            <text:p>-70,9379695973169</text:p>
          </table:table-cell>
          <table:table-cell table:formula="of:=[.J296]-[.J193]" office:value-type="float" office:value="-91.7889071585687" calcext:value-type="float">
            <text:p>-91,7889071585687</text:p>
          </table:table-cell>
          <table:table-cell table:formula="of:=[.K296]-[.K193]" office:value-type="float" office:value="-32.1476522856458" calcext:value-type="float">
            <text:p>-32,1476522856458</text:p>
          </table:table-cell>
          <table:table-cell table:formula="of:=SUM([.B400:.K40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97]-[.B194]" office:value-type="float" office:value="-31.6409281965285" calcext:value-type="float">
            <text:p>-31,6409281965285</text:p>
          </table:table-cell>
          <table:table-cell table:formula="of:=[.C297]-[.C194]" office:value-type="float" office:value="-1.67386044384433" calcext:value-type="float">
            <text:p>-1,67386044384433</text:p>
          </table:table-cell>
          <table:table-cell table:formula="of:=[.D297]-[.D194]" office:value-type="float" office:value="-26.5539026939913" calcext:value-type="float">
            <text:p>-26,5539026939913</text:p>
          </table:table-cell>
          <table:table-cell table:formula="of:=[.E297]-[.E194]" office:value-type="float" office:value="-5.45808088507525" calcext:value-type="float">
            <text:p>-5,45808088507525</text:p>
          </table:table-cell>
          <table:table-cell table:formula="of:=[.F297]-[.F194]" office:value-type="float" office:value="8.80356077269856" calcext:value-type="float">
            <text:p>8,80356077269856</text:p>
          </table:table-cell>
          <table:table-cell table:formula="of:=[.G297]-[.G194]" office:value-type="float" office:value="-32.314626391097" calcext:value-type="float">
            <text:p>-32,314626391097</text:p>
          </table:table-cell>
          <table:table-cell table:formula="of:=[.H297]-[.H194]" office:value-type="float" office:value="43.7344436701004" calcext:value-type="float">
            <text:p>43,7344436701004</text:p>
          </table:table-cell>
          <table:table-cell table:formula="of:=[.I297]-[.I194]" office:value-type="float" office:value="12.3768179541346" calcext:value-type="float">
            <text:p>12,3768179541346</text:p>
          </table:table-cell>
          <table:table-cell table:formula="of:=[.J297]-[.J194]" office:value-type="float" office:value="21.0667084086504" calcext:value-type="float">
            <text:p>21,0667084086504</text:p>
          </table:table-cell>
          <table:table-cell table:formula="of:=[.K297]-[.K194]" office:value-type="float" office:value="11.6598678049524" calcext:value-type="float">
            <text:p>11,6598678049524</text:p>
          </table:table-cell>
          <table:table-cell table:formula="of:=SUM([.B401:.K401])" office:value-type="float" office:value="-0.000000000000085265128291212" calcext:value-type="float">
            <text:p>-8,5265128291212E-14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298]-[.B195]" office:value-type="float" office:value="-12.1077378748612" calcext:value-type="float">
            <text:p>-12,1077378748612</text:p>
          </table:table-cell>
          <table:table-cell table:formula="of:=[.C298]-[.C195]" office:value-type="float" office:value="-3.65634950018512" calcext:value-type="float">
            <text:p>-3,65634950018512</text:p>
          </table:table-cell>
          <table:table-cell table:formula="of:=[.D298]-[.D195]" office:value-type="float" office:value="-9.01169937060348" calcext:value-type="float">
            <text:p>-9,01169937060348</text:p>
          </table:table-cell>
          <table:table-cell table:formula="of:=[.E298]-[.E195]" office:value-type="float" office:value="2.09352091817846" calcext:value-type="float">
            <text:p>2,09352091817846</text:p>
          </table:table-cell>
          <table:table-cell table:formula="of:=[.F298]-[.F195]" office:value-type="float" office:value="-6.16097741577194" calcext:value-type="float">
            <text:p>-6,16097741577194</text:p>
          </table:table-cell>
          <table:table-cell table:formula="of:=[.G298]-[.G195]" office:value-type="float" office:value="-1.21081081081081" calcext:value-type="float">
            <text:p>-1,21081081081081</text:p>
          </table:table-cell>
          <table:table-cell table:formula="of:=[.H298]-[.H195]" office:value-type="float" office:value="27.8348389485376" calcext:value-type="float">
            <text:p>27,8348389485376</text:p>
          </table:table-cell>
          <table:table-cell table:formula="of:=[.I298]-[.I195]" office:value-type="float" office:value="-2.56915957052942" calcext:value-type="float">
            <text:p>-2,56915957052942</text:p>
          </table:table-cell>
          <table:table-cell table:formula="of:=[.J298]-[.J195]" office:value-type="float" office:value="-0.88741206960384" calcext:value-type="float">
            <text:p>-0,88741206960384</text:p>
          </table:table-cell>
          <table:table-cell table:formula="of:=[.K298]-[.K195]" office:value-type="float" office:value="5.67578674564976" calcext:value-type="float">
            <text:p>5,67578674564976</text:p>
          </table:table-cell>
          <table:table-cell table:formula="of:=SUM([.B402:.K402])" office:value-type="float" office:value="0.000000000000035527136788005" calcext:value-type="float">
            <text:p>3,5527136788005E-14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99]-[.B196]" office:value-type="float" office:value="8.25521048849009" calcext:value-type="float">
            <text:p>8,25521048849009</text:p>
          </table:table-cell>
          <table:table-cell table:formula="of:=[.C299]-[.C196]" office:value-type="float" office:value="-2.70106496504563" calcext:value-type="float">
            <text:p>-2,70106496504563</text:p>
          </table:table-cell>
          <table:table-cell table:formula="of:=[.D299]-[.D196]" office:value-type="float" office:value="-0.914412962519336" calcext:value-type="float">
            <text:p>-0,914412962519336</text:p>
          </table:table-cell>
          <table:table-cell table:formula="of:=[.E299]-[.E196]" office:value-type="float" office:value="-19.5648321972254" calcext:value-type="float">
            <text:p>-19,5648321972254</text:p>
          </table:table-cell>
          <table:table-cell table:formula="of:=[.F299]-[.F196]" office:value-type="float" office:value="23.761029683995" calcext:value-type="float">
            <text:p>23,761029683995</text:p>
          </table:table-cell>
          <table:table-cell table:formula="of:=[.G299]-[.G196]" office:value-type="float" office:value="30.4883942766296" calcext:value-type="float">
            <text:p>30,4883942766296</text:p>
          </table:table-cell>
          <table:table-cell table:formula="of:=[.H299]-[.H196]" office:value-type="float" office:value="-16.5548838120957" calcext:value-type="float">
            <text:p>-16,5548838120957</text:p>
          </table:table-cell>
          <table:table-cell table:formula="of:=[.I299]-[.I196]" office:value-type="float" office:value="-13.1645752117952" calcext:value-type="float">
            <text:p>-13,1645752117952</text:p>
          </table:table-cell>
          <table:table-cell table:formula="of:=[.J299]-[.J196]" office:value-type="float" office:value="-11.6945445042141" calcext:value-type="float">
            <text:p>-11,6945445042141</text:p>
          </table:table-cell>
          <table:table-cell table:formula="of:=[.K299]-[.K196]" office:value-type="float" office:value="2.08967920378073" calcext:value-type="float">
            <text:p>2,08967920378073</text:p>
          </table:table-cell>
          <table:table-cell table:formula="of:=SUM([.B403:.K403])" office:value-type="float" office:value="-0.000000000000042632564145606" calcext:value-type="float">
            <text:p>-4,2632564145606E-14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300]-[.B197]" office:value-type="float" office:value="-8.95048674782761" calcext:value-type="float">
            <text:p>-8,95048674782761</text:p>
          </table:table-cell>
          <table:table-cell table:formula="of:=[.C300]-[.C197]" office:value-type="float" office:value="-12.8405274734848" calcext:value-type="float">
            <text:p>-12,8405274734848</text:p>
          </table:table-cell>
          <table:table-cell table:formula="of:=[.D300]-[.D197]" office:value-type="float" office:value="-18.5595313282662" calcext:value-type="float">
            <text:p>-18,5595313282662</text:p>
          </table:table-cell>
          <table:table-cell table:formula="of:=[.E300]-[.E197]" office:value-type="float" office:value="0.0456802491451924" calcext:value-type="float">
            <text:p>0,0456802491451924</text:p>
          </table:table-cell>
          <table:table-cell table:formula="of:=[.F300]-[.F197]" office:value-type="float" office:value="25.2047063179215" calcext:value-type="float">
            <text:p>25,2047063179215</text:p>
          </table:table-cell>
          <table:table-cell table:formula="of:=[.G300]-[.G197]" office:value-type="float" office:value="-71.9809220985692" calcext:value-type="float">
            <text:p>-71,9809220985692</text:p>
          </table:table-cell>
          <table:table-cell table:formula="of:=[.H300]-[.H197]" office:value-type="float" office:value="-27.7548729228826" calcext:value-type="float">
            <text:p>-27,7548729228826</text:p>
          </table:table-cell>
          <table:table-cell table:formula="of:=[.I300]-[.I197]" office:value-type="float" office:value="29.1707973081865" calcext:value-type="float">
            <text:p>29,1707973081865</text:p>
          </table:table-cell>
          <table:table-cell table:formula="of:=[.J300]-[.J197]" office:value-type="float" office:value="61.5204934991398" calcext:value-type="float">
            <text:p>61,5204934991398</text:p>
          </table:table-cell>
          <table:table-cell table:formula="of:=[.K300]-[.K197]" office:value-type="float" office:value="24.1446631966374" calcext:value-type="float">
            <text:p>24,1446631966374</text:p>
          </table:table-cell>
          <table:table-cell table:formula="of:=SUM([.B404:.K40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301]-[.B198]" office:value-type="float" office:value="2.78702876930113" calcext:value-type="float">
            <text:p>2,78702876930113</text:p>
          </table:table-cell>
          <table:table-cell table:formula="of:=[.C301]-[.C198]" office:value-type="float" office:value="-11.1081952218133" calcext:value-type="float">
            <text:p>-11,1081952218133</text:p>
          </table:table-cell>
          <table:table-cell table:formula="of:=[.D301]-[.D198]" office:value-type="float" office:value="6.2166953415946" calcext:value-type="float">
            <text:p>6,2166953415946</text:p>
          </table:table-cell>
          <table:table-cell table:formula="of:=[.E301]-[.E198]" office:value-type="float" office:value="-20.3811115708779" calcext:value-type="float">
            <text:p>-20,3811115708779</text:p>
          </table:table-cell>
          <table:table-cell table:formula="of:=[.F301]-[.F198]" office:value-type="float" office:value="-14.5358799573143" calcext:value-type="float">
            <text:p>-14,5358799573143</text:p>
          </table:table-cell>
          <table:table-cell table:formula="of:=[.G301]-[.G198]" office:value-type="float" office:value="39.0755166931637" calcext:value-type="float">
            <text:p>39,0755166931637</text:p>
          </table:table-cell>
          <table:table-cell table:formula="of:=[.H301]-[.H198]" office:value-type="float" office:value="24.5099636300281" calcext:value-type="float">
            <text:p>24,5099636300281</text:p>
          </table:table-cell>
          <table:table-cell table:formula="of:=[.I301]-[.I198]" office:value-type="float" office:value="-14.6341442167389" calcext:value-type="float">
            <text:p>-14,6341442167389</text:p>
          </table:table-cell>
          <table:table-cell table:formula="of:=[.J301]-[.J198]" office:value-type="float" office:value="-32.740226931202" calcext:value-type="float">
            <text:p>-32,740226931202</text:p>
          </table:table-cell>
          <table:table-cell table:formula="of:=[.K301]-[.K198]" office:value-type="float" office:value="20.8103534638587" calcext:value-type="float">
            <text:p>20,8103534638587</text:p>
          </table:table-cell>
          <table:table-cell table:formula="of:=SUM([.B405:.K40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formula="of:=[.B302]-[.B199]" office:value-type="float" office:value="0" calcext:value-type="float">
            <text:p>0</text:p>
          </table:table-cell>
          <table:table-cell table:formula="of:=[.C302]-[.C199]" office:value-type="float" office:value="0" calcext:value-type="float">
            <text:p>0</text:p>
          </table:table-cell>
          <table:table-cell table:formula="of:=[.D302]-[.D199]" office:value-type="float" office:value="0" calcext:value-type="float">
            <text:p>0</text:p>
          </table:table-cell>
          <table:table-cell table:formula="of:=[.E302]-[.E199]" office:value-type="float" office:value="0" calcext:value-type="float">
            <text:p>0</text:p>
          </table:table-cell>
          <table:table-cell table:formula="of:=[.F302]-[.F199]" office:value-type="float" office:value="0" calcext:value-type="float">
            <text:p>0</text:p>
          </table:table-cell>
          <table:table-cell table:formula="of:=[.G302]-[.G199]" office:value-type="float" office:value="0" calcext:value-type="float">
            <text:p>0</text:p>
          </table:table-cell>
          <table:table-cell table:formula="of:=[.H302]-[.H199]" office:value-type="float" office:value="0" calcext:value-type="float">
            <text:p>0</text:p>
          </table:table-cell>
          <table:table-cell table:formula="of:=[.I302]-[.I199]" office:value-type="float" office:value="0" calcext:value-type="float">
            <text:p>0</text:p>
          </table:table-cell>
          <table:table-cell table:formula="of:=[.J302]-[.J199]" office:value-type="float" office:value="0" calcext:value-type="float">
            <text:p>0</text:p>
          </table:table-cell>
          <table:table-cell table:formula="of:=[.K302]-[.K199]" office:value-type="float" office:value="0" calcext:value-type="float">
            <text:p>0</text:p>
          </table:table-cell>
          <table:table-cell table:formula="of:=SUM([.B406:.K406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3" office:value-type="string" calcext:value-type="string">
            <text:p>khi2</text:p>
          </table:table-cell>
          <table:table-cell table:style-name="ce3" office:value-type="string" calcext:value-type="string">
            <text:p>ind_0_3</text:p>
          </table:table-cell>
          <table:table-cell table:style-name="ce3" office:value-type="string" calcext:value-type="string">
            <text:p>ind_4_5</text:p>
          </table:table-cell>
          <table:table-cell table:style-name="ce3" office:value-type="string" calcext:value-type="string">
            <text:p>ind_6_10</text:p>
          </table:table-cell>
          <table:table-cell table:style-name="ce3" office:value-type="string" calcext:value-type="string">
            <text:p>ind_11_17</text:p>
          </table:table-cell>
          <table:table-cell table:style-name="ce3" office:value-type="string" calcext:value-type="string">
            <text:p>ind_18_24</text:p>
          </table:table-cell>
          <table:table-cell table:style-name="ce3" office:value-type="string" calcext:value-type="string">
            <text:p>ind_25_39</text:p>
          </table:table-cell>
          <table:table-cell table:style-name="ce3" office:value-type="string" calcext:value-type="string">
            <text:p>ind_40_54</text:p>
          </table:table-cell>
          <table:table-cell table:style-name="ce3" office:value-type="string" calcext:value-type="string">
            <text:p>ind_55_64</text:p>
          </table:table-cell>
          <table:table-cell table:style-name="ce3" office:value-type="string" calcext:value-type="string">
            <text:p>ind_65_79</text:p>
          </table:table-cell>
          <table:table-cell table:style-name="ce3" office:value-type="string" calcext:value-type="string">
            <text:p>ind_80p</text:p>
          </table:table-cell>
          <table:table-cell table:style-name="ce3" office:value-type="string" calcext:value-type="string">
            <text:p>total</text:p>
          </table:table-cell>
          <table:table-cell office:value-type="string" calcext:value-type="string">
            <text:p>%contrib</text:p>
          </table:table-cell>
          <table:table-cell/>
          <table:table-cell office:value-type="string" calcext:value-type="string">
            <text:p>classes</text:p>
          </table:table-cell>
          <table:table-cell office:value-type="string" calcext:value-type="string">
            <text:p>effectif</text:p>
          </table:table-cell>
          <table:table-cell table:number-columns-repeated="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[.B309]^2/[.B205]" office:value-type="float" office:value="0.0493573718239104" calcext:value-type="float">
            <text:p>0</text:p>
          </table:table-cell>
          <table:table-cell table:style-name="ce3" table:formula="of:=[.C309]^2/[.C205]" office:value-type="float" office:value="0.000244237085337796" calcext:value-type="float">
            <text:p>0</text:p>
          </table:table-cell>
          <table:table-cell table:style-name="ce3" table:formula="of:=[.D309]^2/[.D205]" office:value-type="float" office:value="0.0850817115340337" calcext:value-type="float">
            <text:p>0</text:p>
          </table:table-cell>
          <table:table-cell table:style-name="ce3" table:formula="of:=[.E309]^2/[.E205]" office:value-type="float" office:value="0.000298335348972925" calcext:value-type="float">
            <text:p>0</text:p>
          </table:table-cell>
          <table:table-cell table:style-name="ce3" table:formula="of:=[.F309]^2/[.F205]" office:value-type="float" office:value="0.0597697842008423" calcext:value-type="float">
            <text:p>0</text:p>
          </table:table-cell>
          <table:table-cell table:style-name="ce3" table:formula="of:=[.G309]^2/[.G205]" office:value-type="float" office:value="0.0095448344479963" calcext:value-type="float">
            <text:p>0</text:p>
          </table:table-cell>
          <table:table-cell table:style-name="ce3" table:formula="of:=[.H309]^2/[.H205]" office:value-type="float" office:value="0.0173978283794792" calcext:value-type="float">
            <text:p>0</text:p>
          </table:table-cell>
          <table:table-cell table:style-name="ce3" table:formula="of:=[.I309]^2/[.I205]" office:value-type="float" office:value="0.00179706402502675" calcext:value-type="float">
            <text:p>0</text:p>
          </table:table-cell>
          <table:table-cell table:style-name="ce3" table:formula="of:=[.J309]^2/[.J205]" office:value-type="float" office:value="0.00222038160786783" calcext:value-type="float">
            <text:p>0</text:p>
          </table:table-cell>
          <table:table-cell table:style-name="ce3" table:formula="of:=[.K309]^2/[.K205]" office:value-type="float" office:value="0.114301978999494" calcext:value-type="float">
            <text:p>0</text:p>
          </table:table-cell>
          <table:table-cell table:style-name="ce3" table:formula="of:=SUM([.B410:.K410])" office:value-type="float" office:value="0.340013527452961" calcext:value-type="float">
            <text:p>0</text:p>
          </table:table-cell>
          <table:table-cell table:style-name="ce4" table:formula="of:=[.L410]/[.$L$507]" office:value-type="percentage" office:value="0.000124636764440353" calcext:value-type="percentage">
            <text:p>0 %</text:p>
          </table:table-cell>
          <table:table-cell/>
          <table:table-cell table:style-name="ce6" office:value-type="percentage" office:value="0.005" calcext:value-type="percentage">
            <text:p>0,50 %</text:p>
          </table:table-cell>
          <table:table-cell table:number-matrix-columns-spanned="1" table:number-matrix-rows-spanned="4" table:formula="of:=FREQUENCY([.M410:.M506];[.O$410:.O$413]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[.B310]^2/[.B206]" office:value-type="float" office:value="0.00000739456645602907" calcext:value-type="float">
            <text:p>0</text:p>
          </table:table-cell>
          <table:table-cell table:style-name="ce3" table:formula="of:=[.C310]^2/[.C206]" office:value-type="float" office:value="0.1715599249511" calcext:value-type="float">
            <text:p>0</text:p>
          </table:table-cell>
          <table:table-cell table:style-name="ce3" table:formula="of:=[.D310]^2/[.D206]" office:value-type="float" office:value="0.0172843732620109" calcext:value-type="float">
            <text:p>0</text:p>
          </table:table-cell>
          <table:table-cell table:style-name="ce3" table:formula="of:=[.E310]^2/[.E206]" office:value-type="float" office:value="0.0527772508729549" calcext:value-type="float">
            <text:p>0</text:p>
          </table:table-cell>
          <table:table-cell table:style-name="ce3" table:formula="of:=[.F310]^2/[.F206]" office:value-type="float" office:value="0.00153305854477857" calcext:value-type="float">
            <text:p>0</text:p>
          </table:table-cell>
          <table:table-cell table:style-name="ce3" table:formula="of:=[.G310]^2/[.G206]" office:value-type="float" office:value="0.0484924254044154" calcext:value-type="float">
            <text:p>0</text:p>
          </table:table-cell>
          <table:table-cell table:style-name="ce3" table:formula="of:=[.H310]^2/[.H206]" office:value-type="float" office:value="0.0723610511499545" calcext:value-type="float">
            <text:p>0</text:p>
          </table:table-cell>
          <table:table-cell table:style-name="ce3" table:formula="of:=[.I310]^2/[.I206]" office:value-type="float" office:value="0.187100810035903" calcext:value-type="float">
            <text:p>0</text:p>
          </table:table-cell>
          <table:table-cell table:style-name="ce3" table:formula="of:=[.J310]^2/[.J206]" office:value-type="float" office:value="0.00464210974537595" calcext:value-type="float">
            <text:p>0</text:p>
          </table:table-cell>
          <table:table-cell table:style-name="ce3" table:formula="of:=[.K310]^2/[.K206]" office:value-type="float" office:value="0.0433758302200704" calcext:value-type="float">
            <text:p>0</text:p>
          </table:table-cell>
          <table:table-cell table:style-name="ce3" table:formula="of:=SUM([.B411:.K411])" office:value-type="float" office:value="0.59913422875302" calcext:value-type="float">
            <text:p>1</text:p>
          </table:table-cell>
          <table:table-cell table:style-name="ce4" table:formula="of:=[.L411]/[.$L$507]" office:value-type="percentage" office:value="0.00021962112006727" calcext:value-type="percentage">
            <text:p>0 %</text:p>
          </table:table-cell>
          <table:table-cell/>
          <table:table-cell table:style-name="ce6" office:value-type="percentage" office:value="0.01" calcext:value-type="percentage">
            <text:p>1,00 %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formula="of:=[.B311]^2/[.B207]" office:value-type="float" office:value="0.0537538901160212" calcext:value-type="float">
            <text:p>0</text:p>
          </table:table-cell>
          <table:table-cell table:style-name="ce3" table:formula="of:=[.C311]^2/[.C207]" office:value-type="float" office:value="0.365085862803333" calcext:value-type="float">
            <text:p>0</text:p>
          </table:table-cell>
          <table:table-cell table:style-name="ce3" table:formula="of:=[.D311]^2/[.D207]" office:value-type="float" office:value="0.0230458310160146" calcext:value-type="float">
            <text:p>0</text:p>
          </table:table-cell>
          <table:table-cell table:style-name="ce3" table:formula="of:=[.E311]^2/[.E207]" office:value-type="float" office:value="0.000795560930594454" calcext:value-type="float">
            <text:p>0</text:p>
          </table:table-cell>
          <table:table-cell table:style-name="ce3" table:formula="of:=[.F311]^2/[.F207]" office:value-type="float" office:value="0.237887357007756" calcext:value-type="float">
            <text:p>0</text:p>
          </table:table-cell>
          <table:table-cell table:style-name="ce3" table:formula="of:=[.G311]^2/[.G207]" office:value-type="float" office:value="0.328736880290794" calcext:value-type="float">
            <text:p>0</text:p>
          </table:table-cell>
          <table:table-cell table:style-name="ce3" table:formula="of:=[.H311]^2/[.H207]" office:value-type="float" office:value="0.102780955748703" calcext:value-type="float">
            <text:p>0</text:p>
          </table:table-cell>
          <table:table-cell table:style-name="ce3" table:formula="of:=[.I311]^2/[.I207]" office:value-type="float" office:value="0.0808529233890658" calcext:value-type="float">
            <text:p>0</text:p>
          </table:table-cell>
          <table:table-cell table:style-name="ce3" table:formula="of:=[.J311]^2/[.J207]" office:value-type="float" office:value="0.0244872246321123" calcext:value-type="float">
            <text:p>0</text:p>
          </table:table-cell>
          <table:table-cell table:style-name="ce3" table:formula="of:=[.K311]^2/[.K207]" office:value-type="float" office:value="0.0939644575464693" calcext:value-type="float">
            <text:p>0</text:p>
          </table:table-cell>
          <table:table-cell table:style-name="ce3" table:formula="of:=SUM([.B412:.K412])" office:value-type="float" office:value="1.31139094348086" calcext:value-type="float">
            <text:p>1</text:p>
          </table:table-cell>
          <table:table-cell table:style-name="ce4" table:formula="of:=[.L412]/[.$L$507]" office:value-type="percentage" office:value="0.000480708886308792" calcext:value-type="percentage">
            <text:p>0 %</text:p>
          </table:table-cell>
          <table:table-cell/>
          <table:table-cell table:style-name="ce6" office:value-type="percentage" office:value="0.03" calcext:value-type="percentage">
            <text:p>3,00 %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formula="of:=[.B312]^2/[.B208]" office:value-type="float" office:value="0.263292244570487" calcext:value-type="float">
            <text:p>0</text:p>
          </table:table-cell>
          <table:table-cell table:style-name="ce3" table:formula="of:=[.C312]^2/[.C208]" office:value-type="float" office:value="1.30342638397455" calcext:value-type="float">
            <text:p>1</text:p>
          </table:table-cell>
          <table:table-cell table:style-name="ce3" table:formula="of:=[.D312]^2/[.D208]" office:value-type="float" office:value="0.0425074820648862" calcext:value-type="float">
            <text:p>0</text:p>
          </table:table-cell>
          <table:table-cell table:style-name="ce3" table:formula="of:=[.E312]^2/[.E208]" office:value-type="float" office:value="0.002585573024432" calcext:value-type="float">
            <text:p>0</text:p>
          </table:table-cell>
          <table:table-cell table:style-name="ce3" table:formula="of:=[.F312]^2/[.F208]" office:value-type="float" office:value="0.979587992871968" calcext:value-type="float">
            <text:p>1</text:p>
          </table:table-cell>
          <table:table-cell table:style-name="ce3" table:formula="of:=[.G312]^2/[.G208]" office:value-type="float" office:value="0.981273291855672" calcext:value-type="float">
            <text:p>1</text:p>
          </table:table-cell>
          <table:table-cell table:style-name="ce3" table:formula="of:=[.H312]^2/[.H208]" office:value-type="float" office:value="0.285363028319079" calcext:value-type="float">
            <text:p>0</text:p>
          </table:table-cell>
          <table:table-cell table:style-name="ce3" table:formula="of:=[.I312]^2/[.I208]" office:value-type="float" office:value="0.294246390999315" calcext:value-type="float">
            <text:p>0</text:p>
          </table:table-cell>
          <table:table-cell table:style-name="ce3" table:formula="of:=[.J312]^2/[.J208]" office:value-type="float" office:value="0.0342219737255054" calcext:value-type="float">
            <text:p>0</text:p>
          </table:table-cell>
          <table:table-cell table:style-name="ce3" table:formula="of:=[.K312]^2/[.K208]" office:value-type="float" office:value="0.336508810877493" calcext:value-type="float">
            <text:p>0</text:p>
          </table:table-cell>
          <table:table-cell table:style-name="ce3" table:formula="of:=SUM([.B413:.K413])" office:value-type="float" office:value="4.52301317228339" calcext:value-type="float">
            <text:p>5</text:p>
          </table:table-cell>
          <table:table-cell table:style-name="ce4" table:formula="of:=[.L413]/[.$L$507]" office:value-type="percentage" office:value="0.00165797440924608" calcext:value-type="percentage">
            <text:p>0 %</text:p>
          </table:table-cell>
          <table:table-cell/>
          <table:table-cell table:style-name="ce6" office:value-type="percentage" office:value="0.15" calcext:value-type="percentage">
            <text:p>15,00 %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[.B313]^2/[.B209]" office:value-type="float" office:value="0.647065246588904" calcext:value-type="float">
            <text:p>1</text:p>
          </table:table-cell>
          <table:table-cell table:style-name="ce3" table:formula="of:=[.C313]^2/[.C209]" office:value-type="float" office:value="0.0209820554176717" calcext:value-type="float">
            <text:p>0</text:p>
          </table:table-cell>
          <table:table-cell table:style-name="ce3" table:formula="of:=[.D313]^2/[.D209]" office:value-type="float" office:value="0.221468823613963" calcext:value-type="float">
            <text:p>0</text:p>
          </table:table-cell>
          <table:table-cell table:style-name="ce3" table:formula="of:=[.E313]^2/[.E209]" office:value-type="float" office:value="0.0483327949875545" calcext:value-type="float">
            <text:p>0</text:p>
          </table:table-cell>
          <table:table-cell table:style-name="ce3" table:formula="of:=[.F313]^2/[.F209]" office:value-type="float" office:value="13.68530284755" calcext:value-type="float">
            <text:p>14</text:p>
          </table:table-cell>
          <table:table-cell table:style-name="ce3" table:formula="of:=[.G313]^2/[.G209]" office:value-type="float" office:value="0.0032042328051697" calcext:value-type="float">
            <text:p>0</text:p>
          </table:table-cell>
          <table:table-cell table:style-name="ce3" table:formula="of:=[.H313]^2/[.H209]" office:value-type="float" office:value="0.0591580783921954" calcext:value-type="float">
            <text:p>0</text:p>
          </table:table-cell>
          <table:table-cell table:style-name="ce3" table:formula="of:=[.I313]^2/[.I209]" office:value-type="float" office:value="0.0529534652532787" calcext:value-type="float">
            <text:p>0</text:p>
          </table:table-cell>
          <table:table-cell table:style-name="ce3" table:formula="of:=[.J313]^2/[.J209]" office:value-type="float" office:value="3.02804843522007" calcext:value-type="float">
            <text:p>3</text:p>
          </table:table-cell>
          <table:table-cell table:style-name="ce3" table:formula="of:=[.K313]^2/[.K209]" office:value-type="float" office:value="0.00244175605983578" calcext:value-type="float">
            <text:p>0</text:p>
          </table:table-cell>
          <table:table-cell table:style-name="ce3" table:formula="of:=SUM([.B414:.K414])" office:value-type="float" office:value="17.7689577358886" calcext:value-type="float">
            <text:p>18</text:p>
          </table:table-cell>
          <table:table-cell table:style-name="ce4" table:formula="of:=[.L414]/[.$L$507]" office:value-type="percentage" office:value="0.00651346261505706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formula="of:=[.B314]^2/[.B210]" office:value-type="float" office:value="0.343442744171138" calcext:value-type="float">
            <text:p>0</text:p>
          </table:table-cell>
          <table:table-cell table:style-name="ce3" table:formula="of:=[.C314]^2/[.C210]" office:value-type="float" office:value="1.57598492932901" calcext:value-type="float">
            <text:p>2</text:p>
          </table:table-cell>
          <table:table-cell table:style-name="ce3" table:formula="of:=[.D314]^2/[.D210]" office:value-type="float" office:value="2.06157484290956" calcext:value-type="float">
            <text:p>2</text:p>
          </table:table-cell>
          <table:table-cell table:style-name="ce3" table:formula="of:=[.E314]^2/[.E210]" office:value-type="float" office:value="1.19504249691627" calcext:value-type="float">
            <text:p>1</text:p>
          </table:table-cell>
          <table:table-cell table:style-name="ce3" table:formula="of:=[.F314]^2/[.F210]" office:value-type="float" office:value="1.02471554162973" calcext:value-type="float">
            <text:p>1</text:p>
          </table:table-cell>
          <table:table-cell table:style-name="ce3" table:formula="of:=[.G314]^2/[.G210]" office:value-type="float" office:value="1.19638844321305" calcext:value-type="float">
            <text:p>1</text:p>
          </table:table-cell>
          <table:table-cell table:style-name="ce3" table:formula="of:=[.H314]^2/[.H210]" office:value-type="float" office:value="0.427085749619335" calcext:value-type="float">
            <text:p>0</text:p>
          </table:table-cell>
          <table:table-cell table:style-name="ce3" table:formula="of:=[.I314]^2/[.I210]" office:value-type="float" office:value="0.152834181827185" calcext:value-type="float">
            <text:p>0</text:p>
          </table:table-cell>
          <table:table-cell table:style-name="ce3" table:formula="of:=[.J314]^2/[.J210]" office:value-type="float" office:value="0.18366160773524" calcext:value-type="float">
            <text:p>0</text:p>
          </table:table-cell>
          <table:table-cell table:style-name="ce3" table:formula="of:=[.K314]^2/[.K210]" office:value-type="float" office:value="0.224626894863888" calcext:value-type="float">
            <text:p>0</text:p>
          </table:table-cell>
          <table:table-cell table:style-name="ce3" table:formula="of:=SUM([.B415:.K415])" office:value-type="float" office:value="8.38535743221441" calcext:value-type="float">
            <text:p>8</text:p>
          </table:table-cell>
          <table:table-cell table:style-name="ce4" table:formula="of:=[.L415]/[.$L$507]" office:value-type="percentage" office:value="0.0030737712903839" calcext:value-type="percentage">
            <text:p>0 %</text:p>
          </table:table-cell>
          <table:table-cell table:number-columns-repeated="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formula="of:=[.B315]^2/[.B211]" office:value-type="float" office:value="0.108618619594224" calcext:value-type="float">
            <text:p>0</text:p>
          </table:table-cell>
          <table:table-cell table:style-name="ce3" table:formula="of:=[.C315]^2/[.C211]" office:value-type="float" office:value="0.00103544043990548" calcext:value-type="float">
            <text:p>0</text:p>
          </table:table-cell>
          <table:table-cell table:style-name="ce3" table:formula="of:=[.D315]^2/[.D211]" office:value-type="float" office:value="1.01078061181521" calcext:value-type="float">
            <text:p>1</text:p>
          </table:table-cell>
          <table:table-cell table:style-name="ce3" table:formula="of:=[.E315]^2/[.E211]" office:value-type="float" office:value="0.00968887395630968" calcext:value-type="float">
            <text:p>0</text:p>
          </table:table-cell>
          <table:table-cell table:style-name="ce3" table:formula="of:=[.F315]^2/[.F211]" office:value-type="float" office:value="0.919326078180248" calcext:value-type="float">
            <text:p>1</text:p>
          </table:table-cell>
          <table:table-cell table:style-name="ce3" table:formula="of:=[.G315]^2/[.G211]" office:value-type="float" office:value="0.15252426597546" calcext:value-type="float">
            <text:p>0</text:p>
          </table:table-cell>
          <table:table-cell table:style-name="ce3" table:formula="of:=[.H315]^2/[.H211]" office:value-type="float" office:value="0.431101000658027" calcext:value-type="float">
            <text:p>0</text:p>
          </table:table-cell>
          <table:table-cell table:style-name="ce3" table:formula="of:=[.I315]^2/[.I211]" office:value-type="float" office:value="0.183966198997736" calcext:value-type="float">
            <text:p>0</text:p>
          </table:table-cell>
          <table:table-cell table:style-name="ce3" table:formula="of:=[.J315]^2/[.J211]" office:value-type="float" office:value="0.00547862425478742" calcext:value-type="float">
            <text:p>0</text:p>
          </table:table-cell>
          <table:table-cell table:style-name="ce3" table:formula="of:=[.K315]^2/[.K211]" office:value-type="float" office:value="2.64491274420355" calcext:value-type="float">
            <text:p>3</text:p>
          </table:table-cell>
          <table:table-cell table:style-name="ce3" table:formula="of:=SUM([.B416:.K416])" office:value-type="float" office:value="5.46743245807546" calcext:value-type="float">
            <text:p>5</text:p>
          </table:table-cell>
          <table:table-cell table:style-name="ce4" table:formula="of:=[.L416]/[.$L$507]" office:value-type="percentage" office:value="0.0020041646474344" calcext:value-type="percentage">
            <text:p>0 %</text:p>
          </table:table-cell>
          <table:table-cell table:number-columns-repeated="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table:formula="of:=[.B316]^2/[.B212]" office:value-type="float" office:value="0.642108969107304" calcext:value-type="float">
            <text:p>1</text:p>
          </table:table-cell>
          <table:table-cell table:style-name="ce3" table:formula="of:=[.C316]^2/[.C212]" office:value-type="float" office:value="3.15345198622121" calcext:value-type="float">
            <text:p>3</text:p>
          </table:table-cell>
          <table:table-cell table:style-name="ce3" table:formula="of:=[.D316]^2/[.D212]" office:value-type="float" office:value="0.117874949854256" calcext:value-type="float">
            <text:p>0</text:p>
          </table:table-cell>
          <table:table-cell table:style-name="ce3" table:formula="of:=[.E316]^2/[.E212]" office:value-type="float" office:value="0.00167016214088124" calcext:value-type="float">
            <text:p>0</text:p>
          </table:table-cell>
          <table:table-cell table:style-name="ce3" table:formula="of:=[.F316]^2/[.F212]" office:value-type="float" office:value="2.31143140573041" calcext:value-type="float">
            <text:p>2</text:p>
          </table:table-cell>
          <table:table-cell table:style-name="ce3" table:formula="of:=[.G316]^2/[.G212]" office:value-type="float" office:value="2.3697459707337" calcext:value-type="float">
            <text:p>2</text:p>
          </table:table-cell>
          <table:table-cell table:style-name="ce3" table:formula="of:=[.H316]^2/[.H212]" office:value-type="float" office:value="0.724179175757402" calcext:value-type="float">
            <text:p>1</text:p>
          </table:table-cell>
          <table:table-cell table:style-name="ce3" table:formula="of:=[.I316]^2/[.I212]" office:value-type="float" office:value="0.774945804519956" calcext:value-type="float">
            <text:p>1</text:p>
          </table:table-cell>
          <table:table-cell table:style-name="ce3" table:formula="of:=[.J316]^2/[.J212]" office:value-type="float" office:value="0.0770295702513068" calcext:value-type="float">
            <text:p>0</text:p>
          </table:table-cell>
          <table:table-cell table:style-name="ce3" table:formula="of:=[.K316]^2/[.K212]" office:value-type="float" office:value="0.878100523392481" calcext:value-type="float">
            <text:p>1</text:p>
          </table:table-cell>
          <table:table-cell table:style-name="ce3" table:formula="of:=SUM([.B417:.K417])" office:value-type="float" office:value="11.0505385177089" calcext:value-type="float">
            <text:p>11</text:p>
          </table:table-cell>
          <table:table-cell table:style-name="ce4" table:formula="of:=[.L417]/[.$L$507]" office:value-type="percentage" office:value="0.00405073108851905" calcext:value-type="percentage">
            <text:p>0 %</text:p>
          </table:table-cell>
          <table:table-cell table:number-columns-repeated="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table:formula="of:=[.B317]^2/[.B213]" office:value-type="float" office:value="1.4000386024035" calcext:value-type="float">
            <text:p>1</text:p>
          </table:table-cell>
          <table:table-cell table:style-name="ce3" table:formula="of:=[.C317]^2/[.C213]" office:value-type="float" office:value="0.801393816167739" calcext:value-type="float">
            <text:p>1</text:p>
          </table:table-cell>
          <table:table-cell table:style-name="ce3" table:formula="of:=[.D317]^2/[.D213]" office:value-type="float" office:value="1.30769130267681" calcext:value-type="float">
            <text:p>1</text:p>
          </table:table-cell>
          <table:table-cell table:style-name="ce3" table:formula="of:=[.E317]^2/[.E213]" office:value-type="float" office:value="0.0000453775580650108" calcext:value-type="float">
            <text:p>0</text:p>
          </table:table-cell>
          <table:table-cell table:style-name="ce3" table:formula="of:=[.F317]^2/[.F213]" office:value-type="float" office:value="5.55762181970994" calcext:value-type="float">
            <text:p>6</text:p>
          </table:table-cell>
          <table:table-cell table:style-name="ce3" table:formula="of:=[.G317]^2/[.G213]" office:value-type="float" office:value="0.688980174661645" calcext:value-type="float">
            <text:p>1</text:p>
          </table:table-cell>
          <table:table-cell table:style-name="ce3" table:formula="of:=[.H317]^2/[.H213]" office:value-type="float" office:value="0.0313026899561452" calcext:value-type="float">
            <text:p>0</text:p>
          </table:table-cell>
          <table:table-cell table:style-name="ce3" table:formula="of:=[.I317]^2/[.I213]" office:value-type="float" office:value="1.81623686781494" calcext:value-type="float">
            <text:p>2</text:p>
          </table:table-cell>
          <table:table-cell table:style-name="ce3" table:formula="of:=[.J317]^2/[.J213]" office:value-type="float" office:value="0.00920174212875181" calcext:value-type="float">
            <text:p>0</text:p>
          </table:table-cell>
          <table:table-cell table:style-name="ce3" table:formula="of:=[.K317]^2/[.K213]" office:value-type="float" office:value="1.55535831393465" calcext:value-type="float">
            <text:p>2</text:p>
          </table:table-cell>
          <table:table-cell table:style-name="ce3" table:formula="of:=SUM([.B418:.K418])" office:value-type="float" office:value="13.1678707070122" calcext:value-type="float">
            <text:p>13</text:p>
          </table:table-cell>
          <table:table-cell table:style-name="ce4" table:formula="of:=[.L418]/[.$L$507]" office:value-type="percentage" office:value="0.0048268691301347" calcext:value-type="percentage">
            <text:p>0 %</text:p>
          </table:table-cell>
          <table:table-cell table:number-columns-repeated="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table:formula="of:=[.B318]^2/[.B214]" office:value-type="float" office:value="1.04081321015318" calcext:value-type="float">
            <text:p>1</text:p>
          </table:table-cell>
          <table:table-cell table:style-name="ce3" table:formula="of:=[.C318]^2/[.C214]" office:value-type="float" office:value="0.287006330926632" calcext:value-type="float">
            <text:p>0</text:p>
          </table:table-cell>
          <table:table-cell table:style-name="ce3" table:formula="of:=[.D318]^2/[.D214]" office:value-type="float" office:value="0.182932989221948" calcext:value-type="float">
            <text:p>0</text:p>
          </table:table-cell>
          <table:table-cell table:style-name="ce3" table:formula="of:=[.E318]^2/[.E214]" office:value-type="float" office:value="3.23114528736354" calcext:value-type="float">
            <text:p>3</text:p>
          </table:table-cell>
          <table:table-cell table:style-name="ce3" table:formula="of:=[.F318]^2/[.F214]" office:value-type="float" office:value="0.0000984377378379049" calcext:value-type="float">
            <text:p>0</text:p>
          </table:table-cell>
          <table:table-cell table:style-name="ce3" table:formula="of:=[.G318]^2/[.G214]" office:value-type="float" office:value="1.55644643085778" calcext:value-type="float">
            <text:p>2</text:p>
          </table:table-cell>
          <table:table-cell table:style-name="ce3" table:formula="of:=[.H318]^2/[.H214]" office:value-type="float" office:value="0.815663730561882" calcext:value-type="float">
            <text:p>1</text:p>
          </table:table-cell>
          <table:table-cell table:style-name="ce3" table:formula="of:=[.I318]^2/[.I214]" office:value-type="float" office:value="17.6918146678776" calcext:value-type="float">
            <text:p>18</text:p>
          </table:table-cell>
          <table:table-cell table:style-name="ce3" table:formula="of:=[.J318]^2/[.J214]" office:value-type="float" office:value="5.74161858633971" calcext:value-type="float">
            <text:p>6</text:p>
          </table:table-cell>
          <table:table-cell table:style-name="ce3" table:formula="of:=[.K318]^2/[.K214]" office:value-type="float" office:value="0.167622486623947" calcext:value-type="float">
            <text:p>0</text:p>
          </table:table-cell>
          <table:table-cell table:style-name="ce3" table:formula="of:=SUM([.B419:.K419])" office:value-type="float" office:value="30.7151621576641" calcext:value-type="float">
            <text:p>31</text:p>
          </table:table-cell>
          <table:table-cell table:style-name="ce4" table:formula="of:=[.L419]/[.$L$507]" office:value-type="percentage" office:value="0.0112590768351757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table:formula="of:=[.B319]^2/[.B215]" office:value-type="float" office:value="1.00522262819433" calcext:value-type="float">
            <text:p>1</text:p>
          </table:table-cell>
          <table:table-cell table:style-name="ce3" table:formula="of:=[.C319]^2/[.C215]" office:value-type="float" office:value="0.512465493278031" calcext:value-type="float">
            <text:p>1</text:p>
          </table:table-cell>
          <table:table-cell table:style-name="ce3" table:formula="of:=[.D319]^2/[.D215]" office:value-type="float" office:value="0.230458310160145" calcext:value-type="float">
            <text:p>0</text:p>
          </table:table-cell>
          <table:table-cell table:style-name="ce3" table:formula="of:=[.E319]^2/[.E215]" office:value-type="float" office:value="0.191158635388497" calcext:value-type="float">
            <text:p>0</text:p>
          </table:table-cell>
          <table:table-cell table:style-name="ce3" table:formula="of:=[.F319]^2/[.F215]" office:value-type="float" office:value="3.2984829786632" calcext:value-type="float">
            <text:p>3</text:p>
          </table:table-cell>
          <table:table-cell table:style-name="ce3" table:formula="of:=[.G319]^2/[.G215]" office:value-type="float" office:value="0.343743228635356" calcext:value-type="float">
            <text:p>0</text:p>
          </table:table-cell>
          <table:table-cell table:style-name="ce3" table:formula="of:=[.H319]^2/[.H215]" office:value-type="float" office:value="0.0703773742272683" calcext:value-type="float">
            <text:p>0</text:p>
          </table:table-cell>
          <table:table-cell table:style-name="ce3" table:formula="of:=[.I319]^2/[.I215]" office:value-type="float" office:value="0.312532882275088" calcext:value-type="float">
            <text:p>0</text:p>
          </table:table-cell>
          <table:table-cell table:style-name="ce3" table:formula="of:=[.J319]^2/[.J215]" office:value-type="float" office:value="0.0158148566265845" calcext:value-type="float">
            <text:p>0</text:p>
          </table:table-cell>
          <table:table-cell table:style-name="ce3" table:formula="of:=[.K319]^2/[.K215]" office:value-type="float" office:value="2.54703051157523" calcext:value-type="float">
            <text:p>3</text:p>
          </table:table-cell>
          <table:table-cell table:style-name="ce3" table:formula="of:=SUM([.B420:.K420])" office:value-type="float" office:value="8.52728689902374" calcext:value-type="float">
            <text:p>9</text:p>
          </table:table-cell>
          <table:table-cell table:style-name="ce4" table:formula="of:=[.L420]/[.$L$507]" office:value-type="percentage" office:value="0.00312579754255796" calcext:value-type="percentage">
            <text:p>0 %</text:p>
          </table:table-cell>
          <table:table-cell table:number-columns-repeated="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table:formula="of:=[.B320]^2/[.B216]" office:value-type="float" office:value="0.0414432405476585" calcext:value-type="float">
            <text:p>0</text:p>
          </table:table-cell>
          <table:table-cell table:style-name="ce3" table:formula="of:=[.C320]^2/[.C216]" office:value-type="float" office:value="0.42696825679214" calcext:value-type="float">
            <text:p>0</text:p>
          </table:table-cell>
          <table:table-cell table:style-name="ce3" table:formula="of:=[.D320]^2/[.D216]" office:value-type="float" office:value="0.000190811072662226" calcext:value-type="float">
            <text:p>0</text:p>
          </table:table-cell>
          <table:table-cell table:style-name="ce3" table:formula="of:=[.E320]^2/[.E216]" office:value-type="float" office:value="0.0000240089754178436" calcext:value-type="float">
            <text:p>0</text:p>
          </table:table-cell>
          <table:table-cell table:style-name="ce3" table:formula="of:=[.F320]^2/[.F216]" office:value-type="float" office:value="1.38934521223874" calcext:value-type="float">
            <text:p>1</text:p>
          </table:table-cell>
          <table:table-cell table:style-name="ce3" table:formula="of:=[.G320]^2/[.G216]" office:value-type="float" office:value="0.571772241486681" calcext:value-type="float">
            <text:p>1</text:p>
          </table:table-cell>
          <table:table-cell table:style-name="ce3" table:formula="of:=[.H320]^2/[.H216]" office:value-type="float" office:value="0.39723940326259" calcext:value-type="float">
            <text:p>0</text:p>
          </table:table-cell>
          <table:table-cell table:style-name="ce3" table:formula="of:=[.I320]^2/[.I216]" office:value-type="float" office:value="0.488305462001116" calcext:value-type="float">
            <text:p>0</text:p>
          </table:table-cell>
          <table:table-cell table:style-name="ce3" table:formula="of:=[.J320]^2/[.J216]" office:value-type="float" office:value="2.59227388126129" calcext:value-type="float">
            <text:p>3</text:p>
          </table:table-cell>
          <table:table-cell table:style-name="ce3" table:formula="of:=[.K320]^2/[.K216]" office:value-type="float" office:value="0.718091903286292" calcext:value-type="float">
            <text:p>1</text:p>
          </table:table-cell>
          <table:table-cell table:style-name="ce3" table:formula="of:=SUM([.B421:.K421])" office:value-type="float" office:value="6.62565442092458" calcext:value-type="float">
            <text:p>7</text:p>
          </table:table-cell>
          <table:table-cell table:style-name="ce4" table:formula="of:=[.L421]/[.$L$507]" office:value-type="percentage" office:value="0.00242872727891159" calcext:value-type="percentage">
            <text:p>0 %</text:p>
          </table:table-cell>
          <table:table-cell table:number-columns-repeated="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table:formula="of:=[.B321]^2/[.B217]" office:value-type="float" office:value="2.0741280010555" calcext:value-type="float">
            <text:p>2</text:p>
          </table:table-cell>
          <table:table-cell table:style-name="ce3" table:formula="of:=[.C321]^2/[.C217]" office:value-type="float" office:value="4.27267025284753" calcext:value-type="float">
            <text:p>4</text:p>
          </table:table-cell>
          <table:table-cell table:style-name="ce3" table:formula="of:=[.D321]^2/[.D217]" office:value-type="float" office:value="0.512644721785936" calcext:value-type="float">
            <text:p>1</text:p>
          </table:table-cell>
          <table:table-cell table:style-name="ce3" table:formula="of:=[.E321]^2/[.E217]" office:value-type="float" office:value="0.92308153807107" calcext:value-type="float">
            <text:p>1</text:p>
          </table:table-cell>
          <table:table-cell table:style-name="ce3" table:formula="of:=[.F321]^2/[.F217]" office:value-type="float" office:value="0.0492325743280614" calcext:value-type="float">
            <text:p>0</text:p>
          </table:table-cell>
          <table:table-cell table:style-name="ce3" table:formula="of:=[.G321]^2/[.G217]" office:value-type="float" office:value="0.438023405907262" calcext:value-type="float">
            <text:p>0</text:p>
          </table:table-cell>
          <table:table-cell table:style-name="ce3" table:formula="of:=[.H321]^2/[.H217]" office:value-type="float" office:value="0.0103510794341505" calcext:value-type="float">
            <text:p>0</text:p>
          </table:table-cell>
          <table:table-cell table:style-name="ce3" table:formula="of:=[.I321]^2/[.I217]" office:value-type="float" office:value="12.4655428121251" calcext:value-type="float">
            <text:p>12</text:p>
          </table:table-cell>
          <table:table-cell table:style-name="ce3" table:formula="of:=[.J321]^2/[.J217]" office:value-type="float" office:value="0.911643762941127" calcext:value-type="float">
            <text:p>1</text:p>
          </table:table-cell>
          <table:table-cell table:style-name="ce3" table:formula="of:=[.K321]^2/[.K217]" office:value-type="float" office:value="0.320517659487623" calcext:value-type="float">
            <text:p>0</text:p>
          </table:table-cell>
          <table:table-cell table:style-name="ce3" table:formula="of:=SUM([.B422:.K422])" office:value-type="float" office:value="21.9778358079834" calcext:value-type="float">
            <text:p>22</text:p>
          </table:table-cell>
          <table:table-cell table:style-name="ce4" table:formula="of:=[.L422]/[.$L$507]" office:value-type="percentage" office:value="0.00805628636315753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table:formula="of:=[.B322]^2/[.B218]" office:value-type="float" office:value="1.74081158909455" calcext:value-type="float">
            <text:p>2</text:p>
          </table:table-cell>
          <table:table-cell table:style-name="ce3" table:formula="of:=[.C322]^2/[.C218]" office:value-type="float" office:value="4.42874524255758" calcext:value-type="float">
            <text:p>4</text:p>
          </table:table-cell>
          <table:table-cell table:style-name="ce3" table:formula="of:=[.D322]^2/[.D218]" office:value-type="float" office:value="0.996609706262833" calcext:value-type="float">
            <text:p>1</text:p>
          </table:table-cell>
          <table:table-cell table:style-name="ce3" table:formula="of:=[.E322]^2/[.E218]" office:value-type="float" office:value="0.955011428995156" calcext:value-type="float">
            <text:p>1</text:p>
          </table:table-cell>
          <table:table-cell table:style-name="ce3" table:formula="of:=[.F322]^2/[.F218]" office:value-type="float" office:value="0.222889573618277" calcext:value-type="float">
            <text:p>0</text:p>
          </table:table-cell>
          <table:table-cell table:style-name="ce3" table:formula="of:=[.G322]^2/[.G218]" office:value-type="float" office:value="0.0441523170196263" calcext:value-type="float">
            <text:p>0</text:p>
          </table:table-cell>
          <table:table-cell table:style-name="ce3" table:formula="of:=[.H322]^2/[.H218]" office:value-type="float" office:value="0.778314754246461" calcext:value-type="float">
            <text:p>1</text:p>
          </table:table-cell>
          <table:table-cell table:style-name="ce3" table:formula="of:=[.I322]^2/[.I218]" office:value-type="float" office:value="0.000124394618099561" calcext:value-type="float">
            <text:p>0</text:p>
          </table:table-cell>
          <table:table-cell table:style-name="ce3" table:formula="of:=[.J322]^2/[.J218]" office:value-type="float" office:value="0.0102532496530404" calcext:value-type="float">
            <text:p>0</text:p>
          </table:table-cell>
          <table:table-cell table:style-name="ce3" table:formula="of:=[.K322]^2/[.K218]" office:value-type="float" office:value="2.26451802761004" calcext:value-type="float">
            <text:p>2</text:p>
          </table:table-cell>
          <table:table-cell table:style-name="ce3" table:formula="of:=SUM([.B423:.K423])" office:value-type="float" office:value="11.4414302836757" calcext:value-type="float">
            <text:p>11</text:p>
          </table:table-cell>
          <table:table-cell table:style-name="ce4" table:formula="of:=[.L423]/[.$L$507]" office:value-type="percentage" office:value="0.00419401799042977" calcext:value-type="percentage">
            <text:p>0 %</text:p>
          </table:table-cell>
          <table:table-cell table:number-columns-repeated="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table:formula="of:=[.B323]^2/[.B219]" office:value-type="float" office:value="6.12921823891673" calcext:value-type="float">
            <text:p>6</text:p>
          </table:table-cell>
          <table:table-cell table:style-name="ce3" table:formula="of:=[.C323]^2/[.C219]" office:value-type="float" office:value="7.10287039498108" calcext:value-type="float">
            <text:p>7</text:p>
          </table:table-cell>
          <table:table-cell table:style-name="ce3" table:formula="of:=[.D323]^2/[.D219]" office:value-type="float" office:value="1.32382329052441" calcext:value-type="float">
            <text:p>1</text:p>
          </table:table-cell>
          <table:table-cell table:style-name="ce3" table:formula="of:=[.E323]^2/[.E219]" office:value-type="float" office:value="0.0346573281213997" calcext:value-type="float">
            <text:p>0</text:p>
          </table:table-cell>
          <table:table-cell table:style-name="ce3" table:formula="of:=[.F323]^2/[.F219]" office:value-type="float" office:value="2.14430026900581" calcext:value-type="float">
            <text:p>2</text:p>
          </table:table-cell>
          <table:table-cell table:style-name="ce3" table:formula="of:=[.G323]^2/[.G219]" office:value-type="float" office:value="0.351523433067557" calcext:value-type="float">
            <text:p>0</text:p>
          </table:table-cell>
          <table:table-cell table:style-name="ce3" table:formula="of:=[.H323]^2/[.H219]" office:value-type="float" office:value="0.428093222047963" calcext:value-type="float">
            <text:p>0</text:p>
          </table:table-cell>
          <table:table-cell table:style-name="ce3" table:formula="of:=[.I323]^2/[.I219]" office:value-type="float" office:value="1.21638689644477" calcext:value-type="float">
            <text:p>1</text:p>
          </table:table-cell>
          <table:table-cell table:style-name="ce3" table:formula="of:=[.J323]^2/[.J219]" office:value-type="float" office:value="2.5668864980372" calcext:value-type="float">
            <text:p>3</text:p>
          </table:table-cell>
          <table:table-cell table:style-name="ce3" table:formula="of:=[.K323]^2/[.K219]" office:value-type="float" office:value="0.708930197938882" calcext:value-type="float">
            <text:p>1</text:p>
          </table:table-cell>
          <table:table-cell table:style-name="ce3" table:formula="of:=SUM([.B424:.K424])" office:value-type="float" office:value="22.0066897690858" calcext:value-type="float">
            <text:p>22</text:p>
          </table:table-cell>
          <table:table-cell table:style-name="ce4" table:formula="of:=[.L424]/[.$L$507]" office:value-type="percentage" office:value="0.0080668631904386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table:formula="of:=[.B324]^2/[.B220]" office:value-type="float" office:value="1.46597591856625" calcext:value-type="float">
            <text:p>1</text:p>
          </table:table-cell>
          <table:table-cell table:style-name="ce3" table:formula="of:=[.C324]^2/[.C220]" office:value-type="float" office:value="0.00597432741692914" calcext:value-type="float">
            <text:p>0</text:p>
          </table:table-cell>
          <table:table-cell table:style-name="ce3" table:formula="of:=[.D324]^2/[.D220]" office:value-type="float" office:value="0.282205182798335" calcext:value-type="float">
            <text:p>0</text:p>
          </table:table-cell>
          <table:table-cell table:style-name="ce3" table:formula="of:=[.E324]^2/[.E220]" office:value-type="float" office:value="1.53722082461652" calcext:value-type="float">
            <text:p>2</text:p>
          </table:table-cell>
          <table:table-cell table:style-name="ce3" table:formula="of:=[.F324]^2/[.F220]" office:value-type="float" office:value="0.267101251380797" calcext:value-type="float">
            <text:p>0</text:p>
          </table:table-cell>
          <table:table-cell table:style-name="ce3" table:formula="of:=[.G324]^2/[.G220]" office:value-type="float" office:value="2.63681269264702" calcext:value-type="float">
            <text:p>3</text:p>
          </table:table-cell>
          <table:table-cell table:style-name="ce3" table:formula="of:=[.H324]^2/[.H220]" office:value-type="float" office:value="2.61232161230179" calcext:value-type="float">
            <text:p>3</text:p>
          </table:table-cell>
          <table:table-cell table:style-name="ce3" table:formula="of:=[.I324]^2/[.I220]" office:value-type="float" office:value="0.0487909823580633" calcext:value-type="float">
            <text:p>0</text:p>
          </table:table-cell>
          <table:table-cell table:style-name="ce3" table:formula="of:=[.J324]^2/[.J220]" office:value-type="float" office:value="3.96151524560073" calcext:value-type="float">
            <text:p>4</text:p>
          </table:table-cell>
          <table:table-cell table:style-name="ce3" table:formula="of:=[.K324]^2/[.K220]" office:value-type="float" office:value="0.556456567221495" calcext:value-type="float">
            <text:p>1</text:p>
          </table:table-cell>
          <table:table-cell table:style-name="ce3" table:formula="of:=SUM([.B425:.K425])" office:value-type="float" office:value="13.3743746049079" calcext:value-type="float">
            <text:p>13</text:p>
          </table:table-cell>
          <table:table-cell table:style-name="ce4" table:formula="of:=[.L425]/[.$L$507]" office:value-type="percentage" office:value="0.00490256605275672" calcext:value-type="percentage">
            <text:p>0 %</text:p>
          </table:table-cell>
          <table:table-cell table:number-columns-repeated="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table:formula="of:=[.B325]^2/[.B221]" office:value-type="float" office:value="1.62686815955207" calcext:value-type="float">
            <text:p>2</text:p>
          </table:table-cell>
          <table:table-cell table:style-name="ce3" table:formula="of:=[.C325]^2/[.C221]" office:value-type="float" office:value="0.641115906627917" calcext:value-type="float">
            <text:p>1</text:p>
          </table:table-cell>
          <table:table-cell table:style-name="ce3" table:formula="of:=[.D325]^2/[.D221]" office:value-type="float" office:value="0.781696972020876" calcext:value-type="float">
            <text:p>1</text:p>
          </table:table-cell>
          <table:table-cell table:style-name="ce3" table:formula="of:=[.E325]^2/[.E221]" office:value-type="float" office:value="1.69631817927121" calcext:value-type="float">
            <text:p>2</text:p>
          </table:table-cell>
          <table:table-cell table:style-name="ce3" table:formula="of:=[.F325]^2/[.F221]" office:value-type="float" office:value="0.0737511653775275" calcext:value-type="float">
            <text:p>0</text:p>
          </table:table-cell>
          <table:table-cell table:style-name="ce3" table:formula="of:=[.G325]^2/[.G221]" office:value-type="float" office:value="0.523177848598982" calcext:value-type="float">
            <text:p>1</text:p>
          </table:table-cell>
          <table:table-cell table:style-name="ce3" table:formula="of:=[.H325]^2/[.H221]" office:value-type="float" office:value="0.0219506628709909" calcext:value-type="float">
            <text:p>0</text:p>
          </table:table-cell>
          <table:table-cell table:style-name="ce3" table:formula="of:=[.I325]^2/[.I221]" office:value-type="float" office:value="4.05700486027126" calcext:value-type="float">
            <text:p>4</text:p>
          </table:table-cell>
          <table:table-cell table:style-name="ce3" table:formula="of:=[.J325]^2/[.J221]" office:value-type="float" office:value="0.0103064700537998" calcext:value-type="float">
            <text:p>0</text:p>
          </table:table-cell>
          <table:table-cell table:style-name="ce3" table:formula="of:=[.K325]^2/[.K221]" office:value-type="float" office:value="1.0752758723939" calcext:value-type="float">
            <text:p>1</text:p>
          </table:table-cell>
          <table:table-cell table:style-name="ce3" table:formula="of:=SUM([.B426:.K426])" office:value-type="float" office:value="10.5074660970385" calcext:value-type="float">
            <text:p>11</text:p>
          </table:table-cell>
          <table:table-cell table:style-name="ce4" table:formula="of:=[.L426]/[.$L$507]" office:value-type="percentage" office:value="0.00385166021661525" calcext:value-type="percentage">
            <text:p>0 %</text:p>
          </table:table-cell>
          <table:table-cell table:number-columns-repeated="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table:formula="of:=[.B326]^2/[.B222]" office:value-type="float" office:value="2.71562270730924" calcext:value-type="float">
            <text:p>3</text:p>
          </table:table-cell>
          <table:table-cell table:style-name="ce3" table:formula="of:=[.C326]^2/[.C222]" office:value-type="float" office:value="2.78148336733011" calcext:value-type="float">
            <text:p>3</text:p>
          </table:table-cell>
          <table:table-cell table:style-name="ce3" table:formula="of:=[.D326]^2/[.D222]" office:value-type="float" office:value="0.00354517020077602" calcext:value-type="float">
            <text:p>0</text:p>
          </table:table-cell>
          <table:table-cell table:style-name="ce3" table:formula="of:=[.E326]^2/[.E222]" office:value-type="float" office:value="0.000203544104477632" calcext:value-type="float">
            <text:p>0</text:p>
          </table:table-cell>
          <table:table-cell table:style-name="ce3" table:formula="of:=[.F326]^2/[.F222]" office:value-type="float" office:value="0.539786973094938" calcext:value-type="float">
            <text:p>1</text:p>
          </table:table-cell>
          <table:table-cell table:style-name="ce3" table:formula="of:=[.G326]^2/[.G222]" office:value-type="float" office:value="0.0490825029154907" calcext:value-type="float">
            <text:p>0</text:p>
          </table:table-cell>
          <table:table-cell table:style-name="ce3" table:formula="of:=[.H326]^2/[.H222]" office:value-type="float" office:value="0.0986315651394081" calcext:value-type="float">
            <text:p>0</text:p>
          </table:table-cell>
          <table:table-cell table:style-name="ce3" table:formula="of:=[.I326]^2/[.I222]" office:value-type="float" office:value="1.96289160679454" calcext:value-type="float">
            <text:p>2</text:p>
          </table:table-cell>
          <table:table-cell table:style-name="ce3" table:formula="of:=[.J326]^2/[.J222]" office:value-type="float" office:value="0.0552801495923478" calcext:value-type="float">
            <text:p>0</text:p>
          </table:table-cell>
          <table:table-cell table:style-name="ce3" table:formula="of:=[.K326]^2/[.K222]" office:value-type="float" office:value="0.0586471170932112" calcext:value-type="float">
            <text:p>0</text:p>
          </table:table-cell>
          <table:table-cell table:style-name="ce3" table:formula="of:=SUM([.B427:.K427])" office:value-type="float" office:value="8.26517470357455" calcext:value-type="float">
            <text:p>8</text:p>
          </table:table-cell>
          <table:table-cell table:style-name="ce4" table:formula="of:=[.L427]/[.$L$507]" office:value-type="percentage" office:value="0.00302971661246713" calcext:value-type="percentage">
            <text:p>0 %</text:p>
          </table:table-cell>
          <table:table-cell table:number-columns-repeated="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table:formula="of:=[.B327]^2/[.B223]" office:value-type="float" office:value="0.0857281455594663" calcext:value-type="float">
            <text:p>0</text:p>
          </table:table-cell>
          <table:table-cell table:style-name="ce3" table:formula="of:=[.C327]^2/[.C223]" office:value-type="float" office:value="0.863034315266158" calcext:value-type="float">
            <text:p>1</text:p>
          </table:table-cell>
          <table:table-cell table:style-name="ce3" table:formula="of:=[.D327]^2/[.D223]" office:value-type="float" office:value="3.46674188103395" calcext:value-type="float">
            <text:p>3</text:p>
          </table:table-cell>
          <table:table-cell table:style-name="ce3" table:formula="of:=[.E327]^2/[.E223]" office:value-type="float" office:value="0.384457575565465" calcext:value-type="float">
            <text:p>0</text:p>
          </table:table-cell>
          <table:table-cell table:style-name="ce3" table:formula="of:=[.F327]^2/[.F223]" office:value-type="float" office:value="0.77925684457143" calcext:value-type="float">
            <text:p>1</text:p>
          </table:table-cell>
          <table:table-cell table:style-name="ce3" table:formula="of:=[.G327]^2/[.G223]" office:value-type="float" office:value="0.558463757043548" calcext:value-type="float">
            <text:p>1</text:p>
          </table:table-cell>
          <table:table-cell table:style-name="ce3" table:formula="of:=[.H327]^2/[.H223]" office:value-type="float" office:value="1.21933603348003" calcext:value-type="float">
            <text:p>1</text:p>
          </table:table-cell>
          <table:table-cell table:style-name="ce3" table:formula="of:=[.I327]^2/[.I223]" office:value-type="float" office:value="2.12329174718333" calcext:value-type="float">
            <text:p>2</text:p>
          </table:table-cell>
          <table:table-cell table:style-name="ce3" table:formula="of:=[.J327]^2/[.J223]" office:value-type="float" office:value="0.0222860045850514" calcext:value-type="float">
            <text:p>0</text:p>
          </table:table-cell>
          <table:table-cell table:style-name="ce3" table:formula="of:=[.K327]^2/[.K223]" office:value-type="float" office:value="0.86864552201924" calcext:value-type="float">
            <text:p>1</text:p>
          </table:table-cell>
          <table:table-cell table:style-name="ce3" table:formula="of:=SUM([.B428:.K428])" office:value-type="float" office:value="10.3712418263077" calcext:value-type="float">
            <text:p>10</text:p>
          </table:table-cell>
          <table:table-cell table:style-name="ce4" table:formula="of:=[.L428]/[.$L$507]" office:value-type="percentage" office:value="0.00380172528470437" calcext:value-type="percentage">
            <text:p>0 %</text:p>
          </table:table-cell>
          <table:table-cell table:number-columns-repeated="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table:formula="of:=[.B328]^2/[.B224]" office:value-type="float" office:value="0.193933179939283" calcext:value-type="float">
            <text:p>0</text:p>
          </table:table-cell>
          <table:table-cell table:style-name="ce3" table:formula="of:=[.C328]^2/[.C224]" office:value-type="float" office:value="0.048889799696266" calcext:value-type="float">
            <text:p>0</text:p>
          </table:table-cell>
          <table:table-cell table:style-name="ce3" table:formula="of:=[.D328]^2/[.D224]" office:value-type="float" office:value="0.0431361226002373" calcext:value-type="float">
            <text:p>0</text:p>
          </table:table-cell>
          <table:table-cell table:style-name="ce3" table:formula="of:=[.E328]^2/[.E224]" office:value-type="float" office:value="5.01459591851286" calcext:value-type="float">
            <text:p>5</text:p>
          </table:table-cell>
          <table:table-cell table:style-name="ce3" table:formula="of:=[.F328]^2/[.F224]" office:value-type="float" office:value="3.37748493882544" calcext:value-type="float">
            <text:p>3</text:p>
          </table:table-cell>
          <table:table-cell table:style-name="ce3" table:formula="of:=[.G328]^2/[.G224]" office:value-type="float" office:value="13.6700360733673" calcext:value-type="float">
            <text:p>14</text:p>
          </table:table-cell>
          <table:table-cell table:style-name="ce3" table:formula="of:=[.H328]^2/[.H224]" office:value-type="float" office:value="0.573892504932495" calcext:value-type="float">
            <text:p>1</text:p>
          </table:table-cell>
          <table:table-cell table:style-name="ce3" table:formula="of:=[.I328]^2/[.I224]" office:value-type="float" office:value="2.60063515401356" calcext:value-type="float">
            <text:p>3</text:p>
          </table:table-cell>
          <table:table-cell table:style-name="ce3" table:formula="of:=[.J328]^2/[.J224]" office:value-type="float" office:value="1.02764899982045" calcext:value-type="float">
            <text:p>1</text:p>
          </table:table-cell>
          <table:table-cell table:style-name="ce3" table:formula="of:=[.K328]^2/[.K224]" office:value-type="float" office:value="2.63966409720913" calcext:value-type="float">
            <text:p>3</text:p>
          </table:table-cell>
          <table:table-cell table:style-name="ce3" table:formula="of:=SUM([.B429:.K429])" office:value-type="float" office:value="29.189916788917" calcext:value-type="float">
            <text:p>29</text:p>
          </table:table-cell>
          <table:table-cell table:style-name="ce4" table:formula="of:=[.L429]/[.$L$507]" office:value-type="percentage" office:value="0.0106999765865406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table:formula="of:=[.B329]^2/[.B225]" office:value-type="float" office:value="3.23984549011048" calcext:value-type="float">
            <text:p>3</text:p>
          </table:table-cell>
          <table:table-cell table:style-name="ce3" table:formula="of:=[.C329]^2/[.C225]" office:value-type="float" office:value="0.163176740325098" calcext:value-type="float">
            <text:p>0</text:p>
          </table:table-cell>
          <table:table-cell table:style-name="ce3" table:formula="of:=[.D329]^2/[.D225]" office:value-type="float" office:value="8.516406041035" calcext:value-type="float">
            <text:p>9</text:p>
          </table:table-cell>
          <table:table-cell table:style-name="ce3" table:formula="of:=[.E329]^2/[.E225]" office:value-type="float" office:value="10.5739850441577" calcext:value-type="float">
            <text:p>11</text:p>
          </table:table-cell>
          <table:table-cell table:style-name="ce3" table:formula="of:=[.F329]^2/[.F225]" office:value-type="float" office:value="0.00744415198844507" calcext:value-type="float">
            <text:p>0</text:p>
          </table:table-cell>
          <table:table-cell table:style-name="ce3" table:formula="of:=[.G329]^2/[.G225]" office:value-type="float" office:value="9.59297351920192" calcext:value-type="float">
            <text:p>10</text:p>
          </table:table-cell>
          <table:table-cell table:style-name="ce3" table:formula="of:=[.H329]^2/[.H225]" office:value-type="float" office:value="1.36485689282327" calcext:value-type="float">
            <text:p>1</text:p>
          </table:table-cell>
          <table:table-cell table:style-name="ce3" table:formula="of:=[.I329]^2/[.I225]" office:value-type="float" office:value="0.152618782213873" calcext:value-type="float">
            <text:p>0</text:p>
          </table:table-cell>
          <table:table-cell table:style-name="ce3" table:formula="of:=[.J329]^2/[.J225]" office:value-type="float" office:value="2.30427532706826" calcext:value-type="float">
            <text:p>2</text:p>
          </table:table-cell>
          <table:table-cell table:style-name="ce3" table:formula="of:=[.K329]^2/[.K225]" office:value-type="float" office:value="1.02600022986456" calcext:value-type="float">
            <text:p>1</text:p>
          </table:table-cell>
          <table:table-cell table:style-name="ce3" table:formula="of:=SUM([.B430:.K430])" office:value-type="float" office:value="36.9415822187886" calcext:value-type="float">
            <text:p>37</text:p>
          </table:table-cell>
          <table:table-cell table:style-name="ce4" table:formula="of:=[.L430]/[.$L$507]" office:value-type="percentage" office:value="0.0135414591164878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table:formula="of:=[.B330]^2/[.B226]" office:value-type="float" office:value="1.36114632843071" calcext:value-type="float">
            <text:p>1</text:p>
          </table:table-cell>
          <table:table-cell table:style-name="ce3" table:formula="of:=[.C330]^2/[.C226]" office:value-type="float" office:value="0.725753258771305" calcext:value-type="float">
            <text:p>1</text:p>
          </table:table-cell>
          <table:table-cell table:style-name="ce3" table:formula="of:=[.D330]^2/[.D226]" office:value-type="float" office:value="2.47426016173046" calcext:value-type="float">
            <text:p>2</text:p>
          </table:table-cell>
          <table:table-cell table:style-name="ce3" table:formula="of:=[.E330]^2/[.E226]" office:value-type="float" office:value="0.563467127334327" calcext:value-type="float">
            <text:p>1</text:p>
          </table:table-cell>
          <table:table-cell table:style-name="ce3" table:formula="of:=[.F330]^2/[.F226]" office:value-type="float" office:value="7.05278676018323" calcext:value-type="float">
            <text:p>7</text:p>
          </table:table-cell>
          <table:table-cell table:style-name="ce3" table:formula="of:=[.G330]^2/[.G226]" office:value-type="float" office:value="1.58790822864829" calcext:value-type="float">
            <text:p>2</text:p>
          </table:table-cell>
          <table:table-cell table:style-name="ce3" table:formula="of:=[.H330]^2/[.H226]" office:value-type="float" office:value="0.108896801333603" calcext:value-type="float">
            <text:p>0</text:p>
          </table:table-cell>
          <table:table-cell table:style-name="ce3" table:formula="of:=[.I330]^2/[.I226]" office:value-type="float" office:value="0.0962665583984673" calcext:value-type="float">
            <text:p>0</text:p>
          </table:table-cell>
          <table:table-cell table:style-name="ce3" table:formula="of:=[.J330]^2/[.J226]" office:value-type="float" office:value="0.892309169899198" calcext:value-type="float">
            <text:p>1</text:p>
          </table:table-cell>
          <table:table-cell table:style-name="ce3" table:formula="of:=[.K330]^2/[.K226]" office:value-type="float" office:value="10.5329375993793" calcext:value-type="float">
            <text:p>11</text:p>
          </table:table-cell>
          <table:table-cell table:style-name="ce3" table:formula="of:=SUM([.B431:.K431])" office:value-type="float" office:value="25.3957319941089" calcext:value-type="float">
            <text:p>25</text:p>
          </table:table-cell>
          <table:table-cell table:style-name="ce4" table:formula="of:=[.L431]/[.$L$507]" office:value-type="percentage" office:value="0.0093091645207498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table:formula="of:=[.B331]^2/[.B227]" office:value-type="float" office:value="0.287391983501964" calcext:value-type="float">
            <text:p>0</text:p>
          </table:table-cell>
          <table:table-cell table:style-name="ce3" table:formula="of:=[.C331]^2/[.C227]" office:value-type="float" office:value="0.0205426526801963" calcext:value-type="float">
            <text:p>0</text:p>
          </table:table-cell>
          <table:table-cell table:style-name="ce3" table:formula="of:=[.D331]^2/[.D227]" office:value-type="float" office:value="0.814977868656658" calcext:value-type="float">
            <text:p>1</text:p>
          </table:table-cell>
          <table:table-cell table:style-name="ce3" table:formula="of:=[.E331]^2/[.E227]" office:value-type="float" office:value="0.353874592881851" calcext:value-type="float">
            <text:p>0</text:p>
          </table:table-cell>
          <table:table-cell table:style-name="ce3" table:formula="of:=[.F331]^2/[.F227]" office:value-type="float" office:value="0.062212443658581" calcext:value-type="float">
            <text:p>0</text:p>
          </table:table-cell>
          <table:table-cell table:style-name="ce3" table:formula="of:=[.G331]^2/[.G227]" office:value-type="float" office:value="2.19673926098419" calcext:value-type="float">
            <text:p>2</text:p>
          </table:table-cell>
          <table:table-cell table:style-name="ce3" table:formula="of:=[.H331]^2/[.H227]" office:value-type="float" office:value="0.956792360336028" calcext:value-type="float">
            <text:p>1</text:p>
          </table:table-cell>
          <table:table-cell table:style-name="ce3" table:formula="of:=[.I331]^2/[.I227]" office:value-type="float" office:value="8.84796930596787" calcext:value-type="float">
            <text:p>9</text:p>
          </table:table-cell>
          <table:table-cell table:style-name="ce3" table:formula="of:=[.J331]^2/[.J227]" office:value-type="float" office:value="16.0697380821619" calcext:value-type="float">
            <text:p>16</text:p>
          </table:table-cell>
          <table:table-cell table:style-name="ce3" table:formula="of:=[.K331]^2/[.K227]" office:value-type="float" office:value="4.86665138712876" calcext:value-type="float">
            <text:p>5</text:p>
          </table:table-cell>
          <table:table-cell table:style-name="ce3" table:formula="of:=SUM([.B432:.K432])" office:value-type="float" office:value="34.476889937958" calcext:value-type="float">
            <text:p>34</text:p>
          </table:table-cell>
          <table:table-cell table:style-name="ce4" table:formula="of:=[.L432]/[.$L$507]" office:value-type="percentage" office:value="0.0126379913235297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table:formula="of:=[.B332]^2/[.B228]" office:value-type="float" office:value="1.52237333649168" calcext:value-type="float">
            <text:p>2</text:p>
          </table:table-cell>
          <table:table-cell table:style-name="ce3" table:formula="of:=[.C332]^2/[.C228]" office:value-type="float" office:value="0.0065195364796633" calcext:value-type="float">
            <text:p>0</text:p>
          </table:table-cell>
          <table:table-cell table:style-name="ce3" table:formula="of:=[.D332]^2/[.D228]" office:value-type="float" office:value="0.084957043899588" calcext:value-type="float">
            <text:p>0</text:p>
          </table:table-cell>
          <table:table-cell table:style-name="ce3" table:formula="of:=[.E332]^2/[.E228]" office:value-type="float" office:value="0.190434487245734" calcext:value-type="float">
            <text:p>0</text:p>
          </table:table-cell>
          <table:table-cell table:style-name="ce3" table:formula="of:=[.F332]^2/[.F228]" office:value-type="float" office:value="0.00412843545607639" calcext:value-type="float">
            <text:p>0</text:p>
          </table:table-cell>
          <table:table-cell table:style-name="ce3" table:formula="of:=[.G332]^2/[.G228]" office:value-type="float" office:value="4.30953367564484" calcext:value-type="float">
            <text:p>4</text:p>
          </table:table-cell>
          <table:table-cell table:style-name="ce3" table:formula="of:=[.H332]^2/[.H228]" office:value-type="float" office:value="0.439168748978931" calcext:value-type="float">
            <text:p>0</text:p>
          </table:table-cell>
          <table:table-cell table:style-name="ce3" table:formula="of:=[.I332]^2/[.I228]" office:value-type="float" office:value="0.0428683143034379" calcext:value-type="float">
            <text:p>0</text:p>
          </table:table-cell>
          <table:table-cell table:style-name="ce3" table:formula="of:=[.J332]^2/[.J228]" office:value-type="float" office:value="9.11921611008879" calcext:value-type="float">
            <text:p>9</text:p>
          </table:table-cell>
          <table:table-cell table:style-name="ce3" table:formula="of:=[.K332]^2/[.K228]" office:value-type="float" office:value="2.34135257953303" calcext:value-type="float">
            <text:p>2</text:p>
          </table:table-cell>
          <table:table-cell table:style-name="ce3" table:formula="of:=SUM([.B433:.K433])" office:value-type="float" office:value="18.0605522681218" calcext:value-type="float">
            <text:p>18</text:p>
          </table:table-cell>
          <table:table-cell table:style-name="ce4" table:formula="of:=[.L433]/[.$L$507]" office:value-type="percentage" office:value="0.00662035071241685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table:formula="of:=[.B333]^2/[.B229]" office:value-type="float" office:value="1.08298851026933" calcext:value-type="float">
            <text:p>1</text:p>
          </table:table-cell>
          <table:table-cell table:style-name="ce3" table:formula="of:=[.C333]^2/[.C229]" office:value-type="float" office:value="2.08572213819244" calcext:value-type="float">
            <text:p>2</text:p>
          </table:table-cell>
          <table:table-cell table:style-name="ce3" table:formula="of:=[.D333]^2/[.D229]" office:value-type="float" office:value="7.06034263297422" calcext:value-type="float">
            <text:p>7</text:p>
          </table:table-cell>
          <table:table-cell table:style-name="ce3" table:formula="of:=[.E333]^2/[.E229]" office:value-type="float" office:value="9.14938771334883" calcext:value-type="float">
            <text:p>9</text:p>
          </table:table-cell>
          <table:table-cell table:style-name="ce3" table:formula="of:=[.F333]^2/[.F229]" office:value-type="float" office:value="2.19330641298606" calcext:value-type="float">
            <text:p>2</text:p>
          </table:table-cell>
          <table:table-cell table:style-name="ce3" table:formula="of:=[.G333]^2/[.G229]" office:value-type="float" office:value="2.13849170903747" calcext:value-type="float">
            <text:p>2</text:p>
          </table:table-cell>
          <table:table-cell table:style-name="ce3" table:formula="of:=[.H333]^2/[.H229]" office:value-type="float" office:value="1.5964797290046" calcext:value-type="float">
            <text:p>2</text:p>
          </table:table-cell>
          <table:table-cell table:style-name="ce3" table:formula="of:=[.I333]^2/[.I229]" office:value-type="float" office:value="2.9716881525302" calcext:value-type="float">
            <text:p>3</text:p>
          </table:table-cell>
          <table:table-cell table:style-name="ce3" table:formula="of:=[.J333]^2/[.J229]" office:value-type="float" office:value="3.71202205034265" calcext:value-type="float">
            <text:p>4</text:p>
          </table:table-cell>
          <table:table-cell table:style-name="ce3" table:formula="of:=[.K333]^2/[.K229]" office:value-type="float" office:value="7.21128013589738" calcext:value-type="float">
            <text:p>7</text:p>
          </table:table-cell>
          <table:table-cell table:style-name="ce3" table:formula="of:=SUM([.B434:.K434])" office:value-type="float" office:value="39.2017091845832" calcext:value-type="float">
            <text:p>39</text:p>
          </table:table-cell>
          <table:table-cell table:style-name="ce4" table:formula="of:=[.L434]/[.$L$507]" office:value-type="percentage" office:value="0.0143699406017723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table:formula="of:=[.B334]^2/[.B230]" office:value-type="float" office:value="0.0289326439053291" calcext:value-type="float">
            <text:p>0</text:p>
          </table:table-cell>
          <table:table-cell table:style-name="ce3" table:formula="of:=[.C334]^2/[.C230]" office:value-type="float" office:value="0.00100247487313099" calcext:value-type="float">
            <text:p>0</text:p>
          </table:table-cell>
          <table:table-cell table:style-name="ce3" table:formula="of:=[.D334]^2/[.D230]" office:value-type="float" office:value="0.320017538207133" calcext:value-type="float">
            <text:p>0</text:p>
          </table:table-cell>
          <table:table-cell table:style-name="ce3" table:formula="of:=[.E334]^2/[.E230]" office:value-type="float" office:value="0.418849703169155" calcext:value-type="float">
            <text:p>0</text:p>
          </table:table-cell>
          <table:table-cell table:style-name="ce3" table:formula="of:=[.F334]^2/[.F230]" office:value-type="float" office:value="0.698703211083653" calcext:value-type="float">
            <text:p>1</text:p>
          </table:table-cell>
          <table:table-cell table:style-name="ce3" table:formula="of:=[.G334]^2/[.G230]" office:value-type="float" office:value="0.741302895216958" calcext:value-type="float">
            <text:p>1</text:p>
          </table:table-cell>
          <table:table-cell table:style-name="ce3" table:formula="of:=[.H334]^2/[.H230]" office:value-type="float" office:value="0.147699405411642" calcext:value-type="float">
            <text:p>0</text:p>
          </table:table-cell>
          <table:table-cell table:style-name="ce3" table:formula="of:=[.I334]^2/[.I230]" office:value-type="float" office:value="0.0434709527298327" calcext:value-type="float">
            <text:p>0</text:p>
          </table:table-cell>
          <table:table-cell table:style-name="ce3" table:formula="of:=[.J334]^2/[.J230]" office:value-type="float" office:value="0.227581998795483" calcext:value-type="float">
            <text:p>0</text:p>
          </table:table-cell>
          <table:table-cell table:style-name="ce3" table:formula="of:=[.K334]^2/[.K230]" office:value-type="float" office:value="6.00471736315494" calcext:value-type="float">
            <text:p>6</text:p>
          </table:table-cell>
          <table:table-cell table:style-name="ce3" table:formula="of:=SUM([.B435:.K435])" office:value-type="float" office:value="8.63227818654726" calcext:value-type="float">
            <text:p>9</text:p>
          </table:table-cell>
          <table:table-cell table:style-name="ce4" table:formula="of:=[.L435]/[.$L$507]" office:value-type="percentage" office:value="0.00316428358300872" calcext:value-type="percentage">
            <text:p>0 %</text:p>
          </table:table-cell>
          <table:table-cell table:number-columns-repeated="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table:formula="of:=[.B335]^2/[.B231]" office:value-type="float" office:value="3.58032315785674" calcext:value-type="float">
            <text:p>4</text:p>
          </table:table-cell>
          <table:table-cell table:style-name="ce3" table:formula="of:=[.C335]^2/[.C231]" office:value-type="float" office:value="0.0156882249494682" calcext:value-type="float">
            <text:p>0</text:p>
          </table:table-cell>
          <table:table-cell table:style-name="ce3" table:formula="of:=[.D335]^2/[.D231]" office:value-type="float" office:value="2.96229497646382" calcext:value-type="float">
            <text:p>3</text:p>
          </table:table-cell>
          <table:table-cell table:style-name="ce3" table:formula="of:=[.E335]^2/[.E231]" office:value-type="float" office:value="2.04511847132701" calcext:value-type="float">
            <text:p>2</text:p>
          </table:table-cell>
          <table:table-cell table:style-name="ce3" table:formula="of:=[.F335]^2/[.F231]" office:value-type="float" office:value="1.23364110382009" calcext:value-type="float">
            <text:p>1</text:p>
          </table:table-cell>
          <table:table-cell table:style-name="ce3" table:formula="of:=[.G335]^2/[.G231]" office:value-type="float" office:value="2.63305199274496" calcext:value-type="float">
            <text:p>3</text:p>
          </table:table-cell>
          <table:table-cell table:style-name="ce3" table:formula="of:=[.H335]^2/[.H231]" office:value-type="float" office:value="0.0371086008109278" calcext:value-type="float">
            <text:p>0</text:p>
          </table:table-cell>
          <table:table-cell table:style-name="ce3" table:formula="of:=[.I335]^2/[.I231]" office:value-type="float" office:value="2.47158348687486" calcext:value-type="float">
            <text:p>2</text:p>
          </table:table-cell>
          <table:table-cell table:style-name="ce3" table:formula="of:=[.J335]^2/[.J231]" office:value-type="float" office:value="0.333162221496766" calcext:value-type="float">
            <text:p>0</text:p>
          </table:table-cell>
          <table:table-cell table:style-name="ce3" table:formula="of:=[.K335]^2/[.K231]" office:value-type="float" office:value="0.911608547343679" calcext:value-type="float">
            <text:p>1</text:p>
          </table:table-cell>
          <table:table-cell table:style-name="ce3" table:formula="of:=SUM([.B436:.K436])" office:value-type="float" office:value="16.2235807836883" calcext:value-type="float">
            <text:p>16</text:p>
          </table:table-cell>
          <table:table-cell table:style-name="ce4" table:formula="of:=[.L436]/[.$L$507]" office:value-type="percentage" office:value="0.0059469828499554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table:formula="of:=[.B336]^2/[.B232]" office:value-type="float" office:value="1.94252717863149" calcext:value-type="float">
            <text:p>2</text:p>
          </table:table-cell>
          <table:table-cell table:style-name="ce3" table:formula="of:=[.C336]^2/[.C232]" office:value-type="float" office:value="0.895195958415287" calcext:value-type="float">
            <text:p>1</text:p>
          </table:table-cell>
          <table:table-cell table:style-name="ce3" table:formula="of:=[.D336]^2/[.D232]" office:value-type="float" office:value="3.18935312536961" calcext:value-type="float">
            <text:p>3</text:p>
          </table:table-cell>
          <table:table-cell table:style-name="ce3" table:formula="of:=[.E336]^2/[.E232]" office:value-type="float" office:value="1.14675124154117" calcext:value-type="float">
            <text:p>1</text:p>
          </table:table-cell>
          <table:table-cell table:style-name="ce3" table:formula="of:=[.F336]^2/[.F232]" office:value-type="float" office:value="2.87624375190926" calcext:value-type="float">
            <text:p>3</text:p>
          </table:table-cell>
          <table:table-cell table:style-name="ce3" table:formula="of:=[.G336]^2/[.G232]" office:value-type="float" office:value="2.41043882999996" calcext:value-type="float">
            <text:p>2</text:p>
          </table:table-cell>
          <table:table-cell table:style-name="ce3" table:formula="of:=[.H336]^2/[.H232]" office:value-type="float" office:value="0.044625319824533" calcext:value-type="float">
            <text:p>0</text:p>
          </table:table-cell>
          <table:table-cell table:style-name="ce3" table:formula="of:=[.I336]^2/[.I232]" office:value-type="float" office:value="5.14735737579607" calcext:value-type="float">
            <text:p>5</text:p>
          </table:table-cell>
          <table:table-cell table:style-name="ce3" table:formula="of:=[.J336]^2/[.J232]" office:value-type="float" office:value="2.71987317424869" calcext:value-type="float">
            <text:p>3</text:p>
          </table:table-cell>
          <table:table-cell table:style-name="ce3" table:formula="of:=[.K336]^2/[.K232]" office:value-type="float" office:value="3.11316014804291" calcext:value-type="float">
            <text:p>3</text:p>
          </table:table-cell>
          <table:table-cell table:style-name="ce3" table:formula="of:=SUM([.B437:.K437])" office:value-type="float" office:value="23.485526103779" calcext:value-type="float">
            <text:p>23</text:p>
          </table:table-cell>
          <table:table-cell table:style-name="ce4" table:formula="of:=[.L437]/[.$L$507]" office:value-type="percentage" office:value="0.00860895155166854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table:formula="of:=[.B337]^2/[.B233]" office:value-type="float" office:value="3.18610636278294" calcext:value-type="float">
            <text:p>3</text:p>
          </table:table-cell>
          <table:table-cell table:style-name="ce3" table:formula="of:=[.C337]^2/[.C233]" office:value-type="float" office:value="4.88931084523513" calcext:value-type="float">
            <text:p>5</text:p>
          </table:table-cell>
          <table:table-cell table:style-name="ce3" table:formula="of:=[.D337]^2/[.D233]" office:value-type="float" office:value="6.16539964256836" calcext:value-type="float">
            <text:p>6</text:p>
          </table:table-cell>
          <table:table-cell table:style-name="ce3" table:formula="of:=[.E337]^2/[.E233]" office:value-type="float" office:value="5.18002779820628" calcext:value-type="float">
            <text:p>5</text:p>
          </table:table-cell>
          <table:table-cell table:style-name="ce3" table:formula="of:=[.F337]^2/[.F233]" office:value-type="float" office:value="6.90274958101539" calcext:value-type="float">
            <text:p>7</text:p>
          </table:table-cell>
          <table:table-cell table:style-name="ce3" table:formula="of:=[.G337]^2/[.G233]" office:value-type="float" office:value="1.05968797940521" calcext:value-type="float">
            <text:p>1</text:p>
          </table:table-cell>
          <table:table-cell table:style-name="ce3" table:formula="of:=[.H337]^2/[.H233]" office:value-type="float" office:value="1.46908640851435" calcext:value-type="float">
            <text:p>1</text:p>
          </table:table-cell>
          <table:table-cell table:style-name="ce3" table:formula="of:=[.I337]^2/[.I233]" office:value-type="float" office:value="4.72248098932309" calcext:value-type="float">
            <text:p>5</text:p>
          </table:table-cell>
          <table:table-cell table:style-name="ce3" table:formula="of:=[.J337]^2/[.J233]" office:value-type="float" office:value="0.619765179526298" calcext:value-type="float">
            <text:p>1</text:p>
          </table:table-cell>
          <table:table-cell table:style-name="ce3" table:formula="of:=[.K337]^2/[.K233]" office:value-type="float" office:value="1.57075450264604" calcext:value-type="float">
            <text:p>2</text:p>
          </table:table-cell>
          <table:table-cell table:style-name="ce3" table:formula="of:=SUM([.B438:.K438])" office:value-type="float" office:value="35.7653692892231" calcext:value-type="float">
            <text:p>36</text:p>
          </table:table-cell>
          <table:table-cell table:style-name="ce4" table:formula="of:=[.L438]/[.$L$507]" office:value-type="percentage" office:value="0.0131103016418658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table:formula="of:=[.B338]^2/[.B234]" office:value-type="float" office:value="4.30909910006677" calcext:value-type="float">
            <text:p>4</text:p>
          </table:table-cell>
          <table:table-cell table:style-name="ce3" table:formula="of:=[.C338]^2/[.C234]" office:value-type="float" office:value="2.04100982929659" calcext:value-type="float">
            <text:p>2</text:p>
          </table:table-cell>
          <table:table-cell table:style-name="ce3" table:formula="of:=[.D338]^2/[.D234]" office:value-type="float" office:value="4.2582619181325" calcext:value-type="float">
            <text:p>4</text:p>
          </table:table-cell>
          <table:table-cell table:style-name="ce3" table:formula="of:=[.E338]^2/[.E234]" office:value-type="float" office:value="0.967648399561686" calcext:value-type="float">
            <text:p>1</text:p>
          </table:table-cell>
          <table:table-cell table:style-name="ce3" table:formula="of:=[.F338]^2/[.F234]" office:value-type="float" office:value="0.783156794547832" calcext:value-type="float">
            <text:p>1</text:p>
          </table:table-cell>
          <table:table-cell table:style-name="ce3" table:formula="of:=[.G338]^2/[.G234]" office:value-type="float" office:value="7.19459628905617" calcext:value-type="float">
            <text:p>7</text:p>
          </table:table-cell>
          <table:table-cell table:style-name="ce3" table:formula="of:=[.H338]^2/[.H234]" office:value-type="float" office:value="2.1699200363867" calcext:value-type="float">
            <text:p>2</text:p>
          </table:table-cell>
          <table:table-cell table:style-name="ce3" table:formula="of:=[.I338]^2/[.I234]" office:value-type="float" office:value="3.08653834803261" calcext:value-type="float">
            <text:p>3</text:p>
          </table:table-cell>
          <table:table-cell table:style-name="ce3" table:formula="of:=[.J338]^2/[.J234]" office:value-type="float" office:value="2.61183265178901" calcext:value-type="float">
            <text:p>3</text:p>
          </table:table-cell>
          <table:table-cell table:style-name="ce3" table:formula="of:=[.K338]^2/[.K234]" office:value-type="float" office:value="3.74123323420984" calcext:value-type="float">
            <text:p>4</text:p>
          </table:table-cell>
          <table:table-cell table:style-name="ce3" table:formula="of:=SUM([.B439:.K439])" office:value-type="float" office:value="31.1632966010797" calcext:value-type="float">
            <text:p>31</text:p>
          </table:table-cell>
          <table:table-cell table:style-name="ce4" table:formula="of:=[.L439]/[.$L$507]" office:value-type="percentage" office:value="0.0114233468496072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table:formula="of:=[.B339]^2/[.B235]" office:value-type="float" office:value="5.9488995921991" calcext:value-type="float">
            <text:p>6</text:p>
          </table:table-cell>
          <table:table-cell table:style-name="ce3" table:formula="of:=[.C339]^2/[.C235]" office:value-type="float" office:value="1.44454215823364" calcext:value-type="float">
            <text:p>1</text:p>
          </table:table-cell>
          <table:table-cell table:style-name="ce3" table:formula="of:=[.D339]^2/[.D235]" office:value-type="float" office:value="0.0947919935725707" calcext:value-type="float">
            <text:p>0</text:p>
          </table:table-cell>
          <table:table-cell table:style-name="ce3" table:formula="of:=[.E339]^2/[.E235]" office:value-type="float" office:value="1.83269160698563" calcext:value-type="float">
            <text:p>2</text:p>
          </table:table-cell>
          <table:table-cell table:style-name="ce3" table:formula="of:=[.F339]^2/[.F235]" office:value-type="float" office:value="0.915413224242966" calcext:value-type="float">
            <text:p>1</text:p>
          </table:table-cell>
          <table:table-cell table:style-name="ce3" table:formula="of:=[.G339]^2/[.G235]" office:value-type="float" office:value="4.89560959976708" calcext:value-type="float">
            <text:p>5</text:p>
          </table:table-cell>
          <table:table-cell table:style-name="ce3" table:formula="of:=[.H339]^2/[.H235]" office:value-type="float" office:value="5.84548024566176" calcext:value-type="float">
            <text:p>6</text:p>
          </table:table-cell>
          <table:table-cell table:style-name="ce3" table:formula="of:=[.I339]^2/[.I235]" office:value-type="float" office:value="0.861180941156246" calcext:value-type="float">
            <text:p>1</text:p>
          </table:table-cell>
          <table:table-cell table:style-name="ce3" table:formula="of:=[.J339]^2/[.J235]" office:value-type="float" office:value="4.26925070021252" calcext:value-type="float">
            <text:p>4</text:p>
          </table:table-cell>
          <table:table-cell table:style-name="ce3" table:formula="of:=[.K339]^2/[.K235]" office:value-type="float" office:value="1.10711573505168" calcext:value-type="float">
            <text:p>1</text:p>
          </table:table-cell>
          <table:table-cell table:style-name="ce3" table:formula="of:=SUM([.B440:.K440])" office:value-type="float" office:value="27.2149757970832" calcext:value-type="float">
            <text:p>27</text:p>
          </table:table-cell>
          <table:table-cell table:style-name="ce4" table:formula="of:=[.L440]/[.$L$507]" office:value-type="percentage" office:value="0.00997603405099884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table:formula="of:=[.B340]^2/[.B236]" office:value-type="float" office:value="0.750911645895773" calcext:value-type="float">
            <text:p>1</text:p>
          </table:table-cell>
          <table:table-cell table:style-name="ce3" table:formula="of:=[.C340]^2/[.C236]" office:value-type="float" office:value="0.260798099438584" calcext:value-type="float">
            <text:p>0</text:p>
          </table:table-cell>
          <table:table-cell table:style-name="ce3" table:formula="of:=[.D340]^2/[.D236]" office:value-type="float" office:value="2.26242421044729" calcext:value-type="float">
            <text:p>2</text:p>
          </table:table-cell>
          <table:table-cell table:style-name="ce3" table:formula="of:=[.E340]^2/[.E236]" office:value-type="float" office:value="0.188610293103811" calcext:value-type="float">
            <text:p>0</text:p>
          </table:table-cell>
          <table:table-cell table:style-name="ce3" table:formula="of:=[.F340]^2/[.F236]" office:value-type="float" office:value="0.812973687022099" calcext:value-type="float">
            <text:p>1</text:p>
          </table:table-cell>
          <table:table-cell table:style-name="ce3" table:formula="of:=[.G340]^2/[.G236]" office:value-type="float" office:value="0.755248578526477" calcext:value-type="float">
            <text:p>1</text:p>
          </table:table-cell>
          <table:table-cell table:style-name="ce3" table:formula="of:=[.H340]^2/[.H236]" office:value-type="float" office:value="0.490860122271011" calcext:value-type="float">
            <text:p>0</text:p>
          </table:table-cell>
          <table:table-cell table:style-name="ce3" table:formula="of:=[.I340]^2/[.I236]" office:value-type="float" office:value="0.0715015261774942" calcext:value-type="float">
            <text:p>0</text:p>
          </table:table-cell>
          <table:table-cell table:style-name="ce3" table:formula="of:=[.J340]^2/[.J236]" office:value-type="float" office:value="0.99478693551194" calcext:value-type="float">
            <text:p>1</text:p>
          </table:table-cell>
          <table:table-cell table:style-name="ce3" table:formula="of:=[.K340]^2/[.K236]" office:value-type="float" office:value="4.01031883916911" calcext:value-type="float">
            <text:p>4</text:p>
          </table:table-cell>
          <table:table-cell table:style-name="ce3" table:formula="of:=SUM([.B441:.K441])" office:value-type="float" office:value="10.5984339375636" calcext:value-type="float">
            <text:p>11</text:p>
          </table:table-cell>
          <table:table-cell table:style-name="ce4" table:formula="of:=[.L441]/[.$L$507]" office:value-type="percentage" office:value="0.00388500576435302" calcext:value-type="percentage">
            <text:p>0 %</text:p>
          </table:table-cell>
          <table:table-cell table:number-columns-repeated="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table:formula="of:=[.B341]^2/[.B237]" office:value-type="float" office:value="0.488686907998171" calcext:value-type="float">
            <text:p>0</text:p>
          </table:table-cell>
          <table:table-cell table:style-name="ce3" table:formula="of:=[.C341]^2/[.C237]" office:value-type="float" office:value="0.0895474346783906" calcext:value-type="float">
            <text:p>0</text:p>
          </table:table-cell>
          <table:table-cell table:style-name="ce3" table:formula="of:=[.D341]^2/[.D237]" office:value-type="float" office:value="0.754524066013512" calcext:value-type="float">
            <text:p>1</text:p>
          </table:table-cell>
          <table:table-cell table:style-name="ce3" table:formula="of:=[.E341]^2/[.E237]" office:value-type="float" office:value="1.37448971472096" calcext:value-type="float">
            <text:p>1</text:p>
          </table:table-cell>
          <table:table-cell table:style-name="ce3" table:formula="of:=[.F341]^2/[.F237]" office:value-type="float" office:value="0.485899492413833" calcext:value-type="float">
            <text:p>0</text:p>
          </table:table-cell>
          <table:table-cell table:style-name="ce3" table:formula="of:=[.G341]^2/[.G237]" office:value-type="float" office:value="3.57227326872162" calcext:value-type="float">
            <text:p>4</text:p>
          </table:table-cell>
          <table:table-cell table:style-name="ce3" table:formula="of:=[.H341]^2/[.H237]" office:value-type="float" office:value="0.371495138804385" calcext:value-type="float">
            <text:p>0</text:p>
          </table:table-cell>
          <table:table-cell table:style-name="ce3" table:formula="of:=[.I341]^2/[.I237]" office:value-type="float" office:value="0.288519551641009" calcext:value-type="float">
            <text:p>0</text:p>
          </table:table-cell>
          <table:table-cell table:style-name="ce3" table:formula="of:=[.J341]^2/[.J237]" office:value-type="float" office:value="0.0676598790831726" calcext:value-type="float">
            <text:p>0</text:p>
          </table:table-cell>
          <table:table-cell table:style-name="ce3" table:formula="of:=[.K341]^2/[.K237]" office:value-type="float" office:value="3.76135053174047" calcext:value-type="float">
            <text:p>4</text:p>
          </table:table-cell>
          <table:table-cell table:style-name="ce3" table:formula="of:=SUM([.B442:.K442])" office:value-type="float" office:value="11.2544459858155" calcext:value-type="float">
            <text:p>11</text:p>
          </table:table-cell>
          <table:table-cell table:style-name="ce4" table:formula="of:=[.L442]/[.$L$507]" office:value-type="percentage" office:value="0.00412547625310239" calcext:value-type="percentage">
            <text:p>0 %</text:p>
          </table:table-cell>
          <table:table-cell table:number-columns-repeated="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table:formula="of:=[.B342]^2/[.B238]" office:value-type="float" office:value="0.0730749371640958" calcext:value-type="float">
            <text:p>0</text:p>
          </table:table-cell>
          <table:table-cell table:style-name="ce3" table:formula="of:=[.C342]^2/[.C238]" office:value-type="float" office:value="1.67817184126892" calcext:value-type="float">
            <text:p>2</text:p>
          </table:table-cell>
          <table:table-cell table:style-name="ce3" table:formula="of:=[.D342]^2/[.D238]" office:value-type="float" office:value="0.00634835428487105" calcext:value-type="float">
            <text:p>0</text:p>
          </table:table-cell>
          <table:table-cell table:style-name="ce3" table:formula="of:=[.E342]^2/[.E238]" office:value-type="float" office:value="1.13795405874891" calcext:value-type="float">
            <text:p>1</text:p>
          </table:table-cell>
          <table:table-cell table:style-name="ce3" table:formula="of:=[.F342]^2/[.F238]" office:value-type="float" office:value="0.110222778454765" calcext:value-type="float">
            <text:p>0</text:p>
          </table:table-cell>
          <table:table-cell table:style-name="ce3" table:formula="of:=[.G342]^2/[.G238]" office:value-type="float" office:value="1.35150035180663" calcext:value-type="float">
            <text:p>1</text:p>
          </table:table-cell>
          <table:table-cell table:style-name="ce3" table:formula="of:=[.H342]^2/[.H238]" office:value-type="float" office:value="0.152166425059329" calcext:value-type="float">
            <text:p>0</text:p>
          </table:table-cell>
          <table:table-cell table:style-name="ce3" table:formula="of:=[.I342]^2/[.I238]" office:value-type="float" office:value="0.730207210630842" calcext:value-type="float">
            <text:p>1</text:p>
          </table:table-cell>
          <table:table-cell table:style-name="ce3" table:formula="of:=[.J342]^2/[.J238]" office:value-type="float" office:value="4.14296689102192" calcext:value-type="float">
            <text:p>4</text:p>
          </table:table-cell>
          <table:table-cell table:style-name="ce3" table:formula="of:=[.K342]^2/[.K238]" office:value-type="float" office:value="0.0693571040886156" calcext:value-type="float">
            <text:p>0</text:p>
          </table:table-cell>
          <table:table-cell table:style-name="ce3" table:formula="of:=SUM([.B443:.K443])" office:value-type="float" office:value="9.45196995252889" calcext:value-type="float">
            <text:p>9</text:p>
          </table:table-cell>
          <table:table-cell table:style-name="ce4" table:formula="of:=[.L443]/[.$L$507]" office:value-type="percentage" office:value="0.00346475318583793" calcext:value-type="percentage">
            <text:p>0 %</text:p>
          </table:table-cell>
          <table:table-cell table:number-columns-repeated="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table:formula="of:=[.B343]^2/[.B239]" office:value-type="float" office:value="5.6402494361844" calcext:value-type="float">
            <text:p>6</text:p>
          </table:table-cell>
          <table:table-cell table:style-name="ce3" table:formula="of:=[.C343]^2/[.C239]" office:value-type="float" office:value="3.83550709873836" calcext:value-type="float">
            <text:p>4</text:p>
          </table:table-cell>
          <table:table-cell table:style-name="ce3" table:formula="of:=[.D343]^2/[.D239]" office:value-type="float" office:value="0.721120180352758" calcext:value-type="float">
            <text:p>1</text:p>
          </table:table-cell>
          <table:table-cell table:style-name="ce3" table:formula="of:=[.E343]^2/[.E239]" office:value-type="float" office:value="11.5566668574643" calcext:value-type="float">
            <text:p>12</text:p>
          </table:table-cell>
          <table:table-cell table:style-name="ce3" table:formula="of:=[.F343]^2/[.F239]" office:value-type="float" office:value="6.55809767167327" calcext:value-type="float">
            <text:p>7</text:p>
          </table:table-cell>
          <table:table-cell table:style-name="ce3" table:formula="of:=[.G343]^2/[.G239]" office:value-type="float" office:value="11.0415689516006" calcext:value-type="float">
            <text:p>11</text:p>
          </table:table-cell>
          <table:table-cell table:style-name="ce3" table:formula="of:=[.H343]^2/[.H239]" office:value-type="float" office:value="0.847692218578599" calcext:value-type="float">
            <text:p>1</text:p>
          </table:table-cell>
          <table:table-cell table:style-name="ce3" table:formula="of:=[.I343]^2/[.I239]" office:value-type="float" office:value="1.24716509960526" calcext:value-type="float">
            <text:p>1</text:p>
          </table:table-cell>
          <table:table-cell table:style-name="ce3" table:formula="of:=[.J343]^2/[.J239]" office:value-type="float" office:value="0.000175355184781758" calcext:value-type="float">
            <text:p>0</text:p>
          </table:table-cell>
          <table:table-cell table:style-name="ce3" table:formula="of:=[.K343]^2/[.K239]" office:value-type="float" office:value="3.05667032487318" calcext:value-type="float">
            <text:p>3</text:p>
          </table:table-cell>
          <table:table-cell table:style-name="ce3" table:formula="of:=SUM([.B444:.K444])" office:value-type="float" office:value="44.5049131942555" calcext:value-type="float">
            <text:p>45</text:p>
          </table:table-cell>
          <table:table-cell table:style-name="ce4" table:formula="of:=[.L444]/[.$L$507]" office:value-type="percentage" office:value="0.0163139049901424" calcext:value-type="percentage">
            <text:p>2 %</text:p>
          </table:table-cell>
          <table:table-cell table:number-columns-repeated="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table:formula="of:=[.B344]^2/[.B240]" office:value-type="float" office:value="1.22705827327797" calcext:value-type="float">
            <text:p>1</text:p>
          </table:table-cell>
          <table:table-cell table:style-name="ce3" table:formula="of:=[.C344]^2/[.C240]" office:value-type="float" office:value="1.94480463138147" calcext:value-type="float">
            <text:p>2</text:p>
          </table:table-cell>
          <table:table-cell table:style-name="ce3" table:formula="of:=[.D344]^2/[.D240]" office:value-type="float" office:value="0.588704661032466" calcext:value-type="float">
            <text:p>1</text:p>
          </table:table-cell>
          <table:table-cell table:style-name="ce3" table:formula="of:=[.E344]^2/[.E240]" office:value-type="float" office:value="0.0713291899752816" calcext:value-type="float">
            <text:p>0</text:p>
          </table:table-cell>
          <table:table-cell table:style-name="ce3" table:formula="of:=[.F344]^2/[.F240]" office:value-type="float" office:value="2.42389854099723" calcext:value-type="float">
            <text:p>2</text:p>
          </table:table-cell>
          <table:table-cell table:style-name="ce3" table:formula="of:=[.G344]^2/[.G240]" office:value-type="float" office:value="0.876039408435313" calcext:value-type="float">
            <text:p>1</text:p>
          </table:table-cell>
          <table:table-cell table:style-name="ce3" table:formula="of:=[.H344]^2/[.H240]" office:value-type="float" office:value="0.735662394061967" calcext:value-type="float">
            <text:p>1</text:p>
          </table:table-cell>
          <table:table-cell table:style-name="ce3" table:formula="of:=[.I344]^2/[.I240]" office:value-type="float" office:value="0.614726114543163" calcext:value-type="float">
            <text:p>1</text:p>
          </table:table-cell>
          <table:table-cell table:style-name="ce3" table:formula="of:=[.J344]^2/[.J240]" office:value-type="float" office:value="4.73506622131116" calcext:value-type="float">
            <text:p>5</text:p>
          </table:table-cell>
          <table:table-cell table:style-name="ce3" table:formula="of:=[.K344]^2/[.K240]" office:value-type="float" office:value="0.256747609067965" calcext:value-type="float">
            <text:p>0</text:p>
          </table:table-cell>
          <table:table-cell table:style-name="ce3" table:formula="of:=SUM([.B445:.K445])" office:value-type="float" office:value="13.474037044084" calcext:value-type="float">
            <text:p>13</text:p>
          </table:table-cell>
          <table:table-cell table:style-name="ce4" table:formula="of:=[.L445]/[.$L$507]" office:value-type="percentage" office:value="0.00493909872852461" calcext:value-type="percentage">
            <text:p>0 %</text:p>
          </table:table-cell>
          <table:table-cell table:number-columns-repeated="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table:formula="of:=[.B345]^2/[.B241]" office:value-type="float" office:value="0.164196337670309" calcext:value-type="float">
            <text:p>0</text:p>
          </table:table-cell>
          <table:table-cell table:style-name="ce3" table:formula="of:=[.C345]^2/[.C241]" office:value-type="float" office:value="0.172030210652551" calcext:value-type="float">
            <text:p>0</text:p>
          </table:table-cell>
          <table:table-cell table:style-name="ce3" table:formula="of:=[.D345]^2/[.D241]" office:value-type="float" office:value="0.275669774941167" calcext:value-type="float">
            <text:p>0</text:p>
          </table:table-cell>
          <table:table-cell table:style-name="ce3" table:formula="of:=[.E345]^2/[.E241]" office:value-type="float" office:value="6.58537577232038" calcext:value-type="float">
            <text:p>7</text:p>
          </table:table-cell>
          <table:table-cell table:style-name="ce3" table:formula="of:=[.F345]^2/[.F241]" office:value-type="float" office:value="1.43419152122349" calcext:value-type="float">
            <text:p>1</text:p>
          </table:table-cell>
          <table:table-cell table:style-name="ce3" table:formula="of:=[.G345]^2/[.G241]" office:value-type="float" office:value="0.0560026197452773" calcext:value-type="float">
            <text:p>0</text:p>
          </table:table-cell>
          <table:table-cell table:style-name="ce3" table:formula="of:=[.H345]^2/[.H241]" office:value-type="float" office:value="0.793524821341821" calcext:value-type="float">
            <text:p>1</text:p>
          </table:table-cell>
          <table:table-cell table:style-name="ce3" table:formula="of:=[.I345]^2/[.I241]" office:value-type="float" office:value="0.302926710850485" calcext:value-type="float">
            <text:p>0</text:p>
          </table:table-cell>
          <table:table-cell table:style-name="ce3" table:formula="of:=[.J345]^2/[.J241]" office:value-type="float" office:value="2.35510596141879" calcext:value-type="float">
            <text:p>2</text:p>
          </table:table-cell>
          <table:table-cell table:style-name="ce3" table:formula="of:=[.K345]^2/[.K241]" office:value-type="float" office:value="0.0475946742611964" calcext:value-type="float">
            <text:p>0</text:p>
          </table:table-cell>
          <table:table-cell table:style-name="ce3" table:formula="of:=SUM([.B446:.K446])" office:value-type="float" office:value="12.1866184044255" calcext:value-type="float">
            <text:p>12</text:p>
          </table:table-cell>
          <table:table-cell table:style-name="ce4" table:formula="of:=[.L446]/[.$L$507]" office:value-type="percentage" office:value="0.00446717722902063" calcext:value-type="percentage">
            <text:p>0 %</text:p>
          </table:table-cell>
          <table:table-cell table:number-columns-repeated="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table:formula="of:=[.B346]^2/[.B242]" office:value-type="float" office:value="1.19614064436456" calcext:value-type="float">
            <text:p>1</text:p>
          </table:table-cell>
          <table:table-cell table:style-name="ce3" table:formula="of:=[.C346]^2/[.C242]" office:value-type="float" office:value="0.0573817288212348" calcext:value-type="float">
            <text:p>0</text:p>
          </table:table-cell>
          <table:table-cell table:style-name="ce3" table:formula="of:=[.D346]^2/[.D242]" office:value-type="float" office:value="0.00972258212345194" calcext:value-type="float">
            <text:p>0</text:p>
          </table:table-cell>
          <table:table-cell table:style-name="ce3" table:formula="of:=[.E346]^2/[.E242]" office:value-type="float" office:value="1.44901571680377" calcext:value-type="float">
            <text:p>1</text:p>
          </table:table-cell>
          <table:table-cell table:style-name="ce3" table:formula="of:=[.F346]^2/[.F242]" office:value-type="float" office:value="0.155741495878714" calcext:value-type="float">
            <text:p>0</text:p>
          </table:table-cell>
          <table:table-cell table:style-name="ce3" table:formula="of:=[.G346]^2/[.G242]" office:value-type="float" office:value="1.87506582007528" calcext:value-type="float">
            <text:p>2</text:p>
          </table:table-cell>
          <table:table-cell table:style-name="ce3" table:formula="of:=[.H346]^2/[.H242]" office:value-type="float" office:value="0.552142064993824" calcext:value-type="float">
            <text:p>1</text:p>
          </table:table-cell>
          <table:table-cell table:style-name="ce3" table:formula="of:=[.I346]^2/[.I242]" office:value-type="float" office:value="0.670077939144403" calcext:value-type="float">
            <text:p>1</text:p>
          </table:table-cell>
          <table:table-cell table:style-name="ce3" table:formula="of:=[.J346]^2/[.J242]" office:value-type="float" office:value="9.91330958856533" calcext:value-type="float">
            <text:p>10</text:p>
          </table:table-cell>
          <table:table-cell table:style-name="ce3" table:formula="of:=[.K346]^2/[.K242]" office:value-type="float" office:value="8.62000956413469" calcext:value-type="float">
            <text:p>9</text:p>
          </table:table-cell>
          <table:table-cell table:style-name="ce3" table:formula="of:=SUM([.B447:.K447])" office:value-type="float" office:value="24.4986071449053" calcext:value-type="float">
            <text:p>24</text:p>
          </table:table-cell>
          <table:table-cell table:style-name="ce4" table:formula="of:=[.L447]/[.$L$507]" office:value-type="percentage" office:value="0.00898031072678052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table:formula="of:=[.B347]^2/[.B243]" office:value-type="float" office:value="0.74239188105359" calcext:value-type="float">
            <text:p>1</text:p>
          </table:table-cell>
          <table:table-cell table:style-name="ce3" table:formula="of:=[.C347]^2/[.C243]" office:value-type="float" office:value="0.099666158636174" calcext:value-type="float">
            <text:p>0</text:p>
          </table:table-cell>
          <table:table-cell table:style-name="ce3" table:formula="of:=[.D347]^2/[.D243]" office:value-type="float" office:value="1.19038270168781" calcext:value-type="float">
            <text:p>1</text:p>
          </table:table-cell>
          <table:table-cell table:style-name="ce3" table:formula="of:=[.E347]^2/[.E243]" office:value-type="float" office:value="1.32193813822918" calcext:value-type="float">
            <text:p>1</text:p>
          </table:table-cell>
          <table:table-cell table:style-name="ce3" table:formula="of:=[.F347]^2/[.F243]" office:value-type="float" office:value="1.6758028165921" calcext:value-type="float">
            <text:p>2</text:p>
          </table:table-cell>
          <table:table-cell table:style-name="ce3" table:formula="of:=[.G347]^2/[.G243]" office:value-type="float" office:value="0.0959920840681853" calcext:value-type="float">
            <text:p>0</text:p>
          </table:table-cell>
          <table:table-cell table:style-name="ce3" table:formula="of:=[.H347]^2/[.H243]" office:value-type="float" office:value="1.7906215765499" calcext:value-type="float">
            <text:p>2</text:p>
          </table:table-cell>
          <table:table-cell table:style-name="ce3" table:formula="of:=[.I347]^2/[.I243]" office:value-type="float" office:value="1.02527007380297" calcext:value-type="float">
            <text:p>1</text:p>
          </table:table-cell>
          <table:table-cell table:style-name="ce3" table:formula="of:=[.J347]^2/[.J243]" office:value-type="float" office:value="0.84636624616853" calcext:value-type="float">
            <text:p>1</text:p>
          </table:table-cell>
          <table:table-cell table:style-name="ce3" table:formula="of:=[.K347]^2/[.K243]" office:value-type="float" office:value="0.380553690980665" calcext:value-type="float">
            <text:p>0</text:p>
          </table:table-cell>
          <table:table-cell table:style-name="ce3" table:formula="of:=SUM([.B448:.K448])" office:value-type="float" office:value="9.1689853677691" calcext:value-type="float">
            <text:p>9</text:p>
          </table:table-cell>
          <table:table-cell table:style-name="ce4" table:formula="of:=[.L448]/[.$L$507]" office:value-type="percentage" office:value="0.00336102118642259" calcext:value-type="percentage">
            <text:p>0 %</text:p>
          </table:table-cell>
          <table:table-cell table:number-columns-repeated="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table:formula="of:=[.B348]^2/[.B244]" office:value-type="float" office:value="0.349031591136375" calcext:value-type="float">
            <text:p>0</text:p>
          </table:table-cell>
          <table:table-cell table:style-name="ce3" table:formula="of:=[.C348]^2/[.C244]" office:value-type="float" office:value="0.0535771183751299" calcext:value-type="float">
            <text:p>0</text:p>
          </table:table-cell>
          <table:table-cell table:style-name="ce3" table:formula="of:=[.D348]^2/[.D244]" office:value-type="float" office:value="2.95947862337038" calcext:value-type="float">
            <text:p>3</text:p>
          </table:table-cell>
          <table:table-cell table:style-name="ce3" table:formula="of:=[.E348]^2/[.E244]" office:value-type="float" office:value="1.30767715336431" calcext:value-type="float">
            <text:p>1</text:p>
          </table:table-cell>
          <table:table-cell table:style-name="ce3" table:formula="of:=[.F348]^2/[.F244]" office:value-type="float" office:value="7.13029560761773" calcext:value-type="float">
            <text:p>7</text:p>
          </table:table-cell>
          <table:table-cell table:style-name="ce3" table:formula="of:=[.G348]^2/[.G244]" office:value-type="float" office:value="0.0905115395533619" calcext:value-type="float">
            <text:p>0</text:p>
          </table:table-cell>
          <table:table-cell table:style-name="ce3" table:formula="of:=[.H348]^2/[.H244]" office:value-type="float" office:value="0.174740080849322" calcext:value-type="float">
            <text:p>0</text:p>
          </table:table-cell>
          <table:table-cell table:style-name="ce3" table:formula="of:=[.I348]^2/[.I244]" office:value-type="float" office:value="0.0543273106368387" calcext:value-type="float">
            <text:p>0</text:p>
          </table:table-cell>
          <table:table-cell table:style-name="ce3" table:formula="of:=[.J348]^2/[.J244]" office:value-type="float" office:value="2.50976716097703" calcext:value-type="float">
            <text:p>3</text:p>
          </table:table-cell>
          <table:table-cell table:style-name="ce3" table:formula="of:=[.K348]^2/[.K244]" office:value-type="float" office:value="0.47606597019338" calcext:value-type="float">
            <text:p>0</text:p>
          </table:table-cell>
          <table:table-cell table:style-name="ce3" table:formula="of:=SUM([.B449:.K449])" office:value-type="float" office:value="15.1054721560739" calcext:value-type="float">
            <text:p>15</text:p>
          </table:table-cell>
          <table:table-cell table:style-name="ce4" table:formula="of:=[.L449]/[.$L$507]" office:value-type="percentage" office:value="0.00553712432849411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table:formula="of:=[.B349]^2/[.B245]" office:value-type="float" office:value="6.10492072154926" calcext:value-type="float">
            <text:p>6</text:p>
          </table:table-cell>
          <table:table-cell table:style-name="ce3" table:formula="of:=[.C349]^2/[.C245]" office:value-type="float" office:value="7.66567421733676" calcext:value-type="float">
            <text:p>8</text:p>
          </table:table-cell>
          <table:table-cell table:style-name="ce3" table:formula="of:=[.D349]^2/[.D245]" office:value-type="float" office:value="0.390613561910762" calcext:value-type="float">
            <text:p>0</text:p>
          </table:table-cell>
          <table:table-cell table:style-name="ce3" table:formula="of:=[.E349]^2/[.E245]" office:value-type="float" office:value="0.000819043953913476" calcext:value-type="float">
            <text:p>0</text:p>
          </table:table-cell>
          <table:table-cell table:style-name="ce3" table:formula="of:=[.F349]^2/[.F245]" office:value-type="float" office:value="3.22226842057718" calcext:value-type="float">
            <text:p>3</text:p>
          </table:table-cell>
          <table:table-cell table:style-name="ce3" table:formula="of:=[.G349]^2/[.G245]" office:value-type="float" office:value="6.61640834838223" calcext:value-type="float">
            <text:p>7</text:p>
          </table:table-cell>
          <table:table-cell table:style-name="ce3" table:formula="of:=[.H349]^2/[.H245]" office:value-type="float" office:value="5.65130909503065" calcext:value-type="float">
            <text:p>6</text:p>
          </table:table-cell>
          <table:table-cell table:style-name="ce3" table:formula="of:=[.I349]^2/[.I245]" office:value-type="float" office:value="5.69800008193994" calcext:value-type="float">
            <text:p>6</text:p>
          </table:table-cell>
          <table:table-cell table:style-name="ce3" table:formula="of:=[.J349]^2/[.J245]" office:value-type="float" office:value="0.00441728305258992" calcext:value-type="float">
            <text:p>0</text:p>
          </table:table-cell>
          <table:table-cell table:style-name="ce3" table:formula="of:=[.K349]^2/[.K245]" office:value-type="float" office:value="0.717512296632016" calcext:value-type="float">
            <text:p>1</text:p>
          </table:table-cell>
          <table:table-cell table:style-name="ce3" table:formula="of:=SUM([.B450:.K450])" office:value-type="float" office:value="36.0719430703653" calcext:value-type="float">
            <text:p>36</text:p>
          </table:table-cell>
          <table:table-cell table:style-name="ce4" table:formula="of:=[.L450]/[.$L$507]" office:value-type="percentage" office:value="0.0132226805946388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table:formula="of:=[.B350]^2/[.B246]" office:value-type="float" office:value="0.957094434762256" calcext:value-type="float">
            <text:p>1</text:p>
          </table:table-cell>
          <table:table-cell table:style-name="ce3" table:formula="of:=[.C350]^2/[.C246]" office:value-type="float" office:value="0.235338210158055" calcext:value-type="float">
            <text:p>0</text:p>
          </table:table-cell>
          <table:table-cell table:style-name="ce3" table:formula="of:=[.D350]^2/[.D246]" office:value-type="float" office:value="0.028916556878163" calcext:value-type="float">
            <text:p>0</text:p>
          </table:table-cell>
          <table:table-cell table:style-name="ce3" table:formula="of:=[.E350]^2/[.E246]" office:value-type="float" office:value="0.270612218197107" calcext:value-type="float">
            <text:p>0</text:p>
          </table:table-cell>
          <table:table-cell table:style-name="ce3" table:formula="of:=[.F350]^2/[.F246]" office:value-type="float" office:value="0.885635867771726" calcext:value-type="float">
            <text:p>1</text:p>
          </table:table-cell>
          <table:table-cell table:style-name="ce3" table:formula="of:=[.G350]^2/[.G246]" office:value-type="float" office:value="3.17399776206709" calcext:value-type="float">
            <text:p>3</text:p>
          </table:table-cell>
          <table:table-cell table:style-name="ce3" table:formula="of:=[.H350]^2/[.H246]" office:value-type="float" office:value="0.265158189978604" calcext:value-type="float">
            <text:p>0</text:p>
          </table:table-cell>
          <table:table-cell table:style-name="ce3" table:formula="of:=[.I350]^2/[.I246]" office:value-type="float" office:value="1.4218781432918" calcext:value-type="float">
            <text:p>1</text:p>
          </table:table-cell>
          <table:table-cell table:style-name="ce3" table:formula="of:=[.J350]^2/[.J246]" office:value-type="float" office:value="0.766002931777279" calcext:value-type="float">
            <text:p>1</text:p>
          </table:table-cell>
          <table:table-cell table:style-name="ce3" table:formula="of:=[.K350]^2/[.K246]" office:value-type="float" office:value="4.30438837428518" calcext:value-type="float">
            <text:p>4</text:p>
          </table:table-cell>
          <table:table-cell table:style-name="ce3" table:formula="of:=SUM([.B451:.K451])" office:value-type="float" office:value="12.3090226891673" calcext:value-type="float">
            <text:p>12</text:p>
          </table:table-cell>
          <table:table-cell table:style-name="ce4" table:formula="of:=[.L451]/[.$L$507]" office:value-type="percentage" office:value="0.00451204624972735" calcext:value-type="percentage">
            <text:p>0 %</text:p>
          </table:table-cell>
          <table:table-cell table:number-columns-repeated="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table:formula="of:=[.B351]^2/[.B247]" office:value-type="float" office:value="1.38371483602566" calcext:value-type="float">
            <text:p>1</text:p>
          </table:table-cell>
          <table:table-cell table:style-name="ce3" table:formula="of:=[.C351]^2/[.C247]" office:value-type="float" office:value="3.87417871415894" calcext:value-type="float">
            <text:p>4</text:p>
          </table:table-cell>
          <table:table-cell table:style-name="ce3" table:formula="of:=[.D351]^2/[.D247]" office:value-type="float" office:value="6.76281728311707" calcext:value-type="float">
            <text:p>7</text:p>
          </table:table-cell>
          <table:table-cell table:style-name="ce3" table:formula="of:=[.E351]^2/[.E247]" office:value-type="float" office:value="13.1813621847389" calcext:value-type="float">
            <text:p>13</text:p>
          </table:table-cell>
          <table:table-cell table:style-name="ce3" table:formula="of:=[.F351]^2/[.F247]" office:value-type="float" office:value="0.70033200647481" calcext:value-type="float">
            <text:p>1</text:p>
          </table:table-cell>
          <table:table-cell table:style-name="ce3" table:formula="of:=[.G351]^2/[.G247]" office:value-type="float" office:value="0.00577335273904062" calcext:value-type="float">
            <text:p>0</text:p>
          </table:table-cell>
          <table:table-cell table:style-name="ce3" table:formula="of:=[.H351]^2/[.H247]" office:value-type="float" office:value="1.9102962980624" calcext:value-type="float">
            <text:p>2</text:p>
          </table:table-cell>
          <table:table-cell table:style-name="ce3" table:formula="of:=[.I351]^2/[.I247]" office:value-type="float" office:value="0.470281998008766" calcext:value-type="float">
            <text:p>0</text:p>
          </table:table-cell>
          <table:table-cell table:style-name="ce3" table:formula="of:=[.J351]^2/[.J247]" office:value-type="float" office:value="15.9252054088404" calcext:value-type="float">
            <text:p>16</text:p>
          </table:table-cell>
          <table:table-cell table:style-name="ce3" table:formula="of:=[.K351]^2/[.K247]" office:value-type="float" office:value="3.8800704841595" calcext:value-type="float">
            <text:p>4</text:p>
          </table:table-cell>
          <table:table-cell table:style-name="ce3" table:formula="of:=SUM([.B452:.K452])" office:value-type="float" office:value="48.0940325663255" calcext:value-type="float">
            <text:p>48</text:p>
          </table:table-cell>
          <table:table-cell table:style-name="ce4" table:formula="of:=[.L452]/[.$L$507]" office:value-type="percentage" office:value="0.0176295474267125" calcext:value-type="percentage">
            <text:p>2 %</text:p>
          </table:table-cell>
          <table:table-cell table:number-columns-repeated="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table:formula="of:=[.B352]^2/[.B248]" office:value-type="float" office:value="2.1417919088975" calcext:value-type="float">
            <text:p>2</text:p>
          </table:table-cell>
          <table:table-cell table:style-name="ce3" table:formula="of:=[.C352]^2/[.C248]" office:value-type="float" office:value="1.77486066761518" calcext:value-type="float">
            <text:p>2</text:p>
          </table:table-cell>
          <table:table-cell table:style-name="ce3" table:formula="of:=[.D352]^2/[.D248]" office:value-type="float" office:value="1.6503552410827" calcext:value-type="float">
            <text:p>2</text:p>
          </table:table-cell>
          <table:table-cell table:style-name="ce3" table:formula="of:=[.E352]^2/[.E248]" office:value-type="float" office:value="0.722801212698686" calcext:value-type="float">
            <text:p>1</text:p>
          </table:table-cell>
          <table:table-cell table:style-name="ce3" table:formula="of:=[.F352]^2/[.F248]" office:value-type="float" office:value="0.30463176402904" calcext:value-type="float">
            <text:p>0</text:p>
          </table:table-cell>
          <table:table-cell table:style-name="ce3" table:formula="of:=[.G352]^2/[.G248]" office:value-type="float" office:value="2.99799153235359" calcext:value-type="float">
            <text:p>3</text:p>
          </table:table-cell>
          <table:table-cell table:style-name="ce3" table:formula="of:=[.H352]^2/[.H248]" office:value-type="float" office:value="2.94157927759583" calcext:value-type="float">
            <text:p>3</text:p>
          </table:table-cell>
          <table:table-cell table:style-name="ce3" table:formula="of:=[.I352]^2/[.I248]" office:value-type="float" office:value="4.36277017628499" calcext:value-type="float">
            <text:p>4</text:p>
          </table:table-cell>
          <table:table-cell table:style-name="ce3" table:formula="of:=[.J352]^2/[.J248]" office:value-type="float" office:value="3.18864443873001" calcext:value-type="float">
            <text:p>3</text:p>
          </table:table-cell>
          <table:table-cell table:style-name="ce3" table:formula="of:=[.K352]^2/[.K248]" office:value-type="float" office:value="0.207608674913008" calcext:value-type="float">
            <text:p>0</text:p>
          </table:table-cell>
          <table:table-cell table:style-name="ce3" table:formula="of:=SUM([.B453:.K453])" office:value-type="float" office:value="20.2930348942005" calcext:value-type="float">
            <text:p>20</text:p>
          </table:table-cell>
          <table:table-cell table:style-name="ce4" table:formula="of:=[.L453]/[.$L$507]" office:value-type="percentage" office:value="0.00743869877423699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table:formula="of:=[.B353]^2/[.B249]" office:value-type="float" office:value="0.00508693452596058" calcext:value-type="float">
            <text:p>0</text:p>
          </table:table-cell>
          <table:table-cell table:style-name="ce3" table:formula="of:=[.C353]^2/[.C249]" office:value-type="float" office:value="2.8396306440303" calcext:value-type="float">
            <text:p>3</text:p>
          </table:table-cell>
          <table:table-cell table:style-name="ce3" table:formula="of:=[.D353]^2/[.D249]" office:value-type="float" office:value="0.296676725126595" calcext:value-type="float">
            <text:p>0</text:p>
          </table:table-cell>
          <table:table-cell table:style-name="ce3" table:formula="of:=[.E353]^2/[.E249]" office:value-type="float" office:value="0.94477444266834" calcext:value-type="float">
            <text:p>1</text:p>
          </table:table-cell>
          <table:table-cell table:style-name="ce3" table:formula="of:=[.F353]^2/[.F249]" office:value-type="float" office:value="4.30331395956325" calcext:value-type="float">
            <text:p>4</text:p>
          </table:table-cell>
          <table:table-cell table:style-name="ce3" table:formula="of:=[.G353]^2/[.G249]" office:value-type="float" office:value="0.675100603506542" calcext:value-type="float">
            <text:p>1</text:p>
          </table:table-cell>
          <table:table-cell table:style-name="ce3" table:formula="of:=[.H353]^2/[.H249]" office:value-type="float" office:value="0.00278744494447494" calcext:value-type="float">
            <text:p>0</text:p>
          </table:table-cell>
          <table:table-cell table:style-name="ce3" table:formula="of:=[.I353]^2/[.I249]" office:value-type="float" office:value="1.60665957619512" calcext:value-type="float">
            <text:p>2</text:p>
          </table:table-cell>
          <table:table-cell table:style-name="ce3" table:formula="of:=[.J353]^2/[.J249]" office:value-type="float" office:value="0.550566737006718" calcext:value-type="float">
            <text:p>1</text:p>
          </table:table-cell>
          <table:table-cell table:style-name="ce3" table:formula="of:=[.K353]^2/[.K249]" office:value-type="float" office:value="0.0475110153628698" calcext:value-type="float">
            <text:p>0</text:p>
          </table:table-cell>
          <table:table-cell table:style-name="ce3" table:formula="of:=SUM([.B454:.K454])" office:value-type="float" office:value="11.2721080829302" calcext:value-type="float">
            <text:p>11</text:p>
          </table:table-cell>
          <table:table-cell table:style-name="ce4" table:formula="of:=[.L454]/[.$L$507]" office:value-type="percentage" office:value="0.00413195054444629" calcext:value-type="percentage">
            <text:p>0 %</text:p>
          </table:table-cell>
          <table:table-cell table:number-columns-repeated="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table:formula="of:=[.B354]^2/[.B250]" office:value-type="float" office:value="4.14254791973881" calcext:value-type="float">
            <text:p>4</text:p>
          </table:table-cell>
          <table:table-cell table:style-name="ce3" table:formula="of:=[.C354]^2/[.C250]" office:value-type="float" office:value="1.35757061819502" calcext:value-type="float">
            <text:p>1</text:p>
          </table:table-cell>
          <table:table-cell table:style-name="ce3" table:formula="of:=[.D354]^2/[.D250]" office:value-type="float" office:value="0.200350834344236" calcext:value-type="float">
            <text:p>0</text:p>
          </table:table-cell>
          <table:table-cell table:style-name="ce3" table:formula="of:=[.E354]^2/[.E250]" office:value-type="float" office:value="0.135098123569115" calcext:value-type="float">
            <text:p>0</text:p>
          </table:table-cell>
          <table:table-cell table:style-name="ce3" table:formula="of:=[.F354]^2/[.F250]" office:value-type="float" office:value="3.44858380037716" calcext:value-type="float">
            <text:p>3</text:p>
          </table:table-cell>
          <table:table-cell table:style-name="ce3" table:formula="of:=[.G354]^2/[.G250]" office:value-type="float" office:value="0.0000271979177326211" calcext:value-type="float">
            <text:p>0</text:p>
          </table:table-cell>
          <table:table-cell table:style-name="ce3" table:formula="of:=[.H354]^2/[.H250]" office:value-type="float" office:value="1.24891074645922" calcext:value-type="float">
            <text:p>1</text:p>
          </table:table-cell>
          <table:table-cell table:style-name="ce3" table:formula="of:=[.I354]^2/[.I250]" office:value-type="float" office:value="2.07474764219538" calcext:value-type="float">
            <text:p>2</text:p>
          </table:table-cell>
          <table:table-cell table:style-name="ce3" table:formula="of:=[.J354]^2/[.J250]" office:value-type="float" office:value="3.73632897084633" calcext:value-type="float">
            <text:p>4</text:p>
          </table:table-cell>
          <table:table-cell table:style-name="ce3" table:formula="of:=[.K354]^2/[.K250]" office:value-type="float" office:value="0.540952008978238" calcext:value-type="float">
            <text:p>1</text:p>
          </table:table-cell>
          <table:table-cell table:style-name="ce3" table:formula="of:=SUM([.B455:.K455])" office:value-type="float" office:value="16.8851178626212" calcext:value-type="float">
            <text:p>17</text:p>
          </table:table-cell>
          <table:table-cell table:style-name="ce4" table:formula="of:=[.L455]/[.$L$507]" office:value-type="percentage" office:value="0.00618947861679494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table:formula="of:=[.B355]^2/[.B251]" office:value-type="float" office:value="6.77007953643686" calcext:value-type="float">
            <text:p>7</text:p>
          </table:table-cell>
          <table:table-cell table:style-name="ce3" table:formula="of:=[.C355]^2/[.C251]" office:value-type="float" office:value="0.00748983232258208" calcext:value-type="float">
            <text:p>0</text:p>
          </table:table-cell>
          <table:table-cell table:style-name="ce3" table:formula="of:=[.D355]^2/[.D251]" office:value-type="float" office:value="0.718705658953246" calcext:value-type="float">
            <text:p>1</text:p>
          </table:table-cell>
          <table:table-cell table:style-name="ce3" table:formula="of:=[.E355]^2/[.E251]" office:value-type="float" office:value="1.20976707594209" calcext:value-type="float">
            <text:p>1</text:p>
          </table:table-cell>
          <table:table-cell table:style-name="ce3" table:formula="of:=[.F355]^2/[.F251]" office:value-type="float" office:value="2.22195390132181" calcext:value-type="float">
            <text:p>2</text:p>
          </table:table-cell>
          <table:table-cell table:style-name="ce3" table:formula="of:=[.G355]^2/[.G251]" office:value-type="float" office:value="0.102224162460974" calcext:value-type="float">
            <text:p>0</text:p>
          </table:table-cell>
          <table:table-cell table:style-name="ce3" table:formula="of:=[.H355]^2/[.H251]" office:value-type="float" office:value="3.64405279546829" calcext:value-type="float">
            <text:p>4</text:p>
          </table:table-cell>
          <table:table-cell table:style-name="ce3" table:formula="of:=[.I355]^2/[.I251]" office:value-type="float" office:value="1.31759028207246" calcext:value-type="float">
            <text:p>1</text:p>
          </table:table-cell>
          <table:table-cell table:style-name="ce3" table:formula="of:=[.J355]^2/[.J251]" office:value-type="float" office:value="8.81682844157585" calcext:value-type="float">
            <text:p>9</text:p>
          </table:table-cell>
          <table:table-cell table:style-name="ce3" table:formula="of:=[.K355]^2/[.K251]" office:value-type="float" office:value="2.07473692796065" calcext:value-type="float">
            <text:p>2</text:p>
          </table:table-cell>
          <table:table-cell table:style-name="ce3" table:formula="of:=SUM([.B456:.K456])" office:value-type="float" office:value="26.8834286145148" calcext:value-type="float">
            <text:p>27</text:p>
          </table:table-cell>
          <table:table-cell table:style-name="ce4" table:formula="of:=[.L456]/[.$L$507]" office:value-type="percentage" office:value="0.00985450074494426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table:formula="of:=[.B356]^2/[.B252]" office:value-type="float" office:value="0.412229078324936" calcext:value-type="float">
            <text:p>0</text:p>
          </table:table-cell>
          <table:table-cell table:style-name="ce3" table:formula="of:=[.C356]^2/[.C252]" office:value-type="float" office:value="2.1173399244146" calcext:value-type="float">
            <text:p>2</text:p>
          </table:table-cell>
          <table:table-cell table:style-name="ce3" table:formula="of:=[.D356]^2/[.D252]" office:value-type="float" office:value="4.17682393347026" calcext:value-type="float">
            <text:p>4</text:p>
          </table:table-cell>
          <table:table-cell table:style-name="ce3" table:formula="of:=[.E356]^2/[.E252]" office:value-type="float" office:value="3.20851191212583" calcext:value-type="float">
            <text:p>3</text:p>
          </table:table-cell>
          <table:table-cell table:style-name="ce3" table:formula="of:=[.F356]^2/[.F252]" office:value-type="float" office:value="0.00754629570701325" calcext:value-type="float">
            <text:p>0</text:p>
          </table:table-cell>
          <table:table-cell table:style-name="ce3" table:formula="of:=[.G356]^2/[.G252]" office:value-type="float" office:value="0.0153403323909538" calcext:value-type="float">
            <text:p>0</text:p>
          </table:table-cell>
          <table:table-cell table:style-name="ce3" table:formula="of:=[.H356]^2/[.H252]" office:value-type="float" office:value="2.45973406994618" calcext:value-type="float">
            <text:p>2</text:p>
          </table:table-cell>
          <table:table-cell table:style-name="ce3" table:formula="of:=[.I356]^2/[.I252]" office:value-type="float" office:value="8.73988504776114" calcext:value-type="float">
            <text:p>9</text:p>
          </table:table-cell>
          <table:table-cell table:style-name="ce3" table:formula="of:=[.J356]^2/[.J252]" office:value-type="float" office:value="0.0216293609970325" calcext:value-type="float">
            <text:p>0</text:p>
          </table:table-cell>
          <table:table-cell table:style-name="ce3" table:formula="of:=[.K356]^2/[.K252]" office:value-type="float" office:value="0.0997216101138396" calcext:value-type="float">
            <text:p>0</text:p>
          </table:table-cell>
          <table:table-cell table:style-name="ce3" table:formula="of:=SUM([.B457:.K457])" office:value-type="float" office:value="21.2587615652518" calcext:value-type="float">
            <text:p>21</text:p>
          </table:table-cell>
          <table:table-cell table:style-name="ce4" table:formula="of:=[.L457]/[.$L$507]" office:value-type="percentage" office:value="0.00779269953566326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table:formula="of:=[.B357]^2/[.B253]" office:value-type="float" office:value="0.37221403540139" calcext:value-type="float">
            <text:p>0</text:p>
          </table:table-cell>
          <table:table-cell table:style-name="ce3" table:formula="of:=[.C357]^2/[.C253]" office:value-type="float" office:value="4.87523377288411" calcext:value-type="float">
            <text:p>5</text:p>
          </table:table-cell>
          <table:table-cell table:style-name="ce3" table:formula="of:=[.D357]^2/[.D253]" office:value-type="float" office:value="0.0139795031659948" calcext:value-type="float">
            <text:p>0</text:p>
          </table:table-cell>
          <table:table-cell table:style-name="ce3" table:formula="of:=[.E357]^2/[.E253]" office:value-type="float" office:value="2.8035871069821" calcext:value-type="float">
            <text:p>3</text:p>
          </table:table-cell>
          <table:table-cell table:style-name="ce3" table:formula="of:=[.F357]^2/[.F253]" office:value-type="float" office:value="2.87439557225539" calcext:value-type="float">
            <text:p>3</text:p>
          </table:table-cell>
          <table:table-cell table:style-name="ce3" table:formula="of:=[.G357]^2/[.G253]" office:value-type="float" office:value="3.01229263418364" calcext:value-type="float">
            <text:p>3</text:p>
          </table:table-cell>
          <table:table-cell table:style-name="ce3" table:formula="of:=[.H357]^2/[.H253]" office:value-type="float" office:value="0.619592880990235" calcext:value-type="float">
            <text:p>1</text:p>
          </table:table-cell>
          <table:table-cell table:style-name="ce3" table:formula="of:=[.I357]^2/[.I253]" office:value-type="float" office:value="7.30057503834529" calcext:value-type="float">
            <text:p>7</text:p>
          </table:table-cell>
          <table:table-cell table:style-name="ce3" table:formula="of:=[.J357]^2/[.J253]" office:value-type="float" office:value="3.53355810048785" calcext:value-type="float">
            <text:p>4</text:p>
          </table:table-cell>
          <table:table-cell table:style-name="ce3" table:formula="of:=[.K357]^2/[.K253]" office:value-type="float" office:value="7.88585780079789" calcext:value-type="float">
            <text:p>8</text:p>
          </table:table-cell>
          <table:table-cell table:style-name="ce3" table:formula="of:=SUM([.B458:.K458])" office:value-type="float" office:value="33.2912864454939" calcext:value-type="float">
            <text:p>33</text:p>
          </table:table-cell>
          <table:table-cell table:style-name="ce4" table:formula="of:=[.L458]/[.$L$507]" office:value-type="percentage" office:value="0.0122033916053454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table:formula="of:=[.B358]^2/[.B254]" office:value-type="float" office:value="1.0696419011854" calcext:value-type="float">
            <text:p>1</text:p>
          </table:table-cell>
          <table:table-cell table:style-name="ce3" table:formula="of:=[.C358]^2/[.C254]" office:value-type="float" office:value="0.419764512433508" calcext:value-type="float">
            <text:p>0</text:p>
          </table:table-cell>
          <table:table-cell table:style-name="ce3" table:formula="of:=[.D358]^2/[.D254]" office:value-type="float" office:value="1.34994036471381" calcext:value-type="float">
            <text:p>1</text:p>
          </table:table-cell>
          <table:table-cell table:style-name="ce3" table:formula="of:=[.E358]^2/[.E254]" office:value-type="float" office:value="0.0618073329803181" calcext:value-type="float">
            <text:p>0</text:p>
          </table:table-cell>
          <table:table-cell table:style-name="ce3" table:formula="of:=[.F358]^2/[.F254]" office:value-type="float" office:value="0.628736146542074" calcext:value-type="float">
            <text:p>1</text:p>
          </table:table-cell>
          <table:table-cell table:style-name="ce3" table:formula="of:=[.G358]^2/[.G254]" office:value-type="float" office:value="0.164137010645265" calcext:value-type="float">
            <text:p>0</text:p>
          </table:table-cell>
          <table:table-cell table:style-name="ce3" table:formula="of:=[.H358]^2/[.H254]" office:value-type="float" office:value="0.99278761865528" calcext:value-type="float">
            <text:p>1</text:p>
          </table:table-cell>
          <table:table-cell table:style-name="ce3" table:formula="of:=[.I358]^2/[.I254]" office:value-type="float" office:value="4.01043235950051" calcext:value-type="float">
            <text:p>4</text:p>
          </table:table-cell>
          <table:table-cell table:style-name="ce3" table:formula="of:=[.J358]^2/[.J254]" office:value-type="float" office:value="0.032133466740272" calcext:value-type="float">
            <text:p>0</text:p>
          </table:table-cell>
          <table:table-cell table:style-name="ce3" table:formula="of:=[.K358]^2/[.K254]" office:value-type="float" office:value="0.0550704924882954" calcext:value-type="float">
            <text:p>0</text:p>
          </table:table-cell>
          <table:table-cell table:style-name="ce3" table:formula="of:=SUM([.B459:.K459])" office:value-type="float" office:value="8.78445120588473" calcext:value-type="float">
            <text:p>9</text:p>
          </table:table-cell>
          <table:table-cell table:style-name="ce4" table:formula="of:=[.L459]/[.$L$507]" office:value-type="percentage" office:value="0.0032200647541504" calcext:value-type="percentage">
            <text:p>0 %</text:p>
          </table:table-cell>
          <table:table-cell table:number-columns-repeated="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" table:formula="of:=[.B359]^2/[.B255]" office:value-type="float" office:value="0.481219453005515" calcext:value-type="float">
            <text:p>0</text:p>
          </table:table-cell>
          <table:table-cell table:style-name="ce3" table:formula="of:=[.C359]^2/[.C255]" office:value-type="float" office:value="0.172579475312794" calcext:value-type="float">
            <text:p>0</text:p>
          </table:table-cell>
          <table:table-cell table:style-name="ce3" table:formula="of:=[.D359]^2/[.D255]" office:value-type="float" office:value="0.230176198232948" calcext:value-type="float">
            <text:p>0</text:p>
          </table:table-cell>
          <table:table-cell table:style-name="ce3" table:formula="of:=[.E359]^2/[.E255]" office:value-type="float" office:value="1.48307817177966" calcext:value-type="float">
            <text:p>1</text:p>
          </table:table-cell>
          <table:table-cell table:style-name="ce3" table:formula="of:=[.F359]^2/[.F255]" office:value-type="float" office:value="0.130090035823471" calcext:value-type="float">
            <text:p>0</text:p>
          </table:table-cell>
          <table:table-cell table:style-name="ce3" table:formula="of:=[.G359]^2/[.G255]" office:value-type="float" office:value="0.0267735404248202" calcext:value-type="float">
            <text:p>0</text:p>
          </table:table-cell>
          <table:table-cell table:style-name="ce3" table:formula="of:=[.H359]^2/[.H255]" office:value-type="float" office:value="0.0672058414024375" calcext:value-type="float">
            <text:p>0</text:p>
          </table:table-cell>
          <table:table-cell table:style-name="ce3" table:formula="of:=[.I359]^2/[.I255]" office:value-type="float" office:value="0.355678208361559" calcext:value-type="float">
            <text:p>0</text:p>
          </table:table-cell>
          <table:table-cell table:style-name="ce3" table:formula="of:=[.J359]^2/[.J255]" office:value-type="float" office:value="0.874875243196519" calcext:value-type="float">
            <text:p>1</text:p>
          </table:table-cell>
          <table:table-cell table:style-name="ce3" table:formula="of:=[.K359]^2/[.K255]" office:value-type="float" office:value="0.565966264648748" calcext:value-type="float">
            <text:p>1</text:p>
          </table:table-cell>
          <table:table-cell table:style-name="ce3" table:formula="of:=SUM([.B460:.K460])" office:value-type="float" office:value="4.38764243218848" calcext:value-type="float">
            <text:p>4</text:p>
          </table:table-cell>
          <table:table-cell table:style-name="ce4" table:formula="of:=[.L460]/[.$L$507]" office:value-type="percentage" office:value="0.00160835235105412" calcext:value-type="percentage">
            <text:p>0 %</text:p>
          </table:table-cell>
          <table:table-cell table:number-columns-repeated="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table:formula="of:=[.B360]^2/[.B256]" office:value-type="float" office:value="1.08521470765742" calcext:value-type="float">
            <text:p>1</text:p>
          </table:table-cell>
          <table:table-cell table:style-name="ce3" table:formula="of:=[.C360]^2/[.C256]" office:value-type="float" office:value="0.151309509961756" calcext:value-type="float">
            <text:p>0</text:p>
          </table:table-cell>
          <table:table-cell table:style-name="ce3" table:formula="of:=[.D360]^2/[.D256]" office:value-type="float" office:value="1.48623690795878" calcext:value-type="float">
            <text:p>1</text:p>
          </table:table-cell>
          <table:table-cell table:style-name="ce3" table:formula="of:=[.E360]^2/[.E256]" office:value-type="float" office:value="0.0338085361224456" calcext:value-type="float">
            <text:p>0</text:p>
          </table:table-cell>
          <table:table-cell table:style-name="ce3" table:formula="of:=[.F360]^2/[.F256]" office:value-type="float" office:value="0.956225379197547" calcext:value-type="float">
            <text:p>1</text:p>
          </table:table-cell>
          <table:table-cell table:style-name="ce3" table:formula="of:=[.G360]^2/[.G256]" office:value-type="float" office:value="0.140061182504425" calcext:value-type="float">
            <text:p>0</text:p>
          </table:table-cell>
          <table:table-cell table:style-name="ce3" table:formula="of:=[.H360]^2/[.H256]" office:value-type="float" office:value="0.575834149699991" calcext:value-type="float">
            <text:p>1</text:p>
          </table:table-cell>
          <table:table-cell table:style-name="ce3" table:formula="of:=[.I360]^2/[.I256]" office:value-type="float" office:value="0.0106667560357579" calcext:value-type="float">
            <text:p>0</text:p>
          </table:table-cell>
          <table:table-cell table:style-name="ce3" table:formula="of:=[.J360]^2/[.J256]" office:value-type="float" office:value="0.280123412566152" calcext:value-type="float">
            <text:p>0</text:p>
          </table:table-cell>
          <table:table-cell table:style-name="ce3" table:formula="of:=[.K360]^2/[.K256]" office:value-type="float" office:value="0.135071617555441" calcext:value-type="float">
            <text:p>0</text:p>
          </table:table-cell>
          <table:table-cell table:style-name="ce3" table:formula="of:=SUM([.B461:.K461])" office:value-type="float" office:value="4.85455215925971" calcext:value-type="float">
            <text:p>5</text:p>
          </table:table-cell>
          <table:table-cell table:style-name="ce4" table:formula="of:=[.L461]/[.$L$507]" office:value-type="percentage" office:value="0.00177950471109055" calcext:value-type="percentage">
            <text:p>0 %</text:p>
          </table:table-cell>
          <table:table-cell table:number-columns-repeated="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table:formula="of:=[.B361]^2/[.B257]" office:value-type="float" office:value="12.362108729852" calcext:value-type="float">
            <text:p>12</text:p>
          </table:table-cell>
          <table:table-cell table:style-name="ce3" table:formula="of:=[.C361]^2/[.C257]" office:value-type="float" office:value="2.46415908001767" calcext:value-type="float">
            <text:p>2</text:p>
          </table:table-cell>
          <table:table-cell table:style-name="ce3" table:formula="of:=[.D361]^2/[.D257]" office:value-type="float" office:value="5.47036877655428" calcext:value-type="float">
            <text:p>5</text:p>
          </table:table-cell>
          <table:table-cell table:style-name="ce3" table:formula="of:=[.E361]^2/[.E257]" office:value-type="float" office:value="16.1289310674376" calcext:value-type="float">
            <text:p>16</text:p>
          </table:table-cell>
          <table:table-cell table:style-name="ce3" table:formula="of:=[.F361]^2/[.F257]" office:value-type="float" office:value="182.122220008395" calcext:value-type="float">
            <text:p>182</text:p>
          </table:table-cell>
          <table:table-cell table:style-name="ce3" table:formula="of:=[.G361]^2/[.G257]" office:value-type="float" office:value="28.7526584189506" calcext:value-type="float">
            <text:p>29</text:p>
          </table:table-cell>
          <table:table-cell table:style-name="ce3" table:formula="of:=[.H361]^2/[.H257]" office:value-type="float" office:value="19.7109582763403" calcext:value-type="float">
            <text:p>20</text:p>
          </table:table-cell>
          <table:table-cell table:style-name="ce3" table:formula="of:=[.I361]^2/[.I257]" office:value-type="float" office:value="13.4166602201148" calcext:value-type="float">
            <text:p>13</text:p>
          </table:table-cell>
          <table:table-cell table:style-name="ce3" table:formula="of:=[.J361]^2/[.J257]" office:value-type="float" office:value="15.4134313361641" calcext:value-type="float">
            <text:p>15</text:p>
          </table:table-cell>
          <table:table-cell table:style-name="ce3" table:formula="of:=[.K361]^2/[.K257]" office:value-type="float" office:value="2.77223326094658" calcext:value-type="float">
            <text:p>3</text:p>
          </table:table-cell>
          <table:table-cell table:style-name="ce3" table:formula="of:=SUM([.B462:.K462])" office:value-type="float" office:value="298.613729174773" calcext:value-type="float">
            <text:p>299</text:p>
          </table:table-cell>
          <table:table-cell table:style-name="ce4" table:formula="of:=[.L462]/[.$L$507]" office:value-type="percentage" office:value="0.109461083212228" calcext:value-type="percentage">
            <text:p>11 %</text:p>
          </table:table-cell>
          <table:table-cell table:number-columns-repeated="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table:formula="of:=[.B362]^2/[.B258]" office:value-type="float" office:value="3.99605672728437" calcext:value-type="float">
            <text:p>4</text:p>
          </table:table-cell>
          <table:table-cell table:style-name="ce3" table:formula="of:=[.C362]^2/[.C258]" office:value-type="float" office:value="0.333426824148654" calcext:value-type="float">
            <text:p>0</text:p>
          </table:table-cell>
          <table:table-cell table:style-name="ce3" table:formula="of:=[.D362]^2/[.D258]" office:value-type="float" office:value="0.967056248332293" calcext:value-type="float">
            <text:p>1</text:p>
          </table:table-cell>
          <table:table-cell table:style-name="ce3" table:formula="of:=[.E362]^2/[.E258]" office:value-type="float" office:value="2.3889522193521" calcext:value-type="float">
            <text:p>2</text:p>
          </table:table-cell>
          <table:table-cell table:style-name="ce3" table:formula="of:=[.F362]^2/[.F258]" office:value-type="float" office:value="0.950339533280492" calcext:value-type="float">
            <text:p>1</text:p>
          </table:table-cell>
          <table:table-cell table:style-name="ce3" table:formula="of:=[.G362]^2/[.G258]" office:value-type="float" office:value="0.230078663367687" calcext:value-type="float">
            <text:p>0</text:p>
          </table:table-cell>
          <table:table-cell table:style-name="ce3" table:formula="of:=[.H362]^2/[.H258]" office:value-type="float" office:value="0.139680522172746" calcext:value-type="float">
            <text:p>0</text:p>
          </table:table-cell>
          <table:table-cell table:style-name="ce3" table:formula="of:=[.I362]^2/[.I258]" office:value-type="float" office:value="1.0851609172077" calcext:value-type="float">
            <text:p>1</text:p>
          </table:table-cell>
          <table:table-cell table:style-name="ce3" table:formula="of:=[.J362]^2/[.J258]" office:value-type="float" office:value="13.4775810934814" calcext:value-type="float">
            <text:p>13</text:p>
          </table:table-cell>
          <table:table-cell table:style-name="ce3" table:formula="of:=[.K362]^2/[.K258]" office:value-type="float" office:value="0.187567498930254" calcext:value-type="float">
            <text:p>0</text:p>
          </table:table-cell>
          <table:table-cell table:style-name="ce3" table:formula="of:=SUM([.B463:.K463])" office:value-type="float" office:value="23.7559002475577" calcext:value-type="float">
            <text:p>24</text:p>
          </table:table-cell>
          <table:table-cell table:style-name="ce4" table:formula="of:=[.L463]/[.$L$507]" office:value-type="percentage" office:value="0.00870806101569882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table:formula="of:=[.B363]^2/[.B259]" office:value-type="float" office:value="3.40961607918575" calcext:value-type="float">
            <text:p>3</text:p>
          </table:table-cell>
          <table:table-cell table:style-name="ce3" table:formula="of:=[.C363]^2/[.C259]" office:value-type="float" office:value="0.227029832978197" calcext:value-type="float">
            <text:p>0</text:p>
          </table:table-cell>
          <table:table-cell table:style-name="ce3" table:formula="of:=[.D363]^2/[.D259]" office:value-type="float" office:value="0.0455115561424581" calcext:value-type="float">
            <text:p>0</text:p>
          </table:table-cell>
          <table:table-cell table:style-name="ce3" table:formula="of:=[.E363]^2/[.E259]" office:value-type="float" office:value="0.000452219362840874" calcext:value-type="float">
            <text:p>0</text:p>
          </table:table-cell>
          <table:table-cell table:style-name="ce3" table:formula="of:=[.F363]^2/[.F259]" office:value-type="float" office:value="0.448615972909414" calcext:value-type="float">
            <text:p>0</text:p>
          </table:table-cell>
          <table:table-cell table:style-name="ce3" table:formula="of:=[.G363]^2/[.G259]" office:value-type="float" office:value="3.53890921271754" calcext:value-type="float">
            <text:p>4</text:p>
          </table:table-cell>
          <table:table-cell table:style-name="ce3" table:formula="of:=[.H363]^2/[.H259]" office:value-type="float" office:value="3.49175282898871" calcext:value-type="float">
            <text:p>3</text:p>
          </table:table-cell>
          <table:table-cell table:style-name="ce3" table:formula="of:=[.I363]^2/[.I259]" office:value-type="float" office:value="0.0858750300513044" calcext:value-type="float">
            <text:p>0</text:p>
          </table:table-cell>
          <table:table-cell table:style-name="ce3" table:formula="of:=[.J363]^2/[.J259]" office:value-type="float" office:value="0.965305496335337" calcext:value-type="float">
            <text:p>1</text:p>
          </table:table-cell>
          <table:table-cell table:style-name="ce3" table:formula="of:=[.K363]^2/[.K259]" office:value-type="float" office:value="2.12763613658744" calcext:value-type="float">
            <text:p>2</text:p>
          </table:table-cell>
          <table:table-cell table:style-name="ce3" table:formula="of:=SUM([.B464:.K464])" office:value-type="float" office:value="14.340704365259" calcext:value-type="float">
            <text:p>14</text:p>
          </table:table-cell>
          <table:table-cell table:style-name="ce4" table:formula="of:=[.L464]/[.$L$507]" office:value-type="percentage" office:value="0.00525678788509025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table:formula="of:=[.B364]^2/[.B260]" office:value-type="float" office:value="0.107249521142036" calcext:value-type="float">
            <text:p>0</text:p>
          </table:table-cell>
          <table:table-cell table:style-name="ce3" table:formula="of:=[.C364]^2/[.C260]" office:value-type="float" office:value="4.01565756847474" calcext:value-type="float">
            <text:p>4</text:p>
          </table:table-cell>
          <table:table-cell table:style-name="ce3" table:formula="of:=[.D364]^2/[.D260]" office:value-type="float" office:value="0.166335327212262" calcext:value-type="float">
            <text:p>0</text:p>
          </table:table-cell>
          <table:table-cell table:style-name="ce3" table:formula="of:=[.E364]^2/[.E260]" office:value-type="float" office:value="0.000268383139506768" calcext:value-type="float">
            <text:p>0</text:p>
          </table:table-cell>
          <table:table-cell table:style-name="ce3" table:formula="of:=[.F364]^2/[.F260]" office:value-type="float" office:value="0.405501749592373" calcext:value-type="float">
            <text:p>0</text:p>
          </table:table-cell>
          <table:table-cell table:style-name="ce3" table:formula="of:=[.G364]^2/[.G260]" office:value-type="float" office:value="0.081750060208203" calcext:value-type="float">
            <text:p>0</text:p>
          </table:table-cell>
          <table:table-cell table:style-name="ce3" table:formula="of:=[.H364]^2/[.H260]" office:value-type="float" office:value="0.438402091807906" calcext:value-type="float">
            <text:p>0</text:p>
          </table:table-cell>
          <table:table-cell table:style-name="ce3" table:formula="of:=[.I364]^2/[.I260]" office:value-type="float" office:value="0.443586810439803" calcext:value-type="float">
            <text:p>0</text:p>
          </table:table-cell>
          <table:table-cell table:style-name="ce3" table:formula="of:=[.J364]^2/[.J260]" office:value-type="float" office:value="1.88590043194855" calcext:value-type="float">
            <text:p>2</text:p>
          </table:table-cell>
          <table:table-cell table:style-name="ce3" table:formula="of:=[.K364]^2/[.K260]" office:value-type="float" office:value="2.9374627517781" calcext:value-type="float">
            <text:p>3</text:p>
          </table:table-cell>
          <table:table-cell table:style-name="ce3" table:formula="of:=SUM([.B465:.K465])" office:value-type="float" office:value="10.4821146957435" calcext:value-type="float">
            <text:p>10</text:p>
          </table:table-cell>
          <table:table-cell table:style-name="ce4" table:formula="of:=[.L465]/[.$L$507]" office:value-type="percentage" office:value="0.00384236730213884" calcext:value-type="percentage">
            <text:p>0 %</text:p>
          </table:table-cell>
          <table:table-cell table:number-columns-repeated="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table:formula="of:=[.B365]^2/[.B261]" office:value-type="float" office:value="0.179875045562139" calcext:value-type="float">
            <text:p>0</text:p>
          </table:table-cell>
          <table:table-cell table:style-name="ce3" table:formula="of:=[.C365]^2/[.C261]" office:value-type="float" office:value="0.997188534296884" calcext:value-type="float">
            <text:p>1</text:p>
          </table:table-cell>
          <table:table-cell table:style-name="ce3" table:formula="of:=[.D365]^2/[.D261]" office:value-type="float" office:value="0.00853660369017235" calcext:value-type="float">
            <text:p>0</text:p>
          </table:table-cell>
          <table:table-cell table:style-name="ce3" table:formula="of:=[.E365]^2/[.E261]" office:value-type="float" office:value="2.19039457554764" calcext:value-type="float">
            <text:p>2</text:p>
          </table:table-cell>
          <table:table-cell table:style-name="ce3" table:formula="of:=[.F365]^2/[.F261]" office:value-type="float" office:value="2.73316316528109" calcext:value-type="float">
            <text:p>3</text:p>
          </table:table-cell>
          <table:table-cell table:style-name="ce3" table:formula="of:=[.G365]^2/[.G261]" office:value-type="float" office:value="3.08617974641506" calcext:value-type="float">
            <text:p>3</text:p>
          </table:table-cell>
          <table:table-cell table:style-name="ce3" table:formula="of:=[.H365]^2/[.H261]" office:value-type="float" office:value="0.299081909436979" calcext:value-type="float">
            <text:p>0</text:p>
          </table:table-cell>
          <table:table-cell table:style-name="ce3" table:formula="of:=[.I365]^2/[.I261]" office:value-type="float" office:value="0.823473894346385" calcext:value-type="float">
            <text:p>1</text:p>
          </table:table-cell>
          <table:table-cell table:style-name="ce3" table:formula="of:=[.J365]^2/[.J261]" office:value-type="float" office:value="1.50108917103648" calcext:value-type="float">
            <text:p>2</text:p>
          </table:table-cell>
          <table:table-cell table:style-name="ce3" table:formula="of:=[.K365]^2/[.K261]" office:value-type="float" office:value="7.50549865617646" calcext:value-type="float">
            <text:p>8</text:p>
          </table:table-cell>
          <table:table-cell table:style-name="ce3" table:formula="of:=SUM([.B466:.K466])" office:value-type="float" office:value="19.3244813017893" calcext:value-type="float">
            <text:p>19</text:p>
          </table:table-cell>
          <table:table-cell table:style-name="ce4" table:formula="of:=[.L466]/[.$L$507]" office:value-type="percentage" office:value="0.00708366176482884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" table:formula="of:=[.B366]^2/[.B262]" office:value-type="float" office:value="4.07219568623688" calcext:value-type="float">
            <text:p>4</text:p>
          </table:table-cell>
          <table:table-cell table:style-name="ce3" table:formula="of:=[.C366]^2/[.C262]" office:value-type="float" office:value="1.38835720218839" calcext:value-type="float">
            <text:p>1</text:p>
          </table:table-cell>
          <table:table-cell table:style-name="ce3" table:formula="of:=[.D366]^2/[.D262]" office:value-type="float" office:value="1.31068842973031" calcext:value-type="float">
            <text:p>1</text:p>
          </table:table-cell>
          <table:table-cell table:style-name="ce3" table:formula="of:=[.E366]^2/[.E262]" office:value-type="float" office:value="15.0957546320467" calcext:value-type="float">
            <text:p>15</text:p>
          </table:table-cell>
          <table:table-cell table:style-name="ce3" table:formula="of:=[.F366]^2/[.F262]" office:value-type="float" office:value="12.0440028918516" calcext:value-type="float">
            <text:p>12</text:p>
          </table:table-cell>
          <table:table-cell table:style-name="ce3" table:formula="of:=[.G366]^2/[.G262]" office:value-type="float" office:value="29.8866286909158" calcext:value-type="float">
            <text:p>30</text:p>
          </table:table-cell>
          <table:table-cell table:style-name="ce3" table:formula="of:=[.H366]^2/[.H262]" office:value-type="float" office:value="0.408188770518155" calcext:value-type="float">
            <text:p>0</text:p>
          </table:table-cell>
          <table:table-cell table:style-name="ce3" table:formula="of:=[.I366]^2/[.I262]" office:value-type="float" office:value="2.0480538944386" calcext:value-type="float">
            <text:p>2</text:p>
          </table:table-cell>
          <table:table-cell table:style-name="ce3" table:formula="of:=[.J366]^2/[.J262]" office:value-type="float" office:value="1.34814177189679" calcext:value-type="float">
            <text:p>1</text:p>
          </table:table-cell>
          <table:table-cell table:style-name="ce3" table:formula="of:=[.K366]^2/[.K262]" office:value-type="float" office:value="4.58188727705425" calcext:value-type="float">
            <text:p>5</text:p>
          </table:table-cell>
          <table:table-cell table:style-name="ce3" table:formula="of:=SUM([.B467:.K467])" office:value-type="float" office:value="72.1838992468775" calcext:value-type="float">
            <text:p>72</text:p>
          </table:table-cell>
          <table:table-cell table:style-name="ce4" table:formula="of:=[.L467]/[.$L$507]" office:value-type="percentage" office:value="0.0264600285589046" calcext:value-type="percentage">
            <text:p>3 %</text:p>
          </table:table-cell>
          <table:table-cell table:number-columns-repeated="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" table:formula="of:=[.B367]^2/[.B263]" office:value-type="float" office:value="0.573468089586443" calcext:value-type="float">
            <text:p>1</text:p>
          </table:table-cell>
          <table:table-cell table:style-name="ce3" table:formula="of:=[.C367]^2/[.C263]" office:value-type="float" office:value="2.54657004262085" calcext:value-type="float">
            <text:p>3</text:p>
          </table:table-cell>
          <table:table-cell table:style-name="ce3" table:formula="of:=[.D367]^2/[.D263]" office:value-type="float" office:value="0.559395442738087" calcext:value-type="float">
            <text:p>1</text:p>
          </table:table-cell>
          <table:table-cell table:style-name="ce3" table:formula="of:=[.E367]^2/[.E263]" office:value-type="float" office:value="0.178335746008473" calcext:value-type="float">
            <text:p>0</text:p>
          </table:table-cell>
          <table:table-cell table:style-name="ce3" table:formula="of:=[.F367]^2/[.F263]" office:value-type="float" office:value="1.21581909286265" calcext:value-type="float">
            <text:p>1</text:p>
          </table:table-cell>
          <table:table-cell table:style-name="ce3" table:formula="of:=[.G367]^2/[.G263]" office:value-type="float" office:value="5.27028961783031" calcext:value-type="float">
            <text:p>5</text:p>
          </table:table-cell>
          <table:table-cell table:style-name="ce3" table:formula="of:=[.H367]^2/[.H263]" office:value-type="float" office:value="0.0247154336067264" calcext:value-type="float">
            <text:p>0</text:p>
          </table:table-cell>
          <table:table-cell table:style-name="ce3" table:formula="of:=[.I367]^2/[.I263]" office:value-type="float" office:value="1.31139158688535" calcext:value-type="float">
            <text:p>1</text:p>
          </table:table-cell>
          <table:table-cell table:style-name="ce3" table:formula="of:=[.J367]^2/[.J263]" office:value-type="float" office:value="3.24017049965444" calcext:value-type="float">
            <text:p>3</text:p>
          </table:table-cell>
          <table:table-cell table:style-name="ce3" table:formula="of:=[.K367]^2/[.K263]" office:value-type="float" office:value="26.7569352284377" calcext:value-type="float">
            <text:p>27</text:p>
          </table:table-cell>
          <table:table-cell table:style-name="ce3" table:formula="of:=SUM([.B468:.K468])" office:value-type="float" office:value="41.677090780231" calcext:value-type="float">
            <text:p>42</text:p>
          </table:table-cell>
          <table:table-cell table:style-name="ce4" table:formula="of:=[.L468]/[.$L$507]" office:value-type="percentage" office:value="0.0152773267141658" calcext:value-type="percentage">
            <text:p>2 %</text:p>
          </table:table-cell>
          <table:table-cell table:number-columns-repeated="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table:formula="of:=[.B368]^2/[.B264]" office:value-type="float" office:value="0.0101271605520243" calcext:value-type="float">
            <text:p>0</text:p>
          </table:table-cell>
          <table:table-cell table:style-name="ce3" table:formula="of:=[.C368]^2/[.C264]" office:value-type="float" office:value="0.113228191446477" calcext:value-type="float">
            <text:p>0</text:p>
          </table:table-cell>
          <table:table-cell table:style-name="ce3" table:formula="of:=[.D368]^2/[.D264]" office:value-type="float" office:value="2.31372935432764" calcext:value-type="float">
            <text:p>2</text:p>
          </table:table-cell>
          <table:table-cell table:style-name="ce3" table:formula="of:=[.E368]^2/[.E264]" office:value-type="float" office:value="0.254934221777197" calcext:value-type="float">
            <text:p>0</text:p>
          </table:table-cell>
          <table:table-cell table:style-name="ce3" table:formula="of:=[.F368]^2/[.F264]" office:value-type="float" office:value="7.99786753129712" calcext:value-type="float">
            <text:p>8</text:p>
          </table:table-cell>
          <table:table-cell table:style-name="ce3" table:formula="of:=[.G368]^2/[.G264]" office:value-type="float" office:value="2.66074266920085" calcext:value-type="float">
            <text:p>3</text:p>
          </table:table-cell>
          <table:table-cell table:style-name="ce3" table:formula="of:=[.H368]^2/[.H264]" office:value-type="float" office:value="0.0865596498624378" calcext:value-type="float">
            <text:p>0</text:p>
          </table:table-cell>
          <table:table-cell table:style-name="ce3" table:formula="of:=[.I368]^2/[.I264]" office:value-type="float" office:value="0.146422410273917" calcext:value-type="float">
            <text:p>0</text:p>
          </table:table-cell>
          <table:table-cell table:style-name="ce3" table:formula="of:=[.J368]^2/[.J264]" office:value-type="float" office:value="2.31002012044623" calcext:value-type="float">
            <text:p>2</text:p>
          </table:table-cell>
          <table:table-cell table:style-name="ce3" table:formula="of:=[.K368]^2/[.K264]" office:value-type="float" office:value="3.56596203940637" calcext:value-type="float">
            <text:p>4</text:p>
          </table:table-cell>
          <table:table-cell table:style-name="ce3" table:formula="of:=SUM([.B469:.K469])" office:value-type="float" office:value="19.4595933485903" calcext:value-type="float">
            <text:p>19</text:p>
          </table:table-cell>
          <table:table-cell table:style-name="ce4" table:formula="of:=[.L469]/[.$L$507]" office:value-type="percentage" office:value="0.00713318899533738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table:formula="of:=[.B369]^2/[.B265]" office:value-type="float" office:value="2.60079575121579" calcext:value-type="float">
            <text:p>3</text:p>
          </table:table-cell>
          <table:table-cell table:style-name="ce3" table:formula="of:=[.C369]^2/[.C265]" office:value-type="float" office:value="0.174187378178283" calcext:value-type="float">
            <text:p>0</text:p>
          </table:table-cell>
          <table:table-cell table:style-name="ce3" table:formula="of:=[.D369]^2/[.D265]" office:value-type="float" office:value="2.8486206315584" calcext:value-type="float">
            <text:p>3</text:p>
          </table:table-cell>
          <table:table-cell table:style-name="ce3" table:formula="of:=[.E369]^2/[.E265]" office:value-type="float" office:value="1.81913323498853" calcext:value-type="float">
            <text:p>2</text:p>
          </table:table-cell>
          <table:table-cell table:style-name="ce3" table:formula="of:=[.F369]^2/[.F265]" office:value-type="float" office:value="2.08321449701791" calcext:value-type="float">
            <text:p>2</text:p>
          </table:table-cell>
          <table:table-cell table:style-name="ce3" table:formula="of:=[.G369]^2/[.G265]" office:value-type="float" office:value="2.01511669561519" calcext:value-type="float">
            <text:p>2</text:p>
          </table:table-cell>
          <table:table-cell table:style-name="ce3" table:formula="of:=[.H369]^2/[.H265]" office:value-type="float" office:value="0.253588489401321" calcext:value-type="float">
            <text:p>0</text:p>
          </table:table-cell>
          <table:table-cell table:style-name="ce3" table:formula="of:=[.I369]^2/[.I265]" office:value-type="float" office:value="2.38287075456525" calcext:value-type="float">
            <text:p>2</text:p>
          </table:table-cell>
          <table:table-cell table:style-name="ce3" table:formula="of:=[.J369]^2/[.J265]" office:value-type="float" office:value="0.0686919946307332" calcext:value-type="float">
            <text:p>0</text:p>
          </table:table-cell>
          <table:table-cell table:style-name="ce3" table:formula="of:=[.K369]^2/[.K265]" office:value-type="float" office:value="0.46309813160973" calcext:value-type="float">
            <text:p>0</text:p>
          </table:table-cell>
          <table:table-cell table:style-name="ce3" table:formula="of:=SUM([.B470:.K470])" office:value-type="float" office:value="14.7093175587811" calcext:value-type="float">
            <text:p>15</text:p>
          </table:table-cell>
          <table:table-cell table:style-name="ce4" table:formula="of:=[.L470]/[.$L$507]" office:value-type="percentage" office:value="0.00539190826137288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" table:formula="of:=[.B370]^2/[.B266]" office:value-type="float" office:value="0.167203425694625" calcext:value-type="float">
            <text:p>0</text:p>
          </table:table-cell>
          <table:table-cell table:style-name="ce3" table:formula="of:=[.C370]^2/[.C266]" office:value-type="float" office:value="0.902969189337097" calcext:value-type="float">
            <text:p>1</text:p>
          </table:table-cell>
          <table:table-cell table:style-name="ce3" table:formula="of:=[.D370]^2/[.D266]" office:value-type="float" office:value="5.83986559779889" calcext:value-type="float">
            <text:p>6</text:p>
          </table:table-cell>
          <table:table-cell table:style-name="ce3" table:formula="of:=[.E370]^2/[.E266]" office:value-type="float" office:value="0.711521598618778" calcext:value-type="float">
            <text:p>1</text:p>
          </table:table-cell>
          <table:table-cell table:style-name="ce3" table:formula="of:=[.F370]^2/[.F266]" office:value-type="float" office:value="0.194569477031912" calcext:value-type="float">
            <text:p>0</text:p>
          </table:table-cell>
          <table:table-cell table:style-name="ce3" table:formula="of:=[.G370]^2/[.G266]" office:value-type="float" office:value="0.00565688509973332" calcext:value-type="float">
            <text:p>0</text:p>
          </table:table-cell>
          <table:table-cell table:style-name="ce3" table:formula="of:=[.H370]^2/[.H266]" office:value-type="float" office:value="0.201730298567957" calcext:value-type="float">
            <text:p>0</text:p>
          </table:table-cell>
          <table:table-cell table:style-name="ce3" table:formula="of:=[.I370]^2/[.I266]" office:value-type="float" office:value="1.37243850648908" calcext:value-type="float">
            <text:p>1</text:p>
          </table:table-cell>
          <table:table-cell table:style-name="ce3" table:formula="of:=[.J370]^2/[.J266]" office:value-type="float" office:value="2.62934501351589" calcext:value-type="float">
            <text:p>3</text:p>
          </table:table-cell>
          <table:table-cell table:style-name="ce3" table:formula="of:=[.K370]^2/[.K266]" office:value-type="float" office:value="0.450506073277723" calcext:value-type="float">
            <text:p>0</text:p>
          </table:table-cell>
          <table:table-cell table:style-name="ce3" table:formula="of:=SUM([.B471:.K471])" office:value-type="float" office:value="12.4758060654317" calcext:value-type="float">
            <text:p>12</text:p>
          </table:table-cell>
          <table:table-cell table:style-name="ce4" table:formula="of:=[.L471]/[.$L$507]" office:value-type="percentage" office:value="0.00457318305371204" calcext:value-type="percentage">
            <text:p>0 %</text:p>
          </table:table-cell>
          <table:table-cell table:number-columns-repeated="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table:formula="of:=[.B371]^2/[.B267]" office:value-type="float" office:value="1.90220366482519" calcext:value-type="float">
            <text:p>2</text:p>
          </table:table-cell>
          <table:table-cell table:style-name="ce3" table:formula="of:=[.C371]^2/[.C267]" office:value-type="float" office:value="0.183302038291019" calcext:value-type="float">
            <text:p>0</text:p>
          </table:table-cell>
          <table:table-cell table:style-name="ce3" table:formula="of:=[.D371]^2/[.D267]" office:value-type="float" office:value="0.0921896398871133" calcext:value-type="float">
            <text:p>0</text:p>
          </table:table-cell>
          <table:table-cell table:style-name="ce3" table:formula="of:=[.E371]^2/[.E267]" office:value-type="float" office:value="0.0666678982476237" calcext:value-type="float">
            <text:p>0</text:p>
          </table:table-cell>
          <table:table-cell table:style-name="ce3" table:formula="of:=[.F371]^2/[.F267]" office:value-type="float" office:value="0.379605614523574" calcext:value-type="float">
            <text:p>0</text:p>
          </table:table-cell>
          <table:table-cell table:style-name="ce3" table:formula="of:=[.G371]^2/[.G267]" office:value-type="float" office:value="0.00032498164762591" calcext:value-type="float">
            <text:p>0</text:p>
          </table:table-cell>
          <table:table-cell table:style-name="ce3" table:formula="of:=[.H371]^2/[.H267]" office:value-type="float" office:value="2.40496611361529" calcext:value-type="float">
            <text:p>2</text:p>
          </table:table-cell>
          <table:table-cell table:style-name="ce3" table:formula="of:=[.I371]^2/[.I267]" office:value-type="float" office:value="0.011494702186666" calcext:value-type="float">
            <text:p>0</text:p>
          </table:table-cell>
          <table:table-cell table:style-name="ce3" table:formula="of:=[.J371]^2/[.J267]" office:value-type="float" office:value="8.57794783279413" calcext:value-type="float">
            <text:p>9</text:p>
          </table:table-cell>
          <table:table-cell table:style-name="ce3" table:formula="of:=[.K371]^2/[.K267]" office:value-type="float" office:value="0.576804092576011" calcext:value-type="float">
            <text:p>1</text:p>
          </table:table-cell>
          <table:table-cell table:style-name="ce3" table:formula="of:=SUM([.B472:.K472])" office:value-type="float" office:value="14.1955065785942" calcext:value-type="float">
            <text:p>14</text:p>
          </table:table-cell>
          <table:table-cell table:style-name="ce4" table:formula="of:=[.L472]/[.$L$507]" office:value-type="percentage" office:value="0.00520356358407683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table:formula="of:=[.B372]^2/[.B268]" office:value-type="float" office:value="1.0566803841219" calcext:value-type="float">
            <text:p>1</text:p>
          </table:table-cell>
          <table:table-cell table:style-name="ce3" table:formula="of:=[.C372]^2/[.C268]" office:value-type="float" office:value="0.50428046470042" calcext:value-type="float">
            <text:p>1</text:p>
          </table:table-cell>
          <table:table-cell table:style-name="ce3" table:formula="of:=[.D372]^2/[.D268]" office:value-type="float" office:value="0.145992556157873" calcext:value-type="float">
            <text:p>0</text:p>
          </table:table-cell>
          <table:table-cell table:style-name="ce3" table:formula="of:=[.E372]^2/[.E268]" office:value-type="float" office:value="0.705429664498001" calcext:value-type="float">
            <text:p>1</text:p>
          </table:table-cell>
          <table:table-cell table:style-name="ce3" table:formula="of:=[.F372]^2/[.F268]" office:value-type="float" office:value="8.18131062674239" calcext:value-type="float">
            <text:p>8</text:p>
          </table:table-cell>
          <table:table-cell table:style-name="ce3" table:formula="of:=[.G372]^2/[.G268]" office:value-type="float" office:value="2.03922328327787" calcext:value-type="float">
            <text:p>2</text:p>
          </table:table-cell>
          <table:table-cell table:style-name="ce3" table:formula="of:=[.H372]^2/[.H268]" office:value-type="float" office:value="6.03156046046321" calcext:value-type="float">
            <text:p>6</text:p>
          </table:table-cell>
          <table:table-cell table:style-name="ce3" table:formula="of:=[.I372]^2/[.I268]" office:value-type="float" office:value="0.0941929221637866" calcext:value-type="float">
            <text:p>0</text:p>
          </table:table-cell>
          <table:table-cell table:style-name="ce3" table:formula="of:=[.J372]^2/[.J268]" office:value-type="float" office:value="10.2623297864186" calcext:value-type="float">
            <text:p>10</text:p>
          </table:table-cell>
          <table:table-cell table:style-name="ce3" table:formula="of:=[.K372]^2/[.K268]" office:value-type="float" office:value="15.250620999635" calcext:value-type="float">
            <text:p>15</text:p>
          </table:table-cell>
          <table:table-cell table:style-name="ce3" table:formula="of:=SUM([.B473:.K473])" office:value-type="float" office:value="44.271621148179" calcext:value-type="float">
            <text:p>44</text:p>
          </table:table-cell>
          <table:table-cell table:style-name="ce4" table:formula="of:=[.L473]/[.$L$507]" office:value-type="percentage" office:value="0.0162283884931652" calcext:value-type="percentage">
            <text:p>2 %</text:p>
          </table:table-cell>
          <table:table-cell table:number-columns-repeated="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table:formula="of:=[.B373]^2/[.B269]" office:value-type="float" office:value="3.59234140521757" calcext:value-type="float">
            <text:p>4</text:p>
          </table:table-cell>
          <table:table-cell table:style-name="ce3" table:formula="of:=[.C373]^2/[.C269]" office:value-type="float" office:value="0.557867897019359" calcext:value-type="float">
            <text:p>1</text:p>
          </table:table-cell>
          <table:table-cell table:style-name="ce3" table:formula="of:=[.D373]^2/[.D269]" office:value-type="float" office:value="2.13744776563886" calcext:value-type="float">
            <text:p>2</text:p>
          </table:table-cell>
          <table:table-cell table:style-name="ce3" table:formula="of:=[.E373]^2/[.E269]" office:value-type="float" office:value="3.60615731463286" calcext:value-type="float">
            <text:p>4</text:p>
          </table:table-cell>
          <table:table-cell table:style-name="ce3" table:formula="of:=[.F373]^2/[.F269]" office:value-type="float" office:value="7.43989856566378" calcext:value-type="float">
            <text:p>7</text:p>
          </table:table-cell>
          <table:table-cell table:style-name="ce3" table:formula="of:=[.G373]^2/[.G269]" office:value-type="float" office:value="12.1063646799212" calcext:value-type="float">
            <text:p>12</text:p>
          </table:table-cell>
          <table:table-cell table:style-name="ce3" table:formula="of:=[.H373]^2/[.H269]" office:value-type="float" office:value="0.019411322741578" calcext:value-type="float">
            <text:p>0</text:p>
          </table:table-cell>
          <table:table-cell table:style-name="ce3" table:formula="of:=[.I373]^2/[.I269]" office:value-type="float" office:value="0.00456812620925864" calcext:value-type="float">
            <text:p>0</text:p>
          </table:table-cell>
          <table:table-cell table:style-name="ce3" table:formula="of:=[.J373]^2/[.J269]" office:value-type="float" office:value="0.0453392713925091" calcext:value-type="float">
            <text:p>0</text:p>
          </table:table-cell>
          <table:table-cell table:style-name="ce3" table:formula="of:=[.K373]^2/[.K269]" office:value-type="float" office:value="1.16915542219213" calcext:value-type="float">
            <text:p>1</text:p>
          </table:table-cell>
          <table:table-cell table:style-name="ce3" table:formula="of:=SUM([.B474:.K474])" office:value-type="float" office:value="30.6785517706291" calcext:value-type="float">
            <text:p>31</text:p>
          </table:table-cell>
          <table:table-cell table:style-name="ce4" table:formula="of:=[.L474]/[.$L$507]" office:value-type="percentage" office:value="0.0112456567803352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table:formula="of:=[.B374]^2/[.B270]" office:value-type="float" office:value="0.194555136832368" calcext:value-type="float">
            <text:p>0</text:p>
          </table:table-cell>
          <table:table-cell table:style-name="ce3" table:formula="of:=[.C374]^2/[.C270]" office:value-type="float" office:value="0.14379089117912" calcext:value-type="float">
            <text:p>0</text:p>
          </table:table-cell>
          <table:table-cell table:style-name="ce3" table:formula="of:=[.D374]^2/[.D270]" office:value-type="float" office:value="0.513726020947279" calcext:value-type="float">
            <text:p>1</text:p>
          </table:table-cell>
          <table:table-cell table:style-name="ce3" table:formula="of:=[.E374]^2/[.E270]" office:value-type="float" office:value="1.55616286567076" calcext:value-type="float">
            <text:p>2</text:p>
          </table:table-cell>
          <table:table-cell table:style-name="ce3" table:formula="of:=[.F374]^2/[.F270]" office:value-type="float" office:value="0.592352442545546" calcext:value-type="float">
            <text:p>1</text:p>
          </table:table-cell>
          <table:table-cell table:style-name="ce3" table:formula="of:=[.G374]^2/[.G270]" office:value-type="float" office:value="2.87348495777883" calcext:value-type="float">
            <text:p>3</text:p>
          </table:table-cell>
          <table:table-cell table:style-name="ce3" table:formula="of:=[.H374]^2/[.H270]" office:value-type="float" office:value="0.235557460189579" calcext:value-type="float">
            <text:p>0</text:p>
          </table:table-cell>
          <table:table-cell table:style-name="ce3" table:formula="of:=[.I374]^2/[.I270]" office:value-type="float" office:value="2.66513751304064" calcext:value-type="float">
            <text:p>3</text:p>
          </table:table-cell>
          <table:table-cell table:style-name="ce3" table:formula="of:=[.J374]^2/[.J270]" office:value-type="float" office:value="2.11009236847628" calcext:value-type="float">
            <text:p>2</text:p>
          </table:table-cell>
          <table:table-cell table:style-name="ce3" table:formula="of:=[.K374]^2/[.K270]" office:value-type="float" office:value="0.46771701287342" calcext:value-type="float">
            <text:p>0</text:p>
          </table:table-cell>
          <table:table-cell table:style-name="ce3" table:formula="of:=SUM([.B475:.K475])" office:value-type="float" office:value="11.3525766695338" calcext:value-type="float">
            <text:p>11</text:p>
          </table:table-cell>
          <table:table-cell table:style-name="ce4" table:formula="of:=[.L475]/[.$L$507]" office:value-type="percentage" office:value="0.0041614474422565" calcext:value-type="percentage">
            <text:p>0 %</text:p>
          </table:table-cell>
          <table:table-cell table:number-columns-repeated="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3" table:formula="of:=[.B375]^2/[.B271]" office:value-type="float" office:value="2.37959049327881" calcext:value-type="float">
            <text:p>2</text:p>
          </table:table-cell>
          <table:table-cell table:style-name="ce3" table:formula="of:=[.C375]^2/[.C271]" office:value-type="float" office:value="0.00310511356270312" calcext:value-type="float">
            <text:p>0</text:p>
          </table:table-cell>
          <table:table-cell table:style-name="ce3" table:formula="of:=[.D375]^2/[.D271]" office:value-type="float" office:value="0.00327168245275844" calcext:value-type="float">
            <text:p>0</text:p>
          </table:table-cell>
          <table:table-cell table:style-name="ce3" table:formula="of:=[.E375]^2/[.E271]" office:value-type="float" office:value="7.42792072944942" calcext:value-type="float">
            <text:p>7</text:p>
          </table:table-cell>
          <table:table-cell table:style-name="ce3" table:formula="of:=[.F375]^2/[.F271]" office:value-type="float" office:value="1.59959373237479" calcext:value-type="float">
            <text:p>2</text:p>
          </table:table-cell>
          <table:table-cell table:style-name="ce3" table:formula="of:=[.G375]^2/[.G271]" office:value-type="float" office:value="4.96141648388245" calcext:value-type="float">
            <text:p>5</text:p>
          </table:table-cell>
          <table:table-cell table:style-name="ce3" table:formula="of:=[.H375]^2/[.H271]" office:value-type="float" office:value="5.1910271747654" calcext:value-type="float">
            <text:p>5</text:p>
          </table:table-cell>
          <table:table-cell table:style-name="ce3" table:formula="of:=[.I375]^2/[.I271]" office:value-type="float" office:value="1.34780364738448" calcext:value-type="float">
            <text:p>1</text:p>
          </table:table-cell>
          <table:table-cell table:style-name="ce3" table:formula="of:=[.J375]^2/[.J271]" office:value-type="float" office:value="2.02927885997619" calcext:value-type="float">
            <text:p>2</text:p>
          </table:table-cell>
          <table:table-cell table:style-name="ce3" table:formula="of:=[.K375]^2/[.K271]" office:value-type="float" office:value="4.55453001091966" calcext:value-type="float">
            <text:p>5</text:p>
          </table:table-cell>
          <table:table-cell table:style-name="ce3" table:formula="of:=SUM([.B476:.K476])" office:value-type="float" office:value="29.4975379280467" calcext:value-type="float">
            <text:p>29</text:p>
          </table:table-cell>
          <table:table-cell table:style-name="ce4" table:formula="of:=[.L476]/[.$L$507]" office:value-type="percentage" office:value="0.0108127394631878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table:formula="of:=[.B376]^2/[.B272]" office:value-type="float" office:value="3.76312671949784" calcext:value-type="float">
            <text:p>4</text:p>
          </table:table-cell>
          <table:table-cell table:style-name="ce3" table:formula="of:=[.C376]^2/[.C272]" office:value-type="float" office:value="4.43359117531152" calcext:value-type="float">
            <text:p>4</text:p>
          </table:table-cell>
          <table:table-cell table:style-name="ce3" table:formula="of:=[.D376]^2/[.D272]" office:value-type="float" office:value="11.549937330773" calcext:value-type="float">
            <text:p>12</text:p>
          </table:table-cell>
          <table:table-cell table:style-name="ce3" table:formula="of:=[.E376]^2/[.E272]" office:value-type="float" office:value="1.91284565052666" calcext:value-type="float">
            <text:p>2</text:p>
          </table:table-cell>
          <table:table-cell table:style-name="ce3" table:formula="of:=[.F376]^2/[.F272]" office:value-type="float" office:value="0.0100548809514771" calcext:value-type="float">
            <text:p>0</text:p>
          </table:table-cell>
          <table:table-cell table:style-name="ce3" table:formula="of:=[.G376]^2/[.G272]" office:value-type="float" office:value="1.42647667676723" calcext:value-type="float">
            <text:p>1</text:p>
          </table:table-cell>
          <table:table-cell table:style-name="ce3" table:formula="of:=[.H376]^2/[.H272]" office:value-type="float" office:value="0.221921211572221" calcext:value-type="float">
            <text:p>0</text:p>
          </table:table-cell>
          <table:table-cell table:style-name="ce3" table:formula="of:=[.I376]^2/[.I272]" office:value-type="float" office:value="1.01057175647384" calcext:value-type="float">
            <text:p>1</text:p>
          </table:table-cell>
          <table:table-cell table:style-name="ce3" table:formula="of:=[.J376]^2/[.J272]" office:value-type="float" office:value="8.8555621905124" calcext:value-type="float">
            <text:p>9</text:p>
          </table:table-cell>
          <table:table-cell table:style-name="ce3" table:formula="of:=[.K376]^2/[.K272]" office:value-type="float" office:value="8.21645421368054" calcext:value-type="float">
            <text:p>8</text:p>
          </table:table-cell>
          <table:table-cell table:style-name="ce3" table:formula="of:=SUM([.B477:.K477])" office:value-type="float" office:value="41.4005418060667" calcext:value-type="float">
            <text:p>41</text:p>
          </table:table-cell>
          <table:table-cell table:style-name="ce4" table:formula="of:=[.L477]/[.$L$507]" office:value-type="percentage" office:value="0.015175953778779" calcext:value-type="percentage">
            <text:p>2 %</text:p>
          </table:table-cell>
          <table:table-cell table:number-columns-repeated="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table:formula="of:=[.B377]^2/[.B273]" office:value-type="float" office:value="1.33517807558426" calcext:value-type="float">
            <text:p>1</text:p>
          </table:table-cell>
          <table:table-cell table:style-name="ce3" table:formula="of:=[.C377]^2/[.C273]" office:value-type="float" office:value="0.0623539625827469" calcext:value-type="float">
            <text:p>0</text:p>
          </table:table-cell>
          <table:table-cell table:style-name="ce3" table:formula="of:=[.D377]^2/[.D273]" office:value-type="float" office:value="0.00532982159165212" calcext:value-type="float">
            <text:p>0</text:p>
          </table:table-cell>
          <table:table-cell table:style-name="ce3" table:formula="of:=[.E377]^2/[.E273]" office:value-type="float" office:value="0.028087444231807" calcext:value-type="float">
            <text:p>0</text:p>
          </table:table-cell>
          <table:table-cell table:style-name="ce3" table:formula="of:=[.F377]^2/[.F273]" office:value-type="float" office:value="5.70439141828602" calcext:value-type="float">
            <text:p>6</text:p>
          </table:table-cell>
          <table:table-cell table:style-name="ce3" table:formula="of:=[.G377]^2/[.G273]" office:value-type="float" office:value="0.444804777075102" calcext:value-type="float">
            <text:p>0</text:p>
          </table:table-cell>
          <table:table-cell table:style-name="ce3" table:formula="of:=[.H377]^2/[.H273]" office:value-type="float" office:value="2.12208914379889" calcext:value-type="float">
            <text:p>2</text:p>
          </table:table-cell>
          <table:table-cell table:style-name="ce3" table:formula="of:=[.I377]^2/[.I273]" office:value-type="float" office:value="4.69532165556707" calcext:value-type="float">
            <text:p>5</text:p>
          </table:table-cell>
          <table:table-cell table:style-name="ce3" table:formula="of:=[.J377]^2/[.J273]" office:value-type="float" office:value="7.05463714529704" calcext:value-type="float">
            <text:p>7</text:p>
          </table:table-cell>
          <table:table-cell table:style-name="ce3" table:formula="of:=[.K377]^2/[.K273]" office:value-type="float" office:value="10.2750997869667" calcext:value-type="float">
            <text:p>10</text:p>
          </table:table-cell>
          <table:table-cell table:style-name="ce3" table:formula="of:=SUM([.B478:.K478])" office:value-type="float" office:value="31.7272932309813" calcext:value-type="float">
            <text:p>32</text:p>
          </table:table-cell>
          <table:table-cell table:style-name="ce4" table:formula="of:=[.L478]/[.$L$507]" office:value-type="percentage" office:value="0.0116300877861599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table:formula="of:=[.B378]^2/[.B274]" office:value-type="float" office:value="0.190953166976616" calcext:value-type="float">
            <text:p>0</text:p>
          </table:table-cell>
          <table:table-cell table:style-name="ce3" table:formula="of:=[.C378]^2/[.C274]" office:value-type="float" office:value="0.107490059218524" calcext:value-type="float">
            <text:p>0</text:p>
          </table:table-cell>
          <table:table-cell table:style-name="ce3" table:formula="of:=[.D378]^2/[.D274]" office:value-type="float" office:value="0.0247105824081975" calcext:value-type="float">
            <text:p>0</text:p>
          </table:table-cell>
          <table:table-cell table:style-name="ce3" table:formula="of:=[.E378]^2/[.E274]" office:value-type="float" office:value="0.988739368062517" calcext:value-type="float">
            <text:p>1</text:p>
          </table:table-cell>
          <table:table-cell table:style-name="ce3" table:formula="of:=[.F378]^2/[.F274]" office:value-type="float" office:value="0.994209006523504" calcext:value-type="float">
            <text:p>1</text:p>
          </table:table-cell>
          <table:table-cell table:style-name="ce3" table:formula="of:=[.G378]^2/[.G274]" office:value-type="float" office:value="5.88876614246134" calcext:value-type="float">
            <text:p>6</text:p>
          </table:table-cell>
          <table:table-cell table:style-name="ce3" table:formula="of:=[.H378]^2/[.H274]" office:value-type="float" office:value="0.469876481785253" calcext:value-type="float">
            <text:p>0</text:p>
          </table:table-cell>
          <table:table-cell table:style-name="ce3" table:formula="of:=[.I378]^2/[.I274]" office:value-type="float" office:value="0.173460509826593" calcext:value-type="float">
            <text:p>0</text:p>
          </table:table-cell>
          <table:table-cell table:style-name="ce3" table:formula="of:=[.J378]^2/[.J274]" office:value-type="float" office:value="1.24718802218289" calcext:value-type="float">
            <text:p>1</text:p>
          </table:table-cell>
          <table:table-cell table:style-name="ce3" table:formula="of:=[.K378]^2/[.K274]" office:value-type="float" office:value="1.58258563825242" calcext:value-type="float">
            <text:p>2</text:p>
          </table:table-cell>
          <table:table-cell table:style-name="ce3" table:formula="of:=SUM([.B479:.K479])" office:value-type="float" office:value="11.6679789776979" calcext:value-type="float">
            <text:p>12</text:p>
          </table:table-cell>
          <table:table-cell table:style-name="ce4" table:formula="of:=[.L479]/[.$L$507]" office:value-type="percentage" office:value="0.00427706261639696" calcext:value-type="percentage">
            <text:p>0 %</text:p>
          </table:table-cell>
          <table:table-cell table:number-columns-repeated="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table:formula="of:=[.B379]^2/[.B275]" office:value-type="float" office:value="4.00836742225894" calcext:value-type="float">
            <text:p>4</text:p>
          </table:table-cell>
          <table:table-cell table:style-name="ce3" table:formula="of:=[.C379]^2/[.C275]" office:value-type="float" office:value="1.50343234708224" calcext:value-type="float">
            <text:p>2</text:p>
          </table:table-cell>
          <table:table-cell table:style-name="ce3" table:formula="of:=[.D379]^2/[.D275]" office:value-type="float" office:value="0.543289930253714" calcext:value-type="float">
            <text:p>1</text:p>
          </table:table-cell>
          <table:table-cell table:style-name="ce3" table:formula="of:=[.E379]^2/[.E275]" office:value-type="float" office:value="0.141948859663037" calcext:value-type="float">
            <text:p>0</text:p>
          </table:table-cell>
          <table:table-cell table:style-name="ce3" table:formula="of:=[.F379]^2/[.F275]" office:value-type="float" office:value="1.44551429863101" calcext:value-type="float">
            <text:p>1</text:p>
          </table:table-cell>
          <table:table-cell table:style-name="ce3" table:formula="of:=[.G379]^2/[.G275]" office:value-type="float" office:value="1.06907828626229" calcext:value-type="float">
            <text:p>1</text:p>
          </table:table-cell>
          <table:table-cell table:style-name="ce3" table:formula="of:=[.H379]^2/[.H275]" office:value-type="float" office:value="0.0506013611927224" calcext:value-type="float">
            <text:p>0</text:p>
          </table:table-cell>
          <table:table-cell table:style-name="ce3" table:formula="of:=[.I379]^2/[.I275]" office:value-type="float" office:value="0.0145681000555219" calcext:value-type="float">
            <text:p>0</text:p>
          </table:table-cell>
          <table:table-cell table:style-name="ce3" table:formula="of:=[.J379]^2/[.J275]" office:value-type="float" office:value="1.15594223561491" calcext:value-type="float">
            <text:p>1</text:p>
          </table:table-cell>
          <table:table-cell table:style-name="ce3" table:formula="of:=[.K379]^2/[.K275]" office:value-type="float" office:value="1.40191097192249" calcext:value-type="float">
            <text:p>1</text:p>
          </table:table-cell>
          <table:table-cell table:style-name="ce3" table:formula="of:=SUM([.B480:.K480])" office:value-type="float" office:value="11.3346538129369" calcext:value-type="float">
            <text:p>11</text:p>
          </table:table-cell>
          <table:table-cell table:style-name="ce4" table:formula="of:=[.L480]/[.$L$507]" office:value-type="percentage" office:value="0.00415487756583863" calcext:value-type="percentage">
            <text:p>0 %</text:p>
          </table:table-cell>
          <table:table-cell table:number-columns-repeated="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table:formula="of:=[.B380]^2/[.B276]" office:value-type="float" office:value="10.951230360879" calcext:value-type="float">
            <text:p>11</text:p>
          </table:table-cell>
          <table:table-cell table:style-name="ce3" table:formula="of:=[.C380]^2/[.C276]" office:value-type="float" office:value="4.38189451404561" calcext:value-type="float">
            <text:p>4</text:p>
          </table:table-cell>
          <table:table-cell table:style-name="ce3" table:formula="of:=[.D380]^2/[.D276]" office:value-type="float" office:value="6.49510086797859" calcext:value-type="float">
            <text:p>6</text:p>
          </table:table-cell>
          <table:table-cell table:style-name="ce3" table:formula="of:=[.E380]^2/[.E276]" office:value-type="float" office:value="0.175903015051544" calcext:value-type="float">
            <text:p>0</text:p>
          </table:table-cell>
          <table:table-cell table:style-name="ce3" table:formula="of:=[.F380]^2/[.F276]" office:value-type="float" office:value="11.9188368198517" calcext:value-type="float">
            <text:p>12</text:p>
          </table:table-cell>
          <table:table-cell table:style-name="ce3" table:formula="of:=[.G380]^2/[.G276]" office:value-type="float" office:value="1.52817000825886" calcext:value-type="float">
            <text:p>2</text:p>
          </table:table-cell>
          <table:table-cell table:style-name="ce3" table:formula="of:=[.H380]^2/[.H276]" office:value-type="float" office:value="0.039091003183854" calcext:value-type="float">
            <text:p>0</text:p>
          </table:table-cell>
          <table:table-cell table:style-name="ce3" table:formula="of:=[.I380]^2/[.I276]" office:value-type="float" office:value="2.09120072837088" calcext:value-type="float">
            <text:p>2</text:p>
          </table:table-cell>
          <table:table-cell table:style-name="ce3" table:formula="of:=[.J380]^2/[.J276]" office:value-type="float" office:value="12.7564075035193" calcext:value-type="float">
            <text:p>13</text:p>
          </table:table-cell>
          <table:table-cell table:style-name="ce3" table:formula="of:=[.K380]^2/[.K276]" office:value-type="float" office:value="0.72487165117036" calcext:value-type="float">
            <text:p>1</text:p>
          </table:table-cell>
          <table:table-cell table:style-name="ce3" table:formula="of:=SUM([.B481:.K481])" office:value-type="float" office:value="51.0627064723097" calcext:value-type="float">
            <text:p>51</text:p>
          </table:table-cell>
          <table:table-cell table:style-name="ce4" table:formula="of:=[.L481]/[.$L$507]" office:value-type="percentage" office:value="0.0187177568079453" calcext:value-type="percentage">
            <text:p>2 %</text:p>
          </table:table-cell>
          <table:table-cell table:number-columns-repeated="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3" table:formula="of:=[.B381]^2/[.B277]" office:value-type="float" office:value="0.513852317576008" calcext:value-type="float">
            <text:p>1</text:p>
          </table:table-cell>
          <table:table-cell table:style-name="ce3" table:formula="of:=[.C381]^2/[.C277]" office:value-type="float" office:value="2.14016249488843" calcext:value-type="float">
            <text:p>2</text:p>
          </table:table-cell>
          <table:table-cell table:style-name="ce3" table:formula="of:=[.D381]^2/[.D277]" office:value-type="float" office:value="0.18586337751511" calcext:value-type="float">
            <text:p>0</text:p>
          </table:table-cell>
          <table:table-cell table:style-name="ce3" table:formula="of:=[.E381]^2/[.E277]" office:value-type="float" office:value="2.68836776640397" calcext:value-type="float">
            <text:p>3</text:p>
          </table:table-cell>
          <table:table-cell table:style-name="ce3" table:formula="of:=[.F381]^2/[.F277]" office:value-type="float" office:value="1.55003352475125" calcext:value-type="float">
            <text:p>2</text:p>
          </table:table-cell>
          <table:table-cell table:style-name="ce3" table:formula="of:=[.G381]^2/[.G277]" office:value-type="float" office:value="1.416559412354" calcext:value-type="float">
            <text:p>1</text:p>
          </table:table-cell>
          <table:table-cell table:style-name="ce3" table:formula="of:=[.H381]^2/[.H277]" office:value-type="float" office:value="3.45814227503638" calcext:value-type="float">
            <text:p>3</text:p>
          </table:table-cell>
          <table:table-cell table:style-name="ce3" table:formula="of:=[.I381]^2/[.I277]" office:value-type="float" office:value="2.26996640327856" calcext:value-type="float">
            <text:p>2</text:p>
          </table:table-cell>
          <table:table-cell table:style-name="ce3" table:formula="of:=[.J381]^2/[.J277]" office:value-type="float" office:value="11.1101805728827" calcext:value-type="float">
            <text:p>11</text:p>
          </table:table-cell>
          <table:table-cell table:style-name="ce3" table:formula="of:=[.K381]^2/[.K277]" office:value-type="float" office:value="8.31931861726659" calcext:value-type="float">
            <text:p>8</text:p>
          </table:table-cell>
          <table:table-cell table:style-name="ce3" table:formula="of:=SUM([.B482:.K482])" office:value-type="float" office:value="33.652446761953" calcext:value-type="float">
            <text:p>34</text:p>
          </table:table-cell>
          <table:table-cell table:style-name="ce4" table:formula="of:=[.L482]/[.$L$507]" office:value-type="percentage" office:value="0.0123357800241972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3" table:formula="of:=[.B382]^2/[.B278]" office:value-type="float" office:value="2.20658478722666" calcext:value-type="float">
            <text:p>2</text:p>
          </table:table-cell>
          <table:table-cell table:style-name="ce3" table:formula="of:=[.C382]^2/[.C278]" office:value-type="float" office:value="1.08701118468594" calcext:value-type="float">
            <text:p>1</text:p>
          </table:table-cell>
          <table:table-cell table:style-name="ce3" table:formula="of:=[.D382]^2/[.D278]" office:value-type="float" office:value="6.59334239013292" calcext:value-type="float">
            <text:p>7</text:p>
          </table:table-cell>
          <table:table-cell table:style-name="ce3" table:formula="of:=[.E382]^2/[.E278]" office:value-type="float" office:value="5.18677059382251" calcext:value-type="float">
            <text:p>5</text:p>
          </table:table-cell>
          <table:table-cell table:style-name="ce3" table:formula="of:=[.F382]^2/[.F278]" office:value-type="float" office:value="0.00136538475733095" calcext:value-type="float">
            <text:p>0</text:p>
          </table:table-cell>
          <table:table-cell table:style-name="ce3" table:formula="of:=[.G382]^2/[.G278]" office:value-type="float" office:value="1.29295663945611" calcext:value-type="float">
            <text:p>1</text:p>
          </table:table-cell>
          <table:table-cell table:style-name="ce3" table:formula="of:=[.H382]^2/[.H278]" office:value-type="float" office:value="0.0574886459599739" calcext:value-type="float">
            <text:p>0</text:p>
          </table:table-cell>
          <table:table-cell table:style-name="ce3" table:formula="of:=[.I382]^2/[.I278]" office:value-type="float" office:value="3.83820334956759" calcext:value-type="float">
            <text:p>4</text:p>
          </table:table-cell>
          <table:table-cell table:style-name="ce3" table:formula="of:=[.J382]^2/[.J278]" office:value-type="float" office:value="3.83435006942852" calcext:value-type="float">
            <text:p>4</text:p>
          </table:table-cell>
          <table:table-cell table:style-name="ce3" table:formula="of:=[.K382]^2/[.K278]" office:value-type="float" office:value="1.2894704342339" calcext:value-type="float">
            <text:p>1</text:p>
          </table:table-cell>
          <table:table-cell table:style-name="ce3" table:formula="of:=SUM([.B483:.K483])" office:value-type="float" office:value="25.3875434792715" calcext:value-type="float">
            <text:p>25</text:p>
          </table:table-cell>
          <table:table-cell table:style-name="ce4" table:formula="of:=[.L483]/[.$L$507]" office:value-type="percentage" office:value="0.00930616290489481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3" table:formula="of:=[.B383]^2/[.B279]" office:value-type="float" office:value="0.553663389893965" calcext:value-type="float">
            <text:p>1</text:p>
          </table:table-cell>
          <table:table-cell table:style-name="ce3" table:formula="of:=[.C383]^2/[.C279]" office:value-type="float" office:value="2.00498602437492" calcext:value-type="float">
            <text:p>2</text:p>
          </table:table-cell>
          <table:table-cell table:style-name="ce3" table:formula="of:=[.D383]^2/[.D279]" office:value-type="float" office:value="2.48755350460178" calcext:value-type="float">
            <text:p>2</text:p>
          </table:table-cell>
          <table:table-cell table:style-name="ce3" table:formula="of:=[.E383]^2/[.E279]" office:value-type="float" office:value="1.35512524422379" calcext:value-type="float">
            <text:p>1</text:p>
          </table:table-cell>
          <table:table-cell table:style-name="ce3" table:formula="of:=[.F383]^2/[.F279]" office:value-type="float" office:value="0.336157638538448" calcext:value-type="float">
            <text:p>0</text:p>
          </table:table-cell>
          <table:table-cell table:style-name="ce3" table:formula="of:=[.G383]^2/[.G279]" office:value-type="float" office:value="0.127313902402326" calcext:value-type="float">
            <text:p>0</text:p>
          </table:table-cell>
          <table:table-cell table:style-name="ce3" table:formula="of:=[.H383]^2/[.H279]" office:value-type="float" office:value="0.85937971262137" calcext:value-type="float">
            <text:p>1</text:p>
          </table:table-cell>
          <table:table-cell table:style-name="ce3" table:formula="of:=[.I383]^2/[.I279]" office:value-type="float" office:value="2.86335029132634" calcext:value-type="float">
            <text:p>3</text:p>
          </table:table-cell>
          <table:table-cell table:style-name="ce3" table:formula="of:=[.J383]^2/[.J279]" office:value-type="float" office:value="2.6628126688847" calcext:value-type="float">
            <text:p>3</text:p>
          </table:table-cell>
          <table:table-cell table:style-name="ce3" table:formula="of:=[.K383]^2/[.K279]" office:value-type="float" office:value="1.55946324223366" calcext:value-type="float">
            <text:p>2</text:p>
          </table:table-cell>
          <table:table-cell table:style-name="ce3" table:formula="of:=SUM([.B484:.K484])" office:value-type="float" office:value="14.8098056191013" calcext:value-type="float">
            <text:p>15</text:p>
          </table:table-cell>
          <table:table-cell table:style-name="ce4" table:formula="of:=[.L484]/[.$L$507]" office:value-type="percentage" office:value="0.00542874358024096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table:formula="of:=[.B384]^2/[.B280]" office:value-type="float" office:value="7.21956817014498" calcext:value-type="float">
            <text:p>7</text:p>
          </table:table-cell>
          <table:table-cell table:style-name="ce3" table:formula="of:=[.C384]^2/[.C280]" office:value-type="float" office:value="1.12477017193226" calcext:value-type="float">
            <text:p>1</text:p>
          </table:table-cell>
          <table:table-cell table:style-name="ce3" table:formula="of:=[.D384]^2/[.D280]" office:value-type="float" office:value="0.337403497731017" calcext:value-type="float">
            <text:p>0</text:p>
          </table:table-cell>
          <table:table-cell table:style-name="ce3" table:formula="of:=[.E384]^2/[.E280]" office:value-type="float" office:value="2.27267358571597" calcext:value-type="float">
            <text:p>2</text:p>
          </table:table-cell>
          <table:table-cell table:style-name="ce3" table:formula="of:=[.F384]^2/[.F280]" office:value-type="float" office:value="1.44663188526038" calcext:value-type="float">
            <text:p>1</text:p>
          </table:table-cell>
          <table:table-cell table:style-name="ce3" table:formula="of:=[.G384]^2/[.G280]" office:value-type="float" office:value="5.29729405030015" calcext:value-type="float">
            <text:p>5</text:p>
          </table:table-cell>
          <table:table-cell table:style-name="ce3" table:formula="of:=[.H384]^2/[.H280]" office:value-type="float" office:value="0.0025283687773357" calcext:value-type="float">
            <text:p>0</text:p>
          </table:table-cell>
          <table:table-cell table:style-name="ce3" table:formula="of:=[.I384]^2/[.I280]" office:value-type="float" office:value="4.93084927824929" calcext:value-type="float">
            <text:p>5</text:p>
          </table:table-cell>
          <table:table-cell table:style-name="ce3" table:formula="of:=[.J384]^2/[.J280]" office:value-type="float" office:value="0.694935244695347" calcext:value-type="float">
            <text:p>1</text:p>
          </table:table-cell>
          <table:table-cell table:style-name="ce3" table:formula="of:=[.K384]^2/[.K280]" office:value-type="float" office:value="0.047348199756915" calcext:value-type="float">
            <text:p>0</text:p>
          </table:table-cell>
          <table:table-cell table:style-name="ce3" table:formula="of:=SUM([.B485:.K485])" office:value-type="float" office:value="23.3740024525636" calcext:value-type="float">
            <text:p>23</text:p>
          </table:table-cell>
          <table:table-cell table:style-name="ce4" table:formula="of:=[.L485]/[.$L$507]" office:value-type="percentage" office:value="0.00856807098097426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table:formula="of:=[.B385]^2/[.B281]" office:value-type="float" office:value="0.458001381846571" calcext:value-type="float">
            <text:p>0</text:p>
          </table:table-cell>
          <table:table-cell table:style-name="ce3" table:formula="of:=[.C385]^2/[.C281]" office:value-type="float" office:value="0.00207520333909597" calcext:value-type="float">
            <text:p>0</text:p>
          </table:table-cell>
          <table:table-cell table:style-name="ce3" table:formula="of:=[.D385]^2/[.D281]" office:value-type="float" office:value="8.67899979936505" calcext:value-type="float">
            <text:p>9</text:p>
          </table:table-cell>
          <table:table-cell table:style-name="ce3" table:formula="of:=[.E385]^2/[.E281]" office:value-type="float" office:value="1.07488509816514" calcext:value-type="float">
            <text:p>1</text:p>
          </table:table-cell>
          <table:table-cell table:style-name="ce3" table:formula="of:=[.F385]^2/[.F281]" office:value-type="float" office:value="0.00580281676596939" calcext:value-type="float">
            <text:p>0</text:p>
          </table:table-cell>
          <table:table-cell table:style-name="ce3" table:formula="of:=[.G385]^2/[.G281]" office:value-type="float" office:value="0.544722741353673" calcext:value-type="float">
            <text:p>1</text:p>
          </table:table-cell>
          <table:table-cell table:style-name="ce3" table:formula="of:=[.H385]^2/[.H281]" office:value-type="float" office:value="0.00949256059653248" calcext:value-type="float">
            <text:p>0</text:p>
          </table:table-cell>
          <table:table-cell table:style-name="ce3" table:formula="of:=[.I385]^2/[.I281]" office:value-type="float" office:value="0.813511716795511" calcext:value-type="float">
            <text:p>1</text:p>
          </table:table-cell>
          <table:table-cell table:style-name="ce3" table:formula="of:=[.J385]^2/[.J281]" office:value-type="float" office:value="4.65937978128621" calcext:value-type="float">
            <text:p>5</text:p>
          </table:table-cell>
          <table:table-cell table:style-name="ce3" table:formula="of:=[.K385]^2/[.K281]" office:value-type="float" office:value="0.000557859431046623" calcext:value-type="float">
            <text:p>0</text:p>
          </table:table-cell>
          <table:table-cell table:style-name="ce3" table:formula="of:=SUM([.B486:.K486])" office:value-type="float" office:value="16.2474289589448" calcext:value-type="float">
            <text:p>16</text:p>
          </table:table-cell>
          <table:table-cell table:style-name="ce4" table:formula="of:=[.L486]/[.$L$507]" office:value-type="percentage" office:value="0.00595572473567989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table:formula="of:=[.B386]^2/[.B282]" office:value-type="float" office:value="3.01113753919338" calcext:value-type="float">
            <text:p>3</text:p>
          </table:table-cell>
          <table:table-cell table:style-name="ce3" table:formula="of:=[.C386]^2/[.C282]" office:value-type="float" office:value="0.997594776203322" calcext:value-type="float">
            <text:p>1</text:p>
          </table:table-cell>
          <table:table-cell table:style-name="ce3" table:formula="of:=[.D386]^2/[.D282]" office:value-type="float" office:value="6.54476368222632" calcext:value-type="float">
            <text:p>7</text:p>
          </table:table-cell>
          <table:table-cell table:style-name="ce3" table:formula="of:=[.E386]^2/[.E282]" office:value-type="float" office:value="9.17831381212556" calcext:value-type="float">
            <text:p>9</text:p>
          </table:table-cell>
          <table:table-cell table:style-name="ce3" table:formula="of:=[.F386]^2/[.F282]" office:value-type="float" office:value="0.877701290199961" calcext:value-type="float">
            <text:p>1</text:p>
          </table:table-cell>
          <table:table-cell table:style-name="ce3" table:formula="of:=[.G386]^2/[.G282]" office:value-type="float" office:value="32.8448835586893" calcext:value-type="float">
            <text:p>33</text:p>
          </table:table-cell>
          <table:table-cell table:style-name="ce3" table:formula="of:=[.H386]^2/[.H282]" office:value-type="float" office:value="0.0148875276310395" calcext:value-type="float">
            <text:p>0</text:p>
          </table:table-cell>
          <table:table-cell table:style-name="ce3" table:formula="of:=[.I386]^2/[.I282]" office:value-type="float" office:value="9.12533121233819" calcext:value-type="float">
            <text:p>9</text:p>
          </table:table-cell>
          <table:table-cell table:style-name="ce3" table:formula="of:=[.J386]^2/[.J282]" office:value-type="float" office:value="0.719154558793076" calcext:value-type="float">
            <text:p>1</text:p>
          </table:table-cell>
          <table:table-cell table:style-name="ce3" table:formula="of:=[.K386]^2/[.K282]" office:value-type="float" office:value="4.99811093869761" calcext:value-type="float">
            <text:p>5</text:p>
          </table:table-cell>
          <table:table-cell table:style-name="ce3" table:formula="of:=SUM([.B487:.K487])" office:value-type="float" office:value="68.3118788960978" calcext:value-type="float">
            <text:p>68</text:p>
          </table:table-cell>
          <table:table-cell table:style-name="ce4" table:formula="of:=[.L487]/[.$L$507]" office:value-type="percentage" office:value="0.0250406847698986" calcext:value-type="percentage">
            <text:p>3 %</text:p>
          </table:table-cell>
          <table:table-cell table:number-columns-repeated="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table:formula="of:=[.B387]^2/[.B283]" office:value-type="float" office:value="0.366087846754503" calcext:value-type="float">
            <text:p>0</text:p>
          </table:table-cell>
          <table:table-cell table:style-name="ce3" table:formula="of:=[.C387]^2/[.C283]" office:value-type="float" office:value="0.204704079995351" calcext:value-type="float">
            <text:p>0</text:p>
          </table:table-cell>
          <table:table-cell table:style-name="ce3" table:formula="of:=[.D387]^2/[.D283]" office:value-type="float" office:value="3.14307344200299" calcext:value-type="float">
            <text:p>3</text:p>
          </table:table-cell>
          <table:table-cell table:style-name="ce3" table:formula="of:=[.E387]^2/[.E283]" office:value-type="float" office:value="0.694158172715082" calcext:value-type="float">
            <text:p>1</text:p>
          </table:table-cell>
          <table:table-cell table:style-name="ce3" table:formula="of:=[.F387]^2/[.F283]" office:value-type="float" office:value="2.79292462700397" calcext:value-type="float">
            <text:p>3</text:p>
          </table:table-cell>
          <table:table-cell table:style-name="ce3" table:formula="of:=[.G387]^2/[.G283]" office:value-type="float" office:value="0.191427127546809" calcext:value-type="float">
            <text:p>0</text:p>
          </table:table-cell>
          <table:table-cell table:style-name="ce3" table:formula="of:=[.H387]^2/[.H283]" office:value-type="float" office:value="1.08058981221857" calcext:value-type="float">
            <text:p>1</text:p>
          </table:table-cell>
          <table:table-cell table:style-name="ce3" table:formula="of:=[.I387]^2/[.I283]" office:value-type="float" office:value="1.44231973667305" calcext:value-type="float">
            <text:p>1</text:p>
          </table:table-cell>
          <table:table-cell table:style-name="ce3" table:formula="of:=[.J387]^2/[.J283]" office:value-type="float" office:value="3.6359724848724" calcext:value-type="float">
            <text:p>4</text:p>
          </table:table-cell>
          <table:table-cell table:style-name="ce3" table:formula="of:=[.K387]^2/[.K283]" office:value-type="float" office:value="0.113832184129125" calcext:value-type="float">
            <text:p>0</text:p>
          </table:table-cell>
          <table:table-cell table:style-name="ce3" table:formula="of:=SUM([.B488:.K488])" office:value-type="float" office:value="13.6650895139119" calcext:value-type="float">
            <text:p>14</text:p>
          </table:table-cell>
          <table:table-cell table:style-name="ce4" table:formula="of:=[.L488]/[.$L$507]" office:value-type="percentage" office:value="0.00500913171178872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table:formula="of:=[.B388]^2/[.B284]" office:value-type="float" office:value="0.0145565435464879" calcext:value-type="float">
            <text:p>0</text:p>
          </table:table-cell>
          <table:table-cell table:style-name="ce3" table:formula="of:=[.C388]^2/[.C284]" office:value-type="float" office:value="0.0643972122047787" calcext:value-type="float">
            <text:p>0</text:p>
          </table:table-cell>
          <table:table-cell table:style-name="ce3" table:formula="of:=[.D388]^2/[.D284]" office:value-type="float" office:value="0.181228687897528" calcext:value-type="float">
            <text:p>0</text:p>
          </table:table-cell>
          <table:table-cell table:style-name="ce3" table:formula="of:=[.E388]^2/[.E284]" office:value-type="float" office:value="3.09740091430174" calcext:value-type="float">
            <text:p>3</text:p>
          </table:table-cell>
          <table:table-cell table:style-name="ce3" table:formula="of:=[.F388]^2/[.F284]" office:value-type="float" office:value="2.82363139204374" calcext:value-type="float">
            <text:p>3</text:p>
          </table:table-cell>
          <table:table-cell table:style-name="ce3" table:formula="of:=[.G388]^2/[.G284]" office:value-type="float" office:value="1.62762253219293" calcext:value-type="float">
            <text:p>2</text:p>
          </table:table-cell>
          <table:table-cell table:style-name="ce3" table:formula="of:=[.H388]^2/[.H284]" office:value-type="float" office:value="0.179752023452206" calcext:value-type="float">
            <text:p>0</text:p>
          </table:table-cell>
          <table:table-cell table:style-name="ce3" table:formula="of:=[.I388]^2/[.I284]" office:value-type="float" office:value="0.00907768610283139" calcext:value-type="float">
            <text:p>0</text:p>
          </table:table-cell>
          <table:table-cell table:style-name="ce3" table:formula="of:=[.J388]^2/[.J284]" office:value-type="float" office:value="0.0172081314259011" calcext:value-type="float">
            <text:p>0</text:p>
          </table:table-cell>
          <table:table-cell table:style-name="ce3" table:formula="of:=[.K388]^2/[.K284]" office:value-type="float" office:value="5.1435089289664" calcext:value-type="float">
            <text:p>5</text:p>
          </table:table-cell>
          <table:table-cell table:style-name="ce3" table:formula="of:=SUM([.B489:.K489])" office:value-type="float" office:value="13.1583840521345" calcext:value-type="float">
            <text:p>13</text:p>
          </table:table-cell>
          <table:table-cell table:style-name="ce4" table:formula="of:=[.L489]/[.$L$507]" office:value-type="percentage" office:value="0.0048233916626993" calcext:value-type="percentage">
            <text:p>0 %</text:p>
          </table:table-cell>
          <table:table-cell table:number-columns-repeated="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table:formula="of:=[.B389]^2/[.B285]" office:value-type="float" office:value="7.25141870386991" calcext:value-type="float">
            <text:p>7</text:p>
          </table:table-cell>
          <table:table-cell table:style-name="ce3" table:formula="of:=[.C389]^2/[.C285]" office:value-type="float" office:value="0.0749152886053922" calcext:value-type="float">
            <text:p>0</text:p>
          </table:table-cell>
          <table:table-cell table:style-name="ce3" table:formula="of:=[.D389]^2/[.D285]" office:value-type="float" office:value="0.298335228085206" calcext:value-type="float">
            <text:p>0</text:p>
          </table:table-cell>
          <table:table-cell table:style-name="ce3" table:formula="of:=[.E389]^2/[.E285]" office:value-type="float" office:value="0.101871053953453" calcext:value-type="float">
            <text:p>0</text:p>
          </table:table-cell>
          <table:table-cell table:style-name="ce3" table:formula="of:=[.F389]^2/[.F285]" office:value-type="float" office:value="0.570532422300642" calcext:value-type="float">
            <text:p>1</text:p>
          </table:table-cell>
          <table:table-cell table:style-name="ce3" table:formula="of:=[.G389]^2/[.G285]" office:value-type="float" office:value="8.07440437160996" calcext:value-type="float">
            <text:p>8</text:p>
          </table:table-cell>
          <table:table-cell table:style-name="ce3" table:formula="of:=[.H389]^2/[.H285]" office:value-type="float" office:value="1.01497209565025" calcext:value-type="float">
            <text:p>1</text:p>
          </table:table-cell>
          <table:table-cell table:style-name="ce3" table:formula="of:=[.I389]^2/[.I285]" office:value-type="float" office:value="8.00323433160803" calcext:value-type="float">
            <text:p>8</text:p>
          </table:table-cell>
          <table:table-cell table:style-name="ce3" table:formula="of:=[.J389]^2/[.J285]" office:value-type="float" office:value="3.61447924522153" calcext:value-type="float">
            <text:p>4</text:p>
          </table:table-cell>
          <table:table-cell table:style-name="ce3" table:formula="of:=[.K389]^2/[.K285]" office:value-type="float" office:value="16.6530652442748" calcext:value-type="float">
            <text:p>17</text:p>
          </table:table-cell>
          <table:table-cell table:style-name="ce3" table:formula="of:=SUM([.B490:.K490])" office:value-type="float" office:value="45.6572279851792" calcext:value-type="float">
            <text:p>46</text:p>
          </table:table-cell>
          <table:table-cell table:style-name="ce4" table:formula="of:=[.L490]/[.$L$507]" office:value-type="percentage" office:value="0.0167363022642549" calcext:value-type="percentage">
            <text:p>2 %</text:p>
          </table:table-cell>
          <table:table-cell table:number-columns-repeated="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table:formula="of:=[.B390]^2/[.B286]" office:value-type="float" office:value="4.65124588321734" calcext:value-type="float">
            <text:p>5</text:p>
          </table:table-cell>
          <table:table-cell table:style-name="ce3" table:formula="of:=[.C390]^2/[.C286]" office:value-type="float" office:value="0.341045862246674" calcext:value-type="float">
            <text:p>0</text:p>
          </table:table-cell>
          <table:table-cell table:style-name="ce3" table:formula="of:=[.D390]^2/[.D286]" office:value-type="float" office:value="0.155036686709156" calcext:value-type="float">
            <text:p>0</text:p>
          </table:table-cell>
          <table:table-cell table:style-name="ce3" table:formula="of:=[.E390]^2/[.E286]" office:value-type="float" office:value="1.13813696126036" calcext:value-type="float">
            <text:p>1</text:p>
          </table:table-cell>
          <table:table-cell table:style-name="ce3" table:formula="of:=[.F390]^2/[.F286]" office:value-type="float" office:value="2.53121698507152" calcext:value-type="float">
            <text:p>3</text:p>
          </table:table-cell>
          <table:table-cell table:style-name="ce3" table:formula="of:=[.G390]^2/[.G286]" office:value-type="float" office:value="2.2806746781539" calcext:value-type="float">
            <text:p>2</text:p>
          </table:table-cell>
          <table:table-cell table:style-name="ce3" table:formula="of:=[.H390]^2/[.H286]" office:value-type="float" office:value="0.229015885268038" calcext:value-type="float">
            <text:p>0</text:p>
          </table:table-cell>
          <table:table-cell table:style-name="ce3" table:formula="of:=[.I390]^2/[.I286]" office:value-type="float" office:value="0.274416948144532" calcext:value-type="float">
            <text:p>0</text:p>
          </table:table-cell>
          <table:table-cell table:style-name="ce3" table:formula="of:=[.J390]^2/[.J286]" office:value-type="float" office:value="3.88205667158992" calcext:value-type="float">
            <text:p>4</text:p>
          </table:table-cell>
          <table:table-cell table:style-name="ce3" table:formula="of:=[.K390]^2/[.K286]" office:value-type="float" office:value="5.10206863501124" calcext:value-type="float">
            <text:p>5</text:p>
          </table:table-cell>
          <table:table-cell table:style-name="ce3" table:formula="of:=SUM([.B491:.K491])" office:value-type="float" office:value="20.5849151966727" calcext:value-type="float">
            <text:p>21</text:p>
          </table:table-cell>
          <table:table-cell table:style-name="ce4" table:formula="of:=[.L491]/[.$L$507]" office:value-type="percentage" office:value="0.00754569162471714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table:formula="of:=[.B391]^2/[.B287]" office:value-type="float" office:value="11.4657057607734" calcext:value-type="float">
            <text:p>11</text:p>
          </table:table-cell>
          <table:table-cell table:style-name="ce3" table:formula="of:=[.C391]^2/[.C287]" office:value-type="float" office:value="3.66991990819969" calcext:value-type="float">
            <text:p>4</text:p>
          </table:table-cell>
          <table:table-cell table:style-name="ce3" table:formula="of:=[.D391]^2/[.D287]" office:value-type="float" office:value="1.22120727556347" calcext:value-type="float">
            <text:p>1</text:p>
          </table:table-cell>
          <table:table-cell table:style-name="ce3" table:formula="of:=[.E391]^2/[.E287]" office:value-type="float" office:value="0.00407367697919616" calcext:value-type="float">
            <text:p>0</text:p>
          </table:table-cell>
          <table:table-cell table:style-name="ce3" table:formula="of:=[.F391]^2/[.F287]" office:value-type="float" office:value="1.15841570528481" calcext:value-type="float">
            <text:p>1</text:p>
          </table:table-cell>
          <table:table-cell table:style-name="ce3" table:formula="of:=[.G391]^2/[.G287]" office:value-type="float" office:value="18.6164790044289" calcext:value-type="float">
            <text:p>19</text:p>
          </table:table-cell>
          <table:table-cell table:style-name="ce3" table:formula="of:=[.H391]^2/[.H287]" office:value-type="float" office:value="0.85151068266262" calcext:value-type="float">
            <text:p>1</text:p>
          </table:table-cell>
          <table:table-cell table:style-name="ce3" table:formula="of:=[.I391]^2/[.I287]" office:value-type="float" office:value="13.3539419419613" calcext:value-type="float">
            <text:p>13</text:p>
          </table:table-cell>
          <table:table-cell table:style-name="ce3" table:formula="of:=[.J391]^2/[.J287]" office:value-type="float" office:value="29.9964920295527" calcext:value-type="float">
            <text:p>30</text:p>
          </table:table-cell>
          <table:table-cell table:style-name="ce3" table:formula="of:=[.K391]^2/[.K287]" office:value-type="float" office:value="20.3621010447603" calcext:value-type="float">
            <text:p>20</text:p>
          </table:table-cell>
          <table:table-cell table:style-name="ce3" table:formula="of:=SUM([.B492:.K492])" office:value-type="float" office:value="100.699847030166" calcext:value-type="float">
            <text:p>101</text:p>
          </table:table-cell>
          <table:table-cell table:style-name="ce4" table:formula="of:=[.L492]/[.$L$507]" office:value-type="percentage" office:value="0.0369129522801553" calcext:value-type="percentage">
            <text:p>4 %</text:p>
          </table:table-cell>
          <table:table-cell table:number-columns-repeated="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table:formula="of:=[.B392]^2/[.B288]" office:value-type="float" office:value="1.29749344725179" calcext:value-type="float">
            <text:p>1</text:p>
          </table:table-cell>
          <table:table-cell table:style-name="ce3" table:formula="of:=[.C392]^2/[.C288]" office:value-type="float" office:value="0.745228679661418" calcext:value-type="float">
            <text:p>1</text:p>
          </table:table-cell>
          <table:table-cell table:style-name="ce3" table:formula="of:=[.D392]^2/[.D288]" office:value-type="float" office:value="6.17224752564139" calcext:value-type="float">
            <text:p>6</text:p>
          </table:table-cell>
          <table:table-cell table:style-name="ce3" table:formula="of:=[.E392]^2/[.E288]" office:value-type="float" office:value="3.85940459106941" calcext:value-type="float">
            <text:p>4</text:p>
          </table:table-cell>
          <table:table-cell table:style-name="ce3" table:formula="of:=[.F392]^2/[.F288]" office:value-type="float" office:value="0.00765203790275364" calcext:value-type="float">
            <text:p>0</text:p>
          </table:table-cell>
          <table:table-cell table:style-name="ce3" table:formula="of:=[.G392]^2/[.G288]" office:value-type="float" office:value="4.56364283273917" calcext:value-type="float">
            <text:p>5</text:p>
          </table:table-cell>
          <table:table-cell table:style-name="ce3" table:formula="of:=[.H392]^2/[.H288]" office:value-type="float" office:value="0.490267413452749" calcext:value-type="float">
            <text:p>0</text:p>
          </table:table-cell>
          <table:table-cell table:style-name="ce3" table:formula="of:=[.I392]^2/[.I288]" office:value-type="float" office:value="9.25106210107428" calcext:value-type="float">
            <text:p>9</text:p>
          </table:table-cell>
          <table:table-cell table:style-name="ce3" table:formula="of:=[.J392]^2/[.J288]" office:value-type="float" office:value="1.22324187472725" calcext:value-type="float">
            <text:p>1</text:p>
          </table:table-cell>
          <table:table-cell table:style-name="ce3" table:formula="of:=[.K392]^2/[.K288]" office:value-type="float" office:value="0.836928035715633" calcext:value-type="float">
            <text:p>1</text:p>
          </table:table-cell>
          <table:table-cell table:style-name="ce3" table:formula="of:=SUM([.B493:.K493])" office:value-type="float" office:value="28.4471685392359" calcext:value-type="float">
            <text:p>28</text:p>
          </table:table-cell>
          <table:table-cell table:style-name="ce4" table:formula="of:=[.L493]/[.$L$507]" office:value-type="percentage" office:value="0.0104277117171765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table:formula="of:=[.B393]^2/[.B289]" office:value-type="float" office:value="0.720300895077992" calcext:value-type="float">
            <text:p>1</text:p>
          </table:table-cell>
          <table:table-cell table:style-name="ce3" table:formula="of:=[.C393]^2/[.C289]" office:value-type="float" office:value="0.200982558317668" calcext:value-type="float">
            <text:p>0</text:p>
          </table:table-cell>
          <table:table-cell table:style-name="ce3" table:formula="of:=[.D393]^2/[.D289]" office:value-type="float" office:value="0.153113683759837" calcext:value-type="float">
            <text:p>0</text:p>
          </table:table-cell>
          <table:table-cell table:style-name="ce3" table:formula="of:=[.E393]^2/[.E289]" office:value-type="float" office:value="0.416135765455772" calcext:value-type="float">
            <text:p>0</text:p>
          </table:table-cell>
          <table:table-cell table:style-name="ce3" table:formula="of:=[.F393]^2/[.F289]" office:value-type="float" office:value="0.0668815008620867" calcext:value-type="float">
            <text:p>0</text:p>
          </table:table-cell>
          <table:table-cell table:style-name="ce3" table:formula="of:=[.G393]^2/[.G289]" office:value-type="float" office:value="1.22172211103407" calcext:value-type="float">
            <text:p>1</text:p>
          </table:table-cell>
          <table:table-cell table:style-name="ce3" table:formula="of:=[.H393]^2/[.H289]" office:value-type="float" office:value="0.420580461561315" calcext:value-type="float">
            <text:p>0</text:p>
          </table:table-cell>
          <table:table-cell table:style-name="ce3" table:formula="of:=[.I393]^2/[.I289]" office:value-type="float" office:value="0.057828113738034" calcext:value-type="float">
            <text:p>0</text:p>
          </table:table-cell>
          <table:table-cell table:style-name="ce3" table:formula="of:=[.J393]^2/[.J289]" office:value-type="float" office:value="6.38050075990617" calcext:value-type="float">
            <text:p>6</text:p>
          </table:table-cell>
          <table:table-cell table:style-name="ce3" table:formula="of:=[.K393]^2/[.K289]" office:value-type="float" office:value="3.48135831307087" calcext:value-type="float">
            <text:p>3</text:p>
          </table:table-cell>
          <table:table-cell table:style-name="ce3" table:formula="of:=SUM([.B494:.K494])" office:value-type="float" office:value="13.1194041627838" calcext:value-type="float">
            <text:p>13</text:p>
          </table:table-cell>
          <table:table-cell table:style-name="ce4" table:formula="of:=[.L494]/[.$L$507]" office:value-type="percentage" office:value="0.00480910303329296" calcext:value-type="percentage">
            <text:p>0 %</text:p>
          </table:table-cell>
          <table:table-cell table:number-columns-repeated="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table:formula="of:=[.B394]^2/[.B290]" office:value-type="float" office:value="0.264898560467704" calcext:value-type="float">
            <text:p>0</text:p>
          </table:table-cell>
          <table:table-cell table:style-name="ce3" table:formula="of:=[.C394]^2/[.C290]" office:value-type="float" office:value="0.000612805207001436" calcext:value-type="float">
            <text:p>0</text:p>
          </table:table-cell>
          <table:table-cell table:style-name="ce3" table:formula="of:=[.D394]^2/[.D290]" office:value-type="float" office:value="1.49170069307662" calcext:value-type="float">
            <text:p>1</text:p>
          </table:table-cell>
          <table:table-cell table:style-name="ce3" table:formula="of:=[.E394]^2/[.E290]" office:value-type="float" office:value="10.4254000611436" calcext:value-type="float">
            <text:p>10</text:p>
          </table:table-cell>
          <table:table-cell table:style-name="ce3" table:formula="of:=[.F394]^2/[.F290]" office:value-type="float" office:value="3.76806311421004" calcext:value-type="float">
            <text:p>4</text:p>
          </table:table-cell>
          <table:table-cell table:style-name="ce3" table:formula="of:=[.G394]^2/[.G290]" office:value-type="float" office:value="4.79775770940678" calcext:value-type="float">
            <text:p>5</text:p>
          </table:table-cell>
          <table:table-cell table:style-name="ce3" table:formula="of:=[.H394]^2/[.H290]" office:value-type="float" office:value="0.03316176935237" calcext:value-type="float">
            <text:p>0</text:p>
          </table:table-cell>
          <table:table-cell table:style-name="ce3" table:formula="of:=[.I394]^2/[.I290]" office:value-type="float" office:value="3.81695558108952" calcext:value-type="float">
            <text:p>4</text:p>
          </table:table-cell>
          <table:table-cell table:style-name="ce3" table:formula="of:=[.J394]^2/[.J290]" office:value-type="float" office:value="4.72167144188252" calcext:value-type="float">
            <text:p>5</text:p>
          </table:table-cell>
          <table:table-cell table:style-name="ce3" table:formula="of:=[.K394]^2/[.K290]" office:value-type="float" office:value="22.1261582591898" calcext:value-type="float">
            <text:p>22</text:p>
          </table:table-cell>
          <table:table-cell table:style-name="ce3" table:formula="of:=SUM([.B495:.K495])" office:value-type="float" office:value="51.446379995026" calcext:value-type="float">
            <text:p>51</text:p>
          </table:table-cell>
          <table:table-cell table:style-name="ce4" table:formula="of:=[.L495]/[.$L$507]" office:value-type="percentage" office:value="0.0188583977607656" calcext:value-type="percentage">
            <text:p>2 %</text:p>
          </table:table-cell>
          <table:table-cell table:number-columns-repeated="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table:formula="of:=[.B395]^2/[.B291]" office:value-type="float" office:value="8.03088751686133" calcext:value-type="float">
            <text:p>8</text:p>
          </table:table-cell>
          <table:table-cell table:style-name="ce3" table:formula="of:=[.C395]^2/[.C291]" office:value-type="float" office:value="0.0144813912868078" calcext:value-type="float">
            <text:p>0</text:p>
          </table:table-cell>
          <table:table-cell table:style-name="ce3" table:formula="of:=[.D395]^2/[.D291]" office:value-type="float" office:value="3.08456927771538" calcext:value-type="float">
            <text:p>3</text:p>
          </table:table-cell>
          <table:table-cell table:style-name="ce3" table:formula="of:=[.E395]^2/[.E291]" office:value-type="float" office:value="2.69046259946879" calcext:value-type="float">
            <text:p>3</text:p>
          </table:table-cell>
          <table:table-cell table:style-name="ce3" table:formula="of:=[.F395]^2/[.F291]" office:value-type="float" office:value="1.93812926316259" calcext:value-type="float">
            <text:p>2</text:p>
          </table:table-cell>
          <table:table-cell table:style-name="ce3" table:formula="of:=[.G395]^2/[.G291]" office:value-type="float" office:value="16.2233122593355" calcext:value-type="float">
            <text:p>16</text:p>
          </table:table-cell>
          <table:table-cell table:style-name="ce3" table:formula="of:=[.H395]^2/[.H291]" office:value-type="float" office:value="0.159665135094302" calcext:value-type="float">
            <text:p>0</text:p>
          </table:table-cell>
          <table:table-cell table:style-name="ce3" table:formula="of:=[.I395]^2/[.I291]" office:value-type="float" office:value="3.21544199401055" calcext:value-type="float">
            <text:p>3</text:p>
          </table:table-cell>
          <table:table-cell table:style-name="ce3" table:formula="of:=[.J395]^2/[.J291]" office:value-type="float" office:value="2.36022725914676" calcext:value-type="float">
            <text:p>2</text:p>
          </table:table-cell>
          <table:table-cell table:style-name="ce3" table:formula="of:=[.K395]^2/[.K291]" office:value-type="float" office:value="2.11126551698683" calcext:value-type="float">
            <text:p>2</text:p>
          </table:table-cell>
          <table:table-cell table:style-name="ce3" table:formula="of:=SUM([.B496:.K496])" office:value-type="float" office:value="39.8284422130689" calcext:value-type="float">
            <text:p>40</text:p>
          </table:table-cell>
          <table:table-cell table:style-name="ce4" table:formula="of:=[.L496]/[.$L$507]" office:value-type="percentage" office:value="0.0145996784519793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table:formula="of:=[.B396]^2/[.B292]" office:value-type="float" office:value="4.71846572200857" calcext:value-type="float">
            <text:p>5</text:p>
          </table:table-cell>
          <table:table-cell table:style-name="ce3" table:formula="of:=[.C396]^2/[.C292]" office:value-type="float" office:value="0.645863414993235" calcext:value-type="float">
            <text:p>1</text:p>
          </table:table-cell>
          <table:table-cell table:style-name="ce3" table:formula="of:=[.D396]^2/[.D292]" office:value-type="float" office:value="0.542247318920861" calcext:value-type="float">
            <text:p>1</text:p>
          </table:table-cell>
          <table:table-cell table:style-name="ce3" table:formula="of:=[.E396]^2/[.E292]" office:value-type="float" office:value="3.94738341779375" calcext:value-type="float">
            <text:p>4</text:p>
          </table:table-cell>
          <table:table-cell table:style-name="ce3" table:formula="of:=[.F396]^2/[.F292]" office:value-type="float" office:value="4.56177066751347" calcext:value-type="float">
            <text:p>5</text:p>
          </table:table-cell>
          <table:table-cell table:style-name="ce3" table:formula="of:=[.G396]^2/[.G292]" office:value-type="float" office:value="0.700322412569728" calcext:value-type="float">
            <text:p>1</text:p>
          </table:table-cell>
          <table:table-cell table:style-name="ce3" table:formula="of:=[.H396]^2/[.H292]" office:value-type="float" office:value="0.496744629332124" calcext:value-type="float">
            <text:p>0</text:p>
          </table:table-cell>
          <table:table-cell table:style-name="ce3" table:formula="of:=[.I396]^2/[.I292]" office:value-type="float" office:value="11.1752754056565" calcext:value-type="float">
            <text:p>11</text:p>
          </table:table-cell>
          <table:table-cell table:style-name="ce3" table:formula="of:=[.J396]^2/[.J292]" office:value-type="float" office:value="0.0292725556613235" calcext:value-type="float">
            <text:p>0</text:p>
          </table:table-cell>
          <table:table-cell table:style-name="ce3" table:formula="of:=[.K396]^2/[.K292]" office:value-type="float" office:value="0.44521313447639" calcext:value-type="float">
            <text:p>0</text:p>
          </table:table-cell>
          <table:table-cell table:style-name="ce3" table:formula="of:=SUM([.B497:.K497])" office:value-type="float" office:value="27.2625586789259" calcext:value-type="float">
            <text:p>27</text:p>
          </table:table-cell>
          <table:table-cell table:style-name="ce4" table:formula="of:=[.L497]/[.$L$507]" office:value-type="percentage" office:value="0.00999347622890292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table:formula="of:=[.B397]^2/[.B293]" office:value-type="float" office:value="0.459556137703752" calcext:value-type="float">
            <text:p>0</text:p>
          </table:table-cell>
          <table:table-cell table:style-name="ce3" table:formula="of:=[.C397]^2/[.C293]" office:value-type="float" office:value="0.146948620725659" calcext:value-type="float">
            <text:p>0</text:p>
          </table:table-cell>
          <table:table-cell table:style-name="ce3" table:formula="of:=[.D397]^2/[.D293]" office:value-type="float" office:value="4.49699933695599" calcext:value-type="float">
            <text:p>4</text:p>
          </table:table-cell>
          <table:table-cell table:style-name="ce3" table:formula="of:=[.E397]^2/[.E293]" office:value-type="float" office:value="0.495750858458004" calcext:value-type="float">
            <text:p>0</text:p>
          </table:table-cell>
          <table:table-cell table:style-name="ce3" table:formula="of:=[.F397]^2/[.F293]" office:value-type="float" office:value="1.53026163815787" calcext:value-type="float">
            <text:p>2</text:p>
          </table:table-cell>
          <table:table-cell table:style-name="ce3" table:formula="of:=[.G397]^2/[.G293]" office:value-type="float" office:value="3.11680501026317" calcext:value-type="float">
            <text:p>3</text:p>
          </table:table-cell>
          <table:table-cell table:style-name="ce3" table:formula="of:=[.H397]^2/[.H293]" office:value-type="float" office:value="0.0041178411103144" calcext:value-type="float">
            <text:p>0</text:p>
          </table:table-cell>
          <table:table-cell table:style-name="ce3" table:formula="of:=[.I397]^2/[.I293]" office:value-type="float" office:value="0.0415680643701538" calcext:value-type="float">
            <text:p>0</text:p>
          </table:table-cell>
          <table:table-cell table:style-name="ce3" table:formula="of:=[.J397]^2/[.J293]" office:value-type="float" office:value="2.64302330256374" calcext:value-type="float">
            <text:p>3</text:p>
          </table:table-cell>
          <table:table-cell table:style-name="ce3" table:formula="of:=[.K397]^2/[.K293]" office:value-type="float" office:value="0.16970456455625" calcext:value-type="float">
            <text:p>0</text:p>
          </table:table-cell>
          <table:table-cell table:style-name="ce3" table:formula="of:=SUM([.B498:.K498])" office:value-type="float" office:value="13.1047353748649" calcext:value-type="float">
            <text:p>13</text:p>
          </table:table-cell>
          <table:table-cell table:style-name="ce4" table:formula="of:=[.L498]/[.$L$507]" office:value-type="percentage" office:value="0.00480372598174395" calcext:value-type="percentage">
            <text:p>0 %</text:p>
          </table:table-cell>
          <table:table-cell table:number-columns-repeated="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table:formula="of:=[.B398]^2/[.B294]" office:value-type="float" office:value="1.66246210924828" calcext:value-type="float">
            <text:p>2</text:p>
          </table:table-cell>
          <table:table-cell table:style-name="ce3" table:formula="of:=[.C398]^2/[.C294]" office:value-type="float" office:value="7.85600214216654" calcext:value-type="float">
            <text:p>8</text:p>
          </table:table-cell>
          <table:table-cell table:style-name="ce3" table:formula="of:=[.D398]^2/[.D294]" office:value-type="float" office:value="7.47923860112447" calcext:value-type="float">
            <text:p>7</text:p>
          </table:table-cell>
          <table:table-cell table:style-name="ce3" table:formula="of:=[.E398]^2/[.E294]" office:value-type="float" office:value="16.1518557232476" calcext:value-type="float">
            <text:p>16</text:p>
          </table:table-cell>
          <table:table-cell table:style-name="ce3" table:formula="of:=[.F398]^2/[.F294]" office:value-type="float" office:value="0.0295079133644131" calcext:value-type="float">
            <text:p>0</text:p>
          </table:table-cell>
          <table:table-cell table:style-name="ce3" table:formula="of:=[.G398]^2/[.G294]" office:value-type="float" office:value="5.35840925268815" calcext:value-type="float">
            <text:p>5</text:p>
          </table:table-cell>
          <table:table-cell table:style-name="ce3" table:formula="of:=[.H398]^2/[.H294]" office:value-type="float" office:value="0.0297784354717899" calcext:value-type="float">
            <text:p>0</text:p>
          </table:table-cell>
          <table:table-cell table:style-name="ce3" table:formula="of:=[.I398]^2/[.I294]" office:value-type="float" office:value="4.51561888944374" calcext:value-type="float">
            <text:p>5</text:p>
          </table:table-cell>
          <table:table-cell table:style-name="ce3" table:formula="of:=[.J398]^2/[.J294]" office:value-type="float" office:value="5.71935395774297" calcext:value-type="float">
            <text:p>6</text:p>
          </table:table-cell>
          <table:table-cell table:style-name="ce3" table:formula="of:=[.K398]^2/[.K294]" office:value-type="float" office:value="5.89101768558779" calcext:value-type="float">
            <text:p>6</text:p>
          </table:table-cell>
          <table:table-cell table:style-name="ce3" table:formula="of:=SUM([.B499:.K499])" office:value-type="float" office:value="54.6932447100858" calcext:value-type="float">
            <text:p>55</text:p>
          </table:table-cell>
          <table:table-cell table:style-name="ce4" table:formula="of:=[.L499]/[.$L$507]" office:value-type="percentage" office:value="0.0200485819151787" calcext:value-type="percentage">
            <text:p>2 %</text:p>
          </table:table-cell>
          <table:table-cell table:number-columns-repeated="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table:formula="of:=[.B399]^2/[.B295]" office:value-type="float" office:value="0.166054433411181" calcext:value-type="float">
            <text:p>0</text:p>
          </table:table-cell>
          <table:table-cell table:style-name="ce3" table:formula="of:=[.C399]^2/[.C295]" office:value-type="float" office:value="0.431665053847461" calcext:value-type="float">
            <text:p>0</text:p>
          </table:table-cell>
          <table:table-cell table:style-name="ce3" table:formula="of:=[.D399]^2/[.D295]" office:value-type="float" office:value="10.4080792288056" calcext:value-type="float">
            <text:p>10</text:p>
          </table:table-cell>
          <table:table-cell table:style-name="ce3" table:formula="of:=[.E399]^2/[.E295]" office:value-type="float" office:value="7.15562235831077" calcext:value-type="float">
            <text:p>7</text:p>
          </table:table-cell>
          <table:table-cell table:style-name="ce3" table:formula="of:=[.F399]^2/[.F295]" office:value-type="float" office:value="0.0871959812266156" calcext:value-type="float">
            <text:p>0</text:p>
          </table:table-cell>
          <table:table-cell table:style-name="ce3" table:formula="of:=[.G399]^2/[.G295]" office:value-type="float" office:value="2.42671681154155" calcext:value-type="float">
            <text:p>2</text:p>
          </table:table-cell>
          <table:table-cell table:style-name="ce3" table:formula="of:=[.H399]^2/[.H295]" office:value-type="float" office:value="0.0445749752621353" calcext:value-type="float">
            <text:p>0</text:p>
          </table:table-cell>
          <table:table-cell table:style-name="ce3" table:formula="of:=[.I399]^2/[.I295]" office:value-type="float" office:value="3.3494817898093" calcext:value-type="float">
            <text:p>3</text:p>
          </table:table-cell>
          <table:table-cell table:style-name="ce3" table:formula="of:=[.J399]^2/[.J295]" office:value-type="float" office:value="1.28683955063645" calcext:value-type="float">
            <text:p>1</text:p>
          </table:table-cell>
          <table:table-cell table:style-name="ce3" table:formula="of:=[.K399]^2/[.K295]" office:value-type="float" office:value="1.21035438173161" calcext:value-type="float">
            <text:p>1</text:p>
          </table:table-cell>
          <table:table-cell table:style-name="ce3" table:formula="of:=SUM([.B500:.K500])" office:value-type="float" office:value="26.5665845645827" calcext:value-type="float">
            <text:p>27</text:p>
          </table:table-cell>
          <table:table-cell table:style-name="ce4" table:formula="of:=[.L500]/[.$L$507]" office:value-type="percentage" office:value="0.00973835707998028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table:formula="of:=[.B400]^2/[.B296]" office:value-type="float" office:value="15.7937042158898" calcext:value-type="float">
            <text:p>16</text:p>
          </table:table-cell>
          <table:table-cell table:style-name="ce3" table:formula="of:=[.C400]^2/[.C296]" office:value-type="float" office:value="7.58737225845378" calcext:value-type="float">
            <text:p>8</text:p>
          </table:table-cell>
          <table:table-cell table:style-name="ce3" table:formula="of:=[.D400]^2/[.D296]" office:value-type="float" office:value="8.43115626786907" calcext:value-type="float">
            <text:p>8</text:p>
          </table:table-cell>
          <table:table-cell table:style-name="ce3" table:formula="of:=[.E400]^2/[.E296]" office:value-type="float" office:value="1.51619981178505" calcext:value-type="float">
            <text:p>2</text:p>
          </table:table-cell>
          <table:table-cell table:style-name="ce3" table:formula="of:=[.F400]^2/[.F296]" office:value-type="float" office:value="0.899680391676716" calcext:value-type="float">
            <text:p>1</text:p>
          </table:table-cell>
          <table:table-cell table:style-name="ce3" table:formula="of:=[.G400]^2/[.G296]" office:value-type="float" office:value="23.6133596910881" calcext:value-type="float">
            <text:p>24</text:p>
          </table:table-cell>
          <table:table-cell table:style-name="ce3" table:formula="of:=[.H400]^2/[.H296]" office:value-type="float" office:value="1.15936763424505" calcext:value-type="float">
            <text:p>1</text:p>
          </table:table-cell>
          <table:table-cell table:style-name="ce3" table:formula="of:=[.I400]^2/[.I296]" office:value-type="float" office:value="40.237596610153" calcext:value-type="float">
            <text:p>40</text:p>
          </table:table-cell>
          <table:table-cell table:style-name="ce3" table:formula="of:=[.J400]^2/[.J296]" office:value-type="float" office:value="79.3250803844267" calcext:value-type="float">
            <text:p>79</text:p>
          </table:table-cell>
          <table:table-cell table:style-name="ce3" table:formula="of:=[.K400]^2/[.K296]" office:value-type="float" office:value="28.0435741974791" calcext:value-type="float">
            <text:p>28</text:p>
          </table:table-cell>
          <table:table-cell table:style-name="ce3" table:formula="of:=SUM([.B501:.K501])" office:value-type="float" office:value="206.607091463066" calcext:value-type="float">
            <text:p>207</text:p>
          </table:table-cell>
          <table:table-cell table:style-name="ce4" table:formula="of:=[.L501]/[.$L$507]" office:value-type="percentage" office:value="0.0757347496827201" calcext:value-type="percentage">
            <text:p>8 %</text:p>
          </table:table-cell>
          <table:table-cell table:number-columns-repeated="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3" table:formula="of:=[.B401]^2/[.B297]" office:value-type="float" office:value="11.5261229063452" calcext:value-type="float">
            <text:p>12</text:p>
          </table:table-cell>
          <table:table-cell table:style-name="ce3" table:formula="of:=[.C401]^2/[.C297]" office:value-type="float" office:value="0.0611399697335053" calcext:value-type="float">
            <text:p>0</text:p>
          </table:table-cell>
          <table:table-cell table:style-name="ce3" table:formula="of:=[.D401]^2/[.D297]" office:value-type="float" office:value="6.38419795249389" calcext:value-type="float">
            <text:p>6</text:p>
          </table:table-cell>
          <table:table-cell table:style-name="ce3" table:formula="of:=[.E401]^2/[.E297]" office:value-type="float" office:value="0.220602959016534" calcext:value-type="float">
            <text:p>0</text:p>
          </table:table-cell>
          <table:table-cell table:style-name="ce3" table:formula="of:=[.F401]^2/[.F297]" office:value-type="float" office:value="0.835126170087614" calcext:value-type="float">
            <text:p>1</text:p>
          </table:table-cell>
          <table:table-cell table:style-name="ce3" table:formula="of:=[.G401]^2/[.G297]" office:value-type="float" office:value="3.84354543980488" calcext:value-type="float">
            <text:p>4</text:p>
          </table:table-cell>
          <table:table-cell table:style-name="ce3" table:formula="of:=[.H401]^2/[.H297]" office:value-type="float" office:value="7.27998025845004" calcext:value-type="float">
            <text:p>7</text:p>
          </table:table-cell>
          <table:table-cell table:style-name="ce3" table:formula="of:=[.I401]^2/[.I297]" office:value-type="float" office:value="1.08352716440036" calcext:value-type="float">
            <text:p>1</text:p>
          </table:table-cell>
          <table:table-cell table:style-name="ce3" table:formula="of:=[.J401]^2/[.J297]" office:value-type="float" office:value="3.69633022390015" calcext:value-type="float">
            <text:p>4</text:p>
          </table:table-cell>
          <table:table-cell table:style-name="ce3" table:formula="of:=[.K401]^2/[.K297]" office:value-type="float" office:value="3.26339291006593" calcext:value-type="float">
            <text:p>3</text:p>
          </table:table-cell>
          <table:table-cell table:style-name="ce3" table:formula="of:=SUM([.B502:.K502])" office:value-type="float" office:value="38.1939659542981" calcext:value-type="float">
            <text:p>38</text:p>
          </table:table-cell>
          <table:table-cell table:style-name="ce4" table:formula="of:=[.L502]/[.$L$507]" office:value-type="percentage" office:value="0.0140005380766719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3" table:formula="of:=[.B402]^2/[.B298]" office:value-type="float" office:value="1.6871158934178" calcext:value-type="float">
            <text:p>2</text:p>
          </table:table-cell>
          <table:table-cell table:style-name="ce3" table:formula="of:=[.C402]^2/[.C298]" office:value-type="float" office:value="0.291619265083569" calcext:value-type="float">
            <text:p>0</text:p>
          </table:table-cell>
          <table:table-cell table:style-name="ce3" table:formula="of:=[.D402]^2/[.D298]" office:value-type="float" office:value="0.735016513816561" calcext:value-type="float">
            <text:p>1</text:p>
          </table:table-cell>
          <table:table-cell table:style-name="ce3" table:formula="of:=[.E402]^2/[.E298]" office:value-type="float" office:value="0.0324429314230791" calcext:value-type="float">
            <text:p>0</text:p>
          </table:table-cell>
          <table:table-cell table:style-name="ce3" table:formula="of:=[.F402]^2/[.F298]" office:value-type="float" office:value="0.40885439830234" calcext:value-type="float">
            <text:p>0</text:p>
          </table:table-cell>
          <table:table-cell table:style-name="ce3" table:formula="of:=[.G402]^2/[.G298]" office:value-type="float" office:value="0.0053941174921267" calcext:value-type="float">
            <text:p>0</text:p>
          </table:table-cell>
          <table:table-cell table:style-name="ce3" table:formula="of:=[.H402]^2/[.H298]" office:value-type="float" office:value="2.94777611061951" calcext:value-type="float">
            <text:p>3</text:p>
          </table:table-cell>
          <table:table-cell table:style-name="ce3" table:formula="of:=[.I402]^2/[.I298]" office:value-type="float" office:value="0.0466700252844395" calcext:value-type="float">
            <text:p>0</text:p>
          </table:table-cell>
          <table:table-cell table:style-name="ce3" table:formula="of:=[.J402]^2/[.J298]" office:value-type="float" office:value="0.00655635012822235" calcext:value-type="float">
            <text:p>0</text:p>
          </table:table-cell>
          <table:table-cell table:style-name="ce3" table:formula="of:=[.K402]^2/[.K298]" office:value-type="float" office:value="0.772980133013473" calcext:value-type="float">
            <text:p>1</text:p>
          </table:table-cell>
          <table:table-cell table:style-name="ce3" table:formula="of:=SUM([.B503:.K503])" office:value-type="float" office:value="6.93442573858112" calcext:value-type="float">
            <text:p>7</text:p>
          </table:table-cell>
          <table:table-cell table:style-name="ce4" table:formula="of:=[.L503]/[.$L$507]" office:value-type="percentage" office:value="0.00254191176975518" calcext:value-type="percentage">
            <text:p>0 %</text:p>
          </table:table-cell>
          <table:table-cell table:number-columns-repeated="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3" table:formula="of:=[.B403]^2/[.B299]" office:value-type="float" office:value="0.776574972926709" calcext:value-type="float">
            <text:p>1</text:p>
          </table:table-cell>
          <table:table-cell table:style-name="ce3" table:formula="of:=[.C403]^2/[.C299]" office:value-type="float" office:value="0.157579260514067" calcext:value-type="float">
            <text:p>0</text:p>
          </table:table-cell>
          <table:table-cell table:style-name="ce3" table:formula="of:=[.D403]^2/[.D299]" office:value-type="float" office:value="0.00749336082035875" calcext:value-type="float">
            <text:p>0</text:p>
          </table:table-cell>
          <table:table-cell table:style-name="ce3" table:formula="of:=[.E403]^2/[.E299]" office:value-type="float" office:value="2.80560111494805" calcext:value-type="float">
            <text:p>3</text:p>
          </table:table-cell>
          <table:table-cell table:style-name="ce3" table:formula="of:=[.F403]^2/[.F299]" office:value-type="float" office:value="6.0215479026471" calcext:value-type="float">
            <text:p>6</text:p>
          </table:table-cell>
          <table:table-cell table:style-name="ce3" table:formula="of:=[.G403]^2/[.G299]" office:value-type="float" office:value="3.38645350750394" calcext:value-type="float">
            <text:p>3</text:p>
          </table:table-cell>
          <table:table-cell table:style-name="ce3" table:formula="of:=[.H403]^2/[.H299]" office:value-type="float" office:value="1.0324702219723" calcext:value-type="float">
            <text:p>1</text:p>
          </table:table-cell>
          <table:table-cell table:style-name="ce3" table:formula="of:=[.I403]^2/[.I299]" office:value-type="float" office:value="1.21332674134578" calcext:value-type="float">
            <text:p>1</text:p>
          </table:table-cell>
          <table:table-cell table:style-name="ce3" table:formula="of:=[.J403]^2/[.J299]" office:value-type="float" office:value="1.12742143873155" calcext:value-type="float">
            <text:p>1</text:p>
          </table:table-cell>
          <table:table-cell table:style-name="ce3" table:formula="of:=[.K403]^2/[.K299]" office:value-type="float" office:value="0.103748929840298" calcext:value-type="float">
            <text:p>0</text:p>
          </table:table-cell>
          <table:table-cell table:style-name="ce3" table:formula="of:=SUM([.B504:.K504])" office:value-type="float" office:value="16.6322174512502" calcext:value-type="float">
            <text:p>17</text:p>
          </table:table-cell>
          <table:table-cell table:style-name="ce4" table:formula="of:=[.L504]/[.$L$507]" office:value-type="percentage" office:value="0.00609677439636275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3" table:formula="of:=[.B404]^2/[.B300]" office:value-type="float" office:value="0.766251420318048" calcext:value-type="float">
            <text:p>1</text:p>
          </table:table-cell>
          <table:table-cell table:style-name="ce3" table:formula="of:=[.C404]^2/[.C300]" office:value-type="float" office:value="2.98913565060035" calcext:value-type="float">
            <text:p>3</text:p>
          </table:table-cell>
          <table:table-cell table:style-name="ce3" table:formula="of:=[.D404]^2/[.D300]" office:value-type="float" office:value="2.59105603106795" calcext:value-type="float">
            <text:p>3</text:p>
          </table:table-cell>
          <table:table-cell table:style-name="ce3" table:formula="of:=[.E404]^2/[.E300]" office:value-type="float" office:value="0.0000128375307099422" calcext:value-type="float">
            <text:p>0</text:p>
          </table:table-cell>
          <table:table-cell table:style-name="ce3" table:formula="of:=[.F404]^2/[.F300]" office:value-type="float" office:value="5.68711240119655" calcext:value-type="float">
            <text:p>6</text:p>
          </table:table-cell>
          <table:table-cell table:style-name="ce3" table:formula="of:=[.G404]^2/[.G300]" office:value-type="float" office:value="15.8438864772348" calcext:value-type="float">
            <text:p>16</text:p>
          </table:table-cell>
          <table:table-cell table:style-name="ce3" table:formula="of:=[.H404]^2/[.H300]" office:value-type="float" office:value="2.43587301434533" calcext:value-type="float">
            <text:p>2</text:p>
          </table:table-cell>
          <table:table-cell table:style-name="ce3" table:formula="of:=[.I404]^2/[.I300]" office:value-type="float" office:value="5.00047851367953" calcext:value-type="float">
            <text:p>5</text:p>
          </table:table-cell>
          <table:table-cell table:style-name="ce3" table:formula="of:=[.J404]^2/[.J300]" office:value-type="float" office:value="26.1884735426829" calcext:value-type="float">
            <text:p>26</text:p>
          </table:table-cell>
          <table:table-cell table:style-name="ce3" table:formula="of:=[.K404]^2/[.K300]" office:value-type="float" office:value="11.6256591173625" calcext:value-type="float">
            <text:p>12</text:p>
          </table:table-cell>
          <table:table-cell table:style-name="ce3" table:formula="of:=SUM([.B505:.K505])" office:value-type="float" office:value="73.1279390060186" calcext:value-type="float">
            <text:p>73</text:p>
          </table:table-cell>
          <table:table-cell table:style-name="ce4" table:formula="of:=[.L505]/[.$L$507]" office:value-type="percentage" office:value="0.0268060796762346" calcext:value-type="percentage">
            <text:p>3 %</text:p>
          </table:table-cell>
          <table:table-cell table:number-columns-repeated="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table:formula="of:=[.B405]^2/[.B301]" office:value-type="float" office:value="0.0612643851371089" calcext:value-type="float">
            <text:p>0</text:p>
          </table:table-cell>
          <table:table-cell table:style-name="ce3" table:formula="of:=[.C405]^2/[.C301]" office:value-type="float" office:value="1.84465049934119" calcext:value-type="float">
            <text:p>2</text:p>
          </table:table-cell>
          <table:table-cell table:style-name="ce3" table:formula="of:=[.D405]^2/[.D301]" office:value-type="float" office:value="0.239722696761127" calcext:value-type="float">
            <text:p>0</text:p>
          </table:table-cell>
          <table:table-cell table:style-name="ce3" table:formula="of:=[.E405]^2/[.E301]" office:value-type="float" office:value="2.10730545497132" calcext:value-type="float">
            <text:p>2</text:p>
          </table:table-cell>
          <table:table-cell table:style-name="ce3" table:formula="of:=[.F405]^2/[.F301]" office:value-type="float" office:value="1.55976214267565" calcext:value-type="float">
            <text:p>2</text:p>
          </table:table-cell>
          <table:table-cell table:style-name="ce3" table:formula="of:=[.G405]^2/[.G301]" office:value-type="float" office:value="3.85020239668274" calcext:value-type="float">
            <text:p>4</text:p>
          </table:table-cell>
          <table:table-cell table:style-name="ce3" table:formula="of:=[.H405]^2/[.H301]" office:value-type="float" office:value="1.56642166857712" calcext:value-type="float">
            <text:p>2</text:p>
          </table:table-cell>
          <table:table-cell table:style-name="ce3" table:formula="of:=[.I405]^2/[.I301]" office:value-type="float" office:value="1.03775974055144" calcext:value-type="float">
            <text:p>1</text:p>
          </table:table-cell>
          <table:table-cell table:style-name="ce3" table:formula="of:=[.J405]^2/[.J301]" office:value-type="float" office:value="6.11619221420434" calcext:value-type="float">
            <text:p>6</text:p>
          </table:table-cell>
          <table:table-cell table:style-name="ce3" table:formula="of:=[.K405]^2/[.K301]" office:value-type="float" office:value="7.12166245749784" calcext:value-type="float">
            <text:p>7</text:p>
          </table:table-cell>
          <table:table-cell table:style-name="ce3" table:formula="of:=SUM([.B506:.K506])" office:value-type="float" office:value="25.5049436563999" calcext:value-type="float">
            <text:p>26</text:p>
          </table:table-cell>
          <table:table-cell table:style-name="ce4" table:formula="of:=[.L506]/[.$L$507]" office:value-type="percentage" office:value="0.00934919759922483" calcext:value-type="percentage">
            <text:p>1 %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number-columns-repeated="10"/>
          <table:table-cell table:style-name="ce3" table:formula="of:=SUM([.L410:.L506])" office:value-type="float" office:value="2728.03557585675" calcext:value-type="float">
            <text:p>2728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</table:table>
      <table:table table:name="Feuille4" table:style-name="ta1">
        <table:table-column table:style-name="co15" table:number-columns-repeated="3" table:default-cell-style-name="Default"/>
        <table:table-row table:style-name="ro1">
          <table:table-cell/>
          <table:table-cell office:value-type="string" calcext:value-type="string">
            <text:p>gr1</text:p>
          </table:table-cell>
          <table:table-cell office:value-type="string" calcext:value-type="string">
            <text:p>gr2</text:p>
          </table:table-cell>
        </table:table-row>
        <table:table-row table:style-name="ro1">
          <table:table-cell office:value-type="string" calcext:value-type="string">
            <text:p>univarié</text:p>
          </table:table-cell>
          <table:table-cell office:value-type="string" calcext:value-type="string">
            <text:p>nb de logements</text:p>
          </table:table-cell>
          <table:table-cell office:value-type="string" calcext:value-type="string">
            <text:p>nb d’individus</text:p>
          </table:table-cell>
        </table:table-row>
        <table:table-row table:style-name="ro1">
          <table:table-cell office:value-type="string" calcext:value-type="string">
            <text:p>khi2</text:p>
          </table:table-cell>
          <table:table-cell office:value-type="string" calcext:value-type="string">
            <text:p>ancienneté des logements par iris</text:p>
          </table:table-cell>
          <table:table-cell office:value-type="string" calcext:value-type="string">
            <text:p>tranches d’age des individus par carreaux</text:p>
          </table:table-cell>
        </table:table-row>
        <table:table-row table:style-name="ro1">
          <table:table-cell office:value-type="string" calcext:value-type="string">
            <text:p>régression</text:p>
          </table:table-cell>
          <table:table-cell office:value-type="string" calcext:value-type="string">
            <text:p>résidences secondaires et logements vacants</text:p>
          </table:table-cell>
          <table:table-cell office:value-type="string" calcext:value-type="string">
            <text:p>foyer monoparental et logement social</text:p>
          </table:table-cell>
        </table:table-row>
      </table:table>
      <table:named-expressions/>
      <table:database-ranges>
        <table:database-range table:name="__Anonymous_Sheet_DB__0" table:target-range-address="93_carEXAMEN.A1:93_carEXAMEN.AD393" table:display-filter-buttons="true">
          <table:filter>
            <table:filter-and>
              <table:filter-condition table:data-type="number" table:value="" table:operator="=" table:field-number="2"/>
            </table:filter-and>
          </table:filter>
        </table:database-range>
        <table:database-range table:name="__Anonymous_Sheet_DB__2" table:target-range-address="calculs.A101:calculs.L199" table:display-filter-buttons="true">
          <table:filter>
            <table:filter-and>
              <table:filter-condition table:data-type="number" table:value="1000" table:operator="&gt;=" table:field-number="11"/>
            </table:filter-and>
          </table:filter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number:percentage-style style:name="N127">
      <number:number number:decimal-places="1" number:min-decimal-places="1" number:min-integer-digits="1"/>
      <number:text> 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22:04:52.8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5T22:24:53.572000000</dc:date>
    <meta:editing-duration>PT1H16M28S</meta:editing-duration>
    <meta:editing-cycles>4</meta:editing-cycles>
    <meta:generator>LibreOffice/7.6.0.3$Windows_X86_64 LibreOffice_project/69edd8b8ebc41d00b4de3915dc82f8f0fc3b6265</meta:generator>
    <meta:document-statistic meta:table-count="4" meta:cell-count="18088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69cm" svg:y="0.316cm" chart:style-name="ch2">
          <text:p>ménage monoparental et logement social</text:p>
        </chart:title>
        <chart:plot-area chart:style-name="ch3" table:cell-range-address="calculs.B2:calculs.C98" svg:x="1.331cm" svg:y="1.275cm" svg:width="14.349cm" svg:height="6.564cm">
          <chart:coordinate-region svg:x="2.138cm" svg:y="1.474cm" svg:width="13.262cm" svg:height="5.718cm"/>
          <chart:axis chart:dimension="x" chart:name="primary-x" chart:style-name="ch4">
            <chart:title svg:x="6.807cm" svg:y="8.019cm" chart:style-name="ch5">
              <text:p>ménage monoparental</text:p>
            </chart:title>
          </chart:axis>
          <chart:axis chart:dimension="y" chart:name="primary-y" chart:style-name="ch6">
            <chart:title svg:x="0.451cm" svg:y="5.752cm" chart:style-name="ch7">
              <text:p>logement social</text:p>
            </chart:title>
            <chart:grid chart:style-name="ch8" chart:class="major"/>
          </chart:axis>
          <chart:series chart:style-name="ch9" chart:values-cell-range-address="calculs.C2:calculs.C98" chart:class="chart:scatter">
            <chart:domain table:cell-range-address="calculs.B2:calculs.B98"/>
            <chart:regression-curve chart:style-name="ch10"/>
            <chart:data-point chart:repeated="9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calculs.B2:calculs.B98</svg:desc>
                </draw:g>
              </table:table-cell>
              <table:table-cell office:value-type="float" office:value="0">
                <text:p>0</text:p>
                <draw:g>
                  <svg:desc>calculs.C2:calculs.C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">
                <text:p>9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2">
                <text:p>6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">
                <text:p>6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">
                <text:p>5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">
                <text:p>4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7">
                <text:p>97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">
                <text:p>6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">
                <text:p>5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">
                <text:p>1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">
                <text:p>3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">
                <text:p>5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4">
                <text:p>104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">
                <text:p>9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">
                <text:p>6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">
                <text:p>2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">
                <text:p>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">
                <text:p>3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">
                <text:p>3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">
                <text:p>2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">
                <text:p>23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1">
                <text:p>3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">
                <text:p>1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">
                <text:p>3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">
                <text:p>4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">
                <text:p>3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1">
                <text:p>141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3">
                <text:p>53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15cm" svg:y="0.316cm" chart:style-name="ch2">
          <text:p>distribution contribution khi2 (%)</text:p>
        </chart:title>
        <chart:subtitle svg:x="5.998cm" svg:y="1.275cm" chart:style-name="ch3">
          <text:p>tranches age individus</text:p>
        </chart:subtitle>
        <chart:plot-area chart:style-name="ch4" table:cell-range-address="calculs.O409:calculs.P413" chart:data-source-has-labels="both" svg:x="1.331cm" svg:y="2.138cm" svg:width="14.349cm" svg:height="5.701cm">
          <chart:coordinate-region svg:x="1.952cm" svg:y="2.337cm" svg:width="13.728cm" svg:height="4.855cm"/>
          <chart:axis chart:dimension="x" chart:name="primary-x" chart:style-name="ch5" chartooo:axis-type="auto">
            <chartooo:date-scale/>
            <chart:title svg:x="6.86cm" svg:y="8.019cm" chart:style-name="ch6">
              <text:p>valeurs du khi2 partiel</text:p>
            </chart:title>
            <chart:categories table:cell-range-address="calculs.O410:calculs.O413"/>
          </chart:axis>
          <chart:axis chart:dimension="y" chart:name="primary-y" chart:style-name="ch7">
            <chart:title svg:x="0.451cm" svg:y="5.23cm" chart:style-name="ch8">
              <text:p>nb</text:p>
            </chart:title>
            <chart:grid chart:style-name="ch9" chart:class="major"/>
          </chart:axis>
          <chart:series chart:style-name="ch10" chart:values-cell-range-address="calculs.P410:calculs.P413" chart:label-cell-address="calculs.P409:calculs.P40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if</text:p>
                <draw:g>
                  <svg:desc>calculs.P409:calculs.P409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.005</text:p>
                <draw:g>
                  <svg:desc>calculs.O410:calculs.O413</svg:desc>
                </draw:g>
              </table:table-cell>
              <table:table-cell office:value-type="float" office:value="36">
                <text:p>36</text:p>
                <draw:g>
                  <svg:desc>calculs.P410:calculs.P413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84cm" svg:y="1.96cm" style:legend-expansion="high" chart:style-name="ch2"/>
        <chart:plot-area chart:style-name="ch3" table:cell-range-address="calculs.A308:calculs.K388" chart:data-source-has-labels="both" svg:x="0.32cm" svg:y="0.18cm" svg:width="13.044cm" svg:height="8.64cm">
          <chart:coordinate-region svg:x="0.651cm" svg:y="0.18cm" svg:width="12.526cm" svg:height="7.993cm"/>
          <chart:axis chart:dimension="x" chart:name="primary-x" chart:style-name="ch4" chartooo:axis-type="auto">
            <chartooo:date-scale/>
            <chart:categories table:cell-range-address="calculs.A309:calculs.A38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culs.B309:calculs.B388" chart:label-cell-address="calculs.B308:calculs.B308" chart:class="chart:bar">
            <chart:data-point chart:repeated="80"/>
          </chart:series>
          <chart:series chart:style-name="ch8" chart:values-cell-range-address="calculs.C309:calculs.C388" chart:label-cell-address="calculs.C308:calculs.C308" chart:class="chart:bar">
            <chart:data-point chart:repeated="80"/>
          </chart:series>
          <chart:series chart:style-name="ch9" chart:values-cell-range-address="calculs.D309:calculs.D388" chart:label-cell-address="calculs.D308:calculs.D308" chart:class="chart:bar">
            <chart:data-point chart:repeated="80"/>
          </chart:series>
          <chart:series chart:style-name="ch10" chart:values-cell-range-address="calculs.E309:calculs.E388" chart:label-cell-address="calculs.E308:calculs.E308" chart:class="chart:bar">
            <chart:data-point chart:repeated="80"/>
          </chart:series>
          <chart:series chart:style-name="ch11" chart:values-cell-range-address="calculs.F309:calculs.F388" chart:label-cell-address="calculs.F308:calculs.F308" chart:class="chart:bar">
            <chart:data-point chart:repeated="80"/>
          </chart:series>
          <chart:series chart:style-name="ch12" chart:values-cell-range-address="calculs.G309:calculs.G388" chart:label-cell-address="calculs.G308:calculs.G308" chart:class="chart:bar">
            <chart:data-point chart:repeated="80"/>
          </chart:series>
          <chart:series chart:style-name="ch13" chart:values-cell-range-address="calculs.H309:calculs.H388" chart:label-cell-address="calculs.H308:calculs.H308" chart:class="chart:bar">
            <chart:data-point chart:repeated="80"/>
          </chart:series>
          <chart:series chart:style-name="ch14" chart:values-cell-range-address="calculs.I309:calculs.I388" chart:label-cell-address="calculs.I308:calculs.I308" chart:class="chart:bar">
            <chart:data-point chart:repeated="80"/>
          </chart:series>
          <chart:series chart:style-name="ch15" chart:values-cell-range-address="calculs.J309:calculs.J388" chart:label-cell-address="calculs.J308:calculs.J308" chart:class="chart:bar">
            <chart:data-point chart:repeated="80"/>
          </chart:series>
          <chart:series chart:style-name="ch16" chart:values-cell-range-address="calculs.K309:calculs.K388" chart:label-cell-address="calculs.K308:calculs.K308" chart:class="chart:bar">
            <chart:data-point chart:repeated="8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_0_3</text:p>
                <draw:g>
                  <svg:desc>calculs.B308:calculs.B308</svg:desc>
                </draw:g>
              </table:table-cell>
              <table:table-cell office:value-type="string">
                <text:p>ind_4_5</text:p>
                <draw:g>
                  <svg:desc>calculs.C308:calculs.C308</svg:desc>
                </draw:g>
              </table:table-cell>
              <table:table-cell office:value-type="string">
                <text:p>ind_6_10</text:p>
                <draw:g>
                  <svg:desc>calculs.D308:calculs.D308</svg:desc>
                </draw:g>
              </table:table-cell>
              <table:table-cell office:value-type="string">
                <text:p>ind_11_17</text:p>
                <draw:g>
                  <svg:desc>calculs.E308:calculs.E308</svg:desc>
                </draw:g>
              </table:table-cell>
              <table:table-cell office:value-type="string">
                <text:p>ind_18_24</text:p>
                <draw:g>
                  <svg:desc>calculs.F308:calculs.F308</svg:desc>
                </draw:g>
              </table:table-cell>
              <table:table-cell office:value-type="string">
                <text:p>ind_25_39</text:p>
                <draw:g>
                  <svg:desc>calculs.G308:calculs.G308</svg:desc>
                </draw:g>
              </table:table-cell>
              <table:table-cell office:value-type="string">
                <text:p>ind_40_54</text:p>
                <draw:g>
                  <svg:desc>calculs.H308:calculs.H308</svg:desc>
                </draw:g>
              </table:table-cell>
              <table:table-cell office:value-type="string">
                <text:p>ind_55_64</text:p>
                <draw:g>
                  <svg:desc>calculs.I308:calculs.I308</svg:desc>
                </draw:g>
              </table:table-cell>
              <table:table-cell office:value-type="string">
                <text:p>ind_65_79</text:p>
                <draw:g>
                  <svg:desc>calculs.J308:calculs.J308</svg:desc>
                </draw:g>
              </table:table-cell>
              <table:table-cell office:value-type="string">
                <text:p>ind_80p</text:p>
                <draw:g>
                  <svg:desc>calculs.K308:calculs.K30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lculs.A309:calculs.A388</svg:desc>
                </draw:g>
              </table:table-cell>
              <table:table-cell office:value-type="float" office:value="0.0991419300041379">
                <text:p>0.0991419300041379</text:p>
                <draw:g>
                  <svg:desc>calculs.B309:calculs.B388</svg:desc>
                </draw:g>
              </table:table-cell>
              <table:table-cell office:value-type="float" office:value="0.00506566195526711">
                <text:p>0.00506566195526711</text:p>
                <draw:g>
                  <svg:desc>calculs.C309:calculs.C388</svg:desc>
                </draw:g>
              </table:table-cell>
              <table:table-cell office:value-type="float" office:value="-0.146780059672888">
                <text:p>-0.146780059672888</text:p>
                <draw:g>
                  <svg:desc>calculs.D309:calculs.D388</svg:desc>
                </draw:g>
              </table:table-cell>
              <table:table-cell office:value-type="float" office:value="0.0096108195221814">
                <text:p>0.0096108195221814</text:p>
                <draw:g>
                  <svg:desc>calculs.E309:calculs.E388</svg:desc>
                </draw:g>
              </table:table-cell>
              <table:table-cell office:value-type="float" office:value="0.112770869176993">
                <text:p>0.112770869176993</text:p>
                <draw:g>
                  <svg:desc>calculs.F309:calculs.F388</svg:desc>
                </draw:g>
              </table:table-cell>
              <table:table-cell office:value-type="float" office:value="-0.0771065182829888">
                <text:p>-0.0771065182829888</text:p>
                <draw:g>
                  <svg:desc>calculs.G309:calculs.G388</svg:desc>
                </draw:g>
              </table:table-cell>
              <table:table-cell office:value-type="float" office:value="0.102371670623081">
                <text:p>0.102371670623081</text:p>
                <draw:g>
                  <svg:desc>calculs.H309:calculs.H388</svg:desc>
                </draw:g>
              </table:table-cell>
              <table:table-cell office:value-type="float" office:value="0.0241348520155934">
                <text:p>0.0241348520155934</text:p>
                <draw:g>
                  <svg:desc>calculs.I309:calculs.I388</svg:desc>
                </draw:g>
              </table:table-cell>
              <table:table-cell office:value-type="float" office:value="-0.0247228695254481">
                <text:p>-0.0247228695254481</text:p>
                <draw:g>
                  <svg:desc>calculs.J309:calculs.J388</svg:desc>
                </draw:g>
              </table:table-cell>
              <table:table-cell office:value-type="float" office:value="-0.104486355815929">
                <text:p>-0.104486355815929</text:p>
                <draw:g>
                  <svg:desc>calculs.K309:calculs.K38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0171613999172415">
                <text:p>-0.00171613999172415</text:p>
              </table:table-cell>
              <table:table-cell office:value-type="float" office:value="-0.189868676089466">
                <text:p>-0.189868676089466</text:p>
              </table:table-cell>
              <table:table-cell office:value-type="float" office:value="-0.093560119345776">
                <text:p>-0.093560119345776</text:p>
              </table:table-cell>
              <table:table-cell office:value-type="float" office:value="-0.180778360955637">
                <text:p>-0.180778360955637</text:p>
              </table:table-cell>
              <table:table-cell office:value-type="float" office:value="0.0255417383539865">
                <text:p>0.0255417383539865</text:p>
              </table:table-cell>
              <table:table-cell office:value-type="float" office:value="0.245786963434022">
                <text:p>0.245786963434022</text:p>
              </table:table-cell>
              <table:table-cell office:value-type="float" office:value="-0.295256658753838">
                <text:p>-0.295256658753838</text:p>
              </table:table-cell>
              <table:table-cell office:value-type="float" office:value="0.348269704031187">
                <text:p>0.348269704031187</text:p>
              </table:table-cell>
              <table:table-cell office:value-type="float" office:value="0.0505542609491039">
                <text:p>0.0505542609491039</text:p>
              </table:table-cell>
              <table:table-cell office:value-type="float" office:value="0.0910272883681426">
                <text:p>0.09102728836814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168954853322299">
                <text:p>-0.168954853322299</text:p>
              </table:table-cell>
              <table:table-cell office:value-type="float" office:value="-0.319824901452621">
                <text:p>-0.319824901452621</text:p>
              </table:table-cell>
              <table:table-cell office:value-type="float" office:value="-0.124746825794368">
                <text:p>-0.124746825794368</text:p>
              </table:table-cell>
              <table:table-cell office:value-type="float" office:value="0.0256288520591502">
                <text:p>0.0256288520591502</text:p>
              </table:table-cell>
              <table:table-cell office:value-type="float" office:value="0.367388984471982">
                <text:p>0.367388984471982</text:p>
              </table:table-cell>
              <table:table-cell office:value-type="float" office:value="-0.738950715421304">
                <text:p>-0.738950715421304</text:p>
              </table:table-cell>
              <table:table-cell office:value-type="float" office:value="0.406324454994882">
                <text:p>0.406324454994882</text:p>
              </table:table-cell>
              <table:table-cell office:value-type="float" office:value="0.264359605374916">
                <text:p>0.264359605374916</text:p>
              </table:table-cell>
              <table:table-cell office:value-type="float" office:value="0.134072347932139">
                <text:p>0.134072347932139</text:p>
              </table:table-cell>
              <table:table-cell office:value-type="float" office:value="0.154703051157523">
                <text:p>0.1547030511575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674103273297471">
                <text:p>-0.674103273297471</text:p>
              </table:table-cell>
              <table:table-cell office:value-type="float" office:value="-1.08943092972102">
                <text:p>-1.08943092972102</text:p>
              </table:table-cell>
              <table:table-cell office:value-type="float" office:value="-0.305427183831696">
                <text:p>-0.305427183831696</text:p>
              </table:table-cell>
              <table:table-cell office:value-type="float" office:value="0.0832937691922386">
                <text:p>0.0832937691922386</text:p>
              </table:table-cell>
              <table:table-cell office:value-type="float" office:value="1.34401419953394">
                <text:p>1.34401419953394</text:p>
              </table:table-cell>
              <table:table-cell office:value-type="float" office:value="-2.30158982511924">
                <text:p>-2.30158982511924</text:p>
              </table:table-cell>
              <table:table-cell office:value-type="float" office:value="1.22055447873337">
                <text:p>1.22055447873337</text:p>
              </table:table-cell>
              <table:table-cell office:value-type="float" office:value="0.909168717468476">
                <text:p>0.909168717468476</text:p>
              </table:table-cell>
              <table:table-cell office:value-type="float" office:value="0.28573513077945">
                <text:p>0.28573513077945</text:p>
              </table:table-cell>
              <table:table-cell office:value-type="float" office:value="0.527784916261951">
                <text:p>0.52778491626195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19056123004552">
                <text:p>1.19056123004552</text:p>
              </table:table-cell>
              <table:table-cell office:value-type="float" office:value="0.155722281507938">
                <text:p>0.155722281507938</text:p>
              </table:table-cell>
              <table:table-cell office:value-type="float" office:value="0.785419343598231">
                <text:p>0.785419343598231</text:p>
              </table:table-cell>
              <table:table-cell office:value-type="float" office:value="0.405719014743994">
                <text:p>0.405719014743994</text:p>
              </table:table-cell>
              <table:table-cell office:value-type="float" office:value="-5.65952043905307">
                <text:p>-5.65952043905307</text:p>
              </table:table-cell>
              <table:table-cell office:value-type="float" office:value="-0.148171701112878">
                <text:p>-0.148171701112878</text:p>
              </table:table-cell>
              <table:table-cell office:value-type="float" office:value="0.626088376853889">
                <text:p>0.626088376853889</text:p>
              </table:table-cell>
              <table:table-cell office:value-type="float" office:value="-0.434516627828473">
                <text:p>-0.434516627828473</text:p>
              </table:table-cell>
              <table:table-cell office:value-type="float" office:value="3.02804843522007">
                <text:p>3.02804843522007</text:p>
              </table:table-cell>
              <table:table-cell office:value-type="float" office:value="0.0506500860247838">
                <text:p>0.05065008602478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.01287104993793">
                <text:p>-1.01287104993793</text:p>
              </table:table-cell>
              <table:table-cell office:value-type="float" office:value="1.57598492932901">
                <text:p>1.57598492932901</text:p>
              </table:table-cell>
              <table:table-cell office:value-type="float" office:value="2.79829910490668">
                <text:p>2.79829910490668</text:p>
              </table:table-cell>
              <table:table-cell office:value-type="float" office:value="-2.35583770716728">
                <text:p>-2.35583770716728</text:p>
              </table:table-cell>
              <table:table-cell office:value-type="float" office:value="-1.8084369623451">
                <text:p>-1.8084369623451</text:p>
              </table:table-cell>
              <table:table-cell office:value-type="float" office:value="3.34340222575517">
                <text:p>3.34340222575517</text:p>
              </table:table-cell>
              <table:table-cell office:value-type="float" office:value="-1.96442494065379">
                <text:p>-1.96442494065379</text:p>
              </table:table-cell>
              <table:table-cell office:value-type="float" office:value="0.8620227802339">
                <text:p>0.8620227802339</text:p>
              </table:table-cell>
              <table:table-cell office:value-type="float" office:value="-0.870843042881721">
                <text:p>-0.870843042881721</text:p>
              </table:table-cell>
              <table:table-cell office:value-type="float" office:value="-0.567295337238931">
                <text:p>-0.56729533723893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18174096739769">
                <text:p>0.618174096739769</text:p>
              </table:table-cell>
              <table:table-cell office:value-type="float" office:value="-0.0438399721236145">
                <text:p>-0.0438399721236145</text:p>
              </table:table-cell>
              <table:table-cell office:value-type="float" office:value="-2.12644772088769">
                <text:p>-2.12644772088769</text:p>
              </table:table-cell>
              <table:table-cell office:value-type="float" office:value="-0.23020885510813">
                <text:p>-0.23020885510813</text:p>
              </table:table-cell>
              <table:table-cell office:value-type="float" office:value="1.85895202212688">
                <text:p>1.85895202212688</text:p>
              </table:table-cell>
              <table:table-cell office:value-type="float" office:value="-1.29554848966614">
                <text:p>-1.29554848966614</text:p>
              </table:table-cell>
              <table:table-cell office:value-type="float" office:value="2.14189951434109">
                <text:p>2.14189951434109</text:p>
              </table:table-cell>
              <table:table-cell office:value-type="float" office:value="1.02638238560882">
                <text:p>1.02638238560882</text:p>
              </table:table-cell>
              <table:table-cell office:value-type="float" office:value="0.163229305050417">
                <text:p>0.163229305050417</text:p>
              </table:table-cell>
              <table:table-cell office:value-type="float" office:value="-2.11259228608141">
                <text:p>-2.1125922860814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.65163882657839">
                <text:p>-1.65163882657839</text:p>
              </table:table-cell>
              <table:table-cell office:value-type="float" office:value="-2.65859921162097">
                <text:p>-2.65859921162097</text:p>
              </table:table-cell>
              <table:table-cell office:value-type="float" office:value="-0.797974606354945">
                <text:p>-0.797974606354945</text:p>
              </table:table-cell>
              <table:table-cell office:value-type="float" office:value="0.105030816473202">
                <text:p>0.105030816473202</text:p>
              </table:table-cell>
              <table:table-cell office:value-type="float" office:value="3.23911187577586">
                <text:p>3.23911187577586</text:p>
              </table:table-cell>
              <table:table-cell office:value-type="float" office:value="-5.61160572337043">
                <text:p>-5.61160572337043</text:p>
              </table:table-cell>
              <table:table-cell office:value-type="float" office:value="3.05059563995906">
                <text:p>3.05059563995906</text:p>
              </table:table-cell>
              <table:table-cell office:value-type="float" office:value="2.31487684299933">
                <text:p>2.31487684299933</text:p>
              </table:table-cell>
              <table:table-cell office:value-type="float" office:value="0.672578783457108">
                <text:p>0.672578783457108</text:p>
              </table:table-cell>
              <table:table-cell office:value-type="float" office:value="1.33762440926019">
                <text:p>1.337624409260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51388374676046">
                <text:p>2.51388374676046</text:p>
              </table:table-cell>
              <table:table-cell office:value-type="float" office:value="1.38148833765272">
                <text:p>1.38148833765272</text:p>
              </table:table-cell>
              <table:table-cell office:value-type="float" office:value="2.73965198074787">
                <text:p>2.73965198074787</text:p>
              </table:table-cell>
              <table:table-cell office:value-type="float" office:value="0.0178452425027773">
                <text:p>0.0178452425027773</text:p>
              </table:table-cell>
              <table:table-cell office:value-type="float" office:value="-5.17719363198815">
                <text:p>-5.17719363198815</text:p>
              </table:table-cell>
              <table:table-cell office:value-type="float" office:value="3.11891891891892">
                <text:p>3.11891891891892</text:p>
              </table:table-cell>
              <table:table-cell office:value-type="float" office:value="0.653757867456498">
                <text:p>0.653757867456498</text:p>
              </table:table-cell>
              <table:table-cell office:value-type="float" office:value="-3.65294335431322">
                <text:p>-3.65294335431322</text:p>
              </table:table-cell>
              <table:table-cell office:value-type="float" office:value="0.239614957423177">
                <text:p>0.239614957423177</text:p>
              </table:table-cell>
              <table:table-cell office:value-type="float" office:value="-1.83502406516105">
                <text:p>-1.835024065161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24578696343402">
                <text:p>2.24578696343402</text:p>
              </table:table-cell>
              <table:table-cell office:value-type="float" office:value="0.856597774244833">
                <text:p>0.856597774244833</text:p>
              </table:table-cell>
              <table:table-cell office:value-type="float" office:value="1.06168521462639">
                <text:p>1.06168521462639</text:p>
              </table:table-cell>
              <table:table-cell office:value-type="float" office:value="4.93386327503975">
                <text:p>4.93386327503975</text:p>
              </table:table-cell>
              <table:table-cell office:value-type="float" office:value="-0.0225755166931636">
                <text:p>-0.0225755166931636</text:p>
              </table:table-cell>
              <table:table-cell office:value-type="float" office:value="4.8570747217806">
                <text:p>4.8570747217806</text:p>
              </table:table-cell>
              <table:table-cell office:value-type="float" office:value="3.4577106518283">
                <text:p>3.4577106518283</text:p>
              </table:table-cell>
              <table:table-cell office:value-type="float" office:value="-11.8127186009539">
                <text:p>-11.8127186009539</text:p>
              </table:table-cell>
              <table:table-cell office:value-type="float" office:value="-6.20158982511924">
                <text:p>-6.20158982511924</text:p>
              </table:table-cell>
              <table:table-cell office:value-type="float" office:value="0.624165341812401">
                <text:p>0.6241653418124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31045146677701">
                <text:p>2.31045146677701</text:p>
              </table:table-cell>
              <table:table-cell office:value-type="float" office:value="-1.19824901452621">
                <text:p>-1.19824901452621</text:p>
              </table:table-cell>
              <table:table-cell office:value-type="float" office:value="-1.24746825794368">
                <text:p>-1.24746825794368</text:p>
              </table:table-cell>
              <table:table-cell office:value-type="float" office:value="1.2562885205915">
                <text:p>1.2562885205915</text:p>
              </table:table-cell>
              <table:table-cell office:value-type="float" office:value="-4.32611015528018">
                <text:p>-4.32611015528018</text:p>
              </table:table-cell>
              <table:table-cell office:value-type="float" office:value="-2.38950715421304">
                <text:p>-2.38950715421304</text:p>
              </table:table-cell>
              <table:table-cell office:value-type="float" office:value="1.06324454994882">
                <text:p>1.06324454994882</text:p>
              </table:table-cell>
              <table:table-cell office:value-type="float" office:value="1.64359605374916">
                <text:p>1.64359605374916</text:p>
              </table:table-cell>
              <table:table-cell office:value-type="float" office:value="0.340723479321385">
                <text:p>0.340723479321385</text:p>
              </table:table-cell>
              <table:table-cell office:value-type="float" office:value="2.54703051157523">
                <text:p>2.5470305115752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76403075113792">
                <text:p>0.476403075113792</text:p>
              </table:table-cell>
              <table:table-cell office:value-type="float" office:value="-1.11069429623015">
                <text:p>-1.11069429623015</text:p>
              </table:table-cell>
              <table:table-cell office:value-type="float" office:value="-0.0364516410044216">
                <text:p>-0.0364516410044216</text:p>
              </table:table-cell>
              <table:table-cell office:value-type="float" office:value="0.0142975368599867">
                <text:p>0.0142975368599867</text:p>
              </table:table-cell>
              <table:table-cell office:value-type="float" office:value="2.85119890236731">
                <text:p>2.85119890236731</text:p>
              </table:table-cell>
              <table:table-cell office:value-type="float" office:value="3.12957074721781">
                <text:p>3.12957074721781</text:p>
              </table:table-cell>
              <table:table-cell office:value-type="float" office:value="2.56522094213472">
                <text:p>2.56522094213472</text:p>
              </table:table-cell>
              <table:table-cell office:value-type="float" office:value="-2.08629156957118">
                <text:p>-2.08629156957118</text:p>
              </table:table-cell>
              <table:table-cell office:value-type="float" office:value="-4.42987891194982">
                <text:p>-4.42987891194982</text:p>
              </table:table-cell>
              <table:table-cell office:value-type="float" office:value="-1.37337478493804">
                <text:p>-1.3733747849380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.09843848683494">
                <text:p>4.09843848683494</text:p>
              </table:table-cell>
              <table:table-cell office:value-type="float" office:value="4.27267025284753">
                <text:p>4.27267025284753</text:p>
              </table:table-cell>
              <table:table-cell office:value-type="float" office:value="2.29761090663589">
                <text:p>2.29761090663589</text:p>
              </table:table-cell>
              <table:table-cell office:value-type="float" office:value="-3.40916000609796">
                <text:p>-3.40916000609796</text:p>
              </table:table-cell>
              <table:table-cell office:value-type="float" office:value="0.652682013197726">
                <text:p>0.652682013197726</text:p>
              </table:table-cell>
              <table:table-cell office:value-type="float" office:value="3.33100158982512">
                <text:p>3.33100158982512</text:p>
              </table:table-cell>
              <table:table-cell office:value-type="float" office:value="-0.503552061328048">
                <text:p>-0.503552061328048</text:p>
              </table:table-cell>
              <table:table-cell office:value-type="float" office:value="-12.8185160180325">
                <text:p>-12.8185160180325</text:p>
              </table:table-cell>
              <table:table-cell office:value-type="float" office:value="3.19460330596511">
                <text:p>3.19460330596511</text:p>
              </table:table-cell>
              <table:table-cell office:value-type="float" office:value="-1.11577846984777">
                <text:p>-1.1157784698477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4.14247446479517">
                <text:p>-4.14247446479517</text:p>
              </table:table-cell>
              <table:table-cell office:value-type="float" office:value="-4.79924973321428">
                <text:p>-4.79924973321428</text:p>
              </table:table-cell>
              <table:table-cell office:value-type="float" office:value="3.53438704619204">
                <text:p>3.53438704619204</text:p>
              </table:table-cell>
              <table:table-cell office:value-type="float" office:value="3.82573556634798">
                <text:p>3.82573556634798</text:p>
              </table:table-cell>
              <table:table-cell office:value-type="float" office:value="1.53215802426117">
                <text:p>1.53215802426117</text:p>
              </table:table-cell>
              <table:table-cell office:value-type="float" office:value="-1.16677265500795">
                <text:p>-1.16677265500795</text:p>
              </table:table-cell>
              <table:table-cell office:value-type="float" office:value="4.8173976958425">
                <text:p>4.8173976958425</text:p>
              </table:table-cell>
              <table:table-cell office:value-type="float" office:value="0.0446751747718714">
                <text:p>0.0446751747718714</text:p>
              </table:table-cell>
              <table:table-cell office:value-type="float" office:value="-0.37378204150968">
                <text:p>-0.37378204150968</text:p>
              </table:table-cell>
              <table:table-cell office:value-type="float" office:value="-3.27207461288847">
                <text:p>-3.2720746128884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7.87695189145632">
                <text:p>-7.87695189145632</text:p>
              </table:table-cell>
              <table:table-cell office:value-type="float" office:value="-6.15916218394059">
                <text:p>-6.15916218394059</text:p>
              </table:table-cell>
              <table:table-cell office:value-type="float" office:value="-4.12798636670514">
                <text:p>-4.12798636670514</text:p>
              </table:table-cell>
              <table:table-cell office:value-type="float" office:value="0.738549992377552">
                <text:p>0.738549992377552</text:p>
              </table:table-cell>
              <table:table-cell office:value-type="float" office:value="4.81585251649716">
                <text:p>4.81585251649716</text:p>
              </table:table-cell>
              <table:table-cell office:value-type="float" office:value="-3.33624801271861">
                <text:p>-3.33624801271861</text:p>
              </table:table-cell>
              <table:table-cell office:value-type="float" office:value="3.62055992333994">
                <text:p>3.62055992333994</text:p>
              </table:table-cell>
              <table:table-cell office:value-type="float" office:value="4.47685497745933">
                <text:p>4.47685497745933</text:p>
              </table:table-cell>
              <table:table-cell office:value-type="float" office:value="5.99325413245639">
                <text:p>5.99325413245639</text:p>
              </table:table-cell>
              <table:table-cell office:value-type="float" office:value="1.85527691269029">
                <text:p>1.8552769126902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0191867935623">
                <text:p>4.0191867935623</text:p>
              </table:table-cell>
              <table:table-cell office:value-type="float" office:value="-0.186366705141887">
                <text:p>-0.186366705141887</text:p>
              </table:table-cell>
              <table:table-cell office:value-type="float" office:value="-1.98849663523314">
                <text:p>-1.98849663523314</text:p>
              </table:table-cell>
              <table:table-cell office:value-type="float" office:value="5.13179868022737">
                <text:p>5.13179868022737</text:p>
              </table:table-cell>
              <table:table-cell office:value-type="float" office:value="1.77332142779363">
                <text:p>1.77332142779363</text:p>
              </table:table-cell>
              <table:table-cell office:value-type="float" office:value="-9.53322734499206">
                <text:p>-9.53322734499206</text:p>
              </table:table-cell>
              <table:table-cell office:value-type="float" office:value="9.3312324411438">
                <text:p>9.3312324411438</text:p>
              </table:table-cell>
              <table:table-cell office:value-type="float" office:value="0.9354618115295">
                <text:p>0.9354618115295</text:p>
              </table:table-cell>
              <table:table-cell office:value-type="float" office:value="-7.76799878040813">
                <text:p>-7.76799878040813</text:p>
              </table:table-cell>
              <table:table-cell office:value-type="float" office:value="-1.71491168848139">
                <text:p>-1.7149116884813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28470936690115">
                <text:p>4.28470936690115</text:p>
              </table:table-cell>
              <table:table-cell office:value-type="float" office:value="1.9537208441318">
                <text:p>1.9537208441318</text:p>
              </table:table-cell>
              <table:table-cell office:value-type="float" office:value="3.34912995186968">
                <text:p>3.34912995186968</text:p>
              </table:table-cell>
              <table:table-cell office:value-type="float" office:value="-5.45538689374306">
                <text:p>-5.45538689374306</text:p>
              </table:table-cell>
              <table:table-cell office:value-type="float" office:value="-0.942984079970382">
                <text:p>-0.942984079970382</text:p>
              </table:table-cell>
              <table:table-cell office:value-type="float" office:value="4.2972972972973">
                <text:p>4.2972972972973</text:p>
              </table:table-cell>
              <table:table-cell office:value-type="float" office:value="-0.865605331358751">
                <text:p>-0.865605331358751</text:p>
              </table:table-cell>
              <table:table-cell office:value-type="float" office:value="-8.63235838578304">
                <text:p>-8.63235838578304</text:p>
              </table:table-cell>
              <table:table-cell office:value-type="float" office:value="-0.400962606442057">
                <text:p>-0.400962606442057</text:p>
              </table:table-cell>
              <table:table-cell office:value-type="float" office:value="2.41243983709737">
                <text:p>2.4124398370973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.61661258357471">
                <text:p>5.61661258357471</text:p>
              </table:table-cell>
              <table:table-cell office:value-type="float" office:value="4.12883028072391">
                <text:p>4.12883028072391</text:p>
              </table:table-cell>
              <table:table-cell office:value-type="float" office:value="-0.228836814251803">
                <text:p>-0.228836814251803</text:p>
              </table:table-cell>
              <table:table-cell office:value-type="float" office:value="0.0606311387939122">
                <text:p>0.0606311387939122</text:p>
              </table:table-cell>
              <table:table-cell office:value-type="float" office:value="-2.58836596467539">
                <text:p>-2.58836596467539</text:p>
              </table:table-cell>
              <table:table-cell office:value-type="float" office:value="1.33545310015898">
                <text:p>1.33545310015898</text:p>
              </table:table-cell>
              <table:table-cell office:value-type="float" office:value="-1.86165254698695">
                <text:p>-1.86165254698695</text:p>
              </table:table-cell>
              <table:table-cell office:value-type="float" office:value="-6.09213363242372">
                <text:p>-6.09213363242372</text:p>
              </table:table-cell>
              <table:table-cell office:value-type="float" office:value="-0.942167388984473">
                <text:p>-0.942167388984473</text:p>
              </table:table-cell>
              <table:table-cell office:value-type="float" office:value="0.571629244070824">
                <text:p>0.5716292440708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01489644358299">
                <text:p>1.01489644358299</text:p>
              </table:table-cell>
              <table:table-cell office:value-type="float" office:value="2.33896160463445">
                <text:p>2.33896160463445</text:p>
              </table:table-cell>
              <table:table-cell office:value-type="float" office:value="7.27760306640242">
                <text:p>7.27760306640242</text:p>
              </table:table-cell>
              <table:table-cell office:value-type="float" office:value="2.67985277783827">
                <text:p>2.67985277783827</text:p>
              </table:table-cell>
              <table:table-cell office:value-type="float" office:value="-3.16282422632141">
                <text:p>-3.16282422632141</text:p>
              </table:table-cell>
              <table:table-cell office:value-type="float" office:value="4.58124006359301">
                <text:p>4.58124006359301</text:p>
              </table:table-cell>
              <table:table-cell office:value-type="float" office:value="-6.65690920574079">
                <text:p>-6.65690920574079</text:p>
              </table:table-cell>
              <table:table-cell office:value-type="float" office:value="-6.44386392839253">
                <text:p>-6.44386392839253</text:p>
              </table:table-cell>
              <table:table-cell office:value-type="float" office:value="0.608386871964633">
                <text:p>0.608386871964633</text:p>
              </table:table-cell>
              <table:table-cell office:value-type="float" office:value="-2.23734346756103">
                <text:p>-2.237343467561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1.55362937474138">
                <text:p>-1.55362937474138</text:p>
              </table:table-cell>
              <table:table-cell office:value-type="float" office:value="0.566603872204195">
                <text:p>0.566603872204195</text:p>
              </table:table-cell>
              <table:table-cell office:value-type="float" office:value="0.826246270444498">
                <text:p>0.826246270444498</text:p>
              </table:table-cell>
              <table:table-cell office:value-type="float" office:value="9.85067622013634">
                <text:p>9.85067622013634</text:p>
              </table:table-cell>
              <table:table-cell office:value-type="float" office:value="-6.70182067643792">
                <text:p>-6.70182067643792</text:p>
              </table:table-cell>
              <table:table-cell office:value-type="float" office:value="-23.0691573926868">
                <text:p>-23.0691573926868</text:p>
              </table:table-cell>
              <table:table-cell office:value-type="float" office:value="4.64822941394255">
                <text:p>4.64822941394255</text:p>
              </table:table-cell>
              <table:table-cell office:value-type="float" office:value="7.25842825097459">
                <text:p>7.25842825097459</text:p>
              </table:table-cell>
              <table:table-cell office:value-type="float" office:value="4.2048206546595">
                <text:p>4.2048206546595</text:p>
              </table:table-cell>
              <table:table-cell office:value-type="float" office:value="3.96960276150445">
                <text:p>3.9696027615044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6.59111004638805">
                <text:p>-6.59111004638805</text:p>
              </table:table-cell>
              <table:table-cell office:value-type="float" office:value="1.07442123832132">
                <text:p>1.07442123832132</text:p>
              </table:table-cell>
              <table:table-cell office:value-type="float" office:value="12.0501426486922">
                <text:p>12.0501426486922</text:p>
              </table:table-cell>
              <table:table-cell office:value-type="float" office:value="14.8471285144935">
                <text:p>14.8471285144935</text:p>
              </table:table-cell>
              <table:table-cell office:value-type="float" office:value="0.326571857917546">
                <text:p>0.326571857917546</text:p>
              </table:table-cell>
              <table:table-cell office:value-type="float" office:value="-20.0585055643879">
                <text:p>-20.0585055643879</text:p>
              </table:table-cell>
              <table:table-cell office:value-type="float" office:value="-7.44030751137922">
                <text:p>-7.44030751137922</text:p>
              </table:table-cell>
              <table:table-cell office:value-type="float" office:value="1.82508003571662">
                <text:p>1.82508003571662</text:p>
              </table:table-cell>
              <table:table-cell office:value-type="float" office:value="6.5353267852865">
                <text:p>6.5353267852865</text:p>
              </table:table-cell>
              <table:table-cell office:value-type="float" office:value="-2.56874795827253">
                <text:p>-2.5687479582725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.34036413528759">
                <text:p>4.34036413528759</text:p>
              </table:table-cell>
              <table:table-cell office:value-type="float" office:value="2.30206350589106">
                <text:p>2.30206350589106</text:p>
              </table:table-cell>
              <table:table-cell office:value-type="float" office:value="6.59878585273428">
                <text:p>6.59878585273428</text:p>
              </table:table-cell>
              <table:table-cell office:value-type="float" office:value="-3.4820480432084">
                <text:p>-3.4820480432084</text:p>
              </table:table-cell>
              <table:table-cell office:value-type="float" office:value="-10.212424592199">
                <text:p>-10.212424592199</text:p>
              </table:table-cell>
              <table:table-cell office:value-type="float" office:value="8.29109697933227">
                <text:p>8.29109697933227</text:p>
              </table:table-cell>
              <table:table-cell office:value-type="float" office:value="-2.13516889169588">
                <text:p>-2.13516889169588</text:p>
              </table:table-cell>
              <table:table-cell office:value-type="float" office:value="-1.47262778491626">
                <text:p>-1.47262778491626</text:p>
              </table:table-cell>
              <table:table-cell office:value-type="float" office:value="4.13176056798136">
                <text:p>4.13176056798136</text:p>
              </table:table-cell>
              <table:table-cell office:value-type="float" office:value="-8.36180172920705">
                <text:p>-8.3618017292070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00631574362437">
                <text:p>2.00631574362437</text:p>
              </table:table-cell>
              <table:table-cell office:value-type="float" office:value="0.38961822418712">
                <text:p>0.38961822418712</text:p>
              </table:table-cell>
              <table:table-cell office:value-type="float" office:value="3.80980246967354">
                <text:p>3.80980246967354</text:p>
              </table:table-cell>
              <table:table-cell office:value-type="float" office:value="2.77596097306009">
                <text:p>2.77596097306009</text:p>
              </table:table-cell>
              <table:table-cell office:value-type="float" office:value="0.964884465448527">
                <text:p>0.964884465448527</text:p>
              </table:table-cell>
              <table:table-cell office:value-type="float" office:value="9.81017488076311">
                <text:p>9.81017488076311</text:p>
              </table:table-cell>
              <table:table-cell office:value-type="float" office:value="6.36680750049002">
                <text:p>6.36680750049002</text:p>
              </table:table-cell>
              <table:table-cell office:value-type="float" office:value="-14.2025154082366">
                <text:p>-14.2025154082366</text:p>
              </table:table-cell>
              <table:table-cell office:value-type="float" office:value="-17.6388418232898">
                <text:p>-17.6388418232898</text:p>
              </table:table-cell>
              <table:table-cell office:value-type="float" office:value="5.71779297427968">
                <text:p>5.7177929742796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.73650282030621">
                <text:p>4.73650282030621</text:p>
              </table:table-cell>
              <table:table-cell office:value-type="float" office:value="-0.225141015310234">
                <text:p>-0.225141015310234</text:p>
              </table:table-cell>
              <table:table-cell office:value-type="float" office:value="-1.26172441579372">
                <text:p>-1.26172441579372</text:p>
              </table:table-cell>
              <table:table-cell office:value-type="float" office:value="-2.08879935535858">
                <text:p>-2.08879935535858</text:p>
              </table:table-cell>
              <table:table-cell office:value-type="float" office:value="-0.254955680902498">
                <text:p>-0.254955680902498</text:p>
              </table:table-cell>
              <table:table-cell office:value-type="float" office:value="14.0941176470588">
                <text:p>14.0941176470588</text:p>
              </table:table-cell>
              <table:table-cell office:value-type="float" office:value="-4.42449637389202">
                <text:p>-4.42449637389202</text:p>
              </table:table-cell>
              <table:table-cell office:value-type="float" office:value="-1.01402095084609">
                <text:p>-1.01402095084609</text:p>
              </table:table-cell>
              <table:table-cell office:value-type="float" office:value="-13.6294923448832">
                <text:p>-13.6294923448832</text:p>
              </table:table-cell>
              <table:table-cell office:value-type="float" office:value="4.06800966962127">
                <text:p>4.0680096696212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.03521571531241">
                <text:p>4.03521571531241</text:p>
              </table:table-cell>
              <table:table-cell office:value-type="float" office:value="-4.06754252237733">
                <text:p>-4.06754252237733</text:p>
              </table:table-cell>
              <table:table-cell office:value-type="float" office:value="11.618105494697">
                <text:p>11.618105494697</text:p>
              </table:table-cell>
              <table:table-cell office:value-type="float" office:value="-14.6243831260753">
                <text:p>-14.6243831260753</text:p>
              </table:table-cell>
              <table:table-cell office:value-type="float" office:value="-5.93579937713701">
                <text:p>-5.93579937713701</text:p>
              </table:table-cell>
              <table:table-cell office:value-type="float" office:value="10.0284578696343">
                <text:p>10.0284578696343</text:p>
              </table:table-cell>
              <table:table-cell office:value-type="float" office:value="-8.5209388679574">
                <text:p>-8.5209388679574</text:p>
              </table:table-cell>
              <table:table-cell office:value-type="float" office:value="-8.5278186728227">
                <text:p>-8.5278186728227</text:p>
              </table:table-cell>
              <table:table-cell office:value-type="float" office:value="8.78342335082867">
                <text:p>8.78342335082867</text:p>
              </table:table-cell>
              <table:table-cell office:value-type="float" office:value="7.21128013589738">
                <text:p>7.2112801358973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666071389681381">
                <text:p>-0.666071389681381</text:p>
              </table:table-cell>
              <table:table-cell office:value-type="float" office:value="0.0900559705555679">
                <text:p>0.0900559705555679</text:p>
              </table:table-cell>
              <table:table-cell office:value-type="float" office:value="2.49793540518762">
                <text:p>2.49793540518762</text:p>
              </table:table-cell>
              <table:table-cell office:value-type="float" office:value="-3.15996689679204">
                <text:p>-3.15996689679204</text:p>
              </table:table-cell>
              <table:table-cell office:value-type="float" office:value="3.38335692662848">
                <text:p>3.38335692662848</text:p>
              </table:table-cell>
              <table:table-cell office:value-type="float" office:value="5.96279809220986">
                <text:p>5.96279809220986</text:p>
              </table:table-cell>
              <table:table-cell office:value-type="float" office:value="-2.61738136202278">
                <text:p>-2.61738136202278</text:p>
              </table:table-cell>
              <table:table-cell office:value-type="float" office:value="-1.04161639479931">
                <text:p>-1.04161639479931</text:p>
              </table:table-cell>
              <table:table-cell office:value-type="float" office:value="2.1963390465405">
                <text:p>2.1963390465405</text:p>
              </table:table-cell>
              <table:table-cell office:value-type="float" office:value="-6.64544939782651">
                <text:p>-6.6454493978265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.43349957532069">
                <text:p>7.43349957532069</text:p>
              </table:table-cell>
              <table:table-cell office:value-type="float" office:value="-0.357411198466799">
                <text:p>-0.357411198466799</text:p>
              </table:table-cell>
              <table:table-cell office:value-type="float" office:value="7.62454537535118">
                <text:p>7.62454537535118</text:p>
              </table:table-cell>
              <table:table-cell office:value-type="float" office:value="-7.00516148703095">
                <text:p>-7.00516148703095</text:p>
              </table:table-cell>
              <table:table-cell office:value-type="float" office:value="-4.51025763878302">
                <text:p>-4.51025763878302</text:p>
              </table:table-cell>
              <table:table-cell office:value-type="float" office:value="11.2742448330684">
                <text:p>11.2742448330684</text:p>
              </table:table-cell>
              <table:table-cell office:value-type="float" office:value="-1.31619552671124">
                <text:p>-1.31619552671124</text:p>
              </table:table-cell>
              <table:table-cell office:value-type="float" office:value="-7.87954896879151">
                <text:p>-7.87954896879151</text:p>
              </table:table-cell>
              <table:table-cell office:value-type="float" office:value="-2.66602238822223">
                <text:p>-2.66602238822223</text:p>
              </table:table-cell>
              <table:table-cell office:value-type="float" office:value="-2.59769257573448">
                <text:p>-2.5976925757344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.69473179868023">
                <text:p>5.69473179868023</text:p>
              </table:table-cell>
              <table:table-cell office:value-type="float" office:value="2.80800466058323">
                <text:p>2.80800466058323</text:p>
              </table:table-cell>
              <table:table-cell office:value-type="float" office:value="8.22827166408955">
                <text:p>8.22827166408955</text:p>
              </table:table-cell>
              <table:table-cell office:value-type="float" office:value="5.45570703660954">
                <text:p>5.45570703660954</text:p>
              </table:table-cell>
              <table:table-cell office:value-type="float" office:value="-7.16270880066206">
                <text:p>-7.16270880066206</text:p>
              </table:table-cell>
              <table:table-cell office:value-type="float" office:value="11.2192368839428">
                <text:p>11.2192368839428</text:p>
              </table:table-cell>
              <table:table-cell office:value-type="float" office:value="-1.50117494609839">
                <text:p>-1.50117494609839</text:p>
              </table:table-cell>
              <table:table-cell office:value-type="float" office:value="-11.8266949060261">
                <text:p>-11.8266949060261</text:p>
              </table:table-cell>
              <table:table-cell office:value-type="float" office:value="-7.9226005618834">
                <text:p>-7.9226005618834</text:p>
              </table:table-cell>
              <table:table-cell office:value-type="float" office:value="-4.99277282923536">
                <text:p>-4.9927728292353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.45810919702942">
                <text:p>7.45810919702942</text:p>
              </table:table-cell>
              <table:table-cell office:value-type="float" office:value="6.71075636474508">
                <text:p>6.71075636474508</text:p>
              </table:table-cell>
              <table:table-cell office:value-type="float" office:value="11.6989481020102">
                <text:p>11.6989481020102</text:p>
              </table:table-cell>
              <table:table-cell office:value-type="float" office:value="-11.8574514885554">
                <text:p>-11.8574514885554</text:p>
              </table:table-cell>
              <table:table-cell office:value-type="float" office:value="-11.3470871354836">
                <text:p>-11.3470871354836</text:p>
              </table:table-cell>
              <table:table-cell office:value-type="float" office:value="7.60699523052464">
                <text:p>7.60699523052464</text:p>
              </table:table-cell>
              <table:table-cell office:value-type="float" office:value="8.80791645795676">
                <text:p>8.80791645795676</text:p>
              </table:table-cell>
              <table:table-cell office:value-type="float" office:value="-11.5841779732996">
                <text:p>-11.5841779732996</text:p>
              </table:table-cell>
              <table:table-cell office:value-type="float" office:value="-3.86737156173095">
                <text:p>-3.86737156173095</text:p>
              </table:table-cell>
              <table:table-cell office:value-type="float" office:value="-3.62663719319642">
                <text:p>-3.6266371931964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8.8448940479561">
                <text:p>-8.8448940479561</text:p>
              </table:table-cell>
              <table:table-cell office:value-type="float" office:value="-4.42151381841148">
                <text:p>-4.42151381841148</text:p>
              </table:table-cell>
              <table:table-cell office:value-type="float" office:value="-9.91478210684496">
                <text:p>-9.91478210684496</text:p>
              </table:table-cell>
              <table:table-cell office:value-type="float" office:value="5.2261863797722">
                <text:p>5.2261863797722</text:p>
              </table:table-cell>
              <table:table-cell office:value-type="float" office:value="3.89761090663589">
                <text:p>3.89761090663589</text:p>
              </table:table-cell>
              <table:table-cell office:value-type="float" office:value="-20.2128775834658">
                <text:p>-20.2128775834658</text:p>
              </table:table-cell>
              <table:table-cell office:value-type="float" office:value="10.9162173051375">
                <text:p>10.9162173051375</text:p>
              </table:table-cell>
              <table:table-cell office:value-type="float" office:value="9.55029400875493">
                <text:p>9.55029400875493</text:p>
              </table:table-cell>
              <table:table-cell office:value-type="float" office:value="8.09609839492998">
                <text:p>8.09609839492998</text:p>
              </table:table-cell>
              <table:table-cell office:value-type="float" office:value="5.70766056144783">
                <text:p>5.7076605614478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0.4870091687175">
                <text:p>10.4870091687175</text:p>
              </table:table-cell>
              <table:table-cell office:value-type="float" office:value="3.75359561818063">
                <text:p>3.75359561818063</text:p>
              </table:table-cell>
              <table:table-cell office:value-type="float" office:value="-1.49274887296644">
                <text:p>-1.49274887296644</text:p>
              </table:table-cell>
              <table:table-cell office:value-type="float" office:value="-7.25779558769083">
                <text:p>-7.25779558769083</text:p>
              </table:table-cell>
              <table:table-cell office:value-type="float" office:value="4.25222902193088">
                <text:p>4.25222902193088</text:p>
              </table:table-cell>
              <table:table-cell office:value-type="float" office:value="16.8252782193959">
                <text:p>16.8252782193959</text:p>
              </table:table-cell>
              <table:table-cell office:value-type="float" office:value="-18.0798299104907">
                <text:p>-18.0798299104907</text:p>
              </table:table-cell>
              <table:table-cell office:value-type="float" office:value="5.09051876211425">
                <text:p>5.09051876211425</text:p>
              </table:table-cell>
              <table:table-cell office:value-type="float" office:value="-10.4451063876124">
                <text:p>-10.4451063876124</text:p>
              </table:table-cell>
              <table:table-cell office:value-type="float" office:value="-3.13315003157872">
                <text:p>-3.1331500315787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75253174205632">
                <text:p>3.75253174205632</text:p>
              </table:table-cell>
              <table:table-cell office:value-type="float" office:value="-1.60631683254568">
                <text:p>-1.60631683254568</text:p>
              </table:table-cell>
              <table:table-cell office:value-type="float" office:value="7.34487771413637">
                <text:p>7.34487771413637</text:p>
              </table:table-cell>
              <table:table-cell office:value-type="float" office:value="-2.34498116166126">
                <text:p>-2.34498116166126</text:p>
              </table:table-cell>
              <table:table-cell office:value-type="float" office:value="4.03592351416686">
                <text:p>4.03592351416686</text:p>
              </table:table-cell>
              <table:table-cell office:value-type="float" office:value="6.65580286168521">
                <text:p>6.65580286168521</text:p>
              </table:table-cell>
              <table:table-cell office:value-type="float" office:value="-5.27666768299323">
                <text:p>-5.27666768299323</text:p>
              </table:table-cell>
              <table:table-cell office:value-type="float" office:value="-1.47730143519829">
                <text:p>-1.47730143519829</text:p>
              </table:table-cell>
              <table:table-cell office:value-type="float" office:value="-5.07807021364636">
                <text:p>-5.07807021364636</text:p>
              </table:table-cell>
              <table:table-cell office:value-type="float" office:value="-6.00579850599996">
                <text:p>-6.0057985059999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.05124463706252">
                <text:p>3.05124463706252</text:p>
              </table:table-cell>
              <table:table-cell office:value-type="float" office:value="-0.94871833961278">
                <text:p>-0.94871833961278</text:p>
              </table:table-cell>
              <table:table-cell office:value-type="float" office:value="-4.27529237537296">
                <text:p>-4.27529237537296</text:p>
              </table:table-cell>
              <table:table-cell office:value-type="float" office:value="-6.38056493237799">
                <text:p>-6.38056493237799</text:p>
              </table:table-cell>
              <table:table-cell office:value-type="float" office:value="-3.14492018206764">
                <text:p>-3.14492018206764</text:p>
              </table:table-cell>
              <table:table-cell office:value-type="float" office:value="14.5901430842607">
                <text:p>14.5901430842607</text:p>
              </table:table-cell>
              <table:table-cell office:value-type="float" office:value="4.62688982294139">
                <text:p>4.62688982294139</text:p>
              </table:table-cell>
              <table:table-cell office:value-type="float" office:value="-2.9910991571749">
                <text:p>-2.9910991571749</text:p>
              </table:table-cell>
              <table:table-cell office:value-type="float" office:value="1.33484548206546">
                <text:p>1.33484548206546</text:p>
              </table:table-cell>
              <table:table-cell office:value-type="float" office:value="-5.86252803972385">
                <text:p>-5.8625280397238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18400592373195">
                <text:p>1.18400592373195</text:p>
              </table:table-cell>
              <table:table-cell office:value-type="float" office:value="4.12132543502406">
                <text:p>4.12132543502406</text:p>
              </table:table-cell>
              <table:table-cell office:value-type="float" office:value="0.393520918178449">
                <text:p>0.393520918178449</text:p>
              </table:table-cell>
              <table:table-cell office:value-type="float" office:value="5.8258422806368">
                <text:p>5.8258422806368</text:p>
              </table:table-cell>
              <table:table-cell office:value-type="float" office:value="-1.50307293594965">
                <text:p>-1.50307293594965</text:p>
              </table:table-cell>
              <table:table-cell office:value-type="float" office:value="9.0054054054054">
                <text:p>9.0054054054054</text:p>
              </table:table-cell>
              <table:table-cell office:value-type="float" office:value="-2.97152906330988">
                <text:p>-2.97152906330988</text:p>
              </table:table-cell>
              <table:table-cell office:value-type="float" office:value="-4.77500925583117">
                <text:p>-4.77500925583117</text:p>
              </table:table-cell>
              <table:table-cell office:value-type="float" office:value="-10.4816364309515">
                <text:p>-10.4816364309515</text:p>
              </table:table-cell>
              <table:table-cell office:value-type="float" office:value="-0.798852276934468">
                <text:p>-0.79885227693446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.4827188187382">
                <text:p>10.4827188187382</text:p>
              </table:table-cell>
              <table:table-cell office:value-type="float" office:value="6.27892392795697">
                <text:p>6.27892392795697</text:p>
              </table:table-cell>
              <table:table-cell office:value-type="float" office:value="-4.22664917133088">
                <text:p>-4.22664917133088</text:p>
              </table:table-cell>
              <table:table-cell office:value-type="float" office:value="-18.7097414900799">
                <text:p>-18.7097414900799</text:p>
              </table:table-cell>
              <table:table-cell office:value-type="float" office:value="-11.6839166321842">
                <text:p>-11.6839166321842</text:p>
              </table:table-cell>
              <table:table-cell office:value-type="float" office:value="25.9397456279809">
                <text:p>25.9397456279809</text:p>
              </table:table-cell>
              <table:table-cell office:value-type="float" office:value="-7.06797155737526">
                <text:p>-7.06797155737526</text:p>
              </table:table-cell>
              <table:table-cell office:value-type="float" office:value="-6.28880697780778">
                <text:p>-6.28880697780778</text:p>
              </table:table-cell>
              <table:table-cell office:value-type="float" office:value="-0.0687207352396726">
                <text:p>-0.0687207352396726</text:p>
              </table:table-cell>
              <table:table-cell office:value-type="float" office:value="5.34441818934164">
                <text:p>5.3444181893416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.94738332208114">
                <text:p>4.94738332208114</text:p>
              </table:table-cell>
              <table:table-cell office:value-type="float" office:value="4.52407713918592">
                <text:p>4.52407713918592</text:p>
              </table:table-cell>
              <table:table-cell office:value-type="float" office:value="3.86419735609905">
                <text:p>3.86419735609905</text:p>
              </table:table-cell>
              <table:table-cell office:value-type="float" office:value="-1.48731624452817">
                <text:p>-1.48731624452817</text:p>
              </table:table-cell>
              <table:table-cell office:value-type="float" office:value="-7.18745127077117">
                <text:p>-7.18745127077117</text:p>
              </table:table-cell>
              <table:table-cell office:value-type="float" office:value="7.39316375198727">
                <text:p>7.39316375198727</text:p>
              </table:table-cell>
              <table:table-cell office:value-type="float" office:value="-6.66243765925474">
                <text:p>-6.66243765925474</text:p>
              </table:table-cell>
              <table:table-cell office:value-type="float" office:value="4.46750767689527">
                <text:p>4.46750767689527</text:p>
              </table:table-cell>
              <table:table-cell office:value-type="float" office:value="-11.426407430799">
                <text:p>-11.426407430799</text:p>
              </table:table-cell>
              <table:table-cell office:value-type="float" office:value="1.56728335910447">
                <text:p>1.5672833591044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1.82028442624736">
                <text:p>-1.82028442624736</text:p>
              </table:table-cell>
              <table:table-cell office:value-type="float" office:value="-1.3533462551996">
                <text:p>-1.3533462551996</text:p>
              </table:table-cell>
              <table:table-cell office:value-type="float" office:value="2.65962061981401">
                <text:p>2.65962061981401</text:p>
              </table:table-cell>
              <table:table-cell office:value-type="float" office:value="14.3738963782477">
                <text:p>14.3738963782477</text:p>
              </table:table-cell>
              <table:table-cell office:value-type="float" office:value="5.56078140993532">
                <text:p>5.56078140993532</text:p>
              </table:table-cell>
              <table:table-cell office:value-type="float" office:value="-1.88012718600955">
                <text:p>-1.88012718600955</text:p>
              </table:table-cell>
              <table:table-cell office:value-type="float" office:value="-6.95967071019447">
                <text:p>-6.95967071019447</text:p>
              </table:table-cell>
              <table:table-cell office:value-type="float" office:value="-3.1543349957532">
                <text:p>-3.1543349957532</text:p>
              </table:table-cell>
              <table:table-cell office:value-type="float" office:value="-8.10525077857874">
                <text:p>-8.10525077857874</text:p>
              </table:table-cell>
              <table:table-cell office:value-type="float" office:value="0.678715943985889">
                <text:p>0.67871594398588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.94523814709149">
                <text:p>4.94523814709149</text:p>
              </table:table-cell>
              <table:table-cell office:value-type="float" office:value="0.786741294074091">
                <text:p>0.786741294074091</text:p>
              </table:table-cell>
              <table:table-cell office:value-type="float" office:value="-0.502752793083172">
                <text:p>-0.502752793083172</text:p>
              </table:table-cell>
              <table:table-cell office:value-type="float" office:value="6.78671080427728">
                <text:p>6.78671080427728</text:p>
              </table:table-cell>
              <table:table-cell office:value-type="float" office:value="1.84447590217131">
                <text:p>1.84447590217131</text:p>
              </table:table-cell>
              <table:table-cell office:value-type="float" office:value="10.9503974562798">
                <text:p>10.9503974562798</text:p>
              </table:table-cell>
              <table:table-cell office:value-type="float" office:value="5.84349151730297">
                <text:p>5.84349151730297</text:p>
              </table:table-cell>
              <table:table-cell office:value-type="float" office:value="-4.72215519306575">
                <text:p>-4.72215519306575</text:p>
              </table:table-cell>
              <table:table-cell office:value-type="float" office:value="-16.7382146046127">
                <text:p>-16.7382146046127</text:p>
              </table:table-cell>
              <table:table-cell office:value-type="float" office:value="-9.19393253043535">
                <text:p>-9.1939325304353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.94309297210184">
                <text:p>3.94309297210184</text:p>
              </table:table-cell>
              <table:table-cell office:value-type="float" office:value="1.04940544896226">
                <text:p>1.04940544896226</text:p>
              </table:table-cell>
              <table:table-cell office:value-type="float" office:value="5.63029705773461">
                <text:p>5.63029705773461</text:p>
              </table:table-cell>
              <table:table-cell office:value-type="float" office:value="6.56073785308274">
                <text:p>6.56073785308274</text:p>
              </table:table-cell>
              <table:table-cell office:value-type="float" office:value="-6.12359692488621">
                <text:p>-6.12359692488621</text:p>
              </table:table-cell>
              <table:table-cell office:value-type="float" office:value="2.50763116057233">
                <text:p>2.50763116057233</text:p>
              </table:table-cell>
              <table:table-cell office:value-type="float" office:value="-10.6505793061393">
                <text:p>-10.6505793061393</text:p>
              </table:table-cell>
              <table:table-cell office:value-type="float" office:value="-5.91181806302676">
                <text:p>-5.91181806302676</text:p>
              </table:table-cell>
              <table:table-cell office:value-type="float" office:value="4.94997822157371">
                <text:p>4.94997822157371</text:p>
              </table:table-cell>
              <table:table-cell office:value-type="float" office:value="-1.95514841997517">
                <text:p>-1.955148419975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2.7250038112246">
                <text:p>-2.7250038112246</text:p>
              </table:table-cell>
              <table:table-cell office:value-type="float" office:value="-0.775485114445631">
                <text:p>-0.775485114445631</text:p>
              </table:table-cell>
              <table:table-cell office:value-type="float" office:value="-8.94766970838687">
                <text:p>-8.94766970838687</text:p>
              </table:table-cell>
              <table:table-cell office:value-type="float" office:value="6.5767558856197">
                <text:p>6.5767558856197</text:p>
              </table:table-cell>
              <table:table-cell office:value-type="float" office:value="12.7310211904088">
                <text:p>12.7310211904088</text:p>
              </table:table-cell>
              <table:table-cell office:value-type="float" office:value="-2.45421303656599">
                <text:p>-2.45421303656599</text:p>
              </table:table-cell>
              <table:table-cell office:value-type="float" office:value="3.35337347823247">
                <text:p>3.35337347823247</text:p>
              </table:table-cell>
              <table:table-cell office:value-type="float" office:value="-1.37159330966744">
                <text:p>-1.37159330966744</text:p>
              </table:table-cell>
              <table:table-cell office:value-type="float" office:value="-8.5912265609687">
                <text:p>-8.5912265609687</text:p>
              </table:table-cell>
              <table:table-cell office:value-type="float" office:value="2.20404098699828">
                <text:p>2.2040409869982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4409477971122">
                <text:p>11.4409477971122</text:p>
              </table:table-cell>
              <table:table-cell office:value-type="float" office:value="9.31206960385043">
                <text:p>9.31206960385043</text:p>
              </table:table-cell>
              <table:table-cell office:value-type="float" office:value="3.26334690855239">
                <text:p>3.26334690855239</text:p>
              </table:table-cell>
              <table:table-cell office:value-type="float" office:value="-0.165235098111808">
                <text:p>-0.165235098111808</text:p>
              </table:table-cell>
              <table:table-cell office:value-type="float" office:value="-8.59166975194373">
                <text:p>-8.59166975194373</text:p>
              </table:table-cell>
              <table:table-cell office:value-type="float" office:value="21.0648648648649">
                <text:p>21.0648648648649</text:p>
              </table:table-cell>
              <table:table-cell office:value-type="float" office:value="-19.1446501295816">
                <text:p>-19.1446501295816</text:p>
              </table:table-cell>
              <table:table-cell office:value-type="float" office:value="-14.1014809329878">
                <text:p>-14.1014809329878</text:p>
              </table:table-cell>
              <table:table-cell office:value-type="float" office:value="-0.361828952239911">
                <text:p>-0.361828952239911</text:p>
              </table:table-cell>
              <table:table-cell office:value-type="float" office:value="-2.71636430951499">
                <text:p>-2.7163643095149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.54051876211425">
                <text:p>4.54051876211425</text:p>
              </table:table-cell>
              <table:table-cell office:value-type="float" office:value="-1.63539756517194">
                <text:p>-1.63539756517194</text:p>
              </table:table-cell>
              <table:table-cell office:value-type="float" office:value="0.889956878715942">
                <text:p>0.889956878715942</text:p>
              </table:table-cell>
              <table:table-cell office:value-type="float" office:value="-3.01042968835072">
                <text:p>-3.01042968835072</text:p>
              </table:table-cell>
              <table:table-cell office:value-type="float" office:value="4.51471568264477">
                <text:p>4.51471568264477</text:p>
              </table:table-cell>
              <table:table-cell office:value-type="float" office:value="-14.6236883942766">
                <text:p>-14.6236883942766</text:p>
              </table:table-cell>
              <table:table-cell office:value-type="float" office:value="4.15653570572991">
                <text:p>4.15653570572991</text:p>
              </table:table-cell>
              <table:table-cell office:value-type="float" office:value="7.06058649302002">
                <text:p>7.06058649302002</text:p>
              </table:table-cell>
              <table:table-cell office:value-type="float" office:value="4.77580961299737">
                <text:p>4.77580961299737</text:p>
              </table:table-cell>
              <table:table-cell office:value-type="float" office:value="-6.66860748742296">
                <text:p>-6.6686074874229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5.45948123788575">
                <text:p>-5.45948123788575</text:p>
              </table:table-cell>
              <table:table-cell office:value-type="float" office:value="-6.63539756517194">
                <text:p>-6.63539756517194</text:p>
              </table:table-cell>
              <table:table-cell office:value-type="float" office:value="-13.6100431212841">
                <text:p>-13.6100431212841</text:p>
              </table:table-cell>
              <table:table-cell office:value-type="float" office:value="-21.0104296883507">
                <text:p>-21.0104296883507</text:p>
              </table:table-cell>
              <table:table-cell office:value-type="float" office:value="4.01471568264477">
                <text:p>4.01471568264477</text:p>
              </table:table-cell>
              <table:table-cell office:value-type="float" office:value="-0.623688394276627">
                <text:p>-0.623688394276627</text:p>
              </table:table-cell>
              <table:table-cell office:value-type="float" office:value="11.1565357057299">
                <text:p>11.1565357057299</text:p>
              </table:table-cell>
              <table:table-cell office:value-type="float" office:value="4.06058649302002">
                <text:p>4.06058649302002</text:p>
              </table:table-cell>
              <table:table-cell office:value-type="float" office:value="21.7758096129974">
                <text:p>21.7758096129974</text:p>
              </table:table-cell>
              <table:table-cell office:value-type="float" office:value="6.33139251257704">
                <text:p>6.3313925125770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.83923165712046">
                <text:p>6.83923165712046</text:p>
              </table:table-cell>
              <table:table-cell office:value-type="float" office:value="4.52220092776096">
                <text:p>4.52220092776096</text:p>
              </table:table-cell>
              <table:table-cell office:value-type="float" office:value="6.76978678920661">
                <text:p>6.76978678920661</text:p>
              </table:table-cell>
              <table:table-cell office:value-type="float" office:value="4.95398654093255">
                <text:p>4.95398654093255</text:p>
              </table:table-cell>
              <table:table-cell office:value-type="float" office:value="-2.66612801358974">
                <text:p>-2.66612801358974</text:p>
              </table:table-cell>
              <table:table-cell office:value-type="float" office:value="14.3106518282989">
                <text:p>14.3106518282989</text:p>
              </table:table-cell>
              <table:table-cell office:value-type="float" office:value="-13.9399067883355">
                <text:p>-13.9399067883355</text:p>
              </table:table-cell>
              <table:table-cell office:value-type="float" office:value="-12.4532112289566">
                <text:p>-12.4532112289566</text:p>
              </table:table-cell>
              <table:table-cell office:value-type="float" office:value="-9.81127469129081">
                <text:p>-9.81127469129081</text:p>
              </table:table-cell>
              <table:table-cell office:value-type="float" office:value="1.47466297885315">
                <text:p>1.4746629788531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370864821308">
                <text:p>0.3370864821308</text:p>
              </table:table-cell>
              <table:table-cell office:value-type="float" office:value="5.78486508264913">
                <text:p>5.78486508264913</text:p>
              </table:table-cell>
              <table:table-cell office:value-type="float" office:value="2.90283664002439">
                <text:p>2.90283664002439</text:p>
              </table:table-cell>
              <table:table-cell office:value-type="float" office:value="5.72801358973801">
                <text:p>5.72801358973801</text:p>
              </table:table-cell>
              <table:table-cell office:value-type="float" office:value="-10.1342008406473">
                <text:p>-10.1342008406473</text:p>
              </table:table-cell>
              <table:table-cell office:value-type="float" office:value="6.86788553259142">
                <text:p>6.86788553259142</text:p>
              </table:table-cell>
              <table:table-cell office:value-type="float" office:value="-0.433977611777763">
                <text:p>-0.433977611777763</text:p>
              </table:table-cell>
              <table:table-cell office:value-type="float" office:value="-7.64287409891761">
                <text:p>-7.64287409891761</text:p>
              </table:table-cell>
              <table:table-cell office:value-type="float" office:value="-4.12308186510443">
                <text:p>-4.12308186510443</text:p>
              </table:table-cell>
              <table:table-cell office:value-type="float" office:value="0.713447089313327">
                <text:p>0.71344708931332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.96341224383126">
                <text:p>9.96341224383126</text:p>
              </table:table-cell>
              <table:table-cell office:value-type="float" office:value="4.14290132195047">
                <text:p>4.14290132195047</text:p>
              </table:table-cell>
              <table:table-cell office:value-type="float" office:value="2.47079948602914">
                <text:p>2.47079948602914</text:p>
              </table:table-cell>
              <table:table-cell office:value-type="float" office:value="-2.24349805083085">
                <text:p>-2.24349805083085</text:p>
              </table:table-cell>
              <table:table-cell office:value-type="float" office:value="-9.39657207570181">
                <text:p>-9.39657207570181</text:p>
              </table:table-cell>
              <table:table-cell office:value-type="float" office:value="-0.0451510333863467">
                <text:p>-0.0451510333863467</text:p>
              </table:table-cell>
              <table:table-cell office:value-type="float" office:value="-9.51460896835594">
                <text:p>-9.51460896835594</text:p>
              </table:table-cell>
              <table:table-cell office:value-type="float" office:value="-8.99577280745694">
                <text:p>-8.99577280745694</text:p>
              </table:table-cell>
              <table:table-cell office:value-type="float" office:value="11.1250147004377">
                <text:p>11.1250147004377</text:p>
              </table:table-cell>
              <table:table-cell office:value-type="float" office:value="2.49347518348324">
                <text:p>2.4934751834832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13.0076877844807">
                <text:p>-13.0076877844807</text:p>
              </table:table-cell>
              <table:table-cell office:value-type="float" office:value="-0.314259424613978">
                <text:p>-0.314259424613978</text:p>
              </table:table-cell>
              <table:table-cell office:value-type="float" office:value="4.77910251105255">
                <text:p>4.77910251105255</text:p>
              </table:table-cell>
              <table:table-cell office:value-type="float" office:value="6.85615785003376">
                <text:p>6.85615785003376</text:p>
              </table:table-cell>
              <table:table-cell office:value-type="float" office:value="7.70274408171266">
                <text:p>7.70274408171266</text:p>
              </table:table-cell>
              <table:table-cell office:value-type="float" office:value="-2.82686804451511">
                <text:p>-2.82686804451511</text:p>
              </table:table-cell>
              <table:table-cell office:value-type="float" office:value="16.5976446631966">
                <text:p>16.5976446631966</text:p>
              </table:table-cell>
              <table:table-cell office:value-type="float" office:value="-7.32107607204303">
                <text:p>-7.32107607204303</text:p>
              </table:table-cell>
              <table:table-cell office:value-type="float" office:value="-17.4527201254437">
                <text:p>-17.4527201254437</text:p>
              </table:table-cell>
              <table:table-cell office:value-type="float" office:value="4.98696234510094">
                <text:p>4.9869623451009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.2246444671908">
                <text:p>3.2246444671908</text:p>
              </table:table-cell>
              <table:table-cell office:value-type="float" office:value="5.3083171810005">
                <text:p>5.3083171810005</text:p>
              </table:table-cell>
              <table:table-cell office:value-type="float" office:value="11.5745257747675">
                <text:p>11.5745257747675</text:p>
              </table:table-cell>
              <table:table-cell office:value-type="float" office:value="11.2173704728096">
                <text:p>11.2173704728096</text:p>
              </table:table-cell>
              <table:table-cell office:value-type="float" office:value="0.450976762419149">
                <text:p>0.450976762419149</text:p>
              </table:table-cell>
              <table:table-cell office:value-type="float" office:value="-1.10015898251193">
                <text:p>-1.10015898251193</text:p>
              </table:table-cell>
              <table:table-cell office:value-type="float" office:value="-13.6995883877431">
                <text:p>-13.6995883877431</text:p>
              </table:table-cell>
              <table:table-cell office:value-type="float" office:value="-18.9429187446915">
                <text:p>-18.9429187446915</text:p>
              </table:table-cell>
              <table:table-cell office:value-type="float" office:value="0.868436526776577">
                <text:p>0.868436526776577</text:p>
              </table:table-cell>
              <table:table-cell office:value-type="float" office:value="1.09839492998236">
                <text:p>1.0983949299823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3.07621360280506">
                <text:p>-3.07621360280506</text:p>
              </table:table-cell>
              <table:table-cell office:value-type="float" office:value="-8.08661715704423">
                <text:p>-8.08661715704423</text:p>
              </table:table-cell>
              <table:table-cell office:value-type="float" office:value="-0.672254284905378">
                <text:p>-0.672254284905378</text:p>
              </table:table-cell>
              <table:table-cell office:value-type="float" office:value="10.5269812923318">
                <text:p>10.5269812923318</text:p>
              </table:table-cell>
              <table:table-cell office:value-type="float" office:value="-8.83625236840386">
                <text:p>-8.83625236840386</text:p>
              </table:table-cell>
              <table:table-cell office:value-type="float" office:value="-15.4772655007949">
                <text:p>-15.4772655007949</text:p>
              </table:table-cell>
              <table:table-cell office:value-type="float" office:value="6.90278328287998">
                <text:p>6.90278328287998</text:p>
              </table:table-cell>
              <table:table-cell office:value-type="float" office:value="17.3812161073241">
                <text:p>17.3812161073241</text:p>
              </table:table-cell>
              <table:table-cell office:value-type="float" office:value="11.1437136572511">
                <text:p>11.1437136572511</text:p>
              </table:table-cell>
              <table:table-cell office:value-type="float" office:value="-9.80609142583357">
                <text:p>-9.8060914258335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.41520569723632">
                <text:p>5.41520569723632</text:p>
              </table:table-cell>
              <table:table-cell office:value-type="float" office:value="2.46403946250844">
                <text:p>2.46403946250844</text:p>
              </table:table-cell>
              <table:table-cell office:value-type="float" office:value="6.85994511836574">
                <text:p>6.85994511836574</text:p>
              </table:table-cell>
              <table:table-cell office:value-type="float" office:value="1.62308948755364">
                <text:p>1.62308948755364</text:p>
              </table:table-cell>
              <table:table-cell office:value-type="float" office:value="4.29145632336607">
                <text:p>4.29145632336607</text:p>
              </table:table-cell>
              <table:table-cell office:value-type="float" office:value="3.7516693163752">
                <text:p>3.7516693163752</text:p>
              </table:table-cell>
              <table:table-cell office:value-type="float" office:value="-9.07350001088921">
                <text:p>-9.07350001088921</text:p>
              </table:table-cell>
              <table:table-cell office:value-type="float" office:value="-13.37743537252">
                <text:p>-13.37743537252</text:p>
              </table:table-cell>
              <table:table-cell office:value-type="float" office:value="-1.10351503800335">
                <text:p>-1.10351503800335</text:p>
              </table:table-cell>
              <table:table-cell office:value-type="float" office:value="-0.850954983992855">
                <text:p>-0.85095498399285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.64753794890781">
                <text:p>3.64753794890781</text:p>
              </table:table-cell>
              <table:table-cell office:value-type="float" office:value="1.58661606812292">
                <text:p>1.58661606812292</text:p>
              </table:table-cell>
              <table:table-cell office:value-type="float" office:value="-2.84463161791929">
                <text:p>-2.84463161791929</text:p>
              </table:table-cell>
              <table:table-cell office:value-type="float" office:value="7.98430211032951">
                <text:p>7.98430211032951</text:p>
              </table:table-cell>
              <table:table-cell office:value-type="float" office:value="-1.96031099592743">
                <text:p>-1.96031099592743</text:p>
              </table:table-cell>
              <table:table-cell office:value-type="float" office:value="-1.52162162162162">
                <text:p>-1.52162162162162</text:p>
              </table:table-cell>
              <table:table-cell office:value-type="float" office:value="-2.37073306182894">
                <text:p>-2.37073306182894</text:p>
              </table:table-cell>
              <table:table-cell office:value-type="float" office:value="4.00072195483155">
                <text:p>4.00072195483155</text:p>
              </table:table-cell>
              <table:table-cell office:value-type="float" office:value="-5.78235838578304">
                <text:p>-5.78235838578304</text:p>
              </table:table-cell>
              <table:table-cell office:value-type="float" office:value="-2.73952239911144">
                <text:p>-2.7395223991114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5.55589433107564">
                <text:p>-5.55589433107564</text:p>
              </table:table-cell>
              <table:table-cell office:value-type="float" office:value="1.50687871594398">
                <text:p>1.50687871594398</text:p>
              </table:table-cell>
              <table:table-cell office:value-type="float" office:value="-7.33175185661084">
                <text:p>-7.33175185661084</text:p>
              </table:table-cell>
              <table:table-cell office:value-type="float" office:value="1.22274538841823">
                <text:p>1.22274538841823</text:p>
              </table:table-cell>
              <table:table-cell office:value-type="float" office:value="5.39077248078054">
                <text:p>5.39077248078054</text:p>
              </table:table-cell>
              <table:table-cell office:value-type="float" office:value="-3.53004769475359">
                <text:p>-3.53004769475359</text:p>
              </table:table-cell>
              <table:table-cell office:value-type="float" office:value="7.03875362066337">
                <text:p>7.03875362066337</text:p>
              </table:table-cell>
              <table:table-cell office:value-type="float" office:value="-0.70273863710608">
                <text:p>-0.70273863710608</text:p>
              </table:table-cell>
              <table:table-cell office:value-type="float" office:value="3.31875013611516">
                <text:p>3.31875013611516</text:p>
              </table:table-cell>
              <table:table-cell office:value-type="float" office:value="-1.35746782237515">
                <text:p>-1.3574678223751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19.195091142714">
                <text:p>-19.195091142714</text:p>
              </table:table-cell>
              <table:table-cell office:value-type="float" office:value="6.22482740597164">
                <text:p>6.22482740597164</text:p>
              </table:table-cell>
              <table:table-cell office:value-type="float" office:value="14.3985844022911">
                <text:p>14.3985844022911</text:p>
              </table:table-cell>
              <table:table-cell office:value-type="float" office:value="27.3384193218198">
                <text:p>27.3384193218198</text:p>
              </table:table-cell>
              <table:table-cell office:value-type="float" office:value="-76.15529324651">
                <text:p>-76.15529324651</text:p>
              </table:table-cell>
              <table:table-cell office:value-type="float" office:value="-51.7736089030207">
                <text:p>-51.7736089030207</text:p>
              </table:table-cell>
              <table:table-cell office:value-type="float" office:value="42.1549600365878">
                <text:p>42.1549600365878</text:p>
              </table:table-cell>
              <table:table-cell office:value-type="float" office:value="25.5121828516671">
                <text:p>25.5121828516671</text:p>
              </table:table-cell>
              <table:table-cell office:value-type="float" office:value="25.1998105276913">
                <text:p>25.1998105276913</text:p>
              </table:table-cell>
              <table:table-cell office:value-type="float" office:value="6.295208746216">
                <text:p>6.29520874621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0.9376701439554">
                <text:p>10.9376701439554</text:p>
              </table:table-cell>
              <table:table-cell office:value-type="float" office:value="2.29487118060849">
                <text:p>2.29487118060849</text:p>
              </table:table-cell>
              <table:table-cell office:value-type="float" office:value="6.06739769584249">
                <text:p>6.06739769584249</text:p>
              </table:table-cell>
              <table:table-cell office:value-type="float" office:value="10.5448265348346">
                <text:p>10.5448265348346</text:p>
              </table:table-cell>
              <table:table-cell office:value-type="float" office:value="-5.51344600039202">
                <text:p>-5.51344600039202</text:p>
              </table:table-cell>
              <table:table-cell office:value-type="float" office:value="4.64165341812399">
                <text:p>4.64165341812399</text:p>
              </table:table-cell>
              <table:table-cell office:value-type="float" office:value="3.55654115033649">
                <text:p>3.55654115033649</text:p>
              </table:table-cell>
              <table:table-cell office:value-type="float" office:value="-7.27172724698913">
                <text:p>-7.27172724698913</text:p>
              </table:table-cell>
              <table:table-cell office:value-type="float" office:value="-23.6166713853257">
                <text:p>-23.6166713853257</text:p>
              </table:table-cell>
              <table:table-cell office:value-type="float" office:value="-1.64111549099462">
                <text:p>-1.6411154909946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0.1368120739595">
                <text:p>10.1368120739595</text:p>
              </table:table-cell>
              <table:table-cell office:value-type="float" office:value="1.89993684256376">
                <text:p>1.89993684256376</text:p>
              </table:table-cell>
              <table:table-cell office:value-type="float" office:value="1.32061763616961">
                <text:p>1.32061763616961</text:p>
              </table:table-cell>
              <table:table-cell office:value-type="float" office:value="-0.145562645643224">
                <text:p>-0.145562645643224</text:p>
              </table:table-cell>
              <table:table-cell office:value-type="float" office:value="-3.80067513121502">
                <text:p>-3.80067513121502</text:p>
              </table:table-cell>
              <table:table-cell office:value-type="float" office:value="18.264546899841">
                <text:p>18.264546899841</text:p>
              </table:table-cell>
              <table:table-cell office:value-type="float" office:value="-17.8410871790404">
                <text:p>-17.8410871790404</text:p>
              </table:table-cell>
              <table:table-cell office:value-type="float" office:value="2.05240760502647">
                <text:p>2.05240760502647</text:p>
              </table:table-cell>
              <table:table-cell office:value-type="float" office:value="-6.34139425485114">
                <text:p>-6.34139425485114</text:p>
              </table:table-cell>
              <table:table-cell office:value-type="float" office:value="-5.54560184681055">
                <text:p>-5.5456018468105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.80276368229632">
                <text:p>1.80276368229632</text:p>
              </table:table-cell>
              <table:table-cell office:value-type="float" office:value="-8.01250843914019">
                <text:p>-8.01250843914019</text:p>
              </table:table-cell>
              <table:table-cell office:value-type="float" office:value="2.53163425310886">
                <text:p>2.53163425310886</text:p>
              </table:table-cell>
              <table:table-cell office:value-type="float" office:value="0.112446370625257">
                <text:p>0.112446370625257</text:p>
              </table:table-cell>
              <table:table-cell office:value-type="float" office:value="-3.62336607356752">
                <text:p>-3.62336607356752</text:p>
              </table:table-cell>
              <table:table-cell office:value-type="float" office:value="2.78362480127184">
                <text:p>2.78362480127184</text:p>
              </table:table-cell>
              <table:table-cell office:value-type="float" office:value="-6.33911078685455">
                <text:p>-6.33911078685455</text:p>
              </table:table-cell>
              <table:table-cell office:value-type="float" office:value="-4.67748001829388">
                <text:p>-4.67748001829388</text:p>
              </table:table-cell>
              <table:table-cell office:value-type="float" office:value="8.88800335387765">
                <text:p>8.88800335387765</text:p>
              </table:table-cell>
              <table:table-cell office:value-type="float" office:value="6.53399285667618">
                <text:p>6.5339928566761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.33595400396368">
                <text:p>2.33595400396368</text:p>
              </table:table-cell>
              <table:table-cell office:value-type="float" office:value="-3.99499749548098">
                <text:p>-3.99499749548098</text:p>
              </table:table-cell>
              <table:table-cell office:value-type="float" office:value="0.573837576496722">
                <text:p>0.573837576496722</text:p>
              </table:table-cell>
              <table:table-cell office:value-type="float" office:value="10.164048173879">
                <text:p>10.164048173879</text:p>
              </table:table-cell>
              <table:table-cell office:value-type="float" office:value="9.41209573796198">
                <text:p>9.41209573796198</text:p>
              </table:table-cell>
              <table:table-cell office:value-type="float" office:value="-17.112559618442">
                <text:p>-17.112559618442</text:p>
              </table:table-cell>
              <table:table-cell office:value-type="float" office:value="-5.23871550841734">
                <text:p>-5.23871550841734</text:p>
              </table:table-cell>
              <table:table-cell office:value-type="float" office:value="6.37654245704206">
                <text:p>6.37654245704206</text:p>
              </table:table-cell>
              <table:table-cell office:value-type="float" office:value="7.93388287562341">
                <text:p>7.93388287562341</text:p>
              </table:table-cell>
              <table:table-cell office:value-type="float" office:value="-10.4500882026265">
                <text:p>-10.450088202626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11.1993814926933">
                <text:p>-11.1993814926933</text:p>
              </table:table-cell>
              <table:table-cell office:value-type="float" office:value="-4.74984428425202">
                <text:p>-4.74984428425202</text:p>
              </table:table-cell>
              <table:table-cell office:value-type="float" office:value="7.16468410392665">
                <text:p>7.16468410392665</text:p>
              </table:table-cell>
              <table:table-cell office:value-type="float" office:value="26.8864734194307">
                <text:p>26.8864734194307</text:p>
              </table:table-cell>
              <table:table-cell office:value-type="float" office:value="19.908561099375">
                <text:p>19.908561099375</text:p>
              </table:table-cell>
              <table:table-cell office:value-type="float" office:value="-53.6591414944356">
                <text:p>-53.6591414944356</text:p>
              </table:table-cell>
              <table:table-cell office:value-type="float" office:value="6.16681838970317">
                <text:p>6.16681838970317</text:p>
              </table:table-cell>
              <table:table-cell office:value-type="float" office:value="10.1328571117451">
                <text:p>10.1328571117451</text:p>
              </table:table-cell>
              <table:table-cell office:value-type="float" office:value="7.57619618006403">
                <text:p>7.57619618006403</text:p>
              </table:table-cell>
              <table:table-cell office:value-type="float" office:value="-8.22722303286365">
                <text:p>-8.2272230328636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4.2320926889823">
                <text:p>4.2320926889823</text:p>
              </table:table-cell>
              <table:table-cell office:value-type="float" office:value="6.47779798331773">
                <text:p>6.47779798331773</text:p>
              </table:table-cell>
              <table:table-cell office:value-type="float" office:value="4.71332730796873">
                <text:p>4.71332730796873</text:p>
              </table:table-cell>
              <table:table-cell office:value-type="float" office:value="-2.94270313827122">
                <text:p>-2.94270313827122</text:p>
              </table:table-cell>
              <table:table-cell office:value-type="float" office:value="6.36956464925844">
                <text:p>6.36956464925844</text:p>
              </table:table-cell>
              <table:table-cell office:value-type="float" office:value="22.6904610492846">
                <text:p>22.6904610492846</text:p>
              </table:table-cell>
              <table:table-cell office:value-type="float" office:value="-1.52804299061349">
                <text:p>-1.52804299061349</text:p>
              </table:table-cell>
              <table:table-cell office:value-type="float" office:value="-8.16485070888777">
                <text:p>-8.16485070888777</text:p>
              </table:table-cell>
              <table:table-cell office:value-type="float" office:value="-11.8273700372411">
                <text:p>-11.8273700372411</text:p>
              </table:table-cell>
              <table:table-cell office:value-type="float" office:value="-20.0202768037982">
                <text:p>-20.020276803798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573055730992877">
                <text:p>-0.573055730992877</text:p>
              </table:table-cell>
              <table:table-cell office:value-type="float" office:value="-1.39180804495067">
                <text:p>-1.39180804495067</text:p>
              </table:table-cell>
              <table:table-cell office:value-type="float" office:value="-9.7673530500686">
                <text:p>-9.7673530500686</text:p>
              </table:table-cell>
              <table:table-cell office:value-type="float" office:value="-3.58503822113813">
                <text:p>-3.58503822113813</text:p>
              </table:table-cell>
              <table:table-cell office:value-type="float" office:value="16.6461898643204">
                <text:p>16.6461898643204</text:p>
              </table:table-cell>
              <table:table-cell office:value-type="float" office:value="16.4278219395867">
                <text:p>16.4278219395867</text:p>
              </table:table-cell>
              <table:table-cell office:value-type="float" office:value="-2.913812966875">
                <text:p>-2.913812966875</text:p>
              </table:table-cell>
              <table:table-cell office:value-type="float" office:value="2.77995840320579">
                <text:p>2.77995840320579</text:p>
              </table:table-cell>
              <table:table-cell office:value-type="float" office:value="-10.1757072543938">
                <text:p>-10.1757072543938</text:p>
              </table:table-cell>
              <table:table-cell office:value-type="float" office:value="-7.44719493869373">
                <text:p>-7.4471949386937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9.22565716401333">
                <text:p>9.22565716401333</text:p>
              </table:table-cell>
              <table:table-cell office:value-type="float" office:value="-1.73420955201777">
                <text:p>-1.73420955201777</text:p>
              </table:table-cell>
              <table:table-cell office:value-type="float" office:value="-10.8875231395779">
                <text:p>-10.8875231395779</text:p>
              </table:table-cell>
              <table:table-cell office:value-type="float" office:value="-9.62062199185486">
                <text:p>-9.62062199185486</text:p>
              </table:table-cell>
              <table:table-cell office:value-type="float" office:value="-8.53465383191411">
                <text:p>-8.53465383191411</text:p>
              </table:table-cell>
              <table:table-cell office:value-type="float" office:value="14.3621621621622">
                <text:p>14.3621621621622</text:p>
              </table:table-cell>
              <table:table-cell office:value-type="float" office:value="-5.01025546094037">
                <text:p>-5.01025546094037</text:p>
              </table:table-cell>
              <table:table-cell office:value-type="float" office:value="11.2661606812292">
                <text:p>11.2661606812292</text:p>
              </table:table-cell>
              <table:table-cell office:value-type="float" office:value="-1.76279155868196">
                <text:p>-1.76279155868196</text:p>
              </table:table-cell>
              <table:table-cell office:value-type="float" office:value="2.69607552758238">
                <text:p>2.6960755275823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.41621839405885">
                <text:p>2.41621839405885</text:p>
              </table:table-cell>
              <table:table-cell office:value-type="float" office:value="-4.07848727050983">
                <text:p>-4.07848727050983</text:p>
              </table:table-cell>
              <table:table-cell office:value-type="float" office:value="-16.1021037959797">
                <text:p>-16.1021037959797</text:p>
              </table:table-cell>
              <table:table-cell office:value-type="float" office:value="-6.21490297711087">
                <text:p>-6.21490297711087</text:p>
              </table:table-cell>
              <table:table-cell office:value-type="float" office:value="-2.69417427096718">
                <text:p>-2.69417427096718</text:p>
              </table:table-cell>
              <table:table-cell office:value-type="float" office:value="-0.786009538950722">
                <text:p>-0.786009538950722</text:p>
              </table:table-cell>
              <table:table-cell office:value-type="float" office:value="4.61583291591352">
                <text:p>4.61583291591352</text:p>
              </table:table-cell>
              <table:table-cell office:value-type="float" office:value="8.83164405340071">
                <text:p>8.83164405340071</text:p>
              </table:table-cell>
              <table:table-cell office:value-type="float" office:value="11.2652568765381">
                <text:p>11.2652568765381</text:p>
              </table:table-cell>
              <table:table-cell office:value-type="float" office:value="2.74672561360716">
                <text:p>2.7467256136071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8.24597643574276">
                <text:p>8.24597643574276</text:p>
              </table:table-cell>
              <table:table-cell office:value-type="float" office:value="1.85928632097045">
                <text:p>1.85928632097045</text:p>
              </table:table-cell>
              <table:table-cell office:value-type="float" office:value="-2.0470207112834">
                <text:p>-2.0470207112834</text:p>
              </table:table-cell>
              <table:table-cell office:value-type="float" office:value="-1.92485789576845">
                <text:p>-1.92485789576845</text:p>
              </table:table-cell>
              <table:table-cell office:value-type="float" office:value="-3.8076289827297">
                <text:p>-3.8076289827297</text:p>
              </table:table-cell>
              <table:table-cell office:value-type="float" office:value="-0.190620031796499">
                <text:p>-0.190620031796499</text:p>
              </table:table-cell>
              <table:table-cell office:value-type="float" office:value="16.125714876843">
                <text:p>16.125714876843</text:p>
              </table:table-cell>
              <table:table-cell office:value-type="float" office:value="-0.817794063200985">
                <text:p>-0.817794063200985</text:p>
              </table:table-cell>
              <table:table-cell office:value-type="float" office:value="-20.5877550798179">
                <text:p>-20.5877550798179</text:p>
              </table:table-cell>
              <table:table-cell office:value-type="float" office:value="3.14469913104079">
                <text:p>3.1446991310407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6.15445259925518">
                <text:p>-6.15445259925518</text:p>
              </table:table-cell>
              <table:table-cell office:value-type="float" office:value="-3.08818084805192">
                <text:p>-3.08818084805192</text:p>
              </table:table-cell>
              <table:table-cell office:value-type="float" office:value="2.57958925888016">
                <text:p>2.57958925888016</text:p>
              </table:table-cell>
              <table:table-cell office:value-type="float" office:value="-6.27005248600736">
                <text:p>-6.27005248600736</text:p>
              </table:table-cell>
              <table:table-cell office:value-type="float" office:value="-17.7012435481412">
                <text:p>-17.7012435481412</text:p>
              </table:table-cell>
              <table:table-cell office:value-type="float" office:value="15.120826709062">
                <text:p>15.120826709062</text:p>
              </table:table-cell>
              <table:table-cell office:value-type="float" office:value="-25.5730992878455">
                <text:p>-25.5730992878455</text:p>
              </table:table-cell>
              <table:table-cell office:value-type="float" office:value="2.34427336280681">
                <text:p>2.34427336280681</text:p>
              </table:table-cell>
              <table:table-cell office:value-type="float" office:value="22.5498834854193">
                <text:p>22.5498834854193</text:p>
              </table:table-cell>
              <table:table-cell office:value-type="float" office:value="16.1924559531328">
                <text:p>16.192455953132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11.4574558442407">
                <text:p>-11.4574558442407</text:p>
              </table:table-cell>
              <table:table-cell office:value-type="float" office:value="3.27954896879151">
                <text:p>3.27954896879151</text:p>
              </table:table-cell>
              <table:table-cell office:value-type="float" office:value="9.96585905002505">
                <text:p>9.96585905002505</text:p>
              </table:table-cell>
              <table:table-cell office:value-type="float" office:value="14.3135853823203">
                <text:p>14.3135853823203</text:p>
              </table:table-cell>
              <table:table-cell office:value-type="float" office:value="17.0434544939783">
                <text:p>17.0434544939783</text:p>
              </table:table-cell>
              <table:table-cell office:value-type="float" office:value="-37.1990461049285">
                <text:p>-37.1990461049285</text:p>
              </table:table-cell>
              <table:table-cell office:value-type="float" office:value="-1.46479844066467">
                <text:p>-1.46479844066467</text:p>
              </table:table-cell>
              <table:table-cell office:value-type="float" office:value="-0.52125465513862">
                <text:p>-0.52125465513862</text:p>
              </table:table-cell>
              <table:table-cell office:value-type="float" office:value="1.51335344208027">
                <text:p>1.51335344208027</text:p>
              </table:table-cell>
              <table:table-cell office:value-type="float" office:value="4.52675370777708">
                <text:p>4.5267537077770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2.6940784458915">
                <text:p>-2.6940784458915</text:p>
              </table:table-cell>
              <table:table-cell office:value-type="float" office:value="1.68230067295337">
                <text:p>1.68230067295337</text:p>
              </table:table-cell>
              <table:table-cell office:value-type="float" office:value="4.93653548794564">
                <text:p>4.93653548794564</text:p>
              </table:table-cell>
              <table:table-cell office:value-type="float" office:value="9.5004268571553">
                <text:p>9.5004268571553</text:p>
              </table:table-cell>
              <table:table-cell office:value-type="float" office:value="4.85907615915674">
                <text:p>4.85907615915674</text:p>
              </table:table-cell>
              <table:table-cell office:value-type="float" office:value="-18.3112877583466">
                <text:p>-18.3112877583466</text:p>
              </table:table-cell>
              <table:table-cell office:value-type="float" office:value="-5.15570703660953">
                <text:p>-5.15570703660953</text:p>
              </table:table-cell>
              <table:table-cell office:value-type="float" office:value="12.7212622775878">
                <text:p>12.7212622775878</text:p>
              </table:table-cell>
              <table:table-cell office:value-type="float" office:value="-10.4314175577673">
                <text:p>-10.4314175577673</text:p>
              </table:table-cell>
              <table:table-cell office:value-type="float" office:value="2.89288934381602">
                <text:p>2.8928893438160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9.43868284077792">
                <text:p>9.43868284077792</text:p>
              </table:table-cell>
              <table:table-cell office:value-type="float" office:value="-0.247655552409785">
                <text:p>-0.247655552409785</text:p>
              </table:table-cell>
              <table:table-cell office:value-type="float" office:value="-0.394651218502958">
                <text:p>-0.394651218502958</text:p>
              </table:table-cell>
              <table:table-cell office:value-type="float" office:value="-20.7931659298299">
                <text:p>-20.7931659298299</text:p>
              </table:table-cell>
              <table:table-cell office:value-type="float" office:value="-7.99907659472527">
                <text:p>-7.99907659472527</text:p>
              </table:table-cell>
              <table:table-cell office:value-type="float" office:value="24.1039745627981">
                <text:p>24.1039745627981</text:p>
              </table:table-cell>
              <table:table-cell office:value-type="float" office:value="24.2458740771392">
                <text:p>24.2458740771392</text:p>
              </table:table-cell>
              <table:table-cell office:value-type="float" office:value="-9.06264782106845">
                <text:p>-9.06264782106845</text:p>
              </table:table-cell>
              <table:table-cell office:value-type="float" office:value="-10.2478994707842">
                <text:p>-10.2478994707842</text:p>
              </table:table-cell>
              <table:table-cell office:value-type="float" office:value="-9.0434348933946">
                <text:p>-9.043434893394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11.9638913692097">
                <text:p>-11.9638913692097</text:p>
              </table:table-cell>
              <table:table-cell office:value-type="float" office:value="-9.43245856654398">
                <text:p>-9.43245856654398</text:p>
              </table:table-cell>
              <table:table-cell office:value-type="float" office:value="-23.6349913975216">
                <text:p>-23.6349913975216</text:p>
              </table:table-cell>
              <table:table-cell office:value-type="float" office:value="10.6356665287366">
                <text:p>10.6356665287366</text:p>
              </table:table-cell>
              <table:table-cell office:value-type="float" office:value="0.639236012805711">
                <text:p>0.639236012805711</text:p>
              </table:table-cell>
              <table:table-cell office:value-type="float" office:value="-13.0273449920509">
                <text:p>-13.0273449920509</text:p>
              </table:table-cell>
              <table:table-cell office:value-type="float" office:value="5.05298908900844">
                <text:p>5.05298908900844</text:p>
              </table:table-cell>
              <table:table-cell office:value-type="float" office:value="7.90975673497834">
                <text:p>7.90975673497834</text:p>
              </table:table-cell>
              <table:table-cell office:value-type="float" office:value="21.5779319206394">
                <text:p>21.5779319206394</text:p>
              </table:table-cell>
              <table:table-cell office:value-type="float" office:value="12.2431060391576">
                <text:p>12.243106039157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7.1356795957924">
                <text:p>7.1356795957924</text:p>
              </table:table-cell>
              <table:table-cell office:value-type="float" office:value="1.12007426443365">
                <text:p>1.12007426443365</text:p>
              </table:table-cell>
              <table:table-cell office:value-type="float" office:value="-0.508381427358067">
                <text:p>-0.508381427358067</text:p>
              </table:table-cell>
              <table:table-cell office:value-type="float" office:value="1.29047193849772">
                <text:p>1.29047193849772</text:p>
              </table:table-cell>
              <table:table-cell office:value-type="float" office:value="15.2456214473942">
                <text:p>15.2456214473942</text:p>
              </table:table-cell>
              <table:table-cell office:value-type="float" office:value="7.28410174880762">
                <text:p>7.28410174880762</text:p>
              </table:table-cell>
              <table:table-cell office:value-type="float" office:value="-15.64582507568">
                <text:p>-15.64582507568</text:p>
              </table:table-cell>
              <table:table-cell office:value-type="float" office:value="17.0718241609861">
                <text:p>17.0718241609861</text:p>
              </table:table-cell>
              <table:table-cell office:value-type="float" office:value="-19.2844295141233">
                <text:p>-19.2844295141233</text:p>
              </table:table-cell>
              <table:table-cell office:value-type="float" office:value="-13.7091371387504">
                <text:p>-13.709137138750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.79090532918091">
                <text:p>2.79090532918091</text:p>
              </table:table-cell>
              <table:table-cell office:value-type="float" office:value="1.52094975717054">
                <text:p>1.52094975717054</text:p>
              </table:table-cell>
              <table:table-cell office:value-type="float" office:value="-1.13211555632991">
                <text:p>-1.13211555632991</text:p>
              </table:table-cell>
              <table:table-cell office:value-type="float" office:value="7.91861619879347">
                <text:p>7.91861619879347</text:p>
              </table:table-cell>
              <table:table-cell office:value-type="float" office:value="6.58256636975412">
                <text:p>6.58256636975412</text:p>
              </table:table-cell>
              <table:table-cell office:value-type="float" office:value="-27.4106518282989">
                <text:p>-27.4106518282989</text:p>
              </table:table-cell>
              <table:table-cell office:value-type="float" office:value="-7.61420280070561">
                <text:p>-7.61420280070561</text:p>
              </table:table-cell>
              <table:table-cell office:value-type="float" office:value="3.39362218786071">
                <text:p>3.39362218786071</text:p>
              </table:table-cell>
              <table:table-cell office:value-type="float" office:value="8.38593222553738">
                <text:p>8.38593222553738</text:p>
              </table:table-cell>
              <table:table-cell office:value-type="float" office:value="5.56437811703727">
                <text:p>5.5643781170372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12.8440011324782">
                <text:p>-12.8440011324782</text:p>
              </table:table-cell>
              <table:table-cell office:value-type="float" office:value="5.71357013742187">
                <text:p>5.71357013742187</text:p>
              </table:table-cell>
              <table:table-cell office:value-type="float" office:value="5.33212100093647">
                <text:p>5.33212100093647</text:p>
              </table:table-cell>
              <table:table-cell office:value-type="float" office:value="-3.01376396541586">
                <text:p>-3.01376396541586</text:p>
              </table:table-cell>
              <table:table-cell office:value-type="float" office:value="7.9726462965786">
                <text:p>7.9726462965786</text:p>
              </table:table-cell>
              <table:table-cell office:value-type="float" office:value="11.7313195548489">
                <text:p>11.7313195548489</text:p>
              </table:table-cell>
              <table:table-cell office:value-type="float" office:value="-2.50985473789663">
                <text:p>-2.50985473789663</text:p>
              </table:table-cell>
              <table:table-cell office:value-type="float" office:value="0.987869416555967">
                <text:p>0.987869416555967</text:p>
              </table:table-cell>
              <table:table-cell office:value-type="float" office:value="-8.10939303525927">
                <text:p>-8.10939303525927</text:p>
              </table:table-cell>
              <table:table-cell office:value-type="float" office:value="-5.26051353529194">
                <text:p>-5.2605135352919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1.2555698325239">
                <text:p>21.2555698325239</text:p>
              </table:table-cell>
              <table:table-cell office:value-type="float" office:value="9.7661029683995">
                <text:p>9.7661029683995</text:p>
              </table:table-cell>
              <table:table-cell office:value-type="float" office:value="18.4587309711">
                <text:p>18.4587309711</text:p>
              </table:table-cell>
              <table:table-cell office:value-type="float" office:value="-3.35895855565477">
                <text:p>-3.35895855565477</text:p>
              </table:table-cell>
              <table:table-cell office:value-type="float" office:value="-22.9209682688329">
                <text:p>-22.9209682688329</text:p>
              </table:table-cell>
              <table:table-cell office:value-type="float" office:value="14.0427662957075">
                <text:p>14.0427662957075</text:p>
              </table:table-cell>
              <table:table-cell office:value-type="float" office:value="-2.20866890258509">
                <text:p>-2.20866890258509</text:p>
              </table:table-cell>
              <table:table-cell office:value-type="float" office:value="-11.8500631574362">
                <text:p>-11.8500631574362</text:p>
              </table:table-cell>
              <table:table-cell office:value-type="float" office:value="-26.971754470022">
                <text:p>-26.971754470022</text:p>
              </table:table-cell>
              <table:table-cell office:value-type="float" office:value="3.7872432868001">
                <text:p>3.787243286800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4.61166888080668">
                <text:p>-4.61166888080668</text:p>
              </table:table-cell>
              <table:table-cell office:value-type="float" office:value="6.83614674303635">
                <text:p>6.83614674303635</text:p>
              </table:table-cell>
              <table:table-cell office:value-type="float" office:value="3.12754426465143">
                <text:p>3.12754426465143</text:p>
              </table:table-cell>
              <table:table-cell office:value-type="float" office:value="-13.15255134264">
                <text:p>-13.15255134264</text:p>
              </table:table-cell>
              <table:table-cell office:value-type="float" office:value="-8.2791210227149">
                <text:p>-8.2791210227149</text:p>
              </table:table-cell>
              <table:table-cell office:value-type="float" office:value="-13.5419713831479">
                <text:p>-13.5419713831479</text:p>
              </table:table-cell>
              <table:table-cell office:value-type="float" office:value="-20.8070877888364">
                <text:p>-20.8070877888364</text:p>
              </table:table-cell>
              <table:table-cell office:value-type="float" office:value="12.3660267439075">
                <text:p>12.3660267439075</text:p>
              </table:table-cell>
              <table:table-cell office:value-type="float" office:value="25.211763616961">
                <text:p>25.211763616961</text:p>
              </table:table-cell>
              <table:table-cell office:value-type="float" office:value="12.8509190495895">
                <text:p>12.850919049589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9.61381405579633">
                <text:p>-9.61381405579633</text:p>
              </table:table-cell>
              <table:table-cell office:value-type="float" office:value="-4.90118910207548">
                <text:p>-4.90118910207548</text:p>
              </table:table-cell>
              <table:table-cell office:value-type="float" office:value="-18.7394058845308">
                <text:p>-18.7394058845308</text:p>
              </table:table-cell>
              <table:table-cell office:value-type="float" office:value="-18.3785242938345">
                <text:p>-18.3785242938345</text:p>
              </table:table-cell>
              <table:table-cell office:value-type="float" office:value="-0.247193849772415">
                <text:p>-0.247193849772415</text:p>
              </table:table-cell>
              <table:table-cell office:value-type="float" office:value="13.0152623211447">
                <text:p>13.0152623211447</text:p>
              </table:table-cell>
              <table:table-cell office:value-type="float" office:value="2.69884138772133">
                <text:p>2.69884138772133</text:p>
              </table:table-cell>
              <table:table-cell office:value-type="float" office:value="16.1763638739465">
                <text:p>16.1763638739465</text:p>
              </table:table-cell>
              <table:table-cell office:value-type="float" office:value="14.8999564431474">
                <text:p>14.8999564431474</text:p>
              </table:table-cell>
              <table:table-cell office:value-type="float" office:value="5.08970316004966">
                <text:p>5.0897031600496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4.88577215410415">
                <text:p>-4.88577215410415</text:p>
              </table:table-cell>
              <table:table-cell office:value-type="float" office:value="-6.75328418668467">
                <text:p>-6.75328418668467</text:p>
              </table:table-cell>
              <table:table-cell office:value-type="float" office:value="-11.6778829191803">
                <text:p>-11.6778829191803</text:p>
              </table:table-cell>
              <table:table-cell office:value-type="float" office:value="9.53074242655227">
                <text:p>9.53074242655227</text:p>
              </table:table-cell>
              <table:table-cell office:value-type="float" office:value="-3.93510682318096">
                <text:p>-3.93510682318096</text:p>
              </table:table-cell>
              <table:table-cell office:value-type="float" office:value="-4.1435612082671">
                <text:p>-4.1435612082671</text:p>
              </table:table-cell>
              <table:table-cell office:value-type="float" office:value="-10.586533310103">
                <text:p>-10.586533310103</text:p>
              </table:table-cell>
              <table:table-cell office:value-type="float" office:value="14.175195461376">
                <text:p>14.175195461376</text:p>
              </table:table-cell>
              <table:table-cell office:value-type="float" office:value="12.5974987477405">
                <text:p>12.5974987477405</text:p>
              </table:table-cell>
              <table:table-cell office:value-type="float" office:value="5.67870396585143">
                <text:p>5.6787039658514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7.778034279243">
                <text:p>17.778034279243</text:p>
              </table:table-cell>
              <table:table-cell office:value-type="float" office:value="5.09693468649955">
                <text:p>5.09693468649955</text:p>
              </table:table-cell>
              <table:table-cell office:value-type="float" office:value="-4.33381645142323">
                <text:p>-4.33381645142323</text:p>
              </table:table-cell>
              <table:table-cell office:value-type="float" office:value="-12.4372215083738">
                <text:p>-12.4372215083738</text:p>
              </table:table-cell>
              <table:table-cell office:value-type="float" office:value="-8.22587059259098">
                <text:p>-8.22587059259098</text:p>
              </table:table-cell>
              <table:table-cell office:value-type="float" office:value="26.9327503974563">
                <text:p>26.9327503974563</text:p>
              </table:table-cell>
              <table:table-cell office:value-type="float" office:value="-0.578627741359412">
                <text:p>-0.578627741359412</text:p>
              </table:table-cell>
              <table:table-cell office:value-type="float" office:value="-18.7443550319054">
                <text:p>-18.7443550319054</text:p>
              </table:table-cell>
              <table:table-cell office:value-type="float" office:value="-6.48491081734434">
                <text:p>-6.48491081734434</text:p>
              </table:table-cell>
              <table:table-cell office:value-type="float" office:value="0.997082779798333">
                <text:p>0.99708277979833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4.48963346908553">
                <text:p>-4.48963346908553</text:p>
              </table:table-cell>
              <table:table-cell office:value-type="float" office:value="0.219511292114031">
                <text:p>0.219511292114031</text:p>
              </table:table-cell>
              <table:table-cell office:value-type="float" office:value="-22.0383931877083">
                <text:p>-22.0383931877083</text:p>
              </table:table-cell>
              <table:table-cell office:value-type="float" office:value="-8.57600888559793">
                <text:p>-8.57600888559793</text:p>
              </table:table-cell>
              <table:table-cell office:value-type="float" office:value="0.522362088115514">
                <text:p>0.522362088115514</text:p>
              </table:table-cell>
              <table:table-cell office:value-type="float" office:value="8.65945945945944">
                <text:p>8.65945945945944</text:p>
              </table:table-cell>
              <table:table-cell office:value-type="float" office:value="1.12413920770086">
                <text:p>1.12413920770086</text:p>
              </table:table-cell>
              <table:table-cell office:value-type="float" office:value="7.63380229544613">
                <text:p>7.63380229544613</text:p>
              </table:table-cell>
              <table:table-cell office:value-type="float" office:value="16.836245834876">
                <text:p>16.836245834876</text:p>
              </table:table-cell>
              <table:table-cell office:value-type="float" office:value="0.10851536467975">
                <text:p>0.1085153646797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12.0753206873271">
                <text:p>-12.0753206873271</text:p>
              </table:table-cell>
              <table:table-cell office:value-type="float" office:value="5.04846679878912">
                <text:p>5.04846679878912</text:p>
              </table:table-cell>
              <table:table-cell office:value-type="float" office:value="20.0746488228761">
                <text:p>20.0746488228761</text:p>
              </table:table-cell>
              <table:table-cell office:value-type="float" office:value="26.2870309471438">
                <text:p>26.2870309471438</text:p>
              </table:table-cell>
              <table:table-cell office:value-type="float" office:value="6.73878302153887">
                <text:p>6.73878302153887</text:p>
              </table:table-cell>
              <table:table-cell office:value-type="float" office:value="-70.5330683624801">
                <text:p>-70.5330683624801</text:p>
              </table:table-cell>
              <table:table-cell office:value-type="float" office:value="1.47671123984583">
                <text:p>1.47671123984583</text:p>
              </table:table-cell>
              <table:table-cell office:value-type="float" office:value="26.8187915151251">
                <text:p>26.8187915151251</text:p>
              </table:table-cell>
              <table:table-cell office:value-type="float" office:value="6.93822222706189">
                <text:p>6.93822222706189</text:p>
              </table:table-cell>
              <table:table-cell office:value-type="float" office:value="-10.7742655225733">
                <text:p>-10.774265522573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.22339220767908">
                <text:p>4.22339220767908</text:p>
              </table:table-cell>
              <table:table-cell office:value-type="float" office:value="-2.29393470827798">
                <text:p>-2.29393470827798</text:p>
              </table:table-cell>
              <table:table-cell office:value-type="float" office:value="13.9544787333667">
                <text:p>13.9544787333667</text:p>
              </table:table-cell>
              <table:table-cell office:value-type="float" office:value="7.25144717642704">
                <text:p>7.25144717642704</text:p>
              </table:table-cell>
              <table:table-cell office:value-type="float" office:value="12.0579393253044">
                <text:p>12.0579393253044</text:p>
              </table:table-cell>
              <table:table-cell office:value-type="float" office:value="5.40127186009539">
                <text:p>5.40127186009539</text:p>
              </table:table-cell>
              <table:table-cell office:value-type="float" office:value="-12.6197312542195">
                <text:p>-12.6197312542195</text:p>
              </table:table-cell>
              <table:table-cell office:value-type="float" office:value="-10.6950062068515">
                <text:p>-10.6950062068515</text:p>
              </table:table-cell>
              <table:table-cell office:value-type="float" office:value="-15.6488620772263">
                <text:p>-15.6488620772263</text:p>
              </table:table-cell>
              <table:table-cell office:value-type="float" office:value="-1.63099505629723">
                <text:p>-1.6309950562972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85186314436919">
                <text:p>0.85186314436919</text:p>
              </table:table-cell>
              <table:table-cell office:value-type="float" office:value="1.3014373761352">
                <text:p>1.3014373761352</text:p>
              </table:table-cell>
              <table:table-cell office:value-type="float" office:value="3.3893917285537">
                <text:p>3.3893917285537</text:p>
              </table:table-cell>
              <table:table-cell office:value-type="float" office:value="-15.4940915129473">
                <text:p>-15.4940915129473</text:p>
              </table:table-cell>
              <table:table-cell office:value-type="float" office:value="12.2636409173073">
                <text:p>12.2636409173073</text:p>
              </table:table-cell>
              <table:table-cell office:value-type="float" office:value="15.9310015898251">
                <text:p>15.9310015898251</text:p>
              </table:table-cell>
              <table:table-cell office:value-type="float" office:value="-5.20629178735541">
                <text:p>-5.20629178735541</text:p>
              </table:table-cell>
              <table:table-cell office:value-type="float" office:value="-0.85824204542979">
                <text:p>-0.85824204542979</text:p>
              </table:table-cell>
              <table:table-cell office:value-type="float" office:value="-1.08895833787049">
                <text:p>-1.08895833787049</text:p>
              </table:table-cell>
              <table:table-cell office:value-type="float" office:value="-11.0897510725875">
                <text:p>-11.0897510725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64cm" svg:y="0.316cm" chart:style-name="ch2">
          <text:p>Distribution nombre d'individus par carreaux</text:p>
        </chart:title>
        <chart:subtitle svg:x="7.374cm" svg:y="1.275cm" chart:style-name="ch3">
          <text:p>Bondy</text:p>
        </chart:subtitle>
        <chart:plot-area chart:style-name="ch4" table:cell-range-address="calculs.Q4:calculs.R8" chart:data-source-has-labels="both" svg:x="1.331cm" svg:y="2.138cm" svg:width="14.349cm" svg:height="5.701cm">
          <chart:coordinate-region svg:x="1.952cm" svg:y="2.337cm" svg:width="13.728cm" svg:height="4.855cm"/>
          <chart:axis chart:dimension="x" chart:name="primary-x" chart:style-name="ch5" chartooo:axis-type="auto">
            <chartooo:date-scale/>
            <chart:title svg:x="7.456cm" svg:y="8.019cm" chart:style-name="ch6">
              <text:p>nb d'individus</text:p>
            </chart:title>
            <chart:categories table:cell-range-address="calculs.Q5:calculs.Q8"/>
          </chart:axis>
          <chart:axis chart:dimension="y" chart:name="primary-y" chart:style-name="ch7">
            <chart:title svg:x="0.451cm" svg:y="6.13cm" chart:style-name="ch8">
              <text:p>nb de carreaux</text:p>
            </chart:title>
            <chart:grid chart:style-name="ch9" chart:class="major"/>
          </chart:axis>
          <chart:series chart:style-name="ch10" chart:values-cell-range-address="calculs.R5:calculs.R8" chart:label-cell-address="calculs.R4:calculs.R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if</text:p>
                <draw:g>
                  <svg:desc>calculs.R4:calculs.R4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calculs.Q5:calculs.Q8</svg:desc>
                </draw:g>
              </table:table-cell>
              <table:table-cell office:value-type="float" office:value="61">
                <text:p>61</text:p>
                <draw:g>
                  <svg:desc>calculs.R5:calculs.R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45cm" svg:y="0.316cm" chart:style-name="ch2">
          <text:p>Ecart réel / théorique age population</text:p>
        </chart:title>
        <chart:subtitle svg:x="5.668cm" svg:y="1.275cm" chart:style-name="ch3">
          <text:p>Bondy (4 carreaux sur 91)</text:p>
        </chart:subtitle>
        <chart:legend chart:legend-position="end" svg:x="13.684cm" svg:y="1.96cm" style:legend-expansion="high" chart:style-name="ch4"/>
        <chart:plot-area chart:style-name="ch5" table:cell-range-address="calculs.A308:calculs.K388" chart:data-source-has-labels="both" svg:x="1.331cm" svg:y="2.138cm" svg:width="12.033cm" svg:height="5.701cm">
          <chart:coordinate-region svg:x="1.662cm" svg:y="2.181cm" svg:width="11.515cm" svg:height="5.011cm"/>
          <chart:axis chart:dimension="x" chart:name="primary-x" chart:style-name="ch6" chartooo:axis-type="auto">
            <chartooo:date-scale/>
            <chart:title svg:x="0.451cm" svg:y="6.871cm" chart:style-name="ch7">
              <text:p>carreaux et tranche d'age</text:p>
            </chart:title>
            <chart:categories table:cell-range-address="calculs.A309:calculs.A388"/>
          </chart:axis>
          <chart:axis chart:dimension="y" chart:name="primary-y" chart:style-name="ch8">
            <chart:title svg:x="5.914cm" svg:y="8.019cm" chart:style-name="ch9">
              <text:p>écart à la moyenne</text:p>
            </chart:title>
            <chart:grid chart:style-name="ch10" chart:class="major"/>
          </chart:axis>
          <chart:series chart:style-name="ch11" chart:values-cell-range-address="calculs.B309:calculs.B388" chart:label-cell-address="calculs.B308:calculs.B308" chart:class="chart:bar">
            <chart:data-point chart:repeated="80"/>
          </chart:series>
          <chart:series chart:style-name="ch12" chart:values-cell-range-address="calculs.C309:calculs.C388" chart:label-cell-address="calculs.C308:calculs.C308" chart:class="chart:bar">
            <chart:data-point chart:repeated="80"/>
          </chart:series>
          <chart:series chart:style-name="ch13" chart:values-cell-range-address="calculs.D309:calculs.D388" chart:label-cell-address="calculs.D308:calculs.D308" chart:class="chart:bar">
            <chart:data-point chart:repeated="80"/>
          </chart:series>
          <chart:series chart:style-name="ch14" chart:values-cell-range-address="calculs.E309:calculs.E388" chart:label-cell-address="calculs.E308:calculs.E308" chart:class="chart:bar">
            <chart:data-point chart:repeated="80"/>
          </chart:series>
          <chart:series chart:style-name="ch15" chart:values-cell-range-address="calculs.F309:calculs.F388" chart:label-cell-address="calculs.F308:calculs.F308" chart:class="chart:bar">
            <chart:data-point chart:repeated="80"/>
          </chart:series>
          <chart:series chart:style-name="ch16" chart:values-cell-range-address="calculs.G309:calculs.G388" chart:label-cell-address="calculs.G308:calculs.G308" chart:class="chart:bar">
            <chart:data-point chart:repeated="80"/>
          </chart:series>
          <chart:series chart:style-name="ch17" chart:values-cell-range-address="calculs.H309:calculs.H388" chart:label-cell-address="calculs.H308:calculs.H308" chart:class="chart:bar">
            <chart:data-point chart:repeated="80"/>
          </chart:series>
          <chart:series chart:style-name="ch18" chart:values-cell-range-address="calculs.I309:calculs.I388" chart:label-cell-address="calculs.I308:calculs.I308" chart:class="chart:bar">
            <chart:data-point chart:repeated="80"/>
          </chart:series>
          <chart:series chart:style-name="ch19" chart:values-cell-range-address="calculs.J309:calculs.J388" chart:label-cell-address="calculs.J308:calculs.J308" chart:class="chart:bar">
            <chart:data-point chart:repeated="80"/>
          </chart:series>
          <chart:series chart:style-name="ch20" chart:values-cell-range-address="calculs.K309:calculs.K388" chart:label-cell-address="calculs.K308:calculs.K308" chart:class="chart:bar">
            <chart:data-point chart:repeated="8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_0_3</text:p>
                <draw:g>
                  <svg:desc>calculs.B308:calculs.B308</svg:desc>
                </draw:g>
              </table:table-cell>
              <table:table-cell office:value-type="string">
                <text:p>ind_4_5</text:p>
                <draw:g>
                  <svg:desc>calculs.C308:calculs.C308</svg:desc>
                </draw:g>
              </table:table-cell>
              <table:table-cell office:value-type="string">
                <text:p>ind_6_10</text:p>
                <draw:g>
                  <svg:desc>calculs.D308:calculs.D308</svg:desc>
                </draw:g>
              </table:table-cell>
              <table:table-cell office:value-type="string">
                <text:p>ind_11_17</text:p>
                <draw:g>
                  <svg:desc>calculs.E308:calculs.E308</svg:desc>
                </draw:g>
              </table:table-cell>
              <table:table-cell office:value-type="string">
                <text:p>ind_18_24</text:p>
                <draw:g>
                  <svg:desc>calculs.F308:calculs.F308</svg:desc>
                </draw:g>
              </table:table-cell>
              <table:table-cell office:value-type="string">
                <text:p>ind_25_39</text:p>
                <draw:g>
                  <svg:desc>calculs.G308:calculs.G308</svg:desc>
                </draw:g>
              </table:table-cell>
              <table:table-cell office:value-type="string">
                <text:p>ind_40_54</text:p>
                <draw:g>
                  <svg:desc>calculs.H308:calculs.H308</svg:desc>
                </draw:g>
              </table:table-cell>
              <table:table-cell office:value-type="string">
                <text:p>ind_55_64</text:p>
                <draw:g>
                  <svg:desc>calculs.I308:calculs.I308</svg:desc>
                </draw:g>
              </table:table-cell>
              <table:table-cell office:value-type="string">
                <text:p>ind_65_79</text:p>
                <draw:g>
                  <svg:desc>calculs.J308:calculs.J308</svg:desc>
                </draw:g>
              </table:table-cell>
              <table:table-cell office:value-type="string">
                <text:p>ind_80p</text:p>
                <draw:g>
                  <svg:desc>calculs.K308:calculs.K30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lculs.A309:calculs.A388</svg:desc>
                </draw:g>
              </table:table-cell>
              <table:table-cell office:value-type="float" office:value="0.0991419300041379">
                <text:p>0.0991419300041379</text:p>
                <draw:g>
                  <svg:desc>calculs.B309:calculs.B388</svg:desc>
                </draw:g>
              </table:table-cell>
              <table:table-cell office:value-type="float" office:value="0.00506566195526711">
                <text:p>0.00506566195526711</text:p>
                <draw:g>
                  <svg:desc>calculs.C309:calculs.C388</svg:desc>
                </draw:g>
              </table:table-cell>
              <table:table-cell office:value-type="float" office:value="-0.146780059672888">
                <text:p>-0.146780059672888</text:p>
                <draw:g>
                  <svg:desc>calculs.D309:calculs.D388</svg:desc>
                </draw:g>
              </table:table-cell>
              <table:table-cell office:value-type="float" office:value="0.0096108195221814">
                <text:p>0.0096108195221814</text:p>
                <draw:g>
                  <svg:desc>calculs.E309:calculs.E388</svg:desc>
                </draw:g>
              </table:table-cell>
              <table:table-cell office:value-type="float" office:value="0.112770869176993">
                <text:p>0.112770869176993</text:p>
                <draw:g>
                  <svg:desc>calculs.F309:calculs.F388</svg:desc>
                </draw:g>
              </table:table-cell>
              <table:table-cell office:value-type="float" office:value="-0.0771065182829888">
                <text:p>-0.0771065182829888</text:p>
                <draw:g>
                  <svg:desc>calculs.G309:calculs.G388</svg:desc>
                </draw:g>
              </table:table-cell>
              <table:table-cell office:value-type="float" office:value="0.102371670623081">
                <text:p>0.102371670623081</text:p>
                <draw:g>
                  <svg:desc>calculs.H309:calculs.H388</svg:desc>
                </draw:g>
              </table:table-cell>
              <table:table-cell office:value-type="float" office:value="0.0241348520155934">
                <text:p>0.0241348520155934</text:p>
                <draw:g>
                  <svg:desc>calculs.I309:calculs.I388</svg:desc>
                </draw:g>
              </table:table-cell>
              <table:table-cell office:value-type="float" office:value="-0.0247228695254481">
                <text:p>-0.0247228695254481</text:p>
                <draw:g>
                  <svg:desc>calculs.J309:calculs.J388</svg:desc>
                </draw:g>
              </table:table-cell>
              <table:table-cell office:value-type="float" office:value="-0.104486355815929">
                <text:p>-0.104486355815929</text:p>
                <draw:g>
                  <svg:desc>calculs.K309:calculs.K38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0171613999172415">
                <text:p>-0.00171613999172415</text:p>
              </table:table-cell>
              <table:table-cell office:value-type="float" office:value="-0.189868676089466">
                <text:p>-0.189868676089466</text:p>
              </table:table-cell>
              <table:table-cell office:value-type="float" office:value="-0.093560119345776">
                <text:p>-0.093560119345776</text:p>
              </table:table-cell>
              <table:table-cell office:value-type="float" office:value="-0.180778360955637">
                <text:p>-0.180778360955637</text:p>
              </table:table-cell>
              <table:table-cell office:value-type="float" office:value="0.0255417383539865">
                <text:p>0.0255417383539865</text:p>
              </table:table-cell>
              <table:table-cell office:value-type="float" office:value="0.245786963434022">
                <text:p>0.245786963434022</text:p>
              </table:table-cell>
              <table:table-cell office:value-type="float" office:value="-0.295256658753838">
                <text:p>-0.295256658753838</text:p>
              </table:table-cell>
              <table:table-cell office:value-type="float" office:value="0.348269704031187">
                <text:p>0.348269704031187</text:p>
              </table:table-cell>
              <table:table-cell office:value-type="float" office:value="0.0505542609491039">
                <text:p>0.0505542609491039</text:p>
              </table:table-cell>
              <table:table-cell office:value-type="float" office:value="0.0910272883681426">
                <text:p>0.09102728836814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168954853322299">
                <text:p>-0.168954853322299</text:p>
              </table:table-cell>
              <table:table-cell office:value-type="float" office:value="-0.319824901452621">
                <text:p>-0.319824901452621</text:p>
              </table:table-cell>
              <table:table-cell office:value-type="float" office:value="-0.124746825794368">
                <text:p>-0.124746825794368</text:p>
              </table:table-cell>
              <table:table-cell office:value-type="float" office:value="0.0256288520591502">
                <text:p>0.0256288520591502</text:p>
              </table:table-cell>
              <table:table-cell office:value-type="float" office:value="0.367388984471982">
                <text:p>0.367388984471982</text:p>
              </table:table-cell>
              <table:table-cell office:value-type="float" office:value="-0.738950715421304">
                <text:p>-0.738950715421304</text:p>
              </table:table-cell>
              <table:table-cell office:value-type="float" office:value="0.406324454994882">
                <text:p>0.406324454994882</text:p>
              </table:table-cell>
              <table:table-cell office:value-type="float" office:value="0.264359605374916">
                <text:p>0.264359605374916</text:p>
              </table:table-cell>
              <table:table-cell office:value-type="float" office:value="0.134072347932139">
                <text:p>0.134072347932139</text:p>
              </table:table-cell>
              <table:table-cell office:value-type="float" office:value="0.154703051157523">
                <text:p>0.1547030511575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674103273297471">
                <text:p>-0.674103273297471</text:p>
              </table:table-cell>
              <table:table-cell office:value-type="float" office:value="-1.08943092972102">
                <text:p>-1.08943092972102</text:p>
              </table:table-cell>
              <table:table-cell office:value-type="float" office:value="-0.305427183831696">
                <text:p>-0.305427183831696</text:p>
              </table:table-cell>
              <table:table-cell office:value-type="float" office:value="0.0832937691922386">
                <text:p>0.0832937691922386</text:p>
              </table:table-cell>
              <table:table-cell office:value-type="float" office:value="1.34401419953394">
                <text:p>1.34401419953394</text:p>
              </table:table-cell>
              <table:table-cell office:value-type="float" office:value="-2.30158982511924">
                <text:p>-2.30158982511924</text:p>
              </table:table-cell>
              <table:table-cell office:value-type="float" office:value="1.22055447873337">
                <text:p>1.22055447873337</text:p>
              </table:table-cell>
              <table:table-cell office:value-type="float" office:value="0.909168717468476">
                <text:p>0.909168717468476</text:p>
              </table:table-cell>
              <table:table-cell office:value-type="float" office:value="0.28573513077945">
                <text:p>0.28573513077945</text:p>
              </table:table-cell>
              <table:table-cell office:value-type="float" office:value="0.527784916261951">
                <text:p>0.52778491626195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19056123004552">
                <text:p>1.19056123004552</text:p>
              </table:table-cell>
              <table:table-cell office:value-type="float" office:value="0.155722281507938">
                <text:p>0.155722281507938</text:p>
              </table:table-cell>
              <table:table-cell office:value-type="float" office:value="0.785419343598231">
                <text:p>0.785419343598231</text:p>
              </table:table-cell>
              <table:table-cell office:value-type="float" office:value="0.405719014743994">
                <text:p>0.405719014743994</text:p>
              </table:table-cell>
              <table:table-cell office:value-type="float" office:value="-5.65952043905307">
                <text:p>-5.65952043905307</text:p>
              </table:table-cell>
              <table:table-cell office:value-type="float" office:value="-0.148171701112878">
                <text:p>-0.148171701112878</text:p>
              </table:table-cell>
              <table:table-cell office:value-type="float" office:value="0.626088376853889">
                <text:p>0.626088376853889</text:p>
              </table:table-cell>
              <table:table-cell office:value-type="float" office:value="-0.434516627828473">
                <text:p>-0.434516627828473</text:p>
              </table:table-cell>
              <table:table-cell office:value-type="float" office:value="3.02804843522007">
                <text:p>3.02804843522007</text:p>
              </table:table-cell>
              <table:table-cell office:value-type="float" office:value="0.0506500860247838">
                <text:p>0.05065008602478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.01287104993793">
                <text:p>-1.01287104993793</text:p>
              </table:table-cell>
              <table:table-cell office:value-type="float" office:value="1.57598492932901">
                <text:p>1.57598492932901</text:p>
              </table:table-cell>
              <table:table-cell office:value-type="float" office:value="2.79829910490668">
                <text:p>2.79829910490668</text:p>
              </table:table-cell>
              <table:table-cell office:value-type="float" office:value="-2.35583770716728">
                <text:p>-2.35583770716728</text:p>
              </table:table-cell>
              <table:table-cell office:value-type="float" office:value="-1.8084369623451">
                <text:p>-1.8084369623451</text:p>
              </table:table-cell>
              <table:table-cell office:value-type="float" office:value="3.34340222575517">
                <text:p>3.34340222575517</text:p>
              </table:table-cell>
              <table:table-cell office:value-type="float" office:value="-1.96442494065379">
                <text:p>-1.96442494065379</text:p>
              </table:table-cell>
              <table:table-cell office:value-type="float" office:value="0.8620227802339">
                <text:p>0.8620227802339</text:p>
              </table:table-cell>
              <table:table-cell office:value-type="float" office:value="-0.870843042881721">
                <text:p>-0.870843042881721</text:p>
              </table:table-cell>
              <table:table-cell office:value-type="float" office:value="-0.567295337238931">
                <text:p>-0.56729533723893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18174096739769">
                <text:p>0.618174096739769</text:p>
              </table:table-cell>
              <table:table-cell office:value-type="float" office:value="-0.0438399721236145">
                <text:p>-0.0438399721236145</text:p>
              </table:table-cell>
              <table:table-cell office:value-type="float" office:value="-2.12644772088769">
                <text:p>-2.12644772088769</text:p>
              </table:table-cell>
              <table:table-cell office:value-type="float" office:value="-0.23020885510813">
                <text:p>-0.23020885510813</text:p>
              </table:table-cell>
              <table:table-cell office:value-type="float" office:value="1.85895202212688">
                <text:p>1.85895202212688</text:p>
              </table:table-cell>
              <table:table-cell office:value-type="float" office:value="-1.29554848966614">
                <text:p>-1.29554848966614</text:p>
              </table:table-cell>
              <table:table-cell office:value-type="float" office:value="2.14189951434109">
                <text:p>2.14189951434109</text:p>
              </table:table-cell>
              <table:table-cell office:value-type="float" office:value="1.02638238560882">
                <text:p>1.02638238560882</text:p>
              </table:table-cell>
              <table:table-cell office:value-type="float" office:value="0.163229305050417">
                <text:p>0.163229305050417</text:p>
              </table:table-cell>
              <table:table-cell office:value-type="float" office:value="-2.11259228608141">
                <text:p>-2.1125922860814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.65163882657839">
                <text:p>-1.65163882657839</text:p>
              </table:table-cell>
              <table:table-cell office:value-type="float" office:value="-2.65859921162097">
                <text:p>-2.65859921162097</text:p>
              </table:table-cell>
              <table:table-cell office:value-type="float" office:value="-0.797974606354945">
                <text:p>-0.797974606354945</text:p>
              </table:table-cell>
              <table:table-cell office:value-type="float" office:value="0.105030816473202">
                <text:p>0.105030816473202</text:p>
              </table:table-cell>
              <table:table-cell office:value-type="float" office:value="3.23911187577586">
                <text:p>3.23911187577586</text:p>
              </table:table-cell>
              <table:table-cell office:value-type="float" office:value="-5.61160572337043">
                <text:p>-5.61160572337043</text:p>
              </table:table-cell>
              <table:table-cell office:value-type="float" office:value="3.05059563995906">
                <text:p>3.05059563995906</text:p>
              </table:table-cell>
              <table:table-cell office:value-type="float" office:value="2.31487684299933">
                <text:p>2.31487684299933</text:p>
              </table:table-cell>
              <table:table-cell office:value-type="float" office:value="0.672578783457108">
                <text:p>0.672578783457108</text:p>
              </table:table-cell>
              <table:table-cell office:value-type="float" office:value="1.33762440926019">
                <text:p>1.337624409260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51388374676046">
                <text:p>2.51388374676046</text:p>
              </table:table-cell>
              <table:table-cell office:value-type="float" office:value="1.38148833765272">
                <text:p>1.38148833765272</text:p>
              </table:table-cell>
              <table:table-cell office:value-type="float" office:value="2.73965198074787">
                <text:p>2.73965198074787</text:p>
              </table:table-cell>
              <table:table-cell office:value-type="float" office:value="0.0178452425027773">
                <text:p>0.0178452425027773</text:p>
              </table:table-cell>
              <table:table-cell office:value-type="float" office:value="-5.17719363198815">
                <text:p>-5.17719363198815</text:p>
              </table:table-cell>
              <table:table-cell office:value-type="float" office:value="3.11891891891892">
                <text:p>3.11891891891892</text:p>
              </table:table-cell>
              <table:table-cell office:value-type="float" office:value="0.653757867456498">
                <text:p>0.653757867456498</text:p>
              </table:table-cell>
              <table:table-cell office:value-type="float" office:value="-3.65294335431322">
                <text:p>-3.65294335431322</text:p>
              </table:table-cell>
              <table:table-cell office:value-type="float" office:value="0.239614957423177">
                <text:p>0.239614957423177</text:p>
              </table:table-cell>
              <table:table-cell office:value-type="float" office:value="-1.83502406516105">
                <text:p>-1.835024065161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24578696343402">
                <text:p>2.24578696343402</text:p>
              </table:table-cell>
              <table:table-cell office:value-type="float" office:value="0.856597774244833">
                <text:p>0.856597774244833</text:p>
              </table:table-cell>
              <table:table-cell office:value-type="float" office:value="1.06168521462639">
                <text:p>1.06168521462639</text:p>
              </table:table-cell>
              <table:table-cell office:value-type="float" office:value="4.93386327503975">
                <text:p>4.93386327503975</text:p>
              </table:table-cell>
              <table:table-cell office:value-type="float" office:value="-0.0225755166931636">
                <text:p>-0.0225755166931636</text:p>
              </table:table-cell>
              <table:table-cell office:value-type="float" office:value="4.8570747217806">
                <text:p>4.8570747217806</text:p>
              </table:table-cell>
              <table:table-cell office:value-type="float" office:value="3.4577106518283">
                <text:p>3.4577106518283</text:p>
              </table:table-cell>
              <table:table-cell office:value-type="float" office:value="-11.8127186009539">
                <text:p>-11.8127186009539</text:p>
              </table:table-cell>
              <table:table-cell office:value-type="float" office:value="-6.20158982511924">
                <text:p>-6.20158982511924</text:p>
              </table:table-cell>
              <table:table-cell office:value-type="float" office:value="0.624165341812401">
                <text:p>0.6241653418124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31045146677701">
                <text:p>2.31045146677701</text:p>
              </table:table-cell>
              <table:table-cell office:value-type="float" office:value="-1.19824901452621">
                <text:p>-1.19824901452621</text:p>
              </table:table-cell>
              <table:table-cell office:value-type="float" office:value="-1.24746825794368">
                <text:p>-1.24746825794368</text:p>
              </table:table-cell>
              <table:table-cell office:value-type="float" office:value="1.2562885205915">
                <text:p>1.2562885205915</text:p>
              </table:table-cell>
              <table:table-cell office:value-type="float" office:value="-4.32611015528018">
                <text:p>-4.32611015528018</text:p>
              </table:table-cell>
              <table:table-cell office:value-type="float" office:value="-2.38950715421304">
                <text:p>-2.38950715421304</text:p>
              </table:table-cell>
              <table:table-cell office:value-type="float" office:value="1.06324454994882">
                <text:p>1.06324454994882</text:p>
              </table:table-cell>
              <table:table-cell office:value-type="float" office:value="1.64359605374916">
                <text:p>1.64359605374916</text:p>
              </table:table-cell>
              <table:table-cell office:value-type="float" office:value="0.340723479321385">
                <text:p>0.340723479321385</text:p>
              </table:table-cell>
              <table:table-cell office:value-type="float" office:value="2.54703051157523">
                <text:p>2.5470305115752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76403075113792">
                <text:p>0.476403075113792</text:p>
              </table:table-cell>
              <table:table-cell office:value-type="float" office:value="-1.11069429623015">
                <text:p>-1.11069429623015</text:p>
              </table:table-cell>
              <table:table-cell office:value-type="float" office:value="-0.0364516410044216">
                <text:p>-0.0364516410044216</text:p>
              </table:table-cell>
              <table:table-cell office:value-type="float" office:value="0.0142975368599867">
                <text:p>0.0142975368599867</text:p>
              </table:table-cell>
              <table:table-cell office:value-type="float" office:value="2.85119890236731">
                <text:p>2.85119890236731</text:p>
              </table:table-cell>
              <table:table-cell office:value-type="float" office:value="3.12957074721781">
                <text:p>3.12957074721781</text:p>
              </table:table-cell>
              <table:table-cell office:value-type="float" office:value="2.56522094213472">
                <text:p>2.56522094213472</text:p>
              </table:table-cell>
              <table:table-cell office:value-type="float" office:value="-2.08629156957118">
                <text:p>-2.08629156957118</text:p>
              </table:table-cell>
              <table:table-cell office:value-type="float" office:value="-4.42987891194982">
                <text:p>-4.42987891194982</text:p>
              </table:table-cell>
              <table:table-cell office:value-type="float" office:value="-1.37337478493804">
                <text:p>-1.3733747849380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.09843848683494">
                <text:p>4.09843848683494</text:p>
              </table:table-cell>
              <table:table-cell office:value-type="float" office:value="4.27267025284753">
                <text:p>4.27267025284753</text:p>
              </table:table-cell>
              <table:table-cell office:value-type="float" office:value="2.29761090663589">
                <text:p>2.29761090663589</text:p>
              </table:table-cell>
              <table:table-cell office:value-type="float" office:value="-3.40916000609796">
                <text:p>-3.40916000609796</text:p>
              </table:table-cell>
              <table:table-cell office:value-type="float" office:value="0.652682013197726">
                <text:p>0.652682013197726</text:p>
              </table:table-cell>
              <table:table-cell office:value-type="float" office:value="3.33100158982512">
                <text:p>3.33100158982512</text:p>
              </table:table-cell>
              <table:table-cell office:value-type="float" office:value="-0.503552061328048">
                <text:p>-0.503552061328048</text:p>
              </table:table-cell>
              <table:table-cell office:value-type="float" office:value="-12.8185160180325">
                <text:p>-12.8185160180325</text:p>
              </table:table-cell>
              <table:table-cell office:value-type="float" office:value="3.19460330596511">
                <text:p>3.19460330596511</text:p>
              </table:table-cell>
              <table:table-cell office:value-type="float" office:value="-1.11577846984777">
                <text:p>-1.1157784698477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4.14247446479517">
                <text:p>-4.14247446479517</text:p>
              </table:table-cell>
              <table:table-cell office:value-type="float" office:value="-4.79924973321428">
                <text:p>-4.79924973321428</text:p>
              </table:table-cell>
              <table:table-cell office:value-type="float" office:value="3.53438704619204">
                <text:p>3.53438704619204</text:p>
              </table:table-cell>
              <table:table-cell office:value-type="float" office:value="3.82573556634798">
                <text:p>3.82573556634798</text:p>
              </table:table-cell>
              <table:table-cell office:value-type="float" office:value="1.53215802426117">
                <text:p>1.53215802426117</text:p>
              </table:table-cell>
              <table:table-cell office:value-type="float" office:value="-1.16677265500795">
                <text:p>-1.16677265500795</text:p>
              </table:table-cell>
              <table:table-cell office:value-type="float" office:value="4.8173976958425">
                <text:p>4.8173976958425</text:p>
              </table:table-cell>
              <table:table-cell office:value-type="float" office:value="0.0446751747718714">
                <text:p>0.0446751747718714</text:p>
              </table:table-cell>
              <table:table-cell office:value-type="float" office:value="-0.37378204150968">
                <text:p>-0.37378204150968</text:p>
              </table:table-cell>
              <table:table-cell office:value-type="float" office:value="-3.27207461288847">
                <text:p>-3.2720746128884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7.87695189145632">
                <text:p>-7.87695189145632</text:p>
              </table:table-cell>
              <table:table-cell office:value-type="float" office:value="-6.15916218394059">
                <text:p>-6.15916218394059</text:p>
              </table:table-cell>
              <table:table-cell office:value-type="float" office:value="-4.12798636670514">
                <text:p>-4.12798636670514</text:p>
              </table:table-cell>
              <table:table-cell office:value-type="float" office:value="0.738549992377552">
                <text:p>0.738549992377552</text:p>
              </table:table-cell>
              <table:table-cell office:value-type="float" office:value="4.81585251649716">
                <text:p>4.81585251649716</text:p>
              </table:table-cell>
              <table:table-cell office:value-type="float" office:value="-3.33624801271861">
                <text:p>-3.33624801271861</text:p>
              </table:table-cell>
              <table:table-cell office:value-type="float" office:value="3.62055992333994">
                <text:p>3.62055992333994</text:p>
              </table:table-cell>
              <table:table-cell office:value-type="float" office:value="4.47685497745933">
                <text:p>4.47685497745933</text:p>
              </table:table-cell>
              <table:table-cell office:value-type="float" office:value="5.99325413245639">
                <text:p>5.99325413245639</text:p>
              </table:table-cell>
              <table:table-cell office:value-type="float" office:value="1.85527691269029">
                <text:p>1.8552769126902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0191867935623">
                <text:p>4.0191867935623</text:p>
              </table:table-cell>
              <table:table-cell office:value-type="float" office:value="-0.186366705141887">
                <text:p>-0.186366705141887</text:p>
              </table:table-cell>
              <table:table-cell office:value-type="float" office:value="-1.98849663523314">
                <text:p>-1.98849663523314</text:p>
              </table:table-cell>
              <table:table-cell office:value-type="float" office:value="5.13179868022737">
                <text:p>5.13179868022737</text:p>
              </table:table-cell>
              <table:table-cell office:value-type="float" office:value="1.77332142779363">
                <text:p>1.77332142779363</text:p>
              </table:table-cell>
              <table:table-cell office:value-type="float" office:value="-9.53322734499206">
                <text:p>-9.53322734499206</text:p>
              </table:table-cell>
              <table:table-cell office:value-type="float" office:value="9.3312324411438">
                <text:p>9.3312324411438</text:p>
              </table:table-cell>
              <table:table-cell office:value-type="float" office:value="0.9354618115295">
                <text:p>0.9354618115295</text:p>
              </table:table-cell>
              <table:table-cell office:value-type="float" office:value="-7.76799878040813">
                <text:p>-7.76799878040813</text:p>
              </table:table-cell>
              <table:table-cell office:value-type="float" office:value="-1.71491168848139">
                <text:p>-1.7149116884813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28470936690115">
                <text:p>4.28470936690115</text:p>
              </table:table-cell>
              <table:table-cell office:value-type="float" office:value="1.9537208441318">
                <text:p>1.9537208441318</text:p>
              </table:table-cell>
              <table:table-cell office:value-type="float" office:value="3.34912995186968">
                <text:p>3.34912995186968</text:p>
              </table:table-cell>
              <table:table-cell office:value-type="float" office:value="-5.45538689374306">
                <text:p>-5.45538689374306</text:p>
              </table:table-cell>
              <table:table-cell office:value-type="float" office:value="-0.942984079970382">
                <text:p>-0.942984079970382</text:p>
              </table:table-cell>
              <table:table-cell office:value-type="float" office:value="4.2972972972973">
                <text:p>4.2972972972973</text:p>
              </table:table-cell>
              <table:table-cell office:value-type="float" office:value="-0.865605331358751">
                <text:p>-0.865605331358751</text:p>
              </table:table-cell>
              <table:table-cell office:value-type="float" office:value="-8.63235838578304">
                <text:p>-8.63235838578304</text:p>
              </table:table-cell>
              <table:table-cell office:value-type="float" office:value="-0.400962606442057">
                <text:p>-0.400962606442057</text:p>
              </table:table-cell>
              <table:table-cell office:value-type="float" office:value="2.41243983709737">
                <text:p>2.4124398370973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.61661258357471">
                <text:p>5.61661258357471</text:p>
              </table:table-cell>
              <table:table-cell office:value-type="float" office:value="4.12883028072391">
                <text:p>4.12883028072391</text:p>
              </table:table-cell>
              <table:table-cell office:value-type="float" office:value="-0.228836814251803">
                <text:p>-0.228836814251803</text:p>
              </table:table-cell>
              <table:table-cell office:value-type="float" office:value="0.0606311387939122">
                <text:p>0.0606311387939122</text:p>
              </table:table-cell>
              <table:table-cell office:value-type="float" office:value="-2.58836596467539">
                <text:p>-2.58836596467539</text:p>
              </table:table-cell>
              <table:table-cell office:value-type="float" office:value="1.33545310015898">
                <text:p>1.33545310015898</text:p>
              </table:table-cell>
              <table:table-cell office:value-type="float" office:value="-1.86165254698695">
                <text:p>-1.86165254698695</text:p>
              </table:table-cell>
              <table:table-cell office:value-type="float" office:value="-6.09213363242372">
                <text:p>-6.09213363242372</text:p>
              </table:table-cell>
              <table:table-cell office:value-type="float" office:value="-0.942167388984473">
                <text:p>-0.942167388984473</text:p>
              </table:table-cell>
              <table:table-cell office:value-type="float" office:value="0.571629244070824">
                <text:p>0.5716292440708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01489644358299">
                <text:p>1.01489644358299</text:p>
              </table:table-cell>
              <table:table-cell office:value-type="float" office:value="2.33896160463445">
                <text:p>2.33896160463445</text:p>
              </table:table-cell>
              <table:table-cell office:value-type="float" office:value="7.27760306640242">
                <text:p>7.27760306640242</text:p>
              </table:table-cell>
              <table:table-cell office:value-type="float" office:value="2.67985277783827">
                <text:p>2.67985277783827</text:p>
              </table:table-cell>
              <table:table-cell office:value-type="float" office:value="-3.16282422632141">
                <text:p>-3.16282422632141</text:p>
              </table:table-cell>
              <table:table-cell office:value-type="float" office:value="4.58124006359301">
                <text:p>4.58124006359301</text:p>
              </table:table-cell>
              <table:table-cell office:value-type="float" office:value="-6.65690920574079">
                <text:p>-6.65690920574079</text:p>
              </table:table-cell>
              <table:table-cell office:value-type="float" office:value="-6.44386392839253">
                <text:p>-6.44386392839253</text:p>
              </table:table-cell>
              <table:table-cell office:value-type="float" office:value="0.608386871964633">
                <text:p>0.608386871964633</text:p>
              </table:table-cell>
              <table:table-cell office:value-type="float" office:value="-2.23734346756103">
                <text:p>-2.237343467561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1.55362937474138">
                <text:p>-1.55362937474138</text:p>
              </table:table-cell>
              <table:table-cell office:value-type="float" office:value="0.566603872204195">
                <text:p>0.566603872204195</text:p>
              </table:table-cell>
              <table:table-cell office:value-type="float" office:value="0.826246270444498">
                <text:p>0.826246270444498</text:p>
              </table:table-cell>
              <table:table-cell office:value-type="float" office:value="9.85067622013634">
                <text:p>9.85067622013634</text:p>
              </table:table-cell>
              <table:table-cell office:value-type="float" office:value="-6.70182067643792">
                <text:p>-6.70182067643792</text:p>
              </table:table-cell>
              <table:table-cell office:value-type="float" office:value="-23.0691573926868">
                <text:p>-23.0691573926868</text:p>
              </table:table-cell>
              <table:table-cell office:value-type="float" office:value="4.64822941394255">
                <text:p>4.64822941394255</text:p>
              </table:table-cell>
              <table:table-cell office:value-type="float" office:value="7.25842825097459">
                <text:p>7.25842825097459</text:p>
              </table:table-cell>
              <table:table-cell office:value-type="float" office:value="4.2048206546595">
                <text:p>4.2048206546595</text:p>
              </table:table-cell>
              <table:table-cell office:value-type="float" office:value="3.96960276150445">
                <text:p>3.9696027615044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6.59111004638805">
                <text:p>-6.59111004638805</text:p>
              </table:table-cell>
              <table:table-cell office:value-type="float" office:value="1.07442123832132">
                <text:p>1.07442123832132</text:p>
              </table:table-cell>
              <table:table-cell office:value-type="float" office:value="12.0501426486922">
                <text:p>12.0501426486922</text:p>
              </table:table-cell>
              <table:table-cell office:value-type="float" office:value="14.8471285144935">
                <text:p>14.8471285144935</text:p>
              </table:table-cell>
              <table:table-cell office:value-type="float" office:value="0.326571857917546">
                <text:p>0.326571857917546</text:p>
              </table:table-cell>
              <table:table-cell office:value-type="float" office:value="-20.0585055643879">
                <text:p>-20.0585055643879</text:p>
              </table:table-cell>
              <table:table-cell office:value-type="float" office:value="-7.44030751137922">
                <text:p>-7.44030751137922</text:p>
              </table:table-cell>
              <table:table-cell office:value-type="float" office:value="1.82508003571662">
                <text:p>1.82508003571662</text:p>
              </table:table-cell>
              <table:table-cell office:value-type="float" office:value="6.5353267852865">
                <text:p>6.5353267852865</text:p>
              </table:table-cell>
              <table:table-cell office:value-type="float" office:value="-2.56874795827253">
                <text:p>-2.5687479582725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.34036413528759">
                <text:p>4.34036413528759</text:p>
              </table:table-cell>
              <table:table-cell office:value-type="float" office:value="2.30206350589106">
                <text:p>2.30206350589106</text:p>
              </table:table-cell>
              <table:table-cell office:value-type="float" office:value="6.59878585273428">
                <text:p>6.59878585273428</text:p>
              </table:table-cell>
              <table:table-cell office:value-type="float" office:value="-3.4820480432084">
                <text:p>-3.4820480432084</text:p>
              </table:table-cell>
              <table:table-cell office:value-type="float" office:value="-10.212424592199">
                <text:p>-10.212424592199</text:p>
              </table:table-cell>
              <table:table-cell office:value-type="float" office:value="8.29109697933227">
                <text:p>8.29109697933227</text:p>
              </table:table-cell>
              <table:table-cell office:value-type="float" office:value="-2.13516889169588">
                <text:p>-2.13516889169588</text:p>
              </table:table-cell>
              <table:table-cell office:value-type="float" office:value="-1.47262778491626">
                <text:p>-1.47262778491626</text:p>
              </table:table-cell>
              <table:table-cell office:value-type="float" office:value="4.13176056798136">
                <text:p>4.13176056798136</text:p>
              </table:table-cell>
              <table:table-cell office:value-type="float" office:value="-8.36180172920705">
                <text:p>-8.3618017292070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00631574362437">
                <text:p>2.00631574362437</text:p>
              </table:table-cell>
              <table:table-cell office:value-type="float" office:value="0.38961822418712">
                <text:p>0.38961822418712</text:p>
              </table:table-cell>
              <table:table-cell office:value-type="float" office:value="3.80980246967354">
                <text:p>3.80980246967354</text:p>
              </table:table-cell>
              <table:table-cell office:value-type="float" office:value="2.77596097306009">
                <text:p>2.77596097306009</text:p>
              </table:table-cell>
              <table:table-cell office:value-type="float" office:value="0.964884465448527">
                <text:p>0.964884465448527</text:p>
              </table:table-cell>
              <table:table-cell office:value-type="float" office:value="9.81017488076311">
                <text:p>9.81017488076311</text:p>
              </table:table-cell>
              <table:table-cell office:value-type="float" office:value="6.36680750049002">
                <text:p>6.36680750049002</text:p>
              </table:table-cell>
              <table:table-cell office:value-type="float" office:value="-14.2025154082366">
                <text:p>-14.2025154082366</text:p>
              </table:table-cell>
              <table:table-cell office:value-type="float" office:value="-17.6388418232898">
                <text:p>-17.6388418232898</text:p>
              </table:table-cell>
              <table:table-cell office:value-type="float" office:value="5.71779297427968">
                <text:p>5.7177929742796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.73650282030621">
                <text:p>4.73650282030621</text:p>
              </table:table-cell>
              <table:table-cell office:value-type="float" office:value="-0.225141015310234">
                <text:p>-0.225141015310234</text:p>
              </table:table-cell>
              <table:table-cell office:value-type="float" office:value="-1.26172441579372">
                <text:p>-1.26172441579372</text:p>
              </table:table-cell>
              <table:table-cell office:value-type="float" office:value="-2.08879935535858">
                <text:p>-2.08879935535858</text:p>
              </table:table-cell>
              <table:table-cell office:value-type="float" office:value="-0.254955680902498">
                <text:p>-0.254955680902498</text:p>
              </table:table-cell>
              <table:table-cell office:value-type="float" office:value="14.0941176470588">
                <text:p>14.0941176470588</text:p>
              </table:table-cell>
              <table:table-cell office:value-type="float" office:value="-4.42449637389202">
                <text:p>-4.42449637389202</text:p>
              </table:table-cell>
              <table:table-cell office:value-type="float" office:value="-1.01402095084609">
                <text:p>-1.01402095084609</text:p>
              </table:table-cell>
              <table:table-cell office:value-type="float" office:value="-13.6294923448832">
                <text:p>-13.6294923448832</text:p>
              </table:table-cell>
              <table:table-cell office:value-type="float" office:value="4.06800966962127">
                <text:p>4.0680096696212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.03521571531241">
                <text:p>4.03521571531241</text:p>
              </table:table-cell>
              <table:table-cell office:value-type="float" office:value="-4.06754252237733">
                <text:p>-4.06754252237733</text:p>
              </table:table-cell>
              <table:table-cell office:value-type="float" office:value="11.618105494697">
                <text:p>11.618105494697</text:p>
              </table:table-cell>
              <table:table-cell office:value-type="float" office:value="-14.6243831260753">
                <text:p>-14.6243831260753</text:p>
              </table:table-cell>
              <table:table-cell office:value-type="float" office:value="-5.93579937713701">
                <text:p>-5.93579937713701</text:p>
              </table:table-cell>
              <table:table-cell office:value-type="float" office:value="10.0284578696343">
                <text:p>10.0284578696343</text:p>
              </table:table-cell>
              <table:table-cell office:value-type="float" office:value="-8.5209388679574">
                <text:p>-8.5209388679574</text:p>
              </table:table-cell>
              <table:table-cell office:value-type="float" office:value="-8.5278186728227">
                <text:p>-8.5278186728227</text:p>
              </table:table-cell>
              <table:table-cell office:value-type="float" office:value="8.78342335082867">
                <text:p>8.78342335082867</text:p>
              </table:table-cell>
              <table:table-cell office:value-type="float" office:value="7.21128013589738">
                <text:p>7.2112801358973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666071389681381">
                <text:p>-0.666071389681381</text:p>
              </table:table-cell>
              <table:table-cell office:value-type="float" office:value="0.0900559705555679">
                <text:p>0.0900559705555679</text:p>
              </table:table-cell>
              <table:table-cell office:value-type="float" office:value="2.49793540518762">
                <text:p>2.49793540518762</text:p>
              </table:table-cell>
              <table:table-cell office:value-type="float" office:value="-3.15996689679204">
                <text:p>-3.15996689679204</text:p>
              </table:table-cell>
              <table:table-cell office:value-type="float" office:value="3.38335692662848">
                <text:p>3.38335692662848</text:p>
              </table:table-cell>
              <table:table-cell office:value-type="float" office:value="5.96279809220986">
                <text:p>5.96279809220986</text:p>
              </table:table-cell>
              <table:table-cell office:value-type="float" office:value="-2.61738136202278">
                <text:p>-2.61738136202278</text:p>
              </table:table-cell>
              <table:table-cell office:value-type="float" office:value="-1.04161639479931">
                <text:p>-1.04161639479931</text:p>
              </table:table-cell>
              <table:table-cell office:value-type="float" office:value="2.1963390465405">
                <text:p>2.1963390465405</text:p>
              </table:table-cell>
              <table:table-cell office:value-type="float" office:value="-6.64544939782651">
                <text:p>-6.6454493978265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.43349957532069">
                <text:p>7.43349957532069</text:p>
              </table:table-cell>
              <table:table-cell office:value-type="float" office:value="-0.357411198466799">
                <text:p>-0.357411198466799</text:p>
              </table:table-cell>
              <table:table-cell office:value-type="float" office:value="7.62454537535118">
                <text:p>7.62454537535118</text:p>
              </table:table-cell>
              <table:table-cell office:value-type="float" office:value="-7.00516148703095">
                <text:p>-7.00516148703095</text:p>
              </table:table-cell>
              <table:table-cell office:value-type="float" office:value="-4.51025763878302">
                <text:p>-4.51025763878302</text:p>
              </table:table-cell>
              <table:table-cell office:value-type="float" office:value="11.2742448330684">
                <text:p>11.2742448330684</text:p>
              </table:table-cell>
              <table:table-cell office:value-type="float" office:value="-1.31619552671124">
                <text:p>-1.31619552671124</text:p>
              </table:table-cell>
              <table:table-cell office:value-type="float" office:value="-7.87954896879151">
                <text:p>-7.87954896879151</text:p>
              </table:table-cell>
              <table:table-cell office:value-type="float" office:value="-2.66602238822223">
                <text:p>-2.66602238822223</text:p>
              </table:table-cell>
              <table:table-cell office:value-type="float" office:value="-2.59769257573448">
                <text:p>-2.5976925757344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.69473179868023">
                <text:p>5.69473179868023</text:p>
              </table:table-cell>
              <table:table-cell office:value-type="float" office:value="2.80800466058323">
                <text:p>2.80800466058323</text:p>
              </table:table-cell>
              <table:table-cell office:value-type="float" office:value="8.22827166408955">
                <text:p>8.22827166408955</text:p>
              </table:table-cell>
              <table:table-cell office:value-type="float" office:value="5.45570703660954">
                <text:p>5.45570703660954</text:p>
              </table:table-cell>
              <table:table-cell office:value-type="float" office:value="-7.16270880066206">
                <text:p>-7.16270880066206</text:p>
              </table:table-cell>
              <table:table-cell office:value-type="float" office:value="11.2192368839428">
                <text:p>11.2192368839428</text:p>
              </table:table-cell>
              <table:table-cell office:value-type="float" office:value="-1.50117494609839">
                <text:p>-1.50117494609839</text:p>
              </table:table-cell>
              <table:table-cell office:value-type="float" office:value="-11.8266949060261">
                <text:p>-11.8266949060261</text:p>
              </table:table-cell>
              <table:table-cell office:value-type="float" office:value="-7.9226005618834">
                <text:p>-7.9226005618834</text:p>
              </table:table-cell>
              <table:table-cell office:value-type="float" office:value="-4.99277282923536">
                <text:p>-4.9927728292353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.45810919702942">
                <text:p>7.45810919702942</text:p>
              </table:table-cell>
              <table:table-cell office:value-type="float" office:value="6.71075636474508">
                <text:p>6.71075636474508</text:p>
              </table:table-cell>
              <table:table-cell office:value-type="float" office:value="11.6989481020102">
                <text:p>11.6989481020102</text:p>
              </table:table-cell>
              <table:table-cell office:value-type="float" office:value="-11.8574514885554">
                <text:p>-11.8574514885554</text:p>
              </table:table-cell>
              <table:table-cell office:value-type="float" office:value="-11.3470871354836">
                <text:p>-11.3470871354836</text:p>
              </table:table-cell>
              <table:table-cell office:value-type="float" office:value="7.60699523052464">
                <text:p>7.60699523052464</text:p>
              </table:table-cell>
              <table:table-cell office:value-type="float" office:value="8.80791645795676">
                <text:p>8.80791645795676</text:p>
              </table:table-cell>
              <table:table-cell office:value-type="float" office:value="-11.5841779732996">
                <text:p>-11.5841779732996</text:p>
              </table:table-cell>
              <table:table-cell office:value-type="float" office:value="-3.86737156173095">
                <text:p>-3.86737156173095</text:p>
              </table:table-cell>
              <table:table-cell office:value-type="float" office:value="-3.62663719319642">
                <text:p>-3.6266371931964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8.8448940479561">
                <text:p>-8.8448940479561</text:p>
              </table:table-cell>
              <table:table-cell office:value-type="float" office:value="-4.42151381841148">
                <text:p>-4.42151381841148</text:p>
              </table:table-cell>
              <table:table-cell office:value-type="float" office:value="-9.91478210684496">
                <text:p>-9.91478210684496</text:p>
              </table:table-cell>
              <table:table-cell office:value-type="float" office:value="5.2261863797722">
                <text:p>5.2261863797722</text:p>
              </table:table-cell>
              <table:table-cell office:value-type="float" office:value="3.89761090663589">
                <text:p>3.89761090663589</text:p>
              </table:table-cell>
              <table:table-cell office:value-type="float" office:value="-20.2128775834658">
                <text:p>-20.2128775834658</text:p>
              </table:table-cell>
              <table:table-cell office:value-type="float" office:value="10.9162173051375">
                <text:p>10.9162173051375</text:p>
              </table:table-cell>
              <table:table-cell office:value-type="float" office:value="9.55029400875493">
                <text:p>9.55029400875493</text:p>
              </table:table-cell>
              <table:table-cell office:value-type="float" office:value="8.09609839492998">
                <text:p>8.09609839492998</text:p>
              </table:table-cell>
              <table:table-cell office:value-type="float" office:value="5.70766056144783">
                <text:p>5.7076605614478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0.4870091687175">
                <text:p>10.4870091687175</text:p>
              </table:table-cell>
              <table:table-cell office:value-type="float" office:value="3.75359561818063">
                <text:p>3.75359561818063</text:p>
              </table:table-cell>
              <table:table-cell office:value-type="float" office:value="-1.49274887296644">
                <text:p>-1.49274887296644</text:p>
              </table:table-cell>
              <table:table-cell office:value-type="float" office:value="-7.25779558769083">
                <text:p>-7.25779558769083</text:p>
              </table:table-cell>
              <table:table-cell office:value-type="float" office:value="4.25222902193088">
                <text:p>4.25222902193088</text:p>
              </table:table-cell>
              <table:table-cell office:value-type="float" office:value="16.8252782193959">
                <text:p>16.8252782193959</text:p>
              </table:table-cell>
              <table:table-cell office:value-type="float" office:value="-18.0798299104907">
                <text:p>-18.0798299104907</text:p>
              </table:table-cell>
              <table:table-cell office:value-type="float" office:value="5.09051876211425">
                <text:p>5.09051876211425</text:p>
              </table:table-cell>
              <table:table-cell office:value-type="float" office:value="-10.4451063876124">
                <text:p>-10.4451063876124</text:p>
              </table:table-cell>
              <table:table-cell office:value-type="float" office:value="-3.13315003157872">
                <text:p>-3.1331500315787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75253174205632">
                <text:p>3.75253174205632</text:p>
              </table:table-cell>
              <table:table-cell office:value-type="float" office:value="-1.60631683254568">
                <text:p>-1.60631683254568</text:p>
              </table:table-cell>
              <table:table-cell office:value-type="float" office:value="7.34487771413637">
                <text:p>7.34487771413637</text:p>
              </table:table-cell>
              <table:table-cell office:value-type="float" office:value="-2.34498116166126">
                <text:p>-2.34498116166126</text:p>
              </table:table-cell>
              <table:table-cell office:value-type="float" office:value="4.03592351416686">
                <text:p>4.03592351416686</text:p>
              </table:table-cell>
              <table:table-cell office:value-type="float" office:value="6.65580286168521">
                <text:p>6.65580286168521</text:p>
              </table:table-cell>
              <table:table-cell office:value-type="float" office:value="-5.27666768299323">
                <text:p>-5.27666768299323</text:p>
              </table:table-cell>
              <table:table-cell office:value-type="float" office:value="-1.47730143519829">
                <text:p>-1.47730143519829</text:p>
              </table:table-cell>
              <table:table-cell office:value-type="float" office:value="-5.07807021364636">
                <text:p>-5.07807021364636</text:p>
              </table:table-cell>
              <table:table-cell office:value-type="float" office:value="-6.00579850599996">
                <text:p>-6.0057985059999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.05124463706252">
                <text:p>3.05124463706252</text:p>
              </table:table-cell>
              <table:table-cell office:value-type="float" office:value="-0.94871833961278">
                <text:p>-0.94871833961278</text:p>
              </table:table-cell>
              <table:table-cell office:value-type="float" office:value="-4.27529237537296">
                <text:p>-4.27529237537296</text:p>
              </table:table-cell>
              <table:table-cell office:value-type="float" office:value="-6.38056493237799">
                <text:p>-6.38056493237799</text:p>
              </table:table-cell>
              <table:table-cell office:value-type="float" office:value="-3.14492018206764">
                <text:p>-3.14492018206764</text:p>
              </table:table-cell>
              <table:table-cell office:value-type="float" office:value="14.5901430842607">
                <text:p>14.5901430842607</text:p>
              </table:table-cell>
              <table:table-cell office:value-type="float" office:value="4.62688982294139">
                <text:p>4.62688982294139</text:p>
              </table:table-cell>
              <table:table-cell office:value-type="float" office:value="-2.9910991571749">
                <text:p>-2.9910991571749</text:p>
              </table:table-cell>
              <table:table-cell office:value-type="float" office:value="1.33484548206546">
                <text:p>1.33484548206546</text:p>
              </table:table-cell>
              <table:table-cell office:value-type="float" office:value="-5.86252803972385">
                <text:p>-5.8625280397238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18400592373195">
                <text:p>1.18400592373195</text:p>
              </table:table-cell>
              <table:table-cell office:value-type="float" office:value="4.12132543502406">
                <text:p>4.12132543502406</text:p>
              </table:table-cell>
              <table:table-cell office:value-type="float" office:value="0.393520918178449">
                <text:p>0.393520918178449</text:p>
              </table:table-cell>
              <table:table-cell office:value-type="float" office:value="5.8258422806368">
                <text:p>5.8258422806368</text:p>
              </table:table-cell>
              <table:table-cell office:value-type="float" office:value="-1.50307293594965">
                <text:p>-1.50307293594965</text:p>
              </table:table-cell>
              <table:table-cell office:value-type="float" office:value="9.0054054054054">
                <text:p>9.0054054054054</text:p>
              </table:table-cell>
              <table:table-cell office:value-type="float" office:value="-2.97152906330988">
                <text:p>-2.97152906330988</text:p>
              </table:table-cell>
              <table:table-cell office:value-type="float" office:value="-4.77500925583117">
                <text:p>-4.77500925583117</text:p>
              </table:table-cell>
              <table:table-cell office:value-type="float" office:value="-10.4816364309515">
                <text:p>-10.4816364309515</text:p>
              </table:table-cell>
              <table:table-cell office:value-type="float" office:value="-0.798852276934468">
                <text:p>-0.79885227693446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.4827188187382">
                <text:p>10.4827188187382</text:p>
              </table:table-cell>
              <table:table-cell office:value-type="float" office:value="6.27892392795697">
                <text:p>6.27892392795697</text:p>
              </table:table-cell>
              <table:table-cell office:value-type="float" office:value="-4.22664917133088">
                <text:p>-4.22664917133088</text:p>
              </table:table-cell>
              <table:table-cell office:value-type="float" office:value="-18.7097414900799">
                <text:p>-18.7097414900799</text:p>
              </table:table-cell>
              <table:table-cell office:value-type="float" office:value="-11.6839166321842">
                <text:p>-11.6839166321842</text:p>
              </table:table-cell>
              <table:table-cell office:value-type="float" office:value="25.9397456279809">
                <text:p>25.9397456279809</text:p>
              </table:table-cell>
              <table:table-cell office:value-type="float" office:value="-7.06797155737526">
                <text:p>-7.06797155737526</text:p>
              </table:table-cell>
              <table:table-cell office:value-type="float" office:value="-6.28880697780778">
                <text:p>-6.28880697780778</text:p>
              </table:table-cell>
              <table:table-cell office:value-type="float" office:value="-0.0687207352396726">
                <text:p>-0.0687207352396726</text:p>
              </table:table-cell>
              <table:table-cell office:value-type="float" office:value="5.34441818934164">
                <text:p>5.3444181893416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.94738332208114">
                <text:p>4.94738332208114</text:p>
              </table:table-cell>
              <table:table-cell office:value-type="float" office:value="4.52407713918592">
                <text:p>4.52407713918592</text:p>
              </table:table-cell>
              <table:table-cell office:value-type="float" office:value="3.86419735609905">
                <text:p>3.86419735609905</text:p>
              </table:table-cell>
              <table:table-cell office:value-type="float" office:value="-1.48731624452817">
                <text:p>-1.48731624452817</text:p>
              </table:table-cell>
              <table:table-cell office:value-type="float" office:value="-7.18745127077117">
                <text:p>-7.18745127077117</text:p>
              </table:table-cell>
              <table:table-cell office:value-type="float" office:value="7.39316375198727">
                <text:p>7.39316375198727</text:p>
              </table:table-cell>
              <table:table-cell office:value-type="float" office:value="-6.66243765925474">
                <text:p>-6.66243765925474</text:p>
              </table:table-cell>
              <table:table-cell office:value-type="float" office:value="4.46750767689527">
                <text:p>4.46750767689527</text:p>
              </table:table-cell>
              <table:table-cell office:value-type="float" office:value="-11.426407430799">
                <text:p>-11.426407430799</text:p>
              </table:table-cell>
              <table:table-cell office:value-type="float" office:value="1.56728335910447">
                <text:p>1.5672833591044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1.82028442624736">
                <text:p>-1.82028442624736</text:p>
              </table:table-cell>
              <table:table-cell office:value-type="float" office:value="-1.3533462551996">
                <text:p>-1.3533462551996</text:p>
              </table:table-cell>
              <table:table-cell office:value-type="float" office:value="2.65962061981401">
                <text:p>2.65962061981401</text:p>
              </table:table-cell>
              <table:table-cell office:value-type="float" office:value="14.3738963782477">
                <text:p>14.3738963782477</text:p>
              </table:table-cell>
              <table:table-cell office:value-type="float" office:value="5.56078140993532">
                <text:p>5.56078140993532</text:p>
              </table:table-cell>
              <table:table-cell office:value-type="float" office:value="-1.88012718600955">
                <text:p>-1.88012718600955</text:p>
              </table:table-cell>
              <table:table-cell office:value-type="float" office:value="-6.95967071019447">
                <text:p>-6.95967071019447</text:p>
              </table:table-cell>
              <table:table-cell office:value-type="float" office:value="-3.1543349957532">
                <text:p>-3.1543349957532</text:p>
              </table:table-cell>
              <table:table-cell office:value-type="float" office:value="-8.10525077857874">
                <text:p>-8.10525077857874</text:p>
              </table:table-cell>
              <table:table-cell office:value-type="float" office:value="0.678715943985889">
                <text:p>0.67871594398588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.94523814709149">
                <text:p>4.94523814709149</text:p>
              </table:table-cell>
              <table:table-cell office:value-type="float" office:value="0.786741294074091">
                <text:p>0.786741294074091</text:p>
              </table:table-cell>
              <table:table-cell office:value-type="float" office:value="-0.502752793083172">
                <text:p>-0.502752793083172</text:p>
              </table:table-cell>
              <table:table-cell office:value-type="float" office:value="6.78671080427728">
                <text:p>6.78671080427728</text:p>
              </table:table-cell>
              <table:table-cell office:value-type="float" office:value="1.84447590217131">
                <text:p>1.84447590217131</text:p>
              </table:table-cell>
              <table:table-cell office:value-type="float" office:value="10.9503974562798">
                <text:p>10.9503974562798</text:p>
              </table:table-cell>
              <table:table-cell office:value-type="float" office:value="5.84349151730297">
                <text:p>5.84349151730297</text:p>
              </table:table-cell>
              <table:table-cell office:value-type="float" office:value="-4.72215519306575">
                <text:p>-4.72215519306575</text:p>
              </table:table-cell>
              <table:table-cell office:value-type="float" office:value="-16.7382146046127">
                <text:p>-16.7382146046127</text:p>
              </table:table-cell>
              <table:table-cell office:value-type="float" office:value="-9.19393253043535">
                <text:p>-9.1939325304353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.94309297210184">
                <text:p>3.94309297210184</text:p>
              </table:table-cell>
              <table:table-cell office:value-type="float" office:value="1.04940544896226">
                <text:p>1.04940544896226</text:p>
              </table:table-cell>
              <table:table-cell office:value-type="float" office:value="5.63029705773461">
                <text:p>5.63029705773461</text:p>
              </table:table-cell>
              <table:table-cell office:value-type="float" office:value="6.56073785308274">
                <text:p>6.56073785308274</text:p>
              </table:table-cell>
              <table:table-cell office:value-type="float" office:value="-6.12359692488621">
                <text:p>-6.12359692488621</text:p>
              </table:table-cell>
              <table:table-cell office:value-type="float" office:value="2.50763116057233">
                <text:p>2.50763116057233</text:p>
              </table:table-cell>
              <table:table-cell office:value-type="float" office:value="-10.6505793061393">
                <text:p>-10.6505793061393</text:p>
              </table:table-cell>
              <table:table-cell office:value-type="float" office:value="-5.91181806302676">
                <text:p>-5.91181806302676</text:p>
              </table:table-cell>
              <table:table-cell office:value-type="float" office:value="4.94997822157371">
                <text:p>4.94997822157371</text:p>
              </table:table-cell>
              <table:table-cell office:value-type="float" office:value="-1.95514841997517">
                <text:p>-1.955148419975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2.7250038112246">
                <text:p>-2.7250038112246</text:p>
              </table:table-cell>
              <table:table-cell office:value-type="float" office:value="-0.775485114445631">
                <text:p>-0.775485114445631</text:p>
              </table:table-cell>
              <table:table-cell office:value-type="float" office:value="-8.94766970838687">
                <text:p>-8.94766970838687</text:p>
              </table:table-cell>
              <table:table-cell office:value-type="float" office:value="6.5767558856197">
                <text:p>6.5767558856197</text:p>
              </table:table-cell>
              <table:table-cell office:value-type="float" office:value="12.7310211904088">
                <text:p>12.7310211904088</text:p>
              </table:table-cell>
              <table:table-cell office:value-type="float" office:value="-2.45421303656599">
                <text:p>-2.45421303656599</text:p>
              </table:table-cell>
              <table:table-cell office:value-type="float" office:value="3.35337347823247">
                <text:p>3.35337347823247</text:p>
              </table:table-cell>
              <table:table-cell office:value-type="float" office:value="-1.37159330966744">
                <text:p>-1.37159330966744</text:p>
              </table:table-cell>
              <table:table-cell office:value-type="float" office:value="-8.5912265609687">
                <text:p>-8.5912265609687</text:p>
              </table:table-cell>
              <table:table-cell office:value-type="float" office:value="2.20404098699828">
                <text:p>2.2040409869982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4409477971122">
                <text:p>11.4409477971122</text:p>
              </table:table-cell>
              <table:table-cell office:value-type="float" office:value="9.31206960385043">
                <text:p>9.31206960385043</text:p>
              </table:table-cell>
              <table:table-cell office:value-type="float" office:value="3.26334690855239">
                <text:p>3.26334690855239</text:p>
              </table:table-cell>
              <table:table-cell office:value-type="float" office:value="-0.165235098111808">
                <text:p>-0.165235098111808</text:p>
              </table:table-cell>
              <table:table-cell office:value-type="float" office:value="-8.59166975194373">
                <text:p>-8.59166975194373</text:p>
              </table:table-cell>
              <table:table-cell office:value-type="float" office:value="21.0648648648649">
                <text:p>21.0648648648649</text:p>
              </table:table-cell>
              <table:table-cell office:value-type="float" office:value="-19.1446501295816">
                <text:p>-19.1446501295816</text:p>
              </table:table-cell>
              <table:table-cell office:value-type="float" office:value="-14.1014809329878">
                <text:p>-14.1014809329878</text:p>
              </table:table-cell>
              <table:table-cell office:value-type="float" office:value="-0.361828952239911">
                <text:p>-0.361828952239911</text:p>
              </table:table-cell>
              <table:table-cell office:value-type="float" office:value="-2.71636430951499">
                <text:p>-2.7163643095149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.54051876211425">
                <text:p>4.54051876211425</text:p>
              </table:table-cell>
              <table:table-cell office:value-type="float" office:value="-1.63539756517194">
                <text:p>-1.63539756517194</text:p>
              </table:table-cell>
              <table:table-cell office:value-type="float" office:value="0.889956878715942">
                <text:p>0.889956878715942</text:p>
              </table:table-cell>
              <table:table-cell office:value-type="float" office:value="-3.01042968835072">
                <text:p>-3.01042968835072</text:p>
              </table:table-cell>
              <table:table-cell office:value-type="float" office:value="4.51471568264477">
                <text:p>4.51471568264477</text:p>
              </table:table-cell>
              <table:table-cell office:value-type="float" office:value="-14.6236883942766">
                <text:p>-14.6236883942766</text:p>
              </table:table-cell>
              <table:table-cell office:value-type="float" office:value="4.15653570572991">
                <text:p>4.15653570572991</text:p>
              </table:table-cell>
              <table:table-cell office:value-type="float" office:value="7.06058649302002">
                <text:p>7.06058649302002</text:p>
              </table:table-cell>
              <table:table-cell office:value-type="float" office:value="4.77580961299737">
                <text:p>4.77580961299737</text:p>
              </table:table-cell>
              <table:table-cell office:value-type="float" office:value="-6.66860748742296">
                <text:p>-6.6686074874229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5.45948123788575">
                <text:p>-5.45948123788575</text:p>
              </table:table-cell>
              <table:table-cell office:value-type="float" office:value="-6.63539756517194">
                <text:p>-6.63539756517194</text:p>
              </table:table-cell>
              <table:table-cell office:value-type="float" office:value="-13.6100431212841">
                <text:p>-13.6100431212841</text:p>
              </table:table-cell>
              <table:table-cell office:value-type="float" office:value="-21.0104296883507">
                <text:p>-21.0104296883507</text:p>
              </table:table-cell>
              <table:table-cell office:value-type="float" office:value="4.01471568264477">
                <text:p>4.01471568264477</text:p>
              </table:table-cell>
              <table:table-cell office:value-type="float" office:value="-0.623688394276627">
                <text:p>-0.623688394276627</text:p>
              </table:table-cell>
              <table:table-cell office:value-type="float" office:value="11.1565357057299">
                <text:p>11.1565357057299</text:p>
              </table:table-cell>
              <table:table-cell office:value-type="float" office:value="4.06058649302002">
                <text:p>4.06058649302002</text:p>
              </table:table-cell>
              <table:table-cell office:value-type="float" office:value="21.7758096129974">
                <text:p>21.7758096129974</text:p>
              </table:table-cell>
              <table:table-cell office:value-type="float" office:value="6.33139251257704">
                <text:p>6.3313925125770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.83923165712046">
                <text:p>6.83923165712046</text:p>
              </table:table-cell>
              <table:table-cell office:value-type="float" office:value="4.52220092776096">
                <text:p>4.52220092776096</text:p>
              </table:table-cell>
              <table:table-cell office:value-type="float" office:value="6.76978678920661">
                <text:p>6.76978678920661</text:p>
              </table:table-cell>
              <table:table-cell office:value-type="float" office:value="4.95398654093255">
                <text:p>4.95398654093255</text:p>
              </table:table-cell>
              <table:table-cell office:value-type="float" office:value="-2.66612801358974">
                <text:p>-2.66612801358974</text:p>
              </table:table-cell>
              <table:table-cell office:value-type="float" office:value="14.3106518282989">
                <text:p>14.3106518282989</text:p>
              </table:table-cell>
              <table:table-cell office:value-type="float" office:value="-13.9399067883355">
                <text:p>-13.9399067883355</text:p>
              </table:table-cell>
              <table:table-cell office:value-type="float" office:value="-12.4532112289566">
                <text:p>-12.4532112289566</text:p>
              </table:table-cell>
              <table:table-cell office:value-type="float" office:value="-9.81127469129081">
                <text:p>-9.81127469129081</text:p>
              </table:table-cell>
              <table:table-cell office:value-type="float" office:value="1.47466297885315">
                <text:p>1.4746629788531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370864821308">
                <text:p>0.3370864821308</text:p>
              </table:table-cell>
              <table:table-cell office:value-type="float" office:value="5.78486508264913">
                <text:p>5.78486508264913</text:p>
              </table:table-cell>
              <table:table-cell office:value-type="float" office:value="2.90283664002439">
                <text:p>2.90283664002439</text:p>
              </table:table-cell>
              <table:table-cell office:value-type="float" office:value="5.72801358973801">
                <text:p>5.72801358973801</text:p>
              </table:table-cell>
              <table:table-cell office:value-type="float" office:value="-10.1342008406473">
                <text:p>-10.1342008406473</text:p>
              </table:table-cell>
              <table:table-cell office:value-type="float" office:value="6.86788553259142">
                <text:p>6.86788553259142</text:p>
              </table:table-cell>
              <table:table-cell office:value-type="float" office:value="-0.433977611777763">
                <text:p>-0.433977611777763</text:p>
              </table:table-cell>
              <table:table-cell office:value-type="float" office:value="-7.64287409891761">
                <text:p>-7.64287409891761</text:p>
              </table:table-cell>
              <table:table-cell office:value-type="float" office:value="-4.12308186510443">
                <text:p>-4.12308186510443</text:p>
              </table:table-cell>
              <table:table-cell office:value-type="float" office:value="0.713447089313327">
                <text:p>0.71344708931332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.96341224383126">
                <text:p>9.96341224383126</text:p>
              </table:table-cell>
              <table:table-cell office:value-type="float" office:value="4.14290132195047">
                <text:p>4.14290132195047</text:p>
              </table:table-cell>
              <table:table-cell office:value-type="float" office:value="2.47079948602914">
                <text:p>2.47079948602914</text:p>
              </table:table-cell>
              <table:table-cell office:value-type="float" office:value="-2.24349805083085">
                <text:p>-2.24349805083085</text:p>
              </table:table-cell>
              <table:table-cell office:value-type="float" office:value="-9.39657207570181">
                <text:p>-9.39657207570181</text:p>
              </table:table-cell>
              <table:table-cell office:value-type="float" office:value="-0.0451510333863467">
                <text:p>-0.0451510333863467</text:p>
              </table:table-cell>
              <table:table-cell office:value-type="float" office:value="-9.51460896835594">
                <text:p>-9.51460896835594</text:p>
              </table:table-cell>
              <table:table-cell office:value-type="float" office:value="-8.99577280745694">
                <text:p>-8.99577280745694</text:p>
              </table:table-cell>
              <table:table-cell office:value-type="float" office:value="11.1250147004377">
                <text:p>11.1250147004377</text:p>
              </table:table-cell>
              <table:table-cell office:value-type="float" office:value="2.49347518348324">
                <text:p>2.4934751834832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13.0076877844807">
                <text:p>-13.0076877844807</text:p>
              </table:table-cell>
              <table:table-cell office:value-type="float" office:value="-0.314259424613978">
                <text:p>-0.314259424613978</text:p>
              </table:table-cell>
              <table:table-cell office:value-type="float" office:value="4.77910251105255">
                <text:p>4.77910251105255</text:p>
              </table:table-cell>
              <table:table-cell office:value-type="float" office:value="6.85615785003376">
                <text:p>6.85615785003376</text:p>
              </table:table-cell>
              <table:table-cell office:value-type="float" office:value="7.70274408171266">
                <text:p>7.70274408171266</text:p>
              </table:table-cell>
              <table:table-cell office:value-type="float" office:value="-2.82686804451511">
                <text:p>-2.82686804451511</text:p>
              </table:table-cell>
              <table:table-cell office:value-type="float" office:value="16.5976446631966">
                <text:p>16.5976446631966</text:p>
              </table:table-cell>
              <table:table-cell office:value-type="float" office:value="-7.32107607204303">
                <text:p>-7.32107607204303</text:p>
              </table:table-cell>
              <table:table-cell office:value-type="float" office:value="-17.4527201254437">
                <text:p>-17.4527201254437</text:p>
              </table:table-cell>
              <table:table-cell office:value-type="float" office:value="4.98696234510094">
                <text:p>4.9869623451009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.2246444671908">
                <text:p>3.2246444671908</text:p>
              </table:table-cell>
              <table:table-cell office:value-type="float" office:value="5.3083171810005">
                <text:p>5.3083171810005</text:p>
              </table:table-cell>
              <table:table-cell office:value-type="float" office:value="11.5745257747675">
                <text:p>11.5745257747675</text:p>
              </table:table-cell>
              <table:table-cell office:value-type="float" office:value="11.2173704728096">
                <text:p>11.2173704728096</text:p>
              </table:table-cell>
              <table:table-cell office:value-type="float" office:value="0.450976762419149">
                <text:p>0.450976762419149</text:p>
              </table:table-cell>
              <table:table-cell office:value-type="float" office:value="-1.10015898251193">
                <text:p>-1.10015898251193</text:p>
              </table:table-cell>
              <table:table-cell office:value-type="float" office:value="-13.6995883877431">
                <text:p>-13.6995883877431</text:p>
              </table:table-cell>
              <table:table-cell office:value-type="float" office:value="-18.9429187446915">
                <text:p>-18.9429187446915</text:p>
              </table:table-cell>
              <table:table-cell office:value-type="float" office:value="0.868436526776577">
                <text:p>0.868436526776577</text:p>
              </table:table-cell>
              <table:table-cell office:value-type="float" office:value="1.09839492998236">
                <text:p>1.0983949299823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3.07621360280506">
                <text:p>-3.07621360280506</text:p>
              </table:table-cell>
              <table:table-cell office:value-type="float" office:value="-8.08661715704423">
                <text:p>-8.08661715704423</text:p>
              </table:table-cell>
              <table:table-cell office:value-type="float" office:value="-0.672254284905378">
                <text:p>-0.672254284905378</text:p>
              </table:table-cell>
              <table:table-cell office:value-type="float" office:value="10.5269812923318">
                <text:p>10.5269812923318</text:p>
              </table:table-cell>
              <table:table-cell office:value-type="float" office:value="-8.83625236840386">
                <text:p>-8.83625236840386</text:p>
              </table:table-cell>
              <table:table-cell office:value-type="float" office:value="-15.4772655007949">
                <text:p>-15.4772655007949</text:p>
              </table:table-cell>
              <table:table-cell office:value-type="float" office:value="6.90278328287998">
                <text:p>6.90278328287998</text:p>
              </table:table-cell>
              <table:table-cell office:value-type="float" office:value="17.3812161073241">
                <text:p>17.3812161073241</text:p>
              </table:table-cell>
              <table:table-cell office:value-type="float" office:value="11.1437136572511">
                <text:p>11.1437136572511</text:p>
              </table:table-cell>
              <table:table-cell office:value-type="float" office:value="-9.80609142583357">
                <text:p>-9.8060914258335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.41520569723632">
                <text:p>5.41520569723632</text:p>
              </table:table-cell>
              <table:table-cell office:value-type="float" office:value="2.46403946250844">
                <text:p>2.46403946250844</text:p>
              </table:table-cell>
              <table:table-cell office:value-type="float" office:value="6.85994511836574">
                <text:p>6.85994511836574</text:p>
              </table:table-cell>
              <table:table-cell office:value-type="float" office:value="1.62308948755364">
                <text:p>1.62308948755364</text:p>
              </table:table-cell>
              <table:table-cell office:value-type="float" office:value="4.29145632336607">
                <text:p>4.29145632336607</text:p>
              </table:table-cell>
              <table:table-cell office:value-type="float" office:value="3.7516693163752">
                <text:p>3.7516693163752</text:p>
              </table:table-cell>
              <table:table-cell office:value-type="float" office:value="-9.07350001088921">
                <text:p>-9.07350001088921</text:p>
              </table:table-cell>
              <table:table-cell office:value-type="float" office:value="-13.37743537252">
                <text:p>-13.37743537252</text:p>
              </table:table-cell>
              <table:table-cell office:value-type="float" office:value="-1.10351503800335">
                <text:p>-1.10351503800335</text:p>
              </table:table-cell>
              <table:table-cell office:value-type="float" office:value="-0.850954983992855">
                <text:p>-0.85095498399285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.64753794890781">
                <text:p>3.64753794890781</text:p>
              </table:table-cell>
              <table:table-cell office:value-type="float" office:value="1.58661606812292">
                <text:p>1.58661606812292</text:p>
              </table:table-cell>
              <table:table-cell office:value-type="float" office:value="-2.84463161791929">
                <text:p>-2.84463161791929</text:p>
              </table:table-cell>
              <table:table-cell office:value-type="float" office:value="7.98430211032951">
                <text:p>7.98430211032951</text:p>
              </table:table-cell>
              <table:table-cell office:value-type="float" office:value="-1.96031099592743">
                <text:p>-1.96031099592743</text:p>
              </table:table-cell>
              <table:table-cell office:value-type="float" office:value="-1.52162162162162">
                <text:p>-1.52162162162162</text:p>
              </table:table-cell>
              <table:table-cell office:value-type="float" office:value="-2.37073306182894">
                <text:p>-2.37073306182894</text:p>
              </table:table-cell>
              <table:table-cell office:value-type="float" office:value="4.00072195483155">
                <text:p>4.00072195483155</text:p>
              </table:table-cell>
              <table:table-cell office:value-type="float" office:value="-5.78235838578304">
                <text:p>-5.78235838578304</text:p>
              </table:table-cell>
              <table:table-cell office:value-type="float" office:value="-2.73952239911144">
                <text:p>-2.7395223991114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5.55589433107564">
                <text:p>-5.55589433107564</text:p>
              </table:table-cell>
              <table:table-cell office:value-type="float" office:value="1.50687871594398">
                <text:p>1.50687871594398</text:p>
              </table:table-cell>
              <table:table-cell office:value-type="float" office:value="-7.33175185661084">
                <text:p>-7.33175185661084</text:p>
              </table:table-cell>
              <table:table-cell office:value-type="float" office:value="1.22274538841823">
                <text:p>1.22274538841823</text:p>
              </table:table-cell>
              <table:table-cell office:value-type="float" office:value="5.39077248078054">
                <text:p>5.39077248078054</text:p>
              </table:table-cell>
              <table:table-cell office:value-type="float" office:value="-3.53004769475359">
                <text:p>-3.53004769475359</text:p>
              </table:table-cell>
              <table:table-cell office:value-type="float" office:value="7.03875362066337">
                <text:p>7.03875362066337</text:p>
              </table:table-cell>
              <table:table-cell office:value-type="float" office:value="-0.70273863710608">
                <text:p>-0.70273863710608</text:p>
              </table:table-cell>
              <table:table-cell office:value-type="float" office:value="3.31875013611516">
                <text:p>3.31875013611516</text:p>
              </table:table-cell>
              <table:table-cell office:value-type="float" office:value="-1.35746782237515">
                <text:p>-1.3574678223751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19.195091142714">
                <text:p>-19.195091142714</text:p>
              </table:table-cell>
              <table:table-cell office:value-type="float" office:value="6.22482740597164">
                <text:p>6.22482740597164</text:p>
              </table:table-cell>
              <table:table-cell office:value-type="float" office:value="14.3985844022911">
                <text:p>14.3985844022911</text:p>
              </table:table-cell>
              <table:table-cell office:value-type="float" office:value="27.3384193218198">
                <text:p>27.3384193218198</text:p>
              </table:table-cell>
              <table:table-cell office:value-type="float" office:value="-76.15529324651">
                <text:p>-76.15529324651</text:p>
              </table:table-cell>
              <table:table-cell office:value-type="float" office:value="-51.7736089030207">
                <text:p>-51.7736089030207</text:p>
              </table:table-cell>
              <table:table-cell office:value-type="float" office:value="42.1549600365878">
                <text:p>42.1549600365878</text:p>
              </table:table-cell>
              <table:table-cell office:value-type="float" office:value="25.5121828516671">
                <text:p>25.5121828516671</text:p>
              </table:table-cell>
              <table:table-cell office:value-type="float" office:value="25.1998105276913">
                <text:p>25.1998105276913</text:p>
              </table:table-cell>
              <table:table-cell office:value-type="float" office:value="6.295208746216">
                <text:p>6.29520874621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0.9376701439554">
                <text:p>10.9376701439554</text:p>
              </table:table-cell>
              <table:table-cell office:value-type="float" office:value="2.29487118060849">
                <text:p>2.29487118060849</text:p>
              </table:table-cell>
              <table:table-cell office:value-type="float" office:value="6.06739769584249">
                <text:p>6.06739769584249</text:p>
              </table:table-cell>
              <table:table-cell office:value-type="float" office:value="10.5448265348346">
                <text:p>10.5448265348346</text:p>
              </table:table-cell>
              <table:table-cell office:value-type="float" office:value="-5.51344600039202">
                <text:p>-5.51344600039202</text:p>
              </table:table-cell>
              <table:table-cell office:value-type="float" office:value="4.64165341812399">
                <text:p>4.64165341812399</text:p>
              </table:table-cell>
              <table:table-cell office:value-type="float" office:value="3.55654115033649">
                <text:p>3.55654115033649</text:p>
              </table:table-cell>
              <table:table-cell office:value-type="float" office:value="-7.27172724698913">
                <text:p>-7.27172724698913</text:p>
              </table:table-cell>
              <table:table-cell office:value-type="float" office:value="-23.6166713853257">
                <text:p>-23.6166713853257</text:p>
              </table:table-cell>
              <table:table-cell office:value-type="float" office:value="-1.64111549099462">
                <text:p>-1.6411154909946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0.1368120739595">
                <text:p>10.1368120739595</text:p>
              </table:table-cell>
              <table:table-cell office:value-type="float" office:value="1.89993684256376">
                <text:p>1.89993684256376</text:p>
              </table:table-cell>
              <table:table-cell office:value-type="float" office:value="1.32061763616961">
                <text:p>1.32061763616961</text:p>
              </table:table-cell>
              <table:table-cell office:value-type="float" office:value="-0.145562645643224">
                <text:p>-0.145562645643224</text:p>
              </table:table-cell>
              <table:table-cell office:value-type="float" office:value="-3.80067513121502">
                <text:p>-3.80067513121502</text:p>
              </table:table-cell>
              <table:table-cell office:value-type="float" office:value="18.264546899841">
                <text:p>18.264546899841</text:p>
              </table:table-cell>
              <table:table-cell office:value-type="float" office:value="-17.8410871790404">
                <text:p>-17.8410871790404</text:p>
              </table:table-cell>
              <table:table-cell office:value-type="float" office:value="2.05240760502647">
                <text:p>2.05240760502647</text:p>
              </table:table-cell>
              <table:table-cell office:value-type="float" office:value="-6.34139425485114">
                <text:p>-6.34139425485114</text:p>
              </table:table-cell>
              <table:table-cell office:value-type="float" office:value="-5.54560184681055">
                <text:p>-5.5456018468105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.80276368229632">
                <text:p>1.80276368229632</text:p>
              </table:table-cell>
              <table:table-cell office:value-type="float" office:value="-8.01250843914019">
                <text:p>-8.01250843914019</text:p>
              </table:table-cell>
              <table:table-cell office:value-type="float" office:value="2.53163425310886">
                <text:p>2.53163425310886</text:p>
              </table:table-cell>
              <table:table-cell office:value-type="float" office:value="0.112446370625257">
                <text:p>0.112446370625257</text:p>
              </table:table-cell>
              <table:table-cell office:value-type="float" office:value="-3.62336607356752">
                <text:p>-3.62336607356752</text:p>
              </table:table-cell>
              <table:table-cell office:value-type="float" office:value="2.78362480127184">
                <text:p>2.78362480127184</text:p>
              </table:table-cell>
              <table:table-cell office:value-type="float" office:value="-6.33911078685455">
                <text:p>-6.33911078685455</text:p>
              </table:table-cell>
              <table:table-cell office:value-type="float" office:value="-4.67748001829388">
                <text:p>-4.67748001829388</text:p>
              </table:table-cell>
              <table:table-cell office:value-type="float" office:value="8.88800335387765">
                <text:p>8.88800335387765</text:p>
              </table:table-cell>
              <table:table-cell office:value-type="float" office:value="6.53399285667618">
                <text:p>6.5339928566761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.33595400396368">
                <text:p>2.33595400396368</text:p>
              </table:table-cell>
              <table:table-cell office:value-type="float" office:value="-3.99499749548098">
                <text:p>-3.99499749548098</text:p>
              </table:table-cell>
              <table:table-cell office:value-type="float" office:value="0.573837576496722">
                <text:p>0.573837576496722</text:p>
              </table:table-cell>
              <table:table-cell office:value-type="float" office:value="10.164048173879">
                <text:p>10.164048173879</text:p>
              </table:table-cell>
              <table:table-cell office:value-type="float" office:value="9.41209573796198">
                <text:p>9.41209573796198</text:p>
              </table:table-cell>
              <table:table-cell office:value-type="float" office:value="-17.112559618442">
                <text:p>-17.112559618442</text:p>
              </table:table-cell>
              <table:table-cell office:value-type="float" office:value="-5.23871550841734">
                <text:p>-5.23871550841734</text:p>
              </table:table-cell>
              <table:table-cell office:value-type="float" office:value="6.37654245704206">
                <text:p>6.37654245704206</text:p>
              </table:table-cell>
              <table:table-cell office:value-type="float" office:value="7.93388287562341">
                <text:p>7.93388287562341</text:p>
              </table:table-cell>
              <table:table-cell office:value-type="float" office:value="-10.4500882026265">
                <text:p>-10.450088202626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11.1993814926933">
                <text:p>-11.1993814926933</text:p>
              </table:table-cell>
              <table:table-cell office:value-type="float" office:value="-4.74984428425202">
                <text:p>-4.74984428425202</text:p>
              </table:table-cell>
              <table:table-cell office:value-type="float" office:value="7.16468410392665">
                <text:p>7.16468410392665</text:p>
              </table:table-cell>
              <table:table-cell office:value-type="float" office:value="26.8864734194307">
                <text:p>26.8864734194307</text:p>
              </table:table-cell>
              <table:table-cell office:value-type="float" office:value="19.908561099375">
                <text:p>19.908561099375</text:p>
              </table:table-cell>
              <table:table-cell office:value-type="float" office:value="-53.6591414944356">
                <text:p>-53.6591414944356</text:p>
              </table:table-cell>
              <table:table-cell office:value-type="float" office:value="6.16681838970317">
                <text:p>6.16681838970317</text:p>
              </table:table-cell>
              <table:table-cell office:value-type="float" office:value="10.1328571117451">
                <text:p>10.1328571117451</text:p>
              </table:table-cell>
              <table:table-cell office:value-type="float" office:value="7.57619618006403">
                <text:p>7.57619618006403</text:p>
              </table:table-cell>
              <table:table-cell office:value-type="float" office:value="-8.22722303286365">
                <text:p>-8.2272230328636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4.2320926889823">
                <text:p>4.2320926889823</text:p>
              </table:table-cell>
              <table:table-cell office:value-type="float" office:value="6.47779798331773">
                <text:p>6.47779798331773</text:p>
              </table:table-cell>
              <table:table-cell office:value-type="float" office:value="4.71332730796873">
                <text:p>4.71332730796873</text:p>
              </table:table-cell>
              <table:table-cell office:value-type="float" office:value="-2.94270313827122">
                <text:p>-2.94270313827122</text:p>
              </table:table-cell>
              <table:table-cell office:value-type="float" office:value="6.36956464925844">
                <text:p>6.36956464925844</text:p>
              </table:table-cell>
              <table:table-cell office:value-type="float" office:value="22.6904610492846">
                <text:p>22.6904610492846</text:p>
              </table:table-cell>
              <table:table-cell office:value-type="float" office:value="-1.52804299061349">
                <text:p>-1.52804299061349</text:p>
              </table:table-cell>
              <table:table-cell office:value-type="float" office:value="-8.16485070888777">
                <text:p>-8.16485070888777</text:p>
              </table:table-cell>
              <table:table-cell office:value-type="float" office:value="-11.8273700372411">
                <text:p>-11.8273700372411</text:p>
              </table:table-cell>
              <table:table-cell office:value-type="float" office:value="-20.0202768037982">
                <text:p>-20.020276803798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573055730992877">
                <text:p>-0.573055730992877</text:p>
              </table:table-cell>
              <table:table-cell office:value-type="float" office:value="-1.39180804495067">
                <text:p>-1.39180804495067</text:p>
              </table:table-cell>
              <table:table-cell office:value-type="float" office:value="-9.7673530500686">
                <text:p>-9.7673530500686</text:p>
              </table:table-cell>
              <table:table-cell office:value-type="float" office:value="-3.58503822113813">
                <text:p>-3.58503822113813</text:p>
              </table:table-cell>
              <table:table-cell office:value-type="float" office:value="16.6461898643204">
                <text:p>16.6461898643204</text:p>
              </table:table-cell>
              <table:table-cell office:value-type="float" office:value="16.4278219395867">
                <text:p>16.4278219395867</text:p>
              </table:table-cell>
              <table:table-cell office:value-type="float" office:value="-2.913812966875">
                <text:p>-2.913812966875</text:p>
              </table:table-cell>
              <table:table-cell office:value-type="float" office:value="2.77995840320579">
                <text:p>2.77995840320579</text:p>
              </table:table-cell>
              <table:table-cell office:value-type="float" office:value="-10.1757072543938">
                <text:p>-10.1757072543938</text:p>
              </table:table-cell>
              <table:table-cell office:value-type="float" office:value="-7.44719493869373">
                <text:p>-7.4471949386937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9.22565716401333">
                <text:p>9.22565716401333</text:p>
              </table:table-cell>
              <table:table-cell office:value-type="float" office:value="-1.73420955201777">
                <text:p>-1.73420955201777</text:p>
              </table:table-cell>
              <table:table-cell office:value-type="float" office:value="-10.8875231395779">
                <text:p>-10.8875231395779</text:p>
              </table:table-cell>
              <table:table-cell office:value-type="float" office:value="-9.62062199185486">
                <text:p>-9.62062199185486</text:p>
              </table:table-cell>
              <table:table-cell office:value-type="float" office:value="-8.53465383191411">
                <text:p>-8.53465383191411</text:p>
              </table:table-cell>
              <table:table-cell office:value-type="float" office:value="14.3621621621622">
                <text:p>14.3621621621622</text:p>
              </table:table-cell>
              <table:table-cell office:value-type="float" office:value="-5.01025546094037">
                <text:p>-5.01025546094037</text:p>
              </table:table-cell>
              <table:table-cell office:value-type="float" office:value="11.2661606812292">
                <text:p>11.2661606812292</text:p>
              </table:table-cell>
              <table:table-cell office:value-type="float" office:value="-1.76279155868196">
                <text:p>-1.76279155868196</text:p>
              </table:table-cell>
              <table:table-cell office:value-type="float" office:value="2.69607552758238">
                <text:p>2.6960755275823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.41621839405885">
                <text:p>2.41621839405885</text:p>
              </table:table-cell>
              <table:table-cell office:value-type="float" office:value="-4.07848727050983">
                <text:p>-4.07848727050983</text:p>
              </table:table-cell>
              <table:table-cell office:value-type="float" office:value="-16.1021037959797">
                <text:p>-16.1021037959797</text:p>
              </table:table-cell>
              <table:table-cell office:value-type="float" office:value="-6.21490297711087">
                <text:p>-6.21490297711087</text:p>
              </table:table-cell>
              <table:table-cell office:value-type="float" office:value="-2.69417427096718">
                <text:p>-2.69417427096718</text:p>
              </table:table-cell>
              <table:table-cell office:value-type="float" office:value="-0.786009538950722">
                <text:p>-0.786009538950722</text:p>
              </table:table-cell>
              <table:table-cell office:value-type="float" office:value="4.61583291591352">
                <text:p>4.61583291591352</text:p>
              </table:table-cell>
              <table:table-cell office:value-type="float" office:value="8.83164405340071">
                <text:p>8.83164405340071</text:p>
              </table:table-cell>
              <table:table-cell office:value-type="float" office:value="11.2652568765381">
                <text:p>11.2652568765381</text:p>
              </table:table-cell>
              <table:table-cell office:value-type="float" office:value="2.74672561360716">
                <text:p>2.7467256136071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8.24597643574276">
                <text:p>8.24597643574276</text:p>
              </table:table-cell>
              <table:table-cell office:value-type="float" office:value="1.85928632097045">
                <text:p>1.85928632097045</text:p>
              </table:table-cell>
              <table:table-cell office:value-type="float" office:value="-2.0470207112834">
                <text:p>-2.0470207112834</text:p>
              </table:table-cell>
              <table:table-cell office:value-type="float" office:value="-1.92485789576845">
                <text:p>-1.92485789576845</text:p>
              </table:table-cell>
              <table:table-cell office:value-type="float" office:value="-3.8076289827297">
                <text:p>-3.8076289827297</text:p>
              </table:table-cell>
              <table:table-cell office:value-type="float" office:value="-0.190620031796499">
                <text:p>-0.190620031796499</text:p>
              </table:table-cell>
              <table:table-cell office:value-type="float" office:value="16.125714876843">
                <text:p>16.125714876843</text:p>
              </table:table-cell>
              <table:table-cell office:value-type="float" office:value="-0.817794063200985">
                <text:p>-0.817794063200985</text:p>
              </table:table-cell>
              <table:table-cell office:value-type="float" office:value="-20.5877550798179">
                <text:p>-20.5877550798179</text:p>
              </table:table-cell>
              <table:table-cell office:value-type="float" office:value="3.14469913104079">
                <text:p>3.1446991310407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6.15445259925518">
                <text:p>-6.15445259925518</text:p>
              </table:table-cell>
              <table:table-cell office:value-type="float" office:value="-3.08818084805192">
                <text:p>-3.08818084805192</text:p>
              </table:table-cell>
              <table:table-cell office:value-type="float" office:value="2.57958925888016">
                <text:p>2.57958925888016</text:p>
              </table:table-cell>
              <table:table-cell office:value-type="float" office:value="-6.27005248600736">
                <text:p>-6.27005248600736</text:p>
              </table:table-cell>
              <table:table-cell office:value-type="float" office:value="-17.7012435481412">
                <text:p>-17.7012435481412</text:p>
              </table:table-cell>
              <table:table-cell office:value-type="float" office:value="15.120826709062">
                <text:p>15.120826709062</text:p>
              </table:table-cell>
              <table:table-cell office:value-type="float" office:value="-25.5730992878455">
                <text:p>-25.5730992878455</text:p>
              </table:table-cell>
              <table:table-cell office:value-type="float" office:value="2.34427336280681">
                <text:p>2.34427336280681</text:p>
              </table:table-cell>
              <table:table-cell office:value-type="float" office:value="22.5498834854193">
                <text:p>22.5498834854193</text:p>
              </table:table-cell>
              <table:table-cell office:value-type="float" office:value="16.1924559531328">
                <text:p>16.192455953132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11.4574558442407">
                <text:p>-11.4574558442407</text:p>
              </table:table-cell>
              <table:table-cell office:value-type="float" office:value="3.27954896879151">
                <text:p>3.27954896879151</text:p>
              </table:table-cell>
              <table:table-cell office:value-type="float" office:value="9.96585905002505">
                <text:p>9.96585905002505</text:p>
              </table:table-cell>
              <table:table-cell office:value-type="float" office:value="14.3135853823203">
                <text:p>14.3135853823203</text:p>
              </table:table-cell>
              <table:table-cell office:value-type="float" office:value="17.0434544939783">
                <text:p>17.0434544939783</text:p>
              </table:table-cell>
              <table:table-cell office:value-type="float" office:value="-37.1990461049285">
                <text:p>-37.1990461049285</text:p>
              </table:table-cell>
              <table:table-cell office:value-type="float" office:value="-1.46479844066467">
                <text:p>-1.46479844066467</text:p>
              </table:table-cell>
              <table:table-cell office:value-type="float" office:value="-0.52125465513862">
                <text:p>-0.52125465513862</text:p>
              </table:table-cell>
              <table:table-cell office:value-type="float" office:value="1.51335344208027">
                <text:p>1.51335344208027</text:p>
              </table:table-cell>
              <table:table-cell office:value-type="float" office:value="4.52675370777708">
                <text:p>4.5267537077770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2.6940784458915">
                <text:p>-2.6940784458915</text:p>
              </table:table-cell>
              <table:table-cell office:value-type="float" office:value="1.68230067295337">
                <text:p>1.68230067295337</text:p>
              </table:table-cell>
              <table:table-cell office:value-type="float" office:value="4.93653548794564">
                <text:p>4.93653548794564</text:p>
              </table:table-cell>
              <table:table-cell office:value-type="float" office:value="9.5004268571553">
                <text:p>9.5004268571553</text:p>
              </table:table-cell>
              <table:table-cell office:value-type="float" office:value="4.85907615915674">
                <text:p>4.85907615915674</text:p>
              </table:table-cell>
              <table:table-cell office:value-type="float" office:value="-18.3112877583466">
                <text:p>-18.3112877583466</text:p>
              </table:table-cell>
              <table:table-cell office:value-type="float" office:value="-5.15570703660953">
                <text:p>-5.15570703660953</text:p>
              </table:table-cell>
              <table:table-cell office:value-type="float" office:value="12.7212622775878">
                <text:p>12.7212622775878</text:p>
              </table:table-cell>
              <table:table-cell office:value-type="float" office:value="-10.4314175577673">
                <text:p>-10.4314175577673</text:p>
              </table:table-cell>
              <table:table-cell office:value-type="float" office:value="2.89288934381602">
                <text:p>2.8928893438160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9.43868284077792">
                <text:p>9.43868284077792</text:p>
              </table:table-cell>
              <table:table-cell office:value-type="float" office:value="-0.247655552409785">
                <text:p>-0.247655552409785</text:p>
              </table:table-cell>
              <table:table-cell office:value-type="float" office:value="-0.394651218502958">
                <text:p>-0.394651218502958</text:p>
              </table:table-cell>
              <table:table-cell office:value-type="float" office:value="-20.7931659298299">
                <text:p>-20.7931659298299</text:p>
              </table:table-cell>
              <table:table-cell office:value-type="float" office:value="-7.99907659472527">
                <text:p>-7.99907659472527</text:p>
              </table:table-cell>
              <table:table-cell office:value-type="float" office:value="24.1039745627981">
                <text:p>24.1039745627981</text:p>
              </table:table-cell>
              <table:table-cell office:value-type="float" office:value="24.2458740771392">
                <text:p>24.2458740771392</text:p>
              </table:table-cell>
              <table:table-cell office:value-type="float" office:value="-9.06264782106845">
                <text:p>-9.06264782106845</text:p>
              </table:table-cell>
              <table:table-cell office:value-type="float" office:value="-10.2478994707842">
                <text:p>-10.2478994707842</text:p>
              </table:table-cell>
              <table:table-cell office:value-type="float" office:value="-9.0434348933946">
                <text:p>-9.043434893394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11.9638913692097">
                <text:p>-11.9638913692097</text:p>
              </table:table-cell>
              <table:table-cell office:value-type="float" office:value="-9.43245856654398">
                <text:p>-9.43245856654398</text:p>
              </table:table-cell>
              <table:table-cell office:value-type="float" office:value="-23.6349913975216">
                <text:p>-23.6349913975216</text:p>
              </table:table-cell>
              <table:table-cell office:value-type="float" office:value="10.6356665287366">
                <text:p>10.6356665287366</text:p>
              </table:table-cell>
              <table:table-cell office:value-type="float" office:value="0.639236012805711">
                <text:p>0.639236012805711</text:p>
              </table:table-cell>
              <table:table-cell office:value-type="float" office:value="-13.0273449920509">
                <text:p>-13.0273449920509</text:p>
              </table:table-cell>
              <table:table-cell office:value-type="float" office:value="5.05298908900844">
                <text:p>5.05298908900844</text:p>
              </table:table-cell>
              <table:table-cell office:value-type="float" office:value="7.90975673497834">
                <text:p>7.90975673497834</text:p>
              </table:table-cell>
              <table:table-cell office:value-type="float" office:value="21.5779319206394">
                <text:p>21.5779319206394</text:p>
              </table:table-cell>
              <table:table-cell office:value-type="float" office:value="12.2431060391576">
                <text:p>12.243106039157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7.1356795957924">
                <text:p>7.1356795957924</text:p>
              </table:table-cell>
              <table:table-cell office:value-type="float" office:value="1.12007426443365">
                <text:p>1.12007426443365</text:p>
              </table:table-cell>
              <table:table-cell office:value-type="float" office:value="-0.508381427358067">
                <text:p>-0.508381427358067</text:p>
              </table:table-cell>
              <table:table-cell office:value-type="float" office:value="1.29047193849772">
                <text:p>1.29047193849772</text:p>
              </table:table-cell>
              <table:table-cell office:value-type="float" office:value="15.2456214473942">
                <text:p>15.2456214473942</text:p>
              </table:table-cell>
              <table:table-cell office:value-type="float" office:value="7.28410174880762">
                <text:p>7.28410174880762</text:p>
              </table:table-cell>
              <table:table-cell office:value-type="float" office:value="-15.64582507568">
                <text:p>-15.64582507568</text:p>
              </table:table-cell>
              <table:table-cell office:value-type="float" office:value="17.0718241609861">
                <text:p>17.0718241609861</text:p>
              </table:table-cell>
              <table:table-cell office:value-type="float" office:value="-19.2844295141233">
                <text:p>-19.2844295141233</text:p>
              </table:table-cell>
              <table:table-cell office:value-type="float" office:value="-13.7091371387504">
                <text:p>-13.709137138750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.79090532918091">
                <text:p>2.79090532918091</text:p>
              </table:table-cell>
              <table:table-cell office:value-type="float" office:value="1.52094975717054">
                <text:p>1.52094975717054</text:p>
              </table:table-cell>
              <table:table-cell office:value-type="float" office:value="-1.13211555632991">
                <text:p>-1.13211555632991</text:p>
              </table:table-cell>
              <table:table-cell office:value-type="float" office:value="7.91861619879347">
                <text:p>7.91861619879347</text:p>
              </table:table-cell>
              <table:table-cell office:value-type="float" office:value="6.58256636975412">
                <text:p>6.58256636975412</text:p>
              </table:table-cell>
              <table:table-cell office:value-type="float" office:value="-27.4106518282989">
                <text:p>-27.4106518282989</text:p>
              </table:table-cell>
              <table:table-cell office:value-type="float" office:value="-7.61420280070561">
                <text:p>-7.61420280070561</text:p>
              </table:table-cell>
              <table:table-cell office:value-type="float" office:value="3.39362218786071">
                <text:p>3.39362218786071</text:p>
              </table:table-cell>
              <table:table-cell office:value-type="float" office:value="8.38593222553738">
                <text:p>8.38593222553738</text:p>
              </table:table-cell>
              <table:table-cell office:value-type="float" office:value="5.56437811703727">
                <text:p>5.5643781170372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12.8440011324782">
                <text:p>-12.8440011324782</text:p>
              </table:table-cell>
              <table:table-cell office:value-type="float" office:value="5.71357013742187">
                <text:p>5.71357013742187</text:p>
              </table:table-cell>
              <table:table-cell office:value-type="float" office:value="5.33212100093647">
                <text:p>5.33212100093647</text:p>
              </table:table-cell>
              <table:table-cell office:value-type="float" office:value="-3.01376396541586">
                <text:p>-3.01376396541586</text:p>
              </table:table-cell>
              <table:table-cell office:value-type="float" office:value="7.9726462965786">
                <text:p>7.9726462965786</text:p>
              </table:table-cell>
              <table:table-cell office:value-type="float" office:value="11.7313195548489">
                <text:p>11.7313195548489</text:p>
              </table:table-cell>
              <table:table-cell office:value-type="float" office:value="-2.50985473789663">
                <text:p>-2.50985473789663</text:p>
              </table:table-cell>
              <table:table-cell office:value-type="float" office:value="0.987869416555967">
                <text:p>0.987869416555967</text:p>
              </table:table-cell>
              <table:table-cell office:value-type="float" office:value="-8.10939303525927">
                <text:p>-8.10939303525927</text:p>
              </table:table-cell>
              <table:table-cell office:value-type="float" office:value="-5.26051353529194">
                <text:p>-5.2605135352919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1.2555698325239">
                <text:p>21.2555698325239</text:p>
              </table:table-cell>
              <table:table-cell office:value-type="float" office:value="9.7661029683995">
                <text:p>9.7661029683995</text:p>
              </table:table-cell>
              <table:table-cell office:value-type="float" office:value="18.4587309711">
                <text:p>18.4587309711</text:p>
              </table:table-cell>
              <table:table-cell office:value-type="float" office:value="-3.35895855565477">
                <text:p>-3.35895855565477</text:p>
              </table:table-cell>
              <table:table-cell office:value-type="float" office:value="-22.9209682688329">
                <text:p>-22.9209682688329</text:p>
              </table:table-cell>
              <table:table-cell office:value-type="float" office:value="14.0427662957075">
                <text:p>14.0427662957075</text:p>
              </table:table-cell>
              <table:table-cell office:value-type="float" office:value="-2.20866890258509">
                <text:p>-2.20866890258509</text:p>
              </table:table-cell>
              <table:table-cell office:value-type="float" office:value="-11.8500631574362">
                <text:p>-11.8500631574362</text:p>
              </table:table-cell>
              <table:table-cell office:value-type="float" office:value="-26.971754470022">
                <text:p>-26.971754470022</text:p>
              </table:table-cell>
              <table:table-cell office:value-type="float" office:value="3.7872432868001">
                <text:p>3.787243286800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4.61166888080668">
                <text:p>-4.61166888080668</text:p>
              </table:table-cell>
              <table:table-cell office:value-type="float" office:value="6.83614674303635">
                <text:p>6.83614674303635</text:p>
              </table:table-cell>
              <table:table-cell office:value-type="float" office:value="3.12754426465143">
                <text:p>3.12754426465143</text:p>
              </table:table-cell>
              <table:table-cell office:value-type="float" office:value="-13.15255134264">
                <text:p>-13.15255134264</text:p>
              </table:table-cell>
              <table:table-cell office:value-type="float" office:value="-8.2791210227149">
                <text:p>-8.2791210227149</text:p>
              </table:table-cell>
              <table:table-cell office:value-type="float" office:value="-13.5419713831479">
                <text:p>-13.5419713831479</text:p>
              </table:table-cell>
              <table:table-cell office:value-type="float" office:value="-20.8070877888364">
                <text:p>-20.8070877888364</text:p>
              </table:table-cell>
              <table:table-cell office:value-type="float" office:value="12.3660267439075">
                <text:p>12.3660267439075</text:p>
              </table:table-cell>
              <table:table-cell office:value-type="float" office:value="25.211763616961">
                <text:p>25.211763616961</text:p>
              </table:table-cell>
              <table:table-cell office:value-type="float" office:value="12.8509190495895">
                <text:p>12.850919049589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9.61381405579633">
                <text:p>-9.61381405579633</text:p>
              </table:table-cell>
              <table:table-cell office:value-type="float" office:value="-4.90118910207548">
                <text:p>-4.90118910207548</text:p>
              </table:table-cell>
              <table:table-cell office:value-type="float" office:value="-18.7394058845308">
                <text:p>-18.7394058845308</text:p>
              </table:table-cell>
              <table:table-cell office:value-type="float" office:value="-18.3785242938345">
                <text:p>-18.3785242938345</text:p>
              </table:table-cell>
              <table:table-cell office:value-type="float" office:value="-0.247193849772415">
                <text:p>-0.247193849772415</text:p>
              </table:table-cell>
              <table:table-cell office:value-type="float" office:value="13.0152623211447">
                <text:p>13.0152623211447</text:p>
              </table:table-cell>
              <table:table-cell office:value-type="float" office:value="2.69884138772133">
                <text:p>2.69884138772133</text:p>
              </table:table-cell>
              <table:table-cell office:value-type="float" office:value="16.1763638739465">
                <text:p>16.1763638739465</text:p>
              </table:table-cell>
              <table:table-cell office:value-type="float" office:value="14.8999564431474">
                <text:p>14.8999564431474</text:p>
              </table:table-cell>
              <table:table-cell office:value-type="float" office:value="5.08970316004966">
                <text:p>5.0897031600496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4.88577215410415">
                <text:p>-4.88577215410415</text:p>
              </table:table-cell>
              <table:table-cell office:value-type="float" office:value="-6.75328418668467">
                <text:p>-6.75328418668467</text:p>
              </table:table-cell>
              <table:table-cell office:value-type="float" office:value="-11.6778829191803">
                <text:p>-11.6778829191803</text:p>
              </table:table-cell>
              <table:table-cell office:value-type="float" office:value="9.53074242655227">
                <text:p>9.53074242655227</text:p>
              </table:table-cell>
              <table:table-cell office:value-type="float" office:value="-3.93510682318096">
                <text:p>-3.93510682318096</text:p>
              </table:table-cell>
              <table:table-cell office:value-type="float" office:value="-4.1435612082671">
                <text:p>-4.1435612082671</text:p>
              </table:table-cell>
              <table:table-cell office:value-type="float" office:value="-10.586533310103">
                <text:p>-10.586533310103</text:p>
              </table:table-cell>
              <table:table-cell office:value-type="float" office:value="14.175195461376">
                <text:p>14.175195461376</text:p>
              </table:table-cell>
              <table:table-cell office:value-type="float" office:value="12.5974987477405">
                <text:p>12.5974987477405</text:p>
              </table:table-cell>
              <table:table-cell office:value-type="float" office:value="5.67870396585143">
                <text:p>5.6787039658514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7.778034279243">
                <text:p>17.778034279243</text:p>
              </table:table-cell>
              <table:table-cell office:value-type="float" office:value="5.09693468649955">
                <text:p>5.09693468649955</text:p>
              </table:table-cell>
              <table:table-cell office:value-type="float" office:value="-4.33381645142323">
                <text:p>-4.33381645142323</text:p>
              </table:table-cell>
              <table:table-cell office:value-type="float" office:value="-12.4372215083738">
                <text:p>-12.4372215083738</text:p>
              </table:table-cell>
              <table:table-cell office:value-type="float" office:value="-8.22587059259098">
                <text:p>-8.22587059259098</text:p>
              </table:table-cell>
              <table:table-cell office:value-type="float" office:value="26.9327503974563">
                <text:p>26.9327503974563</text:p>
              </table:table-cell>
              <table:table-cell office:value-type="float" office:value="-0.578627741359412">
                <text:p>-0.578627741359412</text:p>
              </table:table-cell>
              <table:table-cell office:value-type="float" office:value="-18.7443550319054">
                <text:p>-18.7443550319054</text:p>
              </table:table-cell>
              <table:table-cell office:value-type="float" office:value="-6.48491081734434">
                <text:p>-6.48491081734434</text:p>
              </table:table-cell>
              <table:table-cell office:value-type="float" office:value="0.997082779798333">
                <text:p>0.99708277979833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4.48963346908553">
                <text:p>-4.48963346908553</text:p>
              </table:table-cell>
              <table:table-cell office:value-type="float" office:value="0.219511292114031">
                <text:p>0.219511292114031</text:p>
              </table:table-cell>
              <table:table-cell office:value-type="float" office:value="-22.0383931877083">
                <text:p>-22.0383931877083</text:p>
              </table:table-cell>
              <table:table-cell office:value-type="float" office:value="-8.57600888559793">
                <text:p>-8.57600888559793</text:p>
              </table:table-cell>
              <table:table-cell office:value-type="float" office:value="0.522362088115514">
                <text:p>0.522362088115514</text:p>
              </table:table-cell>
              <table:table-cell office:value-type="float" office:value="8.65945945945944">
                <text:p>8.65945945945944</text:p>
              </table:table-cell>
              <table:table-cell office:value-type="float" office:value="1.12413920770086">
                <text:p>1.12413920770086</text:p>
              </table:table-cell>
              <table:table-cell office:value-type="float" office:value="7.63380229544613">
                <text:p>7.63380229544613</text:p>
              </table:table-cell>
              <table:table-cell office:value-type="float" office:value="16.836245834876">
                <text:p>16.836245834876</text:p>
              </table:table-cell>
              <table:table-cell office:value-type="float" office:value="0.10851536467975">
                <text:p>0.1085153646797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12.0753206873271">
                <text:p>-12.0753206873271</text:p>
              </table:table-cell>
              <table:table-cell office:value-type="float" office:value="5.04846679878912">
                <text:p>5.04846679878912</text:p>
              </table:table-cell>
              <table:table-cell office:value-type="float" office:value="20.0746488228761">
                <text:p>20.0746488228761</text:p>
              </table:table-cell>
              <table:table-cell office:value-type="float" office:value="26.2870309471438">
                <text:p>26.2870309471438</text:p>
              </table:table-cell>
              <table:table-cell office:value-type="float" office:value="6.73878302153887">
                <text:p>6.73878302153887</text:p>
              </table:table-cell>
              <table:table-cell office:value-type="float" office:value="-70.5330683624801">
                <text:p>-70.5330683624801</text:p>
              </table:table-cell>
              <table:table-cell office:value-type="float" office:value="1.47671123984583">
                <text:p>1.47671123984583</text:p>
              </table:table-cell>
              <table:table-cell office:value-type="float" office:value="26.8187915151251">
                <text:p>26.8187915151251</text:p>
              </table:table-cell>
              <table:table-cell office:value-type="float" office:value="6.93822222706189">
                <text:p>6.93822222706189</text:p>
              </table:table-cell>
              <table:table-cell office:value-type="float" office:value="-10.7742655225733">
                <text:p>-10.774265522573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.22339220767908">
                <text:p>4.22339220767908</text:p>
              </table:table-cell>
              <table:table-cell office:value-type="float" office:value="-2.29393470827798">
                <text:p>-2.29393470827798</text:p>
              </table:table-cell>
              <table:table-cell office:value-type="float" office:value="13.9544787333667">
                <text:p>13.9544787333667</text:p>
              </table:table-cell>
              <table:table-cell office:value-type="float" office:value="7.25144717642704">
                <text:p>7.25144717642704</text:p>
              </table:table-cell>
              <table:table-cell office:value-type="float" office:value="12.0579393253044">
                <text:p>12.0579393253044</text:p>
              </table:table-cell>
              <table:table-cell office:value-type="float" office:value="5.40127186009539">
                <text:p>5.40127186009539</text:p>
              </table:table-cell>
              <table:table-cell office:value-type="float" office:value="-12.6197312542195">
                <text:p>-12.6197312542195</text:p>
              </table:table-cell>
              <table:table-cell office:value-type="float" office:value="-10.6950062068515">
                <text:p>-10.6950062068515</text:p>
              </table:table-cell>
              <table:table-cell office:value-type="float" office:value="-15.6488620772263">
                <text:p>-15.6488620772263</text:p>
              </table:table-cell>
              <table:table-cell office:value-type="float" office:value="-1.63099505629723">
                <text:p>-1.6309950562972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85186314436919">
                <text:p>0.85186314436919</text:p>
              </table:table-cell>
              <table:table-cell office:value-type="float" office:value="1.3014373761352">
                <text:p>1.3014373761352</text:p>
              </table:table-cell>
              <table:table-cell office:value-type="float" office:value="3.3893917285537">
                <text:p>3.3893917285537</text:p>
              </table:table-cell>
              <table:table-cell office:value-type="float" office:value="-15.4940915129473">
                <text:p>-15.4940915129473</text:p>
              </table:table-cell>
              <table:table-cell office:value-type="float" office:value="12.2636409173073">
                <text:p>12.2636409173073</text:p>
              </table:table-cell>
              <table:table-cell office:value-type="float" office:value="15.9310015898251">
                <text:p>15.9310015898251</text:p>
              </table:table-cell>
              <table:table-cell office:value-type="float" office:value="-5.20629178735541">
                <text:p>-5.20629178735541</text:p>
              </table:table-cell>
              <table:table-cell office:value-type="float" office:value="-0.85824204542979">
                <text:p>-0.85824204542979</text:p>
              </table:table-cell>
              <table:table-cell office:value-type="float" office:value="-1.08895833787049">
                <text:p>-1.08895833787049</text:p>
              </table:table-cell>
              <table:table-cell office:value-type="float" office:value="-11.0897510725875">
                <text:p>-11.08975107258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